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3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18.1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43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6.045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5.445cm"/>
    </style:style>
    <style:style style:name="co10" style:family="table-column">
      <style:table-column-properties fo:break-before="auto" style:column-width="3.731cm"/>
    </style:style>
    <style:style style:name="co11" style:family="table-column">
      <style:table-column-properties fo:break-before="auto" style:column-width="1.307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718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4.311cm"/>
    </style:style>
    <style:style style:name="co17" style:family="table-column">
      <style:table-column-properties fo:break-before="auto" style:column-width="4.366cm"/>
    </style:style>
    <style:style style:name="co18" style:family="table-column">
      <style:table-column-properties fo:break-before="auto" style:column-width="4.773cm"/>
    </style:style>
    <style:style style:name="co19" style:family="table-column">
      <style:table-column-properties fo:break-before="auto" style:column-width="4.3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a933"/>
    </style:style>
    <style:style style:name="ce4" style:family="table-cell" style:parent-style-name="Default">
      <style:text-properties fo:color="#00a933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9">
      <style:table-cell-properties fo:background-color="#ffff00"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11">
      <style:table-cell-properties fo:background-color="#ffff00" style:text-align-source="fix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">
      <style:table-cell-properties fo:background-color="#ffff00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20">
      <style:table-cell-properties fo:background-color="#ffff00" style:text-align-source="fix" style:repeat-content="false"/>
      <style:paragraph-properties fo:text-align="start" fo:margin-left="0cm"/>
    </style:style>
    <style:style style:name="ce28" style:family="table-cell" style:parent-style-name="Default" style:data-style-name="N10111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vertical-align="automatic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 style:data-style-name="N11">
      <style:table-cell-properties fo:background-color="#ffff00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color="#00a933" fo:font-weight="normal" style:font-weight-asian="normal" style:font-weight-complex="normal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ackground-color="transparent"/>
    </style:style>
    <style:style style:name="ce42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transparent"/>
    </style:style>
    <style:style style:name="ce45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46" style:family="table-cell" style:parent-style-name="Default" style:data-style-name="N11">
      <style:table-cell-properties fo:background-color="transparent"/>
    </style:style>
    <style:style style:name="ce47" style:family="table-cell" style:parent-style-name="Default" style:data-style-name="N111"/>
    <style:style style:name="ce48" style:family="table-cell" style:parent-style-name="Default" style:data-style-name="N104"/>
    <style:style style:name="ce74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25">
      <style:table-cell-properties fo:background-color="transparent"/>
    </style:style>
    <style:style style:name="ce78" style:family="table-cell" style:parent-style-name="Default" style:data-style-name="N61"/>
    <style:style style:name="ce53" style:family="table-cell" style:parent-style-name="Default" style:data-style-name="N104">
      <style:table-cell-properties fo:background-color="transparent"/>
    </style:style>
    <style:style style:name="ce54" style:family="table-cell" style:parent-style-name="Default" style:data-style-name="N125">
      <style:text-properties fo:font-weight="bold" style:font-weight-asian="bold" style:font-weight-complex="bold"/>
    </style:style>
    <style:style style:name="ce55" style:family="table-cell" style:parent-style-name="Default" style:data-style-name="N125"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"/>
    <style:style style:name="ce31" style:family="table-cell" style:parent-style-name="Default" style:data-style-name="N2"/>
    <style:style style:name="ce79" style:family="table-cell" style:parent-style-name="Default" style:data-style-name="N111">
      <style:table-cell-properties fo:background-color="#ffff00"/>
    </style:style>
    <style:style style:name="ce58" style:family="table-cell" style:parent-style-name="Default" style:data-style-name="N0"/>
    <style:style style:name="ce85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oan-parameters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1024" table:number-rows-spanned="1">
            <text:p># Initial Parameters should be set once and will not change throughout your loan term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it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 start date (MMM YYYY)</text:p>
          </table:table-cell>
          <table:table-cell table:style-name="ce21" office:value-type="date" office:date-value="2022-04-01" calcext:value-type="date">
            <text:p>Apr 2022</text:p>
          </table:table-cell>
          <table:table-cell table:style-name="ce32"/>
          <table:table-cell office:value-type="string" calcext:value-type="string">
            <text:p>The date you became eligible for repayments – Usually the first April after your gradu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loan value (GBP)</text:p>
          </table:table-cell>
          <table:table-cell table:style-name="ce22" office:value-type="currency" office:currency="GBP" office:value="50000" calcext:value-type="currency">
            <text:p>£50,000.00</text:p>
          </table:table-cell>
          <table:table-cell table:style-name="ce32"/>
          <table:table-cell office:value-type="string" calcext:value-type="string">
            <text:p>The value of your loan at the “Loan start date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 loan length (Years)</text:p>
          </table:table-cell>
          <table:table-cell table:style-name="ce23" office:value-type="float" office:value="30" calcext:value-type="float">
            <text:p>30</text:p>
          </table:table-cell>
          <table:table-cell table:style-name="ce32"/>
          <table:table-cell office:value-type="string" calcext:value-type="string">
            <text:p>The maximum number of years after the “Loan start date” until your loan is wip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RPI is updated annually in September based on the official RPI figures from March of the same yea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est Rate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RPI (%)</text:p>
          </table:table-cell>
          <table:table-cell table:style-name="ce24" office:value-type="percentage" office:value="0.015" calcext:value-type="percentage">
            <text:p>1.50%</text:p>
          </table:table-cell>
          <table:table-cell table:style-name="ce33" office:value-type="string" calcext:value-type="string">
            <text:p>9% after 08/22</text:p>
          </table:table-cell>
          <table:table-cell office:value-type="string" calcext:value-type="string">
            <text:p>The current value of RPI applied to the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maximum extra interest (%)</text:p>
          </table:table-cell>
          <table:table-cell table:style-name="ce24" office:value-type="percentage" office:value="0.03" calcext:value-type="percentage">
            <text:p>3.00%</text:p>
          </table:table-cell>
          <table:table-cell table:style-name="ce32"/>
          <table:table-cell office:value-type="string" calcext:value-type="string">
            <text:p>The current maximum extra interest that can be applied to the loan on top of RPI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arnings thresholds are specified based your country of residence and change annually in April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arnings Threshold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er earnings threshold (GBP)</text:p>
          </table:table-cell>
          <table:table-cell table:style-name="ce22" office:value-type="currency" office:currency="GBP" office:value="27295" calcext:value-type="currency">
            <text:p>£27,295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required to make loan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pper earnings threshold (GBP)</text:p>
          </table:table-cell>
          <table:table-cell table:style-name="ce22" office:value-type="currency" office:currency="GBP" office:value="49130" calcext:value-type="currency">
            <text:p>£49,130.00</text:p>
          </table:table-cell>
          <table:table-cell table:style-name="ce33" office:value-type="string" calcext:value-type="string">
            <text:p>Until 03/23</text:p>
          </table:table-cell>
          <table:table-cell office:value-type="string" calcext:value-type="string">
            <text:p>Annual earnings threshold above which you are subject to the maximum extra interest on your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yment rate above lower threshold (%)</text:p>
          </table:table-cell>
          <table:table-cell table:style-name="ce24" office:value-type="percentage" office:value="0.09" calcext:value-type="percentage">
            <text:p>9.00%</text:p>
          </table:table-cell>
          <table:table-cell table:style-name="ce32"/>
          <table:table-cell office:value-type="string" calcext:value-type="string">
            <text:p>The required minimum repayments percentage for earnings above the lower earnings threshold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style-name="ce3" office:value-type="string" calcext:value-type="string" table:number-columns-spanned="1024" table:number-rows-spanned="1">
            <text:p># Overseas repayment parameters are only required if repaying a loan from abroad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style-name="ce3" office:value-type="string" calcext:value-type="string" table:number-columns-spanned="1024" table:number-rows-spanned="1">
            <text:p># If living and working in the UK set “Currency code” to GBP and “Exchange rate” to 1.00</text:p>
          </table:table-cell>
          <table:covered-table-cell table:style-name="ce11"/>
          <table:covered-table-cell table:number-columns-repeated="1022" table:style-name="ce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verseas Repayment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 code (XXX)</text:p>
          </table:table-cell>
          <table:table-cell table:style-name="ce26" office:value-type="string" calcext:value-type="string">
            <text:p>AUD</text:p>
          </table:table-cell>
          <table:table-cell table:style-name="ce32"/>
          <table:table-cell office:value-type="string" calcext:value-type="string">
            <text:p>The currency that you receive the majority of your income</text:p>
          </table:table-cell>
          <table:table-cell table:number-columns-repeated="1020"/>
        </table:table-row>
        <table:table-row table:style-name="ro1">
          <table:table-cell table:formula="of:=&quot;Exchange rate (&quot;&amp;[.$B$25]&amp;&quot; / GBP)&quot;" office:value-type="string" office:string-value="Exchange rate (AUD / GBP)" calcext:value-type="string">
            <text:p>Exchange rate (AUD / GBP)</text:p>
          </table:table-cell>
          <table:table-cell table:style-name="ce27" office:value-type="float" office:value="0.54743" calcext:value-type="float">
            <text:p>0.547430</text:p>
          </table:table-cell>
          <table:table-cell table:style-name="ce33" office:value-type="string" calcext:value-type="string">
            <text:p>Until 03/23</text:p>
          </table:table-cell>
          <table:table-cell table:formula="of:=&quot;The value of 1 &quot;&amp;[.$B$25]&amp;&quot; in GBP&quot;" office:value-type="string" office:string-value="The value of 1 AUD in GBP" calcext:value-type="string">
            <text:p>The value of 1 AUD in GB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Current financial parameters are specific to each individual and should be updated continuously throughout the life of the loan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rrent Financial Parameters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t loan value (GBP)</text:p>
          </table:table-cell>
          <table:table-cell table:style-name="ce22" office:value-type="currency" office:currency="GBP" office:value="50200" calcext:value-type="currency">
            <text:p>£50,200.00</text:p>
          </table:table-cell>
          <table:table-cell table:style-name="ce32"/>
          <table:table-cell office:value-type="string" calcext:value-type="string">
            <text:p>The current value of your student lo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repayments made (GBP)</text:p>
          </table:table-cell>
          <table:table-cell table:style-name="ce22" office:value-type="currency" office:currency="GBP" office:value="20" calcext:value-type="currency">
            <text:p>£20.00</text:p>
          </table:table-cell>
          <table:table-cell table:style-name="ce32"/>
          <table:table-cell office:value-type="string" calcext:value-type="string">
            <text:p>The current total value of all previous loan repayments made</text:p>
          </table:table-cell>
          <table:table-cell table:number-columns-repeated="1020"/>
        </table:table-row>
        <table:table-row table:style-name="ro1">
          <table:table-cell table:formula="of:=&quot;Gross Income (&quot;&amp;[.$B$25]&amp;&quot;)&quot;" office:value-type="string" office:string-value="Gross Income (AUD)" calcext:value-type="string">
            <text:p>Gross Income (AUD)</text:p>
          </table:table-cell>
          <table:table-cell table:style-name="ce28" office:value-type="float" office:value="80000" calcext:value-type="float">
            <text:p>80,000.00</text:p>
          </table:table-cell>
          <table:table-cell table:style-name="ce32"/>
          <table:table-cell office:value-type="string" calcext:value-type="string">
            <text:p>Your current before tax annual inco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# Useful link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# Loan interest rate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news/student-loans-interest-rates-and-repayment-threshold-announcement--2" xlink:type="simple">https://www.gov.uk/government/news/student-loans-interest-rates-and-repayment-threshold-announcement--2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Loan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repaying-your-student-loan/what-you-pay" xlink:type="simple">https://www.gov.uk/repaying-your-student-loan/what-you-pay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Overseas repayments</text:p>
          </table:table-cell>
          <table:table-cell table:style-name="ce11" office:value-type="string" calcext:value-type="string" table:number-columns-spanned="1023" table:number-rows-spanned="1">
            <text:p><text:a xlink:href="https://www.gov.uk/government/publications/overseas-earnings-thresholds-for-plan-2-student-loans/overseas-earnings-thresholds-for-plan-2-student-loans-2020-21" xlink:type="simple">https://www.gov.uk/government/publications/overseas-earnings-thresholds-for-plan-2-student-loans/overseas-earnings-thresholds-for-plan-2-student-loans-2020-21</text:a></text:p>
          </table:table-cell>
          <table:covered-table-cell table:number-columns-repeated="1022"/>
        </table:table-row>
        <table:table-row table:style-name="ro1">
          <table:table-cell table:style-name="ce4" office:value-type="string" calcext:value-type="string">
            <text:p># SLC login</text:p>
          </table:table-cell>
          <table:table-cell office:value-type="string" calcext:value-type="string">
            <text:p><text:a xlink:href="https://www.gov.uk/sign-in-to-manage-your-student-loan-balance" xlink:type="simple">https://www.gov.uk/sign-in-to-manage-your-student-loan-balance</text:a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# RPI ONS data</text:p>
          </table:table-cell>
          <table:table-cell office:value-type="string" calcext:value-type="string">
            <text:p><text:a xlink:href="https://www.ons.gov.uk/economy/inflationandpriceindices/timeseries/czbh/mm23" xlink:type="simple">https://www.ons.gov.uk/economy/inflationandpriceindices/timeseries/czbh/mm23</text:a>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ayment-scenarios" table:style-name="ta1">
        <table:table-column table:style-name="co5" table:default-cell-style-name="Default"/>
        <table:table-column table:style-name="co6" table:default-cell-style-name="ce38"/>
        <table:table-column table:style-name="co6" table:default-cell-style-name="ce41"/>
        <table:table-column table:style-name="co6" table:number-columns-repeated="3" table:default-cell-style-name="ce69"/>
        <table:table-column table:style-name="co6" table:number-columns-repeated="2" table:default-cell-style-name="Default"/>
        <table:table-column table:style-name="co4" table:number-columns-repeated="1016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Repayment scenarios show data on milestone repayment amounts and are used to advise how to respond to requested repayments</text:p>
          </table:table-cell>
          <table:covered-table-cell table:style-name="ce34"/>
          <table:covered-table-cell table:style-name="ce74"/>
          <table:covered-table-cell table:number-columns-repeated="1021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1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2]" office:value-type="currency" office:currency="GBP" office:value="20" calcext:value-type="currency">
            <text:p>£20.00</text:p>
          </table:table-cell>
          <table:table-cell table:style-name="ce42" table:formula="of:=ROUND([.C4]/[$'loan-parameters'.$B$26];2)&amp;&quot; &quot;&amp;[$'loan-parameters'.$B$25]" office:value-type="string" office:string-value="36.53 AUD" calcext:value-type="string">
            <text:p>36.53 AUD</text:p>
          </table:table-cell>
          <table:table-cell table:number-columns-repeated="1020"/>
        </table:table-row>
        <table:table-row table:style-name="ro1">
          <table:table-cell table:style-name="ce2"/>
          <table:table-cell/>
          <table:table-cell table:style-name="ce49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4]-[$'loan-parameters'.$B$32]" office:value-type="currency" office:currency="GBP" office:value="0" calcext:value-type="currency">
            <text:p>£0.00</text:p>
          </table:table-cell>
          <table:table-cell table:formula="of:=[.B7]/([.B4]*12)" office:value-type="currency" office:currency="GBP" office:value="0" calcext:value-type="currency">
            <text:p>£0.00</text:p>
          </table:table-cell>
          <table:table-cell table:style-name="ce41" table:formula="of:=[.C7]/([$'loan-parameters'.$B$19]/12)+[$'loan-parameters'.$B$17]" office:value-type="currency" office:currency="GBP" office:value="27295" calcext:value-type="currency">
            <text:p>£27,295.00</text:p>
          </table:table-cell>
          <table:table-cell table:style-name="ce46" table:formula="of:=IF([.D7]&gt;=[$'loan-parameters'.$B$18];[$'loan-parameters'.$B$11]+[$'loan-parameters'.$B$12];IF([.D7]&lt;=[$'loan-parameters'.$B$17];[$'loan-parameters'.$B$11];[$'loan-parameters'.$B$11]+[$'loan-parameters'.$B$12]*([.D7]-[$'loan-parameters'.$B$17])/([$'loan-parameters'.$B$18]-[$'loan-parameters'.$B$17])))/12" office:value-type="percentage" office:value="0.00125" calcext:value-type="percentage">
            <text:p>0.13%</text:p>
          </table:table-cell>
          <table:table-cell table:style-name="ce41" table:formula="of:=[$'loan-parameters'.$B$31]*(1+[.E7])^([.B4]*12)-[.C7]/[.E7]*((1+[.E7])^([.B4]*12)-1)" office:value-type="currency" office:currency="GBP" office:value="78510.7510963691" calcext:value-type="currency">
            <text:p>£78,510.75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7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7]/[$'loan-parameters'.$B$26];2)&amp;&quot; &quot;&amp;[$'loan-parameters'.$B$25]" office:value-type="string" office:string-value="49860.26 AUD" calcext:value-type="string">
            <text:p>49860.26 AUD</text:p>
          </table:table-cell>
          <table:table-cell table:style-name="ce42"/>
          <table:table-cell table:style-name="ce42" table:formula="of:=ROUND([.F7]/[$'loan-parameters'.$B$26];2)&amp;&quot; &quot;&amp;[$'loan-parameters'.$B$25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43"/>
          <table:table-cell table:style-name="ce50"/>
          <table:table-cell table:style-name="ce43" table:number-columns-repeated="3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2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$B$5]" office:value-type="currency" office:currency="GBP" office:value="50000" calcext:value-type="currency">
            <text:p>£50,000.00</text:p>
          </table:table-cell>
          <table:table-cell table:style-name="ce42" table:formula="of:=ROUND([.C12]/[$'loan-parameters'.$B$26];2)&amp;&quot; &quot;&amp;[$'loan-parameters'.$B$25]" office:value-type="string" office:string-value="91335.88 AUD" calcext:value-type="string">
            <text:p>91335.88 AUD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51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12]-[$'loan-parameters'.$B$32]" office:value-type="currency" office:currency="GBP" office:value="49980" calcext:value-type="currency">
            <text:p>£49,980.00</text:p>
          </table:table-cell>
          <table:table-cell table:formula="of:=[.B15]/([.B12]*12)" office:value-type="currency" office:currency="GBP" office:value="139.608938547486" calcext:value-type="currency">
            <text:p>£139.61</text:p>
          </table:table-cell>
          <table:table-cell table:style-name="ce41" table:formula="of:=[.C15]/([$'loan-parameters'.$B$19]/12)+[$'loan-parameters'.$B$17]" office:value-type="currency" office:currency="GBP" office:value="45909.5251396648" calcext:value-type="currency">
            <text:p>£45,909.53</text:p>
          </table:table-cell>
          <table:table-cell table:style-name="ce46" table:formula="of:=IF([.D15]&gt;=[$'loan-parameters'.$B$18];[$'loan-parameters'.$B$11]+[$'loan-parameters'.$B$12];IF([.D15]&lt;=[$'loan-parameters'.$B$17];[$'loan-parameters'.$B$11];[$'loan-parameters'.$B$11]+[$'loan-parameters'.$B$12]*([.D15]-[$'loan-parameters'.$B$17])/([$'loan-parameters'.$B$18]-[$'loan-parameters'.$B$17])))/12" office:value-type="percentage" office:value="0.00338127148381782" calcext:value-type="percentage">
            <text:p>0.34%</text:p>
          </table:table-cell>
          <table:table-cell table:style-name="ce53" table:formula="of:=[$'loan-parameters'.$B$31]*(1+[.E15])^([.B12]*12)-[.C15]/[.E15]*((1+[.E15])^([.B12]*12)-1)" office:value-type="currency" office:currency="AUD" office:value="71125.9809075739" calcext:value-type="currency">
            <text:p>$71,125.98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5]/[$'loan-parameters'.$B$26];2)&amp;&quot; &quot;&amp;[$'loan-parameters'.$B$25]" office:value-type="string" office:string-value="91299.34 AUD" calcext:value-type="string">
            <text:p>91299.34 AUD</text:p>
          </table:table-cell>
          <table:table-cell table:style-name="ce42" table:formula="of:=ROUND([.C15]/[$'loan-parameters'.$B$26];2)&amp;&quot; &quot;&amp;[$'loan-parameters'.$B$25]" office:value-type="string" office:string-value="255.03 AUD" calcext:value-type="string">
            <text:p>255.03 AUD</text:p>
          </table:table-cell>
          <table:table-cell table:style-name="ce42" table:formula="of:=ROUND([.D15]/[$'loan-parameters'.$B$26];2)&amp;&quot; &quot;&amp;[$'loan-parameters'.$B$25]" office:value-type="string" office:string-value="83863.74 AUD" calcext:value-type="string">
            <text:p>83863.74 AUD</text:p>
          </table:table-cell>
          <table:table-cell/>
          <table:table-cell table:style-name="ce42" table:formula="of:=ROUND([.F15]/[$'loan-parameters'.$B$26];2)&amp;&quot; &quot;&amp;[$'loan-parameters'.$B$25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3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Total value repaid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formula="of:=[$'loan-parameters'.B31]+[$'loan-parameters'.B32]" office:value-type="currency" office:currency="GBP" office:value="50220" calcext:value-type="currency">
            <text:p>£50,220.00</text:p>
          </table:table-cell>
          <table:table-cell table:style-name="ce42" table:formula="of:=ROUND([.C20]/[$'loan-parameters'.$B$26];2)&amp;&quot; &quot;&amp;[$'loan-parameters'.$B$25]" office:value-type="string" office:string-value="91737.76 AUD" calcext:value-type="string">
            <text:p>91737.76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38"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38" office:value-type="string" calcext:value-type="string">
            <text:p>Monthly Interest Rate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[.C20]-[$'loan-parameters'.$B$32]" office:value-type="currency" office:currency="GBP" office:value="50200" calcext:value-type="currency">
            <text:p>£50,200.00</text:p>
          </table:table-cell>
          <table:table-cell table:formula="of:=[.B23]/([.B20]*12)" office:value-type="currency" office:currency="GBP" office:value="140.223463687151" calcext:value-type="currency">
            <text:p>£140.22</text:p>
          </table:table-cell>
          <table:table-cell table:style-name="ce41" table:formula="of:=[.C23]/([$'loan-parameters'.$B$19]/12)+[$'loan-parameters'.$B$17]" office:value-type="currency" office:currency="GBP" office:value="45991.4618249534" calcext:value-type="currency">
            <text:p>£45,991.46</text:p>
          </table:table-cell>
          <table:table-cell table:style-name="ce46" table:formula="of:=IF([.D23]&gt;=[$'loan-parameters'.$B$18];[$'loan-parameters'.$B$11]+[$'loan-parameters'.$B$12];IF([.D23]&lt;=[$'loan-parameters'.$B$17];[$'loan-parameters'.$B$11];[$'loan-parameters'.$B$11]+[$'loan-parameters'.$B$12]*([.D23]-[$'loan-parameters'.$B$17])/([$'loan-parameters'.$B$18]-[$'loan-parameters'.$B$17])))/12" office:value-type="percentage" office:value="0.00339065283088544" calcext:value-type="percentage">
            <text:p>0.34%</text:p>
          </table:table-cell>
          <table:table-cell table:style-name="ce53" table:formula="of:=[$'loan-parameters'.$B$31]*(1+[.E23])^([.B20]*12)-[.C23]/[.E23]*((1+[.E23])^([.B20]*12)-1)" office:value-type="currency" office:currency="AUD" office:value="71067.9260622627" calcext:value-type="currency">
            <text:p>$71,067.9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3]/[$'loan-parameters'.$B$26];2)&amp;&quot; &quot;&amp;[$'loan-parameters'.$B$25]" office:value-type="string" office:string-value="91701.22 AUD" calcext:value-type="string">
            <text:p>91701.22 AUD</text:p>
          </table:table-cell>
          <table:table-cell table:style-name="ce42" table:formula="of:=ROUND([.C23]/[$'loan-parameters'.$B$26];2)&amp;&quot; &quot;&amp;[$'loan-parameters'.$B$25]" office:value-type="string" office:string-value="256.15 AUD" calcext:value-type="string">
            <text:p>256.15 AUD</text:p>
          </table:table-cell>
          <table:table-cell table:style-name="ce42" table:formula="of:=ROUND([.D23]/[$'loan-parameters'.$B$26];2)&amp;&quot; &quot;&amp;[$'loan-parameters'.$B$25]" office:value-type="string" office:string-value="84013.41 AUD" calcext:value-type="string">
            <text:p>84013.41 AUD</text:p>
          </table:table-cell>
          <table:table-cell/>
          <table:table-cell table:style-name="ce42" table:formula="of:=ROUND([.F23]/[$'loan-parameters'.$B$26];2)&amp;&quot; &quot;&amp;[$'loan-parameters'.$B$25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cenario 4: Assumptions</text:p>
          </table:table-cell>
          <table:table-cell office:value-type="string" calcext:value-type="string">
            <text:p>Years remaining on loan</text:p>
          </table:table-cell>
          <table:table-cell table:style-name="ce74" office:value-type="string" calcext:value-type="string" table:number-columns-spanned="2" table:number-rows-spanned="1">
            <text:p>Final Loan Value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ce39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office:value-type="currency" office:currency="GBP" office:value="0" calcext:value-type="currency">
            <text:p>£0.00</text:p>
          </table:table-cell>
          <table:table-cell table:style-name="ce42" table:formula="of:=ROUND([.C28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/>
          <table:table-cell table:style-name="ce69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Interest Rate Estimation</text:p>
          </table:table-cell>
          <table:table-cell office:value-type="string" calcext:value-type="string">
            <text:p>RPI + maximum interest</text:p>
          </table:table-cell>
          <table:table-cell table:style-name="ce38" office:value-type="string" calcext:value-type="string">
            <text:p>RPI only</text:p>
          </table:table-cell>
          <table:table-cell table:style-name="ce38" office:value-type="string" calcext:value-type="string">
            <text:p>RPI + partial interest 1</text:p>
          </table:table-cell>
          <table:table-cell table:style-name="ce38" office:value-type="string" calcext:value-type="string">
            <text:p>RPI + partial interest 2</text:p>
          </table:table-cell>
          <table:table-cell table:style-name="ce38" office:value-type="string" calcext:value-type="string">
            <text:p>RPI + partial interest 3</text:p>
          </table:table-cell>
          <table:table-cell table:style-name="ce2" office:value-type="string" calcext:value-type="string">
            <text:p>RPI + partial interest 4</text:p>
          </table:table-cell>
          <table:table-cell table:style-name="ce2" office:value-type="string" calcext:value-type="string">
            <text:p>RPI + partial interest 5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Assumed Monthly Interest Rate (%)</text:p>
          </table:table-cell>
          <table:table-cell table:style-name="ce45" table:formula="of:=([$'loan-parameters'.$B$11]+[$'loan-parameters'.$B$12])/12" office:value-type="percentage" office:value="0.00375" calcext:value-type="percentage">
            <text:p>0.38%</text:p>
          </table:table-cell>
          <table:table-cell table:style-name="ce45" table:formula="of:=([$'loan-parameters'.$B$11])/12" office:value-type="percentage" office:value="0.00125" calcext:value-type="percentage">
            <text:p>0.13%</text:p>
          </table:table-cell>
          <table:table-cell table:style-name="ce45" table:formula="of:=([$'loan-parameters'.$B$11]+[$'loan-parameters'.$B$12]*(([.$B$33]+[.$C$33])/2-[$'loan-parameters'.$B$17])/([$'loan-parameters'.$B$18]-[$'loan-parameters'.$B$17]))/12" office:value-type="percentage" office:value="0.00452490934680962" calcext:value-type="percentage">
            <text:p>0.45%</text:p>
          </table:table-cell>
          <table:table-cell table:style-name="ce46" table:formula="of:=([$'loan-parameters'.$B$11]+[$'loan-parameters'.$B$12]*([.D33]-[$'loan-parameters'.$B$17])/([$'loan-parameters'.$B$18]-[$'loan-parameters'.$B$17]))/12" office:value-type="percentage" office:value="0.00557724242088735" calcext:value-type="percentage">
            <text:p>0.56%</text:p>
          </table:table-cell>
          <table:table-cell table:style-name="ce46" table:formula="of:=([$'loan-parameters'.$B$11]+[$'loan-parameters'.$B$12]*([.E33]-[$'loan-parameters'.$B$17])/([$'loan-parameters'.$B$18]-[$'loan-parameters'.$B$17]))/12" office:value-type="percentage" office:value="0.00620004074898531" calcext:value-type="percentage">
            <text:p>0.62%</text:p>
          </table:table-cell>
          <table:table-cell table:style-name="ce15" table:formula="of:=([$'loan-parameters'.$B$11]+[$'loan-parameters'.$B$12]*([.F33]-[$'loan-parameters'.$B$17])/([$'loan-parameters'.$B$18]-[$'loan-parameters'.$B$17]))/12" office:value-type="percentage" office:value="0.0065850706774903" calcext:value-type="percentage">
            <text:p>0.66%</text:p>
          </table:table-cell>
          <table:table-cell table:style-name="ce15" table:formula="of:=([$'loan-parameters'.$B$11]+[$'loan-parameters'.$B$12]*([.G33]-[$'loan-parameters'.$B$17])/([$'loan-parameters'.$B$18]-[$'loan-parameters'.$B$17]))/12" office:value-type="percentage" office:value="0.00682867177600568" calcext:value-type="percentage">
            <text:p>0.68%</text:p>
          </table:table-cell>
          <table:table-cell table:number-columns-repeated="1016"/>
        </table:table-row>
        <table:table-row table:style-name="ro1">
          <table:table-cell table:style-name="ce37" office:value-type="string" calcext:value-type="string">
            <text:p>Monthly Repayments (GBP)</text:p>
          </table:table-cell>
          <table:table-cell table:style-name="ce41" table:formula="of:=[$'loan-parameters'.$B$31]*[.B$31]*(1+[.B$31])^([.$B$28]*12)/((1+[.B$31])^([.$B$28]*12)-1)" office:value-type="currency" office:currency="GBP" office:value="255.028956258752" calcext:value-type="currency">
            <text:p>£255.03</text:p>
          </table:table-cell>
          <table:table-cell table:formula="of:=[$'loan-parameters'.$B$31]*[.C$31]*(1+[.C$31])^([.$B$28]*12)/((1+[.C$31])^([.$B$28]*12)-1)" office:value-type="currency" office:currency="GBP" office:value="174.016917266776" calcext:value-type="currency">
            <text:p>£174.02</text:p>
          </table:table-cell>
          <table:table-cell table:style-name="ce41" table:formula="of:=[$'loan-parameters'.$B$31]*[.D$31]*(1+[.D$31])^([.$B$28]*12)/((1+[.D$31])^([.$B$28]*12)-1)" office:value-type="currency" office:currency="GBP" office:value="283.456014780226" calcext:value-type="currency">
            <text:p>£283.46</text:p>
          </table:table-cell>
          <table:table-cell table:style-name="ce41" table:formula="of:=[$'loan-parameters'.$B$31]*[.E$31]*(1+[.E$31])^([.$B$28]*12)/((1+[.E$31])^([.$B$28]*12)-1)" office:value-type="currency" office:currency="GBP" office:value="324.252419262283" calcext:value-type="currency">
            <text:p>£324.25</text:p>
          </table:table-cell>
          <table:table-cell table:style-name="ce41" table:formula="of:=[$'loan-parameters'.$B$31]*[.F$31]*(1+[.F$31])^([.$B$28]*12)/((1+[.F$31])^([.$B$28]*12)-1)" office:value-type="currency" office:currency="GBP" office:value="349.473804729002" calcext:value-type="currency">
            <text:p>£349.47</text:p>
          </table:table-cell>
          <table:table-cell table:style-name="ce47" table:formula="of:=[$'loan-parameters'.$B$31]*[.G$31]*(1+[.G$31])^([.$B$28]*12)/((1+[.G$31])^([.$B$28]*12)-1)" office:value-type="currency" office:currency="GBP" office:value="365.430894687252" calcext:value-type="currency">
            <text:p>£365.43</text:p>
          </table:table-cell>
          <table:table-cell table:style-name="ce47" table:formula="of:=[$'loan-parameters'.$B$31]*[.H$31]*(1+[.H$31])^([.$B$28]*12)/((1+[.H$31])^([.$B$28]*12)-1)" office:value-type="currency" office:currency="GBP" office:value="375.66188606056" calcext:value-type="currency">
            <text:p>£375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imum Associated Income (GBP)</text:p>
          </table:table-cell>
          <table:table-cell table:style-name="ce41" table:formula="of:=[.B32]/([$'loan-parameters'.$B$19]/12)+[$'loan-parameters'.$B$17]" office:value-type="currency" office:currency="GBP" office:value="61298.8608345002" calcext:value-type="currency">
            <text:p>£61,298.86</text:p>
          </table:table-cell>
          <table:table-cell table:formula="of:=[.C32]/([$'loan-parameters'.$B$19]/12)+[$'loan-parameters'.$B$17]" office:value-type="currency" office:currency="GBP" office:value="50497.2556355702" calcext:value-type="currency">
            <text:p>£50,497.26</text:p>
          </table:table-cell>
          <table:table-cell table:style-name="ce41" table:formula="of:=[.D32]/([$'loan-parameters'.$B$19]/12)+[$'loan-parameters'.$B$17]" office:value-type="currency" office:currency="GBP" office:value="65089.1353040301" calcext:value-type="currency">
            <text:p>£65,089.14</text:p>
          </table:table-cell>
          <table:table-cell table:style-name="ce41" table:formula="of:=[.E32]/([$'loan-parameters'.$B$19]/12)+[$'loan-parameters'.$B$17]" office:value-type="currency" office:currency="GBP" office:value="70528.6559016377" calcext:value-type="currency">
            <text:p>£70,528.66</text:p>
          </table:table-cell>
          <table:table-cell table:style-name="ce41" table:formula="of:=[.F32]/([$'loan-parameters'.$B$19]/12)+[$'loan-parameters'.$B$17]" office:value-type="currency" office:currency="GBP" office:value="73891.5072972003" calcext:value-type="currency">
            <text:p>£73,891.51</text:p>
          </table:table-cell>
          <table:table-cell table:style-name="ce41" table:formula="of:=[.G32]/([$'loan-parameters'.$B$19]/12)+[$'loan-parameters'.$B$17]" office:value-type="currency" office:currency="GBP" office:value="76019.1192916336" calcext:value-type="currency">
            <text:p>£76,019.12</text:p>
          </table:table-cell>
          <table:table-cell table:style-name="ce41" table:formula="of:=[.H32]/([$'loan-parameters'.$B$19]/12)+[$'loan-parameters'.$B$17]" office:value-type="currency" office:currency="GBP" office:value="77383.2514747414" calcext:value-type="currency">
            <text:p>£77,383.25</text:p>
          </table:table-cell>
          <table:table-cell table:number-columns-repeated="1016"/>
        </table:table-row>
        <table:table-row table:style-name="ro1">
          <table:table-cell/>
          <table:table-cell table:style-name="ce46"/>
          <table:table-cell table:style-name="ce69"/>
          <table:table-cell table:style-name="ce53"/>
          <table:table-cell table:number-columns-repeated="1020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office:value-type="string" calcext:value-type="string">
            <text:p>Monthly Repayments</text:p>
          </table:table-cell>
          <table:table-cell table:style-name="ce38" office:value-type="string" calcext:value-type="string">
            <text:p>Maximum Associated Income</text:p>
          </table:table-cell>
          <table:table-cell table:style-name="ce40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(GBP)</text:p>
          </table:table-cell>
          <table:table-cell table:style-name="ce41" table:formula="of:=IF([.$B$33]&gt;=[$'loan-parameters'.$B$18];[.$B$32];IF([.$C$33]&lt;=[$'loan-parameters'.$B$17];[.$C$32];[.$H$32]))" office:value-type="currency" office:currency="GBP" office:value="255.028956258752" calcext:value-type="currency">
            <text:p>£255.03</text:p>
          </table:table-cell>
          <table:table-cell table:formula="of:=IF([.$B$33]&gt;=[$'loan-parameters'.$B$18];[.$B$33];IF([.$C$33]&lt;=[$'loan-parameters'.$B$17];[.$C$33];[.$H$33]))" office:value-type="currency" office:currency="GBP" office:value="61298.8608345002" calcext:value-type="currency">
            <text:p>£61,298.86</text:p>
          </table:table-cell>
          <table:table-cell table:style-name="ce41" table:formula="of:=[.B36]*[.B28]*12" office:value-type="currency" office:currency="GBP" office:value="91300.3663406331" calcext:value-type="currency">
            <text:p>£91,300.37</text:p>
          </table:table-cell>
          <table:table-cell table:style-name="ce41" table:formula="of:=[.D36]+[$'loan-parameters'.$B$32]" office:value-type="currency" office:currency="GBP" office:value="91320.3663406331" calcext:value-type="currency">
            <text:p>£91,320.37</text:p>
          </table:table-cell>
          <table:table-cell table:number-columns-repeated="1019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36]/[$'loan-parameters'.$B$26];2)&amp;&quot; &quot;&amp;[$'loan-parameters'.$B$25]" office:value-type="string" office:string-value="465.87 AUD" calcext:value-type="string">
            <text:p>465.87 AUD</text:p>
          </table:table-cell>
          <table:table-cell table:style-name="ce42" table:formula="of:=ROUND([.C36]/[$'loan-parameters'.$B$26];2)&amp;&quot; &quot;&amp;[$'loan-parameters'.$B$25]" office:value-type="string" office:string-value="111975.71 AUD" calcext:value-type="string">
            <text:p>111975.71 AUD</text:p>
          </table:table-cell>
          <table:table-cell table:style-name="ce42" table:formula="of:=ROUND([.D36]/[$'loan-parameters'.$B$26];2)&amp;&quot; &quot;&amp;[$'loan-parameters'.$B$25]" office:value-type="string" office:string-value="166779.98 AUD" calcext:value-type="string">
            <text:p>166779.98 AUD</text:p>
          </table:table-cell>
          <table:table-cell table:style-name="ce42" table:formula="of:=ROUND([.E36]/[$'loan-parameters'.$B$26];2)&amp;&quot; &quot;&amp;[$'loan-parameters'.$B$25]" office:value-type="string" office:string-value="166816.52 AUD" calcext:value-type="string">
            <text:p>166816.52 AUD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78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1024" table:number-rows-spanned="1">
            <text:p># The below table shows a summary of the information calculated above</text:p>
          </table:table-cell>
          <table:covered-table-cell table:style-name="Default"/>
          <table:covered-table-cell table:style-name="ce78"/>
          <table:covered-table-cell table:number-columns-repeated="3" table:style-name="Default"/>
          <table:covered-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Scenario Summary</text:p>
          </table:table-cell>
          <table:table-cell table:style-name="ce2" office:value-type="string" calcext:value-type="string">
            <text:p>Maximum Associated Income</text:p>
          </table:table-cell>
          <table:table-cell table:style-name="ce2" office:value-type="string" calcext:value-type="string">
            <text:p>Monthly Repayments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49" office:value-type="string" calcext:value-type="string">
            <text:p>Total value repaid</text:p>
          </table:table-cell>
          <table:table-cell table:style-name="ce38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Repay no more of the loan</text:p>
          </table:table-cell>
          <table:table-cell table:style-name="ce36" table:formula="of:=[.D8]" office:value-type="string" office:string-value="49860.26 AUD" calcext:value-type="string">
            <text:p>49860.26 AUD</text:p>
          </table:table-cell>
          <table:table-cell table:style-name="ce36" table:formula="of:=[.C8]" office:value-type="string" office:string-value="0 AUD" calcext:value-type="string">
            <text:p>0 AUD</text:p>
          </table:table-cell>
          <table:table-cell table:style-name="ce55" table:formula="of:=[.D4]" office:value-type="string" office:string-value="36.53 AUD" calcext:value-type="string">
            <text:p>36.53 AUD</text:p>
          </table:table-cell>
          <table:table-cell table:style-name="ce56" table:formula="of:=[.B8]" office:value-type="string" office:string-value="0 AUD" calcext:value-type="string">
            <text:p>0 AUD</text:p>
          </table:table-cell>
          <table:table-cell table:style-name="ce36" table:formula="of:=[.F8]" office:value-type="string" office:string-value="143416.97 AUD" calcext:value-type="string">
            <text:p>143416.97 AUD</text:p>
          </table:table-cell>
          <table:table-cell table:number-columns-repeated="1018"/>
        </table:table-row>
        <table:table-row table:style-name="ro1">
          <table:table-cell table:style-name="ce36" table:number-columns-repeated="3"/>
          <table:table-cell table:style-name="ce55"/>
          <table:table-cell table:style-name="ce56"/>
          <table:table-cell table:style-name="ce36"/>
          <table:table-cell table:number-columns-repeated="1018"/>
        </table:table-row>
        <table:table-row table:style-name="ro1">
          <table:table-cell table:style-name="ce36" office:value-type="string" calcext:value-type="string">
            <text:p>Repay the initial loan value by the end of the loan period</text:p>
          </table:table-cell>
          <table:table-cell table:style-name="ce47" table:formula="of:=[.D16]" office:value-type="string" office:string-value="83863.74 AUD" calcext:value-type="string">
            <text:p>83863.74 AUD</text:p>
          </table:table-cell>
          <table:table-cell table:style-name="Default" table:formula="of:=[.C16]" office:value-type="string" office:string-value="255.03 AUD" calcext:value-type="string">
            <text:p>255.03 AUD</text:p>
          </table:table-cell>
          <table:table-cell table:style-name="Default" table:formula="of:=[.B16]" office:value-type="string" office:string-value="91299.34 AUD" calcext:value-type="string">
            <text:p>91299.34 AUD</text:p>
          </table:table-cell>
          <table:table-cell table:style-name="Default" table:formula="of:=[.D12]" office:value-type="string" office:string-value="91335.88 AUD" calcext:value-type="string">
            <text:p>91335.88 AUD</text:p>
          </table:table-cell>
          <table:table-cell table:style-name="Default" table:formula="of:=[.F16]" office:value-type="string" office:string-value="129927.08 AUD" calcext:value-type="string">
            <text:p>129927.08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current loan value by the end of the loan period</text:p>
          </table:table-cell>
          <table:table-cell table:style-name="Default" table:formula="of:=[.D24]" office:value-type="string" office:string-value="84013.41 AUD" calcext:value-type="string">
            <text:p>84013.41 AUD</text:p>
          </table:table-cell>
          <table:table-cell table:style-name="Default" table:formula="of:=[.C24]" office:value-type="string" office:string-value="256.15 AUD" calcext:value-type="string">
            <text:p>256.15 AUD</text:p>
          </table:table-cell>
          <table:table-cell table:style-name="Default" table:formula="of:=[.B24]" office:value-type="string" office:string-value="91701.22 AUD" calcext:value-type="string">
            <text:p>91701.22 AUD</text:p>
          </table:table-cell>
          <table:table-cell table:style-name="Default" table:formula="of:=[.D20]" office:value-type="string" office:string-value="91737.76 AUD" calcext:value-type="string">
            <text:p>91737.76 AUD</text:p>
          </table:table-cell>
          <table:table-cell table:style-name="Default" table:formula="of:=[.F24]" office:value-type="string" office:string-value="129821.03 AUD" calcext:value-type="string">
            <text:p>129821.03 AU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pay the entire loan value by the end of the loan period</text:p>
          </table:table-cell>
          <table:table-cell table:style-name="Default" table:formula="of:=[.C37]" office:value-type="string" office:string-value="111975.71 AUD" calcext:value-type="string">
            <text:p>111975.71 AUD</text:p>
          </table:table-cell>
          <table:table-cell table:style-name="Default" table:formula="of:=[.B37]" office:value-type="string" office:string-value="465.87 AUD" calcext:value-type="string">
            <text:p>465.87 AUD</text:p>
          </table:table-cell>
          <table:table-cell table:style-name="Default" table:formula="of:=[.D37]" office:value-type="string" office:string-value="166779.98 AUD" calcext:value-type="string">
            <text:p>166779.98 AUD</text:p>
          </table:table-cell>
          <table:table-cell table:style-name="Default" table:formula="of:=[.E37]" office:value-type="string" office:string-value="166816.52 AUD" calcext:value-type="string">
            <text:p>166816.52 AUD</text:p>
          </table:table-cell>
          <table:table-cell table:style-name="Default" table:formula="of:=[.D28]" office:value-type="string" office:string-value="0 AUD" calcext:value-type="string">
            <text:p>0 AUD</text:p>
          </table:table-cell>
          <table:table-cell table:number-columns-repeated="1018"/>
        </table:table-row>
        <table:table-row table:style-name="ro1">
          <table:table-cell/>
          <table:table-cell table:style-name="ce47"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48"/>
          <table:table-cell table:style-name="Default" table:number-columns-repeated="4"/>
          <table:table-cell table:number-columns-repeated="1018"/>
        </table:table-row>
      </table:table>
      <table:table table:name="current-situation" table:style-name="ta1">
        <table:shapes>
          <draw:frame draw:z-index="0" draw:style-name="gr1" draw:text-style-name="P1" svg:width="20.965cm" svg:height="11.792cm" svg:x="0.001cm" svg:y="14cm">
            <draw:object draw:notify-on-update-of-ranges="'data-tables'.J2:'data-tables'.J204 'data-tables'.L1:'data-tables'.L1 'data-tables'.L2:'data-tables'.L204 'data-tables'.J2:'data-tables'.J204 'data-tables'.M1:'data-tables'.M1 'data-tables'.M2:'data-tables'.M204 'data-tables'.J2:'data-tables'.J204 'data-tables'.N1:'data-tables'.N1 'data-tables'.N2:'data-tables'.N204 'data-tables'.J2:'data-tables'.J204 'data-tables'.O1:'data-tables'.O1 'data-tables'.O2:'data-tables'.O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0.559cm" svg:height="11.564cm" svg:x="0cm" svg:y="26.165cm">
            <draw:object draw:notify-on-update-of-ranges="'data-tables'.F1:'data-tables'.F1 'data-tables'.F2:'data-tables'.F363 'data-tables'.G1:'data-tables'.G1 'data-tables'.G2:'data-tables'.G36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4" table:number-columns-repeated="1017" table:default-cell-style-name="Default"/>
        <table:table-row table:style-name="ro1">
          <table:table-cell table:style-name="ce29" office:value-type="string" calcext:value-type="string" table:number-columns-spanned="1024" table:number-rows-spanned="1">
            <text:p># Scenario code refers to the repayment scenario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A: Do not make extra repayments, you will not be required to pay off your loan more than its current value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B: If making extra repayments, ensure they are greater than or equal to the calculated value or else risk paying more than you would on minimum repayments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29" office:value-type="string" calcext:value-type="string" table:number-columns-spanned="1024" table:number-rows-spanned="1">
            <text:p># C: Any extra repayments made will reduce the total repaid value of the student loan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style-name="ce36" table:number-columns-repeated="2"/>
          <table:table-cell table:style-name="ce43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Current Income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34" office:value-type="string" calcext:value-type="string">
            <text:p>Monthly Interest Rate</text:p>
          </table:table-cell>
          <table:table-cell table:style-name="ce34" office:value-type="string" calcext:value-type="string">
            <text:p>Maximum years remaining</text:p>
          </table:table-cell>
          <table:table-cell table:style-name="ce34" office:value-type="string" calcext:value-type="string">
            <text:p>Peak monthly repayments</text:p>
          </table:table-cell>
          <table:table-cell table:style-name="ce34" office:value-type="string" calcext:value-type="string">
            <text:p>Scenario Code</text:p>
          </table:table-cell>
          <table:table-cell table:number-columns-repeated="1018"/>
        </table:table-row>
        <table:table-row table:style-name="ro1">
          <table:table-cell table:style-name="ce47" table:formula="of:=[$'loan-parameters'.B33]*[$'loan-parameters'.B26]" office:value-type="currency" office:currency="GBP" office:value="43794.4" calcext:value-type="currency">
            <text:p>£43,794.40</text:p>
          </table:table-cell>
          <table:table-cell table:style-name="ce47" table:formula="of:=IF([.A7]&gt;=[$'loan-parameters'.$B$17];([.A7]-[$'loan-parameters'.$B$17])*([$'loan-parameters'.$B$19]/12);0)" office:value-type="currency" office:currency="GBP" office:value="123.7455" calcext:value-type="currency">
            <text:p>£123.75</text:p>
          </table:table-cell>
          <table:table-cell table:style-name="ce15" table:formula="of:=IF([.A7]&gt;=[$'loan-parameters'.$B$18];[$'loan-parameters'.$B$11]+[$'loan-parameters'.$B$12];IF([.A7]&lt;=[$'loan-parameters'.$B$17];[$'loan-parameters'.$B$11];[$'loan-parameters'.$B$11]+[$'loan-parameters'.$B$12]*([.A7]-[$'loan-parameters'.$B$17])/([$'loan-parameters'.$B$18]-[$'loan-parameters'.$B$17])))/12" office:value-type="percentage" office:value="0.00313910006869704" calcext:value-type="percentage">
            <text:p>0.31%</text:p>
          </table:table-cell>
          <table:table-cell table:style-name="ce31" table:formula="of:=[$'loan-parameters'.$B$6]-ORG.OPENOFFICE.MONTHS([$'loan-parameters'.$B$4];TODAY();1)/12" office:value-type="float" office:value="29.8333333333333" calcext:value-type="float">
            <text:p>29.83</text:p>
          </table:table-cell>
          <table:table-cell table:style-name="ce47" table:formula="of:=[$'loan-parameters'.$B$31]*[.C7]*(1+[.C7])^([.D7]*12)/((1+[.C7])^([.D7]*12)-1)" office:value-type="currency" office:currency="GBP" office:value="233.669150490531" calcext:value-type="currency">
            <text:p>£233.67</text:p>
          </table:table-cell>
          <table:table-cell table:style-name="ce58" table:formula="of:=IF([.B7]&lt;=[$'loan-parameters'.$B$31]/([.D7]*12);&quot;A&quot;;IF([.B7]&gt;=[.E7];&quot;C&quot;;&quot;B&quot;)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>
          <table:table-cell table:style-name="ce42" table:formula="of:=ROUND([.A7]/[$'loan-parameters'.$B$26];2)&amp;&quot; &quot;&amp;[$'loan-parameters'.$B$25]" office:value-type="string" office:string-value="80000 AUD" calcext:value-type="string">
            <text:p>80000 AUD</text:p>
          </table:table-cell>
          <table:table-cell table:style-name="ce42" table:formula="of:=ROUND([.B7]/[$'loan-parameters'.$B$26];2)&amp;&quot; &quot;&amp;[$'loan-parameters'.$B$25]" office:value-type="string" office:string-value="226.05 AUD" calcext:value-type="string">
            <text:p>226.05 AUD</text:p>
          </table:table-cell>
          <table:table-cell table:number-columns-repeated="2"/>
          <table:table-cell table:style-name="ce42" table:formula="of:=ROUND([.E7]/[$'loan-parameters'.$B$26];2)&amp;&quot; &quot;&amp;[$'loan-parameters'.$B$25]" office:value-type="string" office:string-value="426.85 AUD" calcext:value-type="string">
            <text:p>426.85 AUD</text:p>
          </table:table-cell>
          <table:table-cell table:style-name="ce4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 table:number-columns-spanned="1024" table:number-rows-spanned="1">
            <text:p># The below calculations are only valid if the scenario code above shows ‘B’</text:p>
          </table:table-cell>
          <table:covered-table-cell table:style-name="ce36"/>
          <table:covered-table-cell table:number-columns-repeated="2" table:style-name="ce43"/>
          <table:covered-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cenario B: Assumptions</text:p>
          </table:table-cell>
          <table:table-cell table:style-name="ce34" office:value-type="string" calcext:value-type="string">
            <text:p>Years remaining on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e minimum extra repayments</text:p>
          </table:table-cell>
          <table:table-cell table:style-name="ce39" table:formula="of:=IF([.$F$7]=&quot;B&quot;;[.D7];0)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lculated Variables</text:p>
          </table:table-cell>
          <table:table-cell table:style-name="ce74" office:value-type="string" calcext:value-type="string">
            <text:p>Total value repaid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34" office:value-type="string" calcext:value-type="string">
            <text:p>Final Loan Valu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(GBP)</text:p>
          </table:table-cell>
          <table:table-cell table:style-name="ce47" table:formula="of:=IF([.$F$7]=&quot;B&quot;;[.$B$7]*[.$B$13]*12+[$'loan-parameters'.$B$32];0)" office:value-type="currency" office:currency="GBP" office:value="0" calcext:value-type="currency">
            <text:p>£0.00</text:p>
          </table:table-cell>
          <table:table-cell table:style-name="ce47" table:formula="of:=IF([.$F$7]=&quot;B&quot;;[.B16]-[$'loan-parameters'.$B$32];0)" office:value-type="currency" office:currency="GBP" office:value="0" calcext:value-type="currency">
            <text:p>£0.00</text:p>
          </table:table-cell>
          <table:table-cell table:style-name="ce41" table:formula="of:=IF([.$F$7]=&quot;B&quot;;[$'loan-parameters'.$B$31]*(1+[.C7])^([.B13]*12)-[.B7]/[.C7]*((1+[.C7])^([.B13]*12)-1)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C16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16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 Repayment Calculations</text:p>
          </table:table-cell>
          <table:table-cell table:style-name="ce2" office:value-type="string" calcext:value-type="string">
            <text:p>Repay within (years)</text:p>
          </table:table-cell>
          <table:table-cell table:style-name="ce2" office:value-type="string" calcext:value-type="string">
            <text:p>Minimum monthly repayments</text:p>
          </table:table-cell>
          <table:table-cell table:style-name="ce2" office:value-type="string" calcext:value-type="string">
            <text:p>Extra monthly repay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(GBP)</text:p>
          </table:table-cell>
          <table:table-cell table:style-name="ce31" table:formula="of:=IF([.$F$7]=&quot;B&quot;;COUNTIF([$'data-tables'.$D$2:.$D$361];&quot;&lt;=&quot;&amp;[.$B$16])/12;0)" office:value-type="float" office:value="0" calcext:value-type="float">
            <text:p>0.00</text:p>
          </table:table-cell>
          <table:table-cell table:style-name="ce47" table:formula="of:=IF([.$F$7]=&quot;B&quot;;[.B16]/([.B20]*12);0)" office:value-type="currency" office:currency="GBP" office:value="0" calcext:value-type="currency">
            <text:p>£0.00</text:p>
          </table:table-cell>
          <table:table-cell table:style-name="ce47" table:formula="of:=IF([.$F$7]=&quot;B&quot;;[.C20]-[.B7];0)" office:value-type="currency" office:currency="GBP" office:value="0" calcext:value-type="currency">
            <text:p>£0.00</text:p>
          </table:table-cell>
          <table:table-cell table:number-columns-repeated="1020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7"/>
          <table:table-cell table:style-name="ce42" table:formula="of:=ROUND([.C20]/[$'loan-parameters'.$B$26];2)&amp;&quot; &quot;&amp;[$'loan-parameters'.$B$25]" office:value-type="string" office:string-value="0 AUD" calcext:value-type="string">
            <text:p>0 AUD</text:p>
          </table:table-cell>
          <table:table-cell table:style-name="ce42" table:formula="of:=ROUND([.D20]/[$'loan-parameters'.$B$26];2)&amp;&quot; &quot;&amp;[$'loan-parameters'.$B$25]" office:value-type="string" office:string-value="0 AUD" calcext:value-type="string">
            <text:p>0 AU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24" table:number-rows-spanned="1">
            <text:p># Enter your planned monthly repayments in GBP in the highlighted box to compare outcomes with minimum required repay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yment Predictions</text:p>
          </table:table-cell>
          <table:table-cell table:style-name="ce2" office:value-type="string" calcext:value-type="string">
            <text:p>Monthly Repayments</text:p>
          </table:table-cell>
          <table:table-cell table:style-name="ce34" office:value-type="string" calcext:value-type="string">
            <text:p>Years remaining on loan</text:p>
          </table:table-cell>
          <table:table-cell table:style-name="ce54" office:value-type="string" calcext:value-type="string">
            <text:p>Future value still to repay</text:p>
          </table:table-cell>
          <table:table-cell table:style-name="ce74" office:value-type="string" calcext:value-type="string">
            <text:p>Total value repaid</text:p>
          </table:table-cell>
          <table:table-cell table:style-name="ce34" office:value-type="string" calcext:value-type="string">
            <text:p>Final Loan 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 minimum repayments (GBP)</text:p>
          </table:table-cell>
          <table:table-cell table:style-name="ce47" table:formula="of:=[.B7]" office:value-type="currency" office:currency="GBP" office:value="123.7455" calcext:value-type="currency">
            <text:p>£123.75</text:p>
          </table:table-cell>
          <table:table-cell table:style-name="ce31" table:formula="of:=IF([.B26]&lt;=[.$E$7];[$'loan-parameters'.$B$6]-ORG.OPENOFFICE.MONTHS([$'loan-parameters'.$B$4];TODAY();1)/12;(LN([.B26])-LN([.B26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6]*[.C26]*12" office:value-type="currency" office:currency="GBP" office:value="44300.889" calcext:value-type="currency">
            <text:p>£44,300.89</text:p>
          </table:table-cell>
          <table:table-cell table:style-name="ce47" table:formula="of:=[.D26]+[$'loan-parameters'.$B$32]" office:value-type="currency" office:currency="GBP" office:value="44320.889" calcext:value-type="currency">
            <text:p>£44,320.89</text:p>
          </table:table-cell>
          <table:table-cell table:style-name="ce47" table:formula="of:=[$'loan-parameters'.$B$31]*(1+[.$C$7])^([.C26]*12)-[.B26]/[.$C$7]*((1+[.$C$7])^([.C26]*12)-1)" office:value-type="currency" office:currency="GBP" office:value="72525.0839297707" calcext:value-type="currency">
            <text:p>£72,525.08</text:p>
          </table:table-cell>
          <table:table-cell table:style-name="ce48"/>
          <table:table-cell table:number-columns-repeated="1017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6]/[$'loan-parameters'.$B$26];2)&amp;&quot; &quot;&amp;[$'loan-parameters'.$B$25]" office:value-type="string" office:string-value="226.05 AUD" calcext:value-type="string">
            <text:p>226.05 AUD</text:p>
          </table:table-cell>
          <table:table-cell table:style-name="ce31"/>
          <table:table-cell table:style-name="ce42" table:formula="of:=ROUND([.D26]/[$'loan-parameters'.$B$26];2)&amp;&quot; &quot;&amp;[$'loan-parameters'.$B$25]" office:value-type="string" office:string-value="80925.21 AUD" calcext:value-type="string">
            <text:p>80925.21 AUD</text:p>
          </table:table-cell>
          <table:table-cell table:style-name="ce42" table:formula="of:=ROUND([.E26]/[$'loan-parameters'.$B$26];2)&amp;&quot; &quot;&amp;[$'loan-parameters'.$B$25]" office:value-type="string" office:string-value="80961.75 AUD" calcext:value-type="string">
            <text:p>80961.75 AUD</text:p>
          </table:table-cell>
          <table:table-cell table:style-name="ce42" table:formula="of:=ROUND([.F26]/[$'loan-parameters'.$B$26];2)&amp;&quot; &quot;&amp;[$'loan-parameters'.$B$25]" office:value-type="string" office:string-value="132482.85 AUD" calcext:value-type="string">
            <text:p>132482.85 AU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ual repayments (GBP)</text:p>
          </table:table-cell>
          <table:table-cell table:style-name="ce79" office:value-type="currency" office:currency="GBP" office:value="200" calcext:value-type="currency">
            <text:p>£200.00</text:p>
          </table:table-cell>
          <table:table-cell table:style-name="ce31" table:formula="of:=IF([.B29]&lt;=[.$E$7];[$'loan-parameters'.$B$6]-ORG.OPENOFFICE.MONTHS([$'loan-parameters'.$B$4];TODAY();1)/12;(LN([.B29])-LN([.B29]-[$'loan-parameters'.$B$31]*[.$C$7]))/LN(1+[.$C$7])/12)" office:value-type="float" office:value="29.8333333333333" calcext:value-type="float">
            <text:p>29.83</text:p>
          </table:table-cell>
          <table:table-cell table:style-name="ce47" table:formula="of:=[.B29]*[.C29]*12" office:value-type="currency" office:currency="GBP" office:value="71600" calcext:value-type="currency">
            <text:p>£71,600.00</text:p>
          </table:table-cell>
          <table:table-cell table:style-name="ce47" table:formula="of:=[.D29]+[$'loan-parameters'.$B$32]" office:value-type="currency" office:currency="GBP" office:value="71620" calcext:value-type="currency">
            <text:p>£71,620.00</text:p>
          </table:table-cell>
          <table:table-cell table:style-name="ce47" table:formula="of:=[$'loan-parameters'.$B$31]*(1+[.$C$7])^([.C29]*12)-[.B29]/[.$C$7]*((1+[.$C$7])^([.C29]*12)-1)" office:value-type="currency" office:currency="GBP" office:value="22214.1272990219" calcext:value-type="currency">
            <text:p>£22,214.13</text:p>
          </table:table-cell>
          <table:table-cell table:number-columns-repeated="1018"/>
        </table:table-row>
        <table:table-row table:style-name="ro1">
          <table:table-cell table:formula="of:=&quot;(&quot;&amp;[$'loan-parameters'.$B$25]&amp;&quot;)&quot;" office:value-type="string" office:string-value="(AUD)" calcext:value-type="string">
            <text:p>(AUD)</text:p>
          </table:table-cell>
          <table:table-cell table:style-name="ce42" table:formula="of:=ROUND([.B29]/[$'loan-parameters'.$B$26];2)&amp;&quot; &quot;&amp;[$'loan-parameters'.$B$25]" office:value-type="string" office:string-value="365.34 AUD" calcext:value-type="string">
            <text:p>365.34 AUD</text:p>
          </table:table-cell>
          <table:table-cell table:style-name="ce31"/>
          <table:table-cell table:style-name="ce42" table:formula="of:=ROUND([.D29]/[$'loan-parameters'.$B$26];2)&amp;&quot; &quot;&amp;[$'loan-parameters'.$B$25]" office:value-type="string" office:string-value="130792.98 AUD" calcext:value-type="string">
            <text:p>130792.98 AUD</text:p>
          </table:table-cell>
          <table:table-cell table:style-name="ce42" table:formula="of:=ROUND([.E29]/[$'loan-parameters'.$B$26];2)&amp;&quot; &quot;&amp;[$'loan-parameters'.$B$25]" office:value-type="string" office:string-value="130829.51 AUD" calcext:value-type="string">
            <text:p>130829.51 AUD</text:p>
          </table:table-cell>
          <table:table-cell table:style-name="ce42" table:formula="of:=ROUND([.F29]/[$'loan-parameters'.$B$26];2)&amp;&quot; &quot;&amp;[$'loan-parameters'.$B$25]" office:value-type="string" office:string-value="40578.94 AUD" calcext:value-type="string">
            <text:p>40578.94 AUD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</table:table>
      <table:table table:name="data-tables" table:style-name="ta1">
        <table:table-column table:style-name="co10" table:number-columns-repeated="3" table:default-cell-style-name="Default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2" table:default-cell-style-name="ce85"/>
        <table:table-column table:style-name="co11" table:default-cell-style-name="Default"/>
        <table:table-column table:style-name="co13" table:default-cell-style-name="Default"/>
        <table:table-column table:style-name="co14" table:default-cell-style-name="ce47"/>
        <table:table-column table:style-name="co15" table:default-cell-style-name="ce47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19" table:default-cell-style-name="ce85"/>
        <table:table-row table:style-name="ro1">
          <table:table-cell office:value-type="string" calcext:value-type="string">
            <text:p>Months</text:p>
          </table:table-cell>
          <table:table-cell office:value-type="string" calcext:value-type="string">
            <text:p>Years</text:p>
          </table:table-cell>
          <table:table-cell office:value-type="string" calcext:value-type="string">
            <text:p>Monthly Repayments</text:p>
          </table:table-cell>
          <table:table-cell office:value-type="string" calcext:value-type="string">
            <text:p>Total repaid value</text:p>
          </table:table-cell>
          <table:table-cell/>
          <table:table-cell office:value-type="string" calcext:value-type="string">
            <text:p>Years</text:p>
          </table:table-cell>
          <table:table-cell office:value-type="string" calcext:value-type="string">
            <text:p>Loan Value</text:p>
          </table:table-cell>
          <table:table-cell/>
          <table:table-cell office:value-type="string" calcext:value-type="string">
            <text:p>Monthly Repayments (GBP)</text:p>
          </table:table-cell>
          <table:table-cell table:formula="of:=&quot;Monthly Repayments (&quot;&amp;['loan-parameters'.$B$25]&amp;&quot;)&quot;" office:value-type="string" office:string-value="Monthly Repayments (AUD)" calcext:value-type="string">
            <text:p>Monthly Repayments (AUD)</text:p>
          </table:table-cell>
          <table:table-cell office:value-type="string" calcext:value-type="string">
            <text:p>Years</text:p>
          </table:table-cell>
          <table:table-cell table:formula="of:=&quot;Total Repaid Value (&quot;&amp;['loan-parameters'.$B$25]&amp;&quot;)&quot;" office:value-type="string" office:string-value="Total Repaid Value (AUD)" calcext:value-type="string">
            <text:p>Total Repaid Value (AUD)</text:p>
          </table:table-cell>
          <table:table-cell table:formula="of:=&quot;Current Loan Value (&quot;&amp;['loan-parameters'.$B$25]&amp;&quot;)&quot;" office:value-type="string" office:string-value="Current Loan Value (AUD)" calcext:value-type="string">
            <text:p>Current Loan Value (AUD)</text:p>
          </table:table-cell>
          <table:table-cell office:value-type="string" calcext:value-type="string">
            <text:p>@Minimum Repayments</text:p>
          </table:table-cell>
          <table:table-cell office:value-type="string" calcext:value-type="string">
            <text:p>@Planned Repay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1" table:formula="of:=[.A2]/12" office:value-type="float" office:value="0.0833333333333333" calcext:value-type="float">
            <text:p>0.08</text:p>
          </table:table-cell>
          <table:table-cell table:style-name="ce47" table:formula="of:=IF([.B2]&lt;=[$'repayment-scenarios'.$B$28];[$'loan-parameters'.$B$31]*[$'current-situation'.$C$7]*(1+[$'current-situation'.$C$7])^[.A2]/((1+[$'current-situation'.$C$7])^[.A2]-1);&quot;&quot;)" office:value-type="currency" office:currency="GBP" office:value="50357.5828234475" calcext:value-type="currency">
            <text:p>£50,357.58</text:p>
          </table:table-cell>
          <table:table-cell table:formula="of:=IF([.C2]&lt;&gt;&quot;&quot;;[.C2]*[.A2]+[$'loan-parameters'.$B$32];&quot;&quot;)" office:value-type="currency" office:currency="GBP" office:value="50377.5828234475" calcext:value-type="currency">
            <text:p>£50,377.58</text:p>
          </table:table-cell>
          <table:table-cell/>
          <table:table-cell table:style-name="ce31" office:value-type="float" office:value="0" calcext:value-type="float">
            <text:p>0.00</text:p>
          </table:table-cell>
          <table:table-cell table:formula="of:=IF([.F2]&lt;=[$'current-situation'.$D$7];[$'loan-parameters'.$B$31]*(1+[$'current-situation'.$C$7])^([.F2]*12)-[$'current-situation'.$B$29]/[$'current-situation'.$C$7]*((1+[$'current-situation'.$C$7])^([.F2]*12)-1);0)/[$'loan-parameters'.$B$26]" office:value-type="float" office:value="91701.2220740551" calcext:value-type="float">
            <text:p>91,701.22</text:p>
          </table:table-cell>
          <table:table-cell/>
          <table:table-cell table:style-name="ce47" table:formula="of:=[$'current-situation'.$B$26]" office:value-type="currency" office:currency="GBP" office:value="123.7455" calcext:value-type="currency">
            <text:p>£123.75</text:p>
          </table:table-cell>
          <table:table-cell table:style-name="ce85" table:formula="of:=[.I2]/[$'loan-parameters'.$B$26]" office:value-type="float" office:value="226.048079206474" calcext:value-type="float">
            <text:p>226.05</text:p>
          </table:table-cell>
          <table:table-cell table:style-name="ce31" table:formula="of:=[$'current-situation'.$C$26]" office:value-type="float" office:value="29.8333333333333" calcext:value-type="float">
            <text:p>29.83</text:p>
          </table:table-cell>
          <table:table-cell table:number-columns-repeated="2"/>
          <table:table-cell table:formula="of:=[$'current-situation'.$E$26]/[$'loan-parameters'.$B$26]" office:value-type="float" office:value="80961.7467073416" calcext:value-type="float">
            <text:p>80,961.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table:formula="of:=[.A3]/12" office:value-type="float" office:value="0.166666666666667" calcext:value-type="float">
            <text:p>0.17</text:p>
          </table:table-cell>
          <table:table-cell table:style-name="ce47" table:formula="of:=IF([.B3]&lt;=[$'repayment-scenarios'.$B$28];[$'loan-parameters'.$B$31]*[$'current-situation'.$C$7]*(1+[$'current-situation'.$C$7])^[.A3]/((1+[$'current-situation'.$C$7])^[.A3]-1);&quot;&quot;)" office:value-type="currency" office:currency="GBP" office:value="25218.2488542188" calcext:value-type="currency">
            <text:p>£25,218.25</text:p>
          </table:table-cell>
          <table:table-cell table:formula="of:=IF([.C3]&lt;&gt;&quot;&quot;;[.C3]*[.A3]+[$'loan-parameters'.$B$32];&quot;&quot;)" office:value-type="currency" office:currency="GBP" office:value="50456.4977084377" calcext:value-type="currency">
            <text:p>£50,456.50</text:p>
          </table:table-cell>
          <table:table-cell/>
          <table:table-cell table:style-name="ce31" table:formula="of:=[.B2]" office:value-type="float" office:value="0.0833333333333333" calcext:value-type="float">
            <text:p>0.08</text:p>
          </table:table-cell>
          <table:table-cell table:formula="of:=IF([.F3]&lt;=[$'current-situation'.$D$7];[$'loan-parameters'.$B$31]*(1+[$'current-situation'.$C$7])^([.F3]*12)-[$'current-situation'.$B$29]/[$'current-situation'.$C$7]*((1+[$'current-situation'.$C$7])^([.F3]*12)-1);0)/[$'loan-parameters'.$B$26]" office:value-type="float" office:value="91623.7378723281" calcext:value-type="float">
            <text:p>91,623.74</text:p>
          </table:table-cell>
          <table:table-cell/>
          <table:table-cell table:style-name="ce47" table:formula="of:=[$'current-situation'.$B$29]" office:value-type="currency" office:currency="GBP" office:value="200" calcext:value-type="currency">
            <text:p>£200.00</text:p>
          </table:table-cell>
          <table:table-cell table:style-name="ce85" table:formula="of:=[.I3]/[$'loan-parameters'.$B$26]" office:value-type="float" office:value="365.343514239263" calcext:value-type="float">
            <text:p>365.34</text:p>
          </table:table-cell>
          <table:table-cell table:style-name="ce31" table:formula="of:=[$'current-situation'.$C$29]" office:value-type="float" office:value="29.8333333333333" calcext:value-type="float">
            <text:p>29.83</text:p>
          </table:table-cell>
          <table:table-cell table:number-columns-repeated="3"/>
          <table:table-cell table:formula="of:=[$'current-situation'.$E$29]/[$'loan-parameters'.$B$26]" office:value-type="float" office:value="130829.51244908" calcext:value-type="float">
            <text:p>130,829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1" table:formula="of:=[.A4]/12" office:value-type="float" office:value="0.25" calcext:value-type="float">
            <text:p>0.25</text:p>
          </table:table-cell>
          <table:table-cell table:style-name="ce47" table:formula="of:=IF([.B4]&lt;=[$'repayment-scenarios'.$B$28];[$'loan-parameters'.$B$31]*[$'current-situation'.$C$7]*(1+[$'current-situation'.$C$7])^[.A4]/((1+[$'current-situation'.$C$7])^[.A4]-1);&quot;&quot;)" office:value-type="currency" office:currency="GBP" office:value="16838.4983028891" calcext:value-type="currency">
            <text:p>£16,838.50</text:p>
          </table:table-cell>
          <table:table-cell table:formula="of:=IF([.C4]&lt;&gt;&quot;&quot;;[.C4]*[.A4]+[$'loan-parameters'.$B$32];&quot;&quot;)" office:value-type="currency" office:currency="GBP" office:value="50535.4949086674" calcext:value-type="currency">
            <text:p>£50,535.49</text:p>
          </table:table-cell>
          <table:table-cell/>
          <table:table-cell table:style-name="ce31" table:formula="of:=[.B3]" office:value-type="float" office:value="0.166666666666667" calcext:value-type="float">
            <text:p>0.17</text:p>
          </table:table-cell>
          <table:table-cell table:formula="of:=IF([.F4]&lt;=[$'current-situation'.$D$7];[$'loan-parameters'.$B$31]*(1+[$'current-situation'.$C$7])^([.F4]*12)-[$'current-situation'.$B$29]/[$'current-situation'.$C$7]*((1+[$'current-situation'.$C$7])^([.F4]*12)-1);0)/[$'loan-parameters'.$B$26]" office:value-type="float" office:value="91546.0104399382" calcext:value-type="float">
            <text:p>91,546.01</text:p>
          </table:table-cell>
          <table:table-cell/>
          <table:table-cell table:style-name="ce47" office:value-type="currency" office:currency="GBP" office:value="0" calcext:value-type="currency">
            <text:p>£0.00</text:p>
          </table:table-cell>
          <table:table-cell table:style-name="ce85" table:formula="of:=[.I4]/[$'loan-parameters'.$B$26]" office:value-type="float" office:value="0" calcext:value-type="float">
            <text:p>0.00</text:p>
          </table:table-cell>
          <table:table-cell table:style-name="ce31" table:formula="of:=IF([.I4]&lt;=[$'current-situation'.$E$7];[$'loan-parameters'.$B$6]-ORG.OPENOFFICE.MONTHS([$'loan-parameters'.$B$4];TODAY();1)/12;(LN([.I4])-LN([.I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]*[.K4]*12+[$'loan-parameters'.$B$32])/[$'loan-parameters'.$B$26]" office:value-type="float" office:value="36.5343514239263" calcext:value-type="float">
            <text:p>36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table:formula="of:=[.A5]/12" office:value-type="float" office:value="0.333333333333333" calcext:value-type="float">
            <text:p>0.33</text:p>
          </table:table-cell>
          <table:table-cell table:style-name="ce47" table:formula="of:=IF([.B5]&lt;=[$'repayment-scenarios'.$B$28];[$'loan-parameters'.$B$31]*[$'current-situation'.$C$7]*(1+[$'current-situation'.$C$7])^[.A5]/((1+[$'current-situation'.$C$7])^[.A5]-1);&quot;&quot;)" office:value-type="currency" office:currency="GBP" office:value="12648.6436059338" calcext:value-type="currency">
            <text:p>£12,648.64</text:p>
          </table:table-cell>
          <table:table-cell table:formula="of:=IF([.C5]&lt;&gt;&quot;&quot;;[.C5]*[.A5]+[$'loan-parameters'.$B$32];&quot;&quot;)" office:value-type="currency" office:currency="GBP" office:value="50614.574423735" calcext:value-type="currency">
            <text:p>£50,614.57</text:p>
          </table:table-cell>
          <table:table-cell/>
          <table:table-cell table:style-name="ce31" table:formula="of:=[.B4]" office:value-type="float" office:value="0.25" calcext:value-type="float">
            <text:p>0.25</text:p>
          </table:table-cell>
          <table:table-cell table:formula="of:=IF([.F5]&lt;=[$'current-situation'.$D$7];[$'loan-parameters'.$B$31]*(1+[$'current-situation'.$C$7])^([.F5]*12)-[$'current-situation'.$B$29]/[$'current-situation'.$C$7]*((1+[$'current-situation'.$C$7])^([.F5]*12)-1);0)/[$'loan-parameters'.$B$26]" office:value-type="float" office:value="91468.0390133599" calcext:value-type="float">
            <text:p>91,468.04</text:p>
          </table:table-cell>
          <table:table-cell/>
          <table:table-cell table:style-name="ce47" office:value-type="currency" office:currency="GBP" office:value="5" calcext:value-type="currency">
            <text:p>£5.00</text:p>
          </table:table-cell>
          <table:table-cell table:style-name="ce85" table:formula="of:=[.I5]/[$'loan-parameters'.$B$26]" office:value-type="float" office:value="9.13358785598159" calcext:value-type="float">
            <text:p>9.13</text:p>
          </table:table-cell>
          <table:table-cell table:style-name="ce31" table:formula="of:=IF([.I5]&lt;=[$'current-situation'.$E$7];[$'loan-parameters'.$B$6]-ORG.OPENOFFICE.MONTHS([$'loan-parameters'.$B$4];TODAY();1)/12;(LN([.I5])-LN([.I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5]*[.K5]*12+[$'loan-parameters'.$B$32])/[$'loan-parameters'.$B$26]" office:value-type="float" office:value="3306.35880386533" calcext:value-type="float">
            <text:p>3,306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table:formula="of:=[.A6]/12" office:value-type="float" office:value="0.416666666666667" calcext:value-type="float">
            <text:p>0.42</text:p>
          </table:table-cell>
          <table:table-cell table:style-name="ce47" table:formula="of:=IF([.B6]&lt;=[$'repayment-scenarios'.$B$28];[$'loan-parameters'.$B$31]*[$'current-situation'.$C$7]*(1+[$'current-situation'.$C$7])^[.A6]/((1+[$'current-situation'.$C$7])^[.A6]-1);&quot;&quot;)" office:value-type="currency" office:currency="GBP" office:value="10134.7472506145" calcext:value-type="currency">
            <text:p>£10,134.75</text:p>
          </table:table-cell>
          <table:table-cell table:formula="of:=IF([.C6]&lt;&gt;&quot;&quot;;[.C6]*[.A6]+[$'loan-parameters'.$B$32];&quot;&quot;)" office:value-type="currency" office:currency="GBP" office:value="50693.7362530726" calcext:value-type="currency">
            <text:p>£50,693.74</text:p>
          </table:table-cell>
          <table:table-cell/>
          <table:table-cell table:style-name="ce31" table:formula="of:=[.B5]" office:value-type="float" office:value="0.333333333333333" calcext:value-type="float">
            <text:p>0.33</text:p>
          </table:table-cell>
          <table:table-cell table:formula="of:=IF([.F6]&lt;=[$'current-situation'.$D$7];[$'loan-parameters'.$B$31]*(1+[$'current-situation'.$C$7])^([.F6]*12)-[$'current-situation'.$B$29]/[$'current-situation'.$C$7]*((1+[$'current-situation'.$C$7])^([.F6]*12)-1);0)/[$'loan-parameters'.$B$26]" office:value-type="float" office:value="91389.822826671" calcext:value-type="float">
            <text:p>91,389.82</text:p>
          </table:table-cell>
          <table:table-cell/>
          <table:table-cell table:style-name="ce47" office:value-type="currency" office:currency="GBP" office:value="10" calcext:value-type="currency">
            <text:p>£10.00</text:p>
          </table:table-cell>
          <table:table-cell table:style-name="ce85" table:formula="of:=[.I6]/[$'loan-parameters'.$B$26]" office:value-type="float" office:value="18.2671757119632" calcext:value-type="float">
            <text:p>18.27</text:p>
          </table:table-cell>
          <table:table-cell table:style-name="ce31" table:formula="of:=IF([.I6]&lt;=[$'current-situation'.$E$7];[$'loan-parameters'.$B$6]-ORG.OPENOFFICE.MONTHS([$'loan-parameters'.$B$4];TODAY();1)/12;(LN([.I6])-LN([.I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6]*[.K6]*12+[$'loan-parameters'.$B$32])/[$'loan-parameters'.$B$26]" office:value-type="float" office:value="6576.18325630674" calcext:value-type="float">
            <text:p>6,576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1" table:formula="of:=[.A7]/12" office:value-type="float" office:value="0.5" calcext:value-type="float">
            <text:p>0.50</text:p>
          </table:table-cell>
          <table:table-cell table:style-name="ce47" table:formula="of:=IF([.B7]&lt;=[$'repayment-scenarios'.$B$28];[$'loan-parameters'.$B$31]*[$'current-situation'.$C$7]*(1+[$'current-situation'.$C$7])^[.A7]/((1+[$'current-situation'.$C$7])^[.A7]-1);&quot;&quot;)" office:value-type="currency" office:currency="GBP" office:value="8458.83006599215" calcext:value-type="currency">
            <text:p>£8,458.83</text:p>
          </table:table-cell>
          <table:table-cell table:formula="of:=IF([.C7]&lt;&gt;&quot;&quot;;[.C7]*[.A7]+[$'loan-parameters'.$B$32];&quot;&quot;)" office:value-type="currency" office:currency="GBP" office:value="50772.9803959529" calcext:value-type="currency">
            <text:p>£50,772.98</text:p>
          </table:table-cell>
          <table:table-cell/>
          <table:table-cell table:style-name="ce31" table:formula="of:=[.B6]" office:value-type="float" office:value="0.416666666666667" calcext:value-type="float">
            <text:p>0.42</text:p>
          </table:table-cell>
          <table:table-cell table:formula="of:=IF([.F7]&lt;=[$'current-situation'.$D$7];[$'loan-parameters'.$B$31]*(1+[$'current-situation'.$C$7])^([.F7]*12)-[$'current-situation'.$B$29]/[$'current-situation'.$C$7]*((1+[$'current-situation'.$C$7])^([.F7]*12)-1);0)/[$'loan-parameters'.$B$26]" office:value-type="float" office:value="91311.3611115452" calcext:value-type="float">
            <text:p>91,311.36</text:p>
          </table:table-cell>
          <table:table-cell/>
          <table:table-cell table:style-name="ce47" office:value-type="currency" office:currency="GBP" office:value="15" calcext:value-type="currency">
            <text:p>£15.00</text:p>
          </table:table-cell>
          <table:table-cell table:style-name="ce85" table:formula="of:=[.I7]/[$'loan-parameters'.$B$26]" office:value-type="float" office:value="27.4007635679448" calcext:value-type="float">
            <text:p>27.40</text:p>
          </table:table-cell>
          <table:table-cell table:style-name="ce31" table:formula="of:=IF([.I7]&lt;=[$'current-situation'.$E$7];[$'loan-parameters'.$B$6]-ORG.OPENOFFICE.MONTHS([$'loan-parameters'.$B$4];TODAY();1)/12;(LN([.I7])-LN([.I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7]*[.K7]*12+[$'loan-parameters'.$B$32])/[$'loan-parameters'.$B$26]" office:value-type="float" office:value="9846.00770874815" calcext:value-type="float">
            <text:p>9,846.0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1" table:formula="of:=[.A8]/12" office:value-type="float" office:value="0.583333333333333" calcext:value-type="float">
            <text:p>0.58</text:p>
          </table:table-cell>
          <table:table-cell table:style-name="ce47" table:formula="of:=IF([.B8]&lt;=[$'repayment-scenarios'.$B$28];[$'loan-parameters'.$B$31]*[$'current-situation'.$C$7]*(1+[$'current-situation'.$C$7])^[.A8]/((1+[$'current-situation'.$C$7])^[.A8]-1);&quot;&quot;)" office:value-type="currency" office:currency="GBP" office:value="7261.75812164095" calcext:value-type="currency">
            <text:p>£7,261.76</text:p>
          </table:table-cell>
          <table:table-cell table:formula="of:=IF([.C8]&lt;&gt;&quot;&quot;;[.C8]*[.A8]+[$'loan-parameters'.$B$32];&quot;&quot;)" office:value-type="currency" office:currency="GBP" office:value="50852.3068514867" calcext:value-type="currency">
            <text:p>£50,852.31</text:p>
          </table:table-cell>
          <table:table-cell/>
          <table:table-cell table:style-name="ce31" table:formula="of:=[.B7]" office:value-type="float" office:value="0.5" calcext:value-type="float">
            <text:p>0.50</text:p>
          </table:table-cell>
          <table:table-cell table:formula="of:=IF([.F8]&lt;=[$'current-situation'.$D$7];[$'loan-parameters'.$B$31]*(1+[$'current-situation'.$C$7])^([.F8]*12)-[$'current-situation'.$B$29]/[$'current-situation'.$C$7]*((1+[$'current-situation'.$C$7])^([.F8]*12)-1);0)/[$'loan-parameters'.$B$26]" office:value-type="float" office:value="91232.653097244" calcext:value-type="float">
            <text:p>91,232.65</text:p>
          </table:table-cell>
          <table:table-cell/>
          <table:table-cell table:style-name="ce47" office:value-type="currency" office:currency="GBP" office:value="20" calcext:value-type="currency">
            <text:p>£20.00</text:p>
          </table:table-cell>
          <table:table-cell table:style-name="ce85" table:formula="of:=[.I8]/[$'loan-parameters'.$B$26]" office:value-type="float" office:value="36.5343514239263" calcext:value-type="float">
            <text:p>36.53</text:p>
          </table:table-cell>
          <table:table-cell table:style-name="ce31" table:formula="of:=IF([.I8]&lt;=[$'current-situation'.$E$7];[$'loan-parameters'.$B$6]-ORG.OPENOFFICE.MONTHS([$'loan-parameters'.$B$4];TODAY();1)/12;(LN([.I8])-LN([.I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8]*[.K8]*12+[$'loan-parameters'.$B$32])/[$'loan-parameters'.$B$26]" office:value-type="float" office:value="13115.8321611896" calcext:value-type="float">
            <text:p>13,115.8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table:formula="of:=[.A9]/12" office:value-type="float" office:value="0.666666666666667" calcext:value-type="float">
            <text:p>0.67</text:p>
          </table:table-cell>
          <table:table-cell table:style-name="ce47" table:formula="of:=IF([.B9]&lt;=[$'repayment-scenarios'.$B$28];[$'loan-parameters'.$B$31]*[$'current-situation'.$C$7]*(1+[$'current-situation'.$C$7])^[.A9]/((1+[$'current-situation'.$C$7])^[.A9]-1);&quot;&quot;)" office:value-type="currency" office:currency="GBP" office:value="6363.96445232785" calcext:value-type="currency">
            <text:p>£6,363.96</text:p>
          </table:table-cell>
          <table:table-cell table:formula="of:=IF([.C9]&lt;&gt;&quot;&quot;;[.C9]*[.A9]+[$'loan-parameters'.$B$32];&quot;&quot;)" office:value-type="currency" office:currency="GBP" office:value="50931.7156186228" calcext:value-type="currency">
            <text:p>£50,931.72</text:p>
          </table:table-cell>
          <table:table-cell/>
          <table:table-cell table:style-name="ce31" table:formula="of:=[.B8]" office:value-type="float" office:value="0.583333333333333" calcext:value-type="float">
            <text:p>0.58</text:p>
          </table:table-cell>
          <table:table-cell table:formula="of:=IF([.F9]&lt;=[$'current-situation'.$D$7];[$'loan-parameters'.$B$31]*(1+[$'current-situation'.$C$7])^([.F9]*12)-[$'current-situation'.$B$29]/[$'current-situation'.$C$7]*((1+[$'current-situation'.$C$7])^([.F9]*12)-1);0)/[$'loan-parameters'.$B$26]" office:value-type="float" office:value="91153.6980106097" calcext:value-type="float">
            <text:p>91,153.70</text:p>
          </table:table-cell>
          <table:table-cell/>
          <table:table-cell table:style-name="ce47" office:value-type="currency" office:currency="GBP" office:value="25" calcext:value-type="currency">
            <text:p>£25.00</text:p>
          </table:table-cell>
          <table:table-cell table:style-name="ce85" table:formula="of:=[.I9]/[$'loan-parameters'.$B$26]" office:value-type="float" office:value="45.6679392799079" calcext:value-type="float">
            <text:p>45.67</text:p>
          </table:table-cell>
          <table:table-cell table:style-name="ce31" table:formula="of:=IF([.I9]&lt;=[$'current-situation'.$E$7];[$'loan-parameters'.$B$6]-ORG.OPENOFFICE.MONTHS([$'loan-parameters'.$B$4];TODAY();1)/12;(LN([.I9])-LN([.I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9]*[.K9]*12+[$'loan-parameters'.$B$32])/[$'loan-parameters'.$B$26]" office:value-type="float" office:value="16385.656613631" calcext:value-type="float">
            <text:p>16,385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table:formula="of:=[.A10]/12" office:value-type="float" office:value="0.75" calcext:value-type="float">
            <text:p>0.75</text:p>
          </table:table-cell>
          <table:table-cell table:style-name="ce47" table:formula="of:=IF([.B10]&lt;=[$'repayment-scenarios'.$B$28];[$'loan-parameters'.$B$31]*[$'current-situation'.$C$7]*(1+[$'current-situation'.$C$7])^[.A10]/((1+[$'current-situation'.$C$7])^[.A10]-1);&quot;&quot;)" office:value-type="currency" office:currency="GBP" office:value="5665.68963290539" calcext:value-type="currency">
            <text:p>£5,665.69</text:p>
          </table:table-cell>
          <table:table-cell table:formula="of:=IF([.C10]&lt;&gt;&quot;&quot;;[.C10]*[.A10]+[$'loan-parameters'.$B$32];&quot;&quot;)" office:value-type="currency" office:currency="GBP" office:value="51011.2066961485" calcext:value-type="currency">
            <text:p>£51,011.21</text:p>
          </table:table-cell>
          <table:table-cell/>
          <table:table-cell table:style-name="ce31" table:formula="of:=[.B9]" office:value-type="float" office:value="0.666666666666667" calcext:value-type="float">
            <text:p>0.67</text:p>
          </table:table-cell>
          <table:table-cell table:formula="of:=IF([.F10]&lt;=[$'current-situation'.$D$7];[$'loan-parameters'.$B$31]*(1+[$'current-situation'.$C$7])^([.F10]*12)-[$'current-situation'.$B$29]/[$'current-situation'.$C$7]*((1+[$'current-situation'.$C$7])^([.F10]*12)-1);0)/[$'loan-parameters'.$B$26]" office:value-type="float" office:value="91074.4950760575" calcext:value-type="float">
            <text:p>91,074.50</text:p>
          </table:table-cell>
          <table:table-cell/>
          <table:table-cell table:style-name="ce47" office:value-type="currency" office:currency="GBP" office:value="30" calcext:value-type="currency">
            <text:p>£30.00</text:p>
          </table:table-cell>
          <table:table-cell table:style-name="ce85" table:formula="of:=[.I10]/[$'loan-parameters'.$B$26]" office:value-type="float" office:value="54.8015271358895" calcext:value-type="float">
            <text:p>54.80</text:p>
          </table:table-cell>
          <table:table-cell table:style-name="ce31" table:formula="of:=IF([.I10]&lt;=[$'current-situation'.$E$7];[$'loan-parameters'.$B$6]-ORG.OPENOFFICE.MONTHS([$'loan-parameters'.$B$4];TODAY();1)/12;(LN([.I10])-LN([.I1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0]*[.K10]*12+[$'loan-parameters'.$B$32])/[$'loan-parameters'.$B$26]" office:value-type="float" office:value="19655.4810660724" calcext:value-type="float">
            <text:p>19,655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table:formula="of:=[.A11]/12" office:value-type="float" office:value="0.833333333333333" calcext:value-type="float">
            <text:p>0.83</text:p>
          </table:table-cell>
          <table:table-cell table:style-name="ce47" table:formula="of:=IF([.B11]&lt;=[$'repayment-scenarios'.$B$28];[$'loan-parameters'.$B$31]*[$'current-situation'.$C$7]*(1+[$'current-situation'.$C$7])^[.A11]/((1+[$'current-situation'.$C$7])^[.A11]-1);&quot;&quot;)" office:value-type="currency" office:currency="GBP" office:value="5107.07800826889" calcext:value-type="currency">
            <text:p>£5,107.08</text:p>
          </table:table-cell>
          <table:table-cell table:formula="of:=IF([.C11]&lt;&gt;&quot;&quot;;[.C11]*[.A11]+[$'loan-parameters'.$B$32];&quot;&quot;)" office:value-type="currency" office:currency="GBP" office:value="51090.7800826889" calcext:value-type="currency">
            <text:p>£51,090.78</text:p>
          </table:table-cell>
          <table:table-cell/>
          <table:table-cell table:style-name="ce31" table:formula="of:=[.B10]" office:value-type="float" office:value="0.75" calcext:value-type="float">
            <text:p>0.75</text:p>
          </table:table-cell>
          <table:table-cell table:formula="of:=IF([.F11]&lt;=[$'current-situation'.$D$7];[$'loan-parameters'.$B$31]*(1+[$'current-situation'.$C$7])^([.F11]*12)-[$'current-situation'.$B$29]/[$'current-situation'.$C$7]*((1+[$'current-situation'.$C$7])^([.F11]*12)-1);0)/[$'loan-parameters'.$B$26]" office:value-type="float" office:value="90995.043515568" calcext:value-type="float">
            <text:p>90,995.04</text:p>
          </table:table-cell>
          <table:table-cell/>
          <table:table-cell table:style-name="ce47" office:value-type="currency" office:currency="GBP" office:value="35" calcext:value-type="currency">
            <text:p>£35.00</text:p>
          </table:table-cell>
          <table:table-cell table:style-name="ce85" table:formula="of:=[.I11]/[$'loan-parameters'.$B$26]" office:value-type="float" office:value="63.9351149918711" calcext:value-type="float">
            <text:p>63.94</text:p>
          </table:table-cell>
          <table:table-cell table:style-name="ce31" table:formula="of:=IF([.I11]&lt;=[$'current-situation'.$E$7];[$'loan-parameters'.$B$6]-ORG.OPENOFFICE.MONTHS([$'loan-parameters'.$B$4];TODAY();1)/12;(LN([.I11])-LN([.I1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1]*[.K11]*12+[$'loan-parameters'.$B$32])/[$'loan-parameters'.$B$26]" office:value-type="float" office:value="22925.3055185138" calcext:value-type="float">
            <text:p>22,925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table:formula="of:=[.A12]/12" office:value-type="float" office:value="0.916666666666667" calcext:value-type="float">
            <text:p>0.92</text:p>
          </table:table-cell>
          <table:table-cell table:style-name="ce47" table:formula="of:=IF([.B12]&lt;=[$'repayment-scenarios'.$B$28];[$'loan-parameters'.$B$31]*[$'current-situation'.$C$7]*(1+[$'current-situation'.$C$7])^[.A12]/((1+[$'current-situation'.$C$7])^[.A12]-1);&quot;&quot;)" office:value-type="currency" office:currency="GBP" office:value="4650.03961606436" calcext:value-type="currency">
            <text:p>£4,650.04</text:p>
          </table:table-cell>
          <table:table-cell table:formula="of:=IF([.C12]&lt;&gt;&quot;&quot;;[.C12]*[.A12]+[$'loan-parameters'.$B$32];&quot;&quot;)" office:value-type="currency" office:currency="GBP" office:value="51170.4357767079" calcext:value-type="currency">
            <text:p>£51,170.44</text:p>
          </table:table-cell>
          <table:table-cell/>
          <table:table-cell table:style-name="ce31" table:formula="of:=[.B11]" office:value-type="float" office:value="0.833333333333333" calcext:value-type="float">
            <text:p>0.83</text:p>
          </table:table-cell>
          <table:table-cell table:formula="of:=IF([.F12]&lt;=[$'current-situation'.$D$7];[$'loan-parameters'.$B$31]*(1+[$'current-situation'.$C$7])^([.F12]*12)-[$'current-situation'.$B$29]/[$'current-situation'.$C$7]*((1+[$'current-situation'.$C$7])^([.F12]*12)-1);0)/[$'loan-parameters'.$B$26]" office:value-type="float" office:value="90915.3425486796" calcext:value-type="float">
            <text:p>90,915.34</text:p>
          </table:table-cell>
          <table:table-cell/>
          <table:table-cell table:style-name="ce47" office:value-type="currency" office:currency="GBP" office:value="40" calcext:value-type="currency">
            <text:p>£40.00</text:p>
          </table:table-cell>
          <table:table-cell table:style-name="ce85" table:formula="of:=[.I12]/[$'loan-parameters'.$B$26]" office:value-type="float" office:value="73.0687028478527" calcext:value-type="float">
            <text:p>73.07</text:p>
          </table:table-cell>
          <table:table-cell table:style-name="ce31" table:formula="of:=IF([.I12]&lt;=[$'current-situation'.$E$7];[$'loan-parameters'.$B$6]-ORG.OPENOFFICE.MONTHS([$'loan-parameters'.$B$4];TODAY();1)/12;(LN([.I12])-LN([.I1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2]*[.K12]*12+[$'loan-parameters'.$B$32])/[$'loan-parameters'.$B$26]" office:value-type="float" office:value="26195.1299709552" calcext:value-type="float">
            <text:p>26,195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1" table:formula="of:=[.A13]/12" office:value-type="float" office:value="1" calcext:value-type="float">
            <text:p>1.00</text:p>
          </table:table-cell>
          <table:table-cell table:style-name="ce47" table:formula="of:=IF([.B13]&lt;=[$'repayment-scenarios'.$B$28];[$'loan-parameters'.$B$31]*[$'current-situation'.$C$7]*(1+[$'current-situation'.$C$7])^[.A13]/((1+[$'current-situation'.$C$7])^[.A13]-1);&quot;&quot;)" office:value-type="currency" office:currency="GBP" office:value="4269.18114804236" calcext:value-type="currency">
            <text:p>£4,269.18</text:p>
          </table:table-cell>
          <table:table-cell table:formula="of:=IF([.C13]&lt;&gt;&quot;&quot;;[.C13]*[.A13]+[$'loan-parameters'.$B$32];&quot;&quot;)" office:value-type="currency" office:currency="GBP" office:value="51250.1737765083" calcext:value-type="currency">
            <text:p>£51,250.17</text:p>
          </table:table-cell>
          <table:table-cell/>
          <table:table-cell table:style-name="ce31" table:formula="of:=[.B12]" office:value-type="float" office:value="0.916666666666667" calcext:value-type="float">
            <text:p>0.92</text:p>
          </table:table-cell>
          <table:table-cell table:formula="of:=IF([.F13]&lt;=[$'current-situation'.$D$7];[$'loan-parameters'.$B$31]*(1+[$'current-situation'.$C$7])^([.F13]*12)-[$'current-situation'.$B$29]/[$'current-situation'.$C$7]*((1+[$'current-situation'.$C$7])^([.F13]*12)-1);0)/[$'loan-parameters'.$B$26]" office:value-type="float" office:value="90835.3913924805" calcext:value-type="float">
            <text:p>90,835.39</text:p>
          </table:table-cell>
          <table:table-cell/>
          <table:table-cell table:style-name="ce47" office:value-type="currency" office:currency="GBP" office:value="45" calcext:value-type="currency">
            <text:p>£45.00</text:p>
          </table:table-cell>
          <table:table-cell table:style-name="ce85" table:formula="of:=[.I13]/[$'loan-parameters'.$B$26]" office:value-type="float" office:value="82.2022907038343" calcext:value-type="float">
            <text:p>82.20</text:p>
          </table:table-cell>
          <table:table-cell table:style-name="ce31" table:formula="of:=IF([.I13]&lt;=[$'current-situation'.$E$7];[$'loan-parameters'.$B$6]-ORG.OPENOFFICE.MONTHS([$'loan-parameters'.$B$4];TODAY();1)/12;(LN([.I13])-LN([.I1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3]*[.K13]*12+[$'loan-parameters'.$B$32])/[$'loan-parameters'.$B$26]" office:value-type="float" office:value="29464.9544233966" calcext:value-type="float">
            <text:p>29,464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table:formula="of:=[.A14]/12" office:value-type="float" office:value="1.08333333333333" calcext:value-type="float">
            <text:p>1.08</text:p>
          </table:table-cell>
          <table:table-cell table:style-name="ce47" table:formula="of:=IF([.B14]&lt;=[$'repayment-scenarios'.$B$28];[$'loan-parameters'.$B$31]*[$'current-situation'.$C$7]*(1+[$'current-situation'.$C$7])^[.A14]/((1+[$'current-situation'.$C$7])^[.A14]-1);&quot;&quot;)" office:value-type="currency" office:currency="GBP" office:value="3946.92262155614" calcext:value-type="currency">
            <text:p>£3,946.92</text:p>
          </table:table-cell>
          <table:table-cell table:formula="of:=IF([.C14]&lt;&gt;&quot;&quot;;[.C14]*[.A14]+[$'loan-parameters'.$B$32];&quot;&quot;)" office:value-type="currency" office:currency="GBP" office:value="51329.9940802299" calcext:value-type="currency">
            <text:p>£51,329.99</text:p>
          </table:table-cell>
          <table:table-cell/>
          <table:table-cell table:style-name="ce31" table:formula="of:=[.B13]" office:value-type="float" office:value="1" calcext:value-type="float">
            <text:p>1.00</text:p>
          </table:table-cell>
          <table:table-cell table:formula="of:=IF([.F14]&lt;=[$'current-situation'.$D$7];[$'loan-parameters'.$B$31]*(1+[$'current-situation'.$C$7])^([.F14]*12)-[$'current-situation'.$B$29]/[$'current-situation'.$C$7]*((1+[$'current-situation'.$C$7])^([.F14]*12)-1);0)/[$'loan-parameters'.$B$26]" office:value-type="float" office:value="90755.1892616015" calcext:value-type="float">
            <text:p>90,755.19</text:p>
          </table:table-cell>
          <table:table-cell/>
          <table:table-cell table:style-name="ce47" office:value-type="currency" office:currency="GBP" office:value="50" calcext:value-type="currency">
            <text:p>£50.00</text:p>
          </table:table-cell>
          <table:table-cell table:style-name="ce85" table:formula="of:=[.I14]/[$'loan-parameters'.$B$26]" office:value-type="float" office:value="91.3358785598159" calcext:value-type="float">
            <text:p>91.34</text:p>
          </table:table-cell>
          <table:table-cell table:style-name="ce31" table:formula="of:=IF([.I14]&lt;=[$'current-situation'.$E$7];[$'loan-parameters'.$B$6]-ORG.OPENOFFICE.MONTHS([$'loan-parameters'.$B$4];TODAY();1)/12;(LN([.I14])-LN([.I1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4]*[.K14]*12+[$'loan-parameters'.$B$32])/[$'loan-parameters'.$B$26]" office:value-type="float" office:value="32734.778875838" calcext:value-type="float">
            <text:p>32,734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table:formula="of:=[.A15]/12" office:value-type="float" office:value="1.16666666666667" calcext:value-type="float">
            <text:p>1.17</text:p>
          </table:table-cell>
          <table:table-cell table:style-name="ce47" table:formula="of:=IF([.B15]&lt;=[$'repayment-scenarios'.$B$28];[$'loan-parameters'.$B$31]*[$'current-situation'.$C$7]*(1+[$'current-situation'.$C$7])^[.A15]/((1+[$'current-situation'.$C$7])^[.A15]-1);&quot;&quot;)" office:value-type="currency" office:currency="GBP" office:value="3670.70690613228" calcext:value-type="currency">
            <text:p>£3,670.71</text:p>
          </table:table-cell>
          <table:table-cell table:formula="of:=IF([.C15]&lt;&gt;&quot;&quot;;[.C15]*[.A15]+[$'loan-parameters'.$B$32];&quot;&quot;)" office:value-type="currency" office:currency="GBP" office:value="51409.8966858519" calcext:value-type="currency">
            <text:p>£51,409.90</text:p>
          </table:table-cell>
          <table:table-cell/>
          <table:table-cell table:style-name="ce31" table:formula="of:=[.B14]" office:value-type="float" office:value="1.08333333333333" calcext:value-type="float">
            <text:p>1.08</text:p>
          </table:table-cell>
          <table:table-cell table:formula="of:=IF([.F15]&lt;=[$'current-situation'.$D$7];[$'loan-parameters'.$B$31]*(1+[$'current-situation'.$C$7])^([.F15]*12)-[$'current-situation'.$B$29]/[$'current-situation'.$C$7]*((1+[$'current-situation'.$C$7])^([.F15]*12)-1);0)/[$'loan-parameters'.$B$26]" office:value-type="float" office:value="90674.7353682079" calcext:value-type="float">
            <text:p>90,674.74</text:p>
          </table:table-cell>
          <table:table-cell/>
          <table:table-cell table:style-name="ce47" office:value-type="currency" office:currency="GBP" office:value="55" calcext:value-type="currency">
            <text:p>£55.00</text:p>
          </table:table-cell>
          <table:table-cell table:style-name="ce85" table:formula="of:=[.I15]/[$'loan-parameters'.$B$26]" office:value-type="float" office:value="100.469466415797" calcext:value-type="float">
            <text:p>100.47</text:p>
          </table:table-cell>
          <table:table-cell table:style-name="ce31" table:formula="of:=IF([.I15]&lt;=[$'current-situation'.$E$7];[$'loan-parameters'.$B$6]-ORG.OPENOFFICE.MONTHS([$'loan-parameters'.$B$4];TODAY();1)/12;(LN([.I15])-LN([.I1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5]*[.K15]*12+[$'loan-parameters'.$B$32])/[$'loan-parameters'.$B$26]" office:value-type="float" office:value="36004.6033282794" calcext:value-type="float">
            <text:p>36,00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1" table:formula="of:=[.A16]/12" office:value-type="float" office:value="1.25" calcext:value-type="float">
            <text:p>1.25</text:p>
          </table:table-cell>
          <table:table-cell table:style-name="ce47" table:formula="of:=IF([.B16]&lt;=[$'repayment-scenarios'.$B$28];[$'loan-parameters'.$B$31]*[$'current-situation'.$C$7]*(1+[$'current-situation'.$C$7])^[.A16]/((1+[$'current-situation'.$C$7])^[.A16]-1);&quot;&quot;)" office:value-type="currency" office:currency="GBP" office:value="3431.32543941277" calcext:value-type="currency">
            <text:p>£3,431.33</text:p>
          </table:table-cell>
          <table:table-cell table:formula="of:=IF([.C16]&lt;&gt;&quot;&quot;;[.C16]*[.A16]+[$'loan-parameters'.$B$32];&quot;&quot;)" office:value-type="currency" office:currency="GBP" office:value="51489.8815911915" calcext:value-type="currency">
            <text:p>£51,489.88</text:p>
          </table:table-cell>
          <table:table-cell/>
          <table:table-cell table:style-name="ce31" table:formula="of:=[.B15]" office:value-type="float" office:value="1.16666666666667" calcext:value-type="float">
            <text:p>1.17</text:p>
          </table:table-cell>
          <table:table-cell table:formula="of:=IF([.F16]&lt;=[$'current-situation'.$D$7];[$'loan-parameters'.$B$31]*(1+[$'current-situation'.$C$7])^([.F16]*12)-[$'current-situation'.$B$29]/[$'current-situation'.$C$7]*((1+[$'current-situation'.$C$7])^([.F16]*12)-1);0)/[$'loan-parameters'.$B$26]" office:value-type="float" office:value="90594.0289219921" calcext:value-type="float">
            <text:p>90,594.03</text:p>
          </table:table-cell>
          <table:table-cell/>
          <table:table-cell table:style-name="ce47" office:value-type="currency" office:currency="GBP" office:value="60" calcext:value-type="currency">
            <text:p>£60.00</text:p>
          </table:table-cell>
          <table:table-cell table:style-name="ce85" table:formula="of:=[.I16]/[$'loan-parameters'.$B$26]" office:value-type="float" office:value="109.603054271779" calcext:value-type="float">
            <text:p>109.60</text:p>
          </table:table-cell>
          <table:table-cell table:style-name="ce31" table:formula="of:=IF([.I16]&lt;=[$'current-situation'.$E$7];[$'loan-parameters'.$B$6]-ORG.OPENOFFICE.MONTHS([$'loan-parameters'.$B$4];TODAY();1)/12;(LN([.I16])-LN([.I1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6]*[.K16]*12+[$'loan-parameters'.$B$32])/[$'loan-parameters'.$B$26]" office:value-type="float" office:value="39274.4277807208" calcext:value-type="float">
            <text:p>39,2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table:formula="of:=[.A17]/12" office:value-type="float" office:value="1.33333333333333" calcext:value-type="float">
            <text:p>1.33</text:p>
          </table:table-cell>
          <table:table-cell table:style-name="ce47" table:formula="of:=IF([.B17]&lt;=[$'repayment-scenarios'.$B$28];[$'loan-parameters'.$B$31]*[$'current-situation'.$C$7]*(1+[$'current-situation'.$C$7])^[.A17]/((1+[$'current-situation'.$C$7])^[.A17]-1);&quot;&quot;)" office:value-type="currency" office:currency="GBP" office:value="3221.87179961901" calcext:value-type="currency">
            <text:p>£3,221.87</text:p>
          </table:table-cell>
          <table:table-cell table:formula="of:=IF([.C17]&lt;&gt;&quot;&quot;;[.C17]*[.A17]+[$'loan-parameters'.$B$32];&quot;&quot;)" office:value-type="currency" office:currency="GBP" office:value="51569.9487939042" calcext:value-type="currency">
            <text:p>£51,569.95</text:p>
          </table:table-cell>
          <table:table-cell/>
          <table:table-cell table:style-name="ce31" table:formula="of:=[.B16]" office:value-type="float" office:value="1.25" calcext:value-type="float">
            <text:p>1.25</text:p>
          </table:table-cell>
          <table:table-cell table:formula="of:=IF([.F17]&lt;=[$'current-situation'.$D$7];[$'loan-parameters'.$B$31]*(1+[$'current-situation'.$C$7])^([.F17]*12)-[$'current-situation'.$B$29]/[$'current-situation'.$C$7]*((1+[$'current-situation'.$C$7])^([.F17]*12)-1);0)/[$'loan-parameters'.$B$26]" office:value-type="float" office:value="90513.0691301654" calcext:value-type="float">
            <text:p>90,513.07</text:p>
          </table:table-cell>
          <table:table-cell/>
          <table:table-cell table:style-name="ce47" office:value-type="currency" office:currency="GBP" office:value="65" calcext:value-type="currency">
            <text:p>£65.00</text:p>
          </table:table-cell>
          <table:table-cell table:style-name="ce85" table:formula="of:=[.I17]/[$'loan-parameters'.$B$26]" office:value-type="float" office:value="118.736642127761" calcext:value-type="float">
            <text:p>118.74</text:p>
          </table:table-cell>
          <table:table-cell table:style-name="ce31" table:formula="of:=IF([.I17]&lt;=[$'current-situation'.$E$7];[$'loan-parameters'.$B$6]-ORG.OPENOFFICE.MONTHS([$'loan-parameters'.$B$4];TODAY();1)/12;(LN([.I17])-LN([.I1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7]*[.K17]*12+[$'loan-parameters'.$B$32])/[$'loan-parameters'.$B$26]" office:value-type="float" office:value="42544.2522331622" calcext:value-type="float">
            <text:p>42,544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table:formula="of:=[.A18]/12" office:value-type="float" office:value="1.41666666666667" calcext:value-type="float">
            <text:p>1.42</text:p>
          </table:table-cell>
          <table:table-cell table:style-name="ce47" table:formula="of:=IF([.B18]&lt;=[$'repayment-scenarios'.$B$28];[$'loan-parameters'.$B$31]*[$'current-situation'.$C$7]*(1+[$'current-situation'.$C$7])^[.A18]/((1+[$'current-situation'.$C$7])^[.A18]-1);&quot;&quot;)" office:value-type="currency" office:currency="GBP" office:value="3037.06460538144" calcext:value-type="currency">
            <text:p>£3,037.06</text:p>
          </table:table-cell>
          <table:table-cell table:formula="of:=IF([.C18]&lt;&gt;&quot;&quot;;[.C18]*[.A18]+[$'loan-parameters'.$B$32];&quot;&quot;)" office:value-type="currency" office:currency="GBP" office:value="51650.0982914844" calcext:value-type="currency">
            <text:p>£51,650.10</text:p>
          </table:table-cell>
          <table:table-cell/>
          <table:table-cell table:style-name="ce31" table:formula="of:=[.B17]" office:value-type="float" office:value="1.33333333333333" calcext:value-type="float">
            <text:p>1.33</text:p>
          </table:table-cell>
          <table:table-cell table:formula="of:=IF([.F18]&lt;=[$'current-situation'.$D$7];[$'loan-parameters'.$B$31]*(1+[$'current-situation'.$C$7])^([.F18]*12)-[$'current-situation'.$B$29]/[$'current-situation'.$C$7]*((1+[$'current-situation'.$C$7])^([.F18]*12)-1);0)/[$'loan-parameters'.$B$26]" office:value-type="float" office:value="90431.8551974506" calcext:value-type="float">
            <text:p>90,431.86</text:p>
          </table:table-cell>
          <table:table-cell/>
          <table:table-cell table:style-name="ce47" office:value-type="currency" office:currency="GBP" office:value="70" calcext:value-type="currency">
            <text:p>£70.00</text:p>
          </table:table-cell>
          <table:table-cell table:style-name="ce85" table:formula="of:=[.I18]/[$'loan-parameters'.$B$26]" office:value-type="float" office:value="127.870229983742" calcext:value-type="float">
            <text:p>127.87</text:p>
          </table:table-cell>
          <table:table-cell table:style-name="ce31" table:formula="of:=IF([.I18]&lt;=[$'current-situation'.$E$7];[$'loan-parameters'.$B$6]-ORG.OPENOFFICE.MONTHS([$'loan-parameters'.$B$4];TODAY();1)/12;(LN([.I18])-LN([.I1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8]*[.K18]*12+[$'loan-parameters'.$B$32])/[$'loan-parameters'.$B$26]" office:value-type="float" office:value="45814.0766856036" calcext:value-type="float">
            <text:p>45,81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table:formula="of:=[.A19]/12" office:value-type="float" office:value="1.5" calcext:value-type="float">
            <text:p>1.50</text:p>
          </table:table-cell>
          <table:table-cell table:style-name="ce47" table:formula="of:=IF([.B19]&lt;=[$'repayment-scenarios'.$B$28];[$'loan-parameters'.$B$31]*[$'current-situation'.$C$7]*(1+[$'current-situation'.$C$7])^[.A19]/((1+[$'current-situation'.$C$7])^[.A19]-1);&quot;&quot;)" office:value-type="currency" office:currency="GBP" office:value="2872.7961156258" calcext:value-type="currency">
            <text:p>£2,872.80</text:p>
          </table:table-cell>
          <table:table-cell table:formula="of:=IF([.C19]&lt;&gt;&quot;&quot;;[.C19]*[.A19]+[$'loan-parameters'.$B$32];&quot;&quot;)" office:value-type="currency" office:currency="GBP" office:value="51730.3300812645" calcext:value-type="currency">
            <text:p>£51,730.33</text:p>
          </table:table-cell>
          <table:table-cell/>
          <table:table-cell table:style-name="ce31" table:formula="of:=[.B18]" office:value-type="float" office:value="1.41666666666667" calcext:value-type="float">
            <text:p>1.42</text:p>
          </table:table-cell>
          <table:table-cell table:formula="of:=IF([.F19]&lt;=[$'current-situation'.$D$7];[$'loan-parameters'.$B$31]*(1+[$'current-situation'.$C$7])^([.F19]*12)-[$'current-situation'.$B$29]/[$'current-situation'.$C$7]*((1+[$'current-situation'.$C$7])^([.F19]*12)-1);0)/[$'loan-parameters'.$B$26]" office:value-type="float" office:value="90350.3863260741" calcext:value-type="float">
            <text:p>90,350.39</text:p>
          </table:table-cell>
          <table:table-cell/>
          <table:table-cell table:style-name="ce47" office:value-type="currency" office:currency="GBP" office:value="75" calcext:value-type="currency">
            <text:p>£75.00</text:p>
          </table:table-cell>
          <table:table-cell table:style-name="ce85" table:formula="of:=[.I19]/[$'loan-parameters'.$B$26]" office:value-type="float" office:value="137.003817839724" calcext:value-type="float">
            <text:p>137.00</text:p>
          </table:table-cell>
          <table:table-cell table:style-name="ce31" table:formula="of:=IF([.I19]&lt;=[$'current-situation'.$E$7];[$'loan-parameters'.$B$6]-ORG.OPENOFFICE.MONTHS([$'loan-parameters'.$B$4];TODAY();1)/12;(LN([.I19])-LN([.I1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19]*[.K19]*12+[$'loan-parameters'.$B$32])/[$'loan-parameters'.$B$26]" office:value-type="float" office:value="49083.901138045" calcext:value-type="float">
            <text:p>49,083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1" table:formula="of:=[.A20]/12" office:value-type="float" office:value="1.58333333333333" calcext:value-type="float">
            <text:p>1.58</text:p>
          </table:table-cell>
          <table:table-cell table:style-name="ce47" table:formula="of:=IF([.B20]&lt;=[$'repayment-scenarios'.$B$28];[$'loan-parameters'.$B$31]*[$'current-situation'.$C$7]*(1+[$'current-situation'.$C$7])^[.A20]/((1+[$'current-situation'.$C$7])^[.A20]-1);&quot;&quot;)" office:value-type="currency" office:currency="GBP" office:value="2725.82337686396" calcext:value-type="currency">
            <text:p>£2,725.82</text:p>
          </table:table-cell>
          <table:table-cell table:formula="of:=IF([.C20]&lt;&gt;&quot;&quot;;[.C20]*[.A20]+[$'loan-parameters'.$B$32];&quot;&quot;)" office:value-type="currency" office:currency="GBP" office:value="51810.6441604153" calcext:value-type="currency">
            <text:p>£51,810.64</text:p>
          </table:table-cell>
          <table:table-cell/>
          <table:table-cell table:style-name="ce31" table:formula="of:=[.B19]" office:value-type="float" office:value="1.5" calcext:value-type="float">
            <text:p>1.50</text:p>
          </table:table-cell>
          <table:table-cell table:formula="of:=IF([.F20]&lt;=[$'current-situation'.$D$7];[$'loan-parameters'.$B$31]*(1+[$'current-situation'.$C$7])^([.F20]*12)-[$'current-situation'.$B$29]/[$'current-situation'.$C$7]*((1+[$'current-situation'.$C$7])^([.F20]*12)-1);0)/[$'loan-parameters'.$B$26]" office:value-type="float" office:value="90268.6617157578" calcext:value-type="float">
            <text:p>90,268.66</text:p>
          </table:table-cell>
          <table:table-cell/>
          <table:table-cell table:style-name="ce47" office:value-type="currency" office:currency="GBP" office:value="80" calcext:value-type="currency">
            <text:p>£80.00</text:p>
          </table:table-cell>
          <table:table-cell table:style-name="ce85" table:formula="of:=[.I20]/[$'loan-parameters'.$B$26]" office:value-type="float" office:value="146.137405695705" calcext:value-type="float">
            <text:p>146.14</text:p>
          </table:table-cell>
          <table:table-cell table:style-name="ce31" table:formula="of:=IF([.I20]&lt;=[$'current-situation'.$E$7];[$'loan-parameters'.$B$6]-ORG.OPENOFFICE.MONTHS([$'loan-parameters'.$B$4];TODAY();1)/12;(LN([.I20])-LN([.I2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0]*[.K20]*12+[$'loan-parameters'.$B$32])/[$'loan-parameters'.$B$26]" office:value-type="float" office:value="52353.7255904865" calcext:value-type="float">
            <text:p>52,35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1" table:formula="of:=[.A21]/12" office:value-type="float" office:value="1.66666666666667" calcext:value-type="float">
            <text:p>1.67</text:p>
          </table:table-cell>
          <table:table-cell table:style-name="ce47" table:formula="of:=IF([.B21]&lt;=[$'repayment-scenarios'.$B$28];[$'loan-parameters'.$B$31]*[$'current-situation'.$C$7]*(1+[$'current-situation'.$C$7])^[.A21]/((1+[$'current-situation'.$C$7])^[.A21]-1);&quot;&quot;)" office:value-type="currency" office:currency="GBP" office:value="2593.55202629731" calcext:value-type="currency">
            <text:p>£2,593.55</text:p>
          </table:table-cell>
          <table:table-cell table:formula="of:=IF([.C21]&lt;&gt;&quot;&quot;;[.C21]*[.A21]+[$'loan-parameters'.$B$32];&quot;&quot;)" office:value-type="currency" office:currency="GBP" office:value="51891.0405259462" calcext:value-type="currency">
            <text:p>£51,891.04</text:p>
          </table:table-cell>
          <table:table-cell/>
          <table:table-cell table:style-name="ce31" table:formula="of:=[.B20]" office:value-type="float" office:value="1.58333333333333" calcext:value-type="float">
            <text:p>1.58</text:p>
          </table:table-cell>
          <table:table-cell table:formula="of:=IF([.F21]&lt;=[$'current-situation'.$D$7];[$'loan-parameters'.$B$31]*(1+[$'current-situation'.$C$7])^([.F21]*12)-[$'current-situation'.$B$29]/[$'current-situation'.$C$7]*((1+[$'current-situation'.$C$7])^([.F21]*12)-1);0)/[$'loan-parameters'.$B$26]" office:value-type="float" office:value="90186.6805637117" calcext:value-type="float">
            <text:p>90,186.68</text:p>
          </table:table-cell>
          <table:table-cell/>
          <table:table-cell table:style-name="ce47" office:value-type="currency" office:currency="GBP" office:value="85" calcext:value-type="currency">
            <text:p>£85.00</text:p>
          </table:table-cell>
          <table:table-cell table:style-name="ce85" table:formula="of:=[.I21]/[$'loan-parameters'.$B$26]" office:value-type="float" office:value="155.270993551687" calcext:value-type="float">
            <text:p>155.27</text:p>
          </table:table-cell>
          <table:table-cell table:style-name="ce31" table:formula="of:=IF([.I21]&lt;=[$'current-situation'.$E$7];[$'loan-parameters'.$B$6]-ORG.OPENOFFICE.MONTHS([$'loan-parameters'.$B$4];TODAY();1)/12;(LN([.I21])-LN([.I2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1]*[.K21]*12+[$'loan-parameters'.$B$32])/[$'loan-parameters'.$B$26]" office:value-type="float" office:value="55623.5500429279" calcext:value-type="float">
            <text:p>55,6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1" table:formula="of:=[.A22]/12" office:value-type="float" office:value="1.75" calcext:value-type="float">
            <text:p>1.75</text:p>
          </table:table-cell>
          <table:table-cell table:style-name="ce47" table:formula="of:=IF([.B22]&lt;=[$'repayment-scenarios'.$B$28];[$'loan-parameters'.$B$31]*[$'current-situation'.$C$7]*(1+[$'current-situation'.$C$7])^[.A22]/((1+[$'current-situation'.$C$7])^[.A22]-1);&quot;&quot;)" office:value-type="currency" office:currency="GBP" office:value="2473.88186546216" calcext:value-type="currency">
            <text:p>£2,473.88</text:p>
          </table:table-cell>
          <table:table-cell table:formula="of:=IF([.C22]&lt;&gt;&quot;&quot;;[.C22]*[.A22]+[$'loan-parameters'.$B$32];&quot;&quot;)" office:value-type="currency" office:currency="GBP" office:value="51971.5191747053" calcext:value-type="currency">
            <text:p>£51,971.52</text:p>
          </table:table-cell>
          <table:table-cell/>
          <table:table-cell table:style-name="ce31" table:formula="of:=[.B21]" office:value-type="float" office:value="1.66666666666667" calcext:value-type="float">
            <text:p>1.67</text:p>
          </table:table-cell>
          <table:table-cell table:formula="of:=IF([.F22]&lt;=[$'current-situation'.$D$7];[$'loan-parameters'.$B$31]*(1+[$'current-situation'.$C$7])^([.F22]*12)-[$'current-situation'.$B$29]/[$'current-situation'.$C$7]*((1+[$'current-situation'.$C$7])^([.F22]*12)-1);0)/[$'loan-parameters'.$B$26]" office:value-type="float" office:value="90104.4420646255" calcext:value-type="float">
            <text:p>90,104.44</text:p>
          </table:table-cell>
          <table:table-cell/>
          <table:table-cell table:style-name="ce47" office:value-type="currency" office:currency="GBP" office:value="90" calcext:value-type="currency">
            <text:p>£90.00</text:p>
          </table:table-cell>
          <table:table-cell table:style-name="ce85" table:formula="of:=[.I22]/[$'loan-parameters'.$B$26]" office:value-type="float" office:value="164.404581407669" calcext:value-type="float">
            <text:p>164.40</text:p>
          </table:table-cell>
          <table:table-cell table:style-name="ce31" table:formula="of:=IF([.I22]&lt;=[$'current-situation'.$E$7];[$'loan-parameters'.$B$6]-ORG.OPENOFFICE.MONTHS([$'loan-parameters'.$B$4];TODAY();1)/12;(LN([.I22])-LN([.I2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2]*[.K22]*12+[$'loan-parameters'.$B$32])/[$'loan-parameters'.$B$26]" office:value-type="float" office:value="58893.3744953693" calcext:value-type="float">
            <text:p>58,893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1" table:formula="of:=[.A23]/12" office:value-type="float" office:value="1.83333333333333" calcext:value-type="float">
            <text:p>1.83</text:p>
          </table:table-cell>
          <table:table-cell table:style-name="ce47" table:formula="of:=IF([.B23]&lt;=[$'repayment-scenarios'.$B$28];[$'loan-parameters'.$B$31]*[$'current-situation'.$C$7]*(1+[$'current-situation'.$C$7])^[.A23]/((1+[$'current-situation'.$C$7])^[.A23]-1);&quot;&quot;)" office:value-type="currency" office:currency="GBP" office:value="2365.09455015358" calcext:value-type="currency">
            <text:p>£2,365.09</text:p>
          </table:table-cell>
          <table:table-cell table:formula="of:=IF([.C23]&lt;&gt;&quot;&quot;;[.C23]*[.A23]+[$'loan-parameters'.$B$32];&quot;&quot;)" office:value-type="currency" office:currency="GBP" office:value="52052.0801033787" calcext:value-type="currency">
            <text:p>£52,052.08</text:p>
          </table:table-cell>
          <table:table-cell/>
          <table:table-cell table:style-name="ce31" table:formula="of:=[.B22]" office:value-type="float" office:value="1.75" calcext:value-type="float">
            <text:p>1.75</text:p>
          </table:table-cell>
          <table:table-cell table:formula="of:=IF([.F23]&lt;=[$'current-situation'.$D$7];[$'loan-parameters'.$B$31]*(1+[$'current-situation'.$C$7])^([.F23]*12)-[$'current-situation'.$B$29]/[$'current-situation'.$C$7]*((1+[$'current-situation'.$C$7])^([.F23]*12)-1);0)/[$'loan-parameters'.$B$26]" office:value-type="float" office:value="90021.9454106612" calcext:value-type="float">
            <text:p>90,021.95</text:p>
          </table:table-cell>
          <table:table-cell/>
          <table:table-cell table:style-name="ce47" office:value-type="currency" office:currency="GBP" office:value="95" calcext:value-type="currency">
            <text:p>£95.00</text:p>
          </table:table-cell>
          <table:table-cell table:style-name="ce85" table:formula="of:=[.I23]/[$'loan-parameters'.$B$26]" office:value-type="float" office:value="173.53816926365" calcext:value-type="float">
            <text:p>173.54</text:p>
          </table:table-cell>
          <table:table-cell table:style-name="ce31" table:formula="of:=IF([.I23]&lt;=[$'current-situation'.$E$7];[$'loan-parameters'.$B$6]-ORG.OPENOFFICE.MONTHS([$'loan-parameters'.$B$4];TODAY();1)/12;(LN([.I23])-LN([.I2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3]*[.K23]*12+[$'loan-parameters'.$B$32])/[$'loan-parameters'.$B$26]" office:value-type="float" office:value="62163.1989478107" calcext:value-type="float">
            <text:p>62,16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1" table:formula="of:=[.A24]/12" office:value-type="float" office:value="1.91666666666667" calcext:value-type="float">
            <text:p>1.92</text:p>
          </table:table-cell>
          <table:table-cell table:style-name="ce47" table:formula="of:=IF([.B24]&lt;=[$'repayment-scenarios'.$B$28];[$'loan-parameters'.$B$31]*[$'current-situation'.$C$7]*(1+[$'current-situation'.$C$7])^[.A24]/((1+[$'current-situation'.$C$7])^[.A24]-1);&quot;&quot;)" office:value-type="currency" office:currency="GBP" office:value="2265.77057863007" calcext:value-type="currency">
            <text:p>£2,265.77</text:p>
          </table:table-cell>
          <table:table-cell table:formula="of:=IF([.C24]&lt;&gt;&quot;&quot;;[.C24]*[.A24]+[$'loan-parameters'.$B$32];&quot;&quot;)" office:value-type="currency" office:currency="GBP" office:value="52132.7233084915" calcext:value-type="currency">
            <text:p>£52,132.72</text:p>
          </table:table-cell>
          <table:table-cell/>
          <table:table-cell table:style-name="ce31" table:formula="of:=[.B23]" office:value-type="float" office:value="1.83333333333333" calcext:value-type="float">
            <text:p>1.83</text:p>
          </table:table-cell>
          <table:table-cell table:formula="of:=IF([.F24]&lt;=[$'current-situation'.$D$7];[$'loan-parameters'.$B$31]*(1+[$'current-situation'.$C$7])^([.F24]*12)-[$'current-situation'.$B$29]/[$'current-situation'.$C$7]*((1+[$'current-situation'.$C$7])^([.F24]*12)-1);0)/[$'loan-parameters'.$B$26]" office:value-type="float" office:value="89939.1897914448" calcext:value-type="float">
            <text:p>89,939.19</text:p>
          </table:table-cell>
          <table:table-cell/>
          <table:table-cell table:style-name="ce47" office:value-type="currency" office:currency="GBP" office:value="100" calcext:value-type="currency">
            <text:p>£100.00</text:p>
          </table:table-cell>
          <table:table-cell table:style-name="ce85" table:formula="of:=[.I24]/[$'loan-parameters'.$B$26]" office:value-type="float" office:value="182.671757119632" calcext:value-type="float">
            <text:p>182.67</text:p>
          </table:table-cell>
          <table:table-cell table:style-name="ce31" table:formula="of:=IF([.I24]&lt;=[$'current-situation'.$E$7];[$'loan-parameters'.$B$6]-ORG.OPENOFFICE.MONTHS([$'loan-parameters'.$B$4];TODAY();1)/12;(LN([.I24])-LN([.I2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4]*[.K24]*12+[$'loan-parameters'.$B$32])/[$'loan-parameters'.$B$26]" office:value-type="float" office:value="65433.0234002521" calcext:value-type="float">
            <text:p>65,433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1" table:formula="of:=[.A25]/12" office:value-type="float" office:value="2" calcext:value-type="float">
            <text:p>2.00</text:p>
          </table:table-cell>
          <table:table-cell table:style-name="ce47" table:formula="of:=IF([.B25]&lt;=[$'repayment-scenarios'.$B$28];[$'loan-parameters'.$B$31]*[$'current-situation'.$C$7]*(1+[$'current-situation'.$C$7])^[.A25]/((1+[$'current-situation'.$C$7])^[.A25]-1);&quot;&quot;)" office:value-type="currency" office:currency="GBP" office:value="2174.72703276696" calcext:value-type="currency">
            <text:p>£2,174.73</text:p>
          </table:table-cell>
          <table:table-cell table:formula="of:=IF([.C25]&lt;&gt;&quot;&quot;;[.C25]*[.A25]+[$'loan-parameters'.$B$32];&quot;&quot;)" office:value-type="currency" office:currency="GBP" office:value="52213.4487864071" calcext:value-type="currency">
            <text:p>£52,213.45</text:p>
          </table:table-cell>
          <table:table-cell/>
          <table:table-cell table:style-name="ce31" table:formula="of:=[.B24]" office:value-type="float" office:value="1.91666666666667" calcext:value-type="float">
            <text:p>1.92</text:p>
          </table:table-cell>
          <table:table-cell table:formula="of:=IF([.F25]&lt;=[$'current-situation'.$D$7];[$'loan-parameters'.$B$31]*(1+[$'current-situation'.$C$7])^([.F25]*12)-[$'current-situation'.$B$29]/[$'current-situation'.$C$7]*((1+[$'current-situation'.$C$7])^([.F25]*12)-1);0)/[$'loan-parameters'.$B$26]" office:value-type="float" office:value="89856.1743940584" calcext:value-type="float">
            <text:p>89,856.17</text:p>
          </table:table-cell>
          <table:table-cell/>
          <table:table-cell table:style-name="ce47" office:value-type="currency" office:currency="GBP" office:value="105" calcext:value-type="currency">
            <text:p>£105.00</text:p>
          </table:table-cell>
          <table:table-cell table:style-name="ce85" table:formula="of:=[.I25]/[$'loan-parameters'.$B$26]" office:value-type="float" office:value="191.805344975613" calcext:value-type="float">
            <text:p>191.81</text:p>
          </table:table-cell>
          <table:table-cell table:style-name="ce31" table:formula="of:=IF([.I25]&lt;=[$'current-situation'.$E$7];[$'loan-parameters'.$B$6]-ORG.OPENOFFICE.MONTHS([$'loan-parameters'.$B$4];TODAY();1)/12;(LN([.I25])-LN([.I2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5]*[.K25]*12+[$'loan-parameters'.$B$32])/[$'loan-parameters'.$B$26]" office:value-type="float" office:value="68702.8478526935" calcext:value-type="float">
            <text:p>68,702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1" table:formula="of:=[.A26]/12" office:value-type="float" office:value="2.08333333333333" calcext:value-type="float">
            <text:p>2.08</text:p>
          </table:table-cell>
          <table:table-cell table:style-name="ce47" table:formula="of:=IF([.B26]&lt;=[$'repayment-scenarios'.$B$28];[$'loan-parameters'.$B$31]*[$'current-situation'.$C$7]*(1+[$'current-situation'.$C$7])^[.A26]/((1+[$'current-situation'.$C$7])^[.A26]-1);&quot;&quot;)" office:value-type="currency" office:currency="GBP" office:value="2090.97026133311" calcext:value-type="currency">
            <text:p>£2,090.97</text:p>
          </table:table-cell>
          <table:table-cell table:formula="of:=IF([.C26]&lt;&gt;&quot;&quot;;[.C26]*[.A26]+[$'loan-parameters'.$B$32];&quot;&quot;)" office:value-type="currency" office:currency="GBP" office:value="52294.2565333276" calcext:value-type="currency">
            <text:p>£52,294.26</text:p>
          </table:table-cell>
          <table:table-cell/>
          <table:table-cell table:style-name="ce31" table:formula="of:=[.B25]" office:value-type="float" office:value="2" calcext:value-type="float">
            <text:p>2.00</text:p>
          </table:table-cell>
          <table:table-cell table:formula="of:=IF([.F26]&lt;=[$'current-situation'.$D$7];[$'loan-parameters'.$B$31]*(1+[$'current-situation'.$C$7])^([.F26]*12)-[$'current-situation'.$B$29]/[$'current-situation'.$C$7]*((1+[$'current-situation'.$C$7])^([.F26]*12)-1);0)/[$'loan-parameters'.$B$26]" office:value-type="float" office:value="89772.8984030324" calcext:value-type="float">
            <text:p>89,772.90</text:p>
          </table:table-cell>
          <table:table-cell/>
          <table:table-cell table:style-name="ce47" office:value-type="currency" office:currency="GBP" office:value="110" calcext:value-type="currency">
            <text:p>£110.00</text:p>
          </table:table-cell>
          <table:table-cell table:style-name="ce85" table:formula="of:=[.I26]/[$'loan-parameters'.$B$26]" office:value-type="float" office:value="200.938932831595" calcext:value-type="float">
            <text:p>200.94</text:p>
          </table:table-cell>
          <table:table-cell table:style-name="ce31" table:formula="of:=IF([.I26]&lt;=[$'current-situation'.$E$7];[$'loan-parameters'.$B$6]-ORG.OPENOFFICE.MONTHS([$'loan-parameters'.$B$4];TODAY();1)/12;(LN([.I26])-LN([.I2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6]*[.K26]*12+[$'loan-parameters'.$B$32])/[$'loan-parameters'.$B$26]" office:value-type="float" office:value="71972.6723051349" calcext:value-type="float">
            <text:p>71,972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1" table:formula="of:=[.A27]/12" office:value-type="float" office:value="2.16666666666667" calcext:value-type="float">
            <text:p>2.17</text:p>
          </table:table-cell>
          <table:table-cell table:style-name="ce47" table:formula="of:=IF([.B27]&lt;=[$'repayment-scenarios'.$B$28];[$'loan-parameters'.$B$31]*[$'current-situation'.$C$7]*(1+[$'current-situation'.$C$7])^[.A27]/((1+[$'current-situation'.$C$7])^[.A27]-1);&quot;&quot;)" office:value-type="currency" office:currency="GBP" office:value="2013.6594825113" calcext:value-type="currency">
            <text:p>£2,013.66</text:p>
          </table:table-cell>
          <table:table-cell table:formula="of:=IF([.C27]&lt;&gt;&quot;&quot;;[.C27]*[.A27]+[$'loan-parameters'.$B$32];&quot;&quot;)" office:value-type="currency" office:currency="GBP" office:value="52375.1465452938" calcext:value-type="currency">
            <text:p>£52,375.15</text:p>
          </table:table-cell>
          <table:table-cell/>
          <table:table-cell table:style-name="ce31" table:formula="of:=[.B26]" office:value-type="float" office:value="2.08333333333333" calcext:value-type="float">
            <text:p>2.08</text:p>
          </table:table-cell>
          <table:table-cell table:formula="of:=IF([.F27]&lt;=[$'current-situation'.$D$7];[$'loan-parameters'.$B$31]*(1+[$'current-situation'.$C$7])^([.F27]*12)-[$'current-situation'.$B$29]/[$'current-situation'.$C$7]*((1+[$'current-situation'.$C$7])^([.F27]*12)-1);0)/[$'loan-parameters'.$B$26]" office:value-type="float" office:value="89689.3610003372" calcext:value-type="float">
            <text:p>89,689.36</text:p>
          </table:table-cell>
          <table:table-cell/>
          <table:table-cell table:style-name="ce47" office:value-type="currency" office:currency="GBP" office:value="115" calcext:value-type="currency">
            <text:p>£115.00</text:p>
          </table:table-cell>
          <table:table-cell table:style-name="ce85" table:formula="of:=[.I27]/[$'loan-parameters'.$B$26]" office:value-type="float" office:value="210.072520687577" calcext:value-type="float">
            <text:p>210.07</text:p>
          </table:table-cell>
          <table:table-cell table:style-name="ce31" table:formula="of:=IF([.I27]&lt;=[$'current-situation'.$E$7];[$'loan-parameters'.$B$6]-ORG.OPENOFFICE.MONTHS([$'loan-parameters'.$B$4];TODAY();1)/12;(LN([.I27])-LN([.I2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7]*[.K27]*12+[$'loan-parameters'.$B$32])/[$'loan-parameters'.$B$26]" office:value-type="float" office:value="75242.4967575763" calcext:value-type="float">
            <text:p>75,242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1" table:formula="of:=[.A28]/12" office:value-type="float" office:value="2.25" calcext:value-type="float">
            <text:p>2.25</text:p>
          </table:table-cell>
          <table:table-cell table:style-name="ce47" table:formula="of:=IF([.B28]&lt;=[$'repayment-scenarios'.$B$28];[$'loan-parameters'.$B$31]*[$'current-situation'.$C$7]*(1+[$'current-situation'.$C$7])^[.A28]/((1+[$'current-situation'.$C$7])^[.A28]-1);&quot;&quot;)" office:value-type="currency" office:currency="GBP" office:value="1942.07847474759" calcext:value-type="currency">
            <text:p>£1,942.08</text:p>
          </table:table-cell>
          <table:table-cell table:formula="of:=IF([.C28]&lt;&gt;&quot;&quot;;[.C28]*[.A28]+[$'loan-parameters'.$B$32];&quot;&quot;)" office:value-type="currency" office:currency="GBP" office:value="52456.1188181848" calcext:value-type="currency">
            <text:p>£52,456.12</text:p>
          </table:table-cell>
          <table:table-cell/>
          <table:table-cell table:style-name="ce31" table:formula="of:=[.B27]" office:value-type="float" office:value="2.16666666666667" calcext:value-type="float">
            <text:p>2.17</text:p>
          </table:table-cell>
          <table:table-cell table:formula="of:=IF([.F28]&lt;=[$'current-situation'.$D$7];[$'loan-parameters'.$B$31]*(1+[$'current-situation'.$C$7])^([.F28]*12)-[$'current-situation'.$B$29]/[$'current-situation'.$C$7]*((1+[$'current-situation'.$C$7])^([.F28]*12)-1);0)/[$'loan-parameters'.$B$26]" office:value-type="float" office:value="89605.5613653755" calcext:value-type="float">
            <text:p>89,605.56</text:p>
          </table:table-cell>
          <table:table-cell/>
          <table:table-cell table:style-name="ce47" office:value-type="currency" office:currency="GBP" office:value="120" calcext:value-type="currency">
            <text:p>£120.00</text:p>
          </table:table-cell>
          <table:table-cell table:style-name="ce85" table:formula="of:=[.I28]/[$'loan-parameters'.$B$26]" office:value-type="float" office:value="219.206108543558" calcext:value-type="float">
            <text:p>219.21</text:p>
          </table:table-cell>
          <table:table-cell table:style-name="ce31" table:formula="of:=IF([.I28]&lt;=[$'current-situation'.$E$7];[$'loan-parameters'.$B$6]-ORG.OPENOFFICE.MONTHS([$'loan-parameters'.$B$4];TODAY();1)/12;(LN([.I28])-LN([.I2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8]*[.K28]*12+[$'loan-parameters'.$B$32])/[$'loan-parameters'.$B$26]" office:value-type="float" office:value="78512.3212100177" calcext:value-type="float">
            <text:p>78,51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1" table:formula="of:=[.A29]/12" office:value-type="float" office:value="2.33333333333333" calcext:value-type="float">
            <text:p>2.33</text:p>
          </table:table-cell>
          <table:table-cell table:style-name="ce47" table:formula="of:=IF([.B29]&lt;=[$'repayment-scenarios'.$B$28];[$'loan-parameters'.$B$31]*[$'current-situation'.$C$7]*(1+[$'current-situation'.$C$7])^[.A29]/((1+[$'current-situation'.$C$7])^[.A29]-1);&quot;&quot;)" office:value-type="currency" office:currency="GBP" office:value="1875.61333384709" calcext:value-type="currency">
            <text:p>£1,875.61</text:p>
          </table:table-cell>
          <table:table-cell table:formula="of:=IF([.C29]&lt;&gt;&quot;&quot;;[.C29]*[.A29]+[$'loan-parameters'.$B$32];&quot;&quot;)" office:value-type="currency" office:currency="GBP" office:value="52537.1733477186" calcext:value-type="currency">
            <text:p>£52,537.17</text:p>
          </table:table-cell>
          <table:table-cell/>
          <table:table-cell table:style-name="ce31" table:formula="of:=[.B28]" office:value-type="float" office:value="2.25" calcext:value-type="float">
            <text:p>2.25</text:p>
          </table:table-cell>
          <table:table-cell table:formula="of:=IF([.F29]&lt;=[$'current-situation'.$D$7];[$'loan-parameters'.$B$31]*(1+[$'current-situation'.$C$7])^([.F29]*12)-[$'current-situation'.$B$29]/[$'current-situation'.$C$7]*((1+[$'current-situation'.$C$7])^([.F29]*12)-1);0)/[$'loan-parameters'.$B$26]" office:value-type="float" office:value="89521.4986749739" calcext:value-type="float">
            <text:p>89,521.50</text:p>
          </table:table-cell>
          <table:table-cell/>
          <table:table-cell table:style-name="ce47" office:value-type="currency" office:currency="GBP" office:value="125" calcext:value-type="currency">
            <text:p>£125.00</text:p>
          </table:table-cell>
          <table:table-cell table:style-name="ce85" table:formula="of:=[.I29]/[$'loan-parameters'.$B$26]" office:value-type="float" office:value="228.33969639954" calcext:value-type="float">
            <text:p>228.34</text:p>
          </table:table-cell>
          <table:table-cell table:style-name="ce31" table:formula="of:=IF([.I29]&lt;=[$'current-situation'.$E$7];[$'loan-parameters'.$B$6]-ORG.OPENOFFICE.MONTHS([$'loan-parameters'.$B$4];TODAY();1)/12;(LN([.I29])-LN([.I2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29]*[.K29]*12+[$'loan-parameters'.$B$32])/[$'loan-parameters'.$B$26]" office:value-type="float" office:value="81782.1456624591" calcext:value-type="float">
            <text:p>81,78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1" table:formula="of:=[.A30]/12" office:value-type="float" office:value="2.41666666666667" calcext:value-type="float">
            <text:p>2.42</text:p>
          </table:table-cell>
          <table:table-cell table:style-name="ce47" table:formula="of:=IF([.B30]&lt;=[$'repayment-scenarios'.$B$28];[$'loan-parameters'.$B$31]*[$'current-situation'.$C$7]*(1+[$'current-situation'.$C$7])^[.A30]/((1+[$'current-situation'.$C$7])^[.A30]-1);&quot;&quot;)" office:value-type="currency" office:currency="GBP" office:value="1813.73483205007" calcext:value-type="currency">
            <text:p>£1,813.73</text:p>
          </table:table-cell>
          <table:table-cell table:formula="of:=IF([.C30]&lt;&gt;&quot;&quot;;[.C30]*[.A30]+[$'loan-parameters'.$B$32];&quot;&quot;)" office:value-type="currency" office:currency="GBP" office:value="52618.310129452" calcext:value-type="currency">
            <text:p>£52,618.31</text:p>
          </table:table-cell>
          <table:table-cell/>
          <table:table-cell table:style-name="ce31" table:formula="of:=[.B29]" office:value-type="float" office:value="2.33333333333333" calcext:value-type="float">
            <text:p>2.33</text:p>
          </table:table-cell>
          <table:table-cell table:formula="of:=IF([.F30]&lt;=[$'current-situation'.$D$7];[$'loan-parameters'.$B$31]*(1+[$'current-situation'.$C$7])^([.F30]*12)-[$'current-situation'.$B$29]/[$'current-situation'.$C$7]*((1+[$'current-situation'.$C$7])^([.F30]*12)-1);0)/[$'loan-parameters'.$B$26]" office:value-type="float" office:value="89437.1721033751" calcext:value-type="float">
            <text:p>89,437.17</text:p>
          </table:table-cell>
          <table:table-cell/>
          <table:table-cell table:style-name="ce47" office:value-type="currency" office:currency="GBP" office:value="130" calcext:value-type="currency">
            <text:p>£130.00</text:p>
          </table:table-cell>
          <table:table-cell table:style-name="ce85" table:formula="of:=[.I30]/[$'loan-parameters'.$B$26]" office:value-type="float" office:value="237.473284255521" calcext:value-type="float">
            <text:p>237.47</text:p>
          </table:table-cell>
          <table:table-cell table:style-name="ce31" table:formula="of:=IF([.I30]&lt;=[$'current-situation'.$E$7];[$'loan-parameters'.$B$6]-ORG.OPENOFFICE.MONTHS([$'loan-parameters'.$B$4];TODAY();1)/12;(LN([.I30])-LN([.I3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0]*[.K30]*12+[$'loan-parameters'.$B$32])/[$'loan-parameters'.$B$26]" office:value-type="float" office:value="85051.9701149005" calcext:value-type="float">
            <text:p>85,051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1" table:formula="of:=[.A31]/12" office:value-type="float" office:value="2.5" calcext:value-type="float">
            <text:p>2.50</text:p>
          </table:table-cell>
          <table:table-cell table:style-name="ce47" table:formula="of:=IF([.B31]&lt;=[$'repayment-scenarios'.$B$28];[$'loan-parameters'.$B$31]*[$'current-situation'.$C$7]*(1+[$'current-situation'.$C$7])^[.A31]/((1+[$'current-situation'.$C$7])^[.A31]-1);&quot;&quot;)" office:value-type="currency" office:currency="GBP" office:value="1755.98430529268" calcext:value-type="currency">
            <text:p>£1,755.98</text:p>
          </table:table-cell>
          <table:table-cell table:formula="of:=IF([.C31]&lt;&gt;&quot;&quot;;[.C31]*[.A31]+[$'loan-parameters'.$B$32];&quot;&quot;)" office:value-type="currency" office:currency="GBP" office:value="52699.5291587803" calcext:value-type="currency">
            <text:p>£52,699.53</text:p>
          </table:table-cell>
          <table:table-cell/>
          <table:table-cell table:style-name="ce31" table:formula="of:=[.B30]" office:value-type="float" office:value="2.41666666666667" calcext:value-type="float">
            <text:p>2.42</text:p>
          </table:table-cell>
          <table:table-cell table:formula="of:=IF([.F31]&lt;=[$'current-situation'.$D$7];[$'loan-parameters'.$B$31]*(1+[$'current-situation'.$C$7])^([.F31]*12)-[$'current-situation'.$B$29]/[$'current-situation'.$C$7]*((1+[$'current-situation'.$C$7])^([.F31]*12)-1);0)/[$'loan-parameters'.$B$26]" office:value-type="float" office:value="89352.5808222296" calcext:value-type="float">
            <text:p>89,352.58</text:p>
          </table:table-cell>
          <table:table-cell/>
          <table:table-cell table:style-name="ce47" office:value-type="currency" office:currency="GBP" office:value="135" calcext:value-type="currency">
            <text:p>£135.00</text:p>
          </table:table-cell>
          <table:table-cell table:style-name="ce85" table:formula="of:=[.I31]/[$'loan-parameters'.$B$26]" office:value-type="float" office:value="246.606872111503" calcext:value-type="float">
            <text:p>246.61</text:p>
          </table:table-cell>
          <table:table-cell table:style-name="ce31" table:formula="of:=IF([.I31]&lt;=[$'current-situation'.$E$7];[$'loan-parameters'.$B$6]-ORG.OPENOFFICE.MONTHS([$'loan-parameters'.$B$4];TODAY();1)/12;(LN([.I31])-LN([.I3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1]*[.K31]*12+[$'loan-parameters'.$B$32])/[$'loan-parameters'.$B$26]" office:value-type="float" office:value="88321.794567342" calcext:value-type="float">
            <text:p>88,321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1" table:formula="of:=[.A32]/12" office:value-type="float" office:value="2.58333333333333" calcext:value-type="float">
            <text:p>2.58</text:p>
          </table:table-cell>
          <table:table-cell table:style-name="ce47" table:formula="of:=IF([.B32]&lt;=[$'repayment-scenarios'.$B$28];[$'loan-parameters'.$B$31]*[$'current-situation'.$C$7]*(1+[$'current-situation'.$C$7])^[.A32]/((1+[$'current-situation'.$C$7])^[.A32]-1);&quot;&quot;)" office:value-type="currency" office:currency="GBP" office:value="1701.96227196573" calcext:value-type="currency">
            <text:p>£1,701.96</text:p>
          </table:table-cell>
          <table:table-cell table:formula="of:=IF([.C32]&lt;&gt;&quot;&quot;;[.C32]*[.A32]+[$'loan-parameters'.$B$32];&quot;&quot;)" office:value-type="currency" office:currency="GBP" office:value="52780.8304309376" calcext:value-type="currency">
            <text:p>£52,780.83</text:p>
          </table:table-cell>
          <table:table-cell/>
          <table:table-cell table:style-name="ce31" table:formula="of:=[.B31]" office:value-type="float" office:value="2.5" calcext:value-type="float">
            <text:p>2.50</text:p>
          </table:table-cell>
          <table:table-cell table:formula="of:=IF([.F32]&lt;=[$'current-situation'.$D$7];[$'loan-parameters'.$B$31]*(1+[$'current-situation'.$C$7])^([.F32]*12)-[$'current-situation'.$B$29]/[$'current-situation'.$C$7]*((1+[$'current-situation'.$C$7])^([.F32]*12)-1);0)/[$'loan-parameters'.$B$26]" office:value-type="float" office:value="89267.7240005877" calcext:value-type="float">
            <text:p>89,267.72</text:p>
          </table:table-cell>
          <table:table-cell/>
          <table:table-cell table:style-name="ce47" office:value-type="currency" office:currency="GBP" office:value="140" calcext:value-type="currency">
            <text:p>£140.00</text:p>
          </table:table-cell>
          <table:table-cell table:style-name="ce85" table:formula="of:=[.I32]/[$'loan-parameters'.$B$26]" office:value-type="float" office:value="255.740459967484" calcext:value-type="float">
            <text:p>255.74</text:p>
          </table:table-cell>
          <table:table-cell table:style-name="ce31" table:formula="of:=IF([.I32]&lt;=[$'current-situation'.$E$7];[$'loan-parameters'.$B$6]-ORG.OPENOFFICE.MONTHS([$'loan-parameters'.$B$4];TODAY();1)/12;(LN([.I32])-LN([.I3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2]*[.K32]*12+[$'loan-parameters'.$B$32])/[$'loan-parameters'.$B$26]" office:value-type="float" office:value="91591.6190197834" calcext:value-type="float">
            <text:p>91,591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1" table:formula="of:=[.A33]/12" office:value-type="float" office:value="2.66666666666667" calcext:value-type="float">
            <text:p>2.67</text:p>
          </table:table-cell>
          <table:table-cell table:style-name="ce47" table:formula="of:=IF([.B33]&lt;=[$'repayment-scenarios'.$B$28];[$'loan-parameters'.$B$31]*[$'current-situation'.$C$7]*(1+[$'current-situation'.$C$7])^[.A33]/((1+[$'current-situation'.$C$7])^[.A33]-1);&quot;&quot;)" office:value-type="currency" office:currency="GBP" office:value="1651.31918565616" calcext:value-type="currency">
            <text:p>£1,651.32</text:p>
          </table:table-cell>
          <table:table-cell table:formula="of:=IF([.C33]&lt;&gt;&quot;&quot;;[.C33]*[.A33]+[$'loan-parameters'.$B$32];&quot;&quot;)" office:value-type="currency" office:currency="GBP" office:value="52862.213940997" calcext:value-type="currency">
            <text:p>£52,862.21</text:p>
          </table:table-cell>
          <table:table-cell/>
          <table:table-cell table:style-name="ce31" table:formula="of:=[.B32]" office:value-type="float" office:value="2.58333333333333" calcext:value-type="float">
            <text:p>2.58</text:p>
          </table:table-cell>
          <table:table-cell table:formula="of:=IF([.F33]&lt;=[$'current-situation'.$D$7];[$'loan-parameters'.$B$31]*(1+[$'current-situation'.$C$7])^([.F33]*12)-[$'current-situation'.$B$29]/[$'current-situation'.$C$7]*((1+[$'current-situation'.$C$7])^([.F33]*12)-1);0)/[$'loan-parameters'.$B$26]" office:value-type="float" office:value="89182.6008048911" calcext:value-type="float">
            <text:p>89,182.60</text:p>
          </table:table-cell>
          <table:table-cell/>
          <table:table-cell table:style-name="ce47" office:value-type="currency" office:currency="GBP" office:value="145" calcext:value-type="currency">
            <text:p>£145.00</text:p>
          </table:table-cell>
          <table:table-cell table:style-name="ce85" table:formula="of:=[.I33]/[$'loan-parameters'.$B$26]" office:value-type="float" office:value="264.874047823466" calcext:value-type="float">
            <text:p>264.87</text:p>
          </table:table-cell>
          <table:table-cell table:style-name="ce31" table:formula="of:=IF([.I33]&lt;=[$'current-situation'.$E$7];[$'loan-parameters'.$B$6]-ORG.OPENOFFICE.MONTHS([$'loan-parameters'.$B$4];TODAY();1)/12;(LN([.I33])-LN([.I3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3]*[.K33]*12+[$'loan-parameters'.$B$32])/[$'loan-parameters'.$B$26]" office:value-type="float" office:value="94861.4434722248" calcext:value-type="float">
            <text:p>94,861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1" table:formula="of:=[.A34]/12" office:value-type="float" office:value="2.75" calcext:value-type="float">
            <text:p>2.75</text:p>
          </table:table-cell>
          <table:table-cell table:style-name="ce47" table:formula="of:=IF([.B34]&lt;=[$'repayment-scenarios'.$B$28];[$'loan-parameters'.$B$31]*[$'current-situation'.$C$7]*(1+[$'current-situation'.$C$7])^[.A34]/((1+[$'current-situation'.$C$7])^[.A34]-1);&quot;&quot;)" office:value-type="currency" office:currency="GBP" office:value="1603.74786920818" calcext:value-type="currency">
            <text:p>£1,603.75</text:p>
          </table:table-cell>
          <table:table-cell table:formula="of:=IF([.C34]&lt;&gt;&quot;&quot;;[.C34]*[.A34]+[$'loan-parameters'.$B$32];&quot;&quot;)" office:value-type="currency" office:currency="GBP" office:value="52943.6796838701" calcext:value-type="currency">
            <text:p>£52,943.68</text:p>
          </table:table-cell>
          <table:table-cell/>
          <table:table-cell table:style-name="ce31" table:formula="of:=[.B33]" office:value-type="float" office:value="2.66666666666667" calcext:value-type="float">
            <text:p>2.67</text:p>
          </table:table-cell>
          <table:table-cell table:formula="of:=IF([.F34]&lt;=[$'current-situation'.$D$7];[$'loan-parameters'.$B$31]*(1+[$'current-situation'.$C$7])^([.F34]*12)-[$'current-situation'.$B$29]/[$'current-situation'.$C$7]*((1+[$'current-situation'.$C$7])^([.F34]*12)-1);0)/[$'loan-parameters'.$B$26]" office:value-type="float" office:value="89097.210398965" calcext:value-type="float">
            <text:p>89,097.21</text:p>
          </table:table-cell>
          <table:table-cell/>
          <table:table-cell table:style-name="ce47" office:value-type="currency" office:currency="GBP" office:value="150" calcext:value-type="currency">
            <text:p>£150.00</text:p>
          </table:table-cell>
          <table:table-cell table:style-name="ce85" table:formula="of:=[.I34]/[$'loan-parameters'.$B$26]" office:value-type="float" office:value="274.007635679448" calcext:value-type="float">
            <text:p>274.01</text:p>
          </table:table-cell>
          <table:table-cell table:style-name="ce31" table:formula="of:=IF([.I34]&lt;=[$'current-situation'.$E$7];[$'loan-parameters'.$B$6]-ORG.OPENOFFICE.MONTHS([$'loan-parameters'.$B$4];TODAY();1)/12;(LN([.I34])-LN([.I3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4]*[.K34]*12+[$'loan-parameters'.$B$32])/[$'loan-parameters'.$B$26]" office:value-type="float" office:value="98131.2679246662" calcext:value-type="float">
            <text:p>98,131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1" table:formula="of:=[.A35]/12" office:value-type="float" office:value="2.83333333333333" calcext:value-type="float">
            <text:p>2.83</text:p>
          </table:table-cell>
          <table:table-cell table:style-name="ce47" table:formula="of:=IF([.B35]&lt;=[$'repayment-scenarios'.$B$28];[$'loan-parameters'.$B$31]*[$'current-situation'.$C$7]*(1+[$'current-situation'.$C$7])^[.A35]/((1+[$'current-situation'.$C$7])^[.A35]-1);&quot;&quot;)" office:value-type="currency" office:currency="GBP" office:value="1558.97728395022" calcext:value-type="currency">
            <text:p>£1,558.98</text:p>
          </table:table-cell>
          <table:table-cell table:formula="of:=IF([.C35]&lt;&gt;&quot;&quot;;[.C35]*[.A35]+[$'loan-parameters'.$B$32];&quot;&quot;)" office:value-type="currency" office:currency="GBP" office:value="53025.2276543075" calcext:value-type="currency">
            <text:p>£53,025.23</text:p>
          </table:table-cell>
          <table:table-cell/>
          <table:table-cell table:style-name="ce31" table:formula="of:=[.B34]" office:value-type="float" office:value="2.75" calcext:value-type="float">
            <text:p>2.75</text:p>
          </table:table-cell>
          <table:table-cell table:formula="of:=IF([.F35]&lt;=[$'current-situation'.$D$7];[$'loan-parameters'.$B$31]*(1+[$'current-situation'.$C$7])^([.F35]*12)-[$'current-situation'.$B$29]/[$'current-situation'.$C$7]*((1+[$'current-situation'.$C$7])^([.F35]*12)-1);0)/[$'loan-parameters'.$B$26]" office:value-type="float" office:value="89011.5519440099" calcext:value-type="float">
            <text:p>89,011.55</text:p>
          </table:table-cell>
          <table:table-cell/>
          <table:table-cell table:style-name="ce47" office:value-type="currency" office:currency="GBP" office:value="155" calcext:value-type="currency">
            <text:p>£155.00</text:p>
          </table:table-cell>
          <table:table-cell table:style-name="ce85" table:formula="of:=[.I35]/[$'loan-parameters'.$B$26]" office:value-type="float" office:value="283.141223535429" calcext:value-type="float">
            <text:p>283.14</text:p>
          </table:table-cell>
          <table:table-cell table:style-name="ce31" table:formula="of:=IF([.I35]&lt;=[$'current-situation'.$E$7];[$'loan-parameters'.$B$6]-ORG.OPENOFFICE.MONTHS([$'loan-parameters'.$B$4];TODAY();1)/12;(LN([.I35])-LN([.I3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5]*[.K35]*12+[$'loan-parameters'.$B$32])/[$'loan-parameters'.$B$26]" office:value-type="float" office:value="101401.092377108" calcext:value-type="float">
            <text:p>101,401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1" table:formula="of:=[.A36]/12" office:value-type="float" office:value="2.91666666666667" calcext:value-type="float">
            <text:p>2.92</text:p>
          </table:table-cell>
          <table:table-cell table:style-name="ce47" table:formula="of:=IF([.B36]&lt;=[$'repayment-scenarios'.$B$28];[$'loan-parameters'.$B$31]*[$'current-situation'.$C$7]*(1+[$'current-situation'.$C$7])^[.A36]/((1+[$'current-situation'.$C$7])^[.A36]-1);&quot;&quot;)" office:value-type="currency" office:currency="GBP" office:value="1516.76736705425" calcext:value-type="currency">
            <text:p>£1,516.77</text:p>
          </table:table-cell>
          <table:table-cell table:formula="of:=IF([.C36]&lt;&gt;&quot;&quot;;[.C36]*[.A36]+[$'loan-parameters'.$B$32];&quot;&quot;)" office:value-type="currency" office:currency="GBP" office:value="53106.8578468989" calcext:value-type="currency">
            <text:p>£53,106.86</text:p>
          </table:table-cell>
          <table:table-cell/>
          <table:table-cell table:style-name="ce31" table:formula="of:=[.B35]" office:value-type="float" office:value="2.83333333333333" calcext:value-type="float">
            <text:p>2.83</text:p>
          </table:table-cell>
          <table:table-cell table:formula="of:=IF([.F36]&lt;=[$'current-situation'.$D$7];[$'loan-parameters'.$B$31]*(1+[$'current-situation'.$C$7])^([.F36]*12)-[$'current-situation'.$B$29]/[$'current-situation'.$C$7]*((1+[$'current-situation'.$C$7])^([.F36]*12)-1);0)/[$'loan-parameters'.$B$26]" office:value-type="float" office:value="88925.6245985929" calcext:value-type="float">
            <text:p>88,925.62</text:p>
          </table:table-cell>
          <table:table-cell/>
          <table:table-cell table:style-name="ce47" office:value-type="currency" office:currency="GBP" office:value="160" calcext:value-type="currency">
            <text:p>£160.00</text:p>
          </table:table-cell>
          <table:table-cell table:style-name="ce85" table:formula="of:=[.I36]/[$'loan-parameters'.$B$26]" office:value-type="float" office:value="292.274811391411" calcext:value-type="float">
            <text:p>292.27</text:p>
          </table:table-cell>
          <table:table-cell table:style-name="ce31" table:formula="of:=IF([.I36]&lt;=[$'current-situation'.$E$7];[$'loan-parameters'.$B$6]-ORG.OPENOFFICE.MONTHS([$'loan-parameters'.$B$4];TODAY();1)/12;(LN([.I36])-LN([.I3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6]*[.K36]*12+[$'loan-parameters'.$B$32])/[$'loan-parameters'.$B$26]" office:value-type="float" office:value="104670.916829549" calcext:value-type="float">
            <text:p>104,670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1" table:formula="of:=[.A37]/12" office:value-type="float" office:value="3" calcext:value-type="float">
            <text:p>3.00</text:p>
          </table:table-cell>
          <table:table-cell table:style-name="ce47" table:formula="of:=IF([.B37]&lt;=[$'repayment-scenarios'.$B$28];[$'loan-parameters'.$B$31]*[$'current-situation'.$C$7]*(1+[$'current-situation'.$C$7])^[.A37]/((1+[$'current-situation'.$C$7])^[.A37]-1);&quot;&quot;)" office:value-type="currency" office:currency="GBP" office:value="1476.90472933535" calcext:value-type="currency">
            <text:p>£1,476.90</text:p>
          </table:table-cell>
          <table:table-cell table:formula="of:=IF([.C37]&lt;&gt;&quot;&quot;;[.C37]*[.A37]+[$'loan-parameters'.$B$32];&quot;&quot;)" office:value-type="currency" office:currency="GBP" office:value="53188.5702560727" calcext:value-type="currency">
            <text:p>£53,188.57</text:p>
          </table:table-cell>
          <table:table-cell/>
          <table:table-cell table:style-name="ce31" table:formula="of:=[.B36]" office:value-type="float" office:value="2.91666666666667" calcext:value-type="float">
            <text:p>2.92</text:p>
          </table:table-cell>
          <table:table-cell table:formula="of:=IF([.F37]&lt;=[$'current-situation'.$D$7];[$'loan-parameters'.$B$31]*(1+[$'current-situation'.$C$7])^([.F37]*12)-[$'current-situation'.$B$29]/[$'current-situation'.$C$7]*((1+[$'current-situation'.$C$7])^([.F37]*12)-1);0)/[$'loan-parameters'.$B$26]" office:value-type="float" office:value="88839.42751864" calcext:value-type="float">
            <text:p>88,839.43</text:p>
          </table:table-cell>
          <table:table-cell/>
          <table:table-cell table:style-name="ce47" office:value-type="currency" office:currency="GBP" office:value="165" calcext:value-type="currency">
            <text:p>£165.00</text:p>
          </table:table-cell>
          <table:table-cell table:style-name="ce85" table:formula="of:=[.I37]/[$'loan-parameters'.$B$26]" office:value-type="float" office:value="301.408399247392" calcext:value-type="float">
            <text:p>301.41</text:p>
          </table:table-cell>
          <table:table-cell table:style-name="ce31" table:formula="of:=IF([.I37]&lt;=[$'current-situation'.$E$7];[$'loan-parameters'.$B$6]-ORG.OPENOFFICE.MONTHS([$'loan-parameters'.$B$4];TODAY();1)/12;(LN([.I37])-LN([.I3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7]*[.K37]*12+[$'loan-parameters'.$B$32])/[$'loan-parameters'.$B$26]" office:value-type="float" office:value="107940.74128199" calcext:value-type="float">
            <text:p>107,940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1" table:formula="of:=[.A38]/12" office:value-type="float" office:value="3.08333333333333" calcext:value-type="float">
            <text:p>3.08</text:p>
          </table:table-cell>
          <table:table-cell table:style-name="ce47" table:formula="of:=IF([.B38]&lt;=[$'repayment-scenarios'.$B$28];[$'loan-parameters'.$B$31]*[$'current-situation'.$C$7]*(1+[$'current-situation'.$C$7])^[.A38]/((1+[$'current-situation'.$C$7])^[.A38]-1);&quot;&quot;)" office:value-type="currency" office:currency="GBP" office:value="1439.19905070531" calcext:value-type="currency">
            <text:p>£1,439.20</text:p>
          </table:table-cell>
          <table:table-cell table:formula="of:=IF([.C38]&lt;&gt;&quot;&quot;;[.C38]*[.A38]+[$'loan-parameters'.$B$32];&quot;&quot;)" office:value-type="currency" office:currency="GBP" office:value="53270.3648760963" calcext:value-type="currency">
            <text:p>£53,270.36</text:p>
          </table:table-cell>
          <table:table-cell/>
          <table:table-cell table:style-name="ce31" table:formula="of:=[.B37]" office:value-type="float" office:value="3" calcext:value-type="float">
            <text:p>3.00</text:p>
          </table:table-cell>
          <table:table-cell table:formula="of:=IF([.F38]&lt;=[$'current-situation'.$D$7];[$'loan-parameters'.$B$31]*(1+[$'current-situation'.$C$7])^([.F38]*12)-[$'current-situation'.$B$29]/[$'current-situation'.$C$7]*((1+[$'current-situation'.$C$7])^([.F38]*12)-1);0)/[$'loan-parameters'.$B$26]" office:value-type="float" office:value="88752.9598574275" calcext:value-type="float">
            <text:p>88,752.96</text:p>
          </table:table-cell>
          <table:table-cell/>
          <table:table-cell table:style-name="ce47" office:value-type="currency" office:currency="GBP" office:value="170" calcext:value-type="currency">
            <text:p>£170.00</text:p>
          </table:table-cell>
          <table:table-cell table:style-name="ce85" table:formula="of:=[.I38]/[$'loan-parameters'.$B$26]" office:value-type="float" office:value="310.541987103374" calcext:value-type="float">
            <text:p>310.54</text:p>
          </table:table-cell>
          <table:table-cell table:style-name="ce31" table:formula="of:=IF([.I38]&lt;=[$'current-situation'.$E$7];[$'loan-parameters'.$B$6]-ORG.OPENOFFICE.MONTHS([$'loan-parameters'.$B$4];TODAY();1)/12;(LN([.I38])-LN([.I3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8]*[.K38]*12+[$'loan-parameters'.$B$32])/[$'loan-parameters'.$B$26]" office:value-type="float" office:value="111210.565734432" calcext:value-type="float">
            <text:p>111,210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1" table:formula="of:=[.A39]/12" office:value-type="float" office:value="3.16666666666667" calcext:value-type="float">
            <text:p>3.17</text:p>
          </table:table-cell>
          <table:table-cell table:style-name="ce47" table:formula="of:=IF([.B39]&lt;=[$'repayment-scenarios'.$B$28];[$'loan-parameters'.$B$31]*[$'current-situation'.$C$7]*(1+[$'current-situation'.$C$7])^[.A39]/((1+[$'current-situation'.$C$7])^[.A39]-1);&quot;&quot;)" office:value-type="currency" office:currency="GBP" office:value="1403.48004476516" calcext:value-type="currency">
            <text:p>£1,403.48</text:p>
          </table:table-cell>
          <table:table-cell table:formula="of:=IF([.C39]&lt;&gt;&quot;&quot;;[.C39]*[.A39]+[$'loan-parameters'.$B$32];&quot;&quot;)" office:value-type="currency" office:currency="GBP" office:value="53352.2417010761" calcext:value-type="currency">
            <text:p>£53,352.24</text:p>
          </table:table-cell>
          <table:table-cell/>
          <table:table-cell table:style-name="ce31" table:formula="of:=[.B38]" office:value-type="float" office:value="3.08333333333333" calcext:value-type="float">
            <text:p>3.08</text:p>
          </table:table-cell>
          <table:table-cell table:formula="of:=IF([.F39]&lt;=[$'current-situation'.$D$7];[$'loan-parameters'.$B$31]*(1+[$'current-situation'.$C$7])^([.F39]*12)-[$'current-situation'.$B$29]/[$'current-situation'.$C$7]*((1+[$'current-situation'.$C$7])^([.F39]*12)-1);0)/[$'loan-parameters'.$B$26]" office:value-type="float" office:value="88666.2207655737" calcext:value-type="float">
            <text:p>88,666.22</text:p>
          </table:table-cell>
          <table:table-cell/>
          <table:table-cell table:style-name="ce47" office:value-type="currency" office:currency="GBP" office:value="175" calcext:value-type="currency">
            <text:p>£175.00</text:p>
          </table:table-cell>
          <table:table-cell table:style-name="ce85" table:formula="of:=[.I39]/[$'loan-parameters'.$B$26]" office:value-type="float" office:value="319.675574959356" calcext:value-type="float">
            <text:p>319.68</text:p>
          </table:table-cell>
          <table:table-cell table:style-name="ce31" table:formula="of:=IF([.I39]&lt;=[$'current-situation'.$E$7];[$'loan-parameters'.$B$6]-ORG.OPENOFFICE.MONTHS([$'loan-parameters'.$B$4];TODAY();1)/12;(LN([.I39])-LN([.I3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39]*[.K39]*12+[$'loan-parameters'.$B$32])/[$'loan-parameters'.$B$26]" office:value-type="float" office:value="114480.390186873" calcext:value-type="float">
            <text:p>114,480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1" table:formula="of:=[.A40]/12" office:value-type="float" office:value="3.25" calcext:value-type="float">
            <text:p>3.25</text:p>
          </table:table-cell>
          <table:table-cell table:style-name="ce47" table:formula="of:=IF([.B40]&lt;=[$'repayment-scenarios'.$B$28];[$'loan-parameters'.$B$31]*[$'current-situation'.$C$7]*(1+[$'current-situation'.$C$7])^[.A40]/((1+[$'current-situation'.$C$7])^[.A40]-1);&quot;&quot;)" office:value-type="currency" office:currency="GBP" office:value="1369.59489038353" calcext:value-type="currency">
            <text:p>£1,369.59</text:p>
          </table:table-cell>
          <table:table-cell table:formula="of:=IF([.C40]&lt;&gt;&quot;&quot;;[.C40]*[.A40]+[$'loan-parameters'.$B$32];&quot;&quot;)" office:value-type="currency" office:currency="GBP" office:value="53434.2007249577" calcext:value-type="currency">
            <text:p>£53,434.20</text:p>
          </table:table-cell>
          <table:table-cell/>
          <table:table-cell table:style-name="ce31" table:formula="of:=[.B39]" office:value-type="float" office:value="3.16666666666667" calcext:value-type="float">
            <text:p>3.17</text:p>
          </table:table-cell>
          <table:table-cell table:formula="of:=IF([.F40]&lt;=[$'current-situation'.$D$7];[$'loan-parameters'.$B$31]*(1+[$'current-situation'.$C$7])^([.F40]*12)-[$'current-situation'.$B$29]/[$'current-situation'.$C$7]*((1+[$'current-situation'.$C$7])^([.F40]*12)-1);0)/[$'loan-parameters'.$B$26]" office:value-type="float" office:value="88579.2093910308" calcext:value-type="float">
            <text:p>88,579.21</text:p>
          </table:table-cell>
          <table:table-cell/>
          <table:table-cell table:style-name="ce47" office:value-type="currency" office:currency="GBP" office:value="180" calcext:value-type="currency">
            <text:p>£180.00</text:p>
          </table:table-cell>
          <table:table-cell table:style-name="ce85" table:formula="of:=[.I40]/[$'loan-parameters'.$B$26]" office:value-type="float" office:value="328.809162815337" calcext:value-type="float">
            <text:p>328.81</text:p>
          </table:table-cell>
          <table:table-cell table:style-name="ce31" table:formula="of:=IF([.I40]&lt;=[$'current-situation'.$E$7];[$'loan-parameters'.$B$6]-ORG.OPENOFFICE.MONTHS([$'loan-parameters'.$B$4];TODAY();1)/12;(LN([.I40])-LN([.I4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0]*[.K40]*12+[$'loan-parameters'.$B$32])/[$'loan-parameters'.$B$26]" office:value-type="float" office:value="117750.214639315" calcext:value-type="float">
            <text:p>117,750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1" table:formula="of:=[.A41]/12" office:value-type="float" office:value="3.33333333333333" calcext:value-type="float">
            <text:p>3.33</text:p>
          </table:table-cell>
          <table:table-cell table:style-name="ce47" table:formula="of:=IF([.B41]&lt;=[$'repayment-scenarios'.$B$28];[$'loan-parameters'.$B$31]*[$'current-situation'.$C$7]*(1+[$'current-situation'.$C$7])^[.A41]/((1+[$'current-situation'.$C$7])^[.A41]-1);&quot;&quot;)" office:value-type="currency" office:currency="GBP" office:value="1337.40604853814" calcext:value-type="currency">
            <text:p>£1,337.41</text:p>
          </table:table-cell>
          <table:table-cell table:formula="of:=IF([.C41]&lt;&gt;&quot;&quot;;[.C41]*[.A41]+[$'loan-parameters'.$B$32];&quot;&quot;)" office:value-type="currency" office:currency="GBP" office:value="53516.2419415257" calcext:value-type="currency">
            <text:p>£53,516.24</text:p>
          </table:table-cell>
          <table:table-cell/>
          <table:table-cell table:style-name="ce31" table:formula="of:=[.B40]" office:value-type="float" office:value="3.25" calcext:value-type="float">
            <text:p>3.25</text:p>
          </table:table-cell>
          <table:table-cell table:formula="of:=IF([.F41]&lt;=[$'current-situation'.$D$7];[$'loan-parameters'.$B$31]*(1+[$'current-situation'.$C$7])^([.F41]*12)-[$'current-situation'.$B$29]/[$'current-situation'.$C$7]*((1+[$'current-situation'.$C$7])^([.F41]*12)-1);0)/[$'loan-parameters'.$B$26]" office:value-type="float" office:value="88491.924879076" calcext:value-type="float">
            <text:p>88,491.92</text:p>
          </table:table-cell>
          <table:table-cell/>
          <table:table-cell table:style-name="ce47" office:value-type="currency" office:currency="GBP" office:value="185" calcext:value-type="currency">
            <text:p>£185.00</text:p>
          </table:table-cell>
          <table:table-cell table:style-name="ce85" table:formula="of:=[.I41]/[$'loan-parameters'.$B$26]" office:value-type="float" office:value="337.942750671319" calcext:value-type="float">
            <text:p>337.94</text:p>
          </table:table-cell>
          <table:table-cell table:style-name="ce31" table:formula="of:=IF([.I41]&lt;=[$'current-situation'.$E$7];[$'loan-parameters'.$B$6]-ORG.OPENOFFICE.MONTHS([$'loan-parameters'.$B$4];TODAY();1)/12;(LN([.I41])-LN([.I41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1]*[.K41]*12+[$'loan-parameters'.$B$32])/[$'loan-parameters'.$B$26]" office:value-type="float" office:value="121020.039091756" calcext:value-type="float">
            <text:p>121,020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1" table:formula="of:=[.A42]/12" office:value-type="float" office:value="3.41666666666667" calcext:value-type="float">
            <text:p>3.42</text:p>
          </table:table-cell>
          <table:table-cell table:style-name="ce47" table:formula="of:=IF([.B42]&lt;=[$'repayment-scenarios'.$B$28];[$'loan-parameters'.$B$31]*[$'current-situation'.$C$7]*(1+[$'current-situation'.$C$7])^[.A42]/((1+[$'current-situation'.$C$7])^[.A42]-1);&quot;&quot;)" office:value-type="currency" office:currency="GBP" office:value="1306.789398644" calcext:value-type="currency">
            <text:p>£1,306.79</text:p>
          </table:table-cell>
          <table:table-cell table:formula="of:=IF([.C42]&lt;&gt;&quot;&quot;;[.C42]*[.A42]+[$'loan-parameters'.$B$32];&quot;&quot;)" office:value-type="currency" office:currency="GBP" office:value="53598.3653444038" calcext:value-type="currency">
            <text:p>£53,598.37</text:p>
          </table:table-cell>
          <table:table-cell/>
          <table:table-cell table:style-name="ce31" table:formula="of:=[.B41]" office:value-type="float" office:value="3.33333333333333" calcext:value-type="float">
            <text:p>3.33</text:p>
          </table:table-cell>
          <table:table-cell table:formula="of:=IF([.F42]&lt;=[$'current-situation'.$D$7];[$'loan-parameters'.$B$31]*(1+[$'current-situation'.$C$7])^([.F42]*12)-[$'current-situation'.$B$29]/[$'current-situation'.$C$7]*((1+[$'current-situation'.$C$7])^([.F42]*12)-1);0)/[$'loan-parameters'.$B$26]" office:value-type="float" office:value="88404.3663723038" calcext:value-type="float">
            <text:p>88,404.37</text:p>
          </table:table-cell>
          <table:table-cell/>
          <table:table-cell table:style-name="ce47" office:value-type="currency" office:currency="GBP" office:value="190" calcext:value-type="currency">
            <text:p>£190.00</text:p>
          </table:table-cell>
          <table:table-cell table:style-name="ce85" table:formula="of:=[.I42]/[$'loan-parameters'.$B$26]" office:value-type="float" office:value="347.0763385273" calcext:value-type="float">
            <text:p>347.08</text:p>
          </table:table-cell>
          <table:table-cell table:style-name="ce31" table:formula="of:=IF([.I42]&lt;=[$'current-situation'.$E$7];[$'loan-parameters'.$B$6]-ORG.OPENOFFICE.MONTHS([$'loan-parameters'.$B$4];TODAY();1)/12;(LN([.I42])-LN([.I42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2]*[.K42]*12+[$'loan-parameters'.$B$32])/[$'loan-parameters'.$B$26]" office:value-type="float" office:value="124289.863544197" calcext:value-type="float">
            <text:p>124,289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1" table:formula="of:=[.A43]/12" office:value-type="float" office:value="3.5" calcext:value-type="float">
            <text:p>3.50</text:p>
          </table:table-cell>
          <table:table-cell table:style-name="ce47" table:formula="of:=IF([.B43]&lt;=[$'repayment-scenarios'.$B$28];[$'loan-parameters'.$B$31]*[$'current-situation'.$C$7]*(1+[$'current-situation'.$C$7])^[.A43]/((1+[$'current-situation'.$C$7])^[.A43]-1);&quot;&quot;)" office:value-type="currency" office:currency="GBP" office:value="1277.63264112036" calcext:value-type="currency">
            <text:p>£1,277.63</text:p>
          </table:table-cell>
          <table:table-cell table:formula="of:=IF([.C43]&lt;&gt;&quot;&quot;;[.C43]*[.A43]+[$'loan-parameters'.$B$32];&quot;&quot;)" office:value-type="currency" office:currency="GBP" office:value="53680.570927055" calcext:value-type="currency">
            <text:p>£53,680.57</text:p>
          </table:table-cell>
          <table:table-cell/>
          <table:table-cell table:style-name="ce31" table:formula="of:=[.B42]" office:value-type="float" office:value="3.41666666666667" calcext:value-type="float">
            <text:p>3.42</text:p>
          </table:table-cell>
          <table:table-cell table:formula="of:=IF([.F43]&lt;=[$'current-situation'.$D$7];[$'loan-parameters'.$B$31]*(1+[$'current-situation'.$C$7])^([.F43]*12)-[$'current-situation'.$B$29]/[$'current-situation'.$C$7]*((1+[$'current-situation'.$C$7])^([.F43]*12)-1);0)/[$'loan-parameters'.$B$26]" office:value-type="float" office:value="88316.533010617" calcext:value-type="float">
            <text:p>88,316.53</text:p>
          </table:table-cell>
          <table:table-cell/>
          <table:table-cell table:style-name="ce47" office:value-type="currency" office:currency="GBP" office:value="195" calcext:value-type="currency">
            <text:p>£195.00</text:p>
          </table:table-cell>
          <table:table-cell table:style-name="ce85" table:formula="of:=[.I43]/[$'loan-parameters'.$B$26]" office:value-type="float" office:value="356.209926383282" calcext:value-type="float">
            <text:p>356.21</text:p>
          </table:table-cell>
          <table:table-cell table:style-name="ce31" table:formula="of:=IF([.I43]&lt;=[$'current-situation'.$E$7];[$'loan-parameters'.$B$6]-ORG.OPENOFFICE.MONTHS([$'loan-parameters'.$B$4];TODAY();1)/12;(LN([.I43])-LN([.I43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3]*[.K43]*12+[$'loan-parameters'.$B$32])/[$'loan-parameters'.$B$26]" office:value-type="float" office:value="127559.687996639" calcext:value-type="float">
            <text:p>127,559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1" table:formula="of:=[.A44]/12" office:value-type="float" office:value="3.58333333333333" calcext:value-type="float">
            <text:p>3.58</text:p>
          </table:table-cell>
          <table:table-cell table:style-name="ce47" table:formula="of:=IF([.B44]&lt;=[$'repayment-scenarios'.$B$28];[$'loan-parameters'.$B$31]*[$'current-situation'.$C$7]*(1+[$'current-situation'.$C$7])^[.A44]/((1+[$'current-situation'.$C$7])^[.A44]-1);&quot;&quot;)" office:value-type="currency" office:currency="GBP" office:value="1249.83392285538" calcext:value-type="currency">
            <text:p>£1,249.83</text:p>
          </table:table-cell>
          <table:table-cell table:formula="of:=IF([.C44]&lt;&gt;&quot;&quot;;[.C44]*[.A44]+[$'loan-parameters'.$B$32];&quot;&quot;)" office:value-type="currency" office:currency="GBP" office:value="53762.8586827815" calcext:value-type="currency">
            <text:p>£53,762.86</text:p>
          </table:table-cell>
          <table:table-cell/>
          <table:table-cell table:style-name="ce31" table:formula="of:=[.B43]" office:value-type="float" office:value="3.5" calcext:value-type="float">
            <text:p>3.50</text:p>
          </table:table-cell>
          <table:table-cell table:formula="of:=IF([.F44]&lt;=[$'current-situation'.$D$7];[$'loan-parameters'.$B$31]*(1+[$'current-situation'.$C$7])^([.F44]*12)-[$'current-situation'.$B$29]/[$'current-situation'.$C$7]*((1+[$'current-situation'.$C$7])^([.F44]*12)-1);0)/[$'loan-parameters'.$B$26]" office:value-type="float" office:value="88228.4239312184" calcext:value-type="float">
            <text:p>88,228.42</text:p>
          </table:table-cell>
          <table:table-cell/>
          <table:table-cell table:style-name="ce47" office:value-type="currency" office:currency="GBP" office:value="200" calcext:value-type="currency">
            <text:p>£200.00</text:p>
          </table:table-cell>
          <table:table-cell table:style-name="ce85" table:formula="of:=[.I44]/[$'loan-parameters'.$B$26]" office:value-type="float" office:value="365.343514239263" calcext:value-type="float">
            <text:p>365.34</text:p>
          </table:table-cell>
          <table:table-cell table:style-name="ce31" table:formula="of:=IF([.I44]&lt;=[$'current-situation'.$E$7];[$'loan-parameters'.$B$6]-ORG.OPENOFFICE.MONTHS([$'loan-parameters'.$B$4];TODAY();1)/12;(LN([.I44])-LN([.I44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4]*[.K44]*12+[$'loan-parameters'.$B$32])/[$'loan-parameters'.$B$26]" office:value-type="float" office:value="130829.51244908" calcext:value-type="float">
            <text:p>130,829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1" table:formula="of:=[.A45]/12" office:value-type="float" office:value="3.66666666666667" calcext:value-type="float">
            <text:p>3.67</text:p>
          </table:table-cell>
          <table:table-cell table:style-name="ce47" table:formula="of:=IF([.B45]&lt;=[$'repayment-scenarios'.$B$28];[$'loan-parameters'.$B$31]*[$'current-situation'.$C$7]*(1+[$'current-situation'.$C$7])^[.A45]/((1+[$'current-situation'.$C$7])^[.A45]-1);&quot;&quot;)" office:value-type="currency" office:currency="GBP" office:value="1223.30065010738" calcext:value-type="currency">
            <text:p>£1,223.30</text:p>
          </table:table-cell>
          <table:table-cell table:formula="of:=IF([.C45]&lt;&gt;&quot;&quot;;[.C45]*[.A45]+[$'loan-parameters'.$B$32];&quot;&quot;)" office:value-type="currency" office:currency="GBP" office:value="53845.2286047245" calcext:value-type="currency">
            <text:p>£53,845.23</text:p>
          </table:table-cell>
          <table:table-cell/>
          <table:table-cell table:style-name="ce31" table:formula="of:=[.B44]" office:value-type="float" office:value="3.58333333333333" calcext:value-type="float">
            <text:p>3.58</text:p>
          </table:table-cell>
          <table:table-cell table:formula="of:=IF([.F45]&lt;=[$'current-situation'.$D$7];[$'loan-parameters'.$B$31]*(1+[$'current-situation'.$C$7])^([.F45]*12)-[$'current-situation'.$B$29]/[$'current-situation'.$C$7]*((1+[$'current-situation'.$C$7])^([.F45]*12)-1);0)/[$'loan-parameters'.$B$26]" office:value-type="float" office:value="88140.0382686027" calcext:value-type="float">
            <text:p>88,140.04</text:p>
          </table:table-cell>
          <table:table-cell/>
          <table:table-cell table:style-name="ce47" office:value-type="currency" office:currency="GBP" office:value="205" calcext:value-type="currency">
            <text:p>£205.00</text:p>
          </table:table-cell>
          <table:table-cell table:style-name="ce85" table:formula="of:=[.I45]/[$'loan-parameters'.$B$26]" office:value-type="float" office:value="374.477102095245" calcext:value-type="float">
            <text:p>374.48</text:p>
          </table:table-cell>
          <table:table-cell table:style-name="ce31" table:formula="of:=IF([.I45]&lt;=[$'current-situation'.$E$7];[$'loan-parameters'.$B$6]-ORG.OPENOFFICE.MONTHS([$'loan-parameters'.$B$4];TODAY();1)/12;(LN([.I45])-LN([.I45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5]*[.K45]*12+[$'loan-parameters'.$B$32])/[$'loan-parameters'.$B$26]" office:value-type="float" office:value="134099.336901522" calcext:value-type="float">
            <text:p>134,099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1" table:formula="of:=[.A46]/12" office:value-type="float" office:value="3.75" calcext:value-type="float">
            <text:p>3.75</text:p>
          </table:table-cell>
          <table:table-cell table:style-name="ce47" table:formula="of:=IF([.B46]&lt;=[$'repayment-scenarios'.$B$28];[$'loan-parameters'.$B$31]*[$'current-situation'.$C$7]*(1+[$'current-situation'.$C$7])^[.A46]/((1+[$'current-situation'.$C$7])^[.A46]-1);&quot;&quot;)" office:value-type="currency" office:currency="GBP" office:value="1197.94845968589" calcext:value-type="currency">
            <text:p>£1,197.95</text:p>
          </table:table-cell>
          <table:table-cell table:formula="of:=IF([.C46]&lt;&gt;&quot;&quot;;[.C46]*[.A46]+[$'loan-parameters'.$B$32];&quot;&quot;)" office:value-type="currency" office:currency="GBP" office:value="53927.6806858652" calcext:value-type="currency">
            <text:p>£53,927.68</text:p>
          </table:table-cell>
          <table:table-cell/>
          <table:table-cell table:style-name="ce31" table:formula="of:=[.B45]" office:value-type="float" office:value="3.66666666666667" calcext:value-type="float">
            <text:p>3.67</text:p>
          </table:table-cell>
          <table:table-cell table:formula="of:=IF([.F46]&lt;=[$'current-situation'.$D$7];[$'loan-parameters'.$B$31]*(1+[$'current-situation'.$C$7])^([.F46]*12)-[$'current-situation'.$B$29]/[$'current-situation'.$C$7]*((1+[$'current-situation'.$C$7])^([.F46]*12)-1);0)/[$'loan-parameters'.$B$26]" office:value-type="float" office:value="88051.3751545473" calcext:value-type="float">
            <text:p>88,051.38</text:p>
          </table:table-cell>
          <table:table-cell/>
          <table:table-cell table:style-name="ce47" office:value-type="currency" office:currency="GBP" office:value="210" calcext:value-type="currency">
            <text:p>£210.00</text:p>
          </table:table-cell>
          <table:table-cell table:style-name="ce85" table:formula="of:=[.I46]/[$'loan-parameters'.$B$26]" office:value-type="float" office:value="383.610689951227" calcext:value-type="float">
            <text:p>383.61</text:p>
          </table:table-cell>
          <table:table-cell table:style-name="ce31" table:formula="of:=IF([.I46]&lt;=[$'current-situation'.$E$7];[$'loan-parameters'.$B$6]-ORG.OPENOFFICE.MONTHS([$'loan-parameters'.$B$4];TODAY();1)/12;(LN([.I46])-LN([.I46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6]*[.K46]*12+[$'loan-parameters'.$B$32])/[$'loan-parameters'.$B$26]" office:value-type="float" office:value="137369.161353963" calcext:value-type="float">
            <text:p>137,369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1" table:formula="of:=[.A47]/12" office:value-type="float" office:value="3.83333333333333" calcext:value-type="float">
            <text:p>3.83</text:p>
          </table:table-cell>
          <table:table-cell table:style-name="ce47" table:formula="of:=IF([.B47]&lt;=[$'repayment-scenarios'.$B$28];[$'loan-parameters'.$B$31]*[$'current-situation'.$C$7]*(1+[$'current-situation'.$C$7])^[.A47]/((1+[$'current-situation'.$C$7])^[.A47]-1);&quot;&quot;)" office:value-type="currency" office:currency="GBP" office:value="1173.7003243266" calcext:value-type="currency">
            <text:p>£1,173.70</text:p>
          </table:table-cell>
          <table:table-cell table:formula="of:=IF([.C47]&lt;&gt;&quot;&quot;;[.C47]*[.A47]+[$'loan-parameters'.$B$32];&quot;&quot;)" office:value-type="currency" office:currency="GBP" office:value="54010.2149190234" calcext:value-type="currency">
            <text:p>£54,010.21</text:p>
          </table:table-cell>
          <table:table-cell/>
          <table:table-cell table:style-name="ce31" table:formula="of:=[.B46]" office:value-type="float" office:value="3.75" calcext:value-type="float">
            <text:p>3.75</text:p>
          </table:table-cell>
          <table:table-cell table:formula="of:=IF([.F47]&lt;=[$'current-situation'.$D$7];[$'loan-parameters'.$B$31]*(1+[$'current-situation'.$C$7])^([.F47]*12)-[$'current-situation'.$B$29]/[$'current-situation'.$C$7]*((1+[$'current-situation'.$C$7])^([.F47]*12)-1);0)/[$'loan-parameters'.$B$26]" office:value-type="float" office:value="87962.4337181046" calcext:value-type="float">
            <text:p>87,962.43</text:p>
          </table:table-cell>
          <table:table-cell/>
          <table:table-cell table:style-name="ce47" office:value-type="currency" office:currency="GBP" office:value="215" calcext:value-type="currency">
            <text:p>£215.00</text:p>
          </table:table-cell>
          <table:table-cell table:style-name="ce85" table:formula="of:=[.I47]/[$'loan-parameters'.$B$26]" office:value-type="float" office:value="392.744277807208" calcext:value-type="float">
            <text:p>392.74</text:p>
          </table:table-cell>
          <table:table-cell table:style-name="ce31" table:formula="of:=IF([.I47]&lt;=[$'current-situation'.$E$7];[$'loan-parameters'.$B$6]-ORG.OPENOFFICE.MONTHS([$'loan-parameters'.$B$4];TODAY();1)/12;(LN([.I47])-LN([.I47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7]*[.K47]*12+[$'loan-parameters'.$B$32])/[$'loan-parameters'.$B$26]" office:value-type="float" office:value="140638.985806404" calcext:value-type="float">
            <text:p>140,638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1" table:formula="of:=[.A48]/12" office:value-type="float" office:value="3.91666666666667" calcext:value-type="float">
            <text:p>3.92</text:p>
          </table:table-cell>
          <table:table-cell table:style-name="ce47" table:formula="of:=IF([.B48]&lt;=[$'repayment-scenarios'.$B$28];[$'loan-parameters'.$B$31]*[$'current-situation'.$C$7]*(1+[$'current-situation'.$C$7])^[.A48]/((1+[$'current-situation'.$C$7])^[.A48]-1);&quot;&quot;)" office:value-type="currency" office:currency="GBP" office:value="1150.48577227359" calcext:value-type="currency">
            <text:p>£1,150.49</text:p>
          </table:table-cell>
          <table:table-cell table:formula="of:=IF([.C48]&lt;&gt;&quot;&quot;;[.C48]*[.A48]+[$'loan-parameters'.$B$32];&quot;&quot;)" office:value-type="currency" office:currency="GBP" office:value="54092.8312968588" calcext:value-type="currency">
            <text:p>£54,092.83</text:p>
          </table:table-cell>
          <table:table-cell/>
          <table:table-cell table:style-name="ce31" table:formula="of:=[.B47]" office:value-type="float" office:value="3.83333333333333" calcext:value-type="float">
            <text:p>3.83</text:p>
          </table:table-cell>
          <table:table-cell table:formula="of:=IF([.F48]&lt;=[$'current-situation'.$D$7];[$'loan-parameters'.$B$31]*(1+[$'current-situation'.$C$7])^([.F48]*12)-[$'current-situation'.$B$29]/[$'current-situation'.$C$7]*((1+[$'current-situation'.$C$7])^([.F48]*12)-1);0)/[$'loan-parameters'.$B$26]" office:value-type="float" office:value="87873.2130855926" calcext:value-type="float">
            <text:p>87,873.21</text:p>
          </table:table-cell>
          <table:table-cell/>
          <table:table-cell table:style-name="ce47" office:value-type="currency" office:currency="GBP" office:value="220" calcext:value-type="currency">
            <text:p>£220.00</text:p>
          </table:table-cell>
          <table:table-cell table:style-name="ce85" table:formula="of:=[.I48]/[$'loan-parameters'.$B$26]" office:value-type="float" office:value="401.87786566319" calcext:value-type="float">
            <text:p>401.88</text:p>
          </table:table-cell>
          <table:table-cell table:style-name="ce31" table:formula="of:=IF([.I48]&lt;=[$'current-situation'.$E$7];[$'loan-parameters'.$B$6]-ORG.OPENOFFICE.MONTHS([$'loan-parameters'.$B$4];TODAY();1)/12;(LN([.I48])-LN([.I48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8]*[.K48]*12+[$'loan-parameters'.$B$32])/[$'loan-parameters'.$B$26]" office:value-type="float" office:value="143908.810258846" calcext:value-type="float">
            <text:p>143,90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1" table:formula="of:=[.A49]/12" office:value-type="float" office:value="4" calcext:value-type="float">
            <text:p>4.00</text:p>
          </table:table-cell>
          <table:table-cell table:style-name="ce47" table:formula="of:=IF([.B49]&lt;=[$'repayment-scenarios'.$B$28];[$'loan-parameters'.$B$31]*[$'current-situation'.$C$7]*(1+[$'current-situation'.$C$7])^[.A49]/((1+[$'current-situation'.$C$7])^[.A49]-1);&quot;&quot;)" office:value-type="currency" office:currency="GBP" office:value="1128.24020441397" calcext:value-type="currency">
            <text:p>£1,128.24</text:p>
          </table:table-cell>
          <table:table-cell table:formula="of:=IF([.C49]&lt;&gt;&quot;&quot;;[.C49]*[.A49]+[$'loan-parameters'.$B$32];&quot;&quot;)" office:value-type="currency" office:currency="GBP" office:value="54175.5298118705" calcext:value-type="currency">
            <text:p>£54,175.53</text:p>
          </table:table-cell>
          <table:table-cell/>
          <table:table-cell table:style-name="ce31" table:formula="of:=[.B48]" office:value-type="float" office:value="3.91666666666667" calcext:value-type="float">
            <text:p>3.92</text:p>
          </table:table-cell>
          <table:table-cell table:formula="of:=IF([.F49]&lt;=[$'current-situation'.$D$7];[$'loan-parameters'.$B$31]*(1+[$'current-situation'.$C$7])^([.F49]*12)-[$'current-situation'.$B$29]/[$'current-situation'.$C$7]*((1+[$'current-situation'.$C$7])^([.F49]*12)-1);0)/[$'loan-parameters'.$B$26]" office:value-type="float" office:value="87783.7123805869" calcext:value-type="float">
            <text:p>87,783.71</text:p>
          </table:table-cell>
          <table:table-cell/>
          <table:table-cell table:style-name="ce47" office:value-type="currency" office:currency="GBP" office:value="225" calcext:value-type="currency">
            <text:p>£225.00</text:p>
          </table:table-cell>
          <table:table-cell table:style-name="ce85" table:formula="of:=[.I49]/[$'loan-parameters'.$B$26]" office:value-type="float" office:value="411.011453519171" calcext:value-type="float">
            <text:p>411.01</text:p>
          </table:table-cell>
          <table:table-cell table:style-name="ce31" table:formula="of:=IF([.I49]&lt;=[$'current-situation'.$E$7];[$'loan-parameters'.$B$6]-ORG.OPENOFFICE.MONTHS([$'loan-parameters'.$B$4];TODAY();1)/12;(LN([.I49])-LN([.I49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49]*[.K49]*12+[$'loan-parameters'.$B$32])/[$'loan-parameters'.$B$26]" office:value-type="float" office:value="147178.634711287" calcext:value-type="float">
            <text:p>147,178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1" table:formula="of:=[.A50]/12" office:value-type="float" office:value="4.08333333333333" calcext:value-type="float">
            <text:p>4.08</text:p>
          </table:table-cell>
          <table:table-cell table:style-name="ce47" table:formula="of:=IF([.B50]&lt;=[$'repayment-scenarios'.$B$28];[$'loan-parameters'.$B$31]*[$'current-situation'.$C$7]*(1+[$'current-situation'.$C$7])^[.A50]/((1+[$'current-situation'.$C$7])^[.A50]-1);&quot;&quot;)" office:value-type="currency" office:currency="GBP" office:value="1106.90429502851" calcext:value-type="currency">
            <text:p>£1,106.90</text:p>
          </table:table-cell>
          <table:table-cell table:formula="of:=IF([.C50]&lt;&gt;&quot;&quot;;[.C50]*[.A50]+[$'loan-parameters'.$B$32];&quot;&quot;)" office:value-type="currency" office:currency="GBP" office:value="54258.3104563972" calcext:value-type="currency">
            <text:p>£54,258.31</text:p>
          </table:table-cell>
          <table:table-cell/>
          <table:table-cell table:style-name="ce31" table:formula="of:=[.B49]" office:value-type="float" office:value="4" calcext:value-type="float">
            <text:p>4.00</text:p>
          </table:table-cell>
          <table:table-cell table:formula="of:=IF([.F50]&lt;=[$'current-situation'.$D$7];[$'loan-parameters'.$B$31]*(1+[$'current-situation'.$C$7])^([.F50]*12)-[$'current-situation'.$B$29]/[$'current-situation'.$C$7]*((1+[$'current-situation'.$C$7])^([.F50]*12)-1);0)/[$'loan-parameters'.$B$26]" office:value-type="float" office:value="87693.930723912" calcext:value-type="float">
            <text:p>87,693.93</text:p>
          </table:table-cell>
          <table:table-cell/>
          <table:table-cell table:style-name="ce47" office:value-type="currency" office:currency="GBP" office:value="230" calcext:value-type="currency">
            <text:p>£230.00</text:p>
          </table:table-cell>
          <table:table-cell table:style-name="ce85" table:formula="of:=[.I50]/[$'loan-parameters'.$B$26]" office:value-type="float" office:value="420.145041375153" calcext:value-type="float">
            <text:p>420.15</text:p>
          </table:table-cell>
          <table:table-cell table:style-name="ce31" table:formula="of:=IF([.I50]&lt;=[$'current-situation'.$E$7];[$'loan-parameters'.$B$6]-ORG.OPENOFFICE.MONTHS([$'loan-parameters'.$B$4];TODAY();1)/12;(LN([.I50])-LN([.I50]-[$'loan-parameters'.$B$31]*[$'current-situation'.$C$7]))/LN(1+[$'current-situation'.$C$7])/12)" office:value-type="float" office:value="29.8333333333333" calcext:value-type="float">
            <text:p>29.83</text:p>
          </table:table-cell>
          <table:table-cell table:formula="of:=([.I50]*[.K50]*12+[$'loan-parameters'.$B$32])/[$'loan-parameters'.$B$26]" office:value-type="float" office:value="150448.459163729" calcext:value-type="float">
            <text:p>150,448.4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table:formula="of:=[.A51]/12" office:value-type="float" office:value="4.16666666666667" calcext:value-type="float">
            <text:p>4.17</text:p>
          </table:table-cell>
          <table:table-cell table:style-name="ce47" table:formula="of:=IF([.B51]&lt;=[$'repayment-scenarios'.$B$28];[$'loan-parameters'.$B$31]*[$'current-situation'.$C$7]*(1+[$'current-situation'.$C$7])^[.A51]/((1+[$'current-situation'.$C$7])^[.A51]-1);&quot;&quot;)" office:value-type="currency" office:currency="GBP" office:value="1086.42346445234" calcext:value-type="currency">
            <text:p>£1,086.42</text:p>
          </table:table-cell>
          <table:table-cell table:formula="of:=IF([.C51]&lt;&gt;&quot;&quot;;[.C51]*[.A51]+[$'loan-parameters'.$B$32];&quot;&quot;)" office:value-type="currency" office:currency="GBP" office:value="54341.1732226168" calcext:value-type="currency">
            <text:p>£54,341.17</text:p>
          </table:table-cell>
          <table:table-cell/>
          <table:table-cell table:style-name="ce31" table:formula="of:=[.B50]" office:value-type="float" office:value="4.08333333333333" calcext:value-type="float">
            <text:p>4.08</text:p>
          </table:table-cell>
          <table:table-cell table:formula="of:=IF([.F51]&lt;=[$'current-situation'.$D$7];[$'loan-parameters'.$B$31]*(1+[$'current-situation'.$C$7])^([.F51]*12)-[$'current-situation'.$B$29]/[$'current-situation'.$C$7]*((1+[$'current-situation'.$C$7])^([.F51]*12)-1);0)/[$'loan-parameters'.$B$26]" office:value-type="float" office:value="87603.8672336325" calcext:value-type="float">
            <text:p>87,603.87</text:p>
          </table:table-cell>
          <table:table-cell/>
          <table:table-cell table:style-name="ce47" office:value-type="currency" office:currency="GBP" office:value="235" calcext:value-type="currency">
            <text:p>£235.00</text:p>
          </table:table-cell>
          <table:table-cell table:style-name="ce85" table:formula="of:=[.I51]/[$'loan-parameters'.$B$26]" office:value-type="float" office:value="429.278629231135" calcext:value-type="float">
            <text:p>429.28</text:p>
          </table:table-cell>
          <table:table-cell table:style-name="ce31" table:formula="of:=IF([.I51]&lt;=[$'current-situation'.$E$7];[$'loan-parameters'.$B$6]-ORG.OPENOFFICE.MONTHS([$'loan-parameters'.$B$4];TODAY();1)/12;(LN([.I51])-LN([.I51]-[$'loan-parameters'.$B$31]*[$'current-situation'.$C$7]))/LN(1+[$'current-situation'.$C$7])/12)" office:value-type="float" office:value="29.5232894830858" calcext:value-type="float">
            <text:p>29.52</text:p>
          </table:table-cell>
          <table:table-cell table:formula="of:=([.I51]*[.K51]*12+[$'loan-parameters'.$B$32])/[$'loan-parameters'.$B$26]" office:value-type="float" office:value="152121.141227741" calcext:value-type="float">
            <text:p>152,121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1" table:formula="of:=[.A52]/12" office:value-type="float" office:value="4.25" calcext:value-type="float">
            <text:p>4.25</text:p>
          </table:table-cell>
          <table:table-cell table:style-name="ce47" table:formula="of:=IF([.B52]&lt;=[$'repayment-scenarios'.$B$28];[$'loan-parameters'.$B$31]*[$'current-situation'.$C$7]*(1+[$'current-situation'.$C$7])^[.A52]/((1+[$'current-situation'.$C$7])^[.A52]-1);&quot;&quot;)" office:value-type="currency" office:currency="GBP" office:value="1066.74741377544" calcext:value-type="currency">
            <text:p>£1,066.75</text:p>
          </table:table-cell>
          <table:table-cell table:formula="of:=IF([.C52]&lt;&gt;&quot;&quot;;[.C52]*[.A52]+[$'loan-parameters'.$B$32];&quot;&quot;)" office:value-type="currency" office:currency="GBP" office:value="54424.1181025473" calcext:value-type="currency">
            <text:p>£54,424.12</text:p>
          </table:table-cell>
          <table:table-cell/>
          <table:table-cell table:style-name="ce31" table:formula="of:=[.B51]" office:value-type="float" office:value="4.16666666666667" calcext:value-type="float">
            <text:p>4.17</text:p>
          </table:table-cell>
          <table:table-cell table:formula="of:=IF([.F52]&lt;=[$'current-situation'.$D$7];[$'loan-parameters'.$B$31]*(1+[$'current-situation'.$C$7])^([.F52]*12)-[$'current-situation'.$B$29]/[$'current-situation'.$C$7]*((1+[$'current-situation'.$C$7])^([.F52]*12)-1);0)/[$'loan-parameters'.$B$26]" office:value-type="float" office:value="87513.5210250445" calcext:value-type="float">
            <text:p>87,513.52</text:p>
          </table:table-cell>
          <table:table-cell/>
          <table:table-cell table:style-name="ce47" office:value-type="currency" office:currency="GBP" office:value="240" calcext:value-type="currency">
            <text:p>£240.00</text:p>
          </table:table-cell>
          <table:table-cell table:style-name="ce85" table:formula="of:=[.I52]/[$'loan-parameters'.$B$26]" office:value-type="float" office:value="438.412217087116" calcext:value-type="float">
            <text:p>438.41</text:p>
          </table:table-cell>
          <table:table-cell table:style-name="ce31" table:formula="of:=IF([.I52]&lt;=[$'current-situation'.$E$7];[$'loan-parameters'.$B$6]-ORG.OPENOFFICE.MONTHS([$'loan-parameters'.$B$4];TODAY();1)/12;(LN([.I52])-LN([.I52]-[$'loan-parameters'.$B$31]*[$'current-situation'.$C$7]))/LN(1+[$'current-situation'.$C$7])/12)" office:value-type="float" office:value="28.4190203375833" calcext:value-type="float">
            <text:p>28.42</text:p>
          </table:table-cell>
          <table:table-cell table:formula="of:=([.I52]*[.K52]*12+[$'loan-parameters'.$B$32])/[$'loan-parameters'.$B$26]" office:value-type="float" office:value="149547.482915149" calcext:value-type="float">
            <text:p>149,547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1" table:formula="of:=[.A53]/12" office:value-type="float" office:value="4.33333333333333" calcext:value-type="float">
            <text:p>4.33</text:p>
          </table:table-cell>
          <table:table-cell table:style-name="ce47" table:formula="of:=IF([.B53]&lt;=[$'repayment-scenarios'.$B$28];[$'loan-parameters'.$B$31]*[$'current-situation'.$C$7]*(1+[$'current-situation'.$C$7])^[.A53]/((1+[$'current-situation'.$C$7])^[.A53]-1);&quot;&quot;)" office:value-type="currency" office:currency="GBP" office:value="1047.82971323166" calcext:value-type="currency">
            <text:p>£1,047.83</text:p>
          </table:table-cell>
          <table:table-cell table:formula="of:=IF([.C53]&lt;&gt;&quot;&quot;;[.C53]*[.A53]+[$'loan-parameters'.$B$32];&quot;&quot;)" office:value-type="currency" office:currency="GBP" office:value="54507.1450880462" calcext:value-type="currency">
            <text:p>£54,507.15</text:p>
          </table:table-cell>
          <table:table-cell/>
          <table:table-cell table:style-name="ce31" table:formula="of:=[.B52]" office:value-type="float" office:value="4.25" calcext:value-type="float">
            <text:p>4.25</text:p>
          </table:table-cell>
          <table:table-cell table:formula="of:=IF([.F53]&lt;=[$'current-situation'.$D$7];[$'loan-parameters'.$B$31]*(1+[$'current-situation'.$C$7])^([.F53]*12)-[$'current-situation'.$B$29]/[$'current-situation'.$C$7]*((1+[$'current-situation'.$C$7])^([.F53]*12)-1);0)/[$'loan-parameters'.$B$26]" office:value-type="float" office:value="87422.8912106669" calcext:value-type="float">
            <text:p>87,422.89</text:p>
          </table:table-cell>
          <table:table-cell/>
          <table:table-cell table:style-name="ce47" office:value-type="currency" office:currency="GBP" office:value="245" calcext:value-type="currency">
            <text:p>£245.00</text:p>
          </table:table-cell>
          <table:table-cell table:style-name="ce85" table:formula="of:=[.I53]/[$'loan-parameters'.$B$26]" office:value-type="float" office:value="447.545804943098" calcext:value-type="float">
            <text:p>447.55</text:p>
          </table:table-cell>
          <table:table-cell table:style-name="ce31" table:formula="of:=IF([.I53]&lt;=[$'current-situation'.$E$7];[$'loan-parameters'.$B$6]-ORG.OPENOFFICE.MONTHS([$'loan-parameters'.$B$4];TODAY();1)/12;(LN([.I53])-LN([.I53]-[$'loan-parameters'.$B$31]*[$'current-situation'.$C$7]))/LN(1+[$'current-situation'.$C$7])/12)" office:value-type="float" office:value="27.4012476287605" calcext:value-type="float">
            <text:p>27.40</text:p>
          </table:table-cell>
          <table:table-cell table:formula="of:=([.I53]*[.K53]*12+[$'loan-parameters'.$B$32])/[$'loan-parameters'.$B$26]" office:value-type="float" office:value="147196.295468929" calcext:value-type="float">
            <text:p>147,196.3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1" table:formula="of:=[.A54]/12" office:value-type="float" office:value="4.41666666666667" calcext:value-type="float">
            <text:p>4.42</text:p>
          </table:table-cell>
          <table:table-cell table:style-name="ce47" table:formula="of:=IF([.B54]&lt;=[$'repayment-scenarios'.$B$28];[$'loan-parameters'.$B$31]*[$'current-situation'.$C$7]*(1+[$'current-situation'.$C$7])^[.A54]/((1+[$'current-situation'.$C$7])^[.A54]-1);&quot;&quot;)" office:value-type="currency" office:currency="GBP" office:value="1029.62743718511" calcext:value-type="currency">
            <text:p>£1,029.63</text:p>
          </table:table-cell>
          <table:table-cell table:formula="of:=IF([.C54]&lt;&gt;&quot;&quot;;[.C54]*[.A54]+[$'loan-parameters'.$B$32];&quot;&quot;)" office:value-type="currency" office:currency="GBP" office:value="54590.2541708108" calcext:value-type="currency">
            <text:p>£54,590.25</text:p>
          </table:table-cell>
          <table:table-cell/>
          <table:table-cell table:style-name="ce31" table:formula="of:=[.B53]" office:value-type="float" office:value="4.33333333333333" calcext:value-type="float">
            <text:p>4.33</text:p>
          </table:table-cell>
          <table:table-cell table:formula="of:=IF([.F54]&lt;=[$'current-situation'.$D$7];[$'loan-parameters'.$B$31]*(1+[$'current-situation'.$C$7])^([.F54]*12)-[$'current-situation'.$B$29]/[$'current-situation'.$C$7]*((1+[$'current-situation'.$C$7])^([.F54]*12)-1);0)/[$'loan-parameters'.$B$26]" office:value-type="float" office:value="87331.9769002327" calcext:value-type="float">
            <text:p>87,331.98</text:p>
          </table:table-cell>
          <table:table-cell/>
          <table:table-cell table:style-name="ce47" office:value-type="currency" office:currency="GBP" office:value="250" calcext:value-type="currency">
            <text:p>£250.00</text:p>
          </table:table-cell>
          <table:table-cell table:style-name="ce85" table:formula="of:=[.I54]/[$'loan-parameters'.$B$26]" office:value-type="float" office:value="456.679392799079" calcext:value-type="float">
            <text:p>456.68</text:p>
          </table:table-cell>
          <table:table-cell table:style-name="ce31" table:formula="of:=IF([.I54]&lt;=[$'current-situation'.$E$7];[$'loan-parameters'.$B$6]-ORG.OPENOFFICE.MONTHS([$'loan-parameters'.$B$4];TODAY();1)/12;(LN([.I54])-LN([.I54]-[$'loan-parameters'.$B$31]*[$'current-situation'.$C$7]))/LN(1+[$'current-situation'.$C$7])/12)" office:value-type="float" office:value="26.4595255551818" calcext:value-type="float">
            <text:p>26.46</text:p>
          </table:table-cell>
          <table:table-cell table:formula="of:=([.I54]*[.K54]*12+[$'loan-parameters'.$B$32])/[$'loan-parameters'.$B$26]" office:value-type="float" office:value="145038.77512293" calcext:value-type="float">
            <text:p>145,038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1" table:formula="of:=[.A55]/12" office:value-type="float" office:value="4.5" calcext:value-type="float">
            <text:p>4.50</text:p>
          </table:table-cell>
          <table:table-cell table:style-name="ce47" table:formula="of:=IF([.B55]&lt;=[$'repayment-scenarios'.$B$28];[$'loan-parameters'.$B$31]*[$'current-situation'.$C$7]*(1+[$'current-situation'.$C$7])^[.A55]/((1+[$'current-situation'.$C$7])^[.A55]-1);&quot;&quot;)" office:value-type="currency" office:currency="GBP" office:value="1012.10083967367" calcext:value-type="currency">
            <text:p>£1,012.10</text:p>
          </table:table-cell>
          <table:table-cell table:formula="of:=IF([.C55]&lt;&gt;&quot;&quot;;[.C55]*[.A55]+[$'loan-parameters'.$B$32];&quot;&quot;)" office:value-type="currency" office:currency="GBP" office:value="54673.445342378" calcext:value-type="currency">
            <text:p>£54,673.45</text:p>
          </table:table-cell>
          <table:table-cell/>
          <table:table-cell table:style-name="ce31" table:formula="of:=[.B54]" office:value-type="float" office:value="4.41666666666667" calcext:value-type="float">
            <text:p>4.42</text:p>
          </table:table-cell>
          <table:table-cell table:formula="of:=IF([.F55]&lt;=[$'current-situation'.$D$7];[$'loan-parameters'.$B$31]*(1+[$'current-situation'.$C$7])^([.F55]*12)-[$'current-situation'.$B$29]/[$'current-situation'.$C$7]*((1+[$'current-situation'.$C$7])^([.F55]*12)-1);0)/[$'loan-parameters'.$B$26]" office:value-type="float" office:value="87240.7772006804" calcext:value-type="float">
            <text:p>87,240.78</text:p>
          </table:table-cell>
          <table:table-cell/>
          <table:table-cell table:style-name="ce47" office:value-type="currency" office:currency="GBP" office:value="255" calcext:value-type="currency">
            <text:p>£255.00</text:p>
          </table:table-cell>
          <table:table-cell table:style-name="ce85" table:formula="of:=[.I55]/[$'loan-parameters'.$B$26]" office:value-type="float" office:value="465.812980655061" calcext:value-type="float">
            <text:p>465.81</text:p>
          </table:table-cell>
          <table:table-cell table:style-name="ce31" table:formula="of:=IF([.I55]&lt;=[$'current-situation'.$E$7];[$'loan-parameters'.$B$6]-ORG.OPENOFFICE.MONTHS([$'loan-parameters'.$B$4];TODAY();1)/12;(LN([.I55])-LN([.I55]-[$'loan-parameters'.$B$31]*[$'current-situation'.$C$7]))/LN(1+[$'current-situation'.$C$7])/12)" office:value-type="float" office:value="25.5851068296061" calcext:value-type="float">
            <text:p>25.59</text:p>
          </table:table-cell>
          <table:table-cell table:formula="of:=([.I55]*[.K55]*12+[$'loan-parameters'.$B$32])/[$'loan-parameters'.$B$26]" office:value-type="float" office:value="143051.032823548" calcext:value-type="float">
            <text:p>143,051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1" table:formula="of:=[.A56]/12" office:value-type="float" office:value="4.58333333333333" calcext:value-type="float">
            <text:p>4.58</text:p>
          </table:table-cell>
          <table:table-cell table:style-name="ce47" table:formula="of:=IF([.B56]&lt;=[$'repayment-scenarios'.$B$28];[$'loan-parameters'.$B$31]*[$'current-situation'.$C$7]*(1+[$'current-situation'.$C$7])^[.A56]/((1+[$'current-situation'.$C$7])^[.A56]-1);&quot;&quot;)" office:value-type="currency" office:currency="GBP" office:value="995.213065347728" calcext:value-type="currency">
            <text:p>£995.21</text:p>
          </table:table-cell>
          <table:table-cell table:formula="of:=IF([.C56]&lt;&gt;&quot;&quot;;[.C56]*[.A56]+[$'loan-parameters'.$B$32];&quot;&quot;)" office:value-type="currency" office:currency="GBP" office:value="54756.718594125" calcext:value-type="currency">
            <text:p>£54,756.72</text:p>
          </table:table-cell>
          <table:table-cell/>
          <table:table-cell table:style-name="ce31" table:formula="of:=[.B55]" office:value-type="float" office:value="4.5" calcext:value-type="float">
            <text:p>4.50</text:p>
          </table:table-cell>
          <table:table-cell table:formula="of:=IF([.F56]&lt;=[$'current-situation'.$D$7];[$'loan-parameters'.$B$31]*(1+[$'current-situation'.$C$7])^([.F56]*12)-[$'current-situation'.$B$29]/[$'current-situation'.$C$7]*((1+[$'current-situation'.$C$7])^([.F56]*12)-1);0)/[$'loan-parameters'.$B$26]" office:value-type="float" office:value="87149.2912161449" calcext:value-type="float">
            <text:p>87,149.29</text:p>
          </table:table-cell>
          <table:table-cell/>
          <table:table-cell table:style-name="ce47" office:value-type="currency" office:currency="GBP" office:value="260" calcext:value-type="currency">
            <text:p>£260.00</text:p>
          </table:table-cell>
          <table:table-cell table:style-name="ce85" table:formula="of:=[.I56]/[$'loan-parameters'.$B$26]" office:value-type="float" office:value="474.946568511043" calcext:value-type="float">
            <text:p>474.95</text:p>
          </table:table-cell>
          <table:table-cell table:style-name="ce31" table:formula="of:=IF([.I56]&lt;=[$'current-situation'.$E$7];[$'loan-parameters'.$B$6]-ORG.OPENOFFICE.MONTHS([$'loan-parameters'.$B$4];TODAY();1)/12;(LN([.I56])-LN([.I56]-[$'loan-parameters'.$B$31]*[$'current-situation'.$C$7]))/LN(1+[$'current-situation'.$C$7])/12)" office:value-type="float" office:value="24.7705988969878" calcext:value-type="float">
            <text:p>24.77</text:p>
          </table:table-cell>
          <table:table-cell table:formula="of:=([.I56]*[.K56]*12+[$'loan-parameters'.$B$32])/[$'loan-parameters'.$B$26]" office:value-type="float" office:value="141213.065704477" calcext:value-type="float">
            <text:p>141,213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1" table:formula="of:=[.A57]/12" office:value-type="float" office:value="4.66666666666667" calcext:value-type="float">
            <text:p>4.67</text:p>
          </table:table-cell>
          <table:table-cell table:style-name="ce47" table:formula="of:=IF([.B57]&lt;=[$'repayment-scenarios'.$B$28];[$'loan-parameters'.$B$31]*[$'current-situation'.$C$7]*(1+[$'current-situation'.$C$7])^[.A57]/((1+[$'current-situation'.$C$7])^[.A57]-1);&quot;&quot;)" office:value-type="currency" office:currency="GBP" office:value="978.929891379796" calcext:value-type="currency">
            <text:p>£978.93</text:p>
          </table:table-cell>
          <table:table-cell table:formula="of:=IF([.C57]&lt;&gt;&quot;&quot;;[.C57]*[.A57]+[$'loan-parameters'.$B$32];&quot;&quot;)" office:value-type="currency" office:currency="GBP" office:value="54840.0739172686" calcext:value-type="currency">
            <text:p>£54,840.07</text:p>
          </table:table-cell>
          <table:table-cell/>
          <table:table-cell table:style-name="ce31" table:formula="of:=[.B56]" office:value-type="float" office:value="4.58333333333333" calcext:value-type="float">
            <text:p>4.58</text:p>
          </table:table-cell>
          <table:table-cell table:formula="of:=IF([.F57]&lt;=[$'current-situation'.$D$7];[$'loan-parameters'.$B$31]*(1+[$'current-situation'.$C$7])^([.F57]*12)-[$'current-situation'.$B$29]/[$'current-situation'.$C$7]*((1+[$'current-situation'.$C$7])^([.F57]*12)-1);0)/[$'loan-parameters'.$B$26]" office:value-type="float" office:value="87057.5180479492" calcext:value-type="float">
            <text:p>87,057.52</text:p>
          </table:table-cell>
          <table:table-cell/>
          <table:table-cell table:style-name="ce47" office:value-type="currency" office:currency="GBP" office:value="265" calcext:value-type="currency">
            <text:p>£265.00</text:p>
          </table:table-cell>
          <table:table-cell table:style-name="ce85" table:formula="of:=[.I57]/[$'loan-parameters'.$B$26]" office:value-type="float" office:value="484.080156367024" calcext:value-type="float">
            <text:p>484.08</text:p>
          </table:table-cell>
          <table:table-cell table:style-name="ce31" table:formula="of:=IF([.I57]&lt;=[$'current-situation'.$E$7];[$'loan-parameters'.$B$6]-ORG.OPENOFFICE.MONTHS([$'loan-parameters'.$B$4];TODAY();1)/12;(LN([.I57])-LN([.I57]-[$'loan-parameters'.$B$31]*[$'current-situation'.$C$7]))/LN(1+[$'current-situation'.$C$7])/12)" office:value-type="float" office:value="24.0097024850644" calcext:value-type="float">
            <text:p>24.01</text:p>
          </table:table-cell>
          <table:table-cell table:formula="of:=([.I57]*[.K57]*12+[$'loan-parameters'.$B$32])/[$'loan-parameters'.$B$26]" office:value-type="float" office:value="139507.980750972" calcext:value-type="float">
            <text:p>139,507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1" table:formula="of:=[.A58]/12" office:value-type="float" office:value="4.75" calcext:value-type="float">
            <text:p>4.75</text:p>
          </table:table-cell>
          <table:table-cell table:style-name="ce47" table:formula="of:=IF([.B58]&lt;=[$'repayment-scenarios'.$B$28];[$'loan-parameters'.$B$31]*[$'current-situation'.$C$7]*(1+[$'current-situation'.$C$7])^[.A58]/((1+[$'current-situation'.$C$7])^[.A58]-1);&quot;&quot;)" office:value-type="currency" office:currency="GBP" office:value="963.2194965415" calcext:value-type="currency">
            <text:p>£963.22</text:p>
          </table:table-cell>
          <table:table-cell table:formula="of:=IF([.C58]&lt;&gt;&quot;&quot;;[.C58]*[.A58]+[$'loan-parameters'.$B$32];&quot;&quot;)" office:value-type="currency" office:currency="GBP" office:value="54923.5113028655" calcext:value-type="currency">
            <text:p>£54,923.51</text:p>
          </table:table-cell>
          <table:table-cell/>
          <table:table-cell table:style-name="ce31" table:formula="of:=[.B57]" office:value-type="float" office:value="4.66666666666667" calcext:value-type="float">
            <text:p>4.67</text:p>
          </table:table-cell>
          <table:table-cell table:formula="of:=IF([.F58]&lt;=[$'current-situation'.$D$7];[$'loan-parameters'.$B$31]*(1+[$'current-situation'.$C$7])^([.F58]*12)-[$'current-situation'.$B$29]/[$'current-situation'.$C$7]*((1+[$'current-situation'.$C$7])^([.F58]*12)-1);0)/[$'loan-parameters'.$B$26]" office:value-type="float" office:value="86965.4567945948" calcext:value-type="float">
            <text:p>86,965.46</text:p>
          </table:table-cell>
          <table:table-cell/>
          <table:table-cell table:style-name="ce47" office:value-type="currency" office:currency="GBP" office:value="270" calcext:value-type="currency">
            <text:p>£270.00</text:p>
          </table:table-cell>
          <table:table-cell table:style-name="ce85" table:formula="of:=[.I58]/[$'loan-parameters'.$B$26]" office:value-type="float" office:value="493.213744223006" calcext:value-type="float">
            <text:p>493.21</text:p>
          </table:table-cell>
          <table:table-cell table:style-name="ce31" table:formula="of:=IF([.I58]&lt;=[$'current-situation'.$E$7];[$'loan-parameters'.$B$6]-ORG.OPENOFFICE.MONTHS([$'loan-parameters'.$B$4];TODAY();1)/12;(LN([.I58])-LN([.I58]-[$'loan-parameters'.$B$31]*[$'current-situation'.$C$7]))/LN(1+[$'current-situation'.$C$7])/12)" office:value-type="float" office:value="23.297009951463" calcext:value-type="float">
            <text:p>23.30</text:p>
          </table:table-cell>
          <table:table-cell table:formula="of:=([.I58]*[.K58]*12+[$'loan-parameters'.$B$32])/[$'loan-parameters'.$B$26]" office:value-type="float" office:value="137921.400439764" calcext:value-type="float">
            <text:p>137,921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1" table:formula="of:=[.A59]/12" office:value-type="float" office:value="4.83333333333333" calcext:value-type="float">
            <text:p>4.83</text:p>
          </table:table-cell>
          <table:table-cell table:style-name="ce47" table:formula="of:=IF([.B59]&lt;=[$'repayment-scenarios'.$B$28];[$'loan-parameters'.$B$31]*[$'current-situation'.$C$7]*(1+[$'current-situation'.$C$7])^[.A59]/((1+[$'current-situation'.$C$7])^[.A59]-1);&quot;&quot;)" office:value-type="currency" office:currency="GBP" office:value="948.052254169186" calcext:value-type="currency">
            <text:p>£948.05</text:p>
          </table:table-cell>
          <table:table-cell table:formula="of:=IF([.C59]&lt;&gt;&quot;&quot;;[.C59]*[.A59]+[$'loan-parameters'.$B$32];&quot;&quot;)" office:value-type="currency" office:currency="GBP" office:value="55007.0307418128" calcext:value-type="currency">
            <text:p>£55,007.03</text:p>
          </table:table-cell>
          <table:table-cell/>
          <table:table-cell table:style-name="ce31" table:formula="of:=[.B58]" office:value-type="float" office:value="4.75" calcext:value-type="float">
            <text:p>4.75</text:p>
          </table:table-cell>
          <table:table-cell table:formula="of:=IF([.F59]&lt;=[$'current-situation'.$D$7];[$'loan-parameters'.$B$31]*(1+[$'current-situation'.$C$7])^([.F59]*12)-[$'current-situation'.$B$29]/[$'current-situation'.$C$7]*((1+[$'current-situation'.$C$7])^([.F59]*12)-1);0)/[$'loan-parameters'.$B$26]" office:value-type="float" office:value="86873.1065517537" calcext:value-type="float">
            <text:p>86,873.11</text:p>
          </table:table-cell>
          <table:table-cell/>
          <table:table-cell table:style-name="ce47" office:value-type="currency" office:currency="GBP" office:value="275" calcext:value-type="currency">
            <text:p>£275.00</text:p>
          </table:table-cell>
          <table:table-cell table:style-name="ce85" table:formula="of:=[.I59]/[$'loan-parameters'.$B$26]" office:value-type="float" office:value="502.347332078987" calcext:value-type="float">
            <text:p>502.35</text:p>
          </table:table-cell>
          <table:table-cell table:style-name="ce31" table:formula="of:=IF([.I59]&lt;=[$'current-situation'.$E$7];[$'loan-parameters'.$B$6]-ORG.OPENOFFICE.MONTHS([$'loan-parameters'.$B$4];TODAY();1)/12;(LN([.I59])-LN([.I59]-[$'loan-parameters'.$B$31]*[$'current-situation'.$C$7]))/LN(1+[$'current-situation'.$C$7])/12)" office:value-type="float" office:value="22.6278477694213" calcext:value-type="float">
            <text:p>22.63</text:p>
          </table:table-cell>
          <table:table-cell table:formula="of:=([.I59]*[.K59]*12+[$'loan-parameters'.$B$32])/[$'loan-parameters'.$B$26]" office:value-type="float" office:value="136441.001843323" calcext:value-type="float">
            <text:p>136,441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1" table:formula="of:=[.A60]/12" office:value-type="float" office:value="4.91666666666667" calcext:value-type="float">
            <text:p>4.92</text:p>
          </table:table-cell>
          <table:table-cell table:style-name="ce47" table:formula="of:=IF([.B60]&lt;=[$'repayment-scenarios'.$B$28];[$'loan-parameters'.$B$31]*[$'current-situation'.$C$7]*(1+[$'current-situation'.$C$7])^[.A60]/((1+[$'current-situation'.$C$7])^[.A60]-1);&quot;&quot;)" office:value-type="currency" office:currency="GBP" office:value="933.400546183856" calcext:value-type="currency">
            <text:p>£933.40</text:p>
          </table:table-cell>
          <table:table-cell table:formula="of:=IF([.C60]&lt;&gt;&quot;&quot;;[.C60]*[.A60]+[$'loan-parameters'.$B$32];&quot;&quot;)" office:value-type="currency" office:currency="GBP" office:value="55090.6322248475" calcext:value-type="currency">
            <text:p>£55,090.63</text:p>
          </table:table-cell>
          <table:table-cell/>
          <table:table-cell table:style-name="ce31" table:formula="of:=[.B59]" office:value-type="float" office:value="4.83333333333333" calcext:value-type="float">
            <text:p>4.83</text:p>
          </table:table-cell>
          <table:table-cell table:formula="of:=IF([.F60]&lt;=[$'current-situation'.$D$7];[$'loan-parameters'.$B$31]*(1+[$'current-situation'.$C$7])^([.F60]*12)-[$'current-situation'.$B$29]/[$'current-situation'.$C$7]*((1+[$'current-situation'.$C$7])^([.F60]*12)-1);0)/[$'loan-parameters'.$B$26]" office:value-type="float" office:value="86780.466412259" calcext:value-type="float">
            <text:p>86,780.47</text:p>
          </table:table-cell>
          <table:table-cell/>
          <table:table-cell table:style-name="ce47" office:value-type="currency" office:currency="GBP" office:value="280" calcext:value-type="currency">
            <text:p>£280.00</text:p>
          </table:table-cell>
          <table:table-cell table:style-name="ce85" table:formula="of:=[.I60]/[$'loan-parameters'.$B$26]" office:value-type="float" office:value="511.480919934969" calcext:value-type="float">
            <text:p>511.48</text:p>
          </table:table-cell>
          <table:table-cell table:style-name="ce31" table:formula="of:=IF([.I60]&lt;=[$'current-situation'.$E$7];[$'loan-parameters'.$B$6]-ORG.OPENOFFICE.MONTHS([$'loan-parameters'.$B$4];TODAY();1)/12;(LN([.I60])-LN([.I60]-[$'loan-parameters'.$B$31]*[$'current-situation'.$C$7]))/LN(1+[$'current-situation'.$C$7])/12)" office:value-type="float" office:value="21.9981520738718" calcext:value-type="float">
            <text:p>22.00</text:p>
          </table:table-cell>
          <table:table-cell table:formula="of:=([.I60]*[.K60]*12+[$'loan-parameters'.$B$32])/[$'loan-parameters'.$B$26]" office:value-type="float" office:value="135056.155066784" calcext:value-type="float">
            <text:p>135,056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1" table:formula="of:=[.A61]/12" office:value-type="float" office:value="5" calcext:value-type="float">
            <text:p>5.00</text:p>
          </table:table-cell>
          <table:table-cell table:style-name="ce47" table:formula="of:=IF([.B61]&lt;=[$'repayment-scenarios'.$B$28];[$'loan-parameters'.$B$31]*[$'current-situation'.$C$7]*(1+[$'current-situation'.$C$7])^[.A61]/((1+[$'current-situation'.$C$7])^[.A61]-1);&quot;&quot;)" office:value-type="currency" office:currency="GBP" office:value="919.238595709113" calcext:value-type="currency">
            <text:p>£919.24</text:p>
          </table:table-cell>
          <table:table-cell table:formula="of:=IF([.C61]&lt;&gt;&quot;&quot;;[.C61]*[.A61]+[$'loan-parameters'.$B$32];&quot;&quot;)" office:value-type="currency" office:currency="GBP" office:value="55174.3157425468" calcext:value-type="currency">
            <text:p>£55,174.32</text:p>
          </table:table-cell>
          <table:table-cell/>
          <table:table-cell table:style-name="ce31" table:formula="of:=[.B60]" office:value-type="float" office:value="4.91666666666667" calcext:value-type="float">
            <text:p>4.92</text:p>
          </table:table-cell>
          <table:table-cell table:formula="of:=IF([.F61]&lt;=[$'current-situation'.$D$7];[$'loan-parameters'.$B$31]*(1+[$'current-situation'.$C$7])^([.F61]*12)-[$'current-situation'.$B$29]/[$'current-situation'.$C$7]*((1+[$'current-situation'.$C$7])^([.F61]*12)-1);0)/[$'loan-parameters'.$B$26]" office:value-type="float" office:value="86687.535466096" calcext:value-type="float">
            <text:p>86,687.54</text:p>
          </table:table-cell>
          <table:table-cell/>
          <table:table-cell table:style-name="ce47" office:value-type="currency" office:currency="GBP" office:value="285" calcext:value-type="currency">
            <text:p>£285.00</text:p>
          </table:table-cell>
          <table:table-cell table:style-name="ce85" table:formula="of:=[.I61]/[$'loan-parameters'.$B$26]" office:value-type="float" office:value="520.614507790951" calcext:value-type="float">
            <text:p>520.61</text:p>
          </table:table-cell>
          <table:table-cell table:style-name="ce31" table:formula="of:=IF([.I61]&lt;=[$'current-situation'.$E$7];[$'loan-parameters'.$B$6]-ORG.OPENOFFICE.MONTHS([$'loan-parameters'.$B$4];TODAY();1)/12;(LN([.I61])-LN([.I61]-[$'loan-parameters'.$B$31]*[$'current-situation'.$C$7]))/LN(1+[$'current-situation'.$C$7])/12)" office:value-type="float" office:value="21.404369300248" calcext:value-type="float">
            <text:p>21.40</text:p>
          </table:table-cell>
          <table:table-cell table:formula="of:=([.I61]*[.K61]*12+[$'loan-parameters'.$B$32])/[$'loan-parameters'.$B$26]" office:value-type="float" office:value="133757.636605316" calcext:value-type="float">
            <text:p>133,757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1" table:formula="of:=[.A62]/12" office:value-type="float" office:value="5.08333333333333" calcext:value-type="float">
            <text:p>5.08</text:p>
          </table:table-cell>
          <table:table-cell table:style-name="ce47" table:formula="of:=IF([.B62]&lt;=[$'repayment-scenarios'.$B$28];[$'loan-parameters'.$B$31]*[$'current-situation'.$C$7]*(1+[$'current-situation'.$C$7])^[.A62]/((1+[$'current-situation'.$C$7])^[.A62]-1);&quot;&quot;)" office:value-type="currency" office:currency="GBP" office:value="905.542316152921" calcext:value-type="currency">
            <text:p>£905.54</text:p>
          </table:table-cell>
          <table:table-cell table:formula="of:=IF([.C62]&lt;&gt;&quot;&quot;;[.C62]*[.A62]+[$'loan-parameters'.$B$32];&quot;&quot;)" office:value-type="currency" office:currency="GBP" office:value="55258.0812853282" calcext:value-type="currency">
            <text:p>£55,258.08</text:p>
          </table:table-cell>
          <table:table-cell/>
          <table:table-cell table:style-name="ce31" table:formula="of:=[.B61]" office:value-type="float" office:value="5" calcext:value-type="float">
            <text:p>5.00</text:p>
          </table:table-cell>
          <table:table-cell table:formula="of:=IF([.F62]&lt;=[$'current-situation'.$D$7];[$'loan-parameters'.$B$31]*(1+[$'current-situation'.$C$7])^([.F62]*12)-[$'current-situation'.$B$29]/[$'current-situation'.$C$7]*((1+[$'current-situation'.$C$7])^([.F62]*12)-1);0)/[$'loan-parameters'.$B$26]" office:value-type="float" office:value="86594.3128003936" calcext:value-type="float">
            <text:p>86,594.31</text:p>
          </table:table-cell>
          <table:table-cell/>
          <table:table-cell table:style-name="ce47" office:value-type="currency" office:currency="GBP" office:value="290" calcext:value-type="currency">
            <text:p>£290.00</text:p>
          </table:table-cell>
          <table:table-cell table:style-name="ce85" table:formula="of:=[.I62]/[$'loan-parameters'.$B$26]" office:value-type="float" office:value="529.748095646932" calcext:value-type="float">
            <text:p>529.75</text:p>
          </table:table-cell>
          <table:table-cell table:style-name="ce31" table:formula="of:=IF([.I62]&lt;=[$'current-situation'.$E$7];[$'loan-parameters'.$B$6]-ORG.OPENOFFICE.MONTHS([$'loan-parameters'.$B$4];TODAY();1)/12;(LN([.I62])-LN([.I62]-[$'loan-parameters'.$B$31]*[$'current-situation'.$C$7]))/LN(1+[$'current-situation'.$C$7])/12)" office:value-type="float" office:value="20.8433760996149" calcext:value-type="float">
            <text:p>20.84</text:p>
          </table:table-cell>
          <table:table-cell table:formula="of:=([.I62]*[.K62]*12+[$'loan-parameters'.$B$32])/[$'loan-parameters'.$B$26]" office:value-type="float" office:value="132537.399898909" calcext:value-type="float">
            <text:p>132,53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1" table:formula="of:=[.A63]/12" office:value-type="float" office:value="5.16666666666667" calcext:value-type="float">
            <text:p>5.17</text:p>
          </table:table-cell>
          <table:table-cell table:style-name="ce47" table:formula="of:=IF([.B63]&lt;=[$'repayment-scenarios'.$B$28];[$'loan-parameters'.$B$31]*[$'current-situation'.$C$7]*(1+[$'current-situation'.$C$7])^[.A63]/((1+[$'current-situation'.$C$7])^[.A63]-1);&quot;&quot;)" office:value-type="currency" office:currency="GBP" office:value="892.289174894346" calcext:value-type="currency">
            <text:p>£892.29</text:p>
          </table:table-cell>
          <table:table-cell table:formula="of:=IF([.C63]&lt;&gt;&quot;&quot;;[.C63]*[.A63]+[$'loan-parameters'.$B$32];&quot;&quot;)" office:value-type="currency" office:currency="GBP" office:value="55341.9288434494" calcext:value-type="currency">
            <text:p>£55,341.93</text:p>
          </table:table-cell>
          <table:table-cell/>
          <table:table-cell table:style-name="ce31" table:formula="of:=[.B62]" office:value-type="float" office:value="5.08333333333333" calcext:value-type="float">
            <text:p>5.08</text:p>
          </table:table-cell>
          <table:table-cell table:formula="of:=IF([.F63]&lt;=[$'current-situation'.$D$7];[$'loan-parameters'.$B$31]*(1+[$'current-situation'.$C$7])^([.F63]*12)-[$'current-situation'.$B$29]/[$'current-situation'.$C$7]*((1+[$'current-situation'.$C$7])^([.F63]*12)-1);0)/[$'loan-parameters'.$B$26]" office:value-type="float" office:value="86500.7974994148" calcext:value-type="float">
            <text:p>86,500.80</text:p>
          </table:table-cell>
          <table:table-cell/>
          <table:table-cell table:style-name="ce47" office:value-type="currency" office:currency="GBP" office:value="295" calcext:value-type="currency">
            <text:p>£295.00</text:p>
          </table:table-cell>
          <table:table-cell table:style-name="ce85" table:formula="of:=[.I63]/[$'loan-parameters'.$B$26]" office:value-type="float" office:value="538.881683502914" calcext:value-type="float">
            <text:p>538.88</text:p>
          </table:table-cell>
          <table:table-cell table:style-name="ce31" table:formula="of:=IF([.I63]&lt;=[$'current-situation'.$E$7];[$'loan-parameters'.$B$6]-ORG.OPENOFFICE.MONTHS([$'loan-parameters'.$B$4];TODAY();1)/12;(LN([.I63])-LN([.I63]-[$'loan-parameters'.$B$31]*[$'current-situation'.$C$7]))/LN(1+[$'current-situation'.$C$7])/12)" office:value-type="float" office:value="20.312414226101" calcext:value-type="float">
            <text:p>20.31</text:p>
          </table:table-cell>
          <table:table-cell table:formula="of:=([.I63]*[.K63]*12+[$'loan-parameters'.$B$32])/[$'loan-parameters'.$B$26]" office:value-type="float" office:value="131388.390041462" calcext:value-type="float">
            <text:p>131,38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1" table:formula="of:=[.A64]/12" office:value-type="float" office:value="5.25" calcext:value-type="float">
            <text:p>5.25</text:p>
          </table:table-cell>
          <table:table-cell table:style-name="ce47" table:formula="of:=IF([.B64]&lt;=[$'repayment-scenarios'.$B$28];[$'loan-parameters'.$B$31]*[$'current-situation'.$C$7]*(1+[$'current-situation'.$C$7])^[.A64]/((1+[$'current-situation'.$C$7])^[.A64]-1);&quot;&quot;)" office:value-type="currency" office:currency="GBP" office:value="879.45806995252" calcext:value-type="currency">
            <text:p>£879.46</text:p>
          </table:table-cell>
          <table:table-cell table:formula="of:=IF([.C64]&lt;&gt;&quot;&quot;;[.C64]*[.A64]+[$'loan-parameters'.$B$32];&quot;&quot;)" office:value-type="currency" office:currency="GBP" office:value="55425.8584070088" calcext:value-type="currency">
            <text:p>£55,425.86</text:p>
          </table:table-cell>
          <table:table-cell/>
          <table:table-cell table:style-name="ce31" table:formula="of:=[.B63]" office:value-type="float" office:value="5.16666666666667" calcext:value-type="float">
            <text:p>5.17</text:p>
          </table:table-cell>
          <table:table-cell table:formula="of:=IF([.F64]&lt;=[$'current-situation'.$D$7];[$'loan-parameters'.$B$31]*(1+[$'current-situation'.$C$7])^([.F64]*12)-[$'current-situation'.$B$29]/[$'current-situation'.$C$7]*((1+[$'current-situation'.$C$7])^([.F64]*12)-1);0)/[$'loan-parameters'.$B$26]" office:value-type="float" office:value="86406.9886445483" calcext:value-type="float">
            <text:p>86,406.99</text:p>
          </table:table-cell>
          <table:table-cell/>
          <table:table-cell table:style-name="ce47" office:value-type="currency" office:currency="GBP" office:value="300" calcext:value-type="currency">
            <text:p>£300.00</text:p>
          </table:table-cell>
          <table:table-cell table:style-name="ce85" table:formula="of:=[.I64]/[$'loan-parameters'.$B$26]" office:value-type="float" office:value="548.015271358895" calcext:value-type="float">
            <text:p>548.02</text:p>
          </table:table-cell>
          <table:table-cell table:style-name="ce31" table:formula="of:=IF([.I64]&lt;=[$'current-situation'.$E$7];[$'loan-parameters'.$B$6]-ORG.OPENOFFICE.MONTHS([$'loan-parameters'.$B$4];TODAY();1)/12;(LN([.I64])-LN([.I64]-[$'loan-parameters'.$B$31]*[$'current-situation'.$C$7]))/LN(1+[$'current-situation'.$C$7])/12)" office:value-type="float" office:value="19.8090371718786" calcext:value-type="float">
            <text:p>19.81</text:p>
          </table:table-cell>
          <table:table-cell table:formula="of:=([.I64]*[.K64]*12+[$'loan-parameters'.$B$32])/[$'loan-parameters'.$B$26]" office:value-type="float" office:value="130304.39292469" calcext:value-type="float">
            <text:p>130,304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1" table:formula="of:=[.A65]/12" office:value-type="float" office:value="5.33333333333333" calcext:value-type="float">
            <text:p>5.33</text:p>
          </table:table-cell>
          <table:table-cell table:style-name="ce47" table:formula="of:=IF([.B65]&lt;=[$'repayment-scenarios'.$B$28];[$'loan-parameters'.$B$31]*[$'current-situation'.$C$7]*(1+[$'current-situation'.$C$7])^[.A65]/((1+[$'current-situation'.$C$7])^[.A65]-1);&quot;&quot;)" office:value-type="currency" office:currency="GBP" office:value="867.029218217887" calcext:value-type="currency">
            <text:p>£867.03</text:p>
          </table:table-cell>
          <table:table-cell table:formula="of:=IF([.C65]&lt;&gt;&quot;&quot;;[.C65]*[.A65]+[$'loan-parameters'.$B$32];&quot;&quot;)" office:value-type="currency" office:currency="GBP" office:value="55509.8699659448" calcext:value-type="currency">
            <text:p>£55,509.87</text:p>
          </table:table-cell>
          <table:table-cell/>
          <table:table-cell table:style-name="ce31" table:formula="of:=[.B64]" office:value-type="float" office:value="5.25" calcext:value-type="float">
            <text:p>5.25</text:p>
          </table:table-cell>
          <table:table-cell table:formula="of:=IF([.F65]&lt;=[$'current-situation'.$D$7];[$'loan-parameters'.$B$31]*(1+[$'current-situation'.$C$7])^([.F65]*12)-[$'current-situation'.$B$29]/[$'current-situation'.$C$7]*((1+[$'current-situation'.$C$7])^([.F65]*12)-1);0)/[$'loan-parameters'.$B$26]" office:value-type="float" office:value="86312.885314299" calcext:value-type="float">
            <text:p>86,312.89</text:p>
          </table:table-cell>
          <table:table-cell/>
          <table:table-cell table:style-name="ce47" office:value-type="currency" office:currency="GBP" office:value="305" calcext:value-type="currency">
            <text:p>£305.00</text:p>
          </table:table-cell>
          <table:table-cell table:style-name="ce85" table:formula="of:=[.I65]/[$'loan-parameters'.$B$26]" office:value-type="float" office:value="557.148859214877" calcext:value-type="float">
            <text:p>557.15</text:p>
          </table:table-cell>
          <table:table-cell table:style-name="ce31" table:formula="of:=IF([.I65]&lt;=[$'current-situation'.$E$7];[$'loan-parameters'.$B$6]-ORG.OPENOFFICE.MONTHS([$'loan-parameters'.$B$4];TODAY();1)/12;(LN([.I65])-LN([.I65]-[$'loan-parameters'.$B$31]*[$'current-situation'.$C$7]))/LN(1+[$'current-situation'.$C$7])/12)" office:value-type="float" office:value="19.3310661058039" calcext:value-type="float">
            <text:p>19.33</text:p>
          </table:table-cell>
          <table:table-cell table:formula="of:=([.I65]*[.K65]*12+[$'loan-parameters'.$B$32])/[$'loan-parameters'.$B$26]" office:value-type="float" office:value="129279.911490496" calcext:value-type="float">
            <text:p>129,279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1" table:formula="of:=[.A66]/12" office:value-type="float" office:value="5.41666666666667" calcext:value-type="float">
            <text:p>5.42</text:p>
          </table:table-cell>
          <table:table-cell table:style-name="ce47" table:formula="of:=IF([.B66]&lt;=[$'repayment-scenarios'.$B$28];[$'loan-parameters'.$B$31]*[$'current-situation'.$C$7]*(1+[$'current-situation'.$C$7])^[.A66]/((1+[$'current-situation'.$C$7])^[.A66]-1);&quot;&quot;)" office:value-type="currency" office:currency="GBP" office:value="854.984054000563" calcext:value-type="currency">
            <text:p>£854.98</text:p>
          </table:table-cell>
          <table:table-cell table:formula="of:=IF([.C66]&lt;&gt;&quot;&quot;;[.C66]*[.A66]+[$'loan-parameters'.$B$32];&quot;&quot;)" office:value-type="currency" office:currency="GBP" office:value="55593.9635100366" calcext:value-type="currency">
            <text:p>£55,593.96</text:p>
          </table:table-cell>
          <table:table-cell/>
          <table:table-cell table:style-name="ce31" table:formula="of:=[.B65]" office:value-type="float" office:value="5.33333333333333" calcext:value-type="float">
            <text:p>5.33</text:p>
          </table:table-cell>
          <table:table-cell table:formula="of:=IF([.F66]&lt;=[$'current-situation'.$D$7];[$'loan-parameters'.$B$31]*(1+[$'current-situation'.$C$7])^([.F66]*12)-[$'current-situation'.$B$29]/[$'current-situation'.$C$7]*((1+[$'current-situation'.$C$7])^([.F66]*12)-1);0)/[$'loan-parameters'.$B$26]" office:value-type="float" office:value="86218.4865842793" calcext:value-type="float">
            <text:p>86,218.49</text:p>
          </table:table-cell>
          <table:table-cell/>
          <table:table-cell table:style-name="ce47" office:value-type="currency" office:currency="GBP" office:value="310" calcext:value-type="currency">
            <text:p>£310.00</text:p>
          </table:table-cell>
          <table:table-cell table:style-name="ce85" table:formula="of:=[.I66]/[$'loan-parameters'.$B$26]" office:value-type="float" office:value="566.282447070858" calcext:value-type="float">
            <text:p>566.28</text:p>
          </table:table-cell>
          <table:table-cell table:style-name="ce31" table:formula="of:=IF([.I66]&lt;=[$'current-situation'.$E$7];[$'loan-parameters'.$B$6]-ORG.OPENOFFICE.MONTHS([$'loan-parameters'.$B$4];TODAY();1)/12;(LN([.I66])-LN([.I66]-[$'loan-parameters'.$B$31]*[$'current-situation'.$C$7]))/LN(1+[$'current-situation'.$C$7])/12)" office:value-type="float" office:value="18.8765532439731" calcext:value-type="float">
            <text:p>18.88</text:p>
          </table:table-cell>
          <table:table-cell table:formula="of:=([.I66]*[.K66]*12+[$'loan-parameters'.$B$32])/[$'loan-parameters'.$B$26]" office:value-type="float" office:value="128310.063510549" calcext:value-type="float">
            <text:p>128,310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1" table:formula="of:=[.A67]/12" office:value-type="float" office:value="5.5" calcext:value-type="float">
            <text:p>5.50</text:p>
          </table:table-cell>
          <table:table-cell table:style-name="ce47" table:formula="of:=IF([.B67]&lt;=[$'repayment-scenarios'.$B$28];[$'loan-parameters'.$B$31]*[$'current-situation'.$C$7]*(1+[$'current-situation'.$C$7])^[.A67]/((1+[$'current-situation'.$C$7])^[.A67]-1);&quot;&quot;)" office:value-type="currency" office:currency="GBP" office:value="843.305136801575" calcext:value-type="currency">
            <text:p>£843.31</text:p>
          </table:table-cell>
          <table:table-cell table:formula="of:=IF([.C67]&lt;&gt;&quot;&quot;;[.C67]*[.A67]+[$'loan-parameters'.$B$32];&quot;&quot;)" office:value-type="currency" office:currency="GBP" office:value="55678.1390289039" calcext:value-type="currency">
            <text:p>£55,678.14</text:p>
          </table:table-cell>
          <table:table-cell/>
          <table:table-cell table:style-name="ce31" table:formula="of:=[.B66]" office:value-type="float" office:value="5.41666666666667" calcext:value-type="float">
            <text:p>5.42</text:p>
          </table:table-cell>
          <table:table-cell table:formula="of:=IF([.F67]&lt;=[$'current-situation'.$D$7];[$'loan-parameters'.$B$31]*(1+[$'current-situation'.$C$7])^([.F67]*12)-[$'current-situation'.$B$29]/[$'current-situation'.$C$7]*((1+[$'current-situation'.$C$7])^([.F67]*12)-1);0)/[$'loan-parameters'.$B$26]" office:value-type="float" office:value="86123.7915271997" calcext:value-type="float">
            <text:p>86,123.79</text:p>
          </table:table-cell>
          <table:table-cell/>
          <table:table-cell table:style-name="ce47" office:value-type="currency" office:currency="GBP" office:value="315" calcext:value-type="currency">
            <text:p>£315.00</text:p>
          </table:table-cell>
          <table:table-cell table:style-name="ce85" table:formula="of:=[.I67]/[$'loan-parameters'.$B$26]" office:value-type="float" office:value="575.41603492684" calcext:value-type="float">
            <text:p>575.42</text:p>
          </table:table-cell>
          <table:table-cell table:style-name="ce31" table:formula="of:=IF([.I67]&lt;=[$'current-situation'.$E$7];[$'loan-parameters'.$B$6]-ORG.OPENOFFICE.MONTHS([$'loan-parameters'.$B$4];TODAY();1)/12;(LN([.I67])-LN([.I67]-[$'loan-parameters'.$B$31]*[$'current-situation'.$C$7]))/LN(1+[$'current-situation'.$C$7])/12)" office:value-type="float" office:value="18.4437512046009" calcext:value-type="float">
            <text:p>18.44</text:p>
          </table:table-cell>
          <table:table-cell table:formula="of:=([.I67]*[.K67]*12+[$'loan-parameters'.$B$32])/[$'loan-parameters'.$B$26]" office:value-type="float" office:value="127390.496599367" calcext:value-type="float">
            <text:p>127,390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1" table:formula="of:=[.A68]/12" office:value-type="float" office:value="5.58333333333333" calcext:value-type="float">
            <text:p>5.58</text:p>
          </table:table-cell>
          <table:table-cell table:style-name="ce47" table:formula="of:=IF([.B68]&lt;=[$'repayment-scenarios'.$B$28];[$'loan-parameters'.$B$31]*[$'current-situation'.$C$7]*(1+[$'current-situation'.$C$7])^[.A68]/((1+[$'current-situation'.$C$7])^[.A68]-1);&quot;&quot;)" office:value-type="currency" office:currency="GBP" office:value="831.976067343392" calcext:value-type="currency">
            <text:p>£831.98</text:p>
          </table:table-cell>
          <table:table-cell table:formula="of:=IF([.C68]&lt;&gt;&quot;&quot;;[.C68]*[.A68]+[$'loan-parameters'.$B$32];&quot;&quot;)" office:value-type="currency" office:currency="GBP" office:value="55762.3965120073" calcext:value-type="currency">
            <text:p>£55,762.40</text:p>
          </table:table-cell>
          <table:table-cell/>
          <table:table-cell table:style-name="ce31" table:formula="of:=[.B67]" office:value-type="float" office:value="5.5" calcext:value-type="float">
            <text:p>5.50</text:p>
          </table:table-cell>
          <table:table-cell table:formula="of:=IF([.F68]&lt;=[$'current-situation'.$D$7];[$'loan-parameters'.$B$31]*(1+[$'current-situation'.$C$7])^([.F68]*12)-[$'current-situation'.$B$29]/[$'current-situation'.$C$7]*((1+[$'current-situation'.$C$7])^([.F68]*12)-1);0)/[$'loan-parameters'.$B$26]" office:value-type="float" office:value="86028.7992128599" calcext:value-type="float">
            <text:p>86,028.80</text:p>
          </table:table-cell>
          <table:table-cell/>
          <table:table-cell table:style-name="ce47" office:value-type="currency" office:currency="GBP" office:value="320" calcext:value-type="currency">
            <text:p>£320.00</text:p>
          </table:table-cell>
          <table:table-cell table:style-name="ce85" table:formula="of:=[.I68]/[$'loan-parameters'.$B$26]" office:value-type="float" office:value="584.549622782822" calcext:value-type="float">
            <text:p>584.55</text:p>
          </table:table-cell>
          <table:table-cell table:style-name="ce31" table:formula="of:=IF([.I68]&lt;=[$'current-situation'.$E$7];[$'loan-parameters'.$B$6]-ORG.OPENOFFICE.MONTHS([$'loan-parameters'.$B$4];TODAY();1)/12;(LN([.I68])-LN([.I68]-[$'loan-parameters'.$B$31]*[$'current-situation'.$C$7]))/LN(1+[$'current-situation'.$C$7])/12)" office:value-type="float" office:value="18.0310872174753" calcext:value-type="float">
            <text:p>18.03</text:p>
          </table:table-cell>
          <table:table-cell table:formula="of:=([.I68]*[.K68]*12+[$'loan-parameters'.$B$32])/[$'loan-parameters'.$B$26]" office:value-type="float" office:value="126517.317127496" calcext:value-type="float">
            <text:p>126,517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1" table:formula="of:=[.A69]/12" office:value-type="float" office:value="5.66666666666667" calcext:value-type="float">
            <text:p>5.67</text:p>
          </table:table-cell>
          <table:table-cell table:style-name="ce47" table:formula="of:=IF([.B69]&lt;=[$'repayment-scenarios'.$B$28];[$'loan-parameters'.$B$31]*[$'current-situation'.$C$7]*(1+[$'current-situation'.$C$7])^[.A69]/((1+[$'current-situation'.$C$7])^[.A69]-1);&quot;&quot;)" office:value-type="currency" office:currency="GBP" office:value="820.981411009525" calcext:value-type="currency">
            <text:p>£820.98</text:p>
          </table:table-cell>
          <table:table-cell table:formula="of:=IF([.C69]&lt;&gt;&quot;&quot;;[.C69]*[.A69]+[$'loan-parameters'.$B$32];&quot;&quot;)" office:value-type="currency" office:currency="GBP" office:value="55846.7359486477" calcext:value-type="currency">
            <text:p>£55,846.74</text:p>
          </table:table-cell>
          <table:table-cell/>
          <table:table-cell table:style-name="ce31" table:formula="of:=[.B68]" office:value-type="float" office:value="5.58333333333333" calcext:value-type="float">
            <text:p>5.58</text:p>
          </table:table-cell>
          <table:table-cell table:formula="of:=IF([.F69]&lt;=[$'current-situation'.$D$7];[$'loan-parameters'.$B$31]*(1+[$'current-situation'.$C$7])^([.F69]*12)-[$'current-situation'.$B$29]/[$'current-situation'.$C$7]*((1+[$'current-situation'.$C$7])^([.F69]*12)-1);0)/[$'loan-parameters'.$B$26]" office:value-type="float" office:value="85933.5087081397" calcext:value-type="float">
            <text:p>85,933.51</text:p>
          </table:table-cell>
          <table:table-cell/>
          <table:table-cell table:style-name="ce47" office:value-type="currency" office:currency="GBP" office:value="325" calcext:value-type="currency">
            <text:p>£325.00</text:p>
          </table:table-cell>
          <table:table-cell table:style-name="ce85" table:formula="of:=[.I69]/[$'loan-parameters'.$B$26]" office:value-type="float" office:value="593.683210638803" calcext:value-type="float">
            <text:p>593.68</text:p>
          </table:table-cell>
          <table:table-cell table:style-name="ce31" table:formula="of:=IF([.I69]&lt;=[$'current-situation'.$E$7];[$'loan-parameters'.$B$6]-ORG.OPENOFFICE.MONTHS([$'loan-parameters'.$B$4];TODAY();1)/12;(LN([.I69])-LN([.I69]-[$'loan-parameters'.$B$31]*[$'current-situation'.$C$7]))/LN(1+[$'current-situation'.$C$7])/12)" office:value-type="float" office:value="17.6371412988469" calcext:value-type="float">
            <text:p>17.64</text:p>
          </table:table-cell>
          <table:table-cell table:formula="of:=([.I69]*[.K69]*12+[$'loan-parameters'.$B$32])/[$'loan-parameters'.$B$26]" office:value-type="float" office:value="125687.0304249" calcext:value-type="float">
            <text:p>125,687.0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1" table:formula="of:=[.A70]/12" office:value-type="float" office:value="5.75" calcext:value-type="float">
            <text:p>5.75</text:p>
          </table:table-cell>
          <table:table-cell table:style-name="ce47" table:formula="of:=IF([.B70]&lt;=[$'repayment-scenarios'.$B$28];[$'loan-parameters'.$B$31]*[$'current-situation'.$C$7]*(1+[$'current-situation'.$C$7])^[.A70]/((1+[$'current-situation'.$C$7])^[.A70]-1);&quot;&quot;)" office:value-type="currency" office:currency="GBP" office:value="810.306627941554" calcext:value-type="currency">
            <text:p>£810.31</text:p>
          </table:table-cell>
          <table:table-cell table:formula="of:=IF([.C70]&lt;&gt;&quot;&quot;;[.C70]*[.A70]+[$'loan-parameters'.$B$32];&quot;&quot;)" office:value-type="currency" office:currency="GBP" office:value="55931.1573279672" calcext:value-type="currency">
            <text:p>£55,931.16</text:p>
          </table:table-cell>
          <table:table-cell/>
          <table:table-cell table:style-name="ce31" table:formula="of:=[.B69]" office:value-type="float" office:value="5.66666666666667" calcext:value-type="float">
            <text:p>5.67</text:p>
          </table:table-cell>
          <table:table-cell table:formula="of:=IF([.F70]&lt;=[$'current-situation'.$D$7];[$'loan-parameters'.$B$31]*(1+[$'current-situation'.$C$7])^([.F70]*12)-[$'current-situation'.$B$29]/[$'current-situation'.$C$7]*((1+[$'current-situation'.$C$7])^([.F70]*12)-1);0)/[$'loan-parameters'.$B$26]" office:value-type="float" office:value="85837.9190769895" calcext:value-type="float">
            <text:p>85,837.92</text:p>
          </table:table-cell>
          <table:table-cell/>
          <table:table-cell table:style-name="ce47" office:value-type="currency" office:currency="GBP" office:value="330" calcext:value-type="currency">
            <text:p>£330.00</text:p>
          </table:table-cell>
          <table:table-cell table:style-name="ce85" table:formula="of:=[.I70]/[$'loan-parameters'.$B$26]" office:value-type="float" office:value="602.816798494785" calcext:value-type="float">
            <text:p>602.82</text:p>
          </table:table-cell>
          <table:table-cell table:style-name="ce31" table:formula="of:=IF([.I70]&lt;=[$'current-situation'.$E$7];[$'loan-parameters'.$B$6]-ORG.OPENOFFICE.MONTHS([$'loan-parameters'.$B$4];TODAY();1)/12;(LN([.I70])-LN([.I70]-[$'loan-parameters'.$B$31]*[$'current-situation'.$C$7]))/LN(1+[$'current-situation'.$C$7])/12)" office:value-type="float" office:value="17.2606276864486" calcext:value-type="float">
            <text:p>17.26</text:p>
          </table:table-cell>
          <table:table-cell table:formula="of:=([.I70]*[.K70]*12+[$'loan-parameters'.$B$32])/[$'loan-parameters'.$B$26]" office:value-type="float" office:value="124896.490214888" calcext:value-type="float">
            <text:p>124,896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1" table:formula="of:=[.A71]/12" office:value-type="float" office:value="5.83333333333333" calcext:value-type="float">
            <text:p>5.83</text:p>
          </table:table-cell>
          <table:table-cell table:style-name="ce47" table:formula="of:=IF([.B71]&lt;=[$'repayment-scenarios'.$B$28];[$'loan-parameters'.$B$31]*[$'current-situation'.$C$7]*(1+[$'current-situation'.$C$7])^[.A71]/((1+[$'current-situation'.$C$7])^[.A71]-1);&quot;&quot;)" office:value-type="currency" office:currency="GBP" office:value="799.938009127838" calcext:value-type="currency">
            <text:p>£799.94</text:p>
          </table:table-cell>
          <table:table-cell table:formula="of:=IF([.C71]&lt;&gt;&quot;&quot;;[.C71]*[.A71]+[$'loan-parameters'.$B$32];&quot;&quot;)" office:value-type="currency" office:currency="GBP" office:value="56015.6606389486" calcext:value-type="currency">
            <text:p>£56,015.66</text:p>
          </table:table-cell>
          <table:table-cell/>
          <table:table-cell table:style-name="ce31" table:formula="of:=[.B70]" office:value-type="float" office:value="5.75" calcext:value-type="float">
            <text:p>5.75</text:p>
          </table:table-cell>
          <table:table-cell table:formula="of:=IF([.F71]&lt;=[$'current-situation'.$D$7];[$'loan-parameters'.$B$31]*(1+[$'current-situation'.$C$7])^([.F71]*12)-[$'current-situation'.$B$29]/[$'current-situation'.$C$7]*((1+[$'current-situation'.$C$7])^([.F71]*12)-1);0)/[$'loan-parameters'.$B$26]" office:value-type="float" office:value="85742.0293804216" calcext:value-type="float">
            <text:p>85,742.03</text:p>
          </table:table-cell>
          <table:table-cell/>
          <table:table-cell table:style-name="ce47" office:value-type="currency" office:currency="GBP" office:value="335" calcext:value-type="currency">
            <text:p>£335.00</text:p>
          </table:table-cell>
          <table:table-cell table:style-name="ce85" table:formula="of:=[.I71]/[$'loan-parameters'.$B$26]" office:value-type="float" office:value="611.950386350766" calcext:value-type="float">
            <text:p>611.95</text:p>
          </table:table-cell>
          <table:table-cell table:style-name="ce31" table:formula="of:=IF([.I71]&lt;=[$'current-situation'.$E$7];[$'loan-parameters'.$B$6]-ORG.OPENOFFICE.MONTHS([$'loan-parameters'.$B$4];TODAY();1)/12;(LN([.I71])-LN([.I71]-[$'loan-parameters'.$B$31]*[$'current-situation'.$C$7]))/LN(1+[$'current-situation'.$C$7])/12)" office:value-type="float" office:value="16.9003789710471" calcext:value-type="float">
            <text:p>16.90</text:p>
          </table:table-cell>
          <table:table-cell table:formula="of:=([.I71]*[.K71]*12+[$'loan-parameters'.$B$32])/[$'loan-parameters'.$B$26]" office:value-type="float" office:value="124142.855641103" calcext:value-type="float">
            <text:p>124,142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1" table:formula="of:=[.A72]/12" office:value-type="float" office:value="5.91666666666667" calcext:value-type="float">
            <text:p>5.92</text:p>
          </table:table-cell>
          <table:table-cell table:style-name="ce47" table:formula="of:=IF([.B72]&lt;=[$'repayment-scenarios'.$B$28];[$'loan-parameters'.$B$31]*[$'current-situation'.$C$7]*(1+[$'current-situation'.$C$7])^[.A72]/((1+[$'current-situation'.$C$7])^[.A72]-1);&quot;&quot;)" office:value-type="currency" office:currency="GBP" office:value="789.862617893181" calcext:value-type="currency">
            <text:p>£789.86</text:p>
          </table:table-cell>
          <table:table-cell table:formula="of:=IF([.C72]&lt;&gt;&quot;&quot;;[.C72]*[.A72]+[$'loan-parameters'.$B$32];&quot;&quot;)" office:value-type="currency" office:currency="GBP" office:value="56100.2458704159" calcext:value-type="currency">
            <text:p>£56,100.25</text:p>
          </table:table-cell>
          <table:table-cell/>
          <table:table-cell table:style-name="ce31" table:formula="of:=[.B71]" office:value-type="float" office:value="5.83333333333333" calcext:value-type="float">
            <text:p>5.83</text:p>
          </table:table-cell>
          <table:table-cell table:formula="of:=IF([.F72]&lt;=[$'current-situation'.$D$7];[$'loan-parameters'.$B$31]*(1+[$'current-situation'.$C$7])^([.F72]*12)-[$'current-situation'.$B$29]/[$'current-situation'.$C$7]*((1+[$'current-situation'.$C$7])^([.F72]*12)-1);0)/[$'loan-parameters'.$B$26]" office:value-type="float" office:value="85645.8386765007" calcext:value-type="float">
            <text:p>85,645.84</text:p>
          </table:table-cell>
          <table:table-cell/>
          <table:table-cell table:style-name="ce47" office:value-type="currency" office:currency="GBP" office:value="340" calcext:value-type="currency">
            <text:p>£340.00</text:p>
          </table:table-cell>
          <table:table-cell table:style-name="ce85" table:formula="of:=[.I72]/[$'loan-parameters'.$B$26]" office:value-type="float" office:value="621.083974206748" calcext:value-type="float">
            <text:p>621.08</text:p>
          </table:table-cell>
          <table:table-cell table:style-name="ce31" table:formula="of:=IF([.I72]&lt;=[$'current-situation'.$E$7];[$'loan-parameters'.$B$6]-ORG.OPENOFFICE.MONTHS([$'loan-parameters'.$B$4];TODAY();1)/12;(LN([.I72])-LN([.I72]-[$'loan-parameters'.$B$31]*[$'current-situation'.$C$7]))/LN(1+[$'current-situation'.$C$7])/12)" office:value-type="float" office:value="16.5553324710476" calcext:value-type="float">
            <text:p>16.56</text:p>
          </table:table-cell>
          <table:table-cell table:formula="of:=([.I72]*[.K72]*12+[$'loan-parameters'.$B$32])/[$'loan-parameters'.$B$26]" office:value-type="float" office:value="123423.554576611" calcext:value-type="float">
            <text:p>123,423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1" table:formula="of:=[.A73]/12" office:value-type="float" office:value="6" calcext:value-type="float">
            <text:p>6.00</text:p>
          </table:table-cell>
          <table:table-cell table:style-name="ce47" table:formula="of:=IF([.B73]&lt;=[$'repayment-scenarios'.$B$28];[$'loan-parameters'.$B$31]*[$'current-situation'.$C$7]*(1+[$'current-situation'.$C$7])^[.A73]/((1+[$'current-situation'.$C$7])^[.A73]-1);&quot;&quot;)" office:value-type="currency" office:currency="GBP" office:value="780.068236264357" calcext:value-type="currency">
            <text:p>£780.07</text:p>
          </table:table-cell>
          <table:table-cell table:formula="of:=IF([.C73]&lt;&gt;&quot;&quot;;[.C73]*[.A73]+[$'loan-parameters'.$B$32];&quot;&quot;)" office:value-type="currency" office:currency="GBP" office:value="56184.9130110337" calcext:value-type="currency">
            <text:p>£56,184.91</text:p>
          </table:table-cell>
          <table:table-cell/>
          <table:table-cell table:style-name="ce31" table:formula="of:=[.B72]" office:value-type="float" office:value="5.91666666666667" calcext:value-type="float">
            <text:p>5.92</text:p>
          </table:table-cell>
          <table:table-cell table:formula="of:=IF([.F73]&lt;=[$'current-situation'.$D$7];[$'loan-parameters'.$B$31]*(1+[$'current-situation'.$C$7])^([.F73]*12)-[$'current-situation'.$B$29]/[$'current-situation'.$C$7]*((1+[$'current-situation'.$C$7])^([.F73]*12)-1);0)/[$'loan-parameters'.$B$26]" office:value-type="float" office:value="85549.3460203344" calcext:value-type="float">
            <text:p>85,549.35</text:p>
          </table:table-cell>
          <table:table-cell/>
          <table:table-cell table:style-name="ce47" office:value-type="currency" office:currency="GBP" office:value="345" calcext:value-type="currency">
            <text:p>£345.00</text:p>
          </table:table-cell>
          <table:table-cell table:style-name="ce85" table:formula="of:=[.I73]/[$'loan-parameters'.$B$26]" office:value-type="float" office:value="630.217562062729" calcext:value-type="float">
            <text:p>630.22</text:p>
          </table:table-cell>
          <table:table-cell table:style-name="ce31" table:formula="of:=IF([.I73]&lt;=[$'current-situation'.$E$7];[$'loan-parameters'.$B$6]-ORG.OPENOFFICE.MONTHS([$'loan-parameters'.$B$4];TODAY();1)/12;(LN([.I73])-LN([.I73]-[$'loan-parameters'.$B$31]*[$'current-situation'.$C$7]))/LN(1+[$'current-situation'.$C$7])/12)" office:value-type="float" office:value="16.2245184829124" calcext:value-type="float">
            <text:p>16.22</text:p>
          </table:table-cell>
          <table:table-cell table:formula="of:=([.I73]*[.K73]*12+[$'loan-parameters'.$B$32])/[$'loan-parameters'.$B$26]" office:value-type="float" office:value="122736.252158737" calcext:value-type="float">
            <text:p>122,73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1" table:formula="of:=[.A74]/12" office:value-type="float" office:value="6.08333333333333" calcext:value-type="float">
            <text:p>6.08</text:p>
          </table:table-cell>
          <table:table-cell table:style-name="ce47" table:formula="of:=IF([.B74]&lt;=[$'repayment-scenarios'.$B$28];[$'loan-parameters'.$B$31]*[$'current-situation'.$C$7]*(1+[$'current-situation'.$C$7])^[.A74]/((1+[$'current-situation'.$C$7])^[.A74]-1);&quot;&quot;)" office:value-type="currency" office:currency="GBP" office:value="770.543315743947" calcext:value-type="currency">
            <text:p>£770.54</text:p>
          </table:table-cell>
          <table:table-cell table:formula="of:=IF([.C74]&lt;&gt;&quot;&quot;;[.C74]*[.A74]+[$'loan-parameters'.$B$32];&quot;&quot;)" office:value-type="currency" office:currency="GBP" office:value="56269.6620493081" calcext:value-type="currency">
            <text:p>£56,269.66</text:p>
          </table:table-cell>
          <table:table-cell/>
          <table:table-cell table:style-name="ce31" table:formula="of:=[.B73]" office:value-type="float" office:value="6" calcext:value-type="float">
            <text:p>6.00</text:p>
          </table:table-cell>
          <table:table-cell table:formula="of:=IF([.F74]&lt;=[$'current-situation'.$D$7];[$'loan-parameters'.$B$31]*(1+[$'current-situation'.$C$7])^([.F74]*12)-[$'current-situation'.$B$29]/[$'current-situation'.$C$7]*((1+[$'current-situation'.$C$7])^([.F74]*12)-1);0)/[$'loan-parameters'.$B$26]" office:value-type="float" office:value="85452.5504640646" calcext:value-type="float">
            <text:p>85,452.55</text:p>
          </table:table-cell>
          <table:table-cell/>
          <table:table-cell table:style-name="ce47" office:value-type="currency" office:currency="GBP" office:value="350" calcext:value-type="currency">
            <text:p>£350.00</text:p>
          </table:table-cell>
          <table:table-cell table:style-name="ce85" table:formula="of:=[.I74]/[$'loan-parameters'.$B$26]" office:value-type="float" office:value="639.351149918711" calcext:value-type="float">
            <text:p>639.35</text:p>
          </table:table-cell>
          <table:table-cell table:style-name="ce31" table:formula="of:=IF([.I74]&lt;=[$'current-situation'.$E$7];[$'loan-parameters'.$B$6]-ORG.OPENOFFICE.MONTHS([$'loan-parameters'.$B$4];TODAY();1)/12;(LN([.I74])-LN([.I74]-[$'loan-parameters'.$B$31]*[$'current-situation'.$C$7]))/LN(1+[$'current-situation'.$C$7])/12)" office:value-type="float" office:value="15.9070501081789" calcext:value-type="float">
            <text:p>15.91</text:p>
          </table:table-cell>
          <table:table-cell table:formula="of:=([.I74]*[.K74]*12+[$'loan-parameters'.$B$32])/[$'loan-parameters'.$B$26]" office:value-type="float" office:value="122078.823693169" calcext:value-type="float">
            <text:p>122,078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1" table:formula="of:=[.A75]/12" office:value-type="float" office:value="6.16666666666667" calcext:value-type="float">
            <text:p>6.17</text:p>
          </table:table-cell>
          <table:table-cell table:style-name="ce47" table:formula="of:=IF([.B75]&lt;=[$'repayment-scenarios'.$B$28];[$'loan-parameters'.$B$31]*[$'current-situation'.$C$7]*(1+[$'current-situation'.$C$7])^[.A75]/((1+[$'current-situation'.$C$7])^[.A75]-1);&quot;&quot;)" office:value-type="currency" office:currency="GBP" office:value="761.276932075491" calcext:value-type="currency">
            <text:p>£761.28</text:p>
          </table:table-cell>
          <table:table-cell table:formula="of:=IF([.C75]&lt;&gt;&quot;&quot;;[.C75]*[.A75]+[$'loan-parameters'.$B$32];&quot;&quot;)" office:value-type="currency" office:currency="GBP" office:value="56354.4929735864" calcext:value-type="currency">
            <text:p>£56,354.49</text:p>
          </table:table-cell>
          <table:table-cell/>
          <table:table-cell table:style-name="ce31" table:formula="of:=[.B74]" office:value-type="float" office:value="6.08333333333333" calcext:value-type="float">
            <text:p>6.08</text:p>
          </table:table-cell>
          <table:table-cell table:formula="of:=IF([.F75]&lt;=[$'current-situation'.$D$7];[$'loan-parameters'.$B$31]*(1+[$'current-situation'.$C$7])^([.F75]*12)-[$'current-situation'.$B$29]/[$'current-situation'.$C$7]*((1+[$'current-situation'.$C$7])^([.F75]*12)-1);0)/[$'loan-parameters'.$B$26]" office:value-type="float" office:value="85355.4510568574" calcext:value-type="float">
            <text:p>85,355.45</text:p>
          </table:table-cell>
          <table:table-cell/>
          <table:table-cell table:style-name="ce47" office:value-type="currency" office:currency="GBP" office:value="355" calcext:value-type="currency">
            <text:p>£355.00</text:p>
          </table:table-cell>
          <table:table-cell table:style-name="ce85" table:formula="of:=[.I75]/[$'loan-parameters'.$B$26]" office:value-type="float" office:value="648.484737774693" calcext:value-type="float">
            <text:p>648.48</text:p>
          </table:table-cell>
          <table:table-cell table:style-name="ce31" table:formula="of:=IF([.I75]&lt;=[$'current-situation'.$E$7];[$'loan-parameters'.$B$6]-ORG.OPENOFFICE.MONTHS([$'loan-parameters'.$B$4];TODAY();1)/12;(LN([.I75])-LN([.I75]-[$'loan-parameters'.$B$31]*[$'current-situation'.$C$7]))/LN(1+[$'current-situation'.$C$7])/12)" office:value-type="float" office:value="15.6021144118841" calcext:value-type="float">
            <text:p>15.60</text:p>
          </table:table-cell>
          <table:table-cell table:formula="of:=([.I75]*[.K75]*12+[$'loan-parameters'.$B$32])/[$'loan-parameters'.$B$26]" office:value-type="float" office:value="121449.331228881" calcext:value-type="float">
            <text:p>121,449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1" table:formula="of:=[.A76]/12" office:value-type="float" office:value="6.25" calcext:value-type="float">
            <text:p>6.25</text:p>
          </table:table-cell>
          <table:table-cell table:style-name="ce47" table:formula="of:=IF([.B76]&lt;=[$'repayment-scenarios'.$B$28];[$'loan-parameters'.$B$31]*[$'current-situation'.$C$7]*(1+[$'current-situation'.$C$7])^[.A76]/((1+[$'current-situation'.$C$7])^[.A76]-1);&quot;&quot;)" office:value-type="currency" office:currency="GBP" office:value="752.258743627425" calcext:value-type="currency">
            <text:p>£752.26</text:p>
          </table:table-cell>
          <table:table-cell table:formula="of:=IF([.C76]&lt;&gt;&quot;&quot;;[.C76]*[.A76]+[$'loan-parameters'.$B$32];&quot;&quot;)" office:value-type="currency" office:currency="GBP" office:value="56439.4057720569" calcext:value-type="currency">
            <text:p>£56,439.41</text:p>
          </table:table-cell>
          <table:table-cell/>
          <table:table-cell table:style-name="ce31" table:formula="of:=[.B75]" office:value-type="float" office:value="6.16666666666667" calcext:value-type="float">
            <text:p>6.17</text:p>
          </table:table-cell>
          <table:table-cell table:formula="of:=IF([.F76]&lt;=[$'current-situation'.$D$7];[$'loan-parameters'.$B$31]*(1+[$'current-situation'.$C$7])^([.F76]*12)-[$'current-situation'.$B$29]/[$'current-situation'.$C$7]*((1+[$'current-situation'.$C$7])^([.F76]*12)-1);0)/[$'loan-parameters'.$B$26]" office:value-type="float" office:value="85258.0468448944" calcext:value-type="float">
            <text:p>85,258.05</text:p>
          </table:table-cell>
          <table:table-cell/>
          <table:table-cell table:style-name="ce47" office:value-type="currency" office:currency="GBP" office:value="360" calcext:value-type="currency">
            <text:p>£360.00</text:p>
          </table:table-cell>
          <table:table-cell table:style-name="ce85" table:formula="of:=[.I76]/[$'loan-parameters'.$B$26]" office:value-type="float" office:value="657.618325630674" calcext:value-type="float">
            <text:p>657.62</text:p>
          </table:table-cell>
          <table:table-cell table:style-name="ce31" table:formula="of:=IF([.I76]&lt;=[$'current-situation'.$E$7];[$'loan-parameters'.$B$6]-ORG.OPENOFFICE.MONTHS([$'loan-parameters'.$B$4];TODAY();1)/12;(LN([.I76])-LN([.I76]-[$'loan-parameters'.$B$31]*[$'current-situation'.$C$7]))/LN(1+[$'current-situation'.$C$7])/12)" office:value-type="float" office:value="15.3089647103817" calcext:value-type="float">
            <text:p>15.31</text:p>
          </table:table-cell>
          <table:table-cell table:formula="of:=([.I76]*[.K76]*12+[$'loan-parameters'.$B$32])/[$'loan-parameters'.$B$26]" office:value-type="float" office:value="120846.003231187" calcext:value-type="float">
            <text:p>120,846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1" table:formula="of:=[.A77]/12" office:value-type="float" office:value="6.33333333333333" calcext:value-type="float">
            <text:p>6.33</text:p>
          </table:table-cell>
          <table:table-cell table:style-name="ce47" table:formula="of:=IF([.B77]&lt;=[$'repayment-scenarios'.$B$28];[$'loan-parameters'.$B$31]*[$'current-situation'.$C$7]*(1+[$'current-situation'.$C$7])^[.A77]/((1+[$'current-situation'.$C$7])^[.A77]-1);&quot;&quot;)" office:value-type="currency" office:currency="GBP" office:value="743.478953062494" calcext:value-type="currency">
            <text:p>£743.48</text:p>
          </table:table-cell>
          <table:table-cell table:formula="of:=IF([.C77]&lt;&gt;&quot;&quot;;[.C77]*[.A77]+[$'loan-parameters'.$B$32];&quot;&quot;)" office:value-type="currency" office:currency="GBP" office:value="56524.4004327495" calcext:value-type="currency">
            <text:p>£56,524.40</text:p>
          </table:table-cell>
          <table:table-cell/>
          <table:table-cell table:style-name="ce31" table:formula="of:=[.B76]" office:value-type="float" office:value="6.25" calcext:value-type="float">
            <text:p>6.25</text:p>
          </table:table-cell>
          <table:table-cell table:formula="of:=IF([.F77]&lt;=[$'current-situation'.$D$7];[$'loan-parameters'.$B$31]*(1+[$'current-situation'.$C$7])^([.F77]*12)-[$'current-situation'.$B$29]/[$'current-situation'.$C$7]*((1+[$'current-situation'.$C$7])^([.F77]*12)-1);0)/[$'loan-parameters'.$B$26]" office:value-type="float" office:value="85160.3368713629" calcext:value-type="float">
            <text:p>85,160.34</text:p>
          </table:table-cell>
          <table:table-cell/>
          <table:table-cell table:style-name="ce47" office:value-type="currency" office:currency="GBP" office:value="365" calcext:value-type="currency">
            <text:p>£365.00</text:p>
          </table:table-cell>
          <table:table-cell table:style-name="ce85" table:formula="of:=[.I77]/[$'loan-parameters'.$B$26]" office:value-type="float" office:value="666.751913486656" calcext:value-type="float">
            <text:p>666.75</text:p>
          </table:table-cell>
          <table:table-cell table:style-name="ce31" table:formula="of:=IF([.I77]&lt;=[$'current-situation'.$E$7];[$'loan-parameters'.$B$6]-ORG.OPENOFFICE.MONTHS([$'loan-parameters'.$B$4];TODAY();1)/12;(LN([.I77])-LN([.I77]-[$'loan-parameters'.$B$31]*[$'current-situation'.$C$7]))/LN(1+[$'current-situation'.$C$7])/12)" office:value-type="float" office:value="15.0269138212598" calcext:value-type="float">
            <text:p>15.03</text:p>
          </table:table-cell>
          <table:table-cell table:formula="of:=([.I77]*[.K77]*12+[$'loan-parameters'.$B$32])/[$'loan-parameters'.$B$26]" office:value-type="float" office:value="120267.216880912" calcext:value-type="float">
            <text:p>120,267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1" table:formula="of:=[.A78]/12" office:value-type="float" office:value="6.41666666666667" calcext:value-type="float">
            <text:p>6.42</text:p>
          </table:table-cell>
          <table:table-cell table:style-name="ce47" table:formula="of:=IF([.B78]&lt;=[$'repayment-scenarios'.$B$28];[$'loan-parameters'.$B$31]*[$'current-situation'.$C$7]*(1+[$'current-situation'.$C$7])^[.A78]/((1+[$'current-situation'.$C$7])^[.A78]-1);&quot;&quot;)" office:value-type="currency" office:currency="GBP" office:value="734.92827199397" calcext:value-type="currency">
            <text:p>£734.93</text:p>
          </table:table-cell>
          <table:table-cell table:formula="of:=IF([.C78]&lt;&gt;&quot;&quot;;[.C78]*[.A78]+[$'loan-parameters'.$B$32];&quot;&quot;)" office:value-type="currency" office:currency="GBP" office:value="56609.4769435357" calcext:value-type="currency">
            <text:p>£56,609.48</text:p>
          </table:table-cell>
          <table:table-cell/>
          <table:table-cell table:style-name="ce31" table:formula="of:=[.B77]" office:value-type="float" office:value="6.33333333333333" calcext:value-type="float">
            <text:p>6.33</text:p>
          </table:table-cell>
          <table:table-cell table:formula="of:=IF([.F78]&lt;=[$'current-situation'.$D$7];[$'loan-parameters'.$B$31]*(1+[$'current-situation'.$C$7])^([.F78]*12)-[$'current-situation'.$B$29]/[$'current-situation'.$C$7]*((1+[$'current-situation'.$C$7])^([.F78]*12)-1);0)/[$'loan-parameters'.$B$26]" office:value-type="float" office:value="85062.3201764468" calcext:value-type="float">
            <text:p>85,062.32</text:p>
          </table:table-cell>
          <table:table-cell/>
          <table:table-cell table:style-name="ce47" office:value-type="currency" office:currency="GBP" office:value="370" calcext:value-type="currency">
            <text:p>£370.00</text:p>
          </table:table-cell>
          <table:table-cell table:style-name="ce85" table:formula="of:=[.I78]/[$'loan-parameters'.$B$26]" office:value-type="float" office:value="675.885501342637" calcext:value-type="float">
            <text:p>675.89</text:p>
          </table:table-cell>
          <table:table-cell table:style-name="ce31" table:formula="of:=IF([.I78]&lt;=[$'current-situation'.$E$7];[$'loan-parameters'.$B$6]-ORG.OPENOFFICE.MONTHS([$'loan-parameters'.$B$4];TODAY();1)/12;(LN([.I78])-LN([.I78]-[$'loan-parameters'.$B$31]*[$'current-situation'.$C$7]))/LN(1+[$'current-situation'.$C$7])/12)" office:value-type="float" office:value="14.7553281361446" calcext:value-type="float">
            <text:p>14.76</text:p>
          </table:table-cell>
          <table:table-cell table:formula="of:=([.I78]*[.K78]*12+[$'loan-parameters'.$B$32])/[$'loan-parameters'.$B$26]" office:value-type="float" office:value="119711.482608703" calcext:value-type="float">
            <text:p>119,711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1" table:formula="of:=[.A79]/12" office:value-type="float" office:value="6.5" calcext:value-type="float">
            <text:p>6.50</text:p>
          </table:table-cell>
          <table:table-cell table:style-name="ce47" table:formula="of:=IF([.B79]&lt;=[$'repayment-scenarios'.$B$28];[$'loan-parameters'.$B$31]*[$'current-situation'.$C$7]*(1+[$'current-situation'.$C$7])^[.A79]/((1+[$'current-situation'.$C$7])^[.A79]-1);&quot;&quot;)" office:value-type="currency" office:currency="GBP" office:value="726.597888360616" calcext:value-type="currency">
            <text:p>£726.60</text:p>
          </table:table-cell>
          <table:table-cell table:formula="of:=IF([.C79]&lt;&gt;&quot;&quot;;[.C79]*[.A79]+[$'loan-parameters'.$B$32];&quot;&quot;)" office:value-type="currency" office:currency="GBP" office:value="56694.6352921281" calcext:value-type="currency">
            <text:p>£56,694.64</text:p>
          </table:table-cell>
          <table:table-cell/>
          <table:table-cell table:style-name="ce31" table:formula="of:=[.B78]" office:value-type="float" office:value="6.41666666666667" calcext:value-type="float">
            <text:p>6.42</text:p>
          </table:table-cell>
          <table:table-cell table:formula="of:=IF([.F79]&lt;=[$'current-situation'.$D$7];[$'loan-parameters'.$B$31]*(1+[$'current-situation'.$C$7])^([.F79]*12)-[$'current-situation'.$B$29]/[$'current-situation'.$C$7]*((1+[$'current-situation'.$C$7])^([.F79]*12)-1);0)/[$'loan-parameters'.$B$26]" office:value-type="float" office:value="84963.9957973169" calcext:value-type="float">
            <text:p>84,964.00</text:p>
          </table:table-cell>
          <table:table-cell/>
          <table:table-cell table:style-name="ce47" office:value-type="currency" office:currency="GBP" office:value="375" calcext:value-type="currency">
            <text:p>£375.00</text:p>
          </table:table-cell>
          <table:table-cell table:style-name="ce85" table:formula="of:=[.I79]/[$'loan-parameters'.$B$26]" office:value-type="float" office:value="685.019089198619" calcext:value-type="float">
            <text:p>685.02</text:p>
          </table:table-cell>
          <table:table-cell table:style-name="ce31" table:formula="of:=IF([.I79]&lt;=[$'current-situation'.$E$7];[$'loan-parameters'.$B$6]-ORG.OPENOFFICE.MONTHS([$'loan-parameters'.$B$4];TODAY();1)/12;(LN([.I79])-LN([.I79]-[$'loan-parameters'.$B$31]*[$'current-situation'.$C$7]))/LN(1+[$'current-situation'.$C$7])/12)" office:value-type="float" office:value="14.493622400012" calcext:value-type="float">
            <text:p>14.49</text:p>
          </table:table-cell>
          <table:table-cell table:formula="of:=([.I79]*[.K79]*12+[$'loan-parameters'.$B$32])/[$'loan-parameters'.$B$26]" office:value-type="float" office:value="119177.430539163" calcext:value-type="float">
            <text:p>119,177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1" table:formula="of:=[.A80]/12" office:value-type="float" office:value="6.58333333333333" calcext:value-type="float">
            <text:p>6.58</text:p>
          </table:table-cell>
          <table:table-cell table:style-name="ce47" table:formula="of:=IF([.B80]&lt;=[$'repayment-scenarios'.$B$28];[$'loan-parameters'.$B$31]*[$'current-situation'.$C$7]*(1+[$'current-situation'.$C$7])^[.A80]/((1+[$'current-situation'.$C$7])^[.A80]-1);&quot;&quot;)" office:value-type="currency" office:currency="GBP" office:value="718.479436279509" calcext:value-type="currency">
            <text:p>£718.48</text:p>
          </table:table-cell>
          <table:table-cell table:formula="of:=IF([.C80]&lt;&gt;&quot;&quot;;[.C80]*[.A80]+[$'loan-parameters'.$B$32];&quot;&quot;)" office:value-type="currency" office:currency="GBP" office:value="56779.8754660812" calcext:value-type="currency">
            <text:p>£56,779.88</text:p>
          </table:table-cell>
          <table:table-cell/>
          <table:table-cell table:style-name="ce31" table:formula="of:=[.B79]" office:value-type="float" office:value="6.5" calcext:value-type="float">
            <text:p>6.50</text:p>
          </table:table-cell>
          <table:table-cell table:formula="of:=IF([.F80]&lt;=[$'current-situation'.$D$7];[$'loan-parameters'.$B$31]*(1+[$'current-situation'.$C$7])^([.F80]*12)-[$'current-situation'.$B$29]/[$'current-situation'.$C$7]*((1+[$'current-situation'.$C$7])^([.F80]*12)-1);0)/[$'loan-parameters'.$B$26]" office:value-type="float" office:value="84865.3627681218" calcext:value-type="float">
            <text:p>84,865.36</text:p>
          </table:table-cell>
          <table:table-cell/>
          <table:table-cell table:style-name="ce47" office:value-type="currency" office:currency="GBP" office:value="380" calcext:value-type="currency">
            <text:p>£380.00</text:p>
          </table:table-cell>
          <table:table-cell table:style-name="ce85" table:formula="of:=[.I80]/[$'loan-parameters'.$B$26]" office:value-type="float" office:value="694.152677054601" calcext:value-type="float">
            <text:p>694.15</text:p>
          </table:table-cell>
          <table:table-cell table:style-name="ce31" table:formula="of:=IF([.I80]&lt;=[$'current-situation'.$E$7];[$'loan-parameters'.$B$6]-ORG.OPENOFFICE.MONTHS([$'loan-parameters'.$B$4];TODAY();1)/12;(LN([.I80])-LN([.I80]-[$'loan-parameters'.$B$31]*[$'current-situation'.$C$7]))/LN(1+[$'current-situation'.$C$7])/12)" office:value-type="float" office:value="14.2412550992891" calcext:value-type="float">
            <text:p>14.24</text:p>
          </table:table-cell>
          <table:table-cell table:formula="of:=([.I80]*[.K80]*12+[$'loan-parameters'.$B$32])/[$'loan-parameters'.$B$26]" office:value-type="float" office:value="118663.798572892" calcext:value-type="float">
            <text:p>118,663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1" table:formula="of:=[.A81]/12" office:value-type="float" office:value="6.66666666666667" calcext:value-type="float">
            <text:p>6.67</text:p>
          </table:table-cell>
          <table:table-cell table:style-name="ce47" table:formula="of:=IF([.B81]&lt;=[$'repayment-scenarios'.$B$28];[$'loan-parameters'.$B$31]*[$'current-situation'.$C$7]*(1+[$'current-situation'.$C$7])^[.A81]/((1+[$'current-situation'.$C$7])^[.A81]-1);&quot;&quot;)" office:value-type="currency" office:currency="GBP" office:value="710.564968159891" calcext:value-type="currency">
            <text:p>£710.56</text:p>
          </table:table-cell>
          <table:table-cell table:formula="of:=IF([.C81]&lt;&gt;&quot;&quot;;[.C81]*[.A81]+[$'loan-parameters'.$B$32];&quot;&quot;)" office:value-type="currency" office:currency="GBP" office:value="56865.1974527913" calcext:value-type="currency">
            <text:p>£56,865.20</text:p>
          </table:table-cell>
          <table:table-cell/>
          <table:table-cell table:style-name="ce31" table:formula="of:=[.B80]" office:value-type="float" office:value="6.58333333333333" calcext:value-type="float">
            <text:p>6.58</text:p>
          </table:table-cell>
          <table:table-cell table:formula="of:=IF([.F81]&lt;=[$'current-situation'.$D$7];[$'loan-parameters'.$B$31]*(1+[$'current-situation'.$C$7])^([.F81]*12)-[$'current-situation'.$B$29]/[$'current-situation'.$C$7]*((1+[$'current-situation'.$C$7])^([.F81]*12)-1);0)/[$'loan-parameters'.$B$26]" office:value-type="float" office:value="84766.420119978" calcext:value-type="float">
            <text:p>84,766.42</text:p>
          </table:table-cell>
          <table:table-cell/>
          <table:table-cell table:style-name="ce47" office:value-type="currency" office:currency="GBP" office:value="385" calcext:value-type="currency">
            <text:p>£385.00</text:p>
          </table:table-cell>
          <table:table-cell table:style-name="ce85" table:formula="of:=[.I81]/[$'loan-parameters'.$B$26]" office:value-type="float" office:value="703.286264910582" calcext:value-type="float">
            <text:p>703.29</text:p>
          </table:table-cell>
          <table:table-cell table:style-name="ce31" table:formula="of:=IF([.I81]&lt;=[$'current-situation'.$E$7];[$'loan-parameters'.$B$6]-ORG.OPENOFFICE.MONTHS([$'loan-parameters'.$B$4];TODAY();1)/12;(LN([.I81])-LN([.I81]-[$'loan-parameters'.$B$31]*[$'current-situation'.$C$7]))/LN(1+[$'current-situation'.$C$7])/12)" office:value-type="float" office:value="13.9977243763577" calcext:value-type="float">
            <text:p>14.00</text:p>
          </table:table-cell>
          <table:table-cell table:formula="of:=([.I81]*[.K81]*12+[$'loan-parameters'.$B$32])/[$'loan-parameters'.$B$26]" office:value-type="float" office:value="118169.421878181" calcext:value-type="float">
            <text:p>118,169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1" table:formula="of:=[.A82]/12" office:value-type="float" office:value="6.75" calcext:value-type="float">
            <text:p>6.75</text:p>
          </table:table-cell>
          <table:table-cell table:style-name="ce47" table:formula="of:=IF([.B82]&lt;=[$'repayment-scenarios'.$B$28];[$'loan-parameters'.$B$31]*[$'current-situation'.$C$7]*(1+[$'current-situation'.$C$7])^[.A82]/((1+[$'current-situation'.$C$7])^[.A82]-1);&quot;&quot;)" office:value-type="currency" office:currency="GBP" office:value="702.84692888267" calcext:value-type="currency">
            <text:p>£702.85</text:p>
          </table:table-cell>
          <table:table-cell table:formula="of:=IF([.C82]&lt;&gt;&quot;&quot;;[.C82]*[.A82]+[$'loan-parameters'.$B$32];&quot;&quot;)" office:value-type="currency" office:currency="GBP" office:value="56950.6012394963" calcext:value-type="currency">
            <text:p>£56,950.60</text:p>
          </table:table-cell>
          <table:table-cell/>
          <table:table-cell table:style-name="ce31" table:formula="of:=[.B81]" office:value-type="float" office:value="6.66666666666667" calcext:value-type="float">
            <text:p>6.67</text:p>
          </table:table-cell>
          <table:table-cell table:formula="of:=IF([.F82]&lt;=[$'current-situation'.$D$7];[$'loan-parameters'.$B$31]*(1+[$'current-situation'.$C$7])^([.F82]*12)-[$'current-situation'.$B$29]/[$'current-situation'.$C$7]*((1+[$'current-situation'.$C$7])^([.F82]*12)-1);0)/[$'loan-parameters'.$B$26]" office:value-type="float" office:value="84667.1668809605" calcext:value-type="float">
            <text:p>84,667.17</text:p>
          </table:table-cell>
          <table:table-cell/>
          <table:table-cell table:style-name="ce47" office:value-type="currency" office:currency="GBP" office:value="390" calcext:value-type="currency">
            <text:p>£390.00</text:p>
          </table:table-cell>
          <table:table-cell table:style-name="ce85" table:formula="of:=[.I82]/[$'loan-parameters'.$B$26]" office:value-type="float" office:value="712.419852766564" calcext:value-type="float">
            <text:p>712.42</text:p>
          </table:table-cell>
          <table:table-cell table:style-name="ce31" table:formula="of:=IF([.I82]&lt;=[$'current-situation'.$E$7];[$'loan-parameters'.$B$6]-ORG.OPENOFFICE.MONTHS([$'loan-parameters'.$B$4];TODAY();1)/12;(LN([.I82])-LN([.I82]-[$'loan-parameters'.$B$31]*[$'current-situation'.$C$7]))/LN(1+[$'current-situation'.$C$7])/12)" office:value-type="float" office:value="13.7625644007192" calcext:value-type="float">
            <text:p>13.76</text:p>
          </table:table-cell>
          <table:table-cell table:formula="of:=([.I82]*[.K82]*12+[$'loan-parameters'.$B$32])/[$'loan-parameters'.$B$26]" office:value-type="float" office:value="117693.223600033" calcext:value-type="float">
            <text:p>117,69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1" table:formula="of:=[.A83]/12" office:value-type="float" office:value="6.83333333333333" calcext:value-type="float">
            <text:p>6.83</text:p>
          </table:table-cell>
          <table:table-cell table:style-name="ce47" table:formula="of:=IF([.B83]&lt;=[$'repayment-scenarios'.$B$28];[$'loan-parameters'.$B$31]*[$'current-situation'.$C$7]*(1+[$'current-situation'.$C$7])^[.A83]/((1+[$'current-situation'.$C$7])^[.A83]-1);&quot;&quot;)" office:value-type="currency" office:currency="GBP" office:value="695.318131869219" calcext:value-type="currency">
            <text:p>£695.32</text:p>
          </table:table-cell>
          <table:table-cell table:formula="of:=IF([.C83]&lt;&gt;&quot;&quot;;[.C83]*[.A83]+[$'loan-parameters'.$B$32];&quot;&quot;)" office:value-type="currency" office:currency="GBP" office:value="57036.086813276" calcext:value-type="currency">
            <text:p>£57,036.09</text:p>
          </table:table-cell>
          <table:table-cell/>
          <table:table-cell table:style-name="ce31" table:formula="of:=[.B82]" office:value-type="float" office:value="6.75" calcext:value-type="float">
            <text:p>6.75</text:p>
          </table:table-cell>
          <table:table-cell table:formula="of:=IF([.F83]&lt;=[$'current-situation'.$D$7];[$'loan-parameters'.$B$31]*(1+[$'current-situation'.$C$7])^([.F83]*12)-[$'current-situation'.$B$29]/[$'current-situation'.$C$7]*((1+[$'current-situation'.$C$7])^([.F83]*12)-1);0)/[$'loan-parameters'.$B$26]" office:value-type="float" office:value="84567.6020760936" calcext:value-type="float">
            <text:p>84,567.60</text:p>
          </table:table-cell>
          <table:table-cell/>
          <table:table-cell table:style-name="ce47" office:value-type="currency" office:currency="GBP" office:value="395" calcext:value-type="currency">
            <text:p>£395.00</text:p>
          </table:table-cell>
          <table:table-cell table:style-name="ce85" table:formula="of:=[.I83]/[$'loan-parameters'.$B$26]" office:value-type="float" office:value="721.553440622545" calcext:value-type="float">
            <text:p>721.55</text:p>
          </table:table-cell>
          <table:table-cell table:style-name="ce31" table:formula="of:=IF([.I83]&lt;=[$'current-situation'.$E$7];[$'loan-parameters'.$B$6]-ORG.OPENOFFICE.MONTHS([$'loan-parameters'.$B$4];TODAY();1)/12;(LN([.I83])-LN([.I83]-[$'loan-parameters'.$B$31]*[$'current-situation'.$C$7]))/LN(1+[$'current-situation'.$C$7])/12)" office:value-type="float" office:value="13.5353421375666" calcext:value-type="float">
            <text:p>13.54</text:p>
          </table:table-cell>
          <table:table-cell table:formula="of:=([.I83]*[.K83]*12+[$'loan-parameters'.$B$32])/[$'loan-parameters'.$B$26]" office:value-type="float" office:value="117234.206623798" calcext:value-type="float">
            <text:p>117,23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1" table:formula="of:=[.A84]/12" office:value-type="float" office:value="6.91666666666667" calcext:value-type="float">
            <text:p>6.92</text:p>
          </table:table-cell>
          <table:table-cell table:style-name="ce47" table:formula="of:=IF([.B84]&lt;=[$'repayment-scenarios'.$B$28];[$'loan-parameters'.$B$31]*[$'current-situation'.$C$7]*(1+[$'current-situation'.$C$7])^[.A84]/((1+[$'current-situation'.$C$7])^[.A84]-1);&quot;&quot;)" office:value-type="currency" office:currency="GBP" office:value="687.971736880148" calcext:value-type="currency">
            <text:p>£687.97</text:p>
          </table:table-cell>
          <table:table-cell table:formula="of:=IF([.C84]&lt;&gt;&quot;&quot;;[.C84]*[.A84]+[$'loan-parameters'.$B$32];&quot;&quot;)" office:value-type="currency" office:currency="GBP" office:value="57121.6541610523" calcext:value-type="currency">
            <text:p>£57,121.65</text:p>
          </table:table-cell>
          <table:table-cell/>
          <table:table-cell table:style-name="ce31" table:formula="of:=[.B83]" office:value-type="float" office:value="6.83333333333333" calcext:value-type="float">
            <text:p>6.83</text:p>
          </table:table-cell>
          <table:table-cell table:formula="of:=IF([.F84]&lt;=[$'current-situation'.$D$7];[$'loan-parameters'.$B$31]*(1+[$'current-situation'.$C$7])^([.F84]*12)-[$'current-situation'.$B$29]/[$'current-situation'.$C$7]*((1+[$'current-situation'.$C$7])^([.F84]*12)-1);0)/[$'loan-parameters'.$B$26]" office:value-type="float" office:value="84467.724727341" calcext:value-type="float">
            <text:p>84,467.72</text:p>
          </table:table-cell>
          <table:table-cell/>
          <table:table-cell table:style-name="ce47" office:value-type="currency" office:currency="GBP" office:value="400" calcext:value-type="currency">
            <text:p>£400.00</text:p>
          </table:table-cell>
          <table:table-cell table:style-name="ce85" table:formula="of:=[.I84]/[$'loan-parameters'.$B$26]" office:value-type="float" office:value="730.687028478527" calcext:value-type="float">
            <text:p>730.69</text:p>
          </table:table-cell>
          <table:table-cell table:style-name="ce31" table:formula="of:=IF([.I84]&lt;=[$'current-situation'.$E$7];[$'loan-parameters'.$B$6]-ORG.OPENOFFICE.MONTHS([$'loan-parameters'.$B$4];TODAY();1)/12;(LN([.I84])-LN([.I84]-[$'loan-parameters'.$B$31]*[$'current-situation'.$C$7]))/LN(1+[$'current-situation'.$C$7])/12)" office:value-type="float" office:value="13.3156544632322" calcext:value-type="float">
            <text:p>13.32</text:p>
          </table:table-cell>
          <table:table-cell table:formula="of:=([.I84]*[.K84]*12+[$'loan-parameters'.$B$32])/[$'loan-parameters'.$B$26]" office:value-type="float" office:value="116791.446255256" calcext:value-type="float">
            <text:p>116,79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1" table:formula="of:=[.A85]/12" office:value-type="float" office:value="7" calcext:value-type="float">
            <text:p>7.00</text:p>
          </table:table-cell>
          <table:table-cell table:style-name="ce47" table:formula="of:=IF([.B85]&lt;=[$'repayment-scenarios'.$B$28];[$'loan-parameters'.$B$31]*[$'current-situation'.$C$7]*(1+[$'current-situation'.$C$7])^[.A85]/((1+[$'current-situation'.$C$7])^[.A85]-1);&quot;&quot;)" office:value-type="currency" office:currency="GBP" office:value="680.80122939987" calcext:value-type="currency">
            <text:p>£680.80</text:p>
          </table:table-cell>
          <table:table-cell table:formula="of:=IF([.C85]&lt;&gt;&quot;&quot;;[.C85]*[.A85]+[$'loan-parameters'.$B$32];&quot;&quot;)" office:value-type="currency" office:currency="GBP" office:value="57207.3032695891" calcext:value-type="currency">
            <text:p>£57,207.30</text:p>
          </table:table-cell>
          <table:table-cell/>
          <table:table-cell table:style-name="ce31" table:formula="of:=[.B84]" office:value-type="float" office:value="6.91666666666667" calcext:value-type="float">
            <text:p>6.92</text:p>
          </table:table-cell>
          <table:table-cell table:formula="of:=IF([.F85]&lt;=[$'current-situation'.$D$7];[$'loan-parameters'.$B$31]*(1+[$'current-situation'.$C$7])^([.F85]*12)-[$'current-situation'.$B$29]/[$'current-situation'.$C$7]*((1+[$'current-situation'.$C$7])^([.F85]*12)-1);0)/[$'loan-parameters'.$B$26]" office:value-type="float" office:value="84367.533853596" calcext:value-type="float">
            <text:p>84,367.53</text:p>
          </table:table-cell>
          <table:table-cell/>
          <table:table-cell table:style-name="ce47" office:value-type="currency" office:currency="GBP" office:value="405" calcext:value-type="currency">
            <text:p>£405.00</text:p>
          </table:table-cell>
          <table:table-cell table:style-name="ce85" table:formula="of:=[.I85]/[$'loan-parameters'.$B$26]" office:value-type="float" office:value="739.820616334509" calcext:value-type="float">
            <text:p>739.82</text:p>
          </table:table-cell>
          <table:table-cell table:style-name="ce31" table:formula="of:=IF([.I85]&lt;=[$'current-situation'.$E$7];[$'loan-parameters'.$B$6]-ORG.OPENOFFICE.MONTHS([$'loan-parameters'.$B$4];TODAY();1)/12;(LN([.I85])-LN([.I85]-[$'loan-parameters'.$B$31]*[$'current-situation'.$C$7]))/LN(1+[$'current-situation'.$C$7])/12)" office:value-type="float" office:value="13.1031255842782" calcext:value-type="float">
            <text:p>13.10</text:p>
          </table:table-cell>
          <table:table-cell table:formula="of:=([.I85]*[.K85]*12+[$'loan-parameters'.$B$32])/[$'loan-parameters'.$B$26]" office:value-type="float" office:value="116364.083699454" calcext:value-type="float">
            <text:p>116,36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1" table:formula="of:=[.A86]/12" office:value-type="float" office:value="7.08333333333333" calcext:value-type="float">
            <text:p>7.08</text:p>
          </table:table-cell>
          <table:table-cell table:style-name="ce47" table:formula="of:=IF([.B86]&lt;=[$'repayment-scenarios'.$B$28];[$'loan-parameters'.$B$31]*[$'current-situation'.$C$7]*(1+[$'current-situation'.$C$7])^[.A86]/((1+[$'current-situation'.$C$7])^[.A86]-1);&quot;&quot;)" office:value-type="currency" office:currency="GBP" office:value="673.800401476381" calcext:value-type="currency">
            <text:p>£673.80</text:p>
          </table:table-cell>
          <table:table-cell table:formula="of:=IF([.C86]&lt;&gt;&quot;&quot;;[.C86]*[.A86]+[$'loan-parameters'.$B$32];&quot;&quot;)" office:value-type="currency" office:currency="GBP" office:value="57293.0341254924" calcext:value-type="currency">
            <text:p>£57,293.03</text:p>
          </table:table-cell>
          <table:table-cell/>
          <table:table-cell table:style-name="ce31" table:formula="of:=[.B85]" office:value-type="float" office:value="7" calcext:value-type="float">
            <text:p>7.00</text:p>
          </table:table-cell>
          <table:table-cell table:formula="of:=IF([.F86]&lt;=[$'current-situation'.$D$7];[$'loan-parameters'.$B$31]*(1+[$'current-situation'.$C$7])^([.F86]*12)-[$'current-situation'.$B$29]/[$'current-situation'.$C$7]*((1+[$'current-situation'.$C$7])^([.F86]*12)-1);0)/[$'loan-parameters'.$B$26]" office:value-type="float" office:value="84267.0284706724" calcext:value-type="float">
            <text:p>84,267.03</text:p>
          </table:table-cell>
          <table:table-cell/>
          <table:table-cell table:style-name="ce47" office:value-type="currency" office:currency="GBP" office:value="410" calcext:value-type="currency">
            <text:p>£410.00</text:p>
          </table:table-cell>
          <table:table-cell table:style-name="ce85" table:formula="of:=[.I86]/[$'loan-parameters'.$B$26]" office:value-type="float" office:value="748.95420419049" calcext:value-type="float">
            <text:p>748.95</text:p>
          </table:table-cell>
          <table:table-cell table:style-name="ce31" table:formula="of:=IF([.I86]&lt;=[$'current-situation'.$E$7];[$'loan-parameters'.$B$6]-ORG.OPENOFFICE.MONTHS([$'loan-parameters'.$B$4];TODAY();1)/12;(LN([.I86])-LN([.I86]-[$'loan-parameters'.$B$31]*[$'current-situation'.$C$7]))/LN(1+[$'current-situation'.$C$7])/12)" office:value-type="float" office:value="12.8974047231095" calcext:value-type="float">
            <text:p>12.90</text:p>
          </table:table-cell>
          <table:table-cell table:formula="of:=([.I86]*[.K86]*12+[$'loan-parameters'.$B$32])/[$'loan-parameters'.$B$26]" office:value-type="float" office:value="115951.320237654" calcext:value-type="float">
            <text:p>115,95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1" table:formula="of:=[.A87]/12" office:value-type="float" office:value="7.16666666666667" calcext:value-type="float">
            <text:p>7.17</text:p>
          </table:table-cell>
          <table:table-cell table:style-name="ce47" table:formula="of:=IF([.B87]&lt;=[$'repayment-scenarios'.$B$28];[$'loan-parameters'.$B$31]*[$'current-situation'.$C$7]*(1+[$'current-situation'.$C$7])^[.A87]/((1+[$'current-situation'.$C$7])^[.A87]-1);&quot;&quot;)" office:value-type="currency" office:currency="GBP" office:value="666.963333897797" calcext:value-type="currency">
            <text:p>£666.96</text:p>
          </table:table-cell>
          <table:table-cell table:formula="of:=IF([.C87]&lt;&gt;&quot;&quot;;[.C87]*[.A87]+[$'loan-parameters'.$B$32];&quot;&quot;)" office:value-type="currency" office:currency="GBP" office:value="57378.8467152105" calcext:value-type="currency">
            <text:p>£57,378.85</text:p>
          </table:table-cell>
          <table:table-cell/>
          <table:table-cell table:style-name="ce31" table:formula="of:=[.B86]" office:value-type="float" office:value="7.08333333333333" calcext:value-type="float">
            <text:p>7.08</text:p>
          </table:table-cell>
          <table:table-cell table:formula="of:=IF([.F87]&lt;=[$'current-situation'.$D$7];[$'loan-parameters'.$B$31]*(1+[$'current-situation'.$C$7])^([.F87]*12)-[$'current-situation'.$B$29]/[$'current-situation'.$C$7]*((1+[$'current-situation'.$C$7])^([.F87]*12)-1);0)/[$'loan-parameters'.$B$26]" office:value-type="float" office:value="84166.2075912943" calcext:value-type="float">
            <text:p>84,166.21</text:p>
          </table:table-cell>
          <table:table-cell/>
          <table:table-cell table:style-name="ce47" office:value-type="currency" office:currency="GBP" office:value="415" calcext:value-type="currency">
            <text:p>£415.00</text:p>
          </table:table-cell>
          <table:table-cell table:style-name="ce85" table:formula="of:=[.I87]/[$'loan-parameters'.$B$26]" office:value-type="float" office:value="758.087792046472" calcext:value-type="float">
            <text:p>758.09</text:p>
          </table:table-cell>
          <table:table-cell table:style-name="ce31" table:formula="of:=IF([.I87]&lt;=[$'current-situation'.$E$7];[$'loan-parameters'.$B$6]-ORG.OPENOFFICE.MONTHS([$'loan-parameters'.$B$4];TODAY();1)/12;(LN([.I87])-LN([.I87]-[$'loan-parameters'.$B$31]*[$'current-situation'.$C$7]))/LN(1+[$'current-situation'.$C$7])/12)" office:value-type="float" office:value="12.6981640381469" calcext:value-type="float">
            <text:p>12.70</text:p>
          </table:table-cell>
          <table:table-cell table:formula="of:=([.I87]*[.K87]*12+[$'loan-parameters'.$B$32])/[$'loan-parameters'.$B$26]" office:value-type="float" office:value="115552.412016097" calcext:value-type="float">
            <text:p>115,55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1" table:formula="of:=[.A88]/12" office:value-type="float" office:value="7.25" calcext:value-type="float">
            <text:p>7.25</text:p>
          </table:table-cell>
          <table:table-cell table:style-name="ce47" table:formula="of:=IF([.B88]&lt;=[$'repayment-scenarios'.$B$28];[$'loan-parameters'.$B$31]*[$'current-situation'.$C$7]*(1+[$'current-situation'.$C$7])^[.A88]/((1+[$'current-situation'.$C$7])^[.A88]-1);&quot;&quot;)" office:value-type="currency" office:currency="GBP" office:value="660.284379598094" calcext:value-type="currency">
            <text:p>£660.28</text:p>
          </table:table-cell>
          <table:table-cell table:formula="of:=IF([.C88]&lt;&gt;&quot;&quot;;[.C88]*[.A88]+[$'loan-parameters'.$B$32];&quot;&quot;)" office:value-type="currency" office:currency="GBP" office:value="57464.7410250341" calcext:value-type="currency">
            <text:p>£57,464.74</text:p>
          </table:table-cell>
          <table:table-cell/>
          <table:table-cell table:style-name="ce31" table:formula="of:=[.B87]" office:value-type="float" office:value="7.16666666666667" calcext:value-type="float">
            <text:p>7.17</text:p>
          </table:table-cell>
          <table:table-cell table:formula="of:=IF([.F88]&lt;=[$'current-situation'.$D$7];[$'loan-parameters'.$B$31]*(1+[$'current-situation'.$C$7])^([.F88]*12)-[$'current-situation'.$B$29]/[$'current-situation'.$C$7]*((1+[$'current-situation'.$C$7])^([.F88]*12)-1);0)/[$'loan-parameters'.$B$26]" office:value-type="float" office:value="84065.0702250868" calcext:value-type="float">
            <text:p>84,065.07</text:p>
          </table:table-cell>
          <table:table-cell/>
          <table:table-cell table:style-name="ce47" office:value-type="currency" office:currency="GBP" office:value="420" calcext:value-type="currency">
            <text:p>£420.00</text:p>
          </table:table-cell>
          <table:table-cell table:style-name="ce85" table:formula="of:=[.I88]/[$'loan-parameters'.$B$26]" office:value-type="float" office:value="767.221379902453" calcext:value-type="float">
            <text:p>767.22</text:p>
          </table:table-cell>
          <table:table-cell table:style-name="ce31" table:formula="of:=IF([.I88]&lt;=[$'current-situation'.$E$7];[$'loan-parameters'.$B$6]-ORG.OPENOFFICE.MONTHS([$'loan-parameters'.$B$4];TODAY();1)/12;(LN([.I88])-LN([.I88]-[$'loan-parameters'.$B$31]*[$'current-situation'.$C$7]))/LN(1+[$'current-situation'.$C$7])/12)" office:value-type="float" office:value="12.5050967509482" calcext:value-type="float">
            <text:p>12.51</text:p>
          </table:table-cell>
          <table:table-cell table:formula="of:=([.I88]*[.K88]*12+[$'loan-parameters'.$B$32])/[$'loan-parameters'.$B$26]" office:value-type="float" office:value="115166.665372338" calcext:value-type="float">
            <text:p>115,166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1" table:formula="of:=[.A89]/12" office:value-type="float" office:value="7.33333333333333" calcext:value-type="float">
            <text:p>7.33</text:p>
          </table:table-cell>
          <table:table-cell table:style-name="ce47" table:formula="of:=IF([.B89]&lt;=[$'repayment-scenarios'.$B$28];[$'loan-parameters'.$B$31]*[$'current-situation'.$C$7]*(1+[$'current-situation'.$C$7])^[.A89]/((1+[$'current-situation'.$C$7])^[.A89]-1);&quot;&quot;)" office:value-type="currency" office:currency="GBP" office:value="653.758148194277" calcext:value-type="currency">
            <text:p>£653.76</text:p>
          </table:table-cell>
          <table:table-cell table:formula="of:=IF([.C89]&lt;&gt;&quot;&quot;;[.C89]*[.A89]+[$'loan-parameters'.$B$32];&quot;&quot;)" office:value-type="currency" office:currency="GBP" office:value="57550.7170410964" calcext:value-type="currency">
            <text:p>£57,550.72</text:p>
          </table:table-cell>
          <table:table-cell/>
          <table:table-cell table:style-name="ce31" table:formula="of:=[.B88]" office:value-type="float" office:value="7.25" calcext:value-type="float">
            <text:p>7.25</text:p>
          </table:table-cell>
          <table:table-cell table:formula="of:=IF([.F89]&lt;=[$'current-situation'.$D$7];[$'loan-parameters'.$B$31]*(1+[$'current-situation'.$C$7])^([.F89]*12)-[$'current-situation'.$B$29]/[$'current-situation'.$C$7]*((1+[$'current-situation'.$C$7])^([.F89]*12)-1);0)/[$'loan-parameters'.$B$26]" office:value-type="float" office:value="83963.6153785662" calcext:value-type="float">
            <text:p>83,963.62</text:p>
          </table:table-cell>
          <table:table-cell/>
          <table:table-cell table:style-name="ce47" office:value-type="currency" office:currency="GBP" office:value="425" calcext:value-type="currency">
            <text:p>£425.00</text:p>
          </table:table-cell>
          <table:table-cell table:style-name="ce85" table:formula="of:=[.I89]/[$'loan-parameters'.$B$26]" office:value-type="float" office:value="776.354967758435" calcext:value-type="float">
            <text:p>776.35</text:p>
          </table:table-cell>
          <table:table-cell table:style-name="ce31" table:formula="of:=IF([.I89]&lt;=[$'current-situation'.$E$7];[$'loan-parameters'.$B$6]-ORG.OPENOFFICE.MONTHS([$'loan-parameters'.$B$4];TODAY();1)/12;(LN([.I89])-LN([.I89]-[$'loan-parameters'.$B$31]*[$'current-situation'.$C$7]))/LN(1+[$'current-situation'.$C$7])/12)" office:value-type="float" office:value="12.3179154563589" calcext:value-type="float">
            <text:p>12.32</text:p>
          </table:table-cell>
          <table:table-cell table:formula="of:=([.I89]*[.K89]*12+[$'loan-parameters'.$B$32])/[$'loan-parameters'.$B$26]" office:value-type="float" office:value="114793.432635096" calcext:value-type="float">
            <text:p>114,793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1" table:formula="of:=[.A90]/12" office:value-type="float" office:value="7.41666666666667" calcext:value-type="float">
            <text:p>7.42</text:p>
          </table:table-cell>
          <table:table-cell table:style-name="ce47" table:formula="of:=IF([.B90]&lt;=[$'repayment-scenarios'.$B$28];[$'loan-parameters'.$B$31]*[$'current-situation'.$C$7]*(1+[$'current-situation'.$C$7])^[.A90]/((1+[$'current-situation'.$C$7])^[.A90]-1);&quot;&quot;)" office:value-type="currency" office:currency="GBP" office:value="647.379491565987" calcext:value-type="currency">
            <text:p>£647.38</text:p>
          </table:table-cell>
          <table:table-cell table:formula="of:=IF([.C90]&lt;&gt;&quot;&quot;;[.C90]*[.A90]+[$'loan-parameters'.$B$32];&quot;&quot;)" office:value-type="currency" office:currency="GBP" office:value="57636.7747493728" calcext:value-type="currency">
            <text:p>£57,636.77</text:p>
          </table:table-cell>
          <table:table-cell/>
          <table:table-cell table:style-name="ce31" table:formula="of:=[.B89]" office:value-type="float" office:value="7.33333333333333" calcext:value-type="float">
            <text:p>7.33</text:p>
          </table:table-cell>
          <table:table-cell table:formula="of:=IF([.F90]&lt;=[$'current-situation'.$D$7];[$'loan-parameters'.$B$31]*(1+[$'current-situation'.$C$7])^([.F90]*12)-[$'current-situation'.$B$29]/[$'current-situation'.$C$7]*((1+[$'current-situation'.$C$7])^([.F90]*12)-1);0)/[$'loan-parameters'.$B$26]" office:value-type="float" office:value="83861.8420551298" calcext:value-type="float">
            <text:p>83,861.84</text:p>
          </table:table-cell>
          <table:table-cell/>
          <table:table-cell table:style-name="ce47" office:value-type="currency" office:currency="GBP" office:value="430" calcext:value-type="currency">
            <text:p>£430.00</text:p>
          </table:table-cell>
          <table:table-cell table:style-name="ce85" table:formula="of:=[.I90]/[$'loan-parameters'.$B$26]" office:value-type="float" office:value="785.488555614417" calcext:value-type="float">
            <text:p>785.49</text:p>
          </table:table-cell>
          <table:table-cell table:style-name="ce31" table:formula="of:=IF([.I90]&lt;=[$'current-situation'.$E$7];[$'loan-parameters'.$B$6]-ORG.OPENOFFICE.MONTHS([$'loan-parameters'.$B$4];TODAY();1)/12;(LN([.I90])-LN([.I90]-[$'loan-parameters'.$B$31]*[$'current-situation'.$C$7]))/LN(1+[$'current-situation'.$C$7])/12)" office:value-type="float" office:value="12.1363505949145" calcext:value-type="float">
            <text:p>12.14</text:p>
          </table:table-cell>
          <table:table-cell table:formula="of:=([.I90]*[.K90]*12+[$'loan-parameters'.$B$32])/[$'loan-parameters'.$B$26]" office:value-type="float" office:value="114432.108342179" calcext:value-type="float">
            <text:p>114,432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1" table:formula="of:=[.A91]/12" office:value-type="float" office:value="7.5" calcext:value-type="float">
            <text:p>7.50</text:p>
          </table:table-cell>
          <table:table-cell table:style-name="ce47" table:formula="of:=IF([.B91]&lt;=[$'repayment-scenarios'.$B$28];[$'loan-parameters'.$B$31]*[$'current-situation'.$C$7]*(1+[$'current-situation'.$C$7])^[.A91]/((1+[$'current-situation'.$C$7])^[.A91]-1);&quot;&quot;)" office:value-type="currency" office:currency="GBP" office:value="641.143490396464" calcext:value-type="currency">
            <text:p>£641.14</text:p>
          </table:table-cell>
          <table:table-cell table:formula="of:=IF([.C91]&lt;&gt;&quot;&quot;;[.C91]*[.A91]+[$'loan-parameters'.$B$32];&quot;&quot;)" office:value-type="currency" office:currency="GBP" office:value="57722.9141356818" calcext:value-type="currency">
            <text:p>£57,722.91</text:p>
          </table:table-cell>
          <table:table-cell/>
          <table:table-cell table:style-name="ce31" table:formula="of:=[.B90]" office:value-type="float" office:value="7.41666666666667" calcext:value-type="float">
            <text:p>7.42</text:p>
          </table:table-cell>
          <table:table-cell table:formula="of:=IF([.F91]&lt;=[$'current-situation'.$D$7];[$'loan-parameters'.$B$31]*(1+[$'current-situation'.$C$7])^([.F91]*12)-[$'current-situation'.$B$29]/[$'current-situation'.$C$7]*((1+[$'current-situation'.$C$7])^([.F91]*12)-1);0)/[$'loan-parameters'.$B$26]" office:value-type="float" office:value="83759.7492550468" calcext:value-type="float">
            <text:p>83,759.75</text:p>
          </table:table-cell>
          <table:table-cell/>
          <table:table-cell table:style-name="ce47" office:value-type="currency" office:currency="GBP" office:value="435" calcext:value-type="currency">
            <text:p>£435.00</text:p>
          </table:table-cell>
          <table:table-cell table:style-name="ce85" table:formula="of:=[.I91]/[$'loan-parameters'.$B$26]" office:value-type="float" office:value="794.622143470398" calcext:value-type="float">
            <text:p>794.62</text:p>
          </table:table-cell>
          <table:table-cell table:style-name="ce31" table:formula="of:=IF([.I91]&lt;=[$'current-situation'.$E$7];[$'loan-parameters'.$B$6]-ORG.OPENOFFICE.MONTHS([$'loan-parameters'.$B$4];TODAY();1)/12;(LN([.I91])-LN([.I91]-[$'loan-parameters'.$B$31]*[$'current-situation'.$C$7]))/LN(1+[$'current-situation'.$C$7])/12)" office:value-type="float" office:value="11.9601490693971" calcext:value-type="float">
            <text:p>11.96</text:p>
          </table:table-cell>
          <table:table-cell table:formula="of:=([.I91]*[.K91]*12+[$'loan-parameters'.$B$32])/[$'loan-parameters'.$B$26]" office:value-type="float" office:value="114082.125828422" calcext:value-type="float">
            <text:p>114,082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1" table:formula="of:=[.A92]/12" office:value-type="float" office:value="7.58333333333333" calcext:value-type="float">
            <text:p>7.58</text:p>
          </table:table-cell>
          <table:table-cell table:style-name="ce47" table:formula="of:=IF([.B92]&lt;=[$'repayment-scenarios'.$B$28];[$'loan-parameters'.$B$31]*[$'current-situation'.$C$7]*(1+[$'current-situation'.$C$7])^[.A92]/((1+[$'current-situation'.$C$7])^[.A92]-1);&quot;&quot;)" office:value-type="currency" office:currency="GBP" office:value="635.045441600926" calcext:value-type="currency">
            <text:p>£635.05</text:p>
          </table:table-cell>
          <table:table-cell table:formula="of:=IF([.C92]&lt;&gt;&quot;&quot;;[.C92]*[.A92]+[$'loan-parameters'.$B$32];&quot;&quot;)" office:value-type="currency" office:currency="GBP" office:value="57809.1351856842" calcext:value-type="currency">
            <text:p>£57,809.14</text:p>
          </table:table-cell>
          <table:table-cell/>
          <table:table-cell table:style-name="ce31" table:formula="of:=[.B91]" office:value-type="float" office:value="7.5" calcext:value-type="float">
            <text:p>7.50</text:p>
          </table:table-cell>
          <table:table-cell table:formula="of:=IF([.F92]&lt;=[$'current-situation'.$D$7];[$'loan-parameters'.$B$31]*(1+[$'current-situation'.$C$7])^([.F92]*12)-[$'current-situation'.$B$29]/[$'current-situation'.$C$7]*((1+[$'current-situation'.$C$7])^([.F92]*12)-1);0)/[$'loan-parameters'.$B$26]" office:value-type="float" office:value="83657.3359754481" calcext:value-type="float">
            <text:p>83,657.34</text:p>
          </table:table-cell>
          <table:table-cell/>
          <table:table-cell table:style-name="ce47" office:value-type="currency" office:currency="GBP" office:value="440" calcext:value-type="currency">
            <text:p>£440.00</text:p>
          </table:table-cell>
          <table:table-cell table:style-name="ce85" table:formula="of:=[.I92]/[$'loan-parameters'.$B$26]" office:value-type="float" office:value="803.75573132638" calcext:value-type="float">
            <text:p>803.76</text:p>
          </table:table-cell>
          <table:table-cell table:style-name="ce31" table:formula="of:=IF([.I92]&lt;=[$'current-situation'.$E$7];[$'loan-parameters'.$B$6]-ORG.OPENOFFICE.MONTHS([$'loan-parameters'.$B$4];TODAY();1)/12;(LN([.I92])-LN([.I92]-[$'loan-parameters'.$B$31]*[$'current-situation'.$C$7]))/LN(1+[$'current-situation'.$C$7])/12)" office:value-type="float" office:value="11.7890729897408" calcext:value-type="float">
            <text:p>11.79</text:p>
          </table:table-cell>
          <table:table-cell table:formula="of:=([.I92]*[.K92]*12+[$'loan-parameters'.$B$32])/[$'loan-parameters'.$B$26]" office:value-type="float" office:value="113742.954141774" calcext:value-type="float">
            <text:p>113,74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1" table:formula="of:=[.A93]/12" office:value-type="float" office:value="7.66666666666667" calcext:value-type="float">
            <text:p>7.67</text:p>
          </table:table-cell>
          <table:table-cell table:style-name="ce47" table:formula="of:=IF([.B93]&lt;=[$'repayment-scenarios'.$B$28];[$'loan-parameters'.$B$31]*[$'current-situation'.$C$7]*(1+[$'current-situation'.$C$7])^[.A93]/((1+[$'current-situation'.$C$7])^[.A93]-1);&quot;&quot;)" office:value-type="currency" office:currency="GBP" office:value="629.080846574827" calcext:value-type="currency">
            <text:p>£629.08</text:p>
          </table:table-cell>
          <table:table-cell table:formula="of:=IF([.C93]&lt;&gt;&quot;&quot;;[.C93]*[.A93]+[$'loan-parameters'.$B$32];&quot;&quot;)" office:value-type="currency" office:currency="GBP" office:value="57895.4378848841" calcext:value-type="currency">
            <text:p>£57,895.44</text:p>
          </table:table-cell>
          <table:table-cell/>
          <table:table-cell table:style-name="ce31" table:formula="of:=[.B92]" office:value-type="float" office:value="7.58333333333333" calcext:value-type="float">
            <text:p>7.58</text:p>
          </table:table-cell>
          <table:table-cell table:formula="of:=IF([.F93]&lt;=[$'current-situation'.$D$7];[$'loan-parameters'.$B$31]*(1+[$'current-situation'.$C$7])^([.F93]*12)-[$'current-situation'.$B$29]/[$'current-situation'.$C$7]*((1+[$'current-situation'.$C$7])^([.F93]*12)-1);0)/[$'loan-parameters'.$B$26]" office:value-type="float" office:value="83554.6012103164" calcext:value-type="float">
            <text:p>83,554.60</text:p>
          </table:table-cell>
          <table:table-cell/>
          <table:table-cell table:style-name="ce47" office:value-type="currency" office:currency="GBP" office:value="445" calcext:value-type="currency">
            <text:p>£445.00</text:p>
          </table:table-cell>
          <table:table-cell table:style-name="ce85" table:formula="of:=[.I93]/[$'loan-parameters'.$B$26]" office:value-type="float" office:value="812.889319182361" calcext:value-type="float">
            <text:p>812.89</text:p>
          </table:table-cell>
          <table:table-cell table:style-name="ce31" table:formula="of:=IF([.I93]&lt;=[$'current-situation'.$E$7];[$'loan-parameters'.$B$6]-ORG.OPENOFFICE.MONTHS([$'loan-parameters'.$B$4];TODAY();1)/12;(LN([.I93])-LN([.I93]-[$'loan-parameters'.$B$31]*[$'current-situation'.$C$7]))/LN(1+[$'current-situation'.$C$7])/12)" office:value-type="float" office:value="11.622898532453" calcext:value-type="float">
            <text:p>11.62</text:p>
          </table:table-cell>
          <table:table-cell table:formula="of:=([.I93]*[.K93]*12+[$'loan-parameters'.$B$32])/[$'loan-parameters'.$B$26]" office:value-type="float" office:value="113414.095251081" calcext:value-type="float">
            <text:p>113,414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1" table:formula="of:=[.A94]/12" office:value-type="float" office:value="7.75" calcext:value-type="float">
            <text:p>7.75</text:p>
          </table:table-cell>
          <table:table-cell table:style-name="ce47" table:formula="of:=IF([.B94]&lt;=[$'repayment-scenarios'.$B$28];[$'loan-parameters'.$B$31]*[$'current-situation'.$C$7]*(1+[$'current-situation'.$C$7])^[.A94]/((1+[$'current-situation'.$C$7])^[.A94]-1);&quot;&quot;)" office:value-type="currency" office:currency="GBP" office:value="623.245400200301" calcext:value-type="currency">
            <text:p>£623.25</text:p>
          </table:table-cell>
          <table:table-cell table:formula="of:=IF([.C94]&lt;&gt;&quot;&quot;;[.C94]*[.A94]+[$'loan-parameters'.$B$32];&quot;&quot;)" office:value-type="currency" office:currency="GBP" office:value="57981.822218628" calcext:value-type="currency">
            <text:p>£57,981.82</text:p>
          </table:table-cell>
          <table:table-cell/>
          <table:table-cell table:style-name="ce31" table:formula="of:=[.B93]" office:value-type="float" office:value="7.66666666666667" calcext:value-type="float">
            <text:p>7.67</text:p>
          </table:table-cell>
          <table:table-cell table:formula="of:=IF([.F94]&lt;=[$'current-situation'.$D$7];[$'loan-parameters'.$B$31]*(1+[$'current-situation'.$C$7])^([.F94]*12)-[$'current-situation'.$B$29]/[$'current-situation'.$C$7]*((1+[$'current-situation'.$C$7])^([.F94]*12)-1);0)/[$'loan-parameters'.$B$26]" office:value-type="float" office:value="83451.5439504764" calcext:value-type="float">
            <text:p>83,451.54</text:p>
          </table:table-cell>
          <table:table-cell/>
          <table:table-cell table:style-name="ce47" office:value-type="currency" office:currency="GBP" office:value="450" calcext:value-type="currency">
            <text:p>£450.00</text:p>
          </table:table-cell>
          <table:table-cell table:style-name="ce85" table:formula="of:=[.I94]/[$'loan-parameters'.$B$26]" office:value-type="float" office:value="822.022907038343" calcext:value-type="float">
            <text:p>822.02</text:p>
          </table:table-cell>
          <table:table-cell table:style-name="ce31" table:formula="of:=IF([.I94]&lt;=[$'current-situation'.$E$7];[$'loan-parameters'.$B$6]-ORG.OPENOFFICE.MONTHS([$'loan-parameters'.$B$4];TODAY();1)/12;(LN([.I94])-LN([.I94]-[$'loan-parameters'.$B$31]*[$'current-situation'.$C$7]))/LN(1+[$'current-situation'.$C$7])/12)" office:value-type="float" office:value="11.4614149024105" calcext:value-type="float">
            <text:p>11.46</text:p>
          </table:table-cell>
          <table:table-cell table:formula="of:=([.I94]*[.K94]*12+[$'loan-parameters'.$B$32])/[$'loan-parameters'.$B$26]" office:value-type="float" office:value="113095.081513649" calcext:value-type="float">
            <text:p>113,095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1" table:formula="of:=[.A95]/12" office:value-type="float" office:value="7.83333333333333" calcext:value-type="float">
            <text:p>7.83</text:p>
          </table:table-cell>
          <table:table-cell table:style-name="ce47" table:formula="of:=IF([.B95]&lt;=[$'repayment-scenarios'.$B$28];[$'loan-parameters'.$B$31]*[$'current-situation'.$C$7]*(1+[$'current-situation'.$C$7])^[.A95]/((1+[$'current-situation'.$C$7])^[.A95]-1);&quot;&quot;)" office:value-type="currency" office:currency="GBP" office:value="617.534980554318" calcext:value-type="currency">
            <text:p>£617.53</text:p>
          </table:table-cell>
          <table:table-cell table:formula="of:=IF([.C95]&lt;&gt;&quot;&quot;;[.C95]*[.A95]+[$'loan-parameters'.$B$32];&quot;&quot;)" office:value-type="currency" office:currency="GBP" office:value="58068.2881721059" calcext:value-type="currency">
            <text:p>£58,068.29</text:p>
          </table:table-cell>
          <table:table-cell/>
          <table:table-cell table:style-name="ce31" table:formula="of:=[.B94]" office:value-type="float" office:value="7.75" calcext:value-type="float">
            <text:p>7.75</text:p>
          </table:table-cell>
          <table:table-cell table:formula="of:=IF([.F95]&lt;=[$'current-situation'.$D$7];[$'loan-parameters'.$B$31]*(1+[$'current-situation'.$C$7])^([.F95]*12)-[$'current-situation'.$B$29]/[$'current-situation'.$C$7]*((1+[$'current-situation'.$C$7])^([.F95]*12)-1);0)/[$'loan-parameters'.$B$26]" office:value-type="float" office:value="83348.163183585" calcext:value-type="float">
            <text:p>83,348.16</text:p>
          </table:table-cell>
          <table:table-cell/>
          <table:table-cell table:style-name="ce47" office:value-type="currency" office:currency="GBP" office:value="455" calcext:value-type="currency">
            <text:p>£455.00</text:p>
          </table:table-cell>
          <table:table-cell table:style-name="ce85" table:formula="of:=[.I95]/[$'loan-parameters'.$B$26]" office:value-type="float" office:value="831.156494894324" calcext:value-type="float">
            <text:p>831.16</text:p>
          </table:table-cell>
          <table:table-cell table:style-name="ce31" table:formula="of:=IF([.I95]&lt;=[$'current-situation'.$E$7];[$'loan-parameters'.$B$6]-ORG.OPENOFFICE.MONTHS([$'loan-parameters'.$B$4];TODAY();1)/12;(LN([.I95])-LN([.I95]-[$'loan-parameters'.$B$31]*[$'current-situation'.$C$7]))/LN(1+[$'current-situation'.$C$7])/12)" office:value-type="float" office:value="11.3044233863538" calcext:value-type="float">
            <text:p>11.30</text:p>
          </table:table-cell>
          <table:table-cell table:formula="of:=([.I95]*[.K95]*12+[$'loan-parameters'.$B$32])/[$'loan-parameters'.$B$26]" office:value-type="float" office:value="112785.473374663" calcext:value-type="float">
            <text:p>112,785.4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1" table:formula="of:=[.A96]/12" office:value-type="float" office:value="7.91666666666667" calcext:value-type="float">
            <text:p>7.92</text:p>
          </table:table-cell>
          <table:table-cell table:style-name="ce47" table:formula="of:=IF([.B96]&lt;=[$'repayment-scenarios'.$B$28];[$'loan-parameters'.$B$31]*[$'current-situation'.$C$7]*(1+[$'current-situation'.$C$7])^[.A96]/((1+[$'current-situation'.$C$7])^[.A96]-1);&quot;&quot;)" office:value-type="currency" office:currency="GBP" office:value="611.945639266849" calcext:value-type="currency">
            <text:p>£611.95</text:p>
          </table:table-cell>
          <table:table-cell table:formula="of:=IF([.C96]&lt;&gt;&quot;&quot;;[.C96]*[.A96]+[$'loan-parameters'.$B$32];&quot;&quot;)" office:value-type="currency" office:currency="GBP" office:value="58154.8357303507" calcext:value-type="currency">
            <text:p>£58,154.84</text:p>
          </table:table-cell>
          <table:table-cell/>
          <table:table-cell table:style-name="ce31" table:formula="of:=[.B95]" office:value-type="float" office:value="7.83333333333333" calcext:value-type="float">
            <text:p>7.83</text:p>
          </table:table-cell>
          <table:table-cell table:formula="of:=IF([.F96]&lt;=[$'current-situation'.$D$7];[$'loan-parameters'.$B$31]*(1+[$'current-situation'.$C$7])^([.F96]*12)-[$'current-situation'.$B$29]/[$'current-situation'.$C$7]*((1+[$'current-situation'.$C$7])^([.F96]*12)-1);0)/[$'loan-parameters'.$B$26]" office:value-type="float" office:value="83244.4578941211" calcext:value-type="float">
            <text:p>83,244.46</text:p>
          </table:table-cell>
          <table:table-cell/>
          <table:table-cell table:style-name="ce47" office:value-type="currency" office:currency="GBP" office:value="460" calcext:value-type="currency">
            <text:p>£460.00</text:p>
          </table:table-cell>
          <table:table-cell table:style-name="ce85" table:formula="of:=[.I96]/[$'loan-parameters'.$B$26]" office:value-type="float" office:value="840.290082750306" calcext:value-type="float">
            <text:p>840.29</text:p>
          </table:table-cell>
          <table:table-cell table:style-name="ce31" table:formula="of:=IF([.I96]&lt;=[$'current-situation'.$E$7];[$'loan-parameters'.$B$6]-ORG.OPENOFFICE.MONTHS([$'loan-parameters'.$B$4];TODAY();1)/12;(LN([.I96])-LN([.I96]-[$'loan-parameters'.$B$31]*[$'current-situation'.$C$7]))/LN(1+[$'current-situation'.$C$7])/12)" office:value-type="float" office:value="11.1517364886684" calcext:value-type="float">
            <text:p>11.15</text:p>
          </table:table-cell>
          <table:table-cell table:formula="of:=([.I96]*[.K96]*12+[$'loan-parameters'.$B$32])/[$'loan-parameters'.$B$26]" office:value-type="float" office:value="112484.857273898" calcext:value-type="float">
            <text:p>112,484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1" table:formula="of:=[.A97]/12" office:value-type="float" office:value="8" calcext:value-type="float">
            <text:p>8.00</text:p>
          </table:table-cell>
          <table:table-cell table:style-name="ce47" table:formula="of:=IF([.B97]&lt;=[$'repayment-scenarios'.$B$28];[$'loan-parameters'.$B$31]*[$'current-situation'.$C$7]*(1+[$'current-situation'.$C$7])^[.A97]/((1+[$'current-situation'.$C$7])^[.A97]-1);&quot;&quot;)" office:value-type="currency" office:currency="GBP" office:value="606.473592481652" calcext:value-type="currency">
            <text:p>£606.47</text:p>
          </table:table-cell>
          <table:table-cell table:formula="of:=IF([.C97]&lt;&gt;&quot;&quot;;[.C97]*[.A97]+[$'loan-parameters'.$B$32];&quot;&quot;)" office:value-type="currency" office:currency="GBP" office:value="58241.4648782386" calcext:value-type="currency">
            <text:p>£58,241.46</text:p>
          </table:table-cell>
          <table:table-cell/>
          <table:table-cell table:style-name="ce31" table:formula="of:=[.B96]" office:value-type="float" office:value="7.91666666666667" calcext:value-type="float">
            <text:p>7.92</text:p>
          </table:table-cell>
          <table:table-cell table:formula="of:=IF([.F97]&lt;=[$'current-situation'.$D$7];[$'loan-parameters'.$B$31]*(1+[$'current-situation'.$C$7])^([.F97]*12)-[$'current-situation'.$B$29]/[$'current-situation'.$C$7]*((1+[$'current-situation'.$C$7])^([.F97]*12)-1);0)/[$'loan-parameters'.$B$26]" office:value-type="float" office:value="83140.4270633759" calcext:value-type="float">
            <text:p>83,140.43</text:p>
          </table:table-cell>
          <table:table-cell/>
          <table:table-cell table:style-name="ce47" office:value-type="currency" office:currency="GBP" office:value="465" calcext:value-type="currency">
            <text:p>£465.00</text:p>
          </table:table-cell>
          <table:table-cell table:style-name="ce85" table:formula="of:=[.I97]/[$'loan-parameters'.$B$26]" office:value-type="float" office:value="849.423670606288" calcext:value-type="float">
            <text:p>849.42</text:p>
          </table:table-cell>
          <table:table-cell table:style-name="ce31" table:formula="of:=IF([.I97]&lt;=[$'current-situation'.$E$7];[$'loan-parameters'.$B$6]-ORG.OPENOFFICE.MONTHS([$'loan-parameters'.$B$4];TODAY();1)/12;(LN([.I97])-LN([.I97]-[$'loan-parameters'.$B$31]*[$'current-situation'.$C$7]))/LN(1+[$'current-situation'.$C$7])/12)" office:value-type="float" office:value="11.0031771411412" calcext:value-type="float">
            <text:p>11.00</text:p>
          </table:table-cell>
          <table:table-cell table:formula="of:=([.I97]*[.K97]*12+[$'loan-parameters'.$B$32])/[$'loan-parameters'.$B$26]" office:value-type="float" office:value="112192.843738137" calcext:value-type="float">
            <text:p>112,192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1" table:formula="of:=[.A98]/12" office:value-type="float" office:value="8.08333333333333" calcext:value-type="float">
            <text:p>8.08</text:p>
          </table:table-cell>
          <table:table-cell table:style-name="ce47" table:formula="of:=IF([.B98]&lt;=[$'repayment-scenarios'.$B$28];[$'loan-parameters'.$B$31]*[$'current-situation'.$C$7]*(1+[$'current-situation'.$C$7])^[.A98]/((1+[$'current-situation'.$C$7])^[.A98]-1);&quot;&quot;)" office:value-type="currency" office:currency="GBP" office:value="601.115212376176" calcext:value-type="currency">
            <text:p>£601.12</text:p>
          </table:table-cell>
          <table:table-cell table:formula="of:=IF([.C98]&lt;&gt;&quot;&quot;;[.C98]*[.A98]+[$'loan-parameters'.$B$32];&quot;&quot;)" office:value-type="currency" office:currency="GBP" office:value="58328.175600489" calcext:value-type="currency">
            <text:p>£58,328.18</text:p>
          </table:table-cell>
          <table:table-cell/>
          <table:table-cell table:style-name="ce31" table:formula="of:=[.B97]" office:value-type="float" office:value="8" calcext:value-type="float">
            <text:p>8.00</text:p>
          </table:table-cell>
          <table:table-cell table:formula="of:=IF([.F98]&lt;=[$'current-situation'.$D$7];[$'loan-parameters'.$B$31]*(1+[$'current-situation'.$C$7])^([.F98]*12)-[$'current-situation'.$B$29]/[$'current-situation'.$C$7]*((1+[$'current-situation'.$C$7])^([.F98]*12)-1);0)/[$'loan-parameters'.$B$26]" office:value-type="float" office:value="83036.0696694427" calcext:value-type="float">
            <text:p>83,036.07</text:p>
          </table:table-cell>
          <table:table-cell/>
          <table:table-cell table:style-name="ce47" office:value-type="currency" office:currency="GBP" office:value="470" calcext:value-type="currency">
            <text:p>£470.00</text:p>
          </table:table-cell>
          <table:table-cell table:style-name="ce85" table:formula="of:=[.I98]/[$'loan-parameters'.$B$26]" office:value-type="float" office:value="858.557258462269" calcext:value-type="float">
            <text:p>858.56</text:p>
          </table:table-cell>
          <table:table-cell table:style-name="ce31" table:formula="of:=IF([.I98]&lt;=[$'current-situation'.$E$7];[$'loan-parameters'.$B$6]-ORG.OPENOFFICE.MONTHS([$'loan-parameters'.$B$4];TODAY();1)/12;(LN([.I98])-LN([.I98]-[$'loan-parameters'.$B$31]*[$'current-situation'.$C$7]))/LN(1+[$'current-situation'.$C$7])/12)" office:value-type="float" office:value="10.8585779793322" calcext:value-type="float">
            <text:p>10.86</text:p>
          </table:table-cell>
          <table:table-cell table:formula="of:=([.I98]*[.K98]*12+[$'loan-parameters'.$B$32])/[$'loan-parameters'.$B$26]" office:value-type="float" office:value="111909.065640234" calcext:value-type="float">
            <text:p>111,909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1" table:formula="of:=[.A99]/12" office:value-type="float" office:value="8.16666666666667" calcext:value-type="float">
            <text:p>8.17</text:p>
          </table:table-cell>
          <table:table-cell table:style-name="ce47" table:formula="of:=IF([.B99]&lt;=[$'repayment-scenarios'.$B$28];[$'loan-parameters'.$B$31]*[$'current-situation'.$C$7]*(1+[$'current-situation'.$C$7])^[.A99]/((1+[$'current-situation'.$C$7])^[.A99]-1);&quot;&quot;)" office:value-type="currency" office:currency="GBP" office:value="595.867019200665" calcext:value-type="currency">
            <text:p>£595.87</text:p>
          </table:table-cell>
          <table:table-cell table:formula="of:=IF([.C99]&lt;&gt;&quot;&quot;;[.C99]*[.A99]+[$'loan-parameters'.$B$32];&quot;&quot;)" office:value-type="currency" office:currency="GBP" office:value="58414.9678816652" calcext:value-type="currency">
            <text:p>£58,414.97</text:p>
          </table:table-cell>
          <table:table-cell/>
          <table:table-cell table:style-name="ce31" table:formula="of:=[.B98]" office:value-type="float" office:value="8.08333333333333" calcext:value-type="float">
            <text:p>8.08</text:p>
          </table:table-cell>
          <table:table-cell table:formula="of:=IF([.F99]&lt;=[$'current-situation'.$D$7];[$'loan-parameters'.$B$31]*(1+[$'current-situation'.$C$7])^([.F99]*12)-[$'current-situation'.$B$29]/[$'current-situation'.$C$7]*((1+[$'current-situation'.$C$7])^([.F99]*12)-1);0)/[$'loan-parameters'.$B$26]" office:value-type="float" office:value="82931.3846872072" calcext:value-type="float">
            <text:p>82,931.38</text:p>
          </table:table-cell>
          <table:table-cell/>
          <table:table-cell table:style-name="ce47" office:value-type="currency" office:currency="GBP" office:value="475" calcext:value-type="currency">
            <text:p>£475.00</text:p>
          </table:table-cell>
          <table:table-cell table:style-name="ce85" table:formula="of:=[.I99]/[$'loan-parameters'.$B$26]" office:value-type="float" office:value="867.690846318251" calcext:value-type="float">
            <text:p>867.69</text:p>
          </table:table-cell>
          <table:table-cell table:style-name="ce31" table:formula="of:=IF([.I99]&lt;=[$'current-situation'.$E$7];[$'loan-parameters'.$B$6]-ORG.OPENOFFICE.MONTHS([$'loan-parameters'.$B$4];TODAY();1)/12;(LN([.I99])-LN([.I99]-[$'loan-parameters'.$B$31]*[$'current-situation'.$C$7]))/LN(1+[$'current-situation'.$C$7])/12)" office:value-type="float" office:value="10.7177806790366" calcext:value-type="float">
            <text:p>10.72</text:p>
          </table:table-cell>
          <table:table-cell table:formula="of:=([.I99]*[.K99]*12+[$'loan-parameters'.$B$32])/[$'loan-parameters'.$B$26]" office:value-type="float" office:value="111633.176607984" calcext:value-type="float">
            <text:p>111,633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1" table:formula="of:=[.A100]/12" office:value-type="float" office:value="8.25" calcext:value-type="float">
            <text:p>8.25</text:p>
          </table:table-cell>
          <table:table-cell table:style-name="ce47" table:formula="of:=IF([.B100]&lt;=[$'repayment-scenarios'.$B$28];[$'loan-parameters'.$B$31]*[$'current-situation'.$C$7]*(1+[$'current-situation'.$C$7])^[.A100]/((1+[$'current-situation'.$C$7])^[.A100]-1);&quot;&quot;)" office:value-type="currency" office:currency="GBP" office:value="590.725673799732" calcext:value-type="currency">
            <text:p>£590.73</text:p>
          </table:table-cell>
          <table:table-cell table:formula="of:=IF([.C100]&lt;&gt;&quot;&quot;;[.C100]*[.A100]+[$'loan-parameters'.$B$32];&quot;&quot;)" office:value-type="currency" office:currency="GBP" office:value="58501.8417061735" calcext:value-type="currency">
            <text:p>£58,501.84</text:p>
          </table:table-cell>
          <table:table-cell/>
          <table:table-cell table:style-name="ce31" table:formula="of:=[.B99]" office:value-type="float" office:value="8.16666666666667" calcext:value-type="float">
            <text:p>8.17</text:p>
          </table:table-cell>
          <table:table-cell table:formula="of:=IF([.F100]&lt;=[$'current-situation'.$D$7];[$'loan-parameters'.$B$31]*(1+[$'current-situation'.$C$7])^([.F100]*12)-[$'current-situation'.$B$29]/[$'current-situation'.$C$7]*((1+[$'current-situation'.$C$7])^([.F100]*12)-1);0)/[$'loan-parameters'.$B$26]" office:value-type="float" office:value="82826.3710883366" calcext:value-type="float">
            <text:p>82,826.37</text:p>
          </table:table-cell>
          <table:table-cell/>
          <table:table-cell table:style-name="ce47" office:value-type="currency" office:currency="GBP" office:value="480" calcext:value-type="currency">
            <text:p>£480.00</text:p>
          </table:table-cell>
          <table:table-cell table:style-name="ce85" table:formula="of:=[.I100]/[$'loan-parameters'.$B$26]" office:value-type="float" office:value="876.824434174232" calcext:value-type="float">
            <text:p>876.82</text:p>
          </table:table-cell>
          <table:table-cell table:style-name="ce31" table:formula="of:=IF([.I100]&lt;=[$'current-situation'.$E$7];[$'loan-parameters'.$B$6]-ORG.OPENOFFICE.MONTHS([$'loan-parameters'.$B$4];TODAY();1)/12;(LN([.I100])-LN([.I100]-[$'loan-parameters'.$B$31]*[$'current-situation'.$C$7]))/LN(1+[$'current-situation'.$C$7])/12)" office:value-type="float" office:value="10.5806353470394" calcext:value-type="float">
            <text:p>10.58</text:p>
          </table:table-cell>
          <table:table-cell table:formula="of:=([.I100]*[.K100]*12+[$'loan-parameters'.$B$32])/[$'loan-parameters'.$B$26]" office:value-type="float" office:value="111364.849567885" calcext:value-type="float">
            <text:p>111,36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1" table:formula="of:=[.A101]/12" office:value-type="float" office:value="8.33333333333333" calcext:value-type="float">
            <text:p>8.33</text:p>
          </table:table-cell>
          <table:table-cell table:style-name="ce47" table:formula="of:=IF([.B101]&lt;=[$'repayment-scenarios'.$B$28];[$'loan-parameters'.$B$31]*[$'current-situation'.$C$7]*(1+[$'current-situation'.$C$7])^[.A101]/((1+[$'current-situation'.$C$7])^[.A101]-1);&quot;&quot;)" office:value-type="currency" office:currency="GBP" office:value="585.687970582643" calcext:value-type="currency">
            <text:p>£585.69</text:p>
          </table:table-cell>
          <table:table-cell table:formula="of:=IF([.C101]&lt;&gt;&quot;&quot;;[.C101]*[.A101]+[$'loan-parameters'.$B$32];&quot;&quot;)" office:value-type="currency" office:currency="GBP" office:value="58588.7970582643" calcext:value-type="currency">
            <text:p>£58,588.80</text:p>
          </table:table-cell>
          <table:table-cell/>
          <table:table-cell table:style-name="ce31" table:formula="of:=[.B100]" office:value-type="float" office:value="8.25" calcext:value-type="float">
            <text:p>8.25</text:p>
          </table:table-cell>
          <table:table-cell table:formula="of:=IF([.F101]&lt;=[$'current-situation'.$D$7];[$'loan-parameters'.$B$31]*(1+[$'current-situation'.$C$7])^([.F101]*12)-[$'current-situation'.$B$29]/[$'current-situation'.$C$7]*((1+[$'current-situation'.$C$7])^([.F101]*12)-1);0)/[$'loan-parameters'.$B$26]" office:value-type="float" office:value="82721.0278412707" calcext:value-type="float">
            <text:p>82,721.03</text:p>
          </table:table-cell>
          <table:table-cell/>
          <table:table-cell table:style-name="ce47" office:value-type="currency" office:currency="GBP" office:value="485" calcext:value-type="currency">
            <text:p>£485.00</text:p>
          </table:table-cell>
          <table:table-cell table:style-name="ce85" table:formula="of:=[.I101]/[$'loan-parameters'.$B$26]" office:value-type="float" office:value="885.958022030214" calcext:value-type="float">
            <text:p>885.96</text:p>
          </table:table-cell>
          <table:table-cell table:style-name="ce31" table:formula="of:=IF([.I101]&lt;=[$'current-situation'.$E$7];[$'loan-parameters'.$B$6]-ORG.OPENOFFICE.MONTHS([$'loan-parameters'.$B$4];TODAY();1)/12;(LN([.I101])-LN([.I101]-[$'loan-parameters'.$B$31]*[$'current-situation'.$C$7]))/LN(1+[$'current-situation'.$C$7])/12)" office:value-type="float" office:value="10.4469999609978" calcext:value-type="float">
            <text:p>10.45</text:p>
          </table:table-cell>
          <table:table-cell table:formula="of:=([.I101]*[.K101]*12+[$'loan-parameters'.$B$32])/[$'loan-parameters'.$B$26]" office:value-type="float" office:value="111103.775410568" calcext:value-type="float">
            <text:p>111,103.7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1" table:formula="of:=[.A102]/12" office:value-type="float" office:value="8.41666666666667" calcext:value-type="float">
            <text:p>8.42</text:p>
          </table:table-cell>
          <table:table-cell table:style-name="ce47" table:formula="of:=IF([.B102]&lt;=[$'repayment-scenarios'.$B$28];[$'loan-parameters'.$B$31]*[$'current-situation'.$C$7]*(1+[$'current-situation'.$C$7])^[.A102]/((1+[$'current-situation'.$C$7])^[.A102]-1);&quot;&quot;)" office:value-type="currency" office:currency="GBP" office:value="580.750830911203" calcext:value-type="currency">
            <text:p>£580.75</text:p>
          </table:table-cell>
          <table:table-cell table:formula="of:=IF([.C102]&lt;&gt;&quot;&quot;;[.C102]*[.A102]+[$'loan-parameters'.$B$32];&quot;&quot;)" office:value-type="currency" office:currency="GBP" office:value="58675.8339220315" calcext:value-type="currency">
            <text:p>£58,675.83</text:p>
          </table:table-cell>
          <table:table-cell/>
          <table:table-cell table:style-name="ce31" table:formula="of:=[.B101]" office:value-type="float" office:value="8.33333333333333" calcext:value-type="float">
            <text:p>8.33</text:p>
          </table:table-cell>
          <table:table-cell table:formula="of:=IF([.F102]&lt;=[$'current-situation'.$D$7];[$'loan-parameters'.$B$31]*(1+[$'current-situation'.$C$7])^([.F102]*12)-[$'current-situation'.$B$29]/[$'current-situation'.$C$7]*((1+[$'current-situation'.$C$7])^([.F102]*12)-1);0)/[$'loan-parameters'.$B$26]" office:value-type="float" office:value="82615.3539112106" calcext:value-type="float">
            <text:p>82,615.35</text:p>
          </table:table-cell>
          <table:table-cell/>
          <table:table-cell table:style-name="ce47" office:value-type="currency" office:currency="GBP" office:value="490" calcext:value-type="currency">
            <text:p>£490.00</text:p>
          </table:table-cell>
          <table:table-cell table:style-name="ce85" table:formula="of:=[.I102]/[$'loan-parameters'.$B$26]" office:value-type="float" office:value="895.091609886196" calcext:value-type="float">
            <text:p>895.09</text:p>
          </table:table-cell>
          <table:table-cell table:style-name="ce31" table:formula="of:=IF([.I102]&lt;=[$'current-situation'.$E$7];[$'loan-parameters'.$B$6]-ORG.OPENOFFICE.MONTHS([$'loan-parameters'.$B$4];TODAY();1)/12;(LN([.I102])-LN([.I102]-[$'loan-parameters'.$B$31]*[$'current-situation'.$C$7]))/LN(1+[$'current-situation'.$C$7])/12)" office:value-type="float" office:value="10.3167398538491" calcext:value-type="float">
            <text:p>10.32</text:p>
          </table:table-cell>
          <table:table-cell table:formula="of:=([.I102]*[.K102]*12+[$'loan-parameters'.$B$32])/[$'loan-parameters'.$B$26]" office:value-type="float" office:value="110849.66176613" calcext:value-type="float">
            <text:p>110,849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1" table:formula="of:=[.A103]/12" office:value-type="float" office:value="8.5" calcext:value-type="float">
            <text:p>8.50</text:p>
          </table:table-cell>
          <table:table-cell table:style-name="ce47" table:formula="of:=IF([.B103]&lt;=[$'repayment-scenarios'.$B$28];[$'loan-parameters'.$B$31]*[$'current-situation'.$C$7]*(1+[$'current-situation'.$C$7])^[.A103]/((1+[$'current-situation'.$C$7])^[.A103]-1);&quot;&quot;)" office:value-type="currency" office:currency="GBP" office:value="575.911296876598" calcext:value-type="currency">
            <text:p>£575.91</text:p>
          </table:table-cell>
          <table:table-cell table:formula="of:=IF([.C103]&lt;&gt;&quot;&quot;;[.C103]*[.A103]+[$'loan-parameters'.$B$32];&quot;&quot;)" office:value-type="currency" office:currency="GBP" office:value="58762.952281413" calcext:value-type="currency">
            <text:p>£58,762.95</text:p>
          </table:table-cell>
          <table:table-cell/>
          <table:table-cell table:style-name="ce31" table:formula="of:=[.B102]" office:value-type="float" office:value="8.41666666666667" calcext:value-type="float">
            <text:p>8.42</text:p>
          </table:table-cell>
          <table:table-cell table:formula="of:=IF([.F103]&lt;=[$'current-situation'.$D$7];[$'loan-parameters'.$B$31]*(1+[$'current-situation'.$C$7])^([.F103]*12)-[$'current-situation'.$B$29]/[$'current-situation'.$C$7]*((1+[$'current-situation'.$C$7])^([.F103]*12)-1);0)/[$'loan-parameters'.$B$26]" office:value-type="float" office:value="82509.3482601095" calcext:value-type="float">
            <text:p>82,509.35</text:p>
          </table:table-cell>
          <table:table-cell/>
          <table:table-cell table:style-name="ce47" office:value-type="currency" office:currency="GBP" office:value="495" calcext:value-type="currency">
            <text:p>£495.00</text:p>
          </table:table-cell>
          <table:table-cell table:style-name="ce85" table:formula="of:=[.I103]/[$'loan-parameters'.$B$26]" office:value-type="float" office:value="904.225197742177" calcext:value-type="float">
            <text:p>904.23</text:p>
          </table:table-cell>
          <table:table-cell table:style-name="ce31" table:formula="of:=IF([.I103]&lt;=[$'current-situation'.$E$7];[$'loan-parameters'.$B$6]-ORG.OPENOFFICE.MONTHS([$'loan-parameters'.$B$4];TODAY();1)/12;(LN([.I103])-LN([.I103]-[$'loan-parameters'.$B$31]*[$'current-situation'.$C$7]))/LN(1+[$'current-situation'.$C$7])/12)" office:value-type="float" office:value="10.1897272386298" calcext:value-type="float">
            <text:p>10.19</text:p>
          </table:table-cell>
          <table:table-cell table:formula="of:=([.I103]*[.K103]*12+[$'loan-parameters'.$B$32])/[$'loan-parameters'.$B$26]" office:value-type="float" office:value="110602.231878891" calcext:value-type="float">
            <text:p>110,602.2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1" table:formula="of:=[.A104]/12" office:value-type="float" office:value="8.58333333333333" calcext:value-type="float">
            <text:p>8.58</text:p>
          </table:table-cell>
          <table:table-cell table:style-name="ce47" table:formula="of:=IF([.B104]&lt;=[$'repayment-scenarios'.$B$28];[$'loan-parameters'.$B$31]*[$'current-situation'.$C$7]*(1+[$'current-situation'.$C$7])^[.A104]/((1+[$'current-situation'.$C$7])^[.A104]-1);&quot;&quot;)" office:value-type="currency" office:currency="GBP" office:value="571.166525438746" calcext:value-type="currency">
            <text:p>£571.17</text:p>
          </table:table-cell>
          <table:table-cell table:formula="of:=IF([.C104]&lt;&gt;&quot;&quot;;[.C104]*[.A104]+[$'loan-parameters'.$B$32];&quot;&quot;)" office:value-type="currency" office:currency="GBP" office:value="58850.1521201909" calcext:value-type="currency">
            <text:p>£58,850.15</text:p>
          </table:table-cell>
          <table:table-cell/>
          <table:table-cell table:style-name="ce31" table:formula="of:=[.B103]" office:value-type="float" office:value="8.5" calcext:value-type="float">
            <text:p>8.50</text:p>
          </table:table-cell>
          <table:table-cell table:formula="of:=IF([.F104]&lt;=[$'current-situation'.$D$7];[$'loan-parameters'.$B$31]*(1+[$'current-situation'.$C$7])^([.F104]*12)-[$'current-situation'.$B$29]/[$'current-situation'.$C$7]*((1+[$'current-situation'.$C$7])^([.F104]*12)-1);0)/[$'loan-parameters'.$B$26]" office:value-type="float" office:value="82403.0098466617" calcext:value-type="float">
            <text:p>82,403.01</text:p>
          </table:table-cell>
          <table:table-cell/>
          <table:table-cell table:style-name="ce47" office:value-type="currency" office:currency="GBP" office:value="500" calcext:value-type="currency">
            <text:p>£500.00</text:p>
          </table:table-cell>
          <table:table-cell table:style-name="ce85" table:formula="of:=[.I104]/[$'loan-parameters'.$B$26]" office:value-type="float" office:value="913.358785598159" calcext:value-type="float">
            <text:p>913.36</text:p>
          </table:table-cell>
          <table:table-cell table:style-name="ce31" table:formula="of:=IF([.I104]&lt;=[$'current-situation'.$E$7];[$'loan-parameters'.$B$6]-ORG.OPENOFFICE.MONTHS([$'loan-parameters'.$B$4];TODAY();1)/12;(LN([.I104])-LN([.I104]-[$'loan-parameters'.$B$31]*[$'current-situation'.$C$7]))/LN(1+[$'current-situation'.$C$7])/12)" office:value-type="float" office:value="10.0658407700254" calcext:value-type="float">
            <text:p>10.07</text:p>
          </table:table-cell>
          <table:table-cell table:formula="of:=([.I104]*[.K104]*12+[$'loan-parameters'.$B$32])/[$'loan-parameters'.$B$26]" office:value-type="float" office:value="110361.223572242" calcext:value-type="float">
            <text:p>110,361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1" table:formula="of:=[.A105]/12" office:value-type="float" office:value="8.66666666666667" calcext:value-type="float">
            <text:p>8.67</text:p>
          </table:table-cell>
          <table:table-cell table:style-name="ce47" table:formula="of:=IF([.B105]&lt;=[$'repayment-scenarios'.$B$28];[$'loan-parameters'.$B$31]*[$'current-situation'.$C$7]*(1+[$'current-situation'.$C$7])^[.A105]/((1+[$'current-situation'.$C$7])^[.A105]-1);&quot;&quot;)" office:value-type="currency" office:currency="GBP" office:value="566.513782903759" calcext:value-type="currency">
            <text:p>£566.51</text:p>
          </table:table-cell>
          <table:table-cell table:formula="of:=IF([.C105]&lt;&gt;&quot;&quot;;[.C105]*[.A105]+[$'loan-parameters'.$B$32];&quot;&quot;)" office:value-type="currency" office:currency="GBP" office:value="58937.433421991" calcext:value-type="currency">
            <text:p>£58,937.43</text:p>
          </table:table-cell>
          <table:table-cell/>
          <table:table-cell table:style-name="ce31" table:formula="of:=[.B104]" office:value-type="float" office:value="8.58333333333333" calcext:value-type="float">
            <text:p>8.58</text:p>
          </table:table-cell>
          <table:table-cell table:formula="of:=IF([.F105]&lt;=[$'current-situation'.$D$7];[$'loan-parameters'.$B$31]*(1+[$'current-situation'.$C$7])^([.F105]*12)-[$'current-situation'.$B$29]/[$'current-situation'.$C$7]*((1+[$'current-situation'.$C$7])^([.F105]*12)-1);0)/[$'loan-parameters'.$B$26]" office:value-type="float" office:value="82296.3376262929" calcext:value-type="float">
            <text:p>82,296.34</text:p>
          </table:table-cell>
          <table:table-cell/>
          <table:table-cell table:style-name="ce47" office:value-type="currency" office:currency="GBP" office:value="505" calcext:value-type="currency">
            <text:p>£505.00</text:p>
          </table:table-cell>
          <table:table-cell table:style-name="ce85" table:formula="of:=[.I105]/[$'loan-parameters'.$B$26]" office:value-type="float" office:value="922.49237345414" calcext:value-type="float">
            <text:p>922.49</text:p>
          </table:table-cell>
          <table:table-cell table:style-name="ce31" table:formula="of:=IF([.I105]&lt;=[$'current-situation'.$E$7];[$'loan-parameters'.$B$6]-ORG.OPENOFFICE.MONTHS([$'loan-parameters'.$B$4];TODAY();1)/12;(LN([.I105])-LN([.I105]-[$'loan-parameters'.$B$31]*[$'current-situation'.$C$7]))/LN(1+[$'current-situation'.$C$7])/12)" office:value-type="float" office:value="9.94496513934997" calcext:value-type="float">
            <text:p>9.94</text:p>
          </table:table-cell>
          <table:table-cell table:formula="of:=([.I105]*[.K105]*12+[$'loan-parameters'.$B$32])/[$'loan-parameters'.$B$26]" office:value-type="float" office:value="110126.388295236" calcext:value-type="float">
            <text:p>110,1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1" table:formula="of:=[.A106]/12" office:value-type="float" office:value="8.75" calcext:value-type="float">
            <text:p>8.75</text:p>
          </table:table-cell>
          <table:table-cell table:style-name="ce47" table:formula="of:=IF([.B106]&lt;=[$'repayment-scenarios'.$B$28];[$'loan-parameters'.$B$31]*[$'current-situation'.$C$7]*(1+[$'current-situation'.$C$7])^[.A106]/((1+[$'current-situation'.$C$7])^[.A106]-1);&quot;&quot;)" office:value-type="currency" office:currency="GBP" office:value="561.950439716987" calcext:value-type="currency">
            <text:p>£561.95</text:p>
          </table:table-cell>
          <table:table-cell table:formula="of:=IF([.C106]&lt;&gt;&quot;&quot;;[.C106]*[.A106]+[$'loan-parameters'.$B$32];&quot;&quot;)" office:value-type="currency" office:currency="GBP" office:value="59024.7961702836" calcext:value-type="currency">
            <text:p>£59,024.80</text:p>
          </table:table-cell>
          <table:table-cell/>
          <table:table-cell table:style-name="ce31" table:formula="of:=[.B105]" office:value-type="float" office:value="8.66666666666667" calcext:value-type="float">
            <text:p>8.67</text:p>
          </table:table-cell>
          <table:table-cell table:formula="of:=IF([.F106]&lt;=[$'current-situation'.$D$7];[$'loan-parameters'.$B$31]*(1+[$'current-situation'.$C$7])^([.F106]*12)-[$'current-situation'.$B$29]/[$'current-situation'.$C$7]*((1+[$'current-situation'.$C$7])^([.F106]*12)-1);0)/[$'loan-parameters'.$B$26]" office:value-type="float" office:value="82189.3305511499" calcext:value-type="float">
            <text:p>82,189.33</text:p>
          </table:table-cell>
          <table:table-cell/>
          <table:table-cell table:style-name="ce47" office:value-type="currency" office:currency="GBP" office:value="510" calcext:value-type="currency">
            <text:p>£510.00</text:p>
          </table:table-cell>
          <table:table-cell table:style-name="ce85" table:formula="of:=[.I106]/[$'loan-parameters'.$B$26]" office:value-type="float" office:value="931.625961310122" calcext:value-type="float">
            <text:p>931.63</text:p>
          </table:table-cell>
          <table:table-cell table:style-name="ce31" table:formula="of:=IF([.I106]&lt;=[$'current-situation'.$E$7];[$'loan-parameters'.$B$6]-ORG.OPENOFFICE.MONTHS([$'loan-parameters'.$B$4];TODAY();1)/12;(LN([.I106])-LN([.I106]-[$'loan-parameters'.$B$31]*[$'current-situation'.$C$7]))/LN(1+[$'current-situation'.$C$7])/12)" office:value-type="float" office:value="9.82699069999451" calcext:value-type="float">
            <text:p>9.83</text:p>
          </table:table-cell>
          <table:table-cell table:formula="of:=([.I106]*[.K106]*12+[$'loan-parameters'.$B$32])/[$'loan-parameters'.$B$26]" office:value-type="float" office:value="109897.49024344" calcext:value-type="float">
            <text:p>109,897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1" table:formula="of:=[.A107]/12" office:value-type="float" office:value="8.83333333333333" calcext:value-type="float">
            <text:p>8.83</text:p>
          </table:table-cell>
          <table:table-cell table:style-name="ce47" table:formula="of:=IF([.B107]&lt;=[$'repayment-scenarios'.$B$28];[$'loan-parameters'.$B$31]*[$'current-situation'.$C$7]*(1+[$'current-situation'.$C$7])^[.A107]/((1+[$'current-situation'.$C$7])^[.A107]-1);&quot;&quot;)" office:value-type="currency" office:currency="GBP" office:value="557.473965550786" calcext:value-type="currency">
            <text:p>£557.47</text:p>
          </table:table-cell>
          <table:table-cell table:formula="of:=IF([.C107]&lt;&gt;&quot;&quot;;[.C107]*[.A107]+[$'loan-parameters'.$B$32];&quot;&quot;)" office:value-type="currency" office:currency="GBP" office:value="59112.2403483833" calcext:value-type="currency">
            <text:p>£59,112.24</text:p>
          </table:table-cell>
          <table:table-cell/>
          <table:table-cell table:style-name="ce31" table:formula="of:=[.B106]" office:value-type="float" office:value="8.75" calcext:value-type="float">
            <text:p>8.75</text:p>
          </table:table-cell>
          <table:table-cell table:formula="of:=IF([.F107]&lt;=[$'current-situation'.$D$7];[$'loan-parameters'.$B$31]*(1+[$'current-situation'.$C$7])^([.F107]*12)-[$'current-situation'.$B$29]/[$'current-situation'.$C$7]*((1+[$'current-situation'.$C$7])^([.F107]*12)-1);0)/[$'loan-parameters'.$B$26]" office:value-type="float" office:value="82081.9875700899" calcext:value-type="float">
            <text:p>82,081.99</text:p>
          </table:table-cell>
          <table:table-cell/>
          <table:table-cell table:style-name="ce47" office:value-type="currency" office:currency="GBP" office:value="515" calcext:value-type="currency">
            <text:p>£515.00</text:p>
          </table:table-cell>
          <table:table-cell table:style-name="ce85" table:formula="of:=[.I107]/[$'loan-parameters'.$B$26]" office:value-type="float" office:value="940.759549166103" calcext:value-type="float">
            <text:p>940.76</text:p>
          </table:table-cell>
          <table:table-cell table:style-name="ce31" table:formula="of:=IF([.I107]&lt;=[$'current-situation'.$E$7];[$'loan-parameters'.$B$6]-ORG.OPENOFFICE.MONTHS([$'loan-parameters'.$B$4];TODAY();1)/12;(LN([.I107])-LN([.I107]-[$'loan-parameters'.$B$31]*[$'current-situation'.$C$7]))/LN(1+[$'current-situation'.$C$7])/12)" office:value-type="float" office:value="9.71181312067912" calcext:value-type="float">
            <text:p>9.71</text:p>
          </table:table-cell>
          <table:table-cell table:formula="of:=([.I107]*[.K107]*12+[$'loan-parameters'.$B$32])/[$'loan-parameters'.$B$26]" office:value-type="float" office:value="109674.30554737" calcext:value-type="float">
            <text:p>109,674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1" table:formula="of:=[.A108]/12" office:value-type="float" office:value="8.91666666666667" calcext:value-type="float">
            <text:p>8.92</text:p>
          </table:table-cell>
          <table:table-cell table:style-name="ce47" table:formula="of:=IF([.B108]&lt;=[$'repayment-scenarios'.$B$28];[$'loan-parameters'.$B$31]*[$'current-situation'.$C$7]*(1+[$'current-situation'.$C$7])^[.A108]/((1+[$'current-situation'.$C$7])^[.A108]-1);&quot;&quot;)" office:value-type="currency" office:currency="GBP" office:value="553.08192466775" calcext:value-type="currency">
            <text:p>£553.08</text:p>
          </table:table-cell>
          <table:table-cell table:formula="of:=IF([.C108]&lt;&gt;&quot;&quot;;[.C108]*[.A108]+[$'loan-parameters'.$B$32];&quot;&quot;)" office:value-type="currency" office:currency="GBP" office:value="59199.7659394492" calcext:value-type="currency">
            <text:p>£59,199.77</text:p>
          </table:table-cell>
          <table:table-cell/>
          <table:table-cell table:style-name="ce31" table:formula="of:=[.B107]" office:value-type="float" office:value="8.83333333333333" calcext:value-type="float">
            <text:p>8.83</text:p>
          </table:table-cell>
          <table:table-cell table:formula="of:=IF([.F108]&lt;=[$'current-situation'.$D$7];[$'loan-parameters'.$B$31]*(1+[$'current-situation'.$C$7])^([.F108]*12)-[$'current-situation'.$B$29]/[$'current-situation'.$C$7]*((1+[$'current-situation'.$C$7])^([.F108]*12)-1);0)/[$'loan-parameters'.$B$26]" office:value-type="float" office:value="81974.3076286707" calcext:value-type="float">
            <text:p>81,974.31</text:p>
          </table:table-cell>
          <table:table-cell/>
          <table:table-cell table:style-name="ce47" office:value-type="currency" office:currency="GBP" office:value="520" calcext:value-type="currency">
            <text:p>£520.00</text:p>
          </table:table-cell>
          <table:table-cell table:style-name="ce85" table:formula="of:=[.I108]/[$'loan-parameters'.$B$26]" office:value-type="float" office:value="949.893137022085" calcext:value-type="float">
            <text:p>949.89</text:p>
          </table:table-cell>
          <table:table-cell table:style-name="ce31" table:formula="of:=IF([.I108]&lt;=[$'current-situation'.$E$7];[$'loan-parameters'.$B$6]-ORG.OPENOFFICE.MONTHS([$'loan-parameters'.$B$4];TODAY();1)/12;(LN([.I108])-LN([.I108]-[$'loan-parameters'.$B$31]*[$'current-situation'.$C$7]))/LN(1+[$'current-situation'.$C$7])/12)" office:value-type="float" office:value="9.59933306411024" calcext:value-type="float">
            <text:p>9.60</text:p>
          </table:table-cell>
          <table:table-cell table:formula="of:=([.I108]*[.K108]*12+[$'loan-parameters'.$B$32])/[$'loan-parameters'.$B$26]" office:value-type="float" office:value="109456.621522474" calcext:value-type="float">
            <text:p>109,456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1" table:formula="of:=[.A109]/12" office:value-type="float" office:value="9" calcext:value-type="float">
            <text:p>9.00</text:p>
          </table:table-cell>
          <table:table-cell table:style-name="ce47" table:formula="of:=IF([.B109]&lt;=[$'repayment-scenarios'.$B$28];[$'loan-parameters'.$B$31]*[$'current-situation'.$C$7]*(1+[$'current-situation'.$C$7])^[.A109]/((1+[$'current-situation'.$C$7])^[.A109]-1);&quot;&quot;)" office:value-type="currency" office:currency="GBP" office:value="548.771971541527" calcext:value-type="currency">
            <text:p>£548.77</text:p>
          </table:table-cell>
          <table:table-cell table:formula="of:=IF([.C109]&lt;&gt;&quot;&quot;;[.C109]*[.A109]+[$'loan-parameters'.$B$32];&quot;&quot;)" office:value-type="currency" office:currency="GBP" office:value="59287.3729264849" calcext:value-type="currency">
            <text:p>£59,287.37</text:p>
          </table:table-cell>
          <table:table-cell/>
          <table:table-cell table:style-name="ce31" table:formula="of:=[.B108]" office:value-type="float" office:value="8.91666666666667" calcext:value-type="float">
            <text:p>8.92</text:p>
          </table:table-cell>
          <table:table-cell table:formula="of:=IF([.F109]&lt;=[$'current-situation'.$D$7];[$'loan-parameters'.$B$31]*(1+[$'current-situation'.$C$7])^([.F109]*12)-[$'current-situation'.$B$29]/[$'current-situation'.$C$7]*((1+[$'current-situation'.$C$7])^([.F109]*12)-1);0)/[$'loan-parameters'.$B$26]" office:value-type="float" office:value="81866.28966914" calcext:value-type="float">
            <text:p>81,866.29</text:p>
          </table:table-cell>
          <table:table-cell/>
          <table:table-cell table:style-name="ce47" office:value-type="currency" office:currency="GBP" office:value="525" calcext:value-type="currency">
            <text:p>£525.00</text:p>
          </table:table-cell>
          <table:table-cell table:style-name="ce85" table:formula="of:=[.I109]/[$'loan-parameters'.$B$26]" office:value-type="float" office:value="959.026724878067" calcext:value-type="float">
            <text:p>959.03</text:p>
          </table:table-cell>
          <table:table-cell table:style-name="ce31" table:formula="of:=IF([.I109]&lt;=[$'current-situation'.$E$7];[$'loan-parameters'.$B$6]-ORG.OPENOFFICE.MONTHS([$'loan-parameters'.$B$4];TODAY();1)/12;(LN([.I109])-LN([.I109]-[$'loan-parameters'.$B$31]*[$'current-situation'.$C$7]))/LN(1+[$'current-situation'.$C$7])/12)" office:value-type="float" office:value="9.48945588887992" calcext:value-type="float">
            <text:p>9.49</text:p>
          </table:table-cell>
          <table:table-cell table:formula="of:=([.I109]*[.K109]*12+[$'loan-parameters'.$B$32])/[$'loan-parameters'.$B$26]" office:value-type="float" office:value="109244.235975273" calcext:value-type="float">
            <text:p>109,244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1" table:formula="of:=[.A110]/12" office:value-type="float" office:value="9.08333333333333" calcext:value-type="float">
            <text:p>9.08</text:p>
          </table:table-cell>
          <table:table-cell table:style-name="ce47" table:formula="of:=IF([.B110]&lt;=[$'repayment-scenarios'.$B$28];[$'loan-parameters'.$B$31]*[$'current-situation'.$C$7]*(1+[$'current-situation'.$C$7])^[.A110]/((1+[$'current-situation'.$C$7])^[.A110]-1);&quot;&quot;)" office:value-type="currency" office:currency="GBP" office:value="544.541846718704" calcext:value-type="currency">
            <text:p>£544.54</text:p>
          </table:table-cell>
          <table:table-cell table:formula="of:=IF([.C110]&lt;&gt;&quot;&quot;;[.C110]*[.A110]+[$'loan-parameters'.$B$32];&quot;&quot;)" office:value-type="currency" office:currency="GBP" office:value="59375.0612923387" calcext:value-type="currency">
            <text:p>£59,375.06</text:p>
          </table:table-cell>
          <table:table-cell/>
          <table:table-cell table:style-name="ce31" table:formula="of:=[.B109]" office:value-type="float" office:value="9" calcext:value-type="float">
            <text:p>9.00</text:p>
          </table:table-cell>
          <table:table-cell table:formula="of:=IF([.F110]&lt;=[$'current-situation'.$D$7];[$'loan-parameters'.$B$31]*(1+[$'current-situation'.$C$7])^([.F110]*12)-[$'current-situation'.$B$29]/[$'current-situation'.$C$7]*((1+[$'current-situation'.$C$7])^([.F110]*12)-1);0)/[$'loan-parameters'.$B$26]" office:value-type="float" office:value="81757.9326304251" calcext:value-type="float">
            <text:p>81,757.93</text:p>
          </table:table-cell>
          <table:table-cell/>
          <table:table-cell table:style-name="ce47" office:value-type="currency" office:currency="GBP" office:value="530" calcext:value-type="currency">
            <text:p>£530.00</text:p>
          </table:table-cell>
          <table:table-cell table:style-name="ce85" table:formula="of:=[.I110]/[$'loan-parameters'.$B$26]" office:value-type="float" office:value="968.160312734048" calcext:value-type="float">
            <text:p>968.16</text:p>
          </table:table-cell>
          <table:table-cell table:style-name="ce31" table:formula="of:=IF([.I110]&lt;=[$'current-situation'.$E$7];[$'loan-parameters'.$B$6]-ORG.OPENOFFICE.MONTHS([$'loan-parameters'.$B$4];TODAY();1)/12;(LN([.I110])-LN([.I110]-[$'loan-parameters'.$B$31]*[$'current-situation'.$C$7]))/LN(1+[$'current-situation'.$C$7])/12)" office:value-type="float" office:value="9.38209137265309" calcext:value-type="float">
            <text:p>9.38</text:p>
          </table:table-cell>
          <table:table-cell table:formula="of:=([.I110]*[.K110]*12+[$'loan-parameters'.$B$32])/[$'loan-parameters'.$B$26]" office:value-type="float" office:value="109036.956560791" calcext:value-type="float">
            <text:p>109,036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1" table:formula="of:=[.A111]/12" office:value-type="float" office:value="9.16666666666667" calcext:value-type="float">
            <text:p>9.17</text:p>
          </table:table-cell>
          <table:table-cell table:style-name="ce47" table:formula="of:=IF([.B111]&lt;=[$'repayment-scenarios'.$B$28];[$'loan-parameters'.$B$31]*[$'current-situation'.$C$7]*(1+[$'current-situation'.$C$7])^[.A111]/((1+[$'current-situation'.$C$7])^[.A111]-1);&quot;&quot;)" office:value-type="currency" office:currency="GBP" office:value="540.389372906397" calcext:value-type="currency">
            <text:p>£540.39</text:p>
          </table:table-cell>
          <table:table-cell table:formula="of:=IF([.C111]&lt;&gt;&quot;&quot;;[.C111]*[.A111]+[$'loan-parameters'.$B$32];&quot;&quot;)" office:value-type="currency" office:currency="GBP" office:value="59462.8310197037" calcext:value-type="currency">
            <text:p>£59,462.83</text:p>
          </table:table-cell>
          <table:table-cell/>
          <table:table-cell table:style-name="ce31" table:formula="of:=[.B110]" office:value-type="float" office:value="9.08333333333333" calcext:value-type="float">
            <text:p>9.08</text:p>
          </table:table-cell>
          <table:table-cell table:formula="of:=IF([.F111]&lt;=[$'current-situation'.$D$7];[$'loan-parameters'.$B$31]*(1+[$'current-situation'.$C$7])^([.F111]*12)-[$'current-situation'.$B$29]/[$'current-situation'.$C$7]*((1+[$'current-situation'.$C$7])^([.F111]*12)-1);0)/[$'loan-parameters'.$B$26]" office:value-type="float" office:value="81649.2354481225" calcext:value-type="float">
            <text:p>81,649.24</text:p>
          </table:table-cell>
          <table:table-cell/>
          <table:table-cell table:style-name="ce47" office:value-type="currency" office:currency="GBP" office:value="535" calcext:value-type="currency">
            <text:p>£535.00</text:p>
          </table:table-cell>
          <table:table-cell table:style-name="ce85" table:formula="of:=[.I111]/[$'loan-parameters'.$B$26]" office:value-type="float" office:value="977.29390059003" calcext:value-type="float">
            <text:p>977.29</text:p>
          </table:table-cell>
          <table:table-cell table:style-name="ce31" table:formula="of:=IF([.I111]&lt;=[$'current-situation'.$E$7];[$'loan-parameters'.$B$6]-ORG.OPENOFFICE.MONTHS([$'loan-parameters'.$B$4];TODAY();1)/12;(LN([.I111])-LN([.I111]-[$'loan-parameters'.$B$31]*[$'current-situation'.$C$7]))/LN(1+[$'current-situation'.$C$7])/12)" office:value-type="float" office:value="9.27715345487569" calcext:value-type="float">
            <text:p>9.28</text:p>
          </table:table-cell>
          <table:table-cell table:formula="of:=([.I111]*[.K111]*12+[$'loan-parameters'.$B$32])/[$'loan-parameters'.$B$26]" office:value-type="float" office:value="108834.600186877" calcext:value-type="float">
            <text:p>108,834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1" table:formula="of:=[.A112]/12" office:value-type="float" office:value="9.25" calcext:value-type="float">
            <text:p>9.25</text:p>
          </table:table-cell>
          <table:table-cell table:style-name="ce47" table:formula="of:=IF([.B112]&lt;=[$'repayment-scenarios'.$B$28];[$'loan-parameters'.$B$31]*[$'current-situation'.$C$7]*(1+[$'current-situation'.$C$7])^[.A112]/((1+[$'current-situation'.$C$7])^[.A112]-1);&quot;&quot;)" office:value-type="currency" office:currency="GBP" office:value="536.312451271334" calcext:value-type="currency">
            <text:p>£536.31</text:p>
          </table:table-cell>
          <table:table-cell table:formula="of:=IF([.C112]&lt;&gt;&quot;&quot;;[.C112]*[.A112]+[$'loan-parameters'.$B$32];&quot;&quot;)" office:value-type="currency" office:currency="GBP" office:value="59550.682091118" calcext:value-type="currency">
            <text:p>£59,550.68</text:p>
          </table:table-cell>
          <table:table-cell/>
          <table:table-cell table:style-name="ce31" table:formula="of:=[.B111]" office:value-type="float" office:value="9.16666666666667" calcext:value-type="float">
            <text:p>9.17</text:p>
          </table:table-cell>
          <table:table-cell table:formula="of:=IF([.F112]&lt;=[$'current-situation'.$D$7];[$'loan-parameters'.$B$31]*(1+[$'current-situation'.$C$7])^([.F112]*12)-[$'current-situation'.$B$29]/[$'current-situation'.$C$7]*((1+[$'current-situation'.$C$7])^([.F112]*12)-1);0)/[$'loan-parameters'.$B$26]" office:value-type="float" office:value="81540.1970544875" calcext:value-type="float">
            <text:p>81,540.20</text:p>
          </table:table-cell>
          <table:table-cell/>
          <table:table-cell table:style-name="ce47" office:value-type="currency" office:currency="GBP" office:value="540" calcext:value-type="currency">
            <text:p>£540.00</text:p>
          </table:table-cell>
          <table:table-cell table:style-name="ce85" table:formula="of:=[.I112]/[$'loan-parameters'.$B$26]" office:value-type="float" office:value="986.427488446011" calcext:value-type="float">
            <text:p>986.43</text:p>
          </table:table-cell>
          <table:table-cell table:style-name="ce31" table:formula="of:=IF([.I112]&lt;=[$'current-situation'.$E$7];[$'loan-parameters'.$B$6]-ORG.OPENOFFICE.MONTHS([$'loan-parameters'.$B$4];TODAY();1)/12;(LN([.I112])-LN([.I112]-[$'loan-parameters'.$B$31]*[$'current-situation'.$C$7]))/LN(1+[$'current-situation'.$C$7])/12)" office:value-type="float" office:value="9.17455999740386" calcext:value-type="float">
            <text:p>9.17</text:p>
          </table:table-cell>
          <table:table-cell table:formula="of:=([.I112]*[.K112]*12+[$'loan-parameters'.$B$32])/[$'loan-parameters'.$B$26]" office:value-type="float" office:value="108636.99246146" calcext:value-type="float">
            <text:p>108,636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1" table:formula="of:=[.A113]/12" office:value-type="float" office:value="9.33333333333333" calcext:value-type="float">
            <text:p>9.33</text:p>
          </table:table-cell>
          <table:table-cell table:style-name="ce47" table:formula="of:=IF([.B113]&lt;=[$'repayment-scenarios'.$B$28];[$'loan-parameters'.$B$31]*[$'current-situation'.$C$7]*(1+[$'current-situation'.$C$7])^[.A113]/((1+[$'current-situation'.$C$7])^[.A113]-1);&quot;&quot;)" office:value-type="currency" office:currency="GBP" office:value="532.309057937185" calcext:value-type="currency">
            <text:p>£532.31</text:p>
          </table:table-cell>
          <table:table-cell table:formula="of:=IF([.C113]&lt;&gt;&quot;&quot;;[.C113]*[.A113]+[$'loan-parameters'.$B$32];&quot;&quot;)" office:value-type="currency" office:currency="GBP" office:value="59638.6144889647" calcext:value-type="currency">
            <text:p>£59,638.61</text:p>
          </table:table-cell>
          <table:table-cell/>
          <table:table-cell table:style-name="ce31" table:formula="of:=[.B112]" office:value-type="float" office:value="9.25" calcext:value-type="float">
            <text:p>9.25</text:p>
          </table:table-cell>
          <table:table-cell table:formula="of:=IF([.F113]&lt;=[$'current-situation'.$D$7];[$'loan-parameters'.$B$31]*(1+[$'current-situation'.$C$7])^([.F113]*12)-[$'current-situation'.$B$29]/[$'current-situation'.$C$7]*((1+[$'current-situation'.$C$7])^([.F113]*12)-1);0)/[$'loan-parameters'.$B$26]" office:value-type="float" office:value="81430.8163784235" calcext:value-type="float">
            <text:p>81,430.82</text:p>
          </table:table-cell>
          <table:table-cell/>
          <table:table-cell table:style-name="ce47" office:value-type="currency" office:currency="GBP" office:value="545" calcext:value-type="currency">
            <text:p>£545.00</text:p>
          </table:table-cell>
          <table:table-cell table:style-name="ce85" table:formula="of:=[.I113]/[$'loan-parameters'.$B$26]" office:value-type="float" office:value="995.561076301993" calcext:value-type="float">
            <text:p>995.56</text:p>
          </table:table-cell>
          <table:table-cell table:style-name="ce31" table:formula="of:=IF([.I113]&lt;=[$'current-situation'.$E$7];[$'loan-parameters'.$B$6]-ORG.OPENOFFICE.MONTHS([$'loan-parameters'.$B$4];TODAY();1)/12;(LN([.I113])-LN([.I113]-[$'loan-parameters'.$B$31]*[$'current-situation'.$C$7]))/LN(1+[$'current-situation'.$C$7])/12)" office:value-type="float" office:value="9.07423256160307" calcext:value-type="float">
            <text:p>9.07</text:p>
          </table:table-cell>
          <table:table-cell table:formula="of:=([.I113]*[.K113]*12+[$'loan-parameters'.$B$32])/[$'loan-parameters'.$B$26]" office:value-type="float" office:value="108443.967179154" calcext:value-type="float">
            <text:p>108,443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1" table:formula="of:=[.A114]/12" office:value-type="float" office:value="9.41666666666667" calcext:value-type="float">
            <text:p>9.42</text:p>
          </table:table-cell>
          <table:table-cell table:style-name="ce47" table:formula="of:=IF([.B114]&lt;=[$'repayment-scenarios'.$B$28];[$'loan-parameters'.$B$31]*[$'current-situation'.$C$7]*(1+[$'current-situation'.$C$7])^[.A114]/((1+[$'current-situation'.$C$7])^[.A114]-1);&quot;&quot;)" office:value-type="currency" office:currency="GBP" office:value="528.377240667895" calcext:value-type="currency">
            <text:p>£528.38</text:p>
          </table:table-cell>
          <table:table-cell table:formula="of:=IF([.C114]&lt;&gt;&quot;&quot;;[.C114]*[.A114]+[$'loan-parameters'.$B$32];&quot;&quot;)" office:value-type="currency" office:currency="GBP" office:value="59726.6281954721" calcext:value-type="currency">
            <text:p>£59,726.63</text:p>
          </table:table-cell>
          <table:table-cell/>
          <table:table-cell table:style-name="ce31" table:formula="of:=[.B113]" office:value-type="float" office:value="9.33333333333333" calcext:value-type="float">
            <text:p>9.33</text:p>
          </table:table-cell>
          <table:table-cell table:formula="of:=IF([.F114]&lt;=[$'current-situation'.$D$7];[$'loan-parameters'.$B$31]*(1+[$'current-situation'.$C$7])^([.F114]*12)-[$'current-situation'.$B$29]/[$'current-situation'.$C$7]*((1+[$'current-situation'.$C$7])^([.F114]*12)-1);0)/[$'loan-parameters'.$B$26]" office:value-type="float" office:value="81321.0923454719" calcext:value-type="float">
            <text:p>81,321.09</text:p>
          </table:table-cell>
          <table:table-cell/>
          <table:table-cell table:style-name="ce47" office:value-type="currency" office:currency="GBP" office:value="550" calcext:value-type="currency">
            <text:p>£550.00</text:p>
          </table:table-cell>
          <table:table-cell table:style-name="ce85" table:formula="of:=[.I114]/[$'loan-parameters'.$B$26]" office:value-type="float" office:value="1004.69466415797" calcext:value-type="float">
            <text:p>1,004.69</text:p>
          </table:table-cell>
          <table:table-cell table:style-name="ce31" table:formula="of:=IF([.I114]&lt;=[$'current-situation'.$E$7];[$'loan-parameters'.$B$6]-ORG.OPENOFFICE.MONTHS([$'loan-parameters'.$B$4];TODAY();1)/12;(LN([.I114])-LN([.I114]-[$'loan-parameters'.$B$31]*[$'current-situation'.$C$7]))/LN(1+[$'current-situation'.$C$7])/12)" office:value-type="float" office:value="8.97609620060048" calcext:value-type="float">
            <text:p>8.98</text:p>
          </table:table-cell>
          <table:table-cell table:formula="of:=([.I114]*[.K114]*12+[$'loan-parameters'.$B$32])/[$'loan-parameters'.$B$26]" office:value-type="float" office:value="108255.365843968" calcext:value-type="float">
            <text:p>108,255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1" table:formula="of:=[.A115]/12" office:value-type="float" office:value="9.5" calcext:value-type="float">
            <text:p>9.50</text:p>
          </table:table-cell>
          <table:table-cell table:style-name="ce47" table:formula="of:=IF([.B115]&lt;=[$'repayment-scenarios'.$B$28];[$'loan-parameters'.$B$31]*[$'current-situation'.$C$7]*(1+[$'current-situation'.$C$7])^[.A115]/((1+[$'current-situation'.$C$7])^[.A115]-1);&quot;&quot;)" office:value-type="currency" office:currency="GBP" office:value="524.515115725559" calcext:value-type="currency">
            <text:p>£524.52</text:p>
          </table:table-cell>
          <table:table-cell table:formula="of:=IF([.C115]&lt;&gt;&quot;&quot;;[.C115]*[.A115]+[$'loan-parameters'.$B$32];&quot;&quot;)" office:value-type="currency" office:currency="GBP" office:value="59814.7231927137" calcext:value-type="currency">
            <text:p>£59,814.72</text:p>
          </table:table-cell>
          <table:table-cell/>
          <table:table-cell table:style-name="ce31" table:formula="of:=[.B114]" office:value-type="float" office:value="9.41666666666667" calcext:value-type="float">
            <text:p>9.42</text:p>
          </table:table-cell>
          <table:table-cell table:formula="of:=IF([.F115]&lt;=[$'current-situation'.$D$7];[$'loan-parameters'.$B$31]*(1+[$'current-situation'.$C$7])^([.F115]*12)-[$'current-situation'.$B$29]/[$'current-situation'.$C$7]*((1+[$'current-situation'.$C$7])^([.F115]*12)-1);0)/[$'loan-parameters'.$B$26]" office:value-type="float" office:value="81211.0238778008" calcext:value-type="float">
            <text:p>81,211.02</text:p>
          </table:table-cell>
          <table:table-cell/>
          <table:table-cell table:style-name="ce47" office:value-type="currency" office:currency="GBP" office:value="555" calcext:value-type="currency">
            <text:p>£555.00</text:p>
          </table:table-cell>
          <table:table-cell table:style-name="ce85" table:formula="of:=[.I115]/[$'loan-parameters'.$B$26]" office:value-type="float" office:value="1013.82825201396" calcext:value-type="float">
            <text:p>1,013.83</text:p>
          </table:table-cell>
          <table:table-cell table:style-name="ce31" table:formula="of:=IF([.I115]&lt;=[$'current-situation'.$E$7];[$'loan-parameters'.$B$6]-ORG.OPENOFFICE.MONTHS([$'loan-parameters'.$B$4];TODAY();1)/12;(LN([.I115])-LN([.I115]-[$'loan-parameters'.$B$31]*[$'current-situation'.$C$7]))/LN(1+[$'current-situation'.$C$7])/12)" office:value-type="float" office:value="8.88007926549256" calcext:value-type="float">
            <text:p>8.88</text:p>
          </table:table-cell>
          <table:table-cell table:formula="of:=([.I115]*[.K115]*12+[$'loan-parameters'.$B$32])/[$'loan-parameters'.$B$26]" office:value-type="float" office:value="108071.03722518" calcext:value-type="float">
            <text:p>108,07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1" table:formula="of:=[.A116]/12" office:value-type="float" office:value="9.58333333333333" calcext:value-type="float">
            <text:p>9.58</text:p>
          </table:table-cell>
          <table:table-cell table:style-name="ce47" table:formula="of:=IF([.B116]&lt;=[$'repayment-scenarios'.$B$28];[$'loan-parameters'.$B$31]*[$'current-situation'.$C$7]*(1+[$'current-situation'.$C$7])^[.A116]/((1+[$'current-situation'.$C$7])^[.A116]-1);&quot;&quot;)" office:value-type="currency" office:currency="GBP" office:value="520.720864892249" calcext:value-type="currency">
            <text:p>£520.72</text:p>
          </table:table-cell>
          <table:table-cell table:formula="of:=IF([.C116]&lt;&gt;&quot;&quot;;[.C116]*[.A116]+[$'loan-parameters'.$B$32];&quot;&quot;)" office:value-type="currency" office:currency="GBP" office:value="59902.8994626086" calcext:value-type="currency">
            <text:p>£59,902.90</text:p>
          </table:table-cell>
          <table:table-cell/>
          <table:table-cell table:style-name="ce31" table:formula="of:=[.B115]" office:value-type="float" office:value="9.5" calcext:value-type="float">
            <text:p>9.50</text:p>
          </table:table-cell>
          <table:table-cell table:formula="of:=IF([.F116]&lt;=[$'current-situation'.$D$7];[$'loan-parameters'.$B$31]*(1+[$'current-situation'.$C$7])^([.F116]*12)-[$'current-situation'.$B$29]/[$'current-situation'.$C$7]*((1+[$'current-situation'.$C$7])^([.F116]*12)-1);0)/[$'loan-parameters'.$B$26]" office:value-type="float" office:value="81100.6098941953" calcext:value-type="float">
            <text:p>81,100.61</text:p>
          </table:table-cell>
          <table:table-cell/>
          <table:table-cell table:style-name="ce47" office:value-type="currency" office:currency="GBP" office:value="560" calcext:value-type="currency">
            <text:p>£560.00</text:p>
          </table:table-cell>
          <table:table-cell table:style-name="ce85" table:formula="of:=[.I116]/[$'loan-parameters'.$B$26]" office:value-type="float" office:value="1022.96183986994" calcext:value-type="float">
            <text:p>1,022.96</text:p>
          </table:table-cell>
          <table:table-cell table:style-name="ce31" table:formula="of:=IF([.I116]&lt;=[$'current-situation'.$E$7];[$'loan-parameters'.$B$6]-ORG.OPENOFFICE.MONTHS([$'loan-parameters'.$B$4];TODAY();1)/12;(LN([.I116])-LN([.I116]-[$'loan-parameters'.$B$31]*[$'current-situation'.$C$7]))/LN(1+[$'current-situation'.$C$7])/12)" office:value-type="float" office:value="8.78611322441865" calcext:value-type="float">
            <text:p>8.79</text:p>
          </table:table-cell>
          <table:table-cell table:formula="of:=([.I116]*[.K116]*12+[$'loan-parameters'.$B$32])/[$'loan-parameters'.$B$26]" office:value-type="float" office:value="107890.836943707" calcext:value-type="float">
            <text:p>107,890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1" table:formula="of:=[.A117]/12" office:value-type="float" office:value="9.66666666666667" calcext:value-type="float">
            <text:p>9.67</text:p>
          </table:table-cell>
          <table:table-cell table:style-name="ce47" table:formula="of:=IF([.B117]&lt;=[$'repayment-scenarios'.$B$28];[$'loan-parameters'.$B$31]*[$'current-situation'.$C$7]*(1+[$'current-situation'.$C$7])^[.A117]/((1+[$'current-situation'.$C$7])^[.A117]-1);&quot;&quot;)" office:value-type="currency" office:currency="GBP" office:value="516.992732645873" calcext:value-type="currency">
            <text:p>£516.99</text:p>
          </table:table-cell>
          <table:table-cell table:formula="of:=IF([.C117]&lt;&gt;&quot;&quot;;[.C117]*[.A117]+[$'loan-parameters'.$B$32];&quot;&quot;)" office:value-type="currency" office:currency="GBP" office:value="59991.1569869212" calcext:value-type="currency">
            <text:p>£59,991.16</text:p>
          </table:table-cell>
          <table:table-cell/>
          <table:table-cell table:style-name="ce31" table:formula="of:=[.B116]" office:value-type="float" office:value="9.58333333333333" calcext:value-type="float">
            <text:p>9.58</text:p>
          </table:table-cell>
          <table:table-cell table:formula="of:=IF([.F117]&lt;=[$'current-situation'.$D$7];[$'loan-parameters'.$B$31]*(1+[$'current-situation'.$C$7])^([.F117]*12)-[$'current-situation'.$B$29]/[$'current-situation'.$C$7]*((1+[$'current-situation'.$C$7])^([.F117]*12)-1);0)/[$'loan-parameters'.$B$26]" office:value-type="float" office:value="80989.8493100462" calcext:value-type="float">
            <text:p>80,989.85</text:p>
          </table:table-cell>
          <table:table-cell/>
          <table:table-cell table:style-name="ce47" office:value-type="currency" office:currency="GBP" office:value="565" calcext:value-type="currency">
            <text:p>£565.00</text:p>
          </table:table-cell>
          <table:table-cell table:style-name="ce85" table:formula="of:=[.I117]/[$'loan-parameters'.$B$26]" office:value-type="float" office:value="1032.09542772592" calcext:value-type="float">
            <text:p>1,032.10</text:p>
          </table:table-cell>
          <table:table-cell table:style-name="ce31" table:formula="of:=IF([.I117]&lt;=[$'current-situation'.$E$7];[$'loan-parameters'.$B$6]-ORG.OPENOFFICE.MONTHS([$'loan-parameters'.$B$4];TODAY();1)/12;(LN([.I117])-LN([.I117]-[$'loan-parameters'.$B$31]*[$'current-situation'.$C$7]))/LN(1+[$'current-situation'.$C$7])/12)" office:value-type="float" office:value="8.69413249350791" calcext:value-type="float">
            <text:p>8.69</text:p>
          </table:table-cell>
          <table:table-cell table:formula="of:=([.I117]*[.K117]*12+[$'loan-parameters'.$B$32])/[$'loan-parameters'.$B$26]" office:value-type="float" office:value="107714.627086538" calcext:value-type="float">
            <text:p>107,714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1" table:formula="of:=[.A118]/12" office:value-type="float" office:value="9.75" calcext:value-type="float">
            <text:p>9.75</text:p>
          </table:table-cell>
          <table:table-cell table:style-name="ce47" table:formula="of:=IF([.B118]&lt;=[$'repayment-scenarios'.$B$28];[$'loan-parameters'.$B$31]*[$'current-situation'.$C$7]*(1+[$'current-situation'.$C$7])^[.A118]/((1+[$'current-situation'.$C$7])^[.A118]-1);&quot;&quot;)" office:value-type="currency" office:currency="GBP" office:value="513.329023480871" calcext:value-type="currency">
            <text:p>£513.33</text:p>
          </table:table-cell>
          <table:table-cell table:formula="of:=IF([.C118]&lt;&gt;&quot;&quot;;[.C118]*[.A118]+[$'loan-parameters'.$B$32];&quot;&quot;)" office:value-type="currency" office:currency="GBP" office:value="60079.4957472619" calcext:value-type="currency">
            <text:p>£60,079.50</text:p>
          </table:table-cell>
          <table:table-cell/>
          <table:table-cell table:style-name="ce31" table:formula="of:=[.B117]" office:value-type="float" office:value="9.66666666666667" calcext:value-type="float">
            <text:p>9.67</text:p>
          </table:table-cell>
          <table:table-cell table:formula="of:=IF([.F118]&lt;=[$'current-situation'.$D$7];[$'loan-parameters'.$B$31]*(1+[$'current-situation'.$C$7])^([.F118]*12)-[$'current-situation'.$B$29]/[$'current-situation'.$C$7]*((1+[$'current-situation'.$C$7])^([.F118]*12)-1);0)/[$'loan-parameters'.$B$26]" office:value-type="float" office:value="80878.7410373399" calcext:value-type="float">
            <text:p>80,878.74</text:p>
          </table:table-cell>
          <table:table-cell/>
          <table:table-cell table:style-name="ce47" office:value-type="currency" office:currency="GBP" office:value="570" calcext:value-type="currency">
            <text:p>£570.00</text:p>
          </table:table-cell>
          <table:table-cell table:style-name="ce85" table:formula="of:=[.I118]/[$'loan-parameters'.$B$26]" office:value-type="float" office:value="1041.2290155819" calcext:value-type="float">
            <text:p>1,041.23</text:p>
          </table:table-cell>
          <table:table-cell table:style-name="ce31" table:formula="of:=IF([.I118]&lt;=[$'current-situation'.$E$7];[$'loan-parameters'.$B$6]-ORG.OPENOFFICE.MONTHS([$'loan-parameters'.$B$4];TODAY();1)/12;(LN([.I118])-LN([.I118]-[$'loan-parameters'.$B$31]*[$'current-situation'.$C$7]))/LN(1+[$'current-situation'.$C$7])/12)" office:value-type="float" office:value="8.60407427879317" calcext:value-type="float">
            <text:p>8.60</text:p>
          </table:table-cell>
          <table:table-cell table:formula="of:=([.I118]*[.K118]*12+[$'loan-parameters'.$B$32])/[$'loan-parameters'.$B$26]" office:value-type="float" office:value="107542.27584704" calcext:value-type="float">
            <text:p>107,542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1" table:formula="of:=[.A119]/12" office:value-type="float" office:value="9.83333333333333" calcext:value-type="float">
            <text:p>9.83</text:p>
          </table:table-cell>
          <table:table-cell table:style-name="ce47" table:formula="of:=IF([.B119]&lt;=[$'repayment-scenarios'.$B$28];[$'loan-parameters'.$B$31]*[$'current-situation'.$C$7]*(1+[$'current-situation'.$C$7])^[.A119]/((1+[$'current-situation'.$C$7])^[.A119]-1);&quot;&quot;)" office:value-type="currency" office:currency="GBP" office:value="509.728099365141" calcext:value-type="currency">
            <text:p>£509.73</text:p>
          </table:table-cell>
          <table:table-cell table:formula="of:=IF([.C119]&lt;&gt;&quot;&quot;;[.C119]*[.A119]+[$'loan-parameters'.$B$32];&quot;&quot;)" office:value-type="currency" office:currency="GBP" office:value="60167.9157250867" calcext:value-type="currency">
            <text:p>£60,167.92</text:p>
          </table:table-cell>
          <table:table-cell/>
          <table:table-cell table:style-name="ce31" table:formula="of:=[.B118]" office:value-type="float" office:value="9.75" calcext:value-type="float">
            <text:p>9.75</text:p>
          </table:table-cell>
          <table:table-cell table:formula="of:=IF([.F119]&lt;=[$'current-situation'.$D$7];[$'loan-parameters'.$B$31]*(1+[$'current-situation'.$C$7])^([.F119]*12)-[$'current-situation'.$B$29]/[$'current-situation'.$C$7]*((1+[$'current-situation'.$C$7])^([.F119]*12)-1);0)/[$'loan-parameters'.$B$26]" office:value-type="float" office:value="80767.2839846471" calcext:value-type="float">
            <text:p>80,767.28</text:p>
          </table:table-cell>
          <table:table-cell/>
          <table:table-cell table:style-name="ce47" office:value-type="currency" office:currency="GBP" office:value="575" calcext:value-type="currency">
            <text:p>£575.00</text:p>
          </table:table-cell>
          <table:table-cell table:style-name="ce85" table:formula="of:=[.I119]/[$'loan-parameters'.$B$26]" office:value-type="float" office:value="1050.36260343788" calcext:value-type="float">
            <text:p>1,050.36</text:p>
          </table:table-cell>
          <table:table-cell table:style-name="ce31" table:formula="of:=IF([.I119]&lt;=[$'current-situation'.$E$7];[$'loan-parameters'.$B$6]-ORG.OPENOFFICE.MONTHS([$'loan-parameters'.$B$4];TODAY();1)/12;(LN([.I119])-LN([.I119]-[$'loan-parameters'.$B$31]*[$'current-situation'.$C$7]))/LN(1+[$'current-situation'.$C$7])/12)" office:value-type="float" office:value="8.51587842826578" calcext:value-type="float">
            <text:p>8.52</text:p>
          </table:table-cell>
          <table:table-cell table:formula="of:=([.I119]*[.K119]*12+[$'loan-parameters'.$B$32])/[$'loan-parameters'.$B$26]" office:value-type="float" office:value="107373.657189109" calcext:value-type="float">
            <text:p>107,373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1" table:formula="of:=[.A120]/12" office:value-type="float" office:value="9.91666666666667" calcext:value-type="float">
            <text:p>9.92</text:p>
          </table:table-cell>
          <table:table-cell table:style-name="ce47" table:formula="of:=IF([.B120]&lt;=[$'repayment-scenarios'.$B$28];[$'loan-parameters'.$B$31]*[$'current-situation'.$C$7]*(1+[$'current-situation'.$C$7])^[.A120]/((1+[$'current-situation'.$C$7])^[.A120]-1);&quot;&quot;)" office:value-type="currency" office:currency="GBP" office:value="506.188377325188" calcext:value-type="currency">
            <text:p>£506.19</text:p>
          </table:table-cell>
          <table:table-cell table:formula="of:=IF([.C120]&lt;&gt;&quot;&quot;;[.C120]*[.A120]+[$'loan-parameters'.$B$32];&quot;&quot;)" office:value-type="currency" office:currency="GBP" office:value="60256.4169016974" calcext:value-type="currency">
            <text:p>£60,256.42</text:p>
          </table:table-cell>
          <table:table-cell/>
          <table:table-cell table:style-name="ce31" table:formula="of:=[.B119]" office:value-type="float" office:value="9.83333333333333" calcext:value-type="float">
            <text:p>9.83</text:p>
          </table:table-cell>
          <table:table-cell table:formula="of:=IF([.F120]&lt;=[$'current-situation'.$D$7];[$'loan-parameters'.$B$31]*(1+[$'current-situation'.$C$7])^([.F120]*12)-[$'current-situation'.$B$29]/[$'current-situation'.$C$7]*((1+[$'current-situation'.$C$7])^([.F120]*12)-1);0)/[$'loan-parameters'.$B$26]" office:value-type="float" office:value="80655.4770571125" calcext:value-type="float">
            <text:p>80,655.48</text:p>
          </table:table-cell>
          <table:table-cell/>
          <table:table-cell table:style-name="ce47" office:value-type="currency" office:currency="GBP" office:value="580" calcext:value-type="currency">
            <text:p>£580.00</text:p>
          </table:table-cell>
          <table:table-cell table:style-name="ce85" table:formula="of:=[.I120]/[$'loan-parameters'.$B$26]" office:value-type="float" office:value="1059.49619129386" calcext:value-type="float">
            <text:p>1,059.50</text:p>
          </table:table-cell>
          <table:table-cell table:style-name="ce31" table:formula="of:=IF([.I120]&lt;=[$'current-situation'.$E$7];[$'loan-parameters'.$B$6]-ORG.OPENOFFICE.MONTHS([$'loan-parameters'.$B$4];TODAY();1)/12;(LN([.I120])-LN([.I120]-[$'loan-parameters'.$B$31]*[$'current-situation'.$C$7]))/LN(1+[$'current-situation'.$C$7])/12)" office:value-type="float" office:value="8.4294872933141" calcext:value-type="float">
            <text:p>8.43</text:p>
          </table:table-cell>
          <table:table-cell table:formula="of:=([.I120]*[.K120]*12+[$'loan-parameters'.$B$32])/[$'loan-parameters'.$B$26]" office:value-type="float" office:value="107208.65053334" calcext:value-type="float">
            <text:p>107,208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1" table:formula="of:=[.A121]/12" office:value-type="float" office:value="10" calcext:value-type="float">
            <text:p>10.00</text:p>
          </table:table-cell>
          <table:table-cell table:style-name="ce47" table:formula="of:=IF([.B121]&lt;=[$'repayment-scenarios'.$B$28];[$'loan-parameters'.$B$31]*[$'current-situation'.$C$7]*(1+[$'current-situation'.$C$7])^[.A121]/((1+[$'current-situation'.$C$7])^[.A121]-1);&quot;&quot;)" office:value-type="currency" office:currency="GBP" office:value="502.708327152017" calcext:value-type="currency">
            <text:p>£502.71</text:p>
          </table:table-cell>
          <table:table-cell table:formula="of:=IF([.C121]&lt;&gt;&quot;&quot;;[.C121]*[.A121]+[$'loan-parameters'.$B$32];&quot;&quot;)" office:value-type="currency" office:currency="GBP" office:value="60344.9992582421" calcext:value-type="currency">
            <text:p>£60,345.00</text:p>
          </table:table-cell>
          <table:table-cell/>
          <table:table-cell table:style-name="ce31" table:formula="of:=[.B120]" office:value-type="float" office:value="9.91666666666667" calcext:value-type="float">
            <text:p>9.92</text:p>
          </table:table-cell>
          <table:table-cell table:formula="of:=IF([.F121]&lt;=[$'current-situation'.$D$7];[$'loan-parameters'.$B$31]*(1+[$'current-situation'.$C$7])^([.F121]*12)-[$'current-situation'.$B$29]/[$'current-situation'.$C$7]*((1+[$'current-situation'.$C$7])^([.F121]*12)-1);0)/[$'loan-parameters'.$B$26]" office:value-type="float" office:value="80543.319156444" calcext:value-type="float">
            <text:p>80,543.32</text:p>
          </table:table-cell>
          <table:table-cell/>
          <table:table-cell table:style-name="ce47" office:value-type="currency" office:currency="GBP" office:value="585" calcext:value-type="currency">
            <text:p>£585.00</text:p>
          </table:table-cell>
          <table:table-cell table:style-name="ce85" table:formula="of:=[.I121]/[$'loan-parameters'.$B$26]" office:value-type="float" office:value="1068.62977914985" calcext:value-type="float">
            <text:p>1,068.63</text:p>
          </table:table-cell>
          <table:table-cell table:style-name="ce31" table:formula="of:=IF([.I121]&lt;=[$'current-situation'.$E$7];[$'loan-parameters'.$B$6]-ORG.OPENOFFICE.MONTHS([$'loan-parameters'.$B$4];TODAY();1)/12;(LN([.I121])-LN([.I121]-[$'loan-parameters'.$B$31]*[$'current-situation'.$C$7]))/LN(1+[$'current-situation'.$C$7])/12)" office:value-type="float" office:value="8.34484559885501" calcext:value-type="float">
            <text:p>8.34</text:p>
          </table:table-cell>
          <table:table-cell table:formula="of:=([.I121]*[.K121]*12+[$'loan-parameters'.$B$32])/[$'loan-parameters'.$B$26]" office:value-type="float" office:value="107047.140463552" calcext:value-type="float">
            <text:p>107,04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1" table:formula="of:=[.A122]/12" office:value-type="float" office:value="10.0833333333333" calcext:value-type="float">
            <text:p>10.08</text:p>
          </table:table-cell>
          <table:table-cell table:style-name="ce47" table:formula="of:=IF([.B122]&lt;=[$'repayment-scenarios'.$B$28];[$'loan-parameters'.$B$31]*[$'current-situation'.$C$7]*(1+[$'current-situation'.$C$7])^[.A122]/((1+[$'current-situation'.$C$7])^[.A122]-1);&quot;&quot;)" office:value-type="currency" office:currency="GBP" office:value="499.286469220784" calcext:value-type="currency">
            <text:p>£499.29</text:p>
          </table:table-cell>
          <table:table-cell table:formula="of:=IF([.C122]&lt;&gt;&quot;&quot;;[.C122]*[.A122]+[$'loan-parameters'.$B$32];&quot;&quot;)" office:value-type="currency" office:currency="GBP" office:value="60433.6627757149" calcext:value-type="currency">
            <text:p>£60,433.66</text:p>
          </table:table-cell>
          <table:table-cell/>
          <table:table-cell table:style-name="ce31" table:formula="of:=[.B121]" office:value-type="float" office:value="10" calcext:value-type="float">
            <text:p>10.00</text:p>
          </table:table-cell>
          <table:table-cell table:formula="of:=IF([.F122]&lt;=[$'current-situation'.$D$7];[$'loan-parameters'.$B$31]*(1+[$'current-situation'.$C$7])^([.F122]*12)-[$'current-situation'.$B$29]/[$'current-situation'.$C$7]*((1+[$'current-situation'.$C$7])^([.F122]*12)-1);0)/[$'loan-parameters'.$B$26]" office:value-type="float" office:value="80430.8091809018" calcext:value-type="float">
            <text:p>80,430.81</text:p>
          </table:table-cell>
          <table:table-cell/>
          <table:table-cell table:style-name="ce47" office:value-type="currency" office:currency="GBP" office:value="590" calcext:value-type="currency">
            <text:p>£590.00</text:p>
          </table:table-cell>
          <table:table-cell table:style-name="ce85" table:formula="of:=[.I122]/[$'loan-parameters'.$B$26]" office:value-type="float" office:value="1077.76336700583" calcext:value-type="float">
            <text:p>1,077.76</text:p>
          </table:table-cell>
          <table:table-cell table:style-name="ce31" table:formula="of:=IF([.I122]&lt;=[$'current-situation'.$E$7];[$'loan-parameters'.$B$6]-ORG.OPENOFFICE.MONTHS([$'loan-parameters'.$B$4];TODAY();1)/12;(LN([.I122])-LN([.I122]-[$'loan-parameters'.$B$31]*[$'current-situation'.$C$7]))/LN(1+[$'current-situation'.$C$7])/12)" office:value-type="float" office:value="8.2619003215235" calcext:value-type="float">
            <text:p>8.26</text:p>
          </table:table-cell>
          <table:table-cell table:formula="of:=([.I122]*[.K122]*12+[$'loan-parameters'.$B$32])/[$'loan-parameters'.$B$26]" office:value-type="float" office:value="106889.016452124" calcext:value-type="float">
            <text:p>106,889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1" table:formula="of:=[.A123]/12" office:value-type="float" office:value="10.1666666666667" calcext:value-type="float">
            <text:p>10.17</text:p>
          </table:table-cell>
          <table:table-cell table:style-name="ce47" table:formula="of:=IF([.B123]&lt;=[$'repayment-scenarios'.$B$28];[$'loan-parameters'.$B$31]*[$'current-situation'.$C$7]*(1+[$'current-situation'.$C$7])^[.A123]/((1+[$'current-situation'.$C$7])^[.A123]-1);&quot;&quot;)" office:value-type="currency" office:currency="GBP" office:value="495.921372417675" calcext:value-type="currency">
            <text:p>£495.92</text:p>
          </table:table-cell>
          <table:table-cell table:formula="of:=IF([.C123]&lt;&gt;&quot;&quot;;[.C123]*[.A123]+[$'loan-parameters'.$B$32];&quot;&quot;)" office:value-type="currency" office:currency="GBP" office:value="60522.4074349564" calcext:value-type="currency">
            <text:p>£60,522.41</text:p>
          </table:table-cell>
          <table:table-cell/>
          <table:table-cell table:style-name="ce31" table:formula="of:=[.B122]" office:value-type="float" office:value="10.0833333333333" calcext:value-type="float">
            <text:p>10.08</text:p>
          </table:table-cell>
          <table:table-cell table:formula="of:=IF([.F123]&lt;=[$'current-situation'.$D$7];[$'loan-parameters'.$B$31]*(1+[$'current-situation'.$C$7])^([.F123]*12)-[$'current-situation'.$B$29]/[$'current-situation'.$C$7]*((1+[$'current-situation'.$C$7])^([.F123]*12)-1);0)/[$'loan-parameters'.$B$26]" office:value-type="float" office:value="80317.9460252877" calcext:value-type="float">
            <text:p>80,317.95</text:p>
          </table:table-cell>
          <table:table-cell/>
          <table:table-cell table:style-name="ce47" office:value-type="currency" office:currency="GBP" office:value="595" calcext:value-type="currency">
            <text:p>£595.00</text:p>
          </table:table-cell>
          <table:table-cell table:style-name="ce85" table:formula="of:=[.I123]/[$'loan-parameters'.$B$26]" office:value-type="float" office:value="1086.89695486181" calcext:value-type="float">
            <text:p>1,086.90</text:p>
          </table:table-cell>
          <table:table-cell table:style-name="ce31" table:formula="of:=IF([.I123]&lt;=[$'current-situation'.$E$7];[$'loan-parameters'.$B$6]-ORG.OPENOFFICE.MONTHS([$'loan-parameters'.$B$4];TODAY();1)/12;(LN([.I123])-LN([.I123]-[$'loan-parameters'.$B$31]*[$'current-situation'.$C$7]))/LN(1+[$'current-situation'.$C$7])/12)" office:value-type="float" office:value="8.18060057534004" calcext:value-type="float">
            <text:p>8.18</text:p>
          </table:table-cell>
          <table:table-cell table:formula="of:=([.I123]*[.K123]*12+[$'loan-parameters'.$B$32])/[$'loan-parameters'.$B$26]" office:value-type="float" office:value="106734.172602758" calcext:value-type="float">
            <text:p>106,734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1" table:formula="of:=[.A124]/12" office:value-type="float" office:value="10.25" calcext:value-type="float">
            <text:p>10.25</text:p>
          </table:table-cell>
          <table:table-cell table:style-name="ce47" table:formula="of:=IF([.B124]&lt;=[$'repayment-scenarios'.$B$28];[$'loan-parameters'.$B$31]*[$'current-situation'.$C$7]*(1+[$'current-situation'.$C$7])^[.A124]/((1+[$'current-situation'.$C$7])^[.A124]-1);&quot;&quot;)" office:value-type="currency" office:currency="GBP" office:value="492.611652167915" calcext:value-type="currency">
            <text:p>£492.61</text:p>
          </table:table-cell>
          <table:table-cell table:formula="of:=IF([.C124]&lt;&gt;&quot;&quot;;[.C124]*[.A124]+[$'loan-parameters'.$B$32];&quot;&quot;)" office:value-type="currency" office:currency="GBP" office:value="60611.2332166535" calcext:value-type="currency">
            <text:p>£60,611.23</text:p>
          </table:table-cell>
          <table:table-cell/>
          <table:table-cell table:style-name="ce31" table:formula="of:=[.B123]" office:value-type="float" office:value="10.1666666666667" calcext:value-type="float">
            <text:p>10.17</text:p>
          </table:table-cell>
          <table:table-cell table:formula="of:=IF([.F124]&lt;=[$'current-situation'.$D$7];[$'loan-parameters'.$B$31]*(1+[$'current-situation'.$C$7])^([.F124]*12)-[$'current-situation'.$B$29]/[$'current-situation'.$C$7]*((1+[$'current-situation'.$C$7])^([.F124]*12)-1);0)/[$'loan-parameters'.$B$26]" office:value-type="float" office:value="80204.728580934" calcext:value-type="float">
            <text:p>80,204.73</text:p>
          </table:table-cell>
          <table:table-cell/>
          <table:table-cell table:style-name="ce47" office:value-type="currency" office:currency="GBP" office:value="600" calcext:value-type="currency">
            <text:p>£600.00</text:p>
          </table:table-cell>
          <table:table-cell table:style-name="ce85" table:formula="of:=[.I124]/[$'loan-parameters'.$B$26]" office:value-type="float" office:value="1096.03054271779" calcext:value-type="float">
            <text:p>1,096.03</text:p>
          </table:table-cell>
          <table:table-cell table:style-name="ce31" table:formula="of:=IF([.I124]&lt;=[$'current-situation'.$E$7];[$'loan-parameters'.$B$6]-ORG.OPENOFFICE.MONTHS([$'loan-parameters'.$B$4];TODAY();1)/12;(LN([.I124])-LN([.I124]-[$'loan-parameters'.$B$31]*[$'current-situation'.$C$7]))/LN(1+[$'current-situation'.$C$7])/12)" office:value-type="float" office:value="8.10089750432113" calcext:value-type="float">
            <text:p>8.10</text:p>
          </table:table-cell>
          <table:table-cell table:formula="of:=([.I124]*[.K124]*12+[$'loan-parameters'.$B$32])/[$'loan-parameters'.$B$26]" office:value-type="float" office:value="106582.507409371" calcext:value-type="float">
            <text:p>106,582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1" table:formula="of:=[.A125]/12" office:value-type="float" office:value="10.3333333333333" calcext:value-type="float">
            <text:p>10.33</text:p>
          </table:table-cell>
          <table:table-cell table:style-name="ce47" table:formula="of:=IF([.B125]&lt;=[$'repayment-scenarios'.$B$28];[$'loan-parameters'.$B$31]*[$'current-situation'.$C$7]*(1+[$'current-situation'.$C$7])^[.A125]/((1+[$'current-situation'.$C$7])^[.A125]-1);&quot;&quot;)" office:value-type="currency" office:currency="GBP" office:value="489.355968559192" calcext:value-type="currency">
            <text:p>£489.36</text:p>
          </table:table-cell>
          <table:table-cell table:formula="of:=IF([.C125]&lt;&gt;&quot;&quot;;[.C125]*[.A125]+[$'loan-parameters'.$B$32];&quot;&quot;)" office:value-type="currency" office:currency="GBP" office:value="60700.1401013398" calcext:value-type="currency">
            <text:p>£60,700.14</text:p>
          </table:table-cell>
          <table:table-cell/>
          <table:table-cell table:style-name="ce31" table:formula="of:=[.B124]" office:value-type="float" office:value="10.25" calcext:value-type="float">
            <text:p>10.25</text:p>
          </table:table-cell>
          <table:table-cell table:formula="of:=IF([.F125]&lt;=[$'current-situation'.$D$7];[$'loan-parameters'.$B$31]*(1+[$'current-situation'.$C$7])^([.F125]*12)-[$'current-situation'.$B$29]/[$'current-situation'.$C$7]*((1+[$'current-situation'.$C$7])^([.F125]*12)-1);0)/[$'loan-parameters'.$B$26]" office:value-type="float" office:value="80091.155735693" calcext:value-type="float">
            <text:p>80,091.16</text:p>
          </table:table-cell>
          <table:table-cell/>
          <table:table-cell table:style-name="ce47" office:value-type="currency" office:currency="GBP" office:value="605" calcext:value-type="currency">
            <text:p>£605.00</text:p>
          </table:table-cell>
          <table:table-cell table:style-name="ce85" table:formula="of:=[.I125]/[$'loan-parameters'.$B$26]" office:value-type="float" office:value="1105.16413057377" calcext:value-type="float">
            <text:p>1,105.16</text:p>
          </table:table-cell>
          <table:table-cell table:style-name="ce31" table:formula="of:=IF([.I125]&lt;=[$'current-situation'.$E$7];[$'loan-parameters'.$B$6]-ORG.OPENOFFICE.MONTHS([$'loan-parameters'.$B$4];TODAY();1)/12;(LN([.I125])-LN([.I125]-[$'loan-parameters'.$B$31]*[$'current-situation'.$C$7]))/LN(1+[$'current-situation'.$C$7])/12)" office:value-type="float" office:value="8.02274418154412" calcext:value-type="float">
            <text:p>8.02</text:p>
          </table:table-cell>
          <table:table-cell table:formula="of:=([.I125]*[.K125]*12+[$'loan-parameters'.$B$32])/[$'loan-parameters'.$B$26]" office:value-type="float" office:value="106433.923529968" calcext:value-type="float">
            <text:p>106,433.9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1" table:formula="of:=[.A126]/12" office:value-type="float" office:value="10.4166666666667" calcext:value-type="float">
            <text:p>10.42</text:p>
          </table:table-cell>
          <table:table-cell table:style-name="ce47" table:formula="of:=IF([.B126]&lt;=[$'repayment-scenarios'.$B$28];[$'loan-parameters'.$B$31]*[$'current-situation'.$C$7]*(1+[$'current-situation'.$C$7])^[.A126]/((1+[$'current-situation'.$C$7])^[.A126]-1);&quot;&quot;)" office:value-type="currency" office:currency="GBP" office:value="486.153024555165" calcext:value-type="currency">
            <text:p>£486.15</text:p>
          </table:table-cell>
          <table:table-cell table:formula="of:=IF([.C126]&lt;&gt;&quot;&quot;;[.C126]*[.A126]+[$'loan-parameters'.$B$32];&quot;&quot;)" office:value-type="currency" office:currency="GBP" office:value="60789.1280693956" calcext:value-type="currency">
            <text:p>£60,789.13</text:p>
          </table:table-cell>
          <table:table-cell/>
          <table:table-cell table:style-name="ce31" table:formula="of:=[.B125]" office:value-type="float" office:value="10.3333333333333" calcext:value-type="float">
            <text:p>10.33</text:p>
          </table:table-cell>
          <table:table-cell table:formula="of:=IF([.F126]&lt;=[$'current-situation'.$D$7];[$'loan-parameters'.$B$31]*(1+[$'current-situation'.$C$7])^([.F126]*12)-[$'current-situation'.$B$29]/[$'current-situation'.$C$7]*((1+[$'current-situation'.$C$7])^([.F126]*12)-1);0)/[$'loan-parameters'.$B$26]" office:value-type="float" office:value="79977.2263739257" calcext:value-type="float">
            <text:p>79,977.23</text:p>
          </table:table-cell>
          <table:table-cell/>
          <table:table-cell table:style-name="ce47" office:value-type="currency" office:currency="GBP" office:value="610" calcext:value-type="currency">
            <text:p>£610.00</text:p>
          </table:table-cell>
          <table:table-cell table:style-name="ce85" table:formula="of:=[.I126]/[$'loan-parameters'.$B$26]" office:value-type="float" office:value="1114.29771842975" calcext:value-type="float">
            <text:p>1,114.30</text:p>
          </table:table-cell>
          <table:table-cell table:style-name="ce31" table:formula="of:=IF([.I126]&lt;=[$'current-situation'.$E$7];[$'loan-parameters'.$B$6]-ORG.OPENOFFICE.MONTHS([$'loan-parameters'.$B$4];TODAY();1)/12;(LN([.I126])-LN([.I126]-[$'loan-parameters'.$B$31]*[$'current-situation'.$C$7]))/LN(1+[$'current-situation'.$C$7])/12)" office:value-type="float" office:value="7.94609551421432" calcext:value-type="float">
            <text:p>7.95</text:p>
          </table:table-cell>
          <table:table-cell table:formula="of:=([.I126]*[.K126]*12+[$'loan-parameters'.$B$32])/[$'loan-parameters'.$B$26]" office:value-type="float" office:value="106288.327574391" calcext:value-type="float">
            <text:p>106,288.3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1" table:formula="of:=[.A127]/12" office:value-type="float" office:value="10.5" calcext:value-type="float">
            <text:p>10.50</text:p>
          </table:table-cell>
          <table:table-cell table:style-name="ce47" table:formula="of:=IF([.B127]&lt;=[$'repayment-scenarios'.$B$28];[$'loan-parameters'.$B$31]*[$'current-situation'.$C$7]*(1+[$'current-situation'.$C$7])^[.A127]/((1+[$'current-situation'.$C$7])^[.A127]-1);&quot;&quot;)" office:value-type="currency" office:currency="GBP" office:value="483.00156429403" calcext:value-type="currency">
            <text:p>£483.00</text:p>
          </table:table-cell>
          <table:table-cell table:formula="of:=IF([.C127]&lt;&gt;&quot;&quot;;[.C127]*[.A127]+[$'loan-parameters'.$B$32];&quot;&quot;)" office:value-type="currency" office:currency="GBP" office:value="60878.1971010478" calcext:value-type="currency">
            <text:p>£60,878.20</text:p>
          </table:table-cell>
          <table:table-cell/>
          <table:table-cell table:style-name="ce31" table:formula="of:=[.B126]" office:value-type="float" office:value="10.4166666666667" calcext:value-type="float">
            <text:p>10.42</text:p>
          </table:table-cell>
          <table:table-cell table:formula="of:=IF([.F127]&lt;=[$'current-situation'.$D$7];[$'loan-parameters'.$B$31]*(1+[$'current-situation'.$C$7])^([.F127]*12)-[$'current-situation'.$B$29]/[$'current-situation'.$C$7]*((1+[$'current-situation'.$C$7])^([.F127]*12)-1);0)/[$'loan-parameters'.$B$26]" office:value-type="float" office:value="79862.9393764909" calcext:value-type="float">
            <text:p>79,862.94</text:p>
          </table:table-cell>
          <table:table-cell/>
          <table:table-cell table:style-name="ce47" office:value-type="currency" office:currency="GBP" office:value="615" calcext:value-type="currency">
            <text:p>£615.00</text:p>
          </table:table-cell>
          <table:table-cell table:style-name="ce85" table:formula="of:=[.I127]/[$'loan-parameters'.$B$26]" office:value-type="float" office:value="1123.43130628574" calcext:value-type="float">
            <text:p>1,123.43</text:p>
          </table:table-cell>
          <table:table-cell table:style-name="ce31" table:formula="of:=IF([.I127]&lt;=[$'current-situation'.$E$7];[$'loan-parameters'.$B$6]-ORG.OPENOFFICE.MONTHS([$'loan-parameters'.$B$4];TODAY();1)/12;(LN([.I127])-LN([.I127]-[$'loan-parameters'.$B$31]*[$'current-situation'.$C$7]))/LN(1+[$'current-situation'.$C$7])/12)" office:value-type="float" office:value="7.87090815432003" calcext:value-type="float">
            <text:p>7.87</text:p>
          </table:table-cell>
          <table:table-cell table:formula="of:=([.I127]*[.K127]*12+[$'loan-parameters'.$B$32])/[$'loan-parameters'.$B$26]" office:value-type="float" office:value="106145.629904978" calcext:value-type="float">
            <text:p>106,145.6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1" table:formula="of:=[.A128]/12" office:value-type="float" office:value="10.5833333333333" calcext:value-type="float">
            <text:p>10.58</text:p>
          </table:table-cell>
          <table:table-cell table:style-name="ce47" table:formula="of:=IF([.B128]&lt;=[$'repayment-scenarios'.$B$28];[$'loan-parameters'.$B$31]*[$'current-situation'.$C$7]*(1+[$'current-situation'.$C$7])^[.A128]/((1+[$'current-situation'.$C$7])^[.A128]-1);&quot;&quot;)" office:value-type="currency" office:currency="GBP" office:value="479.900371467485" calcext:value-type="currency">
            <text:p>£479.90</text:p>
          </table:table-cell>
          <table:table-cell table:formula="of:=IF([.C128]&lt;&gt;&quot;&quot;;[.C128]*[.A128]+[$'loan-parameters'.$B$32];&quot;&quot;)" office:value-type="currency" office:currency="GBP" office:value="60967.3471763706" calcext:value-type="currency">
            <text:p>£60,967.35</text:p>
          </table:table-cell>
          <table:table-cell/>
          <table:table-cell table:style-name="ce31" table:formula="of:=[.B127]" office:value-type="float" office:value="10.5" calcext:value-type="float">
            <text:p>10.50</text:p>
          </table:table-cell>
          <table:table-cell table:formula="of:=IF([.F128]&lt;=[$'current-situation'.$D$7];[$'loan-parameters'.$B$31]*(1+[$'current-situation'.$C$7])^([.F128]*12)-[$'current-situation'.$B$29]/[$'current-situation'.$C$7]*((1+[$'current-situation'.$C$7])^([.F128]*12)-1);0)/[$'loan-parameters'.$B$26]" office:value-type="float" office:value="79748.2936207348" calcext:value-type="float">
            <text:p>79,748.29</text:p>
          </table:table-cell>
          <table:table-cell/>
          <table:table-cell table:style-name="ce47" office:value-type="currency" office:currency="GBP" office:value="620" calcext:value-type="currency">
            <text:p>£620.00</text:p>
          </table:table-cell>
          <table:table-cell table:style-name="ce85" table:formula="of:=[.I128]/[$'loan-parameters'.$B$26]" office:value-type="float" office:value="1132.56489414172" calcext:value-type="float">
            <text:p>1,132.56</text:p>
          </table:table-cell>
          <table:table-cell table:style-name="ce31" table:formula="of:=IF([.I128]&lt;=[$'current-situation'.$E$7];[$'loan-parameters'.$B$6]-ORG.OPENOFFICE.MONTHS([$'loan-parameters'.$B$4];TODAY();1)/12;(LN([.I128])-LN([.I128]-[$'loan-parameters'.$B$31]*[$'current-situation'.$C$7]))/LN(1+[$'current-situation'.$C$7])/12)" office:value-type="float" office:value="7.7971404144933" calcext:value-type="float">
            <text:p>7.80</text:p>
          </table:table-cell>
          <table:table-cell table:formula="of:=([.I128]*[.K128]*12+[$'loan-parameters'.$B$32])/[$'loan-parameters'.$B$26]" office:value-type="float" office:value="106005.744449208" calcext:value-type="float">
            <text:p>106,00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1" table:formula="of:=[.A129]/12" office:value-type="float" office:value="10.6666666666667" calcext:value-type="float">
            <text:p>10.67</text:p>
          </table:table-cell>
          <table:table-cell table:style-name="ce47" table:formula="of:=IF([.B129]&lt;=[$'repayment-scenarios'.$B$28];[$'loan-parameters'.$B$31]*[$'current-situation'.$C$7]*(1+[$'current-situation'.$C$7])^[.A129]/((1+[$'current-situation'.$C$7])^[.A129]-1);&quot;&quot;)" office:value-type="currency" office:currency="GBP" office:value="476.848267775667" calcext:value-type="currency">
            <text:p>£476.85</text:p>
          </table:table-cell>
          <table:table-cell table:formula="of:=IF([.C129]&lt;&gt;&quot;&quot;;[.C129]*[.A129]+[$'loan-parameters'.$B$32];&quot;&quot;)" office:value-type="currency" office:currency="GBP" office:value="61056.5782752853" calcext:value-type="currency">
            <text:p>£61,056.58</text:p>
          </table:table-cell>
          <table:table-cell/>
          <table:table-cell table:style-name="ce31" table:formula="of:=[.B128]" office:value-type="float" office:value="10.5833333333333" calcext:value-type="float">
            <text:p>10.58</text:p>
          </table:table-cell>
          <table:table-cell table:formula="of:=IF([.F129]&lt;=[$'current-situation'.$D$7];[$'loan-parameters'.$B$31]*(1+[$'current-situation'.$C$7])^([.F129]*12)-[$'current-situation'.$B$29]/[$'current-situation'.$C$7]*((1+[$'current-situation'.$C$7])^([.F129]*12)-1);0)/[$'loan-parameters'.$B$26]" office:value-type="float" office:value="79633.2879804789" calcext:value-type="float">
            <text:p>79,633.29</text:p>
          </table:table-cell>
          <table:table-cell/>
          <table:table-cell table:style-name="ce47" office:value-type="currency" office:currency="GBP" office:value="625" calcext:value-type="currency">
            <text:p>£625.00</text:p>
          </table:table-cell>
          <table:table-cell table:style-name="ce85" table:formula="of:=[.I129]/[$'loan-parameters'.$B$26]" office:value-type="float" office:value="1141.6984819977" calcext:value-type="float">
            <text:p>1,141.70</text:p>
          </table:table-cell>
          <table:table-cell table:style-name="ce31" table:formula="of:=IF([.I129]&lt;=[$'current-situation'.$E$7];[$'loan-parameters'.$B$6]-ORG.OPENOFFICE.MONTHS([$'loan-parameters'.$B$4];TODAY();1)/12;(LN([.I129])-LN([.I129]-[$'loan-parameters'.$B$31]*[$'current-situation'.$C$7]))/LN(1+[$'current-situation'.$C$7])/12)" office:value-type="float" office:value="7.72475218872317" calcext:value-type="float">
            <text:p>7.72</text:p>
          </table:table-cell>
          <table:table-cell table:formula="of:=([.I129]*[.K129]*12+[$'loan-parameters'.$B$32])/[$'loan-parameters'.$B$26]" office:value-type="float" office:value="105868.588523508" calcext:value-type="float">
            <text:p>105,868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1" table:formula="of:=[.A130]/12" office:value-type="float" office:value="10.75" calcext:value-type="float">
            <text:p>10.75</text:p>
          </table:table-cell>
          <table:table-cell table:style-name="ce47" table:formula="of:=IF([.B130]&lt;=[$'repayment-scenarios'.$B$28];[$'loan-parameters'.$B$31]*[$'current-situation'.$C$7]*(1+[$'current-situation'.$C$7])^[.A130]/((1+[$'current-situation'.$C$7])^[.A130]-1);&quot;&quot;)" office:value-type="currency" office:currency="GBP" office:value="473.844111453956" calcext:value-type="currency">
            <text:p>£473.84</text:p>
          </table:table-cell>
          <table:table-cell table:formula="of:=IF([.C130]&lt;&gt;&quot;&quot;;[.C130]*[.A130]+[$'loan-parameters'.$B$32];&quot;&quot;)" office:value-type="currency" office:currency="GBP" office:value="61145.8903775603" calcext:value-type="currency">
            <text:p>£61,145.89</text:p>
          </table:table-cell>
          <table:table-cell/>
          <table:table-cell table:style-name="ce31" table:formula="of:=[.B129]" office:value-type="float" office:value="10.6666666666667" calcext:value-type="float">
            <text:p>10.67</text:p>
          </table:table-cell>
          <table:table-cell table:formula="of:=IF([.F130]&lt;=[$'current-situation'.$D$7];[$'loan-parameters'.$B$31]*(1+[$'current-situation'.$C$7])^([.F130]*12)-[$'current-situation'.$B$29]/[$'current-situation'.$C$7]*((1+[$'current-situation'.$C$7])^([.F130]*12)-1);0)/[$'loan-parameters'.$B$26]" office:value-type="float" office:value="79517.9213260096" calcext:value-type="float">
            <text:p>79,517.92</text:p>
          </table:table-cell>
          <table:table-cell/>
          <table:table-cell table:style-name="ce47" office:value-type="currency" office:currency="GBP" office:value="630" calcext:value-type="currency">
            <text:p>£630.00</text:p>
          </table:table-cell>
          <table:table-cell table:style-name="ce85" table:formula="of:=[.I130]/[$'loan-parameters'.$B$26]" office:value-type="float" office:value="1150.83206985368" calcext:value-type="float">
            <text:p>1,150.83</text:p>
          </table:table-cell>
          <table:table-cell table:style-name="ce31" table:formula="of:=IF([.I130]&lt;=[$'current-situation'.$E$7];[$'loan-parameters'.$B$6]-ORG.OPENOFFICE.MONTHS([$'loan-parameters'.$B$4];TODAY();1)/12;(LN([.I130])-LN([.I130]-[$'loan-parameters'.$B$31]*[$'current-situation'.$C$7]))/LN(1+[$'current-situation'.$C$7])/12)" office:value-type="float" office:value="7.65370487759701" calcext:value-type="float">
            <text:p>7.65</text:p>
          </table:table-cell>
          <table:table-cell table:formula="of:=([.I130]*[.K130]*12+[$'loan-parameters'.$B$32])/[$'loan-parameters'.$B$26]" office:value-type="float" office:value="105734.082667434" calcext:value-type="float">
            <text:p>105,734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1" table:formula="of:=[.A131]/12" office:value-type="float" office:value="10.8333333333333" calcext:value-type="float">
            <text:p>10.83</text:p>
          </table:table-cell>
          <table:table-cell table:style-name="ce47" table:formula="of:=IF([.B131]&lt;=[$'repayment-scenarios'.$B$28];[$'loan-parameters'.$B$31]*[$'current-situation'.$C$7]*(1+[$'current-situation'.$C$7])^[.A131]/((1+[$'current-situation'.$C$7])^[.A131]-1);&quot;&quot;)" office:value-type="currency" office:currency="GBP" office:value="470.886795867782" calcext:value-type="currency">
            <text:p>£470.89</text:p>
          </table:table-cell>
          <table:table-cell table:formula="of:=IF([.C131]&lt;&gt;&quot;&quot;;[.C131]*[.A131]+[$'loan-parameters'.$B$32];&quot;&quot;)" office:value-type="currency" office:currency="GBP" office:value="61235.2834628116" calcext:value-type="currency">
            <text:p>£61,235.28</text:p>
          </table:table-cell>
          <table:table-cell/>
          <table:table-cell table:style-name="ce31" table:formula="of:=[.B130]" office:value-type="float" office:value="10.75" calcext:value-type="float">
            <text:p>10.75</text:p>
          </table:table-cell>
          <table:table-cell table:formula="of:=IF([.F131]&lt;=[$'current-situation'.$D$7];[$'loan-parameters'.$B$31]*(1+[$'current-situation'.$C$7])^([.F131]*12)-[$'current-situation'.$B$29]/[$'current-situation'.$C$7]*((1+[$'current-situation'.$C$7])^([.F131]*12)-1);0)/[$'loan-parameters'.$B$26]" office:value-type="float" office:value="79402.1925240675" calcext:value-type="float">
            <text:p>79,402.19</text:p>
          </table:table-cell>
          <table:table-cell/>
          <table:table-cell table:style-name="ce47" office:value-type="currency" office:currency="GBP" office:value="635" calcext:value-type="currency">
            <text:p>£635.00</text:p>
          </table:table-cell>
          <table:table-cell table:style-name="ce85" table:formula="of:=[.I131]/[$'loan-parameters'.$B$26]" office:value-type="float" office:value="1159.96565770966" calcext:value-type="float">
            <text:p>1,159.97</text:p>
          </table:table-cell>
          <table:table-cell table:style-name="ce31" table:formula="of:=IF([.I131]&lt;=[$'current-situation'.$E$7];[$'loan-parameters'.$B$6]-ORG.OPENOFFICE.MONTHS([$'loan-parameters'.$B$4];TODAY();1)/12;(LN([.I131])-LN([.I131]-[$'loan-parameters'.$B$31]*[$'current-situation'.$C$7]))/LN(1+[$'current-situation'.$C$7])/12)" office:value-type="float" office:value="7.58396131776851" calcext:value-type="float">
            <text:p>7.58</text:p>
          </table:table-cell>
          <table:table-cell table:formula="of:=([.I131]*[.K131]*12+[$'loan-parameters'.$B$32])/[$'loan-parameters'.$B$26]" office:value-type="float" office:value="105602.150487544" calcext:value-type="float">
            <text:p>105,602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1" table:formula="of:=[.A132]/12" office:value-type="float" office:value="10.9166666666667" calcext:value-type="float">
            <text:p>10.92</text:p>
          </table:table-cell>
          <table:table-cell table:style-name="ce47" table:formula="of:=IF([.B132]&lt;=[$'repayment-scenarios'.$B$28];[$'loan-parameters'.$B$31]*[$'current-situation'.$C$7]*(1+[$'current-situation'.$C$7])^[.A132]/((1+[$'current-situation'.$C$7])^[.A132]-1);&quot;&quot;)" office:value-type="currency" office:currency="GBP" office:value="467.975248171775" calcext:value-type="currency">
            <text:p>£467.98</text:p>
          </table:table-cell>
          <table:table-cell table:formula="of:=IF([.C132]&lt;&gt;&quot;&quot;;[.C132]*[.A132]+[$'loan-parameters'.$B$32];&quot;&quot;)" office:value-type="currency" office:currency="GBP" office:value="61324.7575105025" calcext:value-type="currency">
            <text:p>£61,324.76</text:p>
          </table:table-cell>
          <table:table-cell/>
          <table:table-cell table:style-name="ce31" table:formula="of:=[.B131]" office:value-type="float" office:value="10.8333333333333" calcext:value-type="float">
            <text:p>10.83</text:p>
          </table:table-cell>
          <table:table-cell table:formula="of:=IF([.F132]&lt;=[$'current-situation'.$D$7];[$'loan-parameters'.$B$31]*(1+[$'current-situation'.$C$7])^([.F132]*12)-[$'current-situation'.$B$29]/[$'current-situation'.$C$7]*((1+[$'current-situation'.$C$7])^([.F132]*12)-1);0)/[$'loan-parameters'.$B$26]" office:value-type="float" office:value="79286.1004378353" calcext:value-type="float">
            <text:p>79,286.10</text:p>
          </table:table-cell>
          <table:table-cell/>
          <table:table-cell table:style-name="ce47" office:value-type="currency" office:currency="GBP" office:value="640" calcext:value-type="currency">
            <text:p>£640.00</text:p>
          </table:table-cell>
          <table:table-cell table:style-name="ce85" table:formula="of:=[.I132]/[$'loan-parameters'.$B$26]" office:value-type="float" office:value="1169.09924556564" calcext:value-type="float">
            <text:p>1,169.10</text:p>
          </table:table-cell>
          <table:table-cell table:style-name="ce31" table:formula="of:=IF([.I132]&lt;=[$'current-situation'.$E$7];[$'loan-parameters'.$B$6]-ORG.OPENOFFICE.MONTHS([$'loan-parameters'.$B$4];TODAY();1)/12;(LN([.I132])-LN([.I132]-[$'loan-parameters'.$B$31]*[$'current-situation'.$C$7]))/LN(1+[$'current-situation'.$C$7])/12)" office:value-type="float" office:value="7.51548571537514" calcext:value-type="float">
            <text:p>7.52</text:p>
          </table:table-cell>
          <table:table-cell table:formula="of:=([.I132]*[.K132]*12+[$'loan-parameters'.$B$32])/[$'loan-parameters'.$B$26]" office:value-type="float" office:value="105472.718510277" calcext:value-type="float">
            <text:p>105,47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1" table:formula="of:=[.A133]/12" office:value-type="float" office:value="11" calcext:value-type="float">
            <text:p>11.00</text:p>
          </table:table-cell>
          <table:table-cell table:style-name="ce47" table:formula="of:=IF([.B133]&lt;=[$'repayment-scenarios'.$B$28];[$'loan-parameters'.$B$31]*[$'current-situation'.$C$7]*(1+[$'current-situation'.$C$7])^[.A133]/((1+[$'current-situation'.$C$7])^[.A133]-1);&quot;&quot;)" office:value-type="currency" office:currency="GBP" office:value="465.10842802988" calcext:value-type="currency">
            <text:p>£465.11</text:p>
          </table:table-cell>
          <table:table-cell table:formula="of:=IF([.C133]&lt;&gt;&quot;&quot;;[.C133]*[.A133]+[$'loan-parameters'.$B$32];&quot;&quot;)" office:value-type="currency" office:currency="GBP" office:value="61414.3124999442" calcext:value-type="currency">
            <text:p>£61,414.31</text:p>
          </table:table-cell>
          <table:table-cell/>
          <table:table-cell table:style-name="ce31" table:formula="of:=[.B132]" office:value-type="float" office:value="10.9166666666667" calcext:value-type="float">
            <text:p>10.92</text:p>
          </table:table-cell>
          <table:table-cell table:formula="of:=IF([.F133]&lt;=[$'current-situation'.$D$7];[$'loan-parameters'.$B$31]*(1+[$'current-situation'.$C$7])^([.F133]*12)-[$'current-situation'.$B$29]/[$'current-situation'.$C$7]*((1+[$'current-situation'.$C$7])^([.F133]*12)-1);0)/[$'loan-parameters'.$B$26]" office:value-type="float" office:value="79169.6439269271" calcext:value-type="float">
            <text:p>79,169.64</text:p>
          </table:table-cell>
          <table:table-cell/>
          <table:table-cell table:style-name="ce47" office:value-type="currency" office:currency="GBP" office:value="645" calcext:value-type="currency">
            <text:p>£645.00</text:p>
          </table:table-cell>
          <table:table-cell table:style-name="ce85" table:formula="of:=[.I133]/[$'loan-parameters'.$B$26]" office:value-type="float" office:value="1178.23283342162" calcext:value-type="float">
            <text:p>1,178.23</text:p>
          </table:table-cell>
          <table:table-cell table:style-name="ce31" table:formula="of:=IF([.I133]&lt;=[$'current-situation'.$E$7];[$'loan-parameters'.$B$6]-ORG.OPENOFFICE.MONTHS([$'loan-parameters'.$B$4];TODAY();1)/12;(LN([.I133])-LN([.I133]-[$'loan-parameters'.$B$31]*[$'current-situation'.$C$7]))/LN(1+[$'current-situation'.$C$7])/12)" office:value-type="float" office:value="7.44824358314762" calcext:value-type="float">
            <text:p>7.45</text:p>
          </table:table-cell>
          <table:table-cell table:formula="of:=([.I133]*[.K133]*12+[$'loan-parameters'.$B$32])/[$'loan-parameters'.$B$26]" office:value-type="float" office:value="105345.716043261" calcext:value-type="float">
            <text:p>105,345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1" table:formula="of:=[.A134]/12" office:value-type="float" office:value="11.0833333333333" calcext:value-type="float">
            <text:p>11.08</text:p>
          </table:table-cell>
          <table:table-cell table:style-name="ce47" table:formula="of:=IF([.B134]&lt;=[$'repayment-scenarios'.$B$28];[$'loan-parameters'.$B$31]*[$'current-situation'.$C$7]*(1+[$'current-situation'.$C$7])^[.A134]/((1+[$'current-situation'.$C$7])^[.A134]-1);&quot;&quot;)" office:value-type="currency" office:currency="GBP" office:value="462.2853263932" calcext:value-type="currency">
            <text:p>£462.29</text:p>
          </table:table-cell>
          <table:table-cell table:formula="of:=IF([.C134]&lt;&gt;&quot;&quot;;[.C134]*[.A134]+[$'loan-parameters'.$B$32];&quot;&quot;)" office:value-type="currency" office:currency="GBP" office:value="61503.9484102956" calcext:value-type="currency">
            <text:p>£61,503.95</text:p>
          </table:table-cell>
          <table:table-cell/>
          <table:table-cell table:style-name="ce31" table:formula="of:=[.B133]" office:value-type="float" office:value="11" calcext:value-type="float">
            <text:p>11.00</text:p>
          </table:table-cell>
          <table:table-cell table:formula="of:=IF([.F134]&lt;=[$'current-situation'.$D$7];[$'loan-parameters'.$B$31]*(1+[$'current-situation'.$C$7])^([.F134]*12)-[$'current-situation'.$B$29]/[$'current-situation'.$C$7]*((1+[$'current-situation'.$C$7])^([.F134]*12)-1);0)/[$'loan-parameters'.$B$26]" office:value-type="float" office:value="79052.8218473776" calcext:value-type="float">
            <text:p>79,052.82</text:p>
          </table:table-cell>
          <table:table-cell/>
          <table:table-cell table:style-name="ce47" office:value-type="currency" office:currency="GBP" office:value="650" calcext:value-type="currency">
            <text:p>£650.00</text:p>
          </table:table-cell>
          <table:table-cell table:style-name="ce85" table:formula="of:=[.I134]/[$'loan-parameters'.$B$26]" office:value-type="float" office:value="1187.36642127761" calcext:value-type="float">
            <text:p>1,187.37</text:p>
          </table:table-cell>
          <table:table-cell table:style-name="ce31" table:formula="of:=IF([.I134]&lt;=[$'current-situation'.$E$7];[$'loan-parameters'.$B$6]-ORG.OPENOFFICE.MONTHS([$'loan-parameters'.$B$4];TODAY();1)/12;(LN([.I134])-LN([.I134]-[$'loan-parameters'.$B$31]*[$'current-situation'.$C$7]))/LN(1+[$'current-situation'.$C$7])/12)" office:value-type="float" office:value="7.38220168097367" calcext:value-type="float">
            <text:p>7.38</text:p>
          </table:table-cell>
          <table:table-cell table:formula="of:=([.I134]*[.K134]*12+[$'loan-parameters'.$B$32])/[$'loan-parameters'.$B$26]" office:value-type="float" office:value="105221.075044471" calcext:value-type="float">
            <text:p>105,22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1" table:formula="of:=[.A135]/12" office:value-type="float" office:value="11.1666666666667" calcext:value-type="float">
            <text:p>11.17</text:p>
          </table:table-cell>
          <table:table-cell table:style-name="ce47" table:formula="of:=IF([.B135]&lt;=[$'repayment-scenarios'.$B$28];[$'loan-parameters'.$B$31]*[$'current-situation'.$C$7]*(1+[$'current-situation'.$C$7])^[.A135]/((1+[$'current-situation'.$C$7])^[.A135]-1);&quot;&quot;)" office:value-type="currency" office:currency="GBP" office:value="459.504964332565" calcext:value-type="currency">
            <text:p>£459.50</text:p>
          </table:table-cell>
          <table:table-cell table:formula="of:=IF([.C135]&lt;&gt;&quot;&quot;;[.C135]*[.A135]+[$'loan-parameters'.$B$32];&quot;&quot;)" office:value-type="currency" office:currency="GBP" office:value="61593.6652205637" calcext:value-type="currency">
            <text:p>£61,593.67</text:p>
          </table:table-cell>
          <table:table-cell/>
          <table:table-cell table:style-name="ce31" table:formula="of:=[.B134]" office:value-type="float" office:value="11.0833333333333" calcext:value-type="float">
            <text:p>11.08</text:p>
          </table:table-cell>
          <table:table-cell table:formula="of:=IF([.F135]&lt;=[$'current-situation'.$D$7];[$'loan-parameters'.$B$31]*(1+[$'current-situation'.$C$7])^([.F135]*12)-[$'current-situation'.$B$29]/[$'current-situation'.$C$7]*((1+[$'current-situation'.$C$7])^([.F135]*12)-1);0)/[$'loan-parameters'.$B$26]" office:value-type="float" office:value="78935.6330516302" calcext:value-type="float">
            <text:p>78,935.63</text:p>
          </table:table-cell>
          <table:table-cell/>
          <table:table-cell table:style-name="ce47" office:value-type="currency" office:currency="GBP" office:value="655" calcext:value-type="currency">
            <text:p>£655.00</text:p>
          </table:table-cell>
          <table:table-cell table:style-name="ce85" table:formula="of:=[.I135]/[$'loan-parameters'.$B$26]" office:value-type="float" office:value="1196.50000913359" calcext:value-type="float">
            <text:p>1,196.50</text:p>
          </table:table-cell>
          <table:table-cell table:style-name="ce31" table:formula="of:=IF([.I135]&lt;=[$'current-situation'.$E$7];[$'loan-parameters'.$B$6]-ORG.OPENOFFICE.MONTHS([$'loan-parameters'.$B$4];TODAY();1)/12;(LN([.I135])-LN([.I135]-[$'loan-parameters'.$B$31]*[$'current-situation'.$C$7]))/LN(1+[$'current-situation'.$C$7])/12)" office:value-type="float" office:value="7.31732795969544" calcext:value-type="float">
            <text:p>7.32</text:p>
          </table:table-cell>
          <table:table-cell table:formula="of:=([.I135]*[.K135]*12+[$'loan-parameters'.$B$32])/[$'loan-parameters'.$B$26]" office:value-type="float" office:value="105098.729998733" calcext:value-type="float">
            <text:p>105,09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1" table:formula="of:=[.A136]/12" office:value-type="float" office:value="11.25" calcext:value-type="float">
            <text:p>11.25</text:p>
          </table:table-cell>
          <table:table-cell table:style-name="ce47" table:formula="of:=IF([.B136]&lt;=[$'repayment-scenarios'.$B$28];[$'loan-parameters'.$B$31]*[$'current-situation'.$C$7]*(1+[$'current-situation'.$C$7])^[.A136]/((1+[$'current-situation'.$C$7])^[.A136]-1);&quot;&quot;)" office:value-type="currency" office:currency="GBP" office:value="456.766391922989" calcext:value-type="currency">
            <text:p>£456.77</text:p>
          </table:table-cell>
          <table:table-cell table:formula="of:=IF([.C136]&lt;&gt;&quot;&quot;;[.C136]*[.A136]+[$'loan-parameters'.$B$32];&quot;&quot;)" office:value-type="currency" office:currency="GBP" office:value="61683.4629096035" calcext:value-type="currency">
            <text:p>£61,683.46</text:p>
          </table:table-cell>
          <table:table-cell/>
          <table:table-cell table:style-name="ce31" table:formula="of:=[.B135]" office:value-type="float" office:value="11.1666666666667" calcext:value-type="float">
            <text:p>11.17</text:p>
          </table:table-cell>
          <table:table-cell table:formula="of:=IF([.F136]&lt;=[$'current-situation'.$D$7];[$'loan-parameters'.$B$31]*(1+[$'current-situation'.$C$7])^([.F136]*12)-[$'current-situation'.$B$29]/[$'current-situation'.$C$7]*((1+[$'current-situation'.$C$7])^([.F136]*12)-1);0)/[$'loan-parameters'.$B$26]" office:value-type="float" office:value="78818.0763885258" calcext:value-type="float">
            <text:p>78,818.08</text:p>
          </table:table-cell>
          <table:table-cell/>
          <table:table-cell table:style-name="ce47" office:value-type="currency" office:currency="GBP" office:value="660" calcext:value-type="currency">
            <text:p>£660.00</text:p>
          </table:table-cell>
          <table:table-cell table:style-name="ce85" table:formula="of:=[.I136]/[$'loan-parameters'.$B$26]" office:value-type="float" office:value="1205.63359698957" calcext:value-type="float">
            <text:p>1,205.63</text:p>
          </table:table-cell>
          <table:table-cell table:style-name="ce31" table:formula="of:=IF([.I136]&lt;=[$'current-situation'.$E$7];[$'loan-parameters'.$B$6]-ORG.OPENOFFICE.MONTHS([$'loan-parameters'.$B$4];TODAY();1)/12;(LN([.I136])-LN([.I136]-[$'loan-parameters'.$B$31]*[$'current-situation'.$C$7]))/LN(1+[$'current-situation'.$C$7])/12)" office:value-type="float" office:value="7.25359150793596" calcext:value-type="float">
            <text:p>7.25</text:p>
          </table:table-cell>
          <table:table-cell table:formula="of:=([.I136]*[.K136]*12+[$'loan-parameters'.$B$32])/[$'loan-parameters'.$B$26]" office:value-type="float" office:value="104978.617801094" calcext:value-type="float">
            <text:p>104,978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1" table:formula="of:=[.A137]/12" office:value-type="float" office:value="11.3333333333333" calcext:value-type="float">
            <text:p>11.33</text:p>
          </table:table-cell>
          <table:table-cell table:style-name="ce47" table:formula="of:=IF([.B137]&lt;=[$'repayment-scenarios'.$B$28];[$'loan-parameters'.$B$31]*[$'current-situation'.$C$7]*(1+[$'current-situation'.$C$7])^[.A137]/((1+[$'current-situation'.$C$7])^[.A137]-1);&quot;&quot;)" office:value-type="currency" office:currency="GBP" office:value="454.06868717734" calcext:value-type="currency">
            <text:p>£454.07</text:p>
          </table:table-cell>
          <table:table-cell table:formula="of:=IF([.C137]&lt;&gt;&quot;&quot;;[.C137]*[.A137]+[$'loan-parameters'.$B$32];&quot;&quot;)" office:value-type="currency" office:currency="GBP" office:value="61773.3414561183" calcext:value-type="currency">
            <text:p>£61,773.34</text:p>
          </table:table-cell>
          <table:table-cell/>
          <table:table-cell table:style-name="ce31" table:formula="of:=[.B136]" office:value-type="float" office:value="11.25" calcext:value-type="float">
            <text:p>11.25</text:p>
          </table:table-cell>
          <table:table-cell table:formula="of:=IF([.F137]&lt;=[$'current-situation'.$D$7];[$'loan-parameters'.$B$31]*(1+[$'current-situation'.$C$7])^([.F137]*12)-[$'current-situation'.$B$29]/[$'current-situation'.$C$7]*((1+[$'current-situation'.$C$7])^([.F137]*12)-1);0)/[$'loan-parameters'.$B$26]" office:value-type="float" office:value="78700.1507032924" calcext:value-type="float">
            <text:p>78,700.15</text:p>
          </table:table-cell>
          <table:table-cell/>
          <table:table-cell table:style-name="ce47" office:value-type="currency" office:currency="GBP" office:value="665" calcext:value-type="currency">
            <text:p>£665.00</text:p>
          </table:table-cell>
          <table:table-cell table:style-name="ce85" table:formula="of:=[.I137]/[$'loan-parameters'.$B$26]" office:value-type="float" office:value="1214.76718484555" calcext:value-type="float">
            <text:p>1,214.77</text:p>
          </table:table-cell>
          <table:table-cell table:style-name="ce31" table:formula="of:=IF([.I137]&lt;=[$'current-situation'.$E$7];[$'loan-parameters'.$B$6]-ORG.OPENOFFICE.MONTHS([$'loan-parameters'.$B$4];TODAY();1)/12;(LN([.I137])-LN([.I137]-[$'loan-parameters'.$B$31]*[$'current-situation'.$C$7]))/LN(1+[$'current-situation'.$C$7])/12)" office:value-type="float" office:value="7.1909625017651" calcext:value-type="float">
            <text:p>7.19</text:p>
          </table:table-cell>
          <table:table-cell table:formula="of:=([.I137]*[.K137]*12+[$'loan-parameters'.$B$32])/[$'loan-parameters'.$B$26]" office:value-type="float" office:value="104860.677646613" calcext:value-type="float">
            <text:p>104,860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1" table:formula="of:=[.A138]/12" office:value-type="float" office:value="11.4166666666667" calcext:value-type="float">
            <text:p>11.42</text:p>
          </table:table-cell>
          <table:table-cell table:style-name="ce47" table:formula="of:=IF([.B138]&lt;=[$'repayment-scenarios'.$B$28];[$'loan-parameters'.$B$31]*[$'current-situation'.$C$7]*(1+[$'current-situation'.$C$7])^[.A138]/((1+[$'current-situation'.$C$7])^[.A138]-1);&quot;&quot;)" office:value-type="currency" office:currency="GBP" office:value="451.410955026714" calcext:value-type="currency">
            <text:p>£451.41</text:p>
          </table:table-cell>
          <table:table-cell table:formula="of:=IF([.C138]&lt;&gt;&quot;&quot;;[.C138]*[.A138]+[$'loan-parameters'.$B$32];&quot;&quot;)" office:value-type="currency" office:currency="GBP" office:value="61863.3008386598" calcext:value-type="currency">
            <text:p>£61,863.30</text:p>
          </table:table-cell>
          <table:table-cell/>
          <table:table-cell table:style-name="ce31" table:formula="of:=[.B137]" office:value-type="float" office:value="11.3333333333333" calcext:value-type="float">
            <text:p>11.33</text:p>
          </table:table-cell>
          <table:table-cell table:formula="of:=IF([.F138]&lt;=[$'current-situation'.$D$7];[$'loan-parameters'.$B$31]*(1+[$'current-situation'.$C$7])^([.F138]*12)-[$'current-situation'.$B$29]/[$'current-situation'.$C$7]*((1+[$'current-situation'.$C$7])^([.F138]*12)-1);0)/[$'loan-parameters'.$B$26]" office:value-type="float" office:value="78581.8548375324" calcext:value-type="float">
            <text:p>78,581.85</text:p>
          </table:table-cell>
          <table:table-cell/>
          <table:table-cell table:style-name="ce47" office:value-type="currency" office:currency="GBP" office:value="670" calcext:value-type="currency">
            <text:p>£670.00</text:p>
          </table:table-cell>
          <table:table-cell table:style-name="ce85" table:formula="of:=[.I138]/[$'loan-parameters'.$B$26]" office:value-type="float" office:value="1223.90077270153" calcext:value-type="float">
            <text:p>1,223.90</text:p>
          </table:table-cell>
          <table:table-cell table:style-name="ce31" table:formula="of:=IF([.I138]&lt;=[$'current-situation'.$E$7];[$'loan-parameters'.$B$6]-ORG.OPENOFFICE.MONTHS([$'loan-parameters'.$B$4];TODAY();1)/12;(LN([.I138])-LN([.I138]-[$'loan-parameters'.$B$31]*[$'current-situation'.$C$7]))/LN(1+[$'current-situation'.$C$7])/12)" office:value-type="float" office:value="7.1294121570285" calcext:value-type="float">
            <text:p>7.13</text:p>
          </table:table-cell>
          <table:table-cell table:formula="of:=([.I138]*[.K138]*12+[$'loan-parameters'.$B$32])/[$'loan-parameters'.$B$26]" office:value-type="float" office:value="104744.850926163" calcext:value-type="float">
            <text:p>104,744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1" table:formula="of:=[.A139]/12" office:value-type="float" office:value="11.5" calcext:value-type="float">
            <text:p>11.50</text:p>
          </table:table-cell>
          <table:table-cell table:style-name="ce47" table:formula="of:=IF([.B139]&lt;=[$'repayment-scenarios'.$B$28];[$'loan-parameters'.$B$31]*[$'current-situation'.$C$7]*(1+[$'current-situation'.$C$7])^[.A139]/((1+[$'current-situation'.$C$7])^[.A139]-1);&quot;&quot;)" office:value-type="currency" office:currency="GBP" office:value="448.792326345133" calcext:value-type="currency">
            <text:p>£448.79</text:p>
          </table:table-cell>
          <table:table-cell table:formula="of:=IF([.C139]&lt;&gt;&quot;&quot;;[.C139]*[.A139]+[$'loan-parameters'.$B$32];&quot;&quot;)" office:value-type="currency" office:currency="GBP" office:value="61953.3410356283" calcext:value-type="currency">
            <text:p>£61,953.34</text:p>
          </table:table-cell>
          <table:table-cell/>
          <table:table-cell table:style-name="ce31" table:formula="of:=[.B138]" office:value-type="float" office:value="11.4166666666667" calcext:value-type="float">
            <text:p>11.42</text:p>
          </table:table-cell>
          <table:table-cell table:formula="of:=IF([.F139]&lt;=[$'current-situation'.$D$7];[$'loan-parameters'.$B$31]*(1+[$'current-situation'.$C$7])^([.F139]*12)-[$'current-situation'.$B$29]/[$'current-situation'.$C$7]*((1+[$'current-situation'.$C$7])^([.F139]*12)-1);0)/[$'loan-parameters'.$B$26]" office:value-type="float" office:value="78463.1876292118" calcext:value-type="float">
            <text:p>78,463.19</text:p>
          </table:table-cell>
          <table:table-cell/>
          <table:table-cell table:style-name="ce47" office:value-type="currency" office:currency="GBP" office:value="675" calcext:value-type="currency">
            <text:p>£675.00</text:p>
          </table:table-cell>
          <table:table-cell table:style-name="ce85" table:formula="of:=[.I139]/[$'loan-parameters'.$B$26]" office:value-type="float" office:value="1233.03436055751" calcext:value-type="float">
            <text:p>1,233.03</text:p>
          </table:table-cell>
          <table:table-cell table:style-name="ce31" table:formula="of:=IF([.I139]&lt;=[$'current-situation'.$E$7];[$'loan-parameters'.$B$6]-ORG.OPENOFFICE.MONTHS([$'loan-parameters'.$B$4];TODAY();1)/12;(LN([.I139])-LN([.I139]-[$'loan-parameters'.$B$31]*[$'current-situation'.$C$7]))/LN(1+[$'current-situation'.$C$7])/12)" office:value-type="float" office:value="7.06891268417597" calcext:value-type="float">
            <text:p>7.07</text:p>
          </table:table-cell>
          <table:table-cell table:formula="of:=([.I139]*[.K139]*12+[$'loan-parameters'.$B$32])/[$'loan-parameters'.$B$26]" office:value-type="float" office:value="104631.081127862" calcext:value-type="float">
            <text:p>104,631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1" table:formula="of:=[.A140]/12" office:value-type="float" office:value="11.5833333333333" calcext:value-type="float">
            <text:p>11.58</text:p>
          </table:table-cell>
          <table:table-cell table:style-name="ce47" table:formula="of:=IF([.B140]&lt;=[$'repayment-scenarios'.$B$28];[$'loan-parameters'.$B$31]*[$'current-situation'.$C$7]*(1+[$'current-situation'.$C$7])^[.A140]/((1+[$'current-situation'.$C$7])^[.A140]-1);&quot;&quot;)" office:value-type="currency" office:currency="GBP" office:value="446.21195701635" calcext:value-type="currency">
            <text:p>£446.21</text:p>
          </table:table-cell>
          <table:table-cell table:formula="of:=IF([.C140]&lt;&gt;&quot;&quot;;[.C140]*[.A140]+[$'loan-parameters'.$B$32];&quot;&quot;)" office:value-type="currency" office:currency="GBP" office:value="62043.4620252727" calcext:value-type="currency">
            <text:p>£62,043.46</text:p>
          </table:table-cell>
          <table:table-cell/>
          <table:table-cell table:style-name="ce31" table:formula="of:=[.B139]" office:value-type="float" office:value="11.5" calcext:value-type="float">
            <text:p>11.50</text:p>
          </table:table-cell>
          <table:table-cell table:formula="of:=IF([.F140]&lt;=[$'current-situation'.$D$7];[$'loan-parameters'.$B$31]*(1+[$'current-situation'.$C$7])^([.F140]*12)-[$'current-situation'.$B$29]/[$'current-situation'.$C$7]*((1+[$'current-situation'.$C$7])^([.F140]*12)-1);0)/[$'loan-parameters'.$B$26]" office:value-type="float" office:value="78344.1479126497" calcext:value-type="float">
            <text:p>78,344.15</text:p>
          </table:table-cell>
          <table:table-cell/>
          <table:table-cell table:style-name="ce47" office:value-type="currency" office:currency="GBP" office:value="680" calcext:value-type="currency">
            <text:p>£680.00</text:p>
          </table:table-cell>
          <table:table-cell table:style-name="ce85" table:formula="of:=[.I140]/[$'loan-parameters'.$B$26]" office:value-type="float" office:value="1242.1679484135" calcext:value-type="float">
            <text:p>1,242.17</text:p>
          </table:table-cell>
          <table:table-cell table:style-name="ce31" table:formula="of:=IF([.I140]&lt;=[$'current-situation'.$E$7];[$'loan-parameters'.$B$6]-ORG.OPENOFFICE.MONTHS([$'loan-parameters'.$B$4];TODAY();1)/12;(LN([.I140])-LN([.I140]-[$'loan-parameters'.$B$31]*[$'current-situation'.$C$7]))/LN(1+[$'current-situation'.$C$7])/12)" office:value-type="float" office:value="7.00943724543675" calcext:value-type="float">
            <text:p>7.01</text:p>
          </table:table-cell>
          <table:table-cell table:formula="of:=([.I140]*[.K140]*12+[$'loan-parameters'.$B$32])/[$'loan-parameters'.$B$26]" office:value-type="float" office:value="104519.313743792" calcext:value-type="float">
            <text:p>104,519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A141]/12" office:value-type="float" office:value="11.6666666666667" calcext:value-type="float">
            <text:p>11.67</text:p>
          </table:table-cell>
          <table:table-cell table:style-name="ce47" table:formula="of:=IF([.B141]&lt;=[$'repayment-scenarios'.$B$28];[$'loan-parameters'.$B$31]*[$'current-situation'.$C$7]*(1+[$'current-situation'.$C$7])^[.A141]/((1+[$'current-situation'.$C$7])^[.A141]-1);&quot;&quot;)" office:value-type="currency" office:currency="GBP" office:value="443.669027040649" calcext:value-type="currency">
            <text:p>£443.67</text:p>
          </table:table-cell>
          <table:table-cell table:formula="of:=IF([.C141]&lt;&gt;&quot;&quot;;[.C141]*[.A141]+[$'loan-parameters'.$B$32];&quot;&quot;)" office:value-type="currency" office:currency="GBP" office:value="62133.6637856909" calcext:value-type="currency">
            <text:p>£62,133.66</text:p>
          </table:table-cell>
          <table:table-cell/>
          <table:table-cell table:style-name="ce31" table:formula="of:=[.B140]" office:value-type="float" office:value="11.5833333333333" calcext:value-type="float">
            <text:p>11.58</text:p>
          </table:table-cell>
          <table:table-cell table:formula="of:=IF([.F141]&lt;=[$'current-situation'.$D$7];[$'loan-parameters'.$B$31]*(1+[$'current-situation'.$C$7])^([.F141]*12)-[$'current-situation'.$B$29]/[$'current-situation'.$C$7]*((1+[$'current-situation'.$C$7])^([.F141]*12)-1);0)/[$'loan-parameters'.$B$26]" office:value-type="float" office:value="78224.734518505" calcext:value-type="float">
            <text:p>78,224.73</text:p>
          </table:table-cell>
          <table:table-cell/>
          <table:table-cell table:style-name="ce47" office:value-type="currency" office:currency="GBP" office:value="685" calcext:value-type="currency">
            <text:p>£685.00</text:p>
          </table:table-cell>
          <table:table-cell table:style-name="ce85" table:formula="of:=[.I141]/[$'loan-parameters'.$B$26]" office:value-type="float" office:value="1251.30153626948" calcext:value-type="float">
            <text:p>1,251.30</text:p>
          </table:table-cell>
          <table:table-cell table:style-name="ce31" table:formula="of:=IF([.I141]&lt;=[$'current-situation'.$E$7];[$'loan-parameters'.$B$6]-ORG.OPENOFFICE.MONTHS([$'loan-parameters'.$B$4];TODAY();1)/12;(LN([.I141])-LN([.I141]-[$'loan-parameters'.$B$31]*[$'current-situation'.$C$7]))/LN(1+[$'current-situation'.$C$7])/12)" office:value-type="float" office:value="6.95095991420023" calcext:value-type="float">
            <text:p>6.95</text:p>
          </table:table-cell>
          <table:table-cell table:formula="of:=([.I141]*[.K141]*12+[$'loan-parameters'.$B$32])/[$'loan-parameters'.$B$26]" office:value-type="float" office:value="104409.49618166" calcext:value-type="float">
            <text:p>104,40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1" table:formula="of:=[.A142]/12" office:value-type="float" office:value="11.75" calcext:value-type="float">
            <text:p>11.75</text:p>
          </table:table-cell>
          <table:table-cell table:style-name="ce47" table:formula="of:=IF([.B142]&lt;=[$'repayment-scenarios'.$B$28];[$'loan-parameters'.$B$31]*[$'current-situation'.$C$7]*(1+[$'current-situation'.$C$7])^[.A142]/((1+[$'current-situation'.$C$7])^[.A142]-1);&quot;&quot;)" office:value-type="currency" office:currency="GBP" office:value="441.162739679643" calcext:value-type="currency">
            <text:p>£441.16</text:p>
          </table:table-cell>
          <table:table-cell table:formula="of:=IF([.C142]&lt;&gt;&quot;&quot;;[.C142]*[.A142]+[$'loan-parameters'.$B$32];&quot;&quot;)" office:value-type="currency" office:currency="GBP" office:value="62223.9462948297" calcext:value-type="currency">
            <text:p>£62,223.95</text:p>
          </table:table-cell>
          <table:table-cell/>
          <table:table-cell table:style-name="ce31" table:formula="of:=[.B141]" office:value-type="float" office:value="11.6666666666667" calcext:value-type="float">
            <text:p>11.67</text:p>
          </table:table-cell>
          <table:table-cell table:formula="of:=IF([.F142]&lt;=[$'current-situation'.$D$7];[$'loan-parameters'.$B$31]*(1+[$'current-situation'.$C$7])^([.F142]*12)-[$'current-situation'.$B$29]/[$'current-situation'.$C$7]*((1+[$'current-situation'.$C$7])^([.F142]*12)-1);0)/[$'loan-parameters'.$B$26]" office:value-type="float" office:value="78104.9462737665" calcext:value-type="float">
            <text:p>78,104.95</text:p>
          </table:table-cell>
          <table:table-cell/>
          <table:table-cell table:style-name="ce47" office:value-type="currency" office:currency="GBP" office:value="690" calcext:value-type="currency">
            <text:p>£690.00</text:p>
          </table:table-cell>
          <table:table-cell table:style-name="ce85" table:formula="of:=[.I142]/[$'loan-parameters'.$B$26]" office:value-type="float" office:value="1260.43512412546" calcext:value-type="float">
            <text:p>1,260.44</text:p>
          </table:table-cell>
          <table:table-cell table:style-name="ce31" table:formula="of:=IF([.I142]&lt;=[$'current-situation'.$E$7];[$'loan-parameters'.$B$6]-ORG.OPENOFFICE.MONTHS([$'loan-parameters'.$B$4];TODAY();1)/12;(LN([.I142])-LN([.I142]-[$'loan-parameters'.$B$31]*[$'current-situation'.$C$7]))/LN(1+[$'current-situation'.$C$7])/12)" office:value-type="float" office:value="6.89345563646948" calcext:value-type="float">
            <text:p>6.89</text:p>
          </table:table-cell>
          <table:table-cell table:formula="of:=([.I142]*[.K142]*12+[$'loan-parameters'.$B$32])/[$'loan-parameters'.$B$26]" office:value-type="float" office:value="104301.577681105" calcext:value-type="float">
            <text:p>104,30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1" table:formula="of:=[.A143]/12" office:value-type="float" office:value="11.8333333333333" calcext:value-type="float">
            <text:p>11.83</text:p>
          </table:table-cell>
          <table:table-cell table:style-name="ce47" table:formula="of:=IF([.B143]&lt;=[$'repayment-scenarios'.$B$28];[$'loan-parameters'.$B$31]*[$'current-situation'.$C$7]*(1+[$'current-situation'.$C$7])^[.A143]/((1+[$'current-situation'.$C$7])^[.A143]-1);&quot;&quot;)" office:value-type="currency" office:currency="GBP" office:value="438.692320637219" calcext:value-type="currency">
            <text:p>£438.69</text:p>
          </table:table-cell>
          <table:table-cell table:formula="of:=IF([.C143]&lt;&gt;&quot;&quot;;[.C143]*[.A143]+[$'loan-parameters'.$B$32];&quot;&quot;)" office:value-type="currency" office:currency="GBP" office:value="62314.3095304851" calcext:value-type="currency">
            <text:p>£62,314.31</text:p>
          </table:table-cell>
          <table:table-cell/>
          <table:table-cell table:style-name="ce31" table:formula="of:=[.B142]" office:value-type="float" office:value="11.75" calcext:value-type="float">
            <text:p>11.75</text:p>
          </table:table-cell>
          <table:table-cell table:formula="of:=IF([.F143]&lt;=[$'current-situation'.$D$7];[$'loan-parameters'.$B$31]*(1+[$'current-situation'.$C$7])^([.F143]*12)-[$'current-situation'.$B$29]/[$'current-situation'.$C$7]*((1+[$'current-situation'.$C$7])^([.F143]*12)-1);0)/[$'loan-parameters'.$B$26]" office:value-type="float" office:value="77984.7820017409" calcext:value-type="float">
            <text:p>77,984.78</text:p>
          </table:table-cell>
          <table:table-cell/>
          <table:table-cell table:style-name="ce47" office:value-type="currency" office:currency="GBP" office:value="695" calcext:value-type="currency">
            <text:p>£695.00</text:p>
          </table:table-cell>
          <table:table-cell table:style-name="ce85" table:formula="of:=[.I143]/[$'loan-parameters'.$B$26]" office:value-type="float" office:value="1269.56871198144" calcext:value-type="float">
            <text:p>1,269.57</text:p>
          </table:table-cell>
          <table:table-cell table:style-name="ce31" table:formula="of:=IF([.I143]&lt;=[$'current-situation'.$E$7];[$'loan-parameters'.$B$6]-ORG.OPENOFFICE.MONTHS([$'loan-parameters'.$B$4];TODAY();1)/12;(LN([.I143])-LN([.I143]-[$'loan-parameters'.$B$31]*[$'current-situation'.$C$7]))/LN(1+[$'current-situation'.$C$7])/12)" office:value-type="float" office:value="6.83690019426568" calcext:value-type="float">
            <text:p>6.84</text:p>
          </table:table-cell>
          <table:table-cell table:formula="of:=([.I143]*[.K143]*12+[$'loan-parameters'.$B$32])/[$'loan-parameters'.$B$26]" office:value-type="float" office:value="104195.509234378" calcext:value-type="float">
            <text:p>104,19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1" table:formula="of:=[.A144]/12" office:value-type="float" office:value="11.9166666666667" calcext:value-type="float">
            <text:p>11.92</text:p>
          </table:table-cell>
          <table:table-cell table:style-name="ce47" table:formula="of:=IF([.B144]&lt;=[$'repayment-scenarios'.$B$28];[$'loan-parameters'.$B$31]*[$'current-situation'.$C$7]*(1+[$'current-situation'.$C$7])^[.A144]/((1+[$'current-situation'.$C$7])^[.A144]-1);&quot;&quot;)" office:value-type="currency" office:currency="GBP" office:value="436.257017274842" calcext:value-type="currency">
            <text:p>£436.26</text:p>
          </table:table-cell>
          <table:table-cell table:formula="of:=IF([.C144]&lt;&gt;&quot;&quot;;[.C144]*[.A144]+[$'loan-parameters'.$B$32];&quot;&quot;)" office:value-type="currency" office:currency="GBP" office:value="62404.7534703024" calcext:value-type="currency">
            <text:p>£62,404.75</text:p>
          </table:table-cell>
          <table:table-cell/>
          <table:table-cell table:style-name="ce31" table:formula="of:=[.B143]" office:value-type="float" office:value="11.8333333333333" calcext:value-type="float">
            <text:p>11.83</text:p>
          </table:table-cell>
          <table:table-cell table:formula="of:=IF([.F144]&lt;=[$'current-situation'.$D$7];[$'loan-parameters'.$B$31]*(1+[$'current-situation'.$C$7])^([.F144]*12)-[$'current-situation'.$B$29]/[$'current-situation'.$C$7]*((1+[$'current-situation'.$C$7])^([.F144]*12)-1);0)/[$'loan-parameters'.$B$26]" office:value-type="float" office:value="77864.2405220406" calcext:value-type="float">
            <text:p>77,864.24</text:p>
          </table:table-cell>
          <table:table-cell/>
          <table:table-cell table:style-name="ce47" office:value-type="currency" office:currency="GBP" office:value="700" calcext:value-type="currency">
            <text:p>£700.00</text:p>
          </table:table-cell>
          <table:table-cell table:style-name="ce85" table:formula="of:=[.I144]/[$'loan-parameters'.$B$26]" office:value-type="float" office:value="1278.70229983742" calcext:value-type="float">
            <text:p>1,278.70</text:p>
          </table:table-cell>
          <table:table-cell table:style-name="ce31" table:formula="of:=IF([.I144]&lt;=[$'current-situation'.$E$7];[$'loan-parameters'.$B$6]-ORG.OPENOFFICE.MONTHS([$'loan-parameters'.$B$4];TODAY();1)/12;(LN([.I144])-LN([.I144]-[$'loan-parameters'.$B$31]*[$'current-situation'.$C$7]))/LN(1+[$'current-situation'.$C$7])/12)" office:value-type="float" office:value="6.78127017086737" calcext:value-type="float">
            <text:p>6.78</text:p>
          </table:table-cell>
          <table:table-cell table:formula="of:=([.I144]*[.K144]*12+[$'loan-parameters'.$B$32])/[$'loan-parameters'.$B$26]" office:value-type="float" office:value="104091.243511108" calcext:value-type="float">
            <text:p>104,091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1" table:formula="of:=[.A145]/12" office:value-type="float" office:value="12" calcext:value-type="float">
            <text:p>12.00</text:p>
          </table:table-cell>
          <table:table-cell table:style-name="ce47" table:formula="of:=IF([.B145]&lt;=[$'repayment-scenarios'.$B$28];[$'loan-parameters'.$B$31]*[$'current-situation'.$C$7]*(1+[$'current-situation'.$C$7])^[.A145]/((1+[$'current-situation'.$C$7])^[.A145]-1);&quot;&quot;)" office:value-type="currency" office:currency="GBP" office:value="433.856097859557" calcext:value-type="currency">
            <text:p>£433.86</text:p>
          </table:table-cell>
          <table:table-cell table:formula="of:=IF([.C145]&lt;&gt;&quot;&quot;;[.C145]*[.A145]+[$'loan-parameters'.$B$32];&quot;&quot;)" office:value-type="currency" office:currency="GBP" office:value="62495.2780917762" calcext:value-type="currency">
            <text:p>£62,495.28</text:p>
          </table:table-cell>
          <table:table-cell/>
          <table:table-cell table:style-name="ce31" table:formula="of:=[.B144]" office:value-type="float" office:value="11.9166666666667" calcext:value-type="float">
            <text:p>11.92</text:p>
          </table:table-cell>
          <table:table-cell table:formula="of:=IF([.F145]&lt;=[$'current-situation'.$D$7];[$'loan-parameters'.$B$31]*(1+[$'current-situation'.$C$7])^([.F145]*12)-[$'current-situation'.$B$29]/[$'current-situation'.$C$7]*((1+[$'current-situation'.$C$7])^([.F145]*12)-1);0)/[$'loan-parameters'.$B$26]" office:value-type="float" office:value="77743.3206505731" calcext:value-type="float">
            <text:p>77,743.32</text:p>
          </table:table-cell>
          <table:table-cell/>
          <table:table-cell table:style-name="ce47" office:value-type="currency" office:currency="GBP" office:value="705" calcext:value-type="currency">
            <text:p>£705.00</text:p>
          </table:table-cell>
          <table:table-cell table:style-name="ce85" table:formula="of:=[.I145]/[$'loan-parameters'.$B$26]" office:value-type="float" office:value="1287.8358876934" calcext:value-type="float">
            <text:p>1,287.84</text:p>
          </table:table-cell>
          <table:table-cell table:style-name="ce31" table:formula="of:=IF([.I145]&lt;=[$'current-situation'.$E$7];[$'loan-parameters'.$B$6]-ORG.OPENOFFICE.MONTHS([$'loan-parameters'.$B$4];TODAY();1)/12;(LN([.I145])-LN([.I145]-[$'loan-parameters'.$B$31]*[$'current-situation'.$C$7]))/LN(1+[$'current-situation'.$C$7])/12)" office:value-type="float" office:value="6.7265429177787" calcext:value-type="float">
            <text:p>6.73</text:p>
          </table:table-cell>
          <table:table-cell table:formula="of:=([.I145]*[.K145]*12+[$'loan-parameters'.$B$32])/[$'loan-parameters'.$B$26]" office:value-type="float" office:value="103988.734786928" calcext:value-type="float">
            <text:p>103,988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1" table:formula="of:=[.A146]/12" office:value-type="float" office:value="12.0833333333333" calcext:value-type="float">
            <text:p>12.08</text:p>
          </table:table-cell>
          <table:table-cell table:style-name="ce47" table:formula="of:=IF([.B146]&lt;=[$'repayment-scenarios'.$B$28];[$'loan-parameters'.$B$31]*[$'current-situation'.$C$7]*(1+[$'current-situation'.$C$7])^[.A146]/((1+[$'current-situation'.$C$7])^[.A146]-1);&quot;&quot;)" office:value-type="currency" office:currency="GBP" office:value="431.488850843111" calcext:value-type="currency">
            <text:p>£431.49</text:p>
          </table:table-cell>
          <table:table-cell table:formula="of:=IF([.C146]&lt;&gt;&quot;&quot;;[.C146]*[.A146]+[$'loan-parameters'.$B$32];&quot;&quot;)" office:value-type="currency" office:currency="GBP" office:value="62585.8833722511" calcext:value-type="currency">
            <text:p>£62,585.88</text:p>
          </table:table-cell>
          <table:table-cell/>
          <table:table-cell table:style-name="ce31" table:formula="of:=[.B145]" office:value-type="float" office:value="12" calcext:value-type="float">
            <text:p>12.00</text:p>
          </table:table-cell>
          <table:table-cell table:formula="of:=IF([.F146]&lt;=[$'current-situation'.$D$7];[$'loan-parameters'.$B$31]*(1+[$'current-situation'.$C$7])^([.F146]*12)-[$'current-situation'.$B$29]/[$'current-situation'.$C$7]*((1+[$'current-situation'.$C$7])^([.F146]*12)-1);0)/[$'loan-parameters'.$B$26]" office:value-type="float" office:value="77622.0211995288" calcext:value-type="float">
            <text:p>77,622.02</text:p>
          </table:table-cell>
          <table:table-cell/>
          <table:table-cell table:style-name="ce47" office:value-type="currency" office:currency="GBP" office:value="710" calcext:value-type="currency">
            <text:p>£710.00</text:p>
          </table:table-cell>
          <table:table-cell table:style-name="ce85" table:formula="of:=[.I146]/[$'loan-parameters'.$B$26]" office:value-type="float" office:value="1296.96947554939" calcext:value-type="float">
            <text:p>1,296.97</text:p>
          </table:table-cell>
          <table:table-cell table:style-name="ce31" table:formula="of:=IF([.I146]&lt;=[$'current-situation'.$E$7];[$'loan-parameters'.$B$6]-ORG.OPENOFFICE.MONTHS([$'loan-parameters'.$B$4];TODAY();1)/12;(LN([.I146])-LN([.I146]-[$'loan-parameters'.$B$31]*[$'current-situation'.$C$7]))/LN(1+[$'current-situation'.$C$7])/12)" office:value-type="float" office:value="6.6726965233259" calcext:value-type="float">
            <text:p>6.67</text:p>
          </table:table-cell>
          <table:table-cell table:formula="of:=([.I146]*[.K146]*12+[$'loan-parameters'.$B$32])/[$'loan-parameters'.$B$26]" office:value-type="float" office:value="103887.938875722" calcext:value-type="float">
            <text:p>103,88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1" table:formula="of:=[.A147]/12" office:value-type="float" office:value="12.1666666666667" calcext:value-type="float">
            <text:p>12.17</text:p>
          </table:table-cell>
          <table:table-cell table:style-name="ce47" table:formula="of:=IF([.B147]&lt;=[$'repayment-scenarios'.$B$28];[$'loan-parameters'.$B$31]*[$'current-situation'.$C$7]*(1+[$'current-situation'.$C$7])^[.A147]/((1+[$'current-situation'.$C$7])^[.A147]-1);&quot;&quot;)" office:value-type="currency" office:currency="GBP" office:value="429.154584170692" calcext:value-type="currency">
            <text:p>£429.15</text:p>
          </table:table-cell>
          <table:table-cell table:formula="of:=IF([.C147]&lt;&gt;&quot;&quot;;[.C147]*[.A147]+[$'loan-parameters'.$B$32];&quot;&quot;)" office:value-type="currency" office:currency="GBP" office:value="62676.569288921" calcext:value-type="currency">
            <text:p>£62,676.57</text:p>
          </table:table-cell>
          <table:table-cell/>
          <table:table-cell table:style-name="ce31" table:formula="of:=[.B146]" office:value-type="float" office:value="12.0833333333333" calcext:value-type="float">
            <text:p>12.08</text:p>
          </table:table-cell>
          <table:table-cell table:formula="of:=IF([.F147]&lt;=[$'current-situation'.$D$7];[$'loan-parameters'.$B$31]*(1+[$'current-situation'.$C$7])^([.F147]*12)-[$'current-situation'.$B$29]/[$'current-situation'.$C$7]*((1+[$'current-situation'.$C$7])^([.F147]*12)-1);0)/[$'loan-parameters'.$B$26]" office:value-type="float" office:value="77500.3409773694" calcext:value-type="float">
            <text:p>77,500.34</text:p>
          </table:table-cell>
          <table:table-cell/>
          <table:table-cell table:style-name="ce47" office:value-type="currency" office:currency="GBP" office:value="715" calcext:value-type="currency">
            <text:p>£715.00</text:p>
          </table:table-cell>
          <table:table-cell table:style-name="ce85" table:formula="of:=[.I147]/[$'loan-parameters'.$B$26]" office:value-type="float" office:value="1306.10306340537" calcext:value-type="float">
            <text:p>1,306.10</text:p>
          </table:table-cell>
          <table:table-cell table:style-name="ce31" table:formula="of:=IF([.I147]&lt;=[$'current-situation'.$E$7];[$'loan-parameters'.$B$6]-ORG.OPENOFFICE.MONTHS([$'loan-parameters'.$B$4];TODAY();1)/12;(LN([.I147])-LN([.I147]-[$'loan-parameters'.$B$31]*[$'current-situation'.$C$7]))/LN(1+[$'current-situation'.$C$7])/12)" office:value-type="float" office:value="6.61970978278945" calcext:value-type="float">
            <text:p>6.62</text:p>
          </table:table-cell>
          <table:table-cell table:formula="of:=([.I147]*[.K147]*12+[$'loan-parameters'.$B$32])/[$'loan-parameters'.$B$26]" office:value-type="float" office:value="103788.813065293" calcext:value-type="float">
            <text:p>103,788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1" table:formula="of:=[.A148]/12" office:value-type="float" office:value="12.25" calcext:value-type="float">
            <text:p>12.25</text:p>
          </table:table-cell>
          <table:table-cell table:style-name="ce47" table:formula="of:=IF([.B148]&lt;=[$'repayment-scenarios'.$B$28];[$'loan-parameters'.$B$31]*[$'current-situation'.$C$7]*(1+[$'current-situation'.$C$7])^[.A148]/((1+[$'current-situation'.$C$7])^[.A148]-1);&quot;&quot;)" office:value-type="currency" office:currency="GBP" office:value="426.852624617892" calcext:value-type="currency">
            <text:p>£426.85</text:p>
          </table:table-cell>
          <table:table-cell table:formula="of:=IF([.C148]&lt;&gt;&quot;&quot;;[.C148]*[.A148]+[$'loan-parameters'.$B$32];&quot;&quot;)" office:value-type="currency" office:currency="GBP" office:value="62767.3358188302" calcext:value-type="currency">
            <text:p>£62,767.34</text:p>
          </table:table-cell>
          <table:table-cell/>
          <table:table-cell table:style-name="ce31" table:formula="of:=[.B147]" office:value-type="float" office:value="12.1666666666667" calcext:value-type="float">
            <text:p>12.17</text:p>
          </table:table-cell>
          <table:table-cell table:formula="of:=IF([.F148]&lt;=[$'current-situation'.$D$7];[$'loan-parameters'.$B$31]*(1+[$'current-situation'.$C$7])^([.F148]*12)-[$'current-situation'.$B$29]/[$'current-situation'.$C$7]*((1+[$'current-situation'.$C$7])^([.F148]*12)-1);0)/[$'loan-parameters'.$B$26]" office:value-type="float" office:value="77378.2787888161" calcext:value-type="float">
            <text:p>77,378.28</text:p>
          </table:table-cell>
          <table:table-cell/>
          <table:table-cell table:style-name="ce47" office:value-type="currency" office:currency="GBP" office:value="720" calcext:value-type="currency">
            <text:p>£720.00</text:p>
          </table:table-cell>
          <table:table-cell table:style-name="ce85" table:formula="of:=[.I148]/[$'loan-parameters'.$B$26]" office:value-type="float" office:value="1315.23665126135" calcext:value-type="float">
            <text:p>1,315.24</text:p>
          </table:table-cell>
          <table:table-cell table:style-name="ce31" table:formula="of:=IF([.I148]&lt;=[$'current-situation'.$E$7];[$'loan-parameters'.$B$6]-ORG.OPENOFFICE.MONTHS([$'loan-parameters'.$B$4];TODAY();1)/12;(LN([.I148])-LN([.I148]-[$'loan-parameters'.$B$31]*[$'current-situation'.$C$7]))/LN(1+[$'current-situation'.$C$7])/12)" office:value-type="float" office:value="6.56756216998374" calcext:value-type="float">
            <text:p>6.57</text:p>
          </table:table-cell>
          <table:table-cell table:formula="of:=([.I148]*[.K148]*12+[$'loan-parameters'.$B$32])/[$'loan-parameters'.$B$26]" office:value-type="float" office:value="103691.316056225" calcext:value-type="float">
            <text:p>103,691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1" table:formula="of:=[.A149]/12" office:value-type="float" office:value="12.3333333333333" calcext:value-type="float">
            <text:p>12.33</text:p>
          </table:table-cell>
          <table:table-cell table:style-name="ce47" table:formula="of:=IF([.B149]&lt;=[$'repayment-scenarios'.$B$28];[$'loan-parameters'.$B$31]*[$'current-situation'.$C$7]*(1+[$'current-situation'.$C$7])^[.A149]/((1+[$'current-situation'.$C$7])^[.A149]-1);&quot;&quot;)" office:value-type="currency" office:currency="GBP" office:value="424.582317154545" calcext:value-type="currency">
            <text:p>£424.58</text:p>
          </table:table-cell>
          <table:table-cell table:formula="of:=IF([.C149]&lt;&gt;&quot;&quot;;[.C149]*[.A149]+[$'loan-parameters'.$B$32];&quot;&quot;)" office:value-type="currency" office:currency="GBP" office:value="62858.1829388727" calcext:value-type="currency">
            <text:p>£62,858.18</text:p>
          </table:table-cell>
          <table:table-cell/>
          <table:table-cell table:style-name="ce31" table:formula="of:=[.B148]" office:value-type="float" office:value="12.25" calcext:value-type="float">
            <text:p>12.25</text:p>
          </table:table-cell>
          <table:table-cell table:formula="of:=IF([.F149]&lt;=[$'current-situation'.$D$7];[$'loan-parameters'.$B$31]*(1+[$'current-situation'.$C$7])^([.F149]*12)-[$'current-situation'.$B$29]/[$'current-situation'.$C$7]*((1+[$'current-situation'.$C$7])^([.F149]*12)-1);0)/[$'loan-parameters'.$B$26]" office:value-type="float" office:value="77255.8334348386" calcext:value-type="float">
            <text:p>77,255.83</text:p>
          </table:table-cell>
          <table:table-cell/>
          <table:table-cell table:style-name="ce47" office:value-type="currency" office:currency="GBP" office:value="725" calcext:value-type="currency">
            <text:p>£725.00</text:p>
          </table:table-cell>
          <table:table-cell table:style-name="ce85" table:formula="of:=[.I149]/[$'loan-parameters'.$B$26]" office:value-type="float" office:value="1324.37023911733" calcext:value-type="float">
            <text:p>1,324.37</text:p>
          </table:table-cell>
          <table:table-cell table:style-name="ce31" table:formula="of:=IF([.I149]&lt;=[$'current-situation'.$E$7];[$'loan-parameters'.$B$6]-ORG.OPENOFFICE.MONTHS([$'loan-parameters'.$B$4];TODAY();1)/12;(LN([.I149])-LN([.I149]-[$'loan-parameters'.$B$31]*[$'current-situation'.$C$7]))/LN(1+[$'current-situation'.$C$7])/12)" office:value-type="float" office:value="6.51623381020338" calcext:value-type="float">
            <text:p>6.52</text:p>
          </table:table-cell>
          <table:table-cell table:formula="of:=([.I149]*[.K149]*12+[$'loan-parameters'.$B$32])/[$'loan-parameters'.$B$26]" office:value-type="float" office:value="103595.407903786" calcext:value-type="float">
            <text:p>103,595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1" table:formula="of:=[.A150]/12" office:value-type="float" office:value="12.4166666666667" calcext:value-type="float">
            <text:p>12.42</text:p>
          </table:table-cell>
          <table:table-cell table:style-name="ce47" table:formula="of:=IF([.B150]&lt;=[$'repayment-scenarios'.$B$28];[$'loan-parameters'.$B$31]*[$'current-situation'.$C$7]*(1+[$'current-situation'.$C$7])^[.A150]/((1+[$'current-situation'.$C$7])^[.A150]-1);&quot;&quot;)" office:value-type="currency" office:currency="GBP" office:value="422.34302433418" calcext:value-type="currency">
            <text:p>£422.34</text:p>
          </table:table-cell>
          <table:table-cell table:formula="of:=IF([.C150]&lt;&gt;&quot;&quot;;[.C150]*[.A150]+[$'loan-parameters'.$B$32];&quot;&quot;)" office:value-type="currency" office:currency="GBP" office:value="62949.1106257929" calcext:value-type="currency">
            <text:p>£62,949.11</text:p>
          </table:table-cell>
          <table:table-cell/>
          <table:table-cell table:style-name="ce31" table:formula="of:=[.B149]" office:value-type="float" office:value="12.3333333333333" calcext:value-type="float">
            <text:p>12.33</text:p>
          </table:table-cell>
          <table:table-cell table:formula="of:=IF([.F150]&lt;=[$'current-situation'.$D$7];[$'loan-parameters'.$B$31]*(1+[$'current-situation'.$C$7])^([.F150]*12)-[$'current-situation'.$B$29]/[$'current-situation'.$C$7]*((1+[$'current-situation'.$C$7])^([.F150]*12)-1);0)/[$'loan-parameters'.$B$26]" office:value-type="float" office:value="77133.0037126419" calcext:value-type="float">
            <text:p>77,133.00</text:p>
          </table:table-cell>
          <table:table-cell/>
          <table:table-cell table:style-name="ce47" office:value-type="currency" office:currency="GBP" office:value="730" calcext:value-type="currency">
            <text:p>£730.00</text:p>
          </table:table-cell>
          <table:table-cell table:style-name="ce85" table:formula="of:=[.I150]/[$'loan-parameters'.$B$26]" office:value-type="float" office:value="1333.50382697331" calcext:value-type="float">
            <text:p>1,333.50</text:p>
          </table:table-cell>
          <table:table-cell table:style-name="ce31" table:formula="of:=IF([.I150]&lt;=[$'current-situation'.$E$7];[$'loan-parameters'.$B$6]-ORG.OPENOFFICE.MONTHS([$'loan-parameters'.$B$4];TODAY();1)/12;(LN([.I150])-LN([.I150]-[$'loan-parameters'.$B$31]*[$'current-situation'.$C$7]))/LN(1+[$'current-situation'.$C$7])/12)" office:value-type="float" office:value="6.46570545445962" calcext:value-type="float">
            <text:p>6.47</text:p>
          </table:table-cell>
          <table:table-cell table:formula="of:=([.I150]*[.K150]*12+[$'loan-parameters'.$B$32])/[$'loan-parameters'.$B$26]" office:value-type="float" office:value="103501.049962673" calcext:value-type="float">
            <text:p>103,501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1" table:formula="of:=[.A151]/12" office:value-type="float" office:value="12.5" calcext:value-type="float">
            <text:p>12.50</text:p>
          </table:table-cell>
          <table:table-cell table:style-name="ce47" table:formula="of:=IF([.B151]&lt;=[$'repayment-scenarios'.$B$28];[$'loan-parameters'.$B$31]*[$'current-situation'.$C$7]*(1+[$'current-situation'.$C$7])^[.A151]/((1+[$'current-situation'.$C$7])^[.A151]-1);&quot;&quot;)" office:value-type="currency" office:currency="GBP" office:value="420.134125707904" calcext:value-type="currency">
            <text:p>£420.13</text:p>
          </table:table-cell>
          <table:table-cell table:formula="of:=IF([.C151]&lt;&gt;&quot;&quot;;[.C151]*[.A151]+[$'loan-parameters'.$B$32];&quot;&quot;)" office:value-type="currency" office:currency="GBP" office:value="63040.1188561856" calcext:value-type="currency">
            <text:p>£63,040.12</text:p>
          </table:table-cell>
          <table:table-cell/>
          <table:table-cell table:style-name="ce31" table:formula="of:=[.B150]" office:value-type="float" office:value="12.4166666666667" calcext:value-type="float">
            <text:p>12.42</text:p>
          </table:table-cell>
          <table:table-cell table:formula="of:=IF([.F151]&lt;=[$'current-situation'.$D$7];[$'loan-parameters'.$B$31]*(1+[$'current-situation'.$C$7])^([.F151]*12)-[$'current-situation'.$B$29]/[$'current-situation'.$C$7]*((1+[$'current-situation'.$C$7])^([.F151]*12)-1);0)/[$'loan-parameters'.$B$26]" office:value-type="float" office:value="77009.7884156557" calcext:value-type="float">
            <text:p>77,009.79</text:p>
          </table:table-cell>
          <table:table-cell/>
          <table:table-cell table:style-name="ce47" office:value-type="currency" office:currency="GBP" office:value="735" calcext:value-type="currency">
            <text:p>£735.00</text:p>
          </table:table-cell>
          <table:table-cell table:style-name="ce85" table:formula="of:=[.I151]/[$'loan-parameters'.$B$26]" office:value-type="float" office:value="1342.63741482929" calcext:value-type="float">
            <text:p>1,342.64</text:p>
          </table:table-cell>
          <table:table-cell table:style-name="ce31" table:formula="of:=IF([.I151]&lt;=[$'current-situation'.$E$7];[$'loan-parameters'.$B$6]-ORG.OPENOFFICE.MONTHS([$'loan-parameters'.$B$4];TODAY();1)/12;(LN([.I151])-LN([.I151]-[$'loan-parameters'.$B$31]*[$'current-situation'.$C$7]))/LN(1+[$'current-situation'.$C$7])/12)" office:value-type="float" office:value="6.41595845493493" calcext:value-type="float">
            <text:p>6.42</text:p>
          </table:table-cell>
          <table:table-cell table:formula="of:=([.I151]*[.K151]*12+[$'loan-parameters'.$B$32])/[$'loan-parameters'.$B$26]" office:value-type="float" office:value="103408.204834456" calcext:value-type="float">
            <text:p>103,408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1" table:formula="of:=[.A152]/12" office:value-type="float" office:value="12.5833333333333" calcext:value-type="float">
            <text:p>12.58</text:p>
          </table:table-cell>
          <table:table-cell table:style-name="ce47" table:formula="of:=IF([.B152]&lt;=[$'repayment-scenarios'.$B$28];[$'loan-parameters'.$B$31]*[$'current-situation'.$C$7]*(1+[$'current-situation'.$C$7])^[.A152]/((1+[$'current-situation'.$C$7])^[.A152]-1);&quot;&quot;)" office:value-type="currency" office:currency="GBP" office:value="417.955017261564" calcext:value-type="currency">
            <text:p>£417.96</text:p>
          </table:table-cell>
          <table:table-cell table:formula="of:=IF([.C152]&lt;&gt;&quot;&quot;;[.C152]*[.A152]+[$'loan-parameters'.$B$32];&quot;&quot;)" office:value-type="currency" office:currency="GBP" office:value="63131.2076064962" calcext:value-type="currency">
            <text:p>£63,131.21</text:p>
          </table:table-cell>
          <table:table-cell/>
          <table:table-cell table:style-name="ce31" table:formula="of:=[.B151]" office:value-type="float" office:value="12.5" calcext:value-type="float">
            <text:p>12.50</text:p>
          </table:table-cell>
          <table:table-cell table:formula="of:=IF([.F152]&lt;=[$'current-situation'.$D$7];[$'loan-parameters'.$B$31]*(1+[$'current-situation'.$C$7])^([.F152]*12)-[$'current-situation'.$B$29]/[$'current-situation'.$C$7]*((1+[$'current-situation'.$C$7])^([.F152]*12)-1);0)/[$'loan-parameters'.$B$26]" office:value-type="float" office:value="76886.1863335224" calcext:value-type="float">
            <text:p>76,886.19</text:p>
          </table:table-cell>
          <table:table-cell/>
          <table:table-cell table:style-name="ce47" office:value-type="currency" office:currency="GBP" office:value="740" calcext:value-type="currency">
            <text:p>£740.00</text:p>
          </table:table-cell>
          <table:table-cell table:style-name="ce85" table:formula="of:=[.I152]/[$'loan-parameters'.$B$26]" office:value-type="float" office:value="1351.77100268528" calcext:value-type="float">
            <text:p>1,351.77</text:p>
          </table:table-cell>
          <table:table-cell table:style-name="ce31" table:formula="of:=IF([.I152]&lt;=[$'current-situation'.$E$7];[$'loan-parameters'.$B$6]-ORG.OPENOFFICE.MONTHS([$'loan-parameters'.$B$4];TODAY();1)/12;(LN([.I152])-LN([.I152]-[$'loan-parameters'.$B$31]*[$'current-situation'.$C$7]))/LN(1+[$'current-situation'.$C$7])/12)" office:value-type="float" office:value="6.36697474158956" calcext:value-type="float">
            <text:p>6.37</text:p>
          </table:table-cell>
          <table:table-cell table:formula="of:=([.I152]*[.K152]*12+[$'loan-parameters'.$B$32])/[$'loan-parameters'.$B$26]" office:value-type="float" office:value="103316.836317548" calcext:value-type="float">
            <text:p>103,316.8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1" table:formula="of:=[.A153]/12" office:value-type="float" office:value="12.6666666666667" calcext:value-type="float">
            <text:p>12.67</text:p>
          </table:table-cell>
          <table:table-cell table:style-name="ce47" table:formula="of:=IF([.B153]&lt;=[$'repayment-scenarios'.$B$28];[$'loan-parameters'.$B$31]*[$'current-situation'.$C$7]*(1+[$'current-situation'.$C$7])^[.A153]/((1+[$'current-situation'.$C$7])^[.A153]-1);&quot;&quot;)" office:value-type="currency" office:currency="GBP" office:value="415.805110875136" calcext:value-type="currency">
            <text:p>£415.81</text:p>
          </table:table-cell>
          <table:table-cell table:formula="of:=IF([.C153]&lt;&gt;&quot;&quot;;[.C153]*[.A153]+[$'loan-parameters'.$B$32];&quot;&quot;)" office:value-type="currency" office:currency="GBP" office:value="63222.3768530207" calcext:value-type="currency">
            <text:p>£63,222.38</text:p>
          </table:table-cell>
          <table:table-cell/>
          <table:table-cell table:style-name="ce31" table:formula="of:=[.B152]" office:value-type="float" office:value="12.5833333333333" calcext:value-type="float">
            <text:p>12.58</text:p>
          </table:table-cell>
          <table:table-cell table:formula="of:=IF([.F153]&lt;=[$'current-situation'.$D$7];[$'loan-parameters'.$B$31]*(1+[$'current-situation'.$C$7])^([.F153]*12)-[$'current-situation'.$B$29]/[$'current-situation'.$C$7]*((1+[$'current-situation'.$C$7])^([.F153]*12)-1);0)/[$'loan-parameters'.$B$26]" office:value-type="float" office:value="76762.1962520846" calcext:value-type="float">
            <text:p>76,762.20</text:p>
          </table:table-cell>
          <table:table-cell/>
          <table:table-cell table:style-name="ce47" office:value-type="currency" office:currency="GBP" office:value="745" calcext:value-type="currency">
            <text:p>£745.00</text:p>
          </table:table-cell>
          <table:table-cell table:style-name="ce85" table:formula="of:=[.I153]/[$'loan-parameters'.$B$26]" office:value-type="float" office:value="1360.90459054126" calcext:value-type="float">
            <text:p>1,360.90</text:p>
          </table:table-cell>
          <table:table-cell table:style-name="ce31" table:formula="of:=IF([.I153]&lt;=[$'current-situation'.$E$7];[$'loan-parameters'.$B$6]-ORG.OPENOFFICE.MONTHS([$'loan-parameters'.$B$4];TODAY();1)/12;(LN([.I153])-LN([.I153]-[$'loan-parameters'.$B$31]*[$'current-situation'.$C$7]))/LN(1+[$'current-situation'.$C$7])/12)" office:value-type="float" office:value="6.31873679985639" calcext:value-type="float">
            <text:p>6.32</text:p>
          </table:table-cell>
          <table:table-cell table:formula="of:=([.I153]*[.K153]*12+[$'loan-parameters'.$B$32])/[$'loan-parameters'.$B$26]" office:value-type="float" office:value="103226.909359582" calcext:value-type="float">
            <text:p>103,226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1" table:formula="of:=[.A154]/12" office:value-type="float" office:value="12.75" calcext:value-type="float">
            <text:p>12.75</text:p>
          </table:table-cell>
          <table:table-cell table:style-name="ce47" table:formula="of:=IF([.B154]&lt;=[$'repayment-scenarios'.$B$28];[$'loan-parameters'.$B$31]*[$'current-situation'.$C$7]*(1+[$'current-situation'.$C$7])^[.A154]/((1+[$'current-situation'.$C$7])^[.A154]-1);&quot;&quot;)" office:value-type="currency" office:currency="GBP" office:value="413.683833803308" calcext:value-type="currency">
            <text:p>£413.68</text:p>
          </table:table-cell>
          <table:table-cell table:formula="of:=IF([.C154]&lt;&gt;&quot;&quot;;[.C154]*[.A154]+[$'loan-parameters'.$B$32];&quot;&quot;)" office:value-type="currency" office:currency="GBP" office:value="63313.6265719061" calcext:value-type="currency">
            <text:p>£63,313.63</text:p>
          </table:table-cell>
          <table:table-cell/>
          <table:table-cell table:style-name="ce31" table:formula="of:=[.B153]" office:value-type="float" office:value="12.6666666666667" calcext:value-type="float">
            <text:p>12.67</text:p>
          </table:table-cell>
          <table:table-cell table:formula="of:=IF([.F154]&lt;=[$'current-situation'.$D$7];[$'loan-parameters'.$B$31]*(1+[$'current-situation'.$C$7])^([.F154]*12)-[$'current-situation'.$B$29]/[$'current-situation'.$C$7]*((1+[$'current-situation'.$C$7])^([.F154]*12)-1);0)/[$'loan-parameters'.$B$26]" office:value-type="float" office:value="76637.8169533735" calcext:value-type="float">
            <text:p>76,637.82</text:p>
          </table:table-cell>
          <table:table-cell/>
          <table:table-cell table:style-name="ce47" office:value-type="currency" office:currency="GBP" office:value="750" calcext:value-type="currency">
            <text:p>£750.00</text:p>
          </table:table-cell>
          <table:table-cell table:style-name="ce85" table:formula="of:=[.I154]/[$'loan-parameters'.$B$26]" office:value-type="float" office:value="1370.03817839724" calcext:value-type="float">
            <text:p>1,370.04</text:p>
          </table:table-cell>
          <table:table-cell table:style-name="ce31" table:formula="of:=IF([.I154]&lt;=[$'current-situation'.$E$7];[$'loan-parameters'.$B$6]-ORG.OPENOFFICE.MONTHS([$'loan-parameters'.$B$4];TODAY();1)/12;(LN([.I154])-LN([.I154]-[$'loan-parameters'.$B$31]*[$'current-situation'.$C$7]))/LN(1+[$'current-situation'.$C$7])/12)" office:value-type="float" office:value="6.27122764936574" calcext:value-type="float">
            <text:p>6.27</text:p>
          </table:table-cell>
          <table:table-cell table:formula="of:=([.I154]*[.K154]*12+[$'loan-parameters'.$B$32])/[$'loan-parameters'.$B$26]" office:value-type="float" office:value="103138.390012041" calcext:value-type="float">
            <text:p>103,138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1" table:formula="of:=[.A155]/12" office:value-type="float" office:value="12.8333333333333" calcext:value-type="float">
            <text:p>12.83</text:p>
          </table:table-cell>
          <table:table-cell table:style-name="ce47" table:formula="of:=IF([.B155]&lt;=[$'repayment-scenarios'.$B$28];[$'loan-parameters'.$B$31]*[$'current-situation'.$C$7]*(1+[$'current-situation'.$C$7])^[.A155]/((1+[$'current-situation'.$C$7])^[.A155]-1);&quot;&quot;)" office:value-type="currency" office:currency="GBP" office:value="411.590628176301" calcext:value-type="currency">
            <text:p>£411.59</text:p>
          </table:table-cell>
          <table:table-cell table:formula="of:=IF([.C155]&lt;&gt;&quot;&quot;;[.C155]*[.A155]+[$'loan-parameters'.$B$32];&quot;&quot;)" office:value-type="currency" office:currency="GBP" office:value="63404.9567391504" calcext:value-type="currency">
            <text:p>£63,404.96</text:p>
          </table:table-cell>
          <table:table-cell/>
          <table:table-cell table:style-name="ce31" table:formula="of:=[.B154]" office:value-type="float" office:value="12.75" calcext:value-type="float">
            <text:p>12.75</text:p>
          </table:table-cell>
          <table:table-cell table:formula="of:=IF([.F155]&lt;=[$'current-situation'.$D$7];[$'loan-parameters'.$B$31]*(1+[$'current-situation'.$C$7])^([.F155]*12)-[$'current-situation'.$B$29]/[$'current-situation'.$C$7]*((1+[$'current-situation'.$C$7])^([.F155]*12)-1);0)/[$'loan-parameters'.$B$26]" office:value-type="float" office:value="76513.0472155974" calcext:value-type="float">
            <text:p>76,513.05</text:p>
          </table:table-cell>
          <table:table-cell/>
          <table:table-cell table:style-name="ce47" office:value-type="currency" office:currency="GBP" office:value="755" calcext:value-type="currency">
            <text:p>£755.00</text:p>
          </table:table-cell>
          <table:table-cell table:style-name="ce85" table:formula="of:=[.I155]/[$'loan-parameters'.$B$26]" office:value-type="float" office:value="1379.17176625322" calcext:value-type="float">
            <text:p>1,379.17</text:p>
          </table:table-cell>
          <table:table-cell table:style-name="ce31" table:formula="of:=IF([.I155]&lt;=[$'current-situation'.$E$7];[$'loan-parameters'.$B$6]-ORG.OPENOFFICE.MONTHS([$'loan-parameters'.$B$4];TODAY();1)/12;(LN([.I155])-LN([.I155]-[$'loan-parameters'.$B$31]*[$'current-situation'.$C$7]))/LN(1+[$'current-situation'.$C$7])/12)" office:value-type="float" office:value="6.22443082364491" calcext:value-type="float">
            <text:p>6.22</text:p>
          </table:table-cell>
          <table:table-cell table:formula="of:=([.I155]*[.K155]*12+[$'loan-parameters'.$B$32])/[$'loan-parameters'.$B$26]" office:value-type="float" office:value="103051.245387032" calcext:value-type="float">
            <text:p>103,05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1" table:formula="of:=[.A156]/12" office:value-type="float" office:value="12.9166666666667" calcext:value-type="float">
            <text:p>12.92</text:p>
          </table:table-cell>
          <table:table-cell table:style-name="ce47" table:formula="of:=IF([.B156]&lt;=[$'repayment-scenarios'.$B$28];[$'loan-parameters'.$B$31]*[$'current-situation'.$C$7]*(1+[$'current-situation'.$C$7])^[.A156]/((1+[$'current-situation'.$C$7])^[.A156]-1);&quot;&quot;)" office:value-type="currency" office:currency="GBP" office:value="409.524950520018" calcext:value-type="currency">
            <text:p>£409.52</text:p>
          </table:table-cell>
          <table:table-cell table:formula="of:=IF([.C156]&lt;&gt;&quot;&quot;;[.C156]*[.A156]+[$'loan-parameters'.$B$32];&quot;&quot;)" office:value-type="currency" office:currency="GBP" office:value="63496.3673306028" calcext:value-type="currency">
            <text:p>£63,496.37</text:p>
          </table:table-cell>
          <table:table-cell/>
          <table:table-cell table:style-name="ce31" table:formula="of:=[.B155]" office:value-type="float" office:value="12.8333333333333" calcext:value-type="float">
            <text:p>12.83</text:p>
          </table:table-cell>
          <table:table-cell table:formula="of:=IF([.F156]&lt;=[$'current-situation'.$D$7];[$'loan-parameters'.$B$31]*(1+[$'current-situation'.$C$7])^([.F156]*12)-[$'current-situation'.$B$29]/[$'current-situation'.$C$7]*((1+[$'current-situation'.$C$7])^([.F156]*12)-1);0)/[$'loan-parameters'.$B$26]" office:value-type="float" office:value="76387.8858131289" calcext:value-type="float">
            <text:p>76,387.89</text:p>
          </table:table-cell>
          <table:table-cell/>
          <table:table-cell table:style-name="ce47" office:value-type="currency" office:currency="GBP" office:value="760" calcext:value-type="currency">
            <text:p>£760.00</text:p>
          </table:table-cell>
          <table:table-cell table:style-name="ce85" table:formula="of:=[.I156]/[$'loan-parameters'.$B$26]" office:value-type="float" office:value="1388.3053541092" calcext:value-type="float">
            <text:p>1,388.31</text:p>
          </table:table-cell>
          <table:table-cell table:style-name="ce31" table:formula="of:=IF([.I156]&lt;=[$'current-situation'.$E$7];[$'loan-parameters'.$B$6]-ORG.OPENOFFICE.MONTHS([$'loan-parameters'.$B$4];TODAY();1)/12;(LN([.I156])-LN([.I156]-[$'loan-parameters'.$B$31]*[$'current-situation'.$C$7]))/LN(1+[$'current-situation'.$C$7])/12)" office:value-type="float" office:value="6.17833035073999" calcext:value-type="float">
            <text:p>6.18</text:p>
          </table:table-cell>
          <table:table-cell table:formula="of:=([.I156]*[.K156]*12+[$'loan-parameters'.$B$32])/[$'loan-parameters'.$B$26]" office:value-type="float" office:value="102965.443616076" calcext:value-type="float">
            <text:p>102,965.4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1" table:formula="of:=[.A157]/12" office:value-type="float" office:value="13" calcext:value-type="float">
            <text:p>13.00</text:p>
          </table:table-cell>
          <table:table-cell table:style-name="ce47" table:formula="of:=IF([.B157]&lt;=[$'repayment-scenarios'.$B$28];[$'loan-parameters'.$B$31]*[$'current-situation'.$C$7]*(1+[$'current-situation'.$C$7])^[.A157]/((1+[$'current-situation'.$C$7])^[.A157]-1);&quot;&quot;)" office:value-type="currency" office:currency="GBP" office:value="407.486271294641" calcext:value-type="currency">
            <text:p>£407.49</text:p>
          </table:table-cell>
          <table:table-cell table:formula="of:=IF([.C157]&lt;&gt;&quot;&quot;;[.C157]*[.A157]+[$'loan-parameters'.$B$32];&quot;&quot;)" office:value-type="currency" office:currency="GBP" office:value="63587.858321964" calcext:value-type="currency">
            <text:p>£63,587.86</text:p>
          </table:table-cell>
          <table:table-cell/>
          <table:table-cell table:style-name="ce31" table:formula="of:=[.B156]" office:value-type="float" office:value="12.9166666666667" calcext:value-type="float">
            <text:p>12.92</text:p>
          </table:table-cell>
          <table:table-cell table:formula="of:=IF([.F157]&lt;=[$'current-situation'.$D$7];[$'loan-parameters'.$B$31]*(1+[$'current-situation'.$C$7])^([.F157]*12)-[$'current-situation'.$B$29]/[$'current-situation'.$C$7]*((1+[$'current-situation'.$C$7])^([.F157]*12)-1);0)/[$'loan-parameters'.$B$26]" office:value-type="float" office:value="76262.3315164931" calcext:value-type="float">
            <text:p>76,262.33</text:p>
          </table:table-cell>
          <table:table-cell/>
          <table:table-cell table:style-name="ce47" office:value-type="currency" office:currency="GBP" office:value="765" calcext:value-type="currency">
            <text:p>£765.00</text:p>
          </table:table-cell>
          <table:table-cell table:style-name="ce85" table:formula="of:=[.I157]/[$'loan-parameters'.$B$26]" office:value-type="float" office:value="1397.43894196518" calcext:value-type="float">
            <text:p>1,397.44</text:p>
          </table:table-cell>
          <table:table-cell table:style-name="ce31" table:formula="of:=IF([.I157]&lt;=[$'current-situation'.$E$7];[$'loan-parameters'.$B$6]-ORG.OPENOFFICE.MONTHS([$'loan-parameters'.$B$4];TODAY();1)/12;(LN([.I157])-LN([.I157]-[$'loan-parameters'.$B$31]*[$'current-situation'.$C$7]))/LN(1+[$'current-situation'.$C$7])/12)" office:value-type="float" office:value="6.13291073471186" calcext:value-type="float">
            <text:p>6.13</text:p>
          </table:table-cell>
          <table:table-cell table:formula="of:=([.I157]*[.K157]*12+[$'loan-parameters'.$B$32])/[$'loan-parameters'.$B$26]" office:value-type="float" office:value="102880.953810816" calcext:value-type="float">
            <text:p>102,880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1" table:formula="of:=[.A158]/12" office:value-type="float" office:value="13.0833333333333" calcext:value-type="float">
            <text:p>13.08</text:p>
          </table:table-cell>
          <table:table-cell table:style-name="ce47" table:formula="of:=IF([.B158]&lt;=[$'repayment-scenarios'.$B$28];[$'loan-parameters'.$B$31]*[$'current-situation'.$C$7]*(1+[$'current-situation'.$C$7])^[.A158]/((1+[$'current-situation'.$C$7])^[.A158]-1);&quot;&quot;)" office:value-type="currency" office:currency="GBP" office:value="405.474074450866" calcext:value-type="currency">
            <text:p>£405.47</text:p>
          </table:table-cell>
          <table:table-cell table:formula="of:=IF([.C158]&lt;&gt;&quot;&quot;;[.C158]*[.A158]+[$'loan-parameters'.$B$32];&quot;&quot;)" office:value-type="currency" office:currency="GBP" office:value="63679.429688786" calcext:value-type="currency">
            <text:p>£63,679.43</text:p>
          </table:table-cell>
          <table:table-cell/>
          <table:table-cell table:style-name="ce31" table:formula="of:=[.B157]" office:value-type="float" office:value="13" calcext:value-type="float">
            <text:p>13.00</text:p>
          </table:table-cell>
          <table:table-cell table:formula="of:=IF([.F158]&lt;=[$'current-situation'.$D$7];[$'loan-parameters'.$B$31]*(1+[$'current-situation'.$C$7])^([.F158]*12)-[$'current-situation'.$B$29]/[$'current-situation'.$C$7]*((1+[$'current-situation'.$C$7])^([.F158]*12)-1);0)/[$'loan-parameters'.$B$26]" office:value-type="float" office:value="76136.3830923563" calcext:value-type="float">
            <text:p>76,136.38</text:p>
          </table:table-cell>
          <table:table-cell/>
          <table:table-cell table:style-name="ce47" office:value-type="currency" office:currency="GBP" office:value="770" calcext:value-type="currency">
            <text:p>£770.00</text:p>
          </table:table-cell>
          <table:table-cell table:style-name="ce85" table:formula="of:=[.I158]/[$'loan-parameters'.$B$26]" office:value-type="float" office:value="1406.57252982116" calcext:value-type="float">
            <text:p>1,406.57</text:p>
          </table:table-cell>
          <table:table-cell table:style-name="ce31" table:formula="of:=IF([.I158]&lt;=[$'current-situation'.$E$7];[$'loan-parameters'.$B$6]-ORG.OPENOFFICE.MONTHS([$'loan-parameters'.$B$4];TODAY();1)/12;(LN([.I158])-LN([.I158]-[$'loan-parameters'.$B$31]*[$'current-situation'.$C$7]))/LN(1+[$'current-situation'.$C$7])/12)" office:value-type="float" office:value="6.08815693796008" calcext:value-type="float">
            <text:p>6.09</text:p>
          </table:table-cell>
          <table:table-cell table:formula="of:=([.I158]*[.K158]*12+[$'loan-parameters'.$B$32])/[$'loan-parameters'.$B$26]" office:value-type="float" office:value="102797.746025521" calcext:value-type="float">
            <text:p>102,797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1" table:formula="of:=[.A159]/12" office:value-type="float" office:value="13.1666666666667" calcext:value-type="float">
            <text:p>13.17</text:p>
          </table:table-cell>
          <table:table-cell table:style-name="ce47" table:formula="of:=IF([.B159]&lt;=[$'repayment-scenarios'.$B$28];[$'loan-parameters'.$B$31]*[$'current-situation'.$C$7]*(1+[$'current-situation'.$C$7])^[.A159]/((1+[$'current-situation'.$C$7])^[.A159]-1);&quot;&quot;)" office:value-type="currency" office:currency="GBP" office:value="403.487857002992" calcext:value-type="currency">
            <text:p>£403.49</text:p>
          </table:table-cell>
          <table:table-cell table:formula="of:=IF([.C159]&lt;&gt;&quot;&quot;;[.C159]*[.A159]+[$'loan-parameters'.$B$32];&quot;&quot;)" office:value-type="currency" office:currency="GBP" office:value="63771.0814064728" calcext:value-type="currency">
            <text:p>£63,771.08</text:p>
          </table:table-cell>
          <table:table-cell/>
          <table:table-cell table:style-name="ce31" table:formula="of:=[.B158]" office:value-type="float" office:value="13.0833333333333" calcext:value-type="float">
            <text:p>13.08</text:p>
          </table:table-cell>
          <table:table-cell table:formula="of:=IF([.F159]&lt;=[$'current-situation'.$D$7];[$'loan-parameters'.$B$31]*(1+[$'current-situation'.$C$7])^([.F159]*12)-[$'current-situation'.$B$29]/[$'current-situation'.$C$7]*((1+[$'current-situation'.$C$7])^([.F159]*12)-1);0)/[$'loan-parameters'.$B$26]" office:value-type="float" office:value="76010.0393035127" calcext:value-type="float">
            <text:p>76,010.04</text:p>
          </table:table-cell>
          <table:table-cell/>
          <table:table-cell table:style-name="ce47" office:value-type="currency" office:currency="GBP" office:value="775" calcext:value-type="currency">
            <text:p>£775.00</text:p>
          </table:table-cell>
          <table:table-cell table:style-name="ce85" table:formula="of:=[.I159]/[$'loan-parameters'.$B$26]" office:value-type="float" office:value="1415.70611767715" calcext:value-type="float">
            <text:p>1,415.71</text:p>
          </table:table-cell>
          <table:table-cell table:style-name="ce31" table:formula="of:=IF([.I159]&lt;=[$'current-situation'.$E$7];[$'loan-parameters'.$B$6]-ORG.OPENOFFICE.MONTHS([$'loan-parameters'.$B$4];TODAY();1)/12;(LN([.I159])-LN([.I159]-[$'loan-parameters'.$B$31]*[$'current-situation'.$C$7]))/LN(1+[$'current-situation'.$C$7])/12)" office:value-type="float" office:value="6.04405436433194" calcext:value-type="float">
            <text:p>6.04</text:p>
          </table:table-cell>
          <table:table-cell table:formula="of:=([.I159]*[.K159]*12+[$'loan-parameters'.$B$32])/[$'loan-parameters'.$B$26]" office:value-type="float" office:value="102715.79122132" calcext:value-type="float">
            <text:p>102,71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1" table:formula="of:=[.A160]/12" office:value-type="float" office:value="13.25" calcext:value-type="float">
            <text:p>13.25</text:p>
          </table:table-cell>
          <table:table-cell table:style-name="ce47" table:formula="of:=IF([.B160]&lt;=[$'repayment-scenarios'.$B$28];[$'loan-parameters'.$B$31]*[$'current-situation'.$C$7]*(1+[$'current-situation'.$C$7])^[.A160]/((1+[$'current-situation'.$C$7])^[.A160]-1);&quot;&quot;)" office:value-type="currency" office:currency="GBP" office:value="401.527128618113" calcext:value-type="currency">
            <text:p>£401.53</text:p>
          </table:table-cell>
          <table:table-cell table:formula="of:=IF([.C160]&lt;&gt;&quot;&quot;;[.C160]*[.A160]+[$'loan-parameters'.$B$32];&quot;&quot;)" office:value-type="currency" office:currency="GBP" office:value="63862.81345028" calcext:value-type="currency">
            <text:p>£63,862.81</text:p>
          </table:table-cell>
          <table:table-cell/>
          <table:table-cell table:style-name="ce31" table:formula="of:=[.B159]" office:value-type="float" office:value="13.1666666666667" calcext:value-type="float">
            <text:p>13.17</text:p>
          </table:table-cell>
          <table:table-cell table:formula="of:=IF([.F160]&lt;=[$'current-situation'.$D$7];[$'loan-parameters'.$B$31]*(1+[$'current-situation'.$C$7])^([.F160]*12)-[$'current-situation'.$B$29]/[$'current-situation'.$C$7]*((1+[$'current-situation'.$C$7])^([.F160]*12)-1);0)/[$'loan-parameters'.$B$26]" office:value-type="float" office:value="75883.2989088726" calcext:value-type="float">
            <text:p>75,883.30</text:p>
          </table:table-cell>
          <table:table-cell/>
          <table:table-cell table:style-name="ce47" office:value-type="currency" office:currency="GBP" office:value="780" calcext:value-type="currency">
            <text:p>£780.00</text:p>
          </table:table-cell>
          <table:table-cell table:style-name="ce85" table:formula="of:=[.I160]/[$'loan-parameters'.$B$26]" office:value-type="float" office:value="1424.83970553313" calcext:value-type="float">
            <text:p>1,424.84</text:p>
          </table:table-cell>
          <table:table-cell table:style-name="ce31" table:formula="of:=IF([.I160]&lt;=[$'current-situation'.$E$7];[$'loan-parameters'.$B$6]-ORG.OPENOFFICE.MONTHS([$'loan-parameters'.$B$4];TODAY();1)/12;(LN([.I160])-LN([.I160]-[$'loan-parameters'.$B$31]*[$'current-situation'.$C$7]))/LN(1+[$'current-situation'.$C$7])/12)" office:value-type="float" office:value="6.00058884297579" calcext:value-type="float">
            <text:p>6.00</text:p>
          </table:table-cell>
          <table:table-cell table:formula="of:=([.I160]*[.K160]*12+[$'loan-parameters'.$B$32])/[$'loan-parameters'.$B$26]" office:value-type="float" office:value="102635.061232036" calcext:value-type="float">
            <text:p>102,63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1" table:formula="of:=[.A161]/12" office:value-type="float" office:value="13.3333333333333" calcext:value-type="float">
            <text:p>13.33</text:p>
          </table:table-cell>
          <table:table-cell table:style-name="ce47" table:formula="of:=IF([.B161]&lt;=[$'repayment-scenarios'.$B$28];[$'loan-parameters'.$B$31]*[$'current-situation'.$C$7]*(1+[$'current-situation'.$C$7])^[.A161]/((1+[$'current-situation'.$C$7])^[.A161]-1);&quot;&quot;)" office:value-type="currency" office:currency="GBP" office:value="399.591411220721" calcext:value-type="currency">
            <text:p>£399.59</text:p>
          </table:table-cell>
          <table:table-cell table:formula="of:=IF([.C161]&lt;&gt;&quot;&quot;;[.C161]*[.A161]+[$'loan-parameters'.$B$32];&quot;&quot;)" office:value-type="currency" office:currency="GBP" office:value="63954.6257953154" calcext:value-type="currency">
            <text:p>£63,954.63</text:p>
          </table:table-cell>
          <table:table-cell/>
          <table:table-cell table:style-name="ce31" table:formula="of:=[.B160]" office:value-type="float" office:value="13.25" calcext:value-type="float">
            <text:p>13.25</text:p>
          </table:table-cell>
          <table:table-cell table:formula="of:=IF([.F161]&lt;=[$'current-situation'.$D$7];[$'loan-parameters'.$B$31]*(1+[$'current-situation'.$C$7])^([.F161]*12)-[$'current-situation'.$B$29]/[$'current-situation'.$C$7]*((1+[$'current-situation'.$C$7])^([.F161]*12)-1);0)/[$'loan-parameters'.$B$26]" office:value-type="float" office:value="75756.1606634512" calcext:value-type="float">
            <text:p>75,756.16</text:p>
          </table:table-cell>
          <table:table-cell/>
          <table:table-cell table:style-name="ce47" office:value-type="currency" office:currency="GBP" office:value="785" calcext:value-type="currency">
            <text:p>£785.00</text:p>
          </table:table-cell>
          <table:table-cell table:style-name="ce85" table:formula="of:=[.I161]/[$'loan-parameters'.$B$26]" office:value-type="float" office:value="1433.97329338911" calcext:value-type="float">
            <text:p>1,433.97</text:p>
          </table:table-cell>
          <table:table-cell table:style-name="ce31" table:formula="of:=IF([.I161]&lt;=[$'current-situation'.$E$7];[$'loan-parameters'.$B$6]-ORG.OPENOFFICE.MONTHS([$'loan-parameters'.$B$4];TODAY();1)/12;(LN([.I161])-LN([.I161]-[$'loan-parameters'.$B$31]*[$'current-situation'.$C$7]))/LN(1+[$'current-situation'.$C$7])/12)" office:value-type="float" office:value="5.95774661290084" calcext:value-type="float">
            <text:p>5.96</text:p>
          </table:table-cell>
          <table:table-cell table:formula="of:=([.I161]*[.K161]*12+[$'loan-parameters'.$B$32])/[$'loan-parameters'.$B$26]" office:value-type="float" office:value="102555.528731575" calcext:value-type="float">
            <text:p>102,555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1" table:formula="of:=[.A162]/12" office:value-type="float" office:value="13.4166666666667" calcext:value-type="float">
            <text:p>13.42</text:p>
          </table:table-cell>
          <table:table-cell table:style-name="ce47" table:formula="of:=IF([.B162]&lt;=[$'repayment-scenarios'.$B$28];[$'loan-parameters'.$B$31]*[$'current-situation'.$C$7]*(1+[$'current-situation'.$C$7])^[.A162]/((1+[$'current-situation'.$C$7])^[.A162]-1);&quot;&quot;)" office:value-type="currency" office:currency="GBP" office:value="397.680238612044" calcext:value-type="currency">
            <text:p>£397.68</text:p>
          </table:table-cell>
          <table:table-cell table:formula="of:=IF([.C162]&lt;&gt;&quot;&quot;;[.C162]*[.A162]+[$'loan-parameters'.$B$32];&quot;&quot;)" office:value-type="currency" office:currency="GBP" office:value="64046.518416539" calcext:value-type="currency">
            <text:p>£64,046.52</text:p>
          </table:table-cell>
          <table:table-cell/>
          <table:table-cell table:style-name="ce31" table:formula="of:=[.B161]" office:value-type="float" office:value="13.3333333333333" calcext:value-type="float">
            <text:p>13.33</text:p>
          </table:table-cell>
          <table:table-cell table:formula="of:=IF([.F162]&lt;=[$'current-situation'.$D$7];[$'loan-parameters'.$B$31]*(1+[$'current-situation'.$C$7])^([.F162]*12)-[$'current-situation'.$B$29]/[$'current-situation'.$C$7]*((1+[$'current-situation'.$C$7])^([.F162]*12)-1);0)/[$'loan-parameters'.$B$26]" office:value-type="float" office:value="75628.6233183549" calcext:value-type="float">
            <text:p>75,628.62</text:p>
          </table:table-cell>
          <table:table-cell/>
          <table:table-cell table:style-name="ce47" office:value-type="currency" office:currency="GBP" office:value="790" calcext:value-type="currency">
            <text:p>£790.00</text:p>
          </table:table-cell>
          <table:table-cell table:style-name="ce85" table:formula="of:=[.I162]/[$'loan-parameters'.$B$26]" office:value-type="float" office:value="1443.10688124509" calcext:value-type="float">
            <text:p>1,443.11</text:p>
          </table:table-cell>
          <table:table-cell table:style-name="ce31" table:formula="of:=IF([.I162]&lt;=[$'current-situation'.$E$7];[$'loan-parameters'.$B$6]-ORG.OPENOFFICE.MONTHS([$'loan-parameters'.$B$4];TODAY();1)/12;(LN([.I162])-LN([.I162]-[$'loan-parameters'.$B$31]*[$'current-situation'.$C$7]))/LN(1+[$'current-situation'.$C$7])/12)" office:value-type="float" office:value="5.91551430820724" calcext:value-type="float">
            <text:p>5.92</text:p>
          </table:table-cell>
          <table:table-cell table:formula="of:=([.I162]*[.K162]*12+[$'loan-parameters'.$B$32])/[$'loan-parameters'.$B$26]" office:value-type="float" office:value="102477.167202756" calcext:value-type="float">
            <text:p>102,47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1" table:formula="of:=[.A163]/12" office:value-type="float" office:value="13.5" calcext:value-type="float">
            <text:p>13.50</text:p>
          </table:table-cell>
          <table:table-cell table:style-name="ce47" table:formula="of:=IF([.B163]&lt;=[$'repayment-scenarios'.$B$28];[$'loan-parameters'.$B$31]*[$'current-situation'.$C$7]*(1+[$'current-situation'.$C$7])^[.A163]/((1+[$'current-situation'.$C$7])^[.A163]-1);&quot;&quot;)" office:value-type="currency" office:currency="GBP" office:value="395.793156103477" calcext:value-type="currency">
            <text:p>£395.79</text:p>
          </table:table-cell>
          <table:table-cell table:formula="of:=IF([.C163]&lt;&gt;&quot;&quot;;[.C163]*[.A163]+[$'loan-parameters'.$B$32];&quot;&quot;)" office:value-type="currency" office:currency="GBP" office:value="64138.4912887633" calcext:value-type="currency">
            <text:p>£64,138.49</text:p>
          </table:table-cell>
          <table:table-cell/>
          <table:table-cell table:style-name="ce31" table:formula="of:=[.B162]" office:value-type="float" office:value="13.4166666666667" calcext:value-type="float">
            <text:p>13.42</text:p>
          </table:table-cell>
          <table:table-cell table:formula="of:=IF([.F163]&lt;=[$'current-situation'.$D$7];[$'loan-parameters'.$B$31]*(1+[$'current-situation'.$C$7])^([.F163]*12)-[$'current-situation'.$B$29]/[$'current-situation'.$C$7]*((1+[$'current-situation'.$C$7])^([.F163]*12)-1);0)/[$'loan-parameters'.$B$26]" office:value-type="float" office:value="75500.6856207696" calcext:value-type="float">
            <text:p>75,500.69</text:p>
          </table:table-cell>
          <table:table-cell/>
          <table:table-cell table:style-name="ce47" office:value-type="currency" office:currency="GBP" office:value="795" calcext:value-type="currency">
            <text:p>£795.00</text:p>
          </table:table-cell>
          <table:table-cell table:style-name="ce85" table:formula="of:=[.I163]/[$'loan-parameters'.$B$26]" office:value-type="float" office:value="1452.24046910107" calcext:value-type="float">
            <text:p>1,452.24</text:p>
          </table:table-cell>
          <table:table-cell table:style-name="ce31" table:formula="of:=IF([.I163]&lt;=[$'current-situation'.$E$7];[$'loan-parameters'.$B$6]-ORG.OPENOFFICE.MONTHS([$'loan-parameters'.$B$4];TODAY();1)/12;(LN([.I163])-LN([.I163]-[$'loan-parameters'.$B$31]*[$'current-situation'.$C$7]))/LN(1+[$'current-situation'.$C$7])/12)" office:value-type="float" office:value="5.87387894395275" calcext:value-type="float">
            <text:p>5.87</text:p>
          </table:table-cell>
          <table:table-cell table:formula="of:=([.I163]*[.K163]*12+[$'loan-parameters'.$B$32])/[$'loan-parameters'.$B$26]" office:value-type="float" office:value="102399.95090753" calcext:value-type="float">
            <text:p>102,399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1" table:formula="of:=[.A164]/12" office:value-type="float" office:value="13.5833333333333" calcext:value-type="float">
            <text:p>13.58</text:p>
          </table:table-cell>
          <table:table-cell table:style-name="ce47" table:formula="of:=IF([.B164]&lt;=[$'repayment-scenarios'.$B$28];[$'loan-parameters'.$B$31]*[$'current-situation'.$C$7]*(1+[$'current-situation'.$C$7])^[.A164]/((1+[$'current-situation'.$C$7])^[.A164]-1);&quot;&quot;)" office:value-type="currency" office:currency="GBP" office:value="393.929720163516" calcext:value-type="currency">
            <text:p>£393.93</text:p>
          </table:table-cell>
          <table:table-cell table:formula="of:=IF([.C164]&lt;&gt;&quot;&quot;;[.C164]*[.A164]+[$'loan-parameters'.$B$32];&quot;&quot;)" office:value-type="currency" office:currency="GBP" office:value="64230.544386653" calcext:value-type="currency">
            <text:p>£64,230.54</text:p>
          </table:table-cell>
          <table:table-cell/>
          <table:table-cell table:style-name="ce31" table:formula="of:=[.B163]" office:value-type="float" office:value="13.5" calcext:value-type="float">
            <text:p>13.50</text:p>
          </table:table-cell>
          <table:table-cell table:formula="of:=IF([.F164]&lt;=[$'current-situation'.$D$7];[$'loan-parameters'.$B$31]*(1+[$'current-situation'.$C$7])^([.F164]*12)-[$'current-situation'.$B$29]/[$'current-situation'.$C$7]*((1+[$'current-situation'.$C$7])^([.F164]*12)-1);0)/[$'loan-parameters'.$B$26]" office:value-type="float" office:value="75372.3463139492" calcext:value-type="float">
            <text:p>75,372.35</text:p>
          </table:table-cell>
          <table:table-cell/>
          <table:table-cell table:style-name="ce47" office:value-type="currency" office:currency="GBP" office:value="800" calcext:value-type="currency">
            <text:p>£800.00</text:p>
          </table:table-cell>
          <table:table-cell table:style-name="ce85" table:formula="of:=[.I164]/[$'loan-parameters'.$B$26]" office:value-type="float" office:value="1461.37405695705" calcext:value-type="float">
            <text:p>1,461.37</text:p>
          </table:table-cell>
          <table:table-cell table:style-name="ce31" table:formula="of:=IF([.I164]&lt;=[$'current-situation'.$E$7];[$'loan-parameters'.$B$6]-ORG.OPENOFFICE.MONTHS([$'loan-parameters'.$B$4];TODAY();1)/12;(LN([.I164])-LN([.I164]-[$'loan-parameters'.$B$31]*[$'current-situation'.$C$7]))/LN(1+[$'current-situation'.$C$7])/12)" office:value-type="float" office:value="5.83282790262423" calcext:value-type="float">
            <text:p>5.83</text:p>
          </table:table-cell>
          <table:table-cell table:formula="of:=([.I164]*[.K164]*12+[$'loan-parameters'.$B$32])/[$'loan-parameters'.$B$26]" office:value-type="float" office:value="102323.854858507" calcext:value-type="float">
            <text:p>102,323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1" table:formula="of:=[.A165]/12" office:value-type="float" office:value="13.6666666666667" calcext:value-type="float">
            <text:p>13.67</text:p>
          </table:table-cell>
          <table:table-cell table:style-name="ce47" table:formula="of:=IF([.B165]&lt;=[$'repayment-scenarios'.$B$28];[$'loan-parameters'.$B$31]*[$'current-situation'.$C$7]*(1+[$'current-situation'.$C$7])^[.A165]/((1+[$'current-situation'.$C$7])^[.A165]-1);&quot;&quot;)" office:value-type="currency" office:currency="GBP" office:value="392.089498077598" calcext:value-type="currency">
            <text:p>£392.09</text:p>
          </table:table-cell>
          <table:table-cell table:formula="of:=IF([.C165]&lt;&gt;&quot;&quot;;[.C165]*[.A165]+[$'loan-parameters'.$B$32];&quot;&quot;)" office:value-type="currency" office:currency="GBP" office:value="64322.677684726" calcext:value-type="currency">
            <text:p>£64,322.68</text:p>
          </table:table-cell>
          <table:table-cell/>
          <table:table-cell table:style-name="ce31" table:formula="of:=[.B164]" office:value-type="float" office:value="13.5833333333333" calcext:value-type="float">
            <text:p>13.58</text:p>
          </table:table-cell>
          <table:table-cell table:formula="of:=IF([.F165]&lt;=[$'current-situation'.$D$7];[$'loan-parameters'.$B$31]*(1+[$'current-situation'.$C$7])^([.F165]*12)-[$'current-situation'.$B$29]/[$'current-situation'.$C$7]*((1+[$'current-situation'.$C$7])^([.F165]*12)-1);0)/[$'loan-parameters'.$B$26]" office:value-type="float" office:value="75243.604137202" calcext:value-type="float">
            <text:p>75,243.60</text:p>
          </table:table-cell>
          <table:table-cell/>
          <table:table-cell table:style-name="ce47" office:value-type="currency" office:currency="GBP" office:value="805" calcext:value-type="currency">
            <text:p>£805.00</text:p>
          </table:table-cell>
          <table:table-cell table:style-name="ce85" table:formula="of:=[.I165]/[$'loan-parameters'.$B$26]" office:value-type="float" office:value="1470.50764481304" calcext:value-type="float">
            <text:p>1,470.51</text:p>
          </table:table-cell>
          <table:table-cell table:style-name="ce31" table:formula="of:=IF([.I165]&lt;=[$'current-situation'.$E$7];[$'loan-parameters'.$B$6]-ORG.OPENOFFICE.MONTHS([$'loan-parameters'.$B$4];TODAY();1)/12;(LN([.I165])-LN([.I165]-[$'loan-parameters'.$B$31]*[$'current-situation'.$C$7]))/LN(1+[$'current-situation'.$C$7])/12)" office:value-type="float" office:value="5.7923489211834" calcext:value-type="float">
            <text:p>5.79</text:p>
          </table:table-cell>
          <table:table-cell table:formula="of:=([.I165]*[.K165]*12+[$'loan-parameters'.$B$32])/[$'loan-parameters'.$B$26]" office:value-type="float" office:value="102248.854791721" calcext:value-type="float">
            <text:p>102,248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1" table:formula="of:=[.A166]/12" office:value-type="float" office:value="13.75" calcext:value-type="float">
            <text:p>13.75</text:p>
          </table:table-cell>
          <table:table-cell table:style-name="ce47" table:formula="of:=IF([.B166]&lt;=[$'repayment-scenarios'.$B$28];[$'loan-parameters'.$B$31]*[$'current-situation'.$C$7]*(1+[$'current-situation'.$C$7])^[.A166]/((1+[$'current-situation'.$C$7])^[.A166]-1);&quot;&quot;)" office:value-type="currency" office:currency="GBP" office:value="390.27206762032" calcext:value-type="currency">
            <text:p>£390.27</text:p>
          </table:table-cell>
          <table:table-cell table:formula="of:=IF([.C166]&lt;&gt;&quot;&quot;;[.C166]*[.A166]+[$'loan-parameters'.$B$32];&quot;&quot;)" office:value-type="currency" office:currency="GBP" office:value="64414.8911573527" calcext:value-type="currency">
            <text:p>£64,414.89</text:p>
          </table:table-cell>
          <table:table-cell/>
          <table:table-cell table:style-name="ce31" table:formula="of:=[.B165]" office:value-type="float" office:value="13.6666666666667" calcext:value-type="float">
            <text:p>13.67</text:p>
          </table:table-cell>
          <table:table-cell table:formula="of:=IF([.F166]&lt;=[$'current-situation'.$D$7];[$'loan-parameters'.$B$31]*(1+[$'current-situation'.$C$7])^([.F166]*12)-[$'current-situation'.$B$29]/[$'current-situation'.$C$7]*((1+[$'current-situation'.$C$7])^([.F166]*12)-1);0)/[$'loan-parameters'.$B$26]" office:value-type="float" office:value="75114.4578258787" calcext:value-type="float">
            <text:p>75,114.46</text:p>
          </table:table-cell>
          <table:table-cell/>
          <table:table-cell table:style-name="ce47" office:value-type="currency" office:currency="GBP" office:value="810" calcext:value-type="currency">
            <text:p>£810.00</text:p>
          </table:table-cell>
          <table:table-cell table:style-name="ce85" table:formula="of:=[.I166]/[$'loan-parameters'.$B$26]" office:value-type="float" office:value="1479.64123266902" calcext:value-type="float">
            <text:p>1,479.64</text:p>
          </table:table-cell>
          <table:table-cell table:style-name="ce31" table:formula="of:=IF([.I166]&lt;=[$'current-situation'.$E$7];[$'loan-parameters'.$B$6]-ORG.OPENOFFICE.MONTHS([$'loan-parameters'.$B$4];TODAY();1)/12;(LN([.I166])-LN([.I166]-[$'loan-parameters'.$B$31]*[$'current-situation'.$C$7]))/LN(1+[$'current-situation'.$C$7])/12)" office:value-type="float" office:value="5.75243007865906" calcext:value-type="float">
            <text:p>5.75</text:p>
          </table:table-cell>
          <table:table-cell table:formula="of:=([.I166]*[.K166]*12+[$'loan-parameters'.$B$32])/[$'loan-parameters'.$B$26]" office:value-type="float" office:value="102174.927140577" calcext:value-type="float">
            <text:p>102,17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1" table:formula="of:=[.A167]/12" office:value-type="float" office:value="13.8333333333333" calcext:value-type="float">
            <text:p>13.83</text:p>
          </table:table-cell>
          <table:table-cell table:style-name="ce47" table:formula="of:=IF([.B167]&lt;=[$'repayment-scenarios'.$B$28];[$'loan-parameters'.$B$31]*[$'current-situation'.$C$7]*(1+[$'current-situation'.$C$7])^[.A167]/((1+[$'current-situation'.$C$7])^[.A167]-1);&quot;&quot;)" office:value-type="currency" office:currency="GBP" office:value="388.4770167395" calcext:value-type="currency">
            <text:p>£388.48</text:p>
          </table:table-cell>
          <table:table-cell table:formula="of:=IF([.C167]&lt;&gt;&quot;&quot;;[.C167]*[.A167]+[$'loan-parameters'.$B$32];&quot;&quot;)" office:value-type="currency" office:currency="GBP" office:value="64507.1847787569" calcext:value-type="currency">
            <text:p>£64,507.18</text:p>
          </table:table-cell>
          <table:table-cell/>
          <table:table-cell table:style-name="ce31" table:formula="of:=[.B166]" office:value-type="float" office:value="13.75" calcext:value-type="float">
            <text:p>13.75</text:p>
          </table:table-cell>
          <table:table-cell table:formula="of:=IF([.F167]&lt;=[$'current-situation'.$D$7];[$'loan-parameters'.$B$31]*(1+[$'current-situation'.$C$7])^([.F167]*12)-[$'current-situation'.$B$29]/[$'current-situation'.$C$7]*((1+[$'current-situation'.$C$7])^([.F167]*12)-1);0)/[$'loan-parameters'.$B$26]" office:value-type="float" office:value="74984.9061113609" calcext:value-type="float">
            <text:p>74,984.91</text:p>
          </table:table-cell>
          <table:table-cell/>
          <table:table-cell table:style-name="ce47" office:value-type="currency" office:currency="GBP" office:value="815" calcext:value-type="currency">
            <text:p>£815.00</text:p>
          </table:table-cell>
          <table:table-cell table:style-name="ce85" table:formula="of:=[.I167]/[$'loan-parameters'.$B$26]" office:value-type="float" office:value="1488.774820525" calcext:value-type="float">
            <text:p>1,488.77</text:p>
          </table:table-cell>
          <table:table-cell table:style-name="ce31" table:formula="of:=IF([.I167]&lt;=[$'current-situation'.$E$7];[$'loan-parameters'.$B$6]-ORG.OPENOFFICE.MONTHS([$'loan-parameters'.$B$4];TODAY();1)/12;(LN([.I167])-LN([.I167]-[$'loan-parameters'.$B$31]*[$'current-situation'.$C$7]))/LN(1+[$'current-situation'.$C$7])/12)" office:value-type="float" office:value="5.71305978425874" calcext:value-type="float">
            <text:p>5.71</text:p>
          </table:table-cell>
          <table:table-cell table:formula="of:=([.I167]*[.K167]*12+[$'loan-parameters'.$B$32])/[$'loan-parameters'.$B$26]" office:value-type="float" office:value="102102.049010925" calcext:value-type="float">
            <text:p>102,102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1" table:formula="of:=[.A168]/12" office:value-type="float" office:value="13.9166666666667" calcext:value-type="float">
            <text:p>13.92</text:p>
          </table:table-cell>
          <table:table-cell table:style-name="ce47" table:formula="of:=IF([.B168]&lt;=[$'repayment-scenarios'.$B$28];[$'loan-parameters'.$B$31]*[$'current-situation'.$C$7]*(1+[$'current-situation'.$C$7])^[.A168]/((1+[$'current-situation'.$C$7])^[.A168]-1);&quot;&quot;)" office:value-type="currency" office:currency="GBP" office:value="386.70394325159" calcext:value-type="currency">
            <text:p>£386.70</text:p>
          </table:table-cell>
          <table:table-cell table:formula="of:=IF([.C168]&lt;&gt;&quot;&quot;;[.C168]*[.A168]+[$'loan-parameters'.$B$32];&quot;&quot;)" office:value-type="currency" office:currency="GBP" office:value="64599.5585230155" calcext:value-type="currency">
            <text:p>£64,599.56</text:p>
          </table:table-cell>
          <table:table-cell/>
          <table:table-cell table:style-name="ce31" table:formula="of:=[.B167]" office:value-type="float" office:value="13.8333333333333" calcext:value-type="float">
            <text:p>13.83</text:p>
          </table:table-cell>
          <table:table-cell table:formula="of:=IF([.F168]&lt;=[$'current-situation'.$D$7];[$'loan-parameters'.$B$31]*(1+[$'current-situation'.$C$7])^([.F168]*12)-[$'current-situation'.$B$29]/[$'current-situation'.$C$7]*((1+[$'current-situation'.$C$7])^([.F168]*12)-1);0)/[$'loan-parameters'.$B$26]" office:value-type="float" office:value="74854.9477210471" calcext:value-type="float">
            <text:p>74,854.95</text:p>
          </table:table-cell>
          <table:table-cell/>
          <table:table-cell table:style-name="ce47" office:value-type="currency" office:currency="GBP" office:value="820" calcext:value-type="currency">
            <text:p>£820.00</text:p>
          </table:table-cell>
          <table:table-cell table:style-name="ce85" table:formula="of:=[.I168]/[$'loan-parameters'.$B$26]" office:value-type="float" office:value="1497.90840838098" calcext:value-type="float">
            <text:p>1,497.91</text:p>
          </table:table-cell>
          <table:table-cell table:style-name="ce31" table:formula="of:=IF([.I168]&lt;=[$'current-situation'.$E$7];[$'loan-parameters'.$B$6]-ORG.OPENOFFICE.MONTHS([$'loan-parameters'.$B$4];TODAY();1)/12;(LN([.I168])-LN([.I168]-[$'loan-parameters'.$B$31]*[$'current-situation'.$C$7]))/LN(1+[$'current-situation'.$C$7])/12)" office:value-type="float" office:value="5.67422676597427" calcext:value-type="float">
            <text:p>5.67</text:p>
          </table:table-cell>
          <table:table-cell table:formula="of:=([.I168]*[.K168]*12+[$'loan-parameters'.$B$32])/[$'loan-parameters'.$B$26]" office:value-type="float" office:value="102030.198157183" calcext:value-type="float">
            <text:p>102,0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1" table:formula="of:=[.A169]/12" office:value-type="float" office:value="14" calcext:value-type="float">
            <text:p>14.00</text:p>
          </table:table-cell>
          <table:table-cell table:style-name="ce47" table:formula="of:=IF([.B169]&lt;=[$'repayment-scenarios'.$B$28];[$'loan-parameters'.$B$31]*[$'current-situation'.$C$7]*(1+[$'current-situation'.$C$7])^[.A169]/((1+[$'current-situation'.$C$7])^[.A169]-1);&quot;&quot;)" office:value-type="currency" office:currency="GBP" office:value="384.952454547968" calcext:value-type="currency">
            <text:p>£384.95</text:p>
          </table:table-cell>
          <table:table-cell table:formula="of:=IF([.C169]&lt;&gt;&quot;&quot;;[.C169]*[.A169]+[$'loan-parameters'.$B$32];&quot;&quot;)" office:value-type="currency" office:currency="GBP" office:value="64692.0123640587" calcext:value-type="currency">
            <text:p>£64,692.01</text:p>
          </table:table-cell>
          <table:table-cell/>
          <table:table-cell table:style-name="ce31" table:formula="of:=[.B168]" office:value-type="float" office:value="13.9166666666667" calcext:value-type="float">
            <text:p>13.92</text:p>
          </table:table-cell>
          <table:table-cell table:formula="of:=IF([.F169]&lt;=[$'current-situation'.$D$7];[$'loan-parameters'.$B$31]*(1+[$'current-situation'.$C$7])^([.F169]*12)-[$'current-situation'.$B$29]/[$'current-situation'.$C$7]*((1+[$'current-situation'.$C$7])^([.F169]*12)-1);0)/[$'loan-parameters'.$B$26]" office:value-type="float" office:value="74724.5813783412" calcext:value-type="float">
            <text:p>74,724.58</text:p>
          </table:table-cell>
          <table:table-cell/>
          <table:table-cell table:style-name="ce47" office:value-type="currency" office:currency="GBP" office:value="825" calcext:value-type="currency">
            <text:p>£825.00</text:p>
          </table:table-cell>
          <table:table-cell table:style-name="ce85" table:formula="of:=[.I169]/[$'loan-parameters'.$B$26]" office:value-type="float" office:value="1507.04199623696" calcext:value-type="float">
            <text:p>1,507.04</text:p>
          </table:table-cell>
          <table:table-cell table:style-name="ce31" table:formula="of:=IF([.I169]&lt;=[$'current-situation'.$E$7];[$'loan-parameters'.$B$6]-ORG.OPENOFFICE.MONTHS([$'loan-parameters'.$B$4];TODAY();1)/12;(LN([.I169])-LN([.I169]-[$'loan-parameters'.$B$31]*[$'current-situation'.$C$7]))/LN(1+[$'current-situation'.$C$7])/12)" office:value-type="float" office:value="5.63592005965801" calcext:value-type="float">
            <text:p>5.64</text:p>
          </table:table-cell>
          <table:table-cell table:formula="of:=([.I169]*[.K169]*12+[$'loan-parameters'.$B$32])/[$'loan-parameters'.$B$26]" office:value-type="float" office:value="101959.352959491" calcext:value-type="float">
            <text:p>101,959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1" table:formula="of:=[.A170]/12" office:value-type="float" office:value="14.0833333333333" calcext:value-type="float">
            <text:p>14.08</text:p>
          </table:table-cell>
          <table:table-cell table:style-name="ce47" table:formula="of:=IF([.B170]&lt;=[$'repayment-scenarios'.$B$28];[$'loan-parameters'.$B$31]*[$'current-situation'.$C$7]*(1+[$'current-situation'.$C$7])^[.A170]/((1+[$'current-situation'.$C$7])^[.A170]-1);&quot;&quot;)" office:value-type="currency" office:currency="GBP" office:value="383.22216731166" calcext:value-type="currency">
            <text:p>£383.22</text:p>
          </table:table-cell>
          <table:table-cell table:formula="of:=IF([.C170]&lt;&gt;&quot;&quot;;[.C170]*[.A170]+[$'loan-parameters'.$B$32];&quot;&quot;)" office:value-type="currency" office:currency="GBP" office:value="64784.5462756705" calcext:value-type="currency">
            <text:p>£64,784.55</text:p>
          </table:table-cell>
          <table:table-cell/>
          <table:table-cell table:style-name="ce31" table:formula="of:=[.B169]" office:value-type="float" office:value="14" calcext:value-type="float">
            <text:p>14.00</text:p>
          </table:table-cell>
          <table:table-cell table:formula="of:=IF([.F170]&lt;=[$'current-situation'.$D$7];[$'loan-parameters'.$B$31]*(1+[$'current-situation'.$C$7])^([.F170]*12)-[$'current-situation'.$B$29]/[$'current-situation'.$C$7]*((1+[$'current-situation'.$C$7])^([.F170]*12)-1);0)/[$'loan-parameters'.$B$26]" office:value-type="float" office:value="74593.8058026401" calcext:value-type="float">
            <text:p>74,593.81</text:p>
          </table:table-cell>
          <table:table-cell/>
          <table:table-cell table:style-name="ce47" office:value-type="currency" office:currency="GBP" office:value="830" calcext:value-type="currency">
            <text:p>£830.00</text:p>
          </table:table-cell>
          <table:table-cell table:style-name="ce85" table:formula="of:=[.I170]/[$'loan-parameters'.$B$26]" office:value-type="float" office:value="1516.17558409294" calcext:value-type="float">
            <text:p>1,516.18</text:p>
          </table:table-cell>
          <table:table-cell table:style-name="ce31" table:formula="of:=IF([.I170]&lt;=[$'current-situation'.$E$7];[$'loan-parameters'.$B$6]-ORG.OPENOFFICE.MONTHS([$'loan-parameters'.$B$4];TODAY();1)/12;(LN([.I170])-LN([.I170]-[$'loan-parameters'.$B$31]*[$'current-situation'.$C$7]))/LN(1+[$'current-situation'.$C$7])/12)" office:value-type="float" office:value="5.59812899854633" calcext:value-type="float">
            <text:p>5.60</text:p>
          </table:table-cell>
          <table:table-cell table:formula="of:=([.I170]*[.K170]*12+[$'loan-parameters'.$B$32])/[$'loan-parameters'.$B$26]" office:value-type="float" office:value="101889.492401808" calcext:value-type="float">
            <text:p>101,889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1" table:formula="of:=[.A171]/12" office:value-type="float" office:value="14.1666666666667" calcext:value-type="float">
            <text:p>14.17</text:p>
          </table:table-cell>
          <table:table-cell table:style-name="ce47" table:formula="of:=IF([.B171]&lt;=[$'repayment-scenarios'.$B$28];[$'loan-parameters'.$B$31]*[$'current-situation'.$C$7]*(1+[$'current-situation'.$C$7])^[.A171]/((1+[$'current-situation'.$C$7])^[.A171]-1);&quot;&quot;)" office:value-type="currency" office:currency="GBP" office:value="381.512707244051" calcext:value-type="currency">
            <text:p>£381.51</text:p>
          </table:table-cell>
          <table:table-cell table:formula="of:=IF([.C171]&lt;&gt;&quot;&quot;;[.C171]*[.A171]+[$'loan-parameters'.$B$32];&quot;&quot;)" office:value-type="currency" office:currency="GBP" office:value="64877.1602314887" calcext:value-type="currency">
            <text:p>£64,877.16</text:p>
          </table:table-cell>
          <table:table-cell/>
          <table:table-cell table:style-name="ce31" table:formula="of:=[.B170]" office:value-type="float" office:value="14.0833333333333" calcext:value-type="float">
            <text:p>14.08</text:p>
          </table:table-cell>
          <table:table-cell table:formula="of:=IF([.F171]&lt;=[$'current-situation'.$D$7];[$'loan-parameters'.$B$31]*(1+[$'current-situation'.$C$7])^([.F171]*12)-[$'current-situation'.$B$29]/[$'current-situation'.$C$7]*((1+[$'current-situation'.$C$7])^([.F171]*12)-1);0)/[$'loan-parameters'.$B$26]" office:value-type="float" office:value="74462.6197093203" calcext:value-type="float">
            <text:p>74,462.62</text:p>
          </table:table-cell>
          <table:table-cell/>
          <table:table-cell table:style-name="ce47" office:value-type="currency" office:currency="GBP" office:value="835" calcext:value-type="currency">
            <text:p>£835.00</text:p>
          </table:table-cell>
          <table:table-cell table:style-name="ce85" table:formula="of:=[.I171]/[$'loan-parameters'.$B$26]" office:value-type="float" office:value="1525.30917194893" calcext:value-type="float">
            <text:p>1,525.31</text:p>
          </table:table-cell>
          <table:table-cell table:style-name="ce31" table:formula="of:=IF([.I171]&lt;=[$'current-situation'.$E$7];[$'loan-parameters'.$B$6]-ORG.OPENOFFICE.MONTHS([$'loan-parameters'.$B$4];TODAY();1)/12;(LN([.I171])-LN([.I171]-[$'loan-parameters'.$B$31]*[$'current-situation'.$C$7]))/LN(1+[$'current-situation'.$C$7])/12)" office:value-type="float" office:value="5.56084320320995" calcext:value-type="float">
            <text:p>5.56</text:p>
          </table:table-cell>
          <table:table-cell table:formula="of:=([.I171]*[.K171]*12+[$'loan-parameters'.$B$32])/[$'loan-parameters'.$B$26]" office:value-type="float" office:value="101820.596050936" calcext:value-type="float">
            <text:p>101,8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1" table:formula="of:=[.A172]/12" office:value-type="float" office:value="14.25" calcext:value-type="float">
            <text:p>14.25</text:p>
          </table:table-cell>
          <table:table-cell table:style-name="ce47" table:formula="of:=IF([.B172]&lt;=[$'repayment-scenarios'.$B$28];[$'loan-parameters'.$B$31]*[$'current-situation'.$C$7]*(1+[$'current-situation'.$C$7])^[.A172]/((1+[$'current-situation'.$C$7])^[.A172]-1);&quot;&quot;)" office:value-type="currency" office:currency="GBP" office:value="379.823708801199" calcext:value-type="currency">
            <text:p>£379.82</text:p>
          </table:table-cell>
          <table:table-cell table:formula="of:=IF([.C172]&lt;&gt;&quot;&quot;;[.C172]*[.A172]+[$'loan-parameters'.$B$32];&quot;&quot;)" office:value-type="currency" office:currency="GBP" office:value="64969.854205005" calcext:value-type="currency">
            <text:p>£64,969.85</text:p>
          </table:table-cell>
          <table:table-cell/>
          <table:table-cell table:style-name="ce31" table:formula="of:=[.B171]" office:value-type="float" office:value="14.1666666666667" calcext:value-type="float">
            <text:p>14.17</text:p>
          </table:table-cell>
          <table:table-cell table:formula="of:=IF([.F172]&lt;=[$'current-situation'.$D$7];[$'loan-parameters'.$B$31]*(1+[$'current-situation'.$C$7])^([.F172]*12)-[$'current-situation'.$B$29]/[$'current-situation'.$C$7]*((1+[$'current-situation'.$C$7])^([.F172]*12)-1);0)/[$'loan-parameters'.$B$26]" office:value-type="float" office:value="74331.0218097258" calcext:value-type="float">
            <text:p>74,331.02</text:p>
          </table:table-cell>
          <table:table-cell/>
          <table:table-cell table:style-name="ce47" office:value-type="currency" office:currency="GBP" office:value="840" calcext:value-type="currency">
            <text:p>£840.00</text:p>
          </table:table-cell>
          <table:table-cell table:style-name="ce85" table:formula="of:=[.I172]/[$'loan-parameters'.$B$26]" office:value-type="float" office:value="1534.44275980491" calcext:value-type="float">
            <text:p>1,534.44</text:p>
          </table:table-cell>
          <table:table-cell table:style-name="ce31" table:formula="of:=IF([.I172]&lt;=[$'current-situation'.$E$7];[$'loan-parameters'.$B$6]-ORG.OPENOFFICE.MONTHS([$'loan-parameters'.$B$4];TODAY();1)/12;(LN([.I172])-LN([.I172]-[$'loan-parameters'.$B$31]*[$'current-situation'.$C$7]))/LN(1+[$'current-situation'.$C$7])/12)" office:value-type="float" office:value="5.52405257191005" calcext:value-type="float">
            <text:p>5.52</text:p>
          </table:table-cell>
          <table:table-cell table:formula="of:=([.I172]*[.K172]*12+[$'loan-parameters'.$B$32])/[$'loan-parameters'.$B$26]" office:value-type="float" office:value="101752.644036412" calcext:value-type="float">
            <text:p>101,752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1" table:formula="of:=[.A173]/12" office:value-type="float" office:value="14.3333333333333" calcext:value-type="float">
            <text:p>14.33</text:p>
          </table:table-cell>
          <table:table-cell table:style-name="ce47" table:formula="of:=IF([.B173]&lt;=[$'repayment-scenarios'.$B$28];[$'loan-parameters'.$B$31]*[$'current-situation'.$C$7]*(1+[$'current-situation'.$C$7])^[.A173]/((1+[$'current-situation'.$C$7])^[.A173]-1);&quot;&quot;)" office:value-type="currency" office:currency="GBP" office:value="378.154814939333" calcext:value-type="currency">
            <text:p>£378.15</text:p>
          </table:table-cell>
          <table:table-cell table:formula="of:=IF([.C173]&lt;&gt;&quot;&quot;;[.C173]*[.A173]+[$'loan-parameters'.$B$32];&quot;&quot;)" office:value-type="currency" office:currency="GBP" office:value="65062.6281695652" calcext:value-type="currency">
            <text:p>£65,062.63</text:p>
          </table:table-cell>
          <table:table-cell/>
          <table:table-cell table:style-name="ce31" table:formula="of:=[.B172]" office:value-type="float" office:value="14.25" calcext:value-type="float">
            <text:p>14.25</text:p>
          </table:table-cell>
          <table:table-cell table:formula="of:=IF([.F173]&lt;=[$'current-situation'.$D$7];[$'loan-parameters'.$B$31]*(1+[$'current-situation'.$C$7])^([.F173]*12)-[$'current-situation'.$B$29]/[$'current-situation'.$C$7]*((1+[$'current-situation'.$C$7])^([.F173]*12)-1);0)/[$'loan-parameters'.$B$26]" office:value-type="float" office:value="74199.0108111558" calcext:value-type="float">
            <text:p>74,199.01</text:p>
          </table:table-cell>
          <table:table-cell/>
          <table:table-cell table:style-name="ce47" office:value-type="currency" office:currency="GBP" office:value="845" calcext:value-type="currency">
            <text:p>£845.00</text:p>
          </table:table-cell>
          <table:table-cell table:style-name="ce85" table:formula="of:=[.I173]/[$'loan-parameters'.$B$26]" office:value-type="float" office:value="1543.57634766089" calcext:value-type="float">
            <text:p>1,543.58</text:p>
          </table:table-cell>
          <table:table-cell table:style-name="ce31" table:formula="of:=IF([.I173]&lt;=[$'current-situation'.$E$7];[$'loan-parameters'.$B$6]-ORG.OPENOFFICE.MONTHS([$'loan-parameters'.$B$4];TODAY();1)/12;(LN([.I173])-LN([.I173]-[$'loan-parameters'.$B$31]*[$'current-situation'.$C$7]))/LN(1+[$'current-situation'.$C$7])/12)" office:value-type="float" office:value="5.48774727134173" calcext:value-type="float">
            <text:p>5.49</text:p>
          </table:table-cell>
          <table:table-cell table:formula="of:=([.I173]*[.K173]*12+[$'loan-parameters'.$B$32])/[$'loan-parameters'.$B$26]" office:value-type="float" office:value="101685.617031228" calcext:value-type="float">
            <text:p>101,685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1" table:formula="of:=[.A174]/12" office:value-type="float" office:value="14.4166666666667" calcext:value-type="float">
            <text:p>14.42</text:p>
          </table:table-cell>
          <table:table-cell table:style-name="ce47" table:formula="of:=IF([.B174]&lt;=[$'repayment-scenarios'.$B$28];[$'loan-parameters'.$B$31]*[$'current-situation'.$C$7]*(1+[$'current-situation'.$C$7])^[.A174]/((1+[$'current-situation'.$C$7])^[.A174]-1);&quot;&quot;)" office:value-type="currency" office:currency="GBP" office:value="376.505676869188" calcext:value-type="currency">
            <text:p>£376.51</text:p>
          </table:table-cell>
          <table:table-cell table:formula="of:=IF([.C174]&lt;&gt;&quot;&quot;;[.C174]*[.A174]+[$'loan-parameters'.$B$32];&quot;&quot;)" office:value-type="currency" office:currency="GBP" office:value="65155.4820983696" calcext:value-type="currency">
            <text:p>£65,155.48</text:p>
          </table:table-cell>
          <table:table-cell/>
          <table:table-cell table:style-name="ce31" table:formula="of:=[.B173]" office:value-type="float" office:value="14.3333333333333" calcext:value-type="float">
            <text:p>14.33</text:p>
          </table:table-cell>
          <table:table-cell table:formula="of:=IF([.F174]&lt;=[$'current-situation'.$D$7];[$'loan-parameters'.$B$31]*(1+[$'current-situation'.$C$7])^([.F174]*12)-[$'current-situation'.$B$29]/[$'current-situation'.$C$7]*((1+[$'current-situation'.$C$7])^([.F174]*12)-1);0)/[$'loan-parameters'.$B$26]" office:value-type="float" office:value="74066.5854168512" calcext:value-type="float">
            <text:p>74,066.59</text:p>
          </table:table-cell>
          <table:table-cell/>
          <table:table-cell table:style-name="ce47" office:value-type="currency" office:currency="GBP" office:value="850" calcext:value-type="currency">
            <text:p>£850.00</text:p>
          </table:table-cell>
          <table:table-cell table:style-name="ce85" table:formula="of:=[.I174]/[$'loan-parameters'.$B$26]" office:value-type="float" office:value="1552.70993551687" calcext:value-type="float">
            <text:p>1,552.71</text:p>
          </table:table-cell>
          <table:table-cell table:style-name="ce31" table:formula="of:=IF([.I174]&lt;=[$'current-situation'.$E$7];[$'loan-parameters'.$B$6]-ORG.OPENOFFICE.MONTHS([$'loan-parameters'.$B$4];TODAY();1)/12;(LN([.I174])-LN([.I174]-[$'loan-parameters'.$B$31]*[$'current-situation'.$C$7]))/LN(1+[$'current-situation'.$C$7])/12)" office:value-type="float" office:value="5.45191772774651" calcext:value-type="float">
            <text:p>5.45</text:p>
          </table:table-cell>
          <table:table-cell table:formula="of:=([.I174]*[.K174]*12+[$'loan-parameters'.$B$32])/[$'loan-parameters'.$B$26]" office:value-type="float" office:value="101619.496233335" calcext:value-type="float">
            <text:p>101,61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1" table:formula="of:=[.A175]/12" office:value-type="float" office:value="14.5" calcext:value-type="float">
            <text:p>14.50</text:p>
          </table:table-cell>
          <table:table-cell table:style-name="ce47" table:formula="of:=IF([.B175]&lt;=[$'repayment-scenarios'.$B$28];[$'loan-parameters'.$B$31]*[$'current-situation'.$C$7]*(1+[$'current-situation'.$C$7])^[.A175]/((1+[$'current-situation'.$C$7])^[.A175]-1);&quot;&quot;)" office:value-type="currency" office:currency="GBP" office:value="374.875953818808" calcext:value-type="currency">
            <text:p>£374.88</text:p>
          </table:table-cell>
          <table:table-cell table:formula="of:=IF([.C175]&lt;&gt;&quot;&quot;;[.C175]*[.A175]+[$'loan-parameters'.$B$32];&quot;&quot;)" office:value-type="currency" office:currency="GBP" office:value="65248.4159644726" calcext:value-type="currency">
            <text:p>£65,248.42</text:p>
          </table:table-cell>
          <table:table-cell/>
          <table:table-cell table:style-name="ce31" table:formula="of:=[.B174]" office:value-type="float" office:value="14.4166666666667" calcext:value-type="float">
            <text:p>14.42</text:p>
          </table:table-cell>
          <table:table-cell table:formula="of:=IF([.F175]&lt;=[$'current-situation'.$D$7];[$'loan-parameters'.$B$31]*(1+[$'current-situation'.$C$7])^([.F175]*12)-[$'current-situation'.$B$29]/[$'current-situation'.$C$7]*((1+[$'current-situation'.$C$7])^([.F175]*12)-1);0)/[$'loan-parameters'.$B$26]" office:value-type="float" office:value="73933.744325982" calcext:value-type="float">
            <text:p>73,933.74</text:p>
          </table:table-cell>
          <table:table-cell/>
          <table:table-cell table:style-name="ce47" office:value-type="currency" office:currency="GBP" office:value="855" calcext:value-type="currency">
            <text:p>£855.00</text:p>
          </table:table-cell>
          <table:table-cell table:style-name="ce85" table:formula="of:=[.I175]/[$'loan-parameters'.$B$26]" office:value-type="float" office:value="1561.84352337285" calcext:value-type="float">
            <text:p>1,561.84</text:p>
          </table:table-cell>
          <table:table-cell table:style-name="ce31" table:formula="of:=IF([.I175]&lt;=[$'current-situation'.$E$7];[$'loan-parameters'.$B$6]-ORG.OPENOFFICE.MONTHS([$'loan-parameters'.$B$4];TODAY();1)/12;(LN([.I175])-LN([.I175]-[$'loan-parameters'.$B$31]*[$'current-situation'.$C$7]))/LN(1+[$'current-situation'.$C$7])/12)" office:value-type="float" office:value="5.41655461837656" calcext:value-type="float">
            <text:p>5.42</text:p>
          </table:table-cell>
          <table:table-cell table:formula="of:=([.I175]*[.K175]*12+[$'loan-parameters'.$B$32])/[$'loan-parameters'.$B$26]" office:value-type="float" office:value="101554.263347905" calcext:value-type="float">
            <text:p>101,554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1" table:formula="of:=[.A176]/12" office:value-type="float" office:value="14.5833333333333" calcext:value-type="float">
            <text:p>14.58</text:p>
          </table:table-cell>
          <table:table-cell table:style-name="ce47" table:formula="of:=IF([.B176]&lt;=[$'repayment-scenarios'.$B$28];[$'loan-parameters'.$B$31]*[$'current-situation'.$C$7]*(1+[$'current-situation'.$C$7])^[.A176]/((1+[$'current-situation'.$C$7])^[.A176]-1);&quot;&quot;)" office:value-type="currency" office:currency="GBP" office:value="373.265312804479" calcext:value-type="currency">
            <text:p>£373.27</text:p>
          </table:table-cell>
          <table:table-cell table:formula="of:=IF([.C176]&lt;&gt;&quot;&quot;;[.C176]*[.A176]+[$'loan-parameters'.$B$32];&quot;&quot;)" office:value-type="currency" office:currency="GBP" office:value="65341.4297407839" calcext:value-type="currency">
            <text:p>£65,341.43</text:p>
          </table:table-cell>
          <table:table-cell/>
          <table:table-cell table:style-name="ce31" table:formula="of:=[.B175]" office:value-type="float" office:value="14.5" calcext:value-type="float">
            <text:p>14.50</text:p>
          </table:table-cell>
          <table:table-cell table:formula="of:=IF([.F176]&lt;=[$'current-situation'.$D$7];[$'loan-parameters'.$B$31]*(1+[$'current-situation'.$C$7])^([.F176]*12)-[$'current-situation'.$B$29]/[$'current-situation'.$C$7]*((1+[$'current-situation'.$C$7])^([.F176]*12)-1);0)/[$'loan-parameters'.$B$26]" office:value-type="float" office:value="73800.4862336355" calcext:value-type="float">
            <text:p>73,800.49</text:p>
          </table:table-cell>
          <table:table-cell/>
          <table:table-cell table:style-name="ce47" office:value-type="currency" office:currency="GBP" office:value="860" calcext:value-type="currency">
            <text:p>£860.00</text:p>
          </table:table-cell>
          <table:table-cell table:style-name="ce85" table:formula="of:=[.I176]/[$'loan-parameters'.$B$26]" office:value-type="float" office:value="1570.97711122883" calcext:value-type="float">
            <text:p>1,570.98</text:p>
          </table:table-cell>
          <table:table-cell table:style-name="ce31" table:formula="of:=IF([.I176]&lt;=[$'current-situation'.$E$7];[$'loan-parameters'.$B$6]-ORG.OPENOFFICE.MONTHS([$'loan-parameters'.$B$4];TODAY();1)/12;(LN([.I176])-LN([.I176]-[$'loan-parameters'.$B$31]*[$'current-situation'.$C$7]))/LN(1+[$'current-situation'.$C$7])/12)" office:value-type="float" office:value="5.3816488632951" calcext:value-type="float">
            <text:p>5.38</text:p>
          </table:table-cell>
          <table:table-cell table:formula="of:=([.I176]*[.K176]*12+[$'loan-parameters'.$B$32])/[$'loan-parameters'.$B$26]" office:value-type="float" office:value="101489.900570311" calcext:value-type="float">
            <text:p>101,48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1" table:formula="of:=[.A177]/12" office:value-type="float" office:value="14.6666666666667" calcext:value-type="float">
            <text:p>14.67</text:p>
          </table:table-cell>
          <table:table-cell table:style-name="ce47" table:formula="of:=IF([.B177]&lt;=[$'repayment-scenarios'.$B$28];[$'loan-parameters'.$B$31]*[$'current-situation'.$C$7]*(1+[$'current-situation'.$C$7])^[.A177]/((1+[$'current-situation'.$C$7])^[.A177]-1);&quot;&quot;)" office:value-type="currency" office:currency="GBP" office:value="371.673428409475" calcext:value-type="currency">
            <text:p>£371.67</text:p>
          </table:table-cell>
          <table:table-cell table:formula="of:=IF([.C177]&lt;&gt;&quot;&quot;;[.C177]*[.A177]+[$'loan-parameters'.$B$32];&quot;&quot;)" office:value-type="currency" office:currency="GBP" office:value="65434.5234000676" calcext:value-type="currency">
            <text:p>£65,434.52</text:p>
          </table:table-cell>
          <table:table-cell/>
          <table:table-cell table:style-name="ce31" table:formula="of:=[.B176]" office:value-type="float" office:value="14.5833333333333" calcext:value-type="float">
            <text:p>14.58</text:p>
          </table:table-cell>
          <table:table-cell table:formula="of:=IF([.F177]&lt;=[$'current-situation'.$D$7];[$'loan-parameters'.$B$31]*(1+[$'current-situation'.$C$7])^([.F177]*12)-[$'current-situation'.$B$29]/[$'current-situation'.$C$7]*((1+[$'current-situation'.$C$7])^([.F177]*12)-1);0)/[$'loan-parameters'.$B$26]" office:value-type="float" office:value="73666.8098308021" calcext:value-type="float">
            <text:p>73,666.81</text:p>
          </table:table-cell>
          <table:table-cell/>
          <table:table-cell table:style-name="ce47" office:value-type="currency" office:currency="GBP" office:value="865" calcext:value-type="currency">
            <text:p>£865.00</text:p>
          </table:table-cell>
          <table:table-cell table:style-name="ce85" table:formula="of:=[.I177]/[$'loan-parameters'.$B$26]" office:value-type="float" office:value="1580.11069908481" calcext:value-type="float">
            <text:p>1,580.11</text:p>
          </table:table-cell>
          <table:table-cell table:style-name="ce31" table:formula="of:=IF([.I177]&lt;=[$'current-situation'.$E$7];[$'loan-parameters'.$B$6]-ORG.OPENOFFICE.MONTHS([$'loan-parameters'.$B$4];TODAY();1)/12;(LN([.I177])-LN([.I177]-[$'loan-parameters'.$B$31]*[$'current-situation'.$C$7]))/LN(1+[$'current-situation'.$C$7])/12)" office:value-type="float" office:value="5.3471916174966" calcext:value-type="float">
            <text:p>5.35</text:p>
          </table:table-cell>
          <table:table-cell table:formula="of:=([.I177]*[.K177]*12+[$'loan-parameters'.$B$32])/[$'loan-parameters'.$B$26]" office:value-type="float" office:value="101426.39056978" calcext:value-type="float">
            <text:p>101,426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1" table:formula="of:=[.A178]/12" office:value-type="float" office:value="14.75" calcext:value-type="float">
            <text:p>14.75</text:p>
          </table:table-cell>
          <table:table-cell table:style-name="ce47" table:formula="of:=IF([.B178]&lt;=[$'repayment-scenarios'.$B$28];[$'loan-parameters'.$B$31]*[$'current-situation'.$C$7]*(1+[$'current-situation'.$C$7])^[.A178]/((1+[$'current-situation'.$C$7])^[.A178]-1);&quot;&quot;)" office:value-type="currency" office:currency="GBP" office:value="370.0999825703" calcext:value-type="currency">
            <text:p>£370.10</text:p>
          </table:table-cell>
          <table:table-cell table:formula="of:=IF([.C178]&lt;&gt;&quot;&quot;;[.C178]*[.A178]+[$'loan-parameters'.$B$32];&quot;&quot;)" office:value-type="currency" office:currency="GBP" office:value="65527.696914943" calcext:value-type="currency">
            <text:p>£65,527.70</text:p>
          </table:table-cell>
          <table:table-cell/>
          <table:table-cell table:style-name="ce31" table:formula="of:=[.B177]" office:value-type="float" office:value="14.6666666666667" calcext:value-type="float">
            <text:p>14.67</text:p>
          </table:table-cell>
          <table:table-cell table:formula="of:=IF([.F178]&lt;=[$'current-situation'.$D$7];[$'loan-parameters'.$B$31]*(1+[$'current-situation'.$C$7])^([.F178]*12)-[$'current-situation'.$B$29]/[$'current-situation'.$C$7]*((1+[$'current-situation'.$C$7])^([.F178]*12)-1);0)/[$'loan-parameters'.$B$26]" office:value-type="float" office:value="73532.7138043633" calcext:value-type="float">
            <text:p>73,532.71</text:p>
          </table:table-cell>
          <table:table-cell/>
          <table:table-cell table:style-name="ce47" office:value-type="currency" office:currency="GBP" office:value="870" calcext:value-type="currency">
            <text:p>£870.00</text:p>
          </table:table-cell>
          <table:table-cell table:style-name="ce85" table:formula="of:=[.I178]/[$'loan-parameters'.$B$26]" office:value-type="float" office:value="1589.2442869408" calcext:value-type="float">
            <text:p>1,589.24</text:p>
          </table:table-cell>
          <table:table-cell table:style-name="ce31" table:formula="of:=IF([.I178]&lt;=[$'current-situation'.$E$7];[$'loan-parameters'.$B$6]-ORG.OPENOFFICE.MONTHS([$'loan-parameters'.$B$4];TODAY();1)/12;(LN([.I178])-LN([.I178]-[$'loan-parameters'.$B$31]*[$'current-situation'.$C$7]))/LN(1+[$'current-situation'.$C$7])/12)" office:value-type="float" office:value="5.31317426333328" calcext:value-type="float">
            <text:p>5.31</text:p>
          </table:table-cell>
          <table:table-cell table:formula="of:=([.I178]*[.K178]*12+[$'loan-parameters'.$B$32])/[$'loan-parameters'.$B$26]" office:value-type="float" office:value="101363.716473703" calcext:value-type="float">
            <text:p>101,363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1" table:formula="of:=[.A179]/12" office:value-type="float" office:value="14.8333333333333" calcext:value-type="float">
            <text:p>14.83</text:p>
          </table:table-cell>
          <table:table-cell table:style-name="ce47" table:formula="of:=IF([.B179]&lt;=[$'repayment-scenarios'.$B$28];[$'loan-parameters'.$B$31]*[$'current-situation'.$C$7]*(1+[$'current-situation'.$C$7])^[.A179]/((1+[$'current-situation'.$C$7])^[.A179]-1);&quot;&quot;)" office:value-type="currency" office:currency="GBP" office:value="368.544664370139" calcext:value-type="currency">
            <text:p>£368.54</text:p>
          </table:table-cell>
          <table:table-cell table:formula="of:=IF([.C179]&lt;&gt;&quot;&quot;;[.C179]*[.A179]+[$'loan-parameters'.$B$32];&quot;&quot;)" office:value-type="currency" office:currency="GBP" office:value="65620.9502578847" calcext:value-type="currency">
            <text:p>£65,620.95</text:p>
          </table:table-cell>
          <table:table-cell/>
          <table:table-cell table:style-name="ce31" table:formula="of:=[.B178]" office:value-type="float" office:value="14.75" calcext:value-type="float">
            <text:p>14.75</text:p>
          </table:table-cell>
          <table:table-cell table:formula="of:=IF([.F179]&lt;=[$'current-situation'.$D$7];[$'loan-parameters'.$B$31]*(1+[$'current-situation'.$C$7])^([.F179]*12)-[$'current-situation'.$B$29]/[$'current-situation'.$C$7]*((1+[$'current-situation'.$C$7])^([.F179]*12)-1);0)/[$'loan-parameters'.$B$26]" office:value-type="float" office:value="73398.1968370789" calcext:value-type="float">
            <text:p>73,398.20</text:p>
          </table:table-cell>
          <table:table-cell/>
          <table:table-cell table:style-name="ce47" office:value-type="currency" office:currency="GBP" office:value="875" calcext:value-type="currency">
            <text:p>£875.00</text:p>
          </table:table-cell>
          <table:table-cell table:style-name="ce85" table:formula="of:=[.I179]/[$'loan-parameters'.$B$26]" office:value-type="float" office:value="1598.37787479678" calcext:value-type="float">
            <text:p>1,598.38</text:p>
          </table:table-cell>
          <table:table-cell table:style-name="ce31" table:formula="of:=IF([.I179]&lt;=[$'current-situation'.$E$7];[$'loan-parameters'.$B$6]-ORG.OPENOFFICE.MONTHS([$'loan-parameters'.$B$4];TODAY();1)/12;(LN([.I179])-LN([.I179]-[$'loan-parameters'.$B$31]*[$'current-situation'.$C$7]))/LN(1+[$'current-situation'.$C$7])/12)" office:value-type="float" office:value="5.27958840323329" calcext:value-type="float">
            <text:p>5.28</text:p>
          </table:table-cell>
          <table:table-cell table:formula="of:=([.I179]*[.K179]*12+[$'loan-parameters'.$B$32])/[$'loan-parameters'.$B$26]" office:value-type="float" office:value="101301.861852565" calcext:value-type="float">
            <text:p>101,301.8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1" table:formula="of:=[.A180]/12" office:value-type="float" office:value="14.9166666666667" calcext:value-type="float">
            <text:p>14.92</text:p>
          </table:table-cell>
          <table:table-cell table:style-name="ce47" table:formula="of:=IF([.B180]&lt;=[$'repayment-scenarios'.$B$28];[$'loan-parameters'.$B$31]*[$'current-situation'.$C$7]*(1+[$'current-situation'.$C$7])^[.A180]/((1+[$'current-situation'.$C$7])^[.A180]-1);&quot;&quot;)" office:value-type="currency" office:currency="GBP" office:value="367.007169839233" calcext:value-type="currency">
            <text:p>£367.01</text:p>
          </table:table-cell>
          <table:table-cell table:formula="of:=IF([.C180]&lt;&gt;&quot;&quot;;[.C180]*[.A180]+[$'loan-parameters'.$B$32];&quot;&quot;)" office:value-type="currency" office:currency="GBP" office:value="65714.2834012227" calcext:value-type="currency">
            <text:p>£65,714.28</text:p>
          </table:table-cell>
          <table:table-cell/>
          <table:table-cell table:style-name="ce31" table:formula="of:=[.B179]" office:value-type="float" office:value="14.8333333333333" calcext:value-type="float">
            <text:p>14.83</text:p>
          </table:table-cell>
          <table:table-cell table:formula="of:=IF([.F180]&lt;=[$'current-situation'.$D$7];[$'loan-parameters'.$B$31]*(1+[$'current-situation'.$C$7])^([.F180]*12)-[$'current-situation'.$B$29]/[$'current-situation'.$C$7]*((1+[$'current-situation'.$C$7])^([.F180]*12)-1);0)/[$'loan-parameters'.$B$26]" office:value-type="float" office:value="73263.2576075732" calcext:value-type="float">
            <text:p>73,263.26</text:p>
          </table:table-cell>
          <table:table-cell/>
          <table:table-cell table:style-name="ce47" office:value-type="currency" office:currency="GBP" office:value="880" calcext:value-type="currency">
            <text:p>£880.00</text:p>
          </table:table-cell>
          <table:table-cell table:style-name="ce85" table:formula="of:=[.I180]/[$'loan-parameters'.$B$26]" office:value-type="float" office:value="1607.51146265276" calcext:value-type="float">
            <text:p>1,607.51</text:p>
          </table:table-cell>
          <table:table-cell table:style-name="ce31" table:formula="of:=IF([.I180]&lt;=[$'current-situation'.$E$7];[$'loan-parameters'.$B$6]-ORG.OPENOFFICE.MONTHS([$'loan-parameters'.$B$4];TODAY();1)/12;(LN([.I180])-LN([.I180]-[$'loan-parameters'.$B$31]*[$'current-situation'.$C$7]))/LN(1+[$'current-situation'.$C$7])/12)" office:value-type="float" office:value="5.2464258526983" calcext:value-type="float">
            <text:p>5.25</text:p>
          </table:table-cell>
          <table:table-cell table:formula="of:=([.I180]*[.K180]*12+[$'loan-parameters'.$B$32])/[$'loan-parameters'.$B$26]" office:value-type="float" office:value="101240.810705467" calcext:value-type="float">
            <text:p>101,240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1" table:formula="of:=[.A181]/12" office:value-type="float" office:value="15" calcext:value-type="float">
            <text:p>15.00</text:p>
          </table:table-cell>
          <table:table-cell table:style-name="ce47" table:formula="of:=IF([.B181]&lt;=[$'repayment-scenarios'.$B$28];[$'loan-parameters'.$B$31]*[$'current-situation'.$C$7]*(1+[$'current-situation'.$C$7])^[.A181]/((1+[$'current-situation'.$C$7])^[.A181]-1);&quot;&quot;)" office:value-type="currency" office:currency="GBP" office:value="365.487201761903" calcext:value-type="currency">
            <text:p>£365.49</text:p>
          </table:table-cell>
          <table:table-cell table:formula="of:=IF([.C181]&lt;&gt;&quot;&quot;;[.C181]*[.A181]+[$'loan-parameters'.$B$32];&quot;&quot;)" office:value-type="currency" office:currency="GBP" office:value="65807.6963171426" calcext:value-type="currency">
            <text:p>£65,807.70</text:p>
          </table:table-cell>
          <table:table-cell/>
          <table:table-cell table:style-name="ce31" table:formula="of:=[.B180]" office:value-type="float" office:value="14.9166666666667" calcext:value-type="float">
            <text:p>14.92</text:p>
          </table:table-cell>
          <table:table-cell table:formula="of:=IF([.F181]&lt;=[$'current-situation'.$D$7];[$'loan-parameters'.$B$31]*(1+[$'current-situation'.$C$7])^([.F181]*12)-[$'current-situation'.$B$29]/[$'current-situation'.$C$7]*((1+[$'current-situation'.$C$7])^([.F181]*12)-1);0)/[$'loan-parameters'.$B$26]" office:value-type="float" office:value="73127.8947903227" calcext:value-type="float">
            <text:p>73,127.89</text:p>
          </table:table-cell>
          <table:table-cell/>
          <table:table-cell table:style-name="ce47" office:value-type="currency" office:currency="GBP" office:value="885" calcext:value-type="currency">
            <text:p>£885.00</text:p>
          </table:table-cell>
          <table:table-cell table:style-name="ce85" table:formula="of:=[.I181]/[$'loan-parameters'.$B$26]" office:value-type="float" office:value="1616.64505050874" calcext:value-type="float">
            <text:p>1,616.65</text:p>
          </table:table-cell>
          <table:table-cell table:style-name="ce31" table:formula="of:=IF([.I181]&lt;=[$'current-situation'.$E$7];[$'loan-parameters'.$B$6]-ORG.OPENOFFICE.MONTHS([$'loan-parameters'.$B$4];TODAY();1)/12;(LN([.I181])-LN([.I181]-[$'loan-parameters'.$B$31]*[$'current-situation'.$C$7]))/LN(1+[$'current-situation'.$C$7])/12)" office:value-type="float" office:value="5.2136786335669" calcext:value-type="float">
            <text:p>5.21</text:p>
          </table:table-cell>
          <table:table-cell table:formula="of:=([.I181]*[.K181]*12+[$'loan-parameters'.$B$32])/[$'loan-parameters'.$B$26]" office:value-type="float" office:value="101180.547446213" calcext:value-type="float">
            <text:p>101,180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1" table:formula="of:=[.A182]/12" office:value-type="float" office:value="15.0833333333333" calcext:value-type="float">
            <text:p>15.08</text:p>
          </table:table-cell>
          <table:table-cell table:style-name="ce47" table:formula="of:=IF([.B182]&lt;=[$'repayment-scenarios'.$B$28];[$'loan-parameters'.$B$31]*[$'current-situation'.$C$7]*(1+[$'current-situation'.$C$7])^[.A182]/((1+[$'current-situation'.$C$7])^[.A182]-1);&quot;&quot;)" office:value-type="currency" office:currency="GBP" office:value="363.984469489977" calcext:value-type="currency">
            <text:p>£363.98</text:p>
          </table:table-cell>
          <table:table-cell table:formula="of:=IF([.C182]&lt;&gt;&quot;&quot;;[.C182]*[.A182]+[$'loan-parameters'.$B$32];&quot;&quot;)" office:value-type="currency" office:currency="GBP" office:value="65901.1889776858" calcext:value-type="currency">
            <text:p>£65,901.19</text:p>
          </table:table-cell>
          <table:table-cell/>
          <table:table-cell table:style-name="ce31" table:formula="of:=[.B181]" office:value-type="float" office:value="15" calcext:value-type="float">
            <text:p>15.00</text:p>
          </table:table-cell>
          <table:table-cell table:formula="of:=IF([.F182]&lt;=[$'current-situation'.$D$7];[$'loan-parameters'.$B$31]*(1+[$'current-situation'.$C$7])^([.F182]*12)-[$'current-situation'.$B$29]/[$'current-situation'.$C$7]*((1+[$'current-situation'.$C$7])^([.F182]*12)-1);0)/[$'loan-parameters'.$B$26]" office:value-type="float" office:value="72992.1070556435" calcext:value-type="float">
            <text:p>72,992.11</text:p>
          </table:table-cell>
          <table:table-cell/>
          <table:table-cell table:style-name="ce47" office:value-type="currency" office:currency="GBP" office:value="890" calcext:value-type="currency">
            <text:p>£890.00</text:p>
          </table:table-cell>
          <table:table-cell table:style-name="ce85" table:formula="of:=[.I182]/[$'loan-parameters'.$B$26]" office:value-type="float" office:value="1625.77863836472" calcext:value-type="float">
            <text:p>1,625.78</text:p>
          </table:table-cell>
          <table:table-cell table:style-name="ce31" table:formula="of:=IF([.I182]&lt;=[$'current-situation'.$E$7];[$'loan-parameters'.$B$6]-ORG.OPENOFFICE.MONTHS([$'loan-parameters'.$B$4];TODAY();1)/12;(LN([.I182])-LN([.I182]-[$'loan-parameters'.$B$31]*[$'current-situation'.$C$7]))/LN(1+[$'current-situation'.$C$7])/12)" office:value-type="float" office:value="5.1813389675334" calcext:value-type="float">
            <text:p>5.18</text:p>
          </table:table-cell>
          <table:table-cell table:formula="of:=([.I182]*[.K182]*12+[$'loan-parameters'.$B$32])/[$'loan-parameters'.$B$26]" office:value-type="float" office:value="101121.056889934" calcext:value-type="float">
            <text:p>101,121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1" table:formula="of:=[.A183]/12" office:value-type="float" office:value="15.1666666666667" calcext:value-type="float">
            <text:p>15.17</text:p>
          </table:table-cell>
          <table:table-cell table:style-name="ce47" table:formula="of:=IF([.B183]&lt;=[$'repayment-scenarios'.$B$28];[$'loan-parameters'.$B$31]*[$'current-situation'.$C$7]*(1+[$'current-situation'.$C$7])^[.A183]/((1+[$'current-situation'.$C$7])^[.A183]-1);&quot;&quot;)" office:value-type="currency" office:currency="GBP" office:value="362.498688762361" calcext:value-type="currency">
            <text:p>£362.50</text:p>
          </table:table-cell>
          <table:table-cell table:formula="of:=IF([.C183]&lt;&gt;&quot;&quot;;[.C183]*[.A183]+[$'loan-parameters'.$B$32];&quot;&quot;)" office:value-type="currency" office:currency="GBP" office:value="65994.7613547497" calcext:value-type="currency">
            <text:p>£65,994.76</text:p>
          </table:table-cell>
          <table:table-cell/>
          <table:table-cell table:style-name="ce31" table:formula="of:=[.B182]" office:value-type="float" office:value="15.0833333333333" calcext:value-type="float">
            <text:p>15.08</text:p>
          </table:table-cell>
          <table:table-cell table:formula="of:=IF([.F183]&lt;=[$'current-situation'.$D$7];[$'loan-parameters'.$B$31]*(1+[$'current-situation'.$C$7])^([.F183]*12)-[$'current-situation'.$B$29]/[$'current-situation'.$C$7]*((1+[$'current-situation'.$C$7])^([.F183]*12)-1);0)/[$'loan-parameters'.$B$26]" office:value-type="float" office:value="72855.893069677" calcext:value-type="float">
            <text:p>72,855.89</text:p>
          </table:table-cell>
          <table:table-cell/>
          <table:table-cell table:style-name="ce47" office:value-type="currency" office:currency="GBP" office:value="895" calcext:value-type="currency">
            <text:p>£895.00</text:p>
          </table:table-cell>
          <table:table-cell table:style-name="ce85" table:formula="of:=[.I183]/[$'loan-parameters'.$B$26]" office:value-type="float" office:value="1634.9122262207" calcext:value-type="float">
            <text:p>1,634.91</text:p>
          </table:table-cell>
          <table:table-cell table:style-name="ce31" table:formula="of:=IF([.I183]&lt;=[$'current-situation'.$E$7];[$'loan-parameters'.$B$6]-ORG.OPENOFFICE.MONTHS([$'loan-parameters'.$B$4];TODAY();1)/12;(LN([.I183])-LN([.I183]-[$'loan-parameters'.$B$31]*[$'current-situation'.$C$7]))/LN(1+[$'current-situation'.$C$7])/12)" office:value-type="float" office:value="5.14939926990969" calcext:value-type="float">
            <text:p>5.15</text:p>
          </table:table-cell>
          <table:table-cell table:formula="of:=([.I183]*[.K183]*12+[$'loan-parameters'.$B$32])/[$'loan-parameters'.$B$26]" office:value-type="float" office:value="101062.324240232" calcext:value-type="float">
            <text:p>101,062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1" table:formula="of:=[.A184]/12" office:value-type="float" office:value="15.25" calcext:value-type="float">
            <text:p>15.25</text:p>
          </table:table-cell>
          <table:table-cell table:style-name="ce47" table:formula="of:=IF([.B184]&lt;=[$'repayment-scenarios'.$B$28];[$'loan-parameters'.$B$31]*[$'current-situation'.$C$7]*(1+[$'current-situation'.$C$7])^[.A184]/((1+[$'current-situation'.$C$7])^[.A184]-1);&quot;&quot;)" office:value-type="currency" office:currency="GBP" office:value="361.029581530535" calcext:value-type="currency">
            <text:p>£361.03</text:p>
          </table:table-cell>
          <table:table-cell table:formula="of:=IF([.C184]&lt;&gt;&quot;&quot;;[.C184]*[.A184]+[$'loan-parameters'.$B$32];&quot;&quot;)" office:value-type="currency" office:currency="GBP" office:value="66088.4134200879" calcext:value-type="currency">
            <text:p>£66,088.41</text:p>
          </table:table-cell>
          <table:table-cell/>
          <table:table-cell table:style-name="ce31" table:formula="of:=[.B183]" office:value-type="float" office:value="15.1666666666667" calcext:value-type="float">
            <text:p>15.17</text:p>
          </table:table-cell>
          <table:table-cell table:formula="of:=IF([.F184]&lt;=[$'current-situation'.$D$7];[$'loan-parameters'.$B$31]*(1+[$'current-situation'.$C$7])^([.F184]*12)-[$'current-situation'.$B$29]/[$'current-situation'.$C$7]*((1+[$'current-situation'.$C$7])^([.F184]*12)-1);0)/[$'loan-parameters'.$B$26]" office:value-type="float" office:value="72719.2514943776" calcext:value-type="float">
            <text:p>72,719.25</text:p>
          </table:table-cell>
          <table:table-cell/>
          <table:table-cell table:style-name="ce47" office:value-type="currency" office:currency="GBP" office:value="900" calcext:value-type="currency">
            <text:p>£900.00</text:p>
          </table:table-cell>
          <table:table-cell table:style-name="ce85" table:formula="of:=[.I184]/[$'loan-parameters'.$B$26]" office:value-type="float" office:value="1644.04581407669" calcext:value-type="float">
            <text:p>1,644.05</text:p>
          </table:table-cell>
          <table:table-cell table:style-name="ce31" table:formula="of:=IF([.I184]&lt;=[$'current-situation'.$E$7];[$'loan-parameters'.$B$6]-ORG.OPENOFFICE.MONTHS([$'loan-parameters'.$B$4];TODAY();1)/12;(LN([.I184])-LN([.I184]-[$'loan-parameters'.$B$31]*[$'current-situation'.$C$7]))/LN(1+[$'current-situation'.$C$7])/12)" office:value-type="float" office:value="5.11785214362015" calcext:value-type="float">
            <text:p>5.12</text:p>
          </table:table-cell>
          <table:table-cell table:formula="of:=([.I184]*[.K184]*12+[$'loan-parameters'.$B$32])/[$'loan-parameters'.$B$26]" office:value-type="float" office:value="101004.335076809" calcext:value-type="float">
            <text:p>101,00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1" table:formula="of:=[.A185]/12" office:value-type="float" office:value="15.3333333333333" calcext:value-type="float">
            <text:p>15.33</text:p>
          </table:table-cell>
          <table:table-cell table:style-name="ce47" table:formula="of:=IF([.B185]&lt;=[$'repayment-scenarios'.$B$28];[$'loan-parameters'.$B$31]*[$'current-situation'.$C$7]*(1+[$'current-situation'.$C$7])^[.A185]/((1+[$'current-situation'.$C$7])^[.A185]-1);&quot;&quot;)" office:value-type="currency" office:currency="GBP" office:value="359.57687578973" calcext:value-type="currency">
            <text:p>£359.58</text:p>
          </table:table-cell>
          <table:table-cell table:formula="of:=IF([.C185]&lt;&gt;&quot;&quot;;[.C185]*[.A185]+[$'loan-parameters'.$B$32];&quot;&quot;)" office:value-type="currency" office:currency="GBP" office:value="66182.1451453104" calcext:value-type="currency">
            <text:p>£66,182.15</text:p>
          </table:table-cell>
          <table:table-cell/>
          <table:table-cell table:style-name="ce31" table:formula="of:=[.B184]" office:value-type="float" office:value="15.25" calcext:value-type="float">
            <text:p>15.25</text:p>
          </table:table-cell>
          <table:table-cell table:formula="of:=IF([.F185]&lt;=[$'current-situation'.$D$7];[$'loan-parameters'.$B$31]*(1+[$'current-situation'.$C$7])^([.F185]*12)-[$'current-situation'.$B$29]/[$'current-situation'.$C$7]*((1+[$'current-situation'.$C$7])^([.F185]*12)-1);0)/[$'loan-parameters'.$B$26]" office:value-type="float" office:value="72582.1809875" calcext:value-type="float">
            <text:p>72,582.18</text:p>
          </table:table-cell>
          <table:table-cell/>
          <table:table-cell table:style-name="ce47" office:value-type="currency" office:currency="GBP" office:value="905" calcext:value-type="currency">
            <text:p>£905.00</text:p>
          </table:table-cell>
          <table:table-cell table:style-name="ce85" table:formula="of:=[.I185]/[$'loan-parameters'.$B$26]" office:value-type="float" office:value="1653.17940193267" calcext:value-type="float">
            <text:p>1,653.18</text:p>
          </table:table-cell>
          <table:table-cell table:style-name="ce31" table:formula="of:=IF([.I185]&lt;=[$'current-situation'.$E$7];[$'loan-parameters'.$B$6]-ORG.OPENOFFICE.MONTHS([$'loan-parameters'.$B$4];TODAY();1)/12;(LN([.I185])-LN([.I185]-[$'loan-parameters'.$B$31]*[$'current-situation'.$C$7]))/LN(1+[$'current-situation'.$C$7])/12)" office:value-type="float" office:value="5.08669037341943" calcext:value-type="float">
            <text:p>5.09</text:p>
          </table:table-cell>
          <table:table-cell table:formula="of:=([.I185]*[.K185]*12+[$'loan-parameters'.$B$32])/[$'loan-parameters'.$B$26]" office:value-type="float" office:value="100947.075343578" calcext:value-type="float">
            <text:p>100,94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1" table:formula="of:=[.A186]/12" office:value-type="float" office:value="15.4166666666667" calcext:value-type="float">
            <text:p>15.42</text:p>
          </table:table-cell>
          <table:table-cell table:style-name="ce47" table:formula="of:=IF([.B186]&lt;=[$'repayment-scenarios'.$B$28];[$'loan-parameters'.$B$31]*[$'current-situation'.$C$7]*(1+[$'current-situation'.$C$7])^[.A186]/((1+[$'current-situation'.$C$7])^[.A186]-1);&quot;&quot;)" office:value-type="currency" office:currency="GBP" office:value="358.140305415588" calcext:value-type="currency">
            <text:p>£358.14</text:p>
          </table:table-cell>
          <table:table-cell table:formula="of:=IF([.C186]&lt;&gt;&quot;&quot;;[.C186]*[.A186]+[$'loan-parameters'.$B$32];&quot;&quot;)" office:value-type="currency" office:currency="GBP" office:value="66275.9565018838" calcext:value-type="currency">
            <text:p>£66,275.96</text:p>
          </table:table-cell>
          <table:table-cell/>
          <table:table-cell table:style-name="ce31" table:formula="of:=[.B185]" office:value-type="float" office:value="15.3333333333333" calcext:value-type="float">
            <text:p>15.33</text:p>
          </table:table-cell>
          <table:table-cell table:formula="of:=IF([.F186]&lt;=[$'current-situation'.$D$7];[$'loan-parameters'.$B$31]*(1+[$'current-situation'.$C$7])^([.F186]*12)-[$'current-situation'.$B$29]/[$'current-situation'.$C$7]*((1+[$'current-situation'.$C$7])^([.F186]*12)-1);0)/[$'loan-parameters'.$B$26]" office:value-type="float" office:value="72444.6802025848" calcext:value-type="float">
            <text:p>72,444.68</text:p>
          </table:table-cell>
          <table:table-cell/>
          <table:table-cell table:style-name="ce47" office:value-type="currency" office:currency="GBP" office:value="910" calcext:value-type="currency">
            <text:p>£910.00</text:p>
          </table:table-cell>
          <table:table-cell table:style-name="ce85" table:formula="of:=[.I186]/[$'loan-parameters'.$B$26]" office:value-type="float" office:value="1662.31298978865" calcext:value-type="float">
            <text:p>1,662.31</text:p>
          </table:table-cell>
          <table:table-cell table:style-name="ce31" table:formula="of:=IF([.I186]&lt;=[$'current-situation'.$E$7];[$'loan-parameters'.$B$6]-ORG.OPENOFFICE.MONTHS([$'loan-parameters'.$B$4];TODAY();1)/12;(LN([.I186])-LN([.I186]-[$'loan-parameters'.$B$31]*[$'current-situation'.$C$7]))/LN(1+[$'current-situation'.$C$7])/12)" office:value-type="float" office:value="5.05590692032312" calcext:value-type="float">
            <text:p>5.06</text:p>
          </table:table-cell>
          <table:table-cell table:formula="of:=([.I186]*[.K186]*12+[$'loan-parameters'.$B$32])/[$'loan-parameters'.$B$26]" office:value-type="float" office:value="100890.531337209" calcext:value-type="float">
            <text:p>100,89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1" table:formula="of:=[.A187]/12" office:value-type="float" office:value="15.5" calcext:value-type="float">
            <text:p>15.50</text:p>
          </table:table-cell>
          <table:table-cell table:style-name="ce47" table:formula="of:=IF([.B187]&lt;=[$'repayment-scenarios'.$B$28];[$'loan-parameters'.$B$31]*[$'current-situation'.$C$7]*(1+[$'current-situation'.$C$7])^[.A187]/((1+[$'current-situation'.$C$7])^[.A187]-1);&quot;&quot;)" office:value-type="currency" office:currency="GBP" office:value="356.719610006082" calcext:value-type="currency">
            <text:p>£356.72</text:p>
          </table:table-cell>
          <table:table-cell table:formula="of:=IF([.C187]&lt;&gt;&quot;&quot;;[.C187]*[.A187]+[$'loan-parameters'.$B$32];&quot;&quot;)" office:value-type="currency" office:currency="GBP" office:value="66369.8474611313" calcext:value-type="currency">
            <text:p>£66,369.85</text:p>
          </table:table-cell>
          <table:table-cell/>
          <table:table-cell table:style-name="ce31" table:formula="of:=[.B186]" office:value-type="float" office:value="15.4166666666667" calcext:value-type="float">
            <text:p>15.42</text:p>
          </table:table-cell>
          <table:table-cell table:formula="of:=IF([.F187]&lt;=[$'current-situation'.$D$7];[$'loan-parameters'.$B$31]*(1+[$'current-situation'.$C$7])^([.F187]*12)-[$'current-situation'.$B$29]/[$'current-situation'.$C$7]*((1+[$'current-situation'.$C$7])^([.F187]*12)-1);0)/[$'loan-parameters'.$B$26]" office:value-type="float" office:value="72306.7477889461" calcext:value-type="float">
            <text:p>72,306.75</text:p>
          </table:table-cell>
          <table:table-cell/>
          <table:table-cell table:style-name="ce47" office:value-type="currency" office:currency="GBP" office:value="915" calcext:value-type="currency">
            <text:p>£915.00</text:p>
          </table:table-cell>
          <table:table-cell table:style-name="ce85" table:formula="of:=[.I187]/[$'loan-parameters'.$B$26]" office:value-type="float" office:value="1671.44657764463" calcext:value-type="float">
            <text:p>1,671.45</text:p>
          </table:table-cell>
          <table:table-cell table:style-name="ce31" table:formula="of:=IF([.I187]&lt;=[$'current-situation'.$E$7];[$'loan-parameters'.$B$6]-ORG.OPENOFFICE.MONTHS([$'loan-parameters'.$B$4];TODAY();1)/12;(LN([.I187])-LN([.I187]-[$'loan-parameters'.$B$31]*[$'current-situation'.$C$7]))/LN(1+[$'current-situation'.$C$7])/12)" office:value-type="float" office:value="5.02549491624264" calcext:value-type="float">
            <text:p>5.03</text:p>
          </table:table-cell>
          <table:table-cell table:formula="of:=([.I187]*[.K187]*12+[$'loan-parameters'.$B$32])/[$'loan-parameters'.$B$26]" office:value-type="float" office:value="100834.689696115" calcext:value-type="float">
            <text:p>100,834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1" table:formula="of:=[.A188]/12" office:value-type="float" office:value="15.5833333333333" calcext:value-type="float">
            <text:p>15.58</text:p>
          </table:table-cell>
          <table:table-cell table:style-name="ce47" table:formula="of:=IF([.B188]&lt;=[$'repayment-scenarios'.$B$28];[$'loan-parameters'.$B$31]*[$'current-situation'.$C$7]*(1+[$'current-situation'.$C$7])^[.A188]/((1+[$'current-situation'.$C$7])^[.A188]-1);&quot;&quot;)" office:value-type="currency" office:currency="GBP" office:value="355.31453472852" calcext:value-type="currency">
            <text:p>£355.31</text:p>
          </table:table-cell>
          <table:table-cell table:formula="of:=IF([.C188]&lt;&gt;&quot;&quot;;[.C188]*[.A188]+[$'loan-parameters'.$B$32];&quot;&quot;)" office:value-type="currency" office:currency="GBP" office:value="66463.8179942333" calcext:value-type="currency">
            <text:p>£66,463.82</text:p>
          </table:table-cell>
          <table:table-cell/>
          <table:table-cell table:style-name="ce31" table:formula="of:=[.B187]" office:value-type="float" office:value="15.5" calcext:value-type="float">
            <text:p>15.50</text:p>
          </table:table-cell>
          <table:table-cell table:formula="of:=IF([.F188]&lt;=[$'current-situation'.$D$7];[$'loan-parameters'.$B$31]*(1+[$'current-situation'.$C$7])^([.F188]*12)-[$'current-situation'.$B$29]/[$'current-situation'.$C$7]*((1+[$'current-situation'.$C$7])^([.F188]*12)-1);0)/[$'loan-parameters'.$B$26]" office:value-type="float" office:value="72168.3823916584" calcext:value-type="float">
            <text:p>72,168.38</text:p>
          </table:table-cell>
          <table:table-cell/>
          <table:table-cell table:style-name="ce47" office:value-type="currency" office:currency="GBP" office:value="920" calcext:value-type="currency">
            <text:p>£920.00</text:p>
          </table:table-cell>
          <table:table-cell table:style-name="ce85" table:formula="of:=[.I188]/[$'loan-parameters'.$B$26]" office:value-type="float" office:value="1680.58016550061" calcext:value-type="float">
            <text:p>1,680.58</text:p>
          </table:table-cell>
          <table:table-cell table:style-name="ce31" table:formula="of:=IF([.I188]&lt;=[$'current-situation'.$E$7];[$'loan-parameters'.$B$6]-ORG.OPENOFFICE.MONTHS([$'loan-parameters'.$B$4];TODAY();1)/12;(LN([.I188])-LN([.I188]-[$'loan-parameters'.$B$31]*[$'current-situation'.$C$7]))/LN(1+[$'current-situation'.$C$7])/12)" office:value-type="float" office:value="4.9954476588156" calcext:value-type="float">
            <text:p>5.00</text:p>
          </table:table-cell>
          <table:table-cell table:formula="of:=([.I188]*[.K188]*12+[$'loan-parameters'.$B$32])/[$'loan-parameters'.$B$26]" office:value-type="float" office:value="100779.537389847" calcext:value-type="float">
            <text:p>100,779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1" table:formula="of:=[.A189]/12" office:value-type="float" office:value="15.6666666666667" calcext:value-type="float">
            <text:p>15.67</text:p>
          </table:table-cell>
          <table:table-cell table:style-name="ce47" table:formula="of:=IF([.B189]&lt;=[$'repayment-scenarios'.$B$28];[$'loan-parameters'.$B$31]*[$'current-situation'.$C$7]*(1+[$'current-situation'.$C$7])^[.A189]/((1+[$'current-situation'.$C$7])^[.A189]-1);&quot;&quot;)" office:value-type="currency" office:currency="GBP" office:value="353.924830171421" calcext:value-type="currency">
            <text:p>£353.92</text:p>
          </table:table-cell>
          <table:table-cell table:formula="of:=IF([.C189]&lt;&gt;&quot;&quot;;[.C189]*[.A189]+[$'loan-parameters'.$B$32];&quot;&quot;)" office:value-type="currency" office:currency="GBP" office:value="66557.8680722272" calcext:value-type="currency">
            <text:p>£66,557.87</text:p>
          </table:table-cell>
          <table:table-cell/>
          <table:table-cell table:style-name="ce31" table:formula="of:=[.B188]" office:value-type="float" office:value="15.5833333333333" calcext:value-type="float">
            <text:p>15.58</text:p>
          </table:table-cell>
          <table:table-cell table:formula="of:=IF([.F189]&lt;=[$'current-situation'.$D$7];[$'loan-parameters'.$B$31]*(1+[$'current-situation'.$C$7])^([.F189]*12)-[$'current-situation'.$B$29]/[$'current-situation'.$C$7]*((1+[$'current-situation'.$C$7])^([.F189]*12)-1);0)/[$'loan-parameters'.$B$26]" office:value-type="float" office:value="72029.5826515426" calcext:value-type="float">
            <text:p>72,029.58</text:p>
          </table:table-cell>
          <table:table-cell/>
          <table:table-cell table:style-name="ce47" office:value-type="currency" office:currency="GBP" office:value="925" calcext:value-type="currency">
            <text:p>£925.00</text:p>
          </table:table-cell>
          <table:table-cell table:style-name="ce85" table:formula="of:=[.I189]/[$'loan-parameters'.$B$26]" office:value-type="float" office:value="1689.71375335659" calcext:value-type="float">
            <text:p>1,689.71</text:p>
          </table:table-cell>
          <table:table-cell table:style-name="ce31" table:formula="of:=IF([.I189]&lt;=[$'current-situation'.$E$7];[$'loan-parameters'.$B$6]-ORG.OPENOFFICE.MONTHS([$'loan-parameters'.$B$4];TODAY();1)/12;(LN([.I189])-LN([.I189]-[$'loan-parameters'.$B$31]*[$'current-situation'.$C$7]))/LN(1+[$'current-situation'.$C$7])/12)" office:value-type="float" office:value="4.96575860642265" calcext:value-type="float">
            <text:p>4.97</text:p>
          </table:table-cell>
          <table:table-cell table:formula="of:=([.I189]*[.K189]*12+[$'loan-parameters'.$B$32])/[$'loan-parameters'.$B$26]" office:value-type="float" office:value="100725.061708879" calcext:value-type="float">
            <text:p>100,725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1" table:formula="of:=[.A190]/12" office:value-type="float" office:value="15.75" calcext:value-type="float">
            <text:p>15.75</text:p>
          </table:table-cell>
          <table:table-cell table:style-name="ce47" table:formula="of:=IF([.B190]&lt;=[$'repayment-scenarios'.$B$28];[$'loan-parameters'.$B$31]*[$'current-situation'.$C$7]*(1+[$'current-situation'.$C$7])^[.A190]/((1+[$'current-situation'.$C$7])^[.A190]-1);&quot;&quot;)" office:value-type="currency" office:currency="GBP" office:value="352.550252201099" calcext:value-type="currency">
            <text:p>£352.55</text:p>
          </table:table-cell>
          <table:table-cell table:formula="of:=IF([.C190]&lt;&gt;&quot;&quot;;[.C190]*[.A190]+[$'loan-parameters'.$B$32];&quot;&quot;)" office:value-type="currency" office:currency="GBP" office:value="66651.9976660076" calcext:value-type="currency">
            <text:p>£66,652.00</text:p>
          </table:table-cell>
          <table:table-cell/>
          <table:table-cell table:style-name="ce31" table:formula="of:=[.B189]" office:value-type="float" office:value="15.6666666666667" calcext:value-type="float">
            <text:p>15.67</text:p>
          </table:table-cell>
          <table:table-cell table:formula="of:=IF([.F190]&lt;=[$'current-situation'.$D$7];[$'loan-parameters'.$B$31]*(1+[$'current-situation'.$C$7])^([.F190]*12)-[$'current-situation'.$B$29]/[$'current-situation'.$C$7]*((1+[$'current-situation'.$C$7])^([.F190]*12)-1);0)/[$'loan-parameters'.$B$26]" office:value-type="float" office:value="71890.3472051529" calcext:value-type="float">
            <text:p>71,890.35</text:p>
          </table:table-cell>
          <table:table-cell/>
          <table:table-cell table:style-name="ce47" office:value-type="currency" office:currency="GBP" office:value="930" calcext:value-type="currency">
            <text:p>£930.00</text:p>
          </table:table-cell>
          <table:table-cell table:style-name="ce85" table:formula="of:=[.I190]/[$'loan-parameters'.$B$26]" office:value-type="float" office:value="1698.84734121258" calcext:value-type="float">
            <text:p>1,698.85</text:p>
          </table:table-cell>
          <table:table-cell table:style-name="ce31" table:formula="of:=IF([.I190]&lt;=[$'current-situation'.$E$7];[$'loan-parameters'.$B$6]-ORG.OPENOFFICE.MONTHS([$'loan-parameters'.$B$4];TODAY();1)/12;(LN([.I190])-LN([.I190]-[$'loan-parameters'.$B$31]*[$'current-situation'.$C$7]))/LN(1+[$'current-situation'.$C$7])/12)" office:value-type="float" office:value="4.93642137338436" calcext:value-type="float">
            <text:p>4.94</text:p>
          </table:table-cell>
          <table:table-cell table:formula="of:=([.I190]*[.K190]*12+[$'loan-parameters'.$B$32])/[$'loan-parameters'.$B$26]" office:value-type="float" office:value="100671.250254771" calcext:value-type="float">
            <text:p>100,67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1" table:formula="of:=[.A191]/12" office:value-type="float" office:value="15.8333333333333" calcext:value-type="float">
            <text:p>15.83</text:p>
          </table:table-cell>
          <table:table-cell table:style-name="ce47" table:formula="of:=IF([.B191]&lt;=[$'repayment-scenarios'.$B$28];[$'loan-parameters'.$B$31]*[$'current-situation'.$C$7]*(1+[$'current-situation'.$C$7])^[.A191]/((1+[$'current-situation'.$C$7])^[.A191]-1);&quot;&quot;)" office:value-type="currency" office:currency="GBP" office:value="351.190561822774" calcext:value-type="currency">
            <text:p>£351.19</text:p>
          </table:table-cell>
          <table:table-cell table:formula="of:=IF([.C191]&lt;&gt;&quot;&quot;;[.C191]*[.A191]+[$'loan-parameters'.$B$32];&quot;&quot;)" office:value-type="currency" office:currency="GBP" office:value="66746.206746327" calcext:value-type="currency">
            <text:p>£66,746.21</text:p>
          </table:table-cell>
          <table:table-cell/>
          <table:table-cell table:style-name="ce31" table:formula="of:=[.B190]" office:value-type="float" office:value="15.75" calcext:value-type="float">
            <text:p>15.75</text:p>
          </table:table-cell>
          <table:table-cell table:formula="of:=IF([.F191]&lt;=[$'current-situation'.$D$7];[$'loan-parameters'.$B$31]*(1+[$'current-situation'.$C$7])^([.F191]*12)-[$'current-situation'.$B$29]/[$'current-situation'.$C$7]*((1+[$'current-situation'.$C$7])^([.F191]*12)-1);0)/[$'loan-parameters'.$B$26]" office:value-type="float" office:value="71750.6746847641" calcext:value-type="float">
            <text:p>71,750.67</text:p>
          </table:table-cell>
          <table:table-cell/>
          <table:table-cell table:style-name="ce47" office:value-type="currency" office:currency="GBP" office:value="935" calcext:value-type="currency">
            <text:p>£935.00</text:p>
          </table:table-cell>
          <table:table-cell table:style-name="ce85" table:formula="of:=[.I191]/[$'loan-parameters'.$B$26]" office:value-type="float" office:value="1707.98092906856" calcext:value-type="float">
            <text:p>1,707.98</text:p>
          </table:table-cell>
          <table:table-cell table:style-name="ce31" table:formula="of:=IF([.I191]&lt;=[$'current-situation'.$E$7];[$'loan-parameters'.$B$6]-ORG.OPENOFFICE.MONTHS([$'loan-parameters'.$B$4];TODAY();1)/12;(LN([.I191])-LN([.I191]-[$'loan-parameters'.$B$31]*[$'current-situation'.$C$7]))/LN(1+[$'current-situation'.$C$7])/12)" office:value-type="float" office:value="4.90742972532909" calcext:value-type="float">
            <text:p>4.91</text:p>
          </table:table-cell>
          <table:table-cell table:formula="of:=([.I191]*[.K191]*12+[$'loan-parameters'.$B$32])/[$'loan-parameters'.$B$26]" office:value-type="float" office:value="100618.090930699" calcext:value-type="float">
            <text:p>100,6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1" table:formula="of:=[.A192]/12" office:value-type="float" office:value="15.9166666666667" calcext:value-type="float">
            <text:p>15.92</text:p>
          </table:table-cell>
          <table:table-cell table:style-name="ce47" table:formula="of:=IF([.B192]&lt;=[$'repayment-scenarios'.$B$28];[$'loan-parameters'.$B$31]*[$'current-situation'.$C$7]*(1+[$'current-situation'.$C$7])^[.A192]/((1+[$'current-situation'.$C$7])^[.A192]-1);&quot;&quot;)" office:value-type="currency" office:currency="GBP" office:value="349.845525046049" calcext:value-type="currency">
            <text:p>£349.85</text:p>
          </table:table-cell>
          <table:table-cell table:formula="of:=IF([.C192]&lt;&gt;&quot;&quot;;[.C192]*[.A192]+[$'loan-parameters'.$B$32];&quot;&quot;)" office:value-type="currency" office:currency="GBP" office:value="66840.4952837954" calcext:value-type="currency">
            <text:p>£66,840.50</text:p>
          </table:table-cell>
          <table:table-cell/>
          <table:table-cell table:style-name="ce31" table:formula="of:=[.B191]" office:value-type="float" office:value="15.8333333333333" calcext:value-type="float">
            <text:p>15.83</text:p>
          </table:table-cell>
          <table:table-cell table:formula="of:=IF([.F192]&lt;=[$'current-situation'.$D$7];[$'loan-parameters'.$B$31]*(1+[$'current-situation'.$C$7])^([.F192]*12)-[$'current-situation'.$B$29]/[$'current-situation'.$C$7]*((1+[$'current-situation'.$C$7])^([.F192]*12)-1);0)/[$'loan-parameters'.$B$26]" office:value-type="float" office:value="71610.5637183568" calcext:value-type="float">
            <text:p>71,610.56</text:p>
          </table:table-cell>
          <table:table-cell/>
          <table:table-cell table:style-name="ce47" office:value-type="currency" office:currency="GBP" office:value="940" calcext:value-type="currency">
            <text:p>£940.00</text:p>
          </table:table-cell>
          <table:table-cell table:style-name="ce85" table:formula="of:=[.I192]/[$'loan-parameters'.$B$26]" office:value-type="float" office:value="1717.11451692454" calcext:value-type="float">
            <text:p>1,717.11</text:p>
          </table:table-cell>
          <table:table-cell table:style-name="ce31" table:formula="of:=IF([.I192]&lt;=[$'current-situation'.$E$7];[$'loan-parameters'.$B$6]-ORG.OPENOFFICE.MONTHS([$'loan-parameters'.$B$4];TODAY();1)/12;(LN([.I192])-LN([.I192]-[$'loan-parameters'.$B$31]*[$'current-situation'.$C$7]))/LN(1+[$'current-situation'.$C$7])/12)" office:value-type="float" office:value="4.87877757472563" calcext:value-type="float">
            <text:p>4.88</text:p>
          </table:table-cell>
          <table:table-cell table:formula="of:=([.I192]*[.K192]*12+[$'loan-parameters'.$B$32])/[$'loan-parameters'.$B$26]" office:value-type="float" office:value="100565.571932311" calcext:value-type="float">
            <text:p>100,565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1" table:formula="of:=[.A193]/12" office:value-type="float" office:value="16" calcext:value-type="float">
            <text:p>16.00</text:p>
          </table:table-cell>
          <table:table-cell table:style-name="ce47" table:formula="of:=IF([.B193]&lt;=[$'repayment-scenarios'.$B$28];[$'loan-parameters'.$B$31]*[$'current-situation'.$C$7]*(1+[$'current-situation'.$C$7])^[.A193]/((1+[$'current-situation'.$C$7])^[.A193]-1);&quot;&quot;)" office:value-type="currency" office:currency="GBP" office:value="348.514912754587" calcext:value-type="currency">
            <text:p>£348.51</text:p>
          </table:table-cell>
          <table:table-cell table:formula="of:=IF([.C193]&lt;&gt;&quot;&quot;;[.C193]*[.A193]+[$'loan-parameters'.$B$32];&quot;&quot;)" office:value-type="currency" office:currency="GBP" office:value="66934.8632488807" calcext:value-type="currency">
            <text:p>£66,934.86</text:p>
          </table:table-cell>
          <table:table-cell/>
          <table:table-cell table:style-name="ce31" table:formula="of:=[.B192]" office:value-type="float" office:value="15.9166666666667" calcext:value-type="float">
            <text:p>15.92</text:p>
          </table:table-cell>
          <table:table-cell table:formula="of:=IF([.F193]&lt;=[$'current-situation'.$D$7];[$'loan-parameters'.$B$31]*(1+[$'current-situation'.$C$7])^([.F193]*12)-[$'current-situation'.$B$29]/[$'current-situation'.$C$7]*((1+[$'current-situation'.$C$7])^([.F193]*12)-1);0)/[$'loan-parameters'.$B$26]" office:value-type="float" office:value="71470.0129296052" calcext:value-type="float">
            <text:p>71,470.01</text:p>
          </table:table-cell>
          <table:table-cell/>
          <table:table-cell table:style-name="ce47" office:value-type="currency" office:currency="GBP" office:value="945" calcext:value-type="currency">
            <text:p>£945.00</text:p>
          </table:table-cell>
          <table:table-cell table:style-name="ce85" table:formula="of:=[.I193]/[$'loan-parameters'.$B$26]" office:value-type="float" office:value="1726.24810478052" calcext:value-type="float">
            <text:p>1,726.25</text:p>
          </table:table-cell>
          <table:table-cell table:style-name="ce31" table:formula="of:=IF([.I193]&lt;=[$'current-situation'.$E$7];[$'loan-parameters'.$B$6]-ORG.OPENOFFICE.MONTHS([$'loan-parameters'.$B$4];TODAY();1)/12;(LN([.I193])-LN([.I193]-[$'loan-parameters'.$B$31]*[$'current-situation'.$C$7]))/LN(1+[$'current-situation'.$C$7])/12)" office:value-type="float" office:value="4.85045897657393" calcext:value-type="float">
            <text:p>4.85</text:p>
          </table:table-cell>
          <table:table-cell table:formula="of:=([.I193]*[.K193]*12+[$'loan-parameters'.$B$32])/[$'loan-parameters'.$B$26]" office:value-type="float" office:value="100513.681738941" calcext:value-type="float">
            <text:p>100,513.6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1" table:formula="of:=[.A194]/12" office:value-type="float" office:value="16.0833333333333" calcext:value-type="float">
            <text:p>16.08</text:p>
          </table:table-cell>
          <table:table-cell table:style-name="ce47" table:formula="of:=IF([.B194]&lt;=[$'repayment-scenarios'.$B$28];[$'loan-parameters'.$B$31]*[$'current-situation'.$C$7]*(1+[$'current-situation'.$C$7])^[.A194]/((1+[$'current-situation'.$C$7])^[.A194]-1);&quot;&quot;)" office:value-type="currency" office:currency="GBP" office:value="347.19850057984" calcext:value-type="currency">
            <text:p>£347.20</text:p>
          </table:table-cell>
          <table:table-cell table:formula="of:=IF([.C194]&lt;&gt;&quot;&quot;;[.C194]*[.A194]+[$'loan-parameters'.$B$32];&quot;&quot;)" office:value-type="currency" office:currency="GBP" office:value="67029.3106119091" calcext:value-type="currency">
            <text:p>£67,029.31</text:p>
          </table:table-cell>
          <table:table-cell/>
          <table:table-cell table:style-name="ce31" table:formula="of:=[.B193]" office:value-type="float" office:value="16" calcext:value-type="float">
            <text:p>16.00</text:p>
          </table:table-cell>
          <table:table-cell table:formula="of:=IF([.F194]&lt;=[$'current-situation'.$D$7];[$'loan-parameters'.$B$31]*(1+[$'current-situation'.$C$7])^([.F194]*12)-[$'current-situation'.$B$29]/[$'current-situation'.$C$7]*((1+[$'current-situation'.$C$7])^([.F194]*12)-1);0)/[$'loan-parameters'.$B$26]" office:value-type="float" office:value="71329.0209378631" calcext:value-type="float">
            <text:p>71,329.02</text:p>
          </table:table-cell>
          <table:table-cell/>
          <table:table-cell table:style-name="ce47" office:value-type="currency" office:currency="GBP" office:value="950" calcext:value-type="currency">
            <text:p>£950.00</text:p>
          </table:table-cell>
          <table:table-cell table:style-name="ce85" table:formula="of:=[.I194]/[$'loan-parameters'.$B$26]" office:value-type="float" office:value="1735.3816926365" calcext:value-type="float">
            <text:p>1,735.38</text:p>
          </table:table-cell>
          <table:table-cell table:style-name="ce31" table:formula="of:=IF([.I194]&lt;=[$'current-situation'.$E$7];[$'loan-parameters'.$B$6]-ORG.OPENOFFICE.MONTHS([$'loan-parameters'.$B$4];TODAY();1)/12;(LN([.I194])-LN([.I194]-[$'loan-parameters'.$B$31]*[$'current-situation'.$C$7]))/LN(1+[$'current-situation'.$C$7])/12)" office:value-type="float" office:value="4.82246812424658" calcext:value-type="float">
            <text:p>4.82</text:p>
          </table:table-cell>
          <table:table-cell table:formula="of:=([.I194]*[.K194]*12+[$'loan-parameters'.$B$32])/[$'loan-parameters'.$B$26]" office:value-type="float" office:value="100462.409105111" calcext:value-type="float">
            <text:p>100,462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1" table:formula="of:=[.A195]/12" office:value-type="float" office:value="16.1666666666667" calcext:value-type="float">
            <text:p>16.17</text:p>
          </table:table-cell>
          <table:table-cell table:style-name="ce47" table:formula="of:=IF([.B195]&lt;=[$'repayment-scenarios'.$B$28];[$'loan-parameters'.$B$31]*[$'current-situation'.$C$7]*(1+[$'current-situation'.$C$7])^[.A195]/((1+[$'current-situation'.$C$7])^[.A195]-1);&quot;&quot;)" office:value-type="currency" office:currency="GBP" office:value="345.896068778686" calcext:value-type="currency">
            <text:p>£345.90</text:p>
          </table:table-cell>
          <table:table-cell table:formula="of:=IF([.C195]&lt;&gt;&quot;&quot;;[.C195]*[.A195]+[$'loan-parameters'.$B$32];&quot;&quot;)" office:value-type="currency" office:currency="GBP" office:value="67123.8373430651" calcext:value-type="currency">
            <text:p>£67,123.84</text:p>
          </table:table-cell>
          <table:table-cell/>
          <table:table-cell table:style-name="ce31" table:formula="of:=[.B194]" office:value-type="float" office:value="16.0833333333333" calcext:value-type="float">
            <text:p>16.08</text:p>
          </table:table-cell>
          <table:table-cell table:formula="of:=IF([.F195]&lt;=[$'current-situation'.$D$7];[$'loan-parameters'.$B$31]*(1+[$'current-situation'.$C$7])^([.F195]*12)-[$'current-situation'.$B$29]/[$'current-situation'.$C$7]*((1+[$'current-situation'.$C$7])^([.F195]*12)-1);0)/[$'loan-parameters'.$B$26]" office:value-type="float" office:value="71187.58635815" calcext:value-type="float">
            <text:p>71,187.59</text:p>
          </table:table-cell>
          <table:table-cell/>
          <table:table-cell table:style-name="ce47" office:value-type="currency" office:currency="GBP" office:value="955" calcext:value-type="currency">
            <text:p>£955.00</text:p>
          </table:table-cell>
          <table:table-cell table:style-name="ce85" table:formula="of:=[.I195]/[$'loan-parameters'.$B$26]" office:value-type="float" office:value="1744.51528049248" calcext:value-type="float">
            <text:p>1,744.52</text:p>
          </table:table-cell>
          <table:table-cell table:style-name="ce31" table:formula="of:=IF([.I195]&lt;=[$'current-situation'.$E$7];[$'loan-parameters'.$B$6]-ORG.OPENOFFICE.MONTHS([$'loan-parameters'.$B$4];TODAY();1)/12;(LN([.I195])-LN([.I195]-[$'loan-parameters'.$B$31]*[$'current-situation'.$C$7]))/LN(1+[$'current-situation'.$C$7])/12)" office:value-type="float" office:value="4.79479934547581" calcext:value-type="float">
            <text:p>4.79</text:p>
          </table:table-cell>
          <table:table-cell table:formula="of:=([.I195]*[.K195]*12+[$'loan-parameters'.$B$32])/[$'loan-parameters'.$B$26]" office:value-type="float" office:value="100411.743052359" calcext:value-type="float">
            <text:p>100,411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1" table:formula="of:=[.A196]/12" office:value-type="float" office:value="16.25" calcext:value-type="float">
            <text:p>16.25</text:p>
          </table:table-cell>
          <table:table-cell table:style-name="ce47" table:formula="of:=IF([.B196]&lt;=[$'repayment-scenarios'.$B$28];[$'loan-parameters'.$B$31]*[$'current-situation'.$C$7]*(1+[$'current-situation'.$C$7])^[.A196]/((1+[$'current-situation'.$C$7])^[.A196]-1);&quot;&quot;)" office:value-type="currency" office:currency="GBP" office:value="344.607402114829" calcext:value-type="currency">
            <text:p>£344.61</text:p>
          </table:table-cell>
          <table:table-cell table:formula="of:=IF([.C196]&lt;&gt;&quot;&quot;;[.C196]*[.A196]+[$'loan-parameters'.$B$32];&quot;&quot;)" office:value-type="currency" office:currency="GBP" office:value="67218.4434123916" calcext:value-type="currency">
            <text:p>£67,218.44</text:p>
          </table:table-cell>
          <table:table-cell/>
          <table:table-cell table:style-name="ce31" table:formula="of:=[.B195]" office:value-type="float" office:value="16.1666666666667" calcext:value-type="float">
            <text:p>16.17</text:p>
          </table:table-cell>
          <table:table-cell table:formula="of:=IF([.F196]&lt;=[$'current-situation'.$D$7];[$'loan-parameters'.$B$31]*(1+[$'current-situation'.$C$7])^([.F196]*12)-[$'current-situation'.$B$29]/[$'current-situation'.$C$7]*((1+[$'current-situation'.$C$7])^([.F196]*12)-1);0)/[$'loan-parameters'.$B$26]" office:value-type="float" office:value="71045.7078011379" calcext:value-type="float">
            <text:p>71,045.71</text:p>
          </table:table-cell>
          <table:table-cell/>
          <table:table-cell table:style-name="ce47" office:value-type="currency" office:currency="GBP" office:value="960" calcext:value-type="currency">
            <text:p>£960.00</text:p>
          </table:table-cell>
          <table:table-cell table:style-name="ce85" table:formula="of:=[.I196]/[$'loan-parameters'.$B$26]" office:value-type="float" office:value="1753.64886834846" calcext:value-type="float">
            <text:p>1,753.65</text:p>
          </table:table-cell>
          <table:table-cell table:style-name="ce31" table:formula="of:=IF([.I196]&lt;=[$'current-situation'.$E$7];[$'loan-parameters'.$B$6]-ORG.OPENOFFICE.MONTHS([$'loan-parameters'.$B$4];TODAY();1)/12;(LN([.I196])-LN([.I196]-[$'loan-parameters'.$B$31]*[$'current-situation'.$C$7]))/LN(1+[$'current-situation'.$C$7])/12)" office:value-type="float" office:value="4.76744709847954" calcext:value-type="float">
            <text:p>4.77</text:p>
          </table:table-cell>
          <table:table-cell table:formula="of:=([.I196]*[.K196]*12+[$'loan-parameters'.$B$32])/[$'loan-parameters'.$B$26]" office:value-type="float" office:value="100361.672861342" calcext:value-type="float">
            <text:p>100,36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1" table:formula="of:=[.A197]/12" office:value-type="float" office:value="16.3333333333333" calcext:value-type="float">
            <text:p>16.33</text:p>
          </table:table-cell>
          <table:table-cell table:style-name="ce47" table:formula="of:=IF([.B197]&lt;=[$'repayment-scenarios'.$B$28];[$'loan-parameters'.$B$31]*[$'current-situation'.$C$7]*(1+[$'current-situation'.$C$7])^[.A197]/((1+[$'current-situation'.$C$7])^[.A197]-1);&quot;&quot;)" office:value-type="currency" office:currency="GBP" office:value="343.332289743828" calcext:value-type="currency">
            <text:p>£343.33</text:p>
          </table:table-cell>
          <table:table-cell table:formula="of:=IF([.C197]&lt;&gt;&quot;&quot;;[.C197]*[.A197]+[$'loan-parameters'.$B$32];&quot;&quot;)" office:value-type="currency" office:currency="GBP" office:value="67313.1287897903" calcext:value-type="currency">
            <text:p>£67,313.13</text:p>
          </table:table-cell>
          <table:table-cell/>
          <table:table-cell table:style-name="ce31" table:formula="of:=[.B196]" office:value-type="float" office:value="16.25" calcext:value-type="float">
            <text:p>16.25</text:p>
          </table:table-cell>
          <table:table-cell table:formula="of:=IF([.F197]&lt;=[$'current-situation'.$D$7];[$'loan-parameters'.$B$31]*(1+[$'current-situation'.$C$7])^([.F197]*12)-[$'current-situation'.$B$29]/[$'current-situation'.$C$7]*((1+[$'current-situation'.$C$7])^([.F197]*12)-1);0)/[$'loan-parameters'.$B$26]" office:value-type="float" office:value="70903.3838731378" calcext:value-type="float">
            <text:p>70,903.38</text:p>
          </table:table-cell>
          <table:table-cell/>
          <table:table-cell table:style-name="ce47" office:value-type="currency" office:currency="GBP" office:value="965" calcext:value-type="currency">
            <text:p>£965.00</text:p>
          </table:table-cell>
          <table:table-cell table:style-name="ce85" table:formula="of:=[.I197]/[$'loan-parameters'.$B$26]" office:value-type="float" office:value="1762.78245620445" calcext:value-type="float">
            <text:p>1,762.78</text:p>
          </table:table-cell>
          <table:table-cell table:style-name="ce31" table:formula="of:=IF([.I197]&lt;=[$'current-situation'.$E$7];[$'loan-parameters'.$B$6]-ORG.OPENOFFICE.MONTHS([$'loan-parameters'.$B$4];TODAY();1)/12;(LN([.I197])-LN([.I197]-[$'loan-parameters'.$B$31]*[$'current-situation'.$C$7]))/LN(1+[$'current-situation'.$C$7])/12)" office:value-type="float" office:value="4.740405968221" calcext:value-type="float">
            <text:p>4.74</text:p>
          </table:table-cell>
          <table:table-cell table:formula="of:=([.I197]*[.K197]*12+[$'loan-parameters'.$B$32])/[$'loan-parameters'.$B$26]" office:value-type="float" office:value="100312.188064226" calcext:value-type="float">
            <text:p>100,312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1" table:formula="of:=[.A198]/12" office:value-type="float" office:value="16.4166666666667" calcext:value-type="float">
            <text:p>16.42</text:p>
          </table:table-cell>
          <table:table-cell table:style-name="ce47" table:formula="of:=IF([.B198]&lt;=[$'repayment-scenarios'.$B$28];[$'loan-parameters'.$B$31]*[$'current-situation'.$C$7]*(1+[$'current-situation'.$C$7])^[.A198]/((1+[$'current-situation'.$C$7])^[.A198]-1);&quot;&quot;)" office:value-type="currency" office:currency="GBP" office:value="342.070525101635" calcext:value-type="currency">
            <text:p>£342.07</text:p>
          </table:table-cell>
          <table:table-cell table:formula="of:=IF([.C198]&lt;&gt;&quot;&quot;;[.C198]*[.A198]+[$'loan-parameters'.$B$32];&quot;&quot;)" office:value-type="currency" office:currency="GBP" office:value="67407.893445022" calcext:value-type="currency">
            <text:p>£67,407.89</text:p>
          </table:table-cell>
          <table:table-cell/>
          <table:table-cell table:style-name="ce31" table:formula="of:=[.B197]" office:value-type="float" office:value="16.3333333333333" calcext:value-type="float">
            <text:p>16.33</text:p>
          </table:table-cell>
          <table:table-cell table:formula="of:=IF([.F198]&lt;=[$'current-situation'.$D$7];[$'loan-parameters'.$B$31]*(1+[$'current-situation'.$C$7])^([.F198]*12)-[$'current-situation'.$B$29]/[$'current-situation'.$C$7]*((1+[$'current-situation'.$C$7])^([.F198]*12)-1);0)/[$'loan-parameters'.$B$26]" office:value-type="float" office:value="70760.6131760857" calcext:value-type="float">
            <text:p>70,760.61</text:p>
          </table:table-cell>
          <table:table-cell/>
          <table:table-cell table:style-name="ce47" office:value-type="currency" office:currency="GBP" office:value="970" calcext:value-type="currency">
            <text:p>£970.00</text:p>
          </table:table-cell>
          <table:table-cell table:style-name="ce85" table:formula="of:=[.I198]/[$'loan-parameters'.$B$26]" office:value-type="float" office:value="1771.91604406043" calcext:value-type="float">
            <text:p>1,771.92</text:p>
          </table:table-cell>
          <table:table-cell table:style-name="ce31" table:formula="of:=IF([.I198]&lt;=[$'current-situation'.$E$7];[$'loan-parameters'.$B$6]-ORG.OPENOFFICE.MONTHS([$'loan-parameters'.$B$4];TODAY();1)/12;(LN([.I198])-LN([.I198]-[$'loan-parameters'.$B$31]*[$'current-situation'.$C$7]))/LN(1+[$'current-situation'.$C$7])/12)" office:value-type="float" office:value="4.71367066279674" calcext:value-type="float">
            <text:p>4.71</text:p>
          </table:table-cell>
          <table:table-cell table:formula="of:=([.I198]*[.K198]*12+[$'loan-parameters'.$B$32])/[$'loan-parameters'.$B$26]" office:value-type="float" office:value="100263.278437342" calcext:value-type="float">
            <text:p>100,263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1" table:formula="of:=[.A199]/12" office:value-type="float" office:value="16.5" calcext:value-type="float">
            <text:p>16.50</text:p>
          </table:table-cell>
          <table:table-cell table:style-name="ce47" table:formula="of:=IF([.B199]&lt;=[$'repayment-scenarios'.$B$28];[$'loan-parameters'.$B$31]*[$'current-situation'.$C$7]*(1+[$'current-situation'.$C$7])^[.A199]/((1+[$'current-situation'.$C$7])^[.A199]-1);&quot;&quot;)" office:value-type="currency" office:currency="GBP" office:value="340.821905796497" calcext:value-type="currency">
            <text:p>£340.82</text:p>
          </table:table-cell>
          <table:table-cell table:formula="of:=IF([.C199]&lt;&gt;&quot;&quot;;[.C199]*[.A199]+[$'loan-parameters'.$B$32];&quot;&quot;)" office:value-type="currency" office:currency="GBP" office:value="67502.7373477065" calcext:value-type="currency">
            <text:p>£67,502.74</text:p>
          </table:table-cell>
          <table:table-cell/>
          <table:table-cell table:style-name="ce31" table:formula="of:=[.B198]" office:value-type="float" office:value="16.4166666666667" calcext:value-type="float">
            <text:p>16.42</text:p>
          </table:table-cell>
          <table:table-cell table:formula="of:=IF([.F199]&lt;=[$'current-situation'.$D$7];[$'loan-parameters'.$B$31]*(1+[$'current-situation'.$C$7])^([.F199]*12)-[$'current-situation'.$B$29]/[$'current-situation'.$C$7]*((1+[$'current-situation'.$C$7])^([.F199]*12)-1);0)/[$'loan-parameters'.$B$26]" office:value-type="float" office:value="70617.3943075284" calcext:value-type="float">
            <text:p>70,617.39</text:p>
          </table:table-cell>
          <table:table-cell/>
          <table:table-cell table:style-name="ce47" office:value-type="currency" office:currency="GBP" office:value="975" calcext:value-type="currency">
            <text:p>£975.00</text:p>
          </table:table-cell>
          <table:table-cell table:style-name="ce85" table:formula="of:=[.I199]/[$'loan-parameters'.$B$26]" office:value-type="float" office:value="1781.04963191641" calcext:value-type="float">
            <text:p>1,781.05</text:p>
          </table:table-cell>
          <table:table-cell table:style-name="ce31" table:formula="of:=IF([.I199]&lt;=[$'current-situation'.$E$7];[$'loan-parameters'.$B$6]-ORG.OPENOFFICE.MONTHS([$'loan-parameters'.$B$4];TODAY();1)/12;(LN([.I199])-LN([.I199]-[$'loan-parameters'.$B$31]*[$'current-situation'.$C$7]))/LN(1+[$'current-situation'.$C$7])/12)" office:value-type="float" office:value="4.6872360099476" calcext:value-type="float">
            <text:p>4.69</text:p>
          </table:table-cell>
          <table:table-cell table:formula="of:=([.I199]*[.K199]*12+[$'loan-parameters'.$B$32])/[$'loan-parameters'.$B$26]" office:value-type="float" office:value="100214.933994094" calcext:value-type="float">
            <text:p>100,214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1" table:formula="of:=[.A200]/12" office:value-type="float" office:value="16.5833333333333" calcext:value-type="float">
            <text:p>16.58</text:p>
          </table:table-cell>
          <table:table-cell table:style-name="ce47" table:formula="of:=IF([.B200]&lt;=[$'repayment-scenarios'.$B$28];[$'loan-parameters'.$B$31]*[$'current-situation'.$C$7]*(1+[$'current-situation'.$C$7])^[.A200]/((1+[$'current-situation'.$C$7])^[.A200]-1);&quot;&quot;)" office:value-type="currency" office:currency="GBP" office:value="339.586233504135" calcext:value-type="currency">
            <text:p>£339.59</text:p>
          </table:table-cell>
          <table:table-cell table:formula="of:=IF([.C200]&lt;&gt;&quot;&quot;;[.C200]*[.A200]+[$'loan-parameters'.$B$32];&quot;&quot;)" office:value-type="currency" office:currency="GBP" office:value="67597.6604673229" calcext:value-type="currency">
            <text:p>£67,597.66</text:p>
          </table:table-cell>
          <table:table-cell/>
          <table:table-cell table:style-name="ce31" table:formula="of:=[.B199]" office:value-type="float" office:value="16.5" calcext:value-type="float">
            <text:p>16.50</text:p>
          </table:table-cell>
          <table:table-cell table:formula="of:=IF([.F200]&lt;=[$'current-situation'.$D$7];[$'loan-parameters'.$B$31]*(1+[$'current-situation'.$C$7])^([.F200]*12)-[$'current-situation'.$B$29]/[$'current-situation'.$C$7]*((1+[$'current-situation'.$C$7])^([.F200]*12)-1);0)/[$'loan-parameters'.$B$26]" office:value-type="float" office:value="70473.7258606112" calcext:value-type="float">
            <text:p>70,473.73</text:p>
          </table:table-cell>
          <table:table-cell/>
          <table:table-cell table:style-name="ce47" office:value-type="currency" office:currency="GBP" office:value="980" calcext:value-type="currency">
            <text:p>£980.00</text:p>
          </table:table-cell>
          <table:table-cell table:style-name="ce85" table:formula="of:=[.I200]/[$'loan-parameters'.$B$26]" office:value-type="float" office:value="1790.18321977239" calcext:value-type="float">
            <text:p>1,790.18</text:p>
          </table:table-cell>
          <table:table-cell table:style-name="ce31" table:formula="of:=IF([.I200]&lt;=[$'current-situation'.$E$7];[$'loan-parameters'.$B$6]-ORG.OPENOFFICE.MONTHS([$'loan-parameters'.$B$4];TODAY();1)/12;(LN([.I200])-LN([.I200]-[$'loan-parameters'.$B$31]*[$'current-situation'.$C$7]))/LN(1+[$'current-situation'.$C$7])/12)" office:value-type="float" office:value="4.66109695368813" calcext:value-type="float">
            <text:p>4.66</text:p>
          </table:table-cell>
          <table:table-cell table:formula="of:=([.I200]*[.K200]*12+[$'loan-parameters'.$B$32])/[$'loan-parameters'.$B$26]" office:value-type="float" office:value="100167.14497812" calcext:value-type="float">
            <text:p>100,167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1" table:formula="of:=[.A201]/12" office:value-type="float" office:value="16.6666666666667" calcext:value-type="float">
            <text:p>16.67</text:p>
          </table:table-cell>
          <table:table-cell table:style-name="ce47" table:formula="of:=IF([.B201]&lt;=[$'repayment-scenarios'.$B$28];[$'loan-parameters'.$B$31]*[$'current-situation'.$C$7]*(1+[$'current-situation'.$C$7])^[.A201]/((1+[$'current-situation'.$C$7])^[.A201]-1);&quot;&quot;)" office:value-type="currency" office:currency="GBP" office:value="338.363313866049" calcext:value-type="currency">
            <text:p>£338.36</text:p>
          </table:table-cell>
          <table:table-cell table:formula="of:=IF([.C201]&lt;&gt;&quot;&quot;;[.C201]*[.A201]+[$'loan-parameters'.$B$32];&quot;&quot;)" office:value-type="currency" office:currency="GBP" office:value="67692.6627732099" calcext:value-type="currency">
            <text:p>£67,692.66</text:p>
          </table:table-cell>
          <table:table-cell/>
          <table:table-cell table:style-name="ce31" table:formula="of:=[.B200]" office:value-type="float" office:value="16.5833333333333" calcext:value-type="float">
            <text:p>16.58</text:p>
          </table:table-cell>
          <table:table-cell table:formula="of:=IF([.F201]&lt;=[$'current-situation'.$D$7];[$'loan-parameters'.$B$31]*(1+[$'current-situation'.$C$7])^([.F201]*12)-[$'current-situation'.$B$29]/[$'current-situation'.$C$7]*((1+[$'current-situation'.$C$7])^([.F201]*12)-1);0)/[$'loan-parameters'.$B$26]" office:value-type="float" office:value="70329.6064240623" calcext:value-type="float">
            <text:p>70,329.61</text:p>
          </table:table-cell>
          <table:table-cell/>
          <table:table-cell table:style-name="ce47" office:value-type="currency" office:currency="GBP" office:value="985" calcext:value-type="currency">
            <text:p>£985.00</text:p>
          </table:table-cell>
          <table:table-cell table:style-name="ce85" table:formula="of:=[.I201]/[$'loan-parameters'.$B$26]" office:value-type="float" office:value="1799.31680762837" calcext:value-type="float">
            <text:p>1,799.32</text:p>
          </table:table-cell>
          <table:table-cell table:style-name="ce31" table:formula="of:=IF([.I201]&lt;=[$'current-situation'.$E$7];[$'loan-parameters'.$B$6]-ORG.OPENOFFICE.MONTHS([$'loan-parameters'.$B$4];TODAY();1)/12;(LN([.I201])-LN([.I201]-[$'loan-parameters'.$B$31]*[$'current-situation'.$C$7]))/LN(1+[$'current-situation'.$C$7])/12)" office:value-type="float" office:value="4.63524855104943" calcext:value-type="float">
            <text:p>4.64</text:p>
          </table:table-cell>
          <table:table-cell table:formula="of:=([.I201]*[.K201]*12+[$'loan-parameters'.$B$32])/[$'loan-parameters'.$B$26]" office:value-type="float" office:value="100119.901856684" calcext:value-type="float">
            <text:p>100,119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1" table:formula="of:=[.A202]/12" office:value-type="float" office:value="16.75" calcext:value-type="float">
            <text:p>16.75</text:p>
          </table:table-cell>
          <table:table-cell table:style-name="ce47" table:formula="of:=IF([.B202]&lt;=[$'repayment-scenarios'.$B$28];[$'loan-parameters'.$B$31]*[$'current-situation'.$C$7]*(1+[$'current-situation'.$C$7])^[.A202]/((1+[$'current-situation'.$C$7])^[.A202]-1);&quot;&quot;)" office:value-type="currency" office:currency="GBP" office:value="337.152956390876" calcext:value-type="currency">
            <text:p>£337.15</text:p>
          </table:table-cell>
          <table:table-cell table:formula="of:=IF([.C202]&lt;&gt;&quot;&quot;;[.C202]*[.A202]+[$'loan-parameters'.$B$32];&quot;&quot;)" office:value-type="currency" office:currency="GBP" office:value="67787.744234566" calcext:value-type="currency">
            <text:p>£67,787.74</text:p>
          </table:table-cell>
          <table:table-cell/>
          <table:table-cell table:style-name="ce31" table:formula="of:=[.B201]" office:value-type="float" office:value="16.6666666666667" calcext:value-type="float">
            <text:p>16.67</text:p>
          </table:table-cell>
          <table:table-cell table:formula="of:=IF([.F202]&lt;=[$'current-situation'.$D$7];[$'loan-parameters'.$B$31]*(1+[$'current-situation'.$C$7])^([.F202]*12)-[$'current-situation'.$B$29]/[$'current-situation'.$C$7]*((1+[$'current-situation'.$C$7])^([.F202]*12)-1);0)/[$'loan-parameters'.$B$26]" office:value-type="float" office:value="70185.0345821801" calcext:value-type="float">
            <text:p>70,185.03</text:p>
          </table:table-cell>
          <table:table-cell/>
          <table:table-cell table:style-name="ce47" office:value-type="currency" office:currency="GBP" office:value="990" calcext:value-type="currency">
            <text:p>£990.00</text:p>
          </table:table-cell>
          <table:table-cell table:style-name="ce85" table:formula="of:=[.I202]/[$'loan-parameters'.$B$26]" office:value-type="float" office:value="1808.45039548435" calcext:value-type="float">
            <text:p>1,808.45</text:p>
          </table:table-cell>
          <table:table-cell table:style-name="ce31" table:formula="of:=IF([.I202]&lt;=[$'current-situation'.$E$7];[$'loan-parameters'.$B$6]-ORG.OPENOFFICE.MONTHS([$'loan-parameters'.$B$4];TODAY();1)/12;(LN([.I202])-LN([.I202]-[$'loan-parameters'.$B$31]*[$'current-situation'.$C$7]))/LN(1+[$'current-situation'.$C$7])/12)" office:value-type="float" office:value="4.60968596893113" calcext:value-type="float">
            <text:p>4.61</text:p>
          </table:table-cell>
          <table:table-cell table:formula="of:=([.I202]*[.K202]*12+[$'loan-parameters'.$B$32])/[$'loan-parameters'.$B$26]" office:value-type="float" office:value="100073.19531429" calcext:value-type="float">
            <text:p>100,07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1" table:formula="of:=[.A203]/12" office:value-type="float" office:value="16.8333333333333" calcext:value-type="float">
            <text:p>16.83</text:p>
          </table:table-cell>
          <table:table-cell table:style-name="ce47" table:formula="of:=IF([.B203]&lt;=[$'repayment-scenarios'.$B$28];[$'loan-parameters'.$B$31]*[$'current-situation'.$C$7]*(1+[$'current-situation'.$C$7])^[.A203]/((1+[$'current-situation'.$C$7])^[.A203]-1);&quot;&quot;)" office:value-type="currency" office:currency="GBP" office:value="335.954974358662" calcext:value-type="currency">
            <text:p>£335.95</text:p>
          </table:table-cell>
          <table:table-cell table:formula="of:=IF([.C203]&lt;&gt;&quot;&quot;;[.C203]*[.A203]+[$'loan-parameters'.$B$32];&quot;&quot;)" office:value-type="currency" office:currency="GBP" office:value="67882.9048204497" calcext:value-type="currency">
            <text:p>£67,882.90</text:p>
          </table:table-cell>
          <table:table-cell/>
          <table:table-cell table:style-name="ce31" table:formula="of:=[.B202]" office:value-type="float" office:value="16.75" calcext:value-type="float">
            <text:p>16.75</text:p>
          </table:table-cell>
          <table:table-cell table:formula="of:=IF([.F203]&lt;=[$'current-situation'.$D$7];[$'loan-parameters'.$B$31]*(1+[$'current-situation'.$C$7])^([.F203]*12)-[$'current-situation'.$B$29]/[$'current-situation'.$C$7]*((1+[$'current-situation'.$C$7])^([.F203]*12)-1);0)/[$'loan-parameters'.$B$26]" office:value-type="float" office:value="70040.0089148194" calcext:value-type="float">
            <text:p>70,040.01</text:p>
          </table:table-cell>
          <table:table-cell/>
          <table:table-cell table:style-name="ce47" office:value-type="currency" office:currency="GBP" office:value="995" calcext:value-type="currency">
            <text:p>£995.00</text:p>
          </table:table-cell>
          <table:table-cell table:style-name="ce85" table:formula="of:=[.I203]/[$'loan-parameters'.$B$26]" office:value-type="float" office:value="1817.58398334034" calcext:value-type="float">
            <text:p>1,817.58</text:p>
          </table:table-cell>
          <table:table-cell table:style-name="ce31" table:formula="of:=IF([.I203]&lt;=[$'current-situation'.$E$7];[$'loan-parameters'.$B$6]-ORG.OPENOFFICE.MONTHS([$'loan-parameters'.$B$4];TODAY();1)/12;(LN([.I203])-LN([.I203]-[$'loan-parameters'.$B$31]*[$'current-situation'.$C$7]))/LN(1+[$'current-situation'.$C$7])/12)" office:value-type="float" office:value="4.58440448105842" calcext:value-type="float">
            <text:p>4.58</text:p>
          </table:table-cell>
          <table:table-cell table:formula="of:=([.I203]*[.K203]*12+[$'loan-parameters'.$B$32])/[$'loan-parameters'.$B$26]" office:value-type="float" office:value="100027.016246529" calcext:value-type="float">
            <text:p>100,027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1" table:formula="of:=[.A204]/12" office:value-type="float" office:value="16.9166666666667" calcext:value-type="float">
            <text:p>16.92</text:p>
          </table:table-cell>
          <table:table-cell table:style-name="ce47" table:formula="of:=IF([.B204]&lt;=[$'repayment-scenarios'.$B$28];[$'loan-parameters'.$B$31]*[$'current-situation'.$C$7]*(1+[$'current-situation'.$C$7])^[.A204]/((1+[$'current-situation'.$C$7])^[.A204]-1);&quot;&quot;)" office:value-type="currency" office:currency="GBP" office:value="334.769184727978" calcext:value-type="currency">
            <text:p>£334.77</text:p>
          </table:table-cell>
          <table:table-cell table:formula="of:=IF([.C204]&lt;&gt;&quot;&quot;;[.C204]*[.A204]+[$'loan-parameters'.$B$32];&quot;&quot;)" office:value-type="currency" office:currency="GBP" office:value="67978.1444997796" calcext:value-type="currency">
            <text:p>£67,978.14</text:p>
          </table:table-cell>
          <table:table-cell/>
          <table:table-cell table:style-name="ce31" table:formula="of:=[.B203]" office:value-type="float" office:value="16.8333333333333" calcext:value-type="float">
            <text:p>16.83</text:p>
          </table:table-cell>
          <table:table-cell table:formula="of:=IF([.F204]&lt;=[$'current-situation'.$D$7];[$'loan-parameters'.$B$31]*(1+[$'current-situation'.$C$7])^([.F204]*12)-[$'current-situation'.$B$29]/[$'current-situation'.$C$7]*((1+[$'current-situation'.$C$7])^([.F204]*12)-1);0)/[$'loan-parameters'.$B$26]" office:value-type="float" office:value="69894.5279973762" calcext:value-type="float">
            <text:p>69,894.53</text:p>
          </table:table-cell>
          <table:table-cell/>
          <table:table-cell table:style-name="ce47" office:value-type="currency" office:currency="GBP" office:value="1000" calcext:value-type="currency">
            <text:p>£1,000.00</text:p>
          </table:table-cell>
          <table:table-cell table:style-name="ce85" table:formula="of:=[.I204]/[$'loan-parameters'.$B$26]" office:value-type="float" office:value="1826.71757119632" calcext:value-type="float">
            <text:p>1,826.72</text:p>
          </table:table-cell>
          <table:table-cell table:style-name="ce31" table:formula="of:=IF([.I204]&lt;=[$'current-situation'.$E$7];[$'loan-parameters'.$B$6]-ORG.OPENOFFICE.MONTHS([$'loan-parameters'.$B$4];TODAY();1)/12;(LN([.I204])-LN([.I204]-[$'loan-parameters'.$B$31]*[$'current-situation'.$C$7]))/LN(1+[$'current-situation'.$C$7])/12)" office:value-type="float" office:value="4.55939946503977" calcext:value-type="float">
            <text:p>4.56</text:p>
          </table:table-cell>
          <table:table-cell table:formula="of:=([.I204]*[.K204]*12+[$'loan-parameters'.$B$32])/[$'loan-parameters'.$B$26]" office:value-type="float" office:value="99981.3557541187" calcext:value-type="float">
            <text:p>99,98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1" table:formula="of:=[.A205]/12" office:value-type="float" office:value="17" calcext:value-type="float">
            <text:p>17.00</text:p>
          </table:table-cell>
          <table:table-cell table:style-name="ce47" table:formula="of:=IF([.B205]&lt;=[$'repayment-scenarios'.$B$28];[$'loan-parameters'.$B$31]*[$'current-situation'.$C$7]*(1+[$'current-situation'.$C$7])^[.A205]/((1+[$'current-situation'.$C$7])^[.A205]-1);&quot;&quot;)" office:value-type="currency" office:currency="GBP" office:value="333.595408045758" calcext:value-type="currency">
            <text:p>£333.60</text:p>
          </table:table-cell>
          <table:table-cell table:formula="of:=IF([.C205]&lt;&gt;&quot;&quot;;[.C205]*[.A205]+[$'loan-parameters'.$B$32];&quot;&quot;)" office:value-type="currency" office:currency="GBP" office:value="68073.4632413346" calcext:value-type="currency">
            <text:p>£68,073.46</text:p>
          </table:table-cell>
          <table:table-cell/>
          <table:table-cell table:style-name="ce31" table:formula="of:=[.B204]" office:value-type="float" office:value="16.9166666666667" calcext:value-type="float">
            <text:p>16.92</text:p>
          </table:table-cell>
          <table:table-cell table:formula="of:=IF([.F205]&lt;=[$'current-situation'.$D$7];[$'loan-parameters'.$B$31]*(1+[$'current-situation'.$C$7])^([.F205]*12)-[$'current-situation'.$B$29]/[$'current-situation'.$C$7]*((1+[$'current-situation'.$C$7])^([.F205]*12)-1);0)/[$'loan-parameters'.$B$26]" office:value-type="float" office:value="69748.5904007749" calcext:value-type="float">
            <text:p>69,748.59</text:p>
          </table:table-cell>
          <table:table-cell/>
          <table:table-cell table:style-name="ce47" office:value-type="currency" office:currency="GBP" office:value="1005" calcext:value-type="currency">
            <text:p>£1,005.00</text:p>
          </table:table-cell>
          <table:table-cell table:style-name="ce85" table:formula="of:=[.I205]/[$'loan-parameters'.$B$26]" office:value-type="float" office:value="1835.8511590523" calcext:value-type="float">
            <text:p>1,835.85</text:p>
          </table:table-cell>
          <table:table-cell table:style-name="ce31" table:formula="of:=IF([.I205]&lt;=[$'current-situation'.$E$7];[$'loan-parameters'.$B$6]-ORG.OPENOFFICE.MONTHS([$'loan-parameters'.$B$4];TODAY();1)/12;(LN([.I205])-LN([.I205]-[$'loan-parameters'.$B$31]*[$'current-situation'.$C$7]))/LN(1+[$'current-situation'.$C$7])/12)" office:value-type="float" office:value="4.53466639952162" calcext:value-type="float">
            <text:p>4.53</text:p>
          </table:table-cell>
          <table:table-cell table:formula="of:=([.I205]*[.K205]*12+[$'loan-parameters'.$B$32])/[$'loan-parameters'.$B$26]" office:value-type="float" office:value="99936.2051371513" calcext:value-type="float">
            <text:p>99,93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1" table:formula="of:=[.A206]/12" office:value-type="float" office:value="17.0833333333333" calcext:value-type="float">
            <text:p>17.08</text:p>
          </table:table-cell>
          <table:table-cell table:style-name="ce47" table:formula="of:=IF([.B206]&lt;=[$'repayment-scenarios'.$B$28];[$'loan-parameters'.$B$31]*[$'current-situation'.$C$7]*(1+[$'current-situation'.$C$7])^[.A206]/((1+[$'current-situation'.$C$7])^[.A206]-1);&quot;&quot;)" office:value-type="currency" office:currency="GBP" office:value="332.433468359778" calcext:value-type="currency">
            <text:p>£332.43</text:p>
          </table:table-cell>
          <table:table-cell table:formula="of:=IF([.C206]&lt;&gt;&quot;&quot;;[.C206]*[.A206]+[$'loan-parameters'.$B$32];&quot;&quot;)" office:value-type="currency" office:currency="GBP" office:value="68168.8610137544" calcext:value-type="currency">
            <text:p>£68,168.86</text:p>
          </table:table-cell>
          <table:table-cell/>
          <table:table-cell table:style-name="ce31" table:formula="of:=[.B205]" office:value-type="float" office:value="17" calcext:value-type="float">
            <text:p>17.00</text:p>
          </table:table-cell>
          <table:table-cell table:formula="of:=IF([.F206]&lt;=[$'current-situation'.$D$7];[$'loan-parameters'.$B$31]*(1+[$'current-situation'.$C$7])^([.F206]*12)-[$'current-situation'.$B$29]/[$'current-situation'.$C$7]*((1+[$'current-situation'.$C$7])^([.F206]*12)-1);0)/[$'loan-parameters'.$B$26]" office:value-type="float" office:value="69602.1946914543" calcext:value-type="float">
            <text:p>69,602.19</text:p>
          </table:table-cell>
          <table:table-cell/>
          <table:table-cell table:style-name="ce47" office:value-type="currency" office:currency="GBP" office:value="1010" calcext:value-type="currency">
            <text:p>£1,010.00</text:p>
          </table:table-cell>
          <table:table-cell table:style-name="ce85" table:formula="of:=[.I206]/[$'loan-parameters'.$B$26]" office:value-type="float" office:value="1844.98474690828" calcext:value-type="float">
            <text:p>1,844.98</text:p>
          </table:table-cell>
          <table:table-cell table:style-name="ce31" table:formula="of:=IF([.I206]&lt;=[$'current-situation'.$E$7];[$'loan-parameters'.$B$6]-ORG.OPENOFFICE.MONTHS([$'loan-parameters'.$B$4];TODAY();1)/12;(LN([.I206])-LN([.I206]-[$'loan-parameters'.$B$31]*[$'current-situation'.$C$7]))/LN(1+[$'current-situation'.$C$7])/12)" office:value-type="float" office:value="4.51020086143625" calcext:value-type="float">
            <text:p>4.51</text:p>
          </table:table-cell>
          <table:table-cell table:formula="of:=([.I206]*[.K206]*12+[$'loan-parameters'.$B$32])/[$'loan-parameters'.$B$26]" office:value-type="float" office:value="99891.5558895336" calcext:value-type="float">
            <text:p>99,89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1" table:formula="of:=[.A207]/12" office:value-type="float" office:value="17.1666666666667" calcext:value-type="float">
            <text:p>17.17</text:p>
          </table:table-cell>
          <table:table-cell table:style-name="ce47" table:formula="of:=IF([.B207]&lt;=[$'repayment-scenarios'.$B$28];[$'loan-parameters'.$B$31]*[$'current-situation'.$C$7]*(1+[$'current-situation'.$C$7])^[.A207]/((1+[$'current-situation'.$C$7])^[.A207]-1);&quot;&quot;)" office:value-type="currency" office:currency="GBP" office:value="331.283193133686" calcext:value-type="currency">
            <text:p>£331.28</text:p>
          </table:table-cell>
          <table:table-cell table:formula="of:=IF([.C207]&lt;&gt;&quot;&quot;;[.C207]*[.A207]+[$'loan-parameters'.$B$32];&quot;&quot;)" office:value-type="currency" office:currency="GBP" office:value="68264.3377855393" calcext:value-type="currency">
            <text:p>£68,264.34</text:p>
          </table:table-cell>
          <table:table-cell/>
          <table:table-cell table:style-name="ce31" table:formula="of:=[.B206]" office:value-type="float" office:value="17.0833333333333" calcext:value-type="float">
            <text:p>17.08</text:p>
          </table:table-cell>
          <table:table-cell table:formula="of:=IF([.F207]&lt;=[$'current-situation'.$D$7];[$'loan-parameters'.$B$31]*(1+[$'current-situation'.$C$7])^([.F207]*12)-[$'current-situation'.$B$29]/[$'current-situation'.$C$7]*((1+[$'current-situation'.$C$7])^([.F207]*12)-1);0)/[$'loan-parameters'.$B$26]" office:value-type="float" office:value="69455.3394313525" calcext:value-type="float">
            <text:p>69,455.34</text:p>
          </table:table-cell>
          <table:table-cell/>
          <table:table-cell table:style-name="ce47" office:value-type="currency" office:currency="GBP" office:value="1015" calcext:value-type="currency">
            <text:p>£1,015.00</text:p>
          </table:table-cell>
          <table:table-cell table:style-name="ce85" table:formula="of:=[.I207]/[$'loan-parameters'.$B$26]" office:value-type="float" office:value="1854.11833476426" calcext:value-type="float">
            <text:p>1,854.12</text:p>
          </table:table-cell>
          <table:table-cell table:style-name="ce31" table:formula="of:=IF([.I207]&lt;=[$'current-situation'.$E$7];[$'loan-parameters'.$B$6]-ORG.OPENOFFICE.MONTHS([$'loan-parameters'.$B$4];TODAY();1)/12;(LN([.I207])-LN([.I207]-[$'loan-parameters'.$B$31]*[$'current-situation'.$C$7]))/LN(1+[$'current-situation'.$C$7])/12)" office:value-type="float" office:value="4.48599852333942" calcext:value-type="float">
            <text:p>4.49</text:p>
          </table:table-cell>
          <table:table-cell table:formula="of:=([.I207]*[.K207]*12+[$'loan-parameters'.$B$32])/[$'loan-parameters'.$B$26]" office:value-type="float" office:value="99847.3996936123" calcext:value-type="float">
            <text:p>99,847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1" table:formula="of:=[.A208]/12" office:value-type="float" office:value="17.25" calcext:value-type="float">
            <text:p>17.25</text:p>
          </table:table-cell>
          <table:table-cell table:style-name="ce47" table:formula="of:=IF([.B208]&lt;=[$'repayment-scenarios'.$B$28];[$'loan-parameters'.$B$31]*[$'current-situation'.$C$7]*(1+[$'current-situation'.$C$7])^[.A208]/((1+[$'current-situation'.$C$7])^[.A208]-1);&quot;&quot;)" office:value-type="currency" office:currency="GBP" office:value="330.144413164497" calcext:value-type="currency">
            <text:p>£330.14</text:p>
          </table:table-cell>
          <table:table-cell table:formula="of:=IF([.C208]&lt;&gt;&quot;&quot;;[.C208]*[.A208]+[$'loan-parameters'.$B$32];&quot;&quot;)" office:value-type="currency" office:currency="GBP" office:value="68359.8935250508" calcext:value-type="currency">
            <text:p>£68,359.89</text:p>
          </table:table-cell>
          <table:table-cell/>
          <table:table-cell table:style-name="ce31" table:formula="of:=[.B207]" office:value-type="float" office:value="17.1666666666667" calcext:value-type="float">
            <text:p>17.17</text:p>
          </table:table-cell>
          <table:table-cell table:formula="of:=IF([.F208]&lt;=[$'current-situation'.$D$7];[$'loan-parameters'.$B$31]*(1+[$'current-situation'.$C$7])^([.F208]*12)-[$'current-situation'.$B$29]/[$'current-situation'.$C$7]*((1+[$'current-situation'.$C$7])^([.F208]*12)-1);0)/[$'loan-parameters'.$B$26]" office:value-type="float" office:value="69308.0231778935" calcext:value-type="float">
            <text:p>69,308.02</text:p>
          </table:table-cell>
          <table:table-cell/>
          <table:table-cell table:style-name="ce47" office:value-type="currency" office:currency="GBP" office:value="1020" calcext:value-type="currency">
            <text:p>£1,020.00</text:p>
          </table:table-cell>
          <table:table-cell table:style-name="ce85" table:formula="of:=[.I208]/[$'loan-parameters'.$B$26]" office:value-type="float" office:value="1863.25192262024" calcext:value-type="float">
            <text:p>1,863.25</text:p>
          </table:table-cell>
          <table:table-cell table:style-name="ce31" table:formula="of:=IF([.I208]&lt;=[$'current-situation'.$E$7];[$'loan-parameters'.$B$6]-ORG.OPENOFFICE.MONTHS([$'loan-parameters'.$B$4];TODAY();1)/12;(LN([.I208])-LN([.I208]-[$'loan-parameters'.$B$31]*[$'current-situation'.$C$7]))/LN(1+[$'current-situation'.$C$7])/12)" office:value-type="float" office:value="4.46205515083416" calcext:value-type="float">
            <text:p>4.46</text:p>
          </table:table-cell>
          <table:table-cell table:formula="of:=([.I208]*[.K208]*12+[$'loan-parameters'.$B$32])/[$'loan-parameters'.$B$26]" office:value-type="float" office:value="99803.7284149758" calcext:value-type="float">
            <text:p>99,803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1" table:formula="of:=[.A209]/12" office:value-type="float" office:value="17.3333333333333" calcext:value-type="float">
            <text:p>17.33</text:p>
          </table:table-cell>
          <table:table-cell table:style-name="ce47" table:formula="of:=IF([.B209]&lt;=[$'repayment-scenarios'.$B$28];[$'loan-parameters'.$B$31]*[$'current-situation'.$C$7]*(1+[$'current-situation'.$C$7])^[.A209]/((1+[$'current-situation'.$C$7])^[.A209]-1);&quot;&quot;)" office:value-type="currency" office:currency="GBP" office:value="329.016962502459" calcext:value-type="currency">
            <text:p>£329.02</text:p>
          </table:table-cell>
          <table:table-cell table:formula="of:=IF([.C209]&lt;&gt;&quot;&quot;;[.C209]*[.A209]+[$'loan-parameters'.$B$32];&quot;&quot;)" office:value-type="currency" office:currency="GBP" office:value="68455.5282005114" calcext:value-type="currency">
            <text:p>£68,455.53</text:p>
          </table:table-cell>
          <table:table-cell/>
          <table:table-cell table:style-name="ce31" table:formula="of:=[.B208]" office:value-type="float" office:value="17.25" calcext:value-type="float">
            <text:p>17.25</text:p>
          </table:table-cell>
          <table:table-cell table:formula="of:=IF([.F209]&lt;=[$'current-situation'.$D$7];[$'loan-parameters'.$B$31]*(1+[$'current-situation'.$C$7])^([.F209]*12)-[$'current-situation'.$B$29]/[$'current-situation'.$C$7]*((1+[$'current-situation'.$C$7])^([.F209]*12)-1);0)/[$'loan-parameters'.$B$26]" office:value-type="float" office:value="69160.2444839733" calcext:value-type="float">
            <text:p>69,160.24</text:p>
          </table:table-cell>
          <table:table-cell/>
          <table:table-cell table:style-name="ce47" office:value-type="currency" office:currency="GBP" office:value="1025" calcext:value-type="currency">
            <text:p>£1,025.00</text:p>
          </table:table-cell>
          <table:table-cell table:style-name="ce85" table:formula="of:=[.I209]/[$'loan-parameters'.$B$26]" office:value-type="float" office:value="1872.38551047623" calcext:value-type="float">
            <text:p>1,872.39</text:p>
          </table:table-cell>
          <table:table-cell table:style-name="ce31" table:formula="of:=IF([.I209]&lt;=[$'current-situation'.$E$7];[$'loan-parameters'.$B$6]-ORG.OPENOFFICE.MONTHS([$'loan-parameters'.$B$4];TODAY();1)/12;(LN([.I209])-LN([.I209]-[$'loan-parameters'.$B$31]*[$'current-situation'.$C$7]))/LN(1+[$'current-situation'.$C$7])/12)" office:value-type="float" office:value="4.43836660007779" calcext:value-type="float">
            <text:p>4.44</text:p>
          </table:table-cell>
          <table:table-cell table:formula="of:=([.I209]*[.K209]*12+[$'loan-parameters'.$B$32])/[$'loan-parameters'.$B$26]" office:value-type="float" office:value="99760.5340974313" calcext:value-type="float">
            <text:p>99,760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1" table:formula="of:=[.A210]/12" office:value-type="float" office:value="17.4166666666667" calcext:value-type="float">
            <text:p>17.42</text:p>
          </table:table-cell>
          <table:table-cell table:style-name="ce47" table:formula="of:=IF([.B210]&lt;=[$'repayment-scenarios'.$B$28];[$'loan-parameters'.$B$31]*[$'current-situation'.$C$7]*(1+[$'current-situation'.$C$7])^[.A210]/((1+[$'current-situation'.$C$7])^[.A210]-1);&quot;&quot;)" office:value-type="currency" office:currency="GBP" office:value="327.900678373231" calcext:value-type="currency">
            <text:p>£327.90</text:p>
          </table:table-cell>
          <table:table-cell table:formula="of:=IF([.C210]&lt;&gt;&quot;&quot;;[.C210]*[.A210]+[$'loan-parameters'.$B$32];&quot;&quot;)" office:value-type="currency" office:currency="GBP" office:value="68551.2417800052" calcext:value-type="currency">
            <text:p>£68,551.24</text:p>
          </table:table-cell>
          <table:table-cell/>
          <table:table-cell table:style-name="ce31" table:formula="of:=[.B209]" office:value-type="float" office:value="17.3333333333333" calcext:value-type="float">
            <text:p>17.33</text:p>
          </table:table-cell>
          <table:table-cell table:formula="of:=IF([.F210]&lt;=[$'current-situation'.$D$7];[$'loan-parameters'.$B$31]*(1+[$'current-situation'.$C$7])^([.F210]*12)-[$'current-situation'.$B$29]/[$'current-situation'.$C$7]*((1+[$'current-situation'.$C$7])^([.F210]*12)-1);0)/[$'loan-parameters'.$B$26]" office:value-type="float" office:value="69012.0018979448" calcext:value-type="float">
            <text:p>69,012.00</text:p>
          </table:table-cell>
          <table:table-cell/>
          <table:table-cell table:style-name="ce47" office:value-type="currency" office:currency="GBP" office:value="1030" calcext:value-type="currency">
            <text:p>£1,030.00</text:p>
          </table:table-cell>
          <table:table-cell table:style-name="ce85" table:formula="of:=[.I210]/[$'loan-parameters'.$B$26]" office:value-type="float" office:value="1881.51909833221" calcext:value-type="float">
            <text:p>1,881.52</text:p>
          </table:table-cell>
          <table:table-cell table:style-name="ce31" table:formula="of:=IF([.I210]&lt;=[$'current-situation'.$E$7];[$'loan-parameters'.$B$6]-ORG.OPENOFFICE.MONTHS([$'loan-parameters'.$B$4];TODAY();1)/12;(LN([.I210])-LN([.I210]-[$'loan-parameters'.$B$31]*[$'current-situation'.$C$7]))/LN(1+[$'current-situation'.$C$7])/12)" office:value-type="float" office:value="4.41492881536846" calcext:value-type="float">
            <text:p>4.41</text:p>
          </table:table-cell>
          <table:table-cell table:formula="of:=([.I210]*[.K210]*12+[$'loan-parameters'.$B$32])/[$'loan-parameters'.$B$26]" office:value-type="float" office:value="99717.8089581391" calcext:value-type="float">
            <text:p>99,717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1" table:formula="of:=[.A211]/12" office:value-type="float" office:value="17.5" calcext:value-type="float">
            <text:p>17.50</text:p>
          </table:table-cell>
          <table:table-cell table:style-name="ce47" table:formula="of:=IF([.B211]&lt;=[$'repayment-scenarios'.$B$28];[$'loan-parameters'.$B$31]*[$'current-situation'.$C$7]*(1+[$'current-situation'.$C$7])^[.A211]/((1+[$'current-situation'.$C$7])^[.A211]-1);&quot;&quot;)" office:value-type="currency" office:currency="GBP" office:value="326.795401102276" calcext:value-type="currency">
            <text:p>£326.80</text:p>
          </table:table-cell>
          <table:table-cell table:formula="of:=IF([.C211]&lt;&gt;&quot;&quot;;[.C211]*[.A211]+[$'loan-parameters'.$B$32];&quot;&quot;)" office:value-type="currency" office:currency="GBP" office:value="68647.034231478" calcext:value-type="currency">
            <text:p>£68,647.03</text:p>
          </table:table-cell>
          <table:table-cell/>
          <table:table-cell table:style-name="ce31" table:formula="of:=[.B210]" office:value-type="float" office:value="17.4166666666667" calcext:value-type="float">
            <text:p>17.42</text:p>
          </table:table-cell>
          <table:table-cell table:formula="of:=IF([.F211]&lt;=[$'current-situation'.$D$7];[$'loan-parameters'.$B$31]*(1+[$'current-situation'.$C$7])^([.F211]*12)-[$'current-situation'.$B$29]/[$'current-situation'.$C$7]*((1+[$'current-situation'.$C$7])^([.F211]*12)-1);0)/[$'loan-parameters'.$B$26]" office:value-type="float" office:value="68863.2939636042" calcext:value-type="float">
            <text:p>68,863.29</text:p>
          </table:table-cell>
          <table:table-cell/>
          <table:table-cell table:style-name="ce47" office:value-type="currency" office:currency="GBP" office:value="1035" calcext:value-type="currency">
            <text:p>£1,035.00</text:p>
          </table:table-cell>
          <table:table-cell table:style-name="ce85" table:formula="of:=[.I211]/[$'loan-parameters'.$B$26]" office:value-type="float" office:value="1890.65268618819" calcext:value-type="float">
            <text:p>1,890.65</text:p>
          </table:table-cell>
          <table:table-cell table:style-name="ce31" table:formula="of:=IF([.I211]&lt;=[$'current-situation'.$E$7];[$'loan-parameters'.$B$6]-ORG.OPENOFFICE.MONTHS([$'loan-parameters'.$B$4];TODAY();1)/12;(LN([.I211])-LN([.I211]-[$'loan-parameters'.$B$31]*[$'current-situation'.$C$7]))/LN(1+[$'current-situation'.$C$7])/12)" office:value-type="float" office:value="4.39173782680911" calcext:value-type="float">
            <text:p>4.39</text:p>
          </table:table-cell>
          <table:table-cell table:formula="of:=([.I211]*[.K211]*12+[$'loan-parameters'.$B$32])/[$'loan-parameters'.$B$26]" office:value-type="float" office:value="99675.545382915" calcext:value-type="float">
            <text:p>99,67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1" table:formula="of:=[.A212]/12" office:value-type="float" office:value="17.5833333333333" calcext:value-type="float">
            <text:p>17.58</text:p>
          </table:table-cell>
          <table:table-cell table:style-name="ce47" table:formula="of:=IF([.B212]&lt;=[$'repayment-scenarios'.$B$28];[$'loan-parameters'.$B$31]*[$'current-situation'.$C$7]*(1+[$'current-situation'.$C$7])^[.A212]/((1+[$'current-situation'.$C$7])^[.A212]-1);&quot;&quot;)" office:value-type="currency" office:currency="GBP" office:value="325.700974041408" calcext:value-type="currency">
            <text:p>£325.70</text:p>
          </table:table-cell>
          <table:table-cell table:formula="of:=IF([.C212]&lt;&gt;&quot;&quot;;[.C212]*[.A212]+[$'loan-parameters'.$B$32];&quot;&quot;)" office:value-type="currency" office:currency="GBP" office:value="68742.9055227372" calcext:value-type="currency">
            <text:p>£68,742.91</text:p>
          </table:table-cell>
          <table:table-cell/>
          <table:table-cell table:style-name="ce31" table:formula="of:=[.B211]" office:value-type="float" office:value="17.5" calcext:value-type="float">
            <text:p>17.50</text:p>
          </table:table-cell>
          <table:table-cell table:formula="of:=IF([.F212]&lt;=[$'current-situation'.$D$7];[$'loan-parameters'.$B$31]*(1+[$'current-situation'.$C$7])^([.F212]*12)-[$'current-situation'.$B$29]/[$'current-situation'.$C$7]*((1+[$'current-situation'.$C$7])^([.F212]*12)-1);0)/[$'loan-parameters'.$B$26]" office:value-type="float" office:value="68714.1192201768" calcext:value-type="float">
            <text:p>68,714.12</text:p>
          </table:table-cell>
          <table:table-cell/>
          <table:table-cell table:style-name="ce47" office:value-type="currency" office:currency="GBP" office:value="1040" calcext:value-type="currency">
            <text:p>£1,040.00</text:p>
          </table:table-cell>
          <table:table-cell table:style-name="ce85" table:formula="of:=[.I212]/[$'loan-parameters'.$B$26]" office:value-type="float" office:value="1899.78627404417" calcext:value-type="float">
            <text:p>1,899.79</text:p>
          </table:table-cell>
          <table:table-cell table:style-name="ce31" table:formula="of:=IF([.I212]&lt;=[$'current-situation'.$E$7];[$'loan-parameters'.$B$6]-ORG.OPENOFFICE.MONTHS([$'loan-parameters'.$B$4];TODAY();1)/12;(LN([.I212])-LN([.I212]-[$'loan-parameters'.$B$31]*[$'current-situation'.$C$7]))/LN(1+[$'current-situation'.$C$7])/12)" office:value-type="float" office:value="4.36878974804526" calcext:value-type="float">
            <text:p>4.37</text:p>
          </table:table-cell>
          <table:table-cell table:formula="of:=([.I212]*[.K212]*12+[$'loan-parameters'.$B$32])/[$'loan-parameters'.$B$26]" office:value-type="float" office:value="99633.7359216791" calcext:value-type="float">
            <text:p>99,633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1" table:formula="of:=[.A213]/12" office:value-type="float" office:value="17.6666666666667" calcext:value-type="float">
            <text:p>17.67</text:p>
          </table:table-cell>
          <table:table-cell table:style-name="ce47" table:formula="of:=IF([.B213]&lt;=[$'repayment-scenarios'.$B$28];[$'loan-parameters'.$B$31]*[$'current-situation'.$C$7]*(1+[$'current-situation'.$C$7])^[.A213]/((1+[$'current-situation'.$C$7])^[.A213]-1);&quot;&quot;)" office:value-type="currency" office:currency="GBP" office:value="324.617243497418" calcext:value-type="currency">
            <text:p>£324.62</text:p>
          </table:table-cell>
          <table:table-cell table:formula="of:=IF([.C213]&lt;&gt;&quot;&quot;;[.C213]*[.A213]+[$'loan-parameters'.$B$32];&quot;&quot;)" office:value-type="currency" office:currency="GBP" office:value="68838.8556214525" calcext:value-type="currency">
            <text:p>£68,838.86</text:p>
          </table:table-cell>
          <table:table-cell/>
          <table:table-cell table:style-name="ce31" table:formula="of:=[.B212]" office:value-type="float" office:value="17.5833333333333" calcext:value-type="float">
            <text:p>17.58</text:p>
          </table:table-cell>
          <table:table-cell table:formula="of:=IF([.F213]&lt;=[$'current-situation'.$D$7];[$'loan-parameters'.$B$31]*(1+[$'current-situation'.$C$7])^([.F213]*12)-[$'current-situation'.$B$29]/[$'current-situation'.$C$7]*((1+[$'current-situation'.$C$7])^([.F213]*12)-1);0)/[$'loan-parameters'.$B$26]" office:value-type="float" office:value="68564.4762023021" calcext:value-type="float">
            <text:p>68,564.48</text:p>
          </table:table-cell>
          <table:table-cell/>
          <table:table-cell table:style-name="ce47" office:value-type="currency" office:currency="GBP" office:value="1045" calcext:value-type="currency">
            <text:p>£1,045.00</text:p>
          </table:table-cell>
          <table:table-cell table:style-name="ce85" table:formula="of:=[.I213]/[$'loan-parameters'.$B$26]" office:value-type="float" office:value="1908.91986190015" calcext:value-type="float">
            <text:p>1,908.92</text:p>
          </table:table-cell>
          <table:table-cell table:style-name="ce31" table:formula="of:=IF([.I213]&lt;=[$'current-situation'.$E$7];[$'loan-parameters'.$B$6]-ORG.OPENOFFICE.MONTHS([$'loan-parameters'.$B$4];TODAY();1)/12;(LN([.I213])-LN([.I213]-[$'loan-parameters'.$B$31]*[$'current-situation'.$C$7]))/LN(1+[$'current-situation'.$C$7])/12)" office:value-type="float" office:value="4.34608077407393" calcext:value-type="float">
            <text:p>4.35</text:p>
          </table:table-cell>
          <table:table-cell table:formula="of:=([.I213]*[.K213]*12+[$'loan-parameters'.$B$32])/[$'loan-parameters'.$B$26]" office:value-type="float" office:value="99592.3732840494" calcext:value-type="float">
            <text:p>99,59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1" table:formula="of:=[.A214]/12" office:value-type="float" office:value="17.75" calcext:value-type="float">
            <text:p>17.75</text:p>
          </table:table-cell>
          <table:table-cell table:style-name="ce47" table:formula="of:=IF([.B214]&lt;=[$'repayment-scenarios'.$B$28];[$'loan-parameters'.$B$31]*[$'current-situation'.$C$7]*(1+[$'current-situation'.$C$7])^[.A214]/((1+[$'current-situation'.$C$7])^[.A214]-1);&quot;&quot;)" office:value-type="currency" office:currency="GBP" office:value="323.544058662704" calcext:value-type="currency">
            <text:p>£323.54</text:p>
          </table:table-cell>
          <table:table-cell table:formula="of:=IF([.C214]&lt;&gt;&quot;&quot;;[.C214]*[.A214]+[$'loan-parameters'.$B$32];&quot;&quot;)" office:value-type="currency" office:currency="GBP" office:value="68934.8844951559" calcext:value-type="currency">
            <text:p>£68,934.88</text:p>
          </table:table-cell>
          <table:table-cell/>
          <table:table-cell table:style-name="ce31" table:formula="of:=[.B213]" office:value-type="float" office:value="17.6666666666667" calcext:value-type="float">
            <text:p>17.67</text:p>
          </table:table-cell>
          <table:table-cell table:formula="of:=IF([.F214]&lt;=[$'current-situation'.$D$7];[$'loan-parameters'.$B$31]*(1+[$'current-situation'.$C$7])^([.F214]*12)-[$'current-situation'.$B$29]/[$'current-situation'.$C$7]*((1+[$'current-situation'.$C$7])^([.F214]*12)-1);0)/[$'loan-parameters'.$B$26]" office:value-type="float" office:value="68414.3634400196" calcext:value-type="float">
            <text:p>68,414.36</text:p>
          </table:table-cell>
          <table:table-cell/>
          <table:table-cell table:style-name="ce47" office:value-type="currency" office:currency="GBP" office:value="1050" calcext:value-type="currency">
            <text:p>£1,050.00</text:p>
          </table:table-cell>
          <table:table-cell table:style-name="ce85" table:formula="of:=[.I214]/[$'loan-parameters'.$B$26]" office:value-type="float" office:value="1918.05344975613" calcext:value-type="float">
            <text:p>1,918.05</text:p>
          </table:table-cell>
          <table:table-cell table:style-name="ce31" table:formula="of:=IF([.I214]&lt;=[$'current-situation'.$E$7];[$'loan-parameters'.$B$6]-ORG.OPENOFFICE.MONTHS([$'loan-parameters'.$B$4];TODAY();1)/12;(LN([.I214])-LN([.I214]-[$'loan-parameters'.$B$31]*[$'current-situation'.$C$7]))/LN(1+[$'current-situation'.$C$7])/12)" office:value-type="float" office:value="4.32360717912181" calcext:value-type="float">
            <text:p>4.32</text:p>
          </table:table-cell>
          <table:table-cell table:formula="of:=([.I214]*[.K214]*12+[$'loan-parameters'.$B$32])/[$'loan-parameters'.$B$26]" office:value-type="float" office:value="99551.4503350835" calcext:value-type="float">
            <text:p>99,55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1" table:formula="of:=[.A215]/12" office:value-type="float" office:value="17.8333333333333" calcext:value-type="float">
            <text:p>17.83</text:p>
          </table:table-cell>
          <table:table-cell table:style-name="ce47" table:formula="of:=IF([.B215]&lt;=[$'repayment-scenarios'.$B$28];[$'loan-parameters'.$B$31]*[$'current-situation'.$C$7]*(1+[$'current-situation'.$C$7])^[.A215]/((1+[$'current-situation'.$C$7])^[.A215]-1);&quot;&quot;)" office:value-type="currency" office:currency="GBP" office:value="322.481271547859" calcext:value-type="currency">
            <text:p>£322.48</text:p>
          </table:table-cell>
          <table:table-cell table:formula="of:=IF([.C215]&lt;&gt;&quot;&quot;;[.C215]*[.A215]+[$'loan-parameters'.$B$32];&quot;&quot;)" office:value-type="currency" office:currency="GBP" office:value="69030.9921112418" calcext:value-type="currency">
            <text:p>£69,030.99</text:p>
          </table:table-cell>
          <table:table-cell/>
          <table:table-cell table:style-name="ce31" table:formula="of:=[.B214]" office:value-type="float" office:value="17.75" calcext:value-type="float">
            <text:p>17.75</text:p>
          </table:table-cell>
          <table:table-cell table:formula="of:=IF([.F215]&lt;=[$'current-situation'.$D$7];[$'loan-parameters'.$B$31]*(1+[$'current-situation'.$C$7])^([.F215]*12)-[$'current-situation'.$B$29]/[$'current-situation'.$C$7]*((1+[$'current-situation'.$C$7])^([.F215]*12)-1);0)/[$'loan-parameters'.$B$26]" office:value-type="float" office:value="68263.7794587548" calcext:value-type="float">
            <text:p>68,263.78</text:p>
          </table:table-cell>
          <table:table-cell/>
          <table:table-cell table:style-name="ce47" office:value-type="currency" office:currency="GBP" office:value="1055" calcext:value-type="currency">
            <text:p>£1,055.00</text:p>
          </table:table-cell>
          <table:table-cell table:style-name="ce85" table:formula="of:=[.I215]/[$'loan-parameters'.$B$26]" office:value-type="float" office:value="1927.18703761211" calcext:value-type="float">
            <text:p>1,927.19</text:p>
          </table:table-cell>
          <table:table-cell table:style-name="ce31" table:formula="of:=IF([.I215]&lt;=[$'current-situation'.$E$7];[$'loan-parameters'.$B$6]-ORG.OPENOFFICE.MONTHS([$'loan-parameters'.$B$4];TODAY();1)/12;(LN([.I215])-LN([.I215]-[$'loan-parameters'.$B$31]*[$'current-situation'.$C$7]))/LN(1+[$'current-situation'.$C$7])/12)" office:value-type="float" office:value="4.30136531458914" calcext:value-type="float">
            <text:p>4.30</text:p>
          </table:table-cell>
          <table:table-cell table:formula="of:=([.I215]*[.K215]*12+[$'loan-parameters'.$B$32])/[$'loan-parameters'.$B$26]" office:value-type="float" office:value="99510.9600911506" calcext:value-type="float">
            <text:p>99,510.9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1" table:formula="of:=[.A216]/12" office:value-type="float" office:value="17.9166666666667" calcext:value-type="float">
            <text:p>17.92</text:p>
          </table:table-cell>
          <table:table-cell table:style-name="ce47" table:formula="of:=IF([.B216]&lt;=[$'repayment-scenarios'.$B$28];[$'loan-parameters'.$B$31]*[$'current-situation'.$C$7]*(1+[$'current-situation'.$C$7])^[.A216]/((1+[$'current-situation'.$C$7])^[.A216]-1);&quot;&quot;)" office:value-type="currency" office:currency="GBP" office:value="321.428736916127" calcext:value-type="currency">
            <text:p>£321.43</text:p>
          </table:table-cell>
          <table:table-cell table:formula="of:=IF([.C216]&lt;&gt;&quot;&quot;;[.C216]*[.A216]+[$'loan-parameters'.$B$32];&quot;&quot;)" office:value-type="currency" office:currency="GBP" office:value="69127.1784369673" calcext:value-type="currency">
            <text:p>£69,127.18</text:p>
          </table:table-cell>
          <table:table-cell/>
          <table:table-cell table:style-name="ce31" table:formula="of:=[.B215]" office:value-type="float" office:value="17.8333333333333" calcext:value-type="float">
            <text:p>17.83</text:p>
          </table:table-cell>
          <table:table-cell table:formula="of:=IF([.F216]&lt;=[$'current-situation'.$D$7];[$'loan-parameters'.$B$31]*(1+[$'current-situation'.$C$7])^([.F216]*12)-[$'current-situation'.$B$29]/[$'current-situation'.$C$7]*((1+[$'current-situation'.$C$7])^([.F216]*12)-1);0)/[$'loan-parameters'.$B$26]" office:value-type="float" office:value="68112.7227793041" calcext:value-type="float">
            <text:p>68,112.72</text:p>
          </table:table-cell>
          <table:table-cell/>
          <table:table-cell table:style-name="ce47" office:value-type="currency" office:currency="GBP" office:value="1060" calcext:value-type="currency">
            <text:p>£1,060.00</text:p>
          </table:table-cell>
          <table:table-cell table:style-name="ce85" table:formula="of:=[.I216]/[$'loan-parameters'.$B$26]" office:value-type="float" office:value="1936.3206254681" calcext:value-type="float">
            <text:p>1,936.32</text:p>
          </table:table-cell>
          <table:table-cell table:style-name="ce31" table:formula="of:=IF([.I216]&lt;=[$'current-situation'.$E$7];[$'loan-parameters'.$B$6]-ORG.OPENOFFICE.MONTHS([$'loan-parameters'.$B$4];TODAY();1)/12;(LN([.I216])-LN([.I216]-[$'loan-parameters'.$B$31]*[$'current-situation'.$C$7]))/LN(1+[$'current-situation'.$C$7])/12)" office:value-type="float" office:value="4.27935160705779" calcext:value-type="float">
            <text:p>4.28</text:p>
          </table:table-cell>
          <table:table-cell table:formula="of:=([.I216]*[.K216]*12+[$'loan-parameters'.$B$32])/[$'loan-parameters'.$B$26]" office:value-type="float" office:value="99470.8957159365" calcext:value-type="float">
            <text:p>99,470.9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1" table:formula="of:=[.A217]/12" office:value-type="float" office:value="18" calcext:value-type="float">
            <text:p>18.00</text:p>
          </table:table-cell>
          <table:table-cell table:style-name="ce47" table:formula="of:=IF([.B217]&lt;=[$'repayment-scenarios'.$B$28];[$'loan-parameters'.$B$31]*[$'current-situation'.$C$7]*(1+[$'current-situation'.$C$7])^[.A217]/((1+[$'current-situation'.$C$7])^[.A217]-1);&quot;&quot;)" office:value-type="currency" office:currency="GBP" office:value="320.386312219688" calcext:value-type="currency">
            <text:p>£320.39</text:p>
          </table:table-cell>
          <table:table-cell table:formula="of:=IF([.C217]&lt;&gt;&quot;&quot;;[.C217]*[.A217]+[$'loan-parameters'.$B$32];&quot;&quot;)" office:value-type="currency" office:currency="GBP" office:value="69223.4434394526" calcext:value-type="currency">
            <text:p>£69,223.44</text:p>
          </table:table-cell>
          <table:table-cell/>
          <table:table-cell table:style-name="ce31" table:formula="of:=[.B216]" office:value-type="float" office:value="17.9166666666667" calcext:value-type="float">
            <text:p>17.92</text:p>
          </table:table-cell>
          <table:table-cell table:formula="of:=IF([.F217]&lt;=[$'current-situation'.$D$7];[$'loan-parameters'.$B$31]*(1+[$'current-situation'.$C$7])^([.F217]*12)-[$'current-situation'.$B$29]/[$'current-situation'.$C$7]*((1+[$'current-situation'.$C$7])^([.F217]*12)-1);0)/[$'loan-parameters'.$B$26]" office:value-type="float" office:value="67961.1919178203" calcext:value-type="float">
            <text:p>67,961.19</text:p>
          </table:table-cell>
          <table:table-cell/>
          <table:table-cell table:style-name="ce47" office:value-type="currency" office:currency="GBP" office:value="1065" calcext:value-type="currency">
            <text:p>£1,065.00</text:p>
          </table:table-cell>
          <table:table-cell table:style-name="ce85" table:formula="of:=[.I217]/[$'loan-parameters'.$B$26]" office:value-type="float" office:value="1945.45421332408" calcext:value-type="float">
            <text:p>1,945.45</text:p>
          </table:table-cell>
          <table:table-cell table:style-name="ce31" table:formula="of:=IF([.I217]&lt;=[$'current-situation'.$E$7];[$'loan-parameters'.$B$6]-ORG.OPENOFFICE.MONTHS([$'loan-parameters'.$B$4];TODAY();1)/12;(LN([.I217])-LN([.I217]-[$'loan-parameters'.$B$31]*[$'current-situation'.$C$7]))/LN(1+[$'current-situation'.$C$7])/12)" office:value-type="float" office:value="4.25756255636056" calcext:value-type="float">
            <text:p>4.26</text:p>
          </table:table-cell>
          <table:table-cell table:formula="of:=([.I217]*[.K217]*12+[$'loan-parameters'.$B$32])/[$'loan-parameters'.$B$26]" office:value-type="float" office:value="99431.2505165738" calcext:value-type="float">
            <text:p>99,43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1" table:formula="of:=[.A218]/12" office:value-type="float" office:value="18.0833333333333" calcext:value-type="float">
            <text:p>18.08</text:p>
          </table:table-cell>
          <table:table-cell table:style-name="ce47" table:formula="of:=IF([.B218]&lt;=[$'repayment-scenarios'.$B$28];[$'loan-parameters'.$B$31]*[$'current-situation'.$C$7]*(1+[$'current-situation'.$C$7])^[.A218]/((1+[$'current-situation'.$C$7])^[.A218]-1);&quot;&quot;)" office:value-type="currency" office:currency="GBP" office:value="319.3538575377" calcext:value-type="currency">
            <text:p>£319.35</text:p>
          </table:table-cell>
          <table:table-cell table:formula="of:=IF([.C218]&lt;&gt;&quot;&quot;;[.C218]*[.A218]+[$'loan-parameters'.$B$32];&quot;&quot;)" office:value-type="currency" office:currency="GBP" office:value="69319.787085681" calcext:value-type="currency">
            <text:p>£69,319.79</text:p>
          </table:table-cell>
          <table:table-cell/>
          <table:table-cell table:style-name="ce31" table:formula="of:=[.B217]" office:value-type="float" office:value="18" calcext:value-type="float">
            <text:p>18.00</text:p>
          </table:table-cell>
          <table:table-cell table:formula="of:=IF([.F218]&lt;=[$'current-situation'.$D$7];[$'loan-parameters'.$B$31]*(1+[$'current-situation'.$C$7])^([.F218]*12)-[$'current-situation'.$B$29]/[$'current-situation'.$C$7]*((1+[$'current-situation'.$C$7])^([.F218]*12)-1);0)/[$'loan-parameters'.$B$26]" office:value-type="float" office:value="67809.1853857991" calcext:value-type="float">
            <text:p>67,809.19</text:p>
          </table:table-cell>
          <table:table-cell/>
          <table:table-cell table:style-name="ce47" office:value-type="currency" office:currency="GBP" office:value="1070" calcext:value-type="currency">
            <text:p>£1,070.00</text:p>
          </table:table-cell>
          <table:table-cell table:style-name="ce85" table:formula="of:=[.I218]/[$'loan-parameters'.$B$26]" office:value-type="float" office:value="1954.58780118006" calcext:value-type="float">
            <text:p>1,954.59</text:p>
          </table:table-cell>
          <table:table-cell table:style-name="ce31" table:formula="of:=IF([.I218]&lt;=[$'current-situation'.$E$7];[$'loan-parameters'.$B$6]-ORG.OPENOFFICE.MONTHS([$'loan-parameters'.$B$4];TODAY();1)/12;(LN([.I218])-LN([.I218]-[$'loan-parameters'.$B$31]*[$'current-situation'.$C$7]))/LN(1+[$'current-situation'.$C$7])/12)" office:value-type="float" office:value="4.23599473371009" calcext:value-type="float">
            <text:p>4.24</text:p>
          </table:table-cell>
          <table:table-cell table:formula="of:=([.I218]*[.K218]*12+[$'loan-parameters'.$B$32])/[$'loan-parameters'.$B$26]" office:value-type="float" office:value="99392.0179398966" calcext:value-type="float">
            <text:p>99,392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1" table:formula="of:=[.A219]/12" office:value-type="float" office:value="18.1666666666667" calcext:value-type="float">
            <text:p>18.17</text:p>
          </table:table-cell>
          <table:table-cell table:style-name="ce47" table:formula="of:=IF([.B219]&lt;=[$'repayment-scenarios'.$B$28];[$'loan-parameters'.$B$31]*[$'current-situation'.$C$7]*(1+[$'current-situation'.$C$7])^[.A219]/((1+[$'current-situation'.$C$7])^[.A219]-1);&quot;&quot;)" office:value-type="currency" office:currency="GBP" office:value="318.331235516051" calcext:value-type="currency">
            <text:p>£318.33</text:p>
          </table:table-cell>
          <table:table-cell table:formula="of:=IF([.C219]&lt;&gt;&quot;&quot;;[.C219]*[.A219]+[$'loan-parameters'.$B$32];&quot;&quot;)" office:value-type="currency" office:currency="GBP" office:value="69416.2093424991" calcext:value-type="currency">
            <text:p>£69,416.21</text:p>
          </table:table-cell>
          <table:table-cell/>
          <table:table-cell table:style-name="ce31" table:formula="of:=[.B218]" office:value-type="float" office:value="18.0833333333333" calcext:value-type="float">
            <text:p>18.08</text:p>
          </table:table-cell>
          <table:table-cell table:formula="of:=IF([.F219]&lt;=[$'current-situation'.$D$7];[$'loan-parameters'.$B$31]*(1+[$'current-situation'.$C$7])^([.F219]*12)-[$'current-situation'.$B$29]/[$'current-situation'.$C$7]*((1+[$'current-situation'.$C$7])^([.F219]*12)-1);0)/[$'loan-parameters'.$B$26]" office:value-type="float" office:value="67656.7016900627" calcext:value-type="float">
            <text:p>67,656.70</text:p>
          </table:table-cell>
          <table:table-cell/>
          <table:table-cell table:style-name="ce47" office:value-type="currency" office:currency="GBP" office:value="1075" calcext:value-type="currency">
            <text:p>£1,075.00</text:p>
          </table:table-cell>
          <table:table-cell table:style-name="ce85" table:formula="of:=[.I219]/[$'loan-parameters'.$B$26]" office:value-type="float" office:value="1963.72138903604" calcext:value-type="float">
            <text:p>1,963.72</text:p>
          </table:table-cell>
          <table:table-cell table:style-name="ce31" table:formula="of:=IF([.I219]&lt;=[$'current-situation'.$E$7];[$'loan-parameters'.$B$6]-ORG.OPENOFFICE.MONTHS([$'loan-parameters'.$B$4];TODAY();1)/12;(LN([.I219])-LN([.I219]-[$'loan-parameters'.$B$31]*[$'current-situation'.$C$7]))/LN(1+[$'current-situation'.$C$7])/12)" office:value-type="float" office:value="4.21464477988463" calcext:value-type="float">
            <text:p>4.21</text:p>
          </table:table-cell>
          <table:table-cell table:formula="of:=([.I219]*[.K219]*12+[$'loan-parameters'.$B$32])/[$'loan-parameters'.$B$26]" office:value-type="float" office:value="99353.1915688065" calcext:value-type="float">
            <text:p>99,353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1" table:formula="of:=[.A220]/12" office:value-type="float" office:value="18.25" calcext:value-type="float">
            <text:p>18.25</text:p>
          </table:table-cell>
          <table:table-cell table:style-name="ce47" table:formula="of:=IF([.B220]&lt;=[$'repayment-scenarios'.$B$28];[$'loan-parameters'.$B$31]*[$'current-situation'.$C$7]*(1+[$'current-situation'.$C$7])^[.A220]/((1+[$'current-situation'.$C$7])^[.A220]-1);&quot;&quot;)" office:value-type="currency" office:currency="GBP" office:value="317.318311308754" calcext:value-type="currency">
            <text:p>£317.32</text:p>
          </table:table-cell>
          <table:table-cell table:formula="of:=IF([.C220]&lt;&gt;&quot;&quot;;[.C220]*[.A220]+[$'loan-parameters'.$B$32];&quot;&quot;)" office:value-type="currency" office:currency="GBP" office:value="69512.7101766172" calcext:value-type="currency">
            <text:p>£69,512.71</text:p>
          </table:table-cell>
          <table:table-cell/>
          <table:table-cell table:style-name="ce31" table:formula="of:=[.B219]" office:value-type="float" office:value="18.1666666666667" calcext:value-type="float">
            <text:p>18.17</text:p>
          </table:table-cell>
          <table:table-cell table:formula="of:=IF([.F220]&lt;=[$'current-situation'.$D$7];[$'loan-parameters'.$B$31]*(1+[$'current-situation'.$C$7])^([.F220]*12)-[$'current-situation'.$B$29]/[$'current-situation'.$C$7]*((1+[$'current-situation'.$C$7])^([.F220]*12)-1);0)/[$'loan-parameters'.$B$26]" office:value-type="float" office:value="67503.7393327464" calcext:value-type="float">
            <text:p>67,503.74</text:p>
          </table:table-cell>
          <table:table-cell/>
          <table:table-cell table:style-name="ce47" office:value-type="currency" office:currency="GBP" office:value="1080" calcext:value-type="currency">
            <text:p>£1,080.00</text:p>
          </table:table-cell>
          <table:table-cell table:style-name="ce85" table:formula="of:=[.I220]/[$'loan-parameters'.$B$26]" office:value-type="float" office:value="1972.85497689202" calcext:value-type="float">
            <text:p>1,972.85</text:p>
          </table:table-cell>
          <table:table-cell table:style-name="ce31" table:formula="of:=IF([.I220]&lt;=[$'current-situation'.$E$7];[$'loan-parameters'.$B$6]-ORG.OPENOFFICE.MONTHS([$'loan-parameters'.$B$4];TODAY();1)/12;(LN([.I220])-LN([.I220]-[$'loan-parameters'.$B$31]*[$'current-situation'.$C$7]))/LN(1+[$'current-situation'.$C$7])/12)" office:value-type="float" office:value="4.19350940346925" calcext:value-type="float">
            <text:p>4.19</text:p>
          </table:table-cell>
          <table:table-cell table:formula="of:=([.I220]*[.K220]*12+[$'loan-parameters'.$B$32])/[$'loan-parameters'.$B$26]" office:value-type="float" office:value="99314.7651187576" calcext:value-type="float">
            <text:p>99,31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1" table:formula="of:=[.A221]/12" office:value-type="float" office:value="18.3333333333333" calcext:value-type="float">
            <text:p>18.33</text:p>
          </table:table-cell>
          <table:table-cell table:style-name="ce47" table:formula="of:=IF([.B221]&lt;=[$'repayment-scenarios'.$B$28];[$'loan-parameters'.$B$31]*[$'current-situation'.$C$7]*(1+[$'current-situation'.$C$7])^[.A221]/((1+[$'current-situation'.$C$7])^[.A221]-1);&quot;&quot;)" office:value-type="currency" office:currency="GBP" office:value="316.314952520952" calcext:value-type="currency">
            <text:p>£316.31</text:p>
          </table:table-cell>
          <table:table-cell table:formula="of:=IF([.C221]&lt;&gt;&quot;&quot;;[.C221]*[.A221]+[$'loan-parameters'.$B$32];&quot;&quot;)" office:value-type="currency" office:currency="GBP" office:value="69609.2895546094" calcext:value-type="currency">
            <text:p>£69,609.29</text:p>
          </table:table-cell>
          <table:table-cell/>
          <table:table-cell table:style-name="ce31" table:formula="of:=[.B220]" office:value-type="float" office:value="18.25" calcext:value-type="float">
            <text:p>18.25</text:p>
          </table:table-cell>
          <table:table-cell table:formula="of:=IF([.F221]&lt;=[$'current-situation'.$D$7];[$'loan-parameters'.$B$31]*(1+[$'current-situation'.$C$7])^([.F221]*12)-[$'current-situation'.$B$29]/[$'current-situation'.$C$7]*((1+[$'current-situation'.$C$7])^([.F221]*12)-1);0)/[$'loan-parameters'.$B$26]" office:value-type="float" office:value="67350.296811284" calcext:value-type="float">
            <text:p>67,350.30</text:p>
          </table:table-cell>
          <table:table-cell/>
          <table:table-cell table:style-name="ce47" office:value-type="currency" office:currency="GBP" office:value="1085" calcext:value-type="currency">
            <text:p>£1,085.00</text:p>
          </table:table-cell>
          <table:table-cell table:style-name="ce85" table:formula="of:=[.I221]/[$'loan-parameters'.$B$26]" office:value-type="float" office:value="1981.988564748" calcext:value-type="float">
            <text:p>1,981.99</text:p>
          </table:table-cell>
          <table:table-cell table:style-name="ce31" table:formula="of:=IF([.I221]&lt;=[$'current-situation'.$E$7];[$'loan-parameters'.$B$6]-ORG.OPENOFFICE.MONTHS([$'loan-parameters'.$B$4];TODAY();1)/12;(LN([.I221])-LN([.I221]-[$'loan-parameters'.$B$31]*[$'current-situation'.$C$7]))/LN(1+[$'current-situation'.$C$7])/12)" office:value-type="float" office:value="4.17258537915003" calcext:value-type="float">
            <text:p>4.17</text:p>
          </table:table-cell>
          <table:table-cell table:formula="of:=([.I221]*[.K221]*12+[$'loan-parameters'.$B$32])/[$'loan-parameters'.$B$26]" office:value-type="float" office:value="99276.7324343449" calcext:value-type="float">
            <text:p>99,276.7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1" table:formula="of:=[.A222]/12" office:value-type="float" office:value="18.4166666666667" calcext:value-type="float">
            <text:p>18.42</text:p>
          </table:table-cell>
          <table:table-cell table:style-name="ce47" table:formula="of:=IF([.B222]&lt;=[$'repayment-scenarios'.$B$28];[$'loan-parameters'.$B$31]*[$'current-situation'.$C$7]*(1+[$'current-situation'.$C$7])^[.A222]/((1+[$'current-situation'.$C$7])^[.A222]-1);&quot;&quot;)" office:value-type="currency" office:currency="GBP" office:value="315.321029153456" calcext:value-type="currency">
            <text:p>£315.32</text:p>
          </table:table-cell>
          <table:table-cell table:formula="of:=IF([.C222]&lt;&gt;&quot;&quot;;[.C222]*[.A222]+[$'loan-parameters'.$B$32];&quot;&quot;)" office:value-type="currency" office:currency="GBP" office:value="69705.9474429139" calcext:value-type="currency">
            <text:p>£69,705.95</text:p>
          </table:table-cell>
          <table:table-cell/>
          <table:table-cell table:style-name="ce31" table:formula="of:=[.B221]" office:value-type="float" office:value="18.3333333333333" calcext:value-type="float">
            <text:p>18.33</text:p>
          </table:table-cell>
          <table:table-cell table:formula="of:=IF([.F222]&lt;=[$'current-situation'.$D$7];[$'loan-parameters'.$B$31]*(1+[$'current-situation'.$C$7])^([.F222]*12)-[$'current-situation'.$B$29]/[$'current-situation'.$C$7]*((1+[$'current-situation'.$C$7])^([.F222]*12)-1);0)/[$'loan-parameters'.$B$26]" office:value-type="float" office:value="67196.3726183918" calcext:value-type="float">
            <text:p>67,196.37</text:p>
          </table:table-cell>
          <table:table-cell/>
          <table:table-cell table:style-name="ce47" office:value-type="currency" office:currency="GBP" office:value="1090" calcext:value-type="currency">
            <text:p>£1,090.00</text:p>
          </table:table-cell>
          <table:table-cell table:style-name="ce85" table:formula="of:=[.I222]/[$'loan-parameters'.$B$26]" office:value-type="float" office:value="1991.12215260399" calcext:value-type="float">
            <text:p>1,991.12</text:p>
          </table:table-cell>
          <table:table-cell table:style-name="ce31" table:formula="of:=IF([.I222]&lt;=[$'current-situation'.$E$7];[$'loan-parameters'.$B$6]-ORG.OPENOFFICE.MONTHS([$'loan-parameters'.$B$4];TODAY();1)/12;(LN([.I222])-LN([.I222]-[$'loan-parameters'.$B$31]*[$'current-situation'.$C$7]))/LN(1+[$'current-situation'.$C$7])/12)" office:value-type="float" office:value="4.15186954605976" calcext:value-type="float">
            <text:p>4.15</text:p>
          </table:table-cell>
          <table:table-cell table:formula="of:=([.I222]*[.K222]*12+[$'loan-parameters'.$B$32])/[$'loan-parameters'.$B$26]" office:value-type="float" office:value="99239.0874860013" calcext:value-type="float">
            <text:p>99,239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1" table:formula="of:=[.A223]/12" office:value-type="float" office:value="18.5" calcext:value-type="float">
            <text:p>18.50</text:p>
          </table:table-cell>
          <table:table-cell table:style-name="ce47" table:formula="of:=IF([.B223]&lt;=[$'repayment-scenarios'.$B$28];[$'loan-parameters'.$B$31]*[$'current-situation'.$C$7]*(1+[$'current-situation'.$C$7])^[.A223]/((1+[$'current-situation'.$C$7])^[.A223]-1);&quot;&quot;)" office:value-type="currency" office:currency="GBP" office:value="314.336413548797" calcext:value-type="currency">
            <text:p>£314.34</text:p>
          </table:table-cell>
          <table:table-cell table:formula="of:=IF([.C223]&lt;&gt;&quot;&quot;;[.C223]*[.A223]+[$'loan-parameters'.$B$32];&quot;&quot;)" office:value-type="currency" office:currency="GBP" office:value="69802.683807833" calcext:value-type="currency">
            <text:p>£69,802.68</text:p>
          </table:table-cell>
          <table:table-cell/>
          <table:table-cell table:style-name="ce31" table:formula="of:=[.B222]" office:value-type="float" office:value="18.4166666666667" calcext:value-type="float">
            <text:p>18.42</text:p>
          </table:table-cell>
          <table:table-cell table:formula="of:=IF([.F223]&lt;=[$'current-situation'.$D$7];[$'loan-parameters'.$B$31]*(1+[$'current-situation'.$C$7])^([.F223]*12)-[$'current-situation'.$B$29]/[$'current-situation'.$C$7]*((1+[$'current-situation'.$C$7])^([.F223]*12)-1);0)/[$'loan-parameters'.$B$26]" office:value-type="float" office:value="67041.965242055" calcext:value-type="float">
            <text:p>67,041.97</text:p>
          </table:table-cell>
          <table:table-cell/>
          <table:table-cell table:style-name="ce47" office:value-type="currency" office:currency="GBP" office:value="1095" calcext:value-type="currency">
            <text:p>£1,095.00</text:p>
          </table:table-cell>
          <table:table-cell table:style-name="ce85" table:formula="of:=[.I223]/[$'loan-parameters'.$B$26]" office:value-type="float" office:value="2000.25574045997" calcext:value-type="float">
            <text:p>2,000.26</text:p>
          </table:table-cell>
          <table:table-cell table:style-name="ce31" table:formula="of:=IF([.I223]&lt;=[$'current-situation'.$E$7];[$'loan-parameters'.$B$6]-ORG.OPENOFFICE.MONTHS([$'loan-parameters'.$B$4];TODAY();1)/12;(LN([.I223])-LN([.I223]-[$'loan-parameters'.$B$31]*[$'current-situation'.$C$7]))/LN(1+[$'current-situation'.$C$7])/12)" office:value-type="float" office:value="4.13135880617316" calcext:value-type="float">
            <text:p>4.13</text:p>
          </table:table-cell>
          <table:table-cell table:formula="of:=([.I223]*[.K223]*12+[$'loan-parameters'.$B$32])/[$'loan-parameters'.$B$26]" office:value-type="float" office:value="99201.8243667962" calcext:value-type="float">
            <text:p>99,201.8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1" table:formula="of:=[.A224]/12" office:value-type="float" office:value="18.5833333333333" calcext:value-type="float">
            <text:p>18.58</text:p>
          </table:table-cell>
          <table:table-cell table:style-name="ce47" table:formula="of:=IF([.B224]&lt;=[$'repayment-scenarios'.$B$28];[$'loan-parameters'.$B$31]*[$'current-situation'.$C$7]*(1+[$'current-situation'.$C$7])^[.A224]/((1+[$'current-situation'.$C$7])^[.A224]-1);&quot;&quot;)" office:value-type="currency" office:currency="GBP" office:value="313.360980338716" calcext:value-type="currency">
            <text:p>£313.36</text:p>
          </table:table-cell>
          <table:table-cell table:formula="of:=IF([.C224]&lt;&gt;&quot;&quot;;[.C224]*[.A224]+[$'loan-parameters'.$B$32];&quot;&quot;)" office:value-type="currency" office:currency="GBP" office:value="69899.4986155336" calcext:value-type="currency">
            <text:p>£69,899.50</text:p>
          </table:table-cell>
          <table:table-cell/>
          <table:table-cell table:style-name="ce31" table:formula="of:=[.B223]" office:value-type="float" office:value="18.5" calcext:value-type="float">
            <text:p>18.50</text:p>
          </table:table-cell>
          <table:table-cell table:formula="of:=IF([.F224]&lt;=[$'current-situation'.$D$7];[$'loan-parameters'.$B$31]*(1+[$'current-situation'.$C$7])^([.F224]*12)-[$'current-situation'.$B$29]/[$'current-situation'.$C$7]*((1+[$'current-situation'.$C$7])^([.F224]*12)-1);0)/[$'loan-parameters'.$B$26]" office:value-type="float" office:value="66887.0731655127" calcext:value-type="float">
            <text:p>66,887.07</text:p>
          </table:table-cell>
          <table:table-cell/>
          <table:table-cell table:style-name="ce47" office:value-type="currency" office:currency="GBP" office:value="1100" calcext:value-type="currency">
            <text:p>£1,100.00</text:p>
          </table:table-cell>
          <table:table-cell table:style-name="ce85" table:formula="of:=[.I224]/[$'loan-parameters'.$B$26]" office:value-type="float" office:value="2009.38932831595" calcext:value-type="float">
            <text:p>2,009.39</text:p>
          </table:table-cell>
          <table:table-cell table:style-name="ce31" table:formula="of:=IF([.I224]&lt;=[$'current-situation'.$E$7];[$'loan-parameters'.$B$6]-ORG.OPENOFFICE.MONTHS([$'loan-parameters'.$B$4];TODAY();1)/12;(LN([.I224])-LN([.I224]-[$'loan-parameters'.$B$31]*[$'current-situation'.$C$7]))/LN(1+[$'current-situation'.$C$7])/12)" office:value-type="float" office:value="4.1110501227496" calcext:value-type="float">
            <text:p>4.11</text:p>
          </table:table-cell>
          <table:table-cell table:formula="of:=([.I224]*[.K224]*12+[$'loan-parameters'.$B$32])/[$'loan-parameters'.$B$26]" office:value-type="float" office:value="99164.9372893242" calcext:value-type="float">
            <text:p>99,164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1" table:formula="of:=[.A225]/12" office:value-type="float" office:value="18.6666666666667" calcext:value-type="float">
            <text:p>18.67</text:p>
          </table:table-cell>
          <table:table-cell table:style-name="ce47" table:formula="of:=IF([.B225]&lt;=[$'repayment-scenarios'.$B$28];[$'loan-parameters'.$B$31]*[$'current-situation'.$C$7]*(1+[$'current-situation'.$C$7])^[.A225]/((1+[$'current-situation'.$C$7])^[.A225]-1);&quot;&quot;)" office:value-type="currency" office:currency="GBP" office:value="312.394606393069" calcext:value-type="currency">
            <text:p>£312.39</text:p>
          </table:table-cell>
          <table:table-cell table:formula="of:=IF([.C225]&lt;&gt;&quot;&quot;;[.C225]*[.A225]+[$'loan-parameters'.$B$32];&quot;&quot;)" office:value-type="currency" office:currency="GBP" office:value="69996.3918320475" calcext:value-type="currency">
            <text:p>£69,996.39</text:p>
          </table:table-cell>
          <table:table-cell/>
          <table:table-cell table:style-name="ce31" table:formula="of:=[.B224]" office:value-type="float" office:value="18.5833333333333" calcext:value-type="float">
            <text:p>18.58</text:p>
          </table:table-cell>
          <table:table-cell table:formula="of:=IF([.F225]&lt;=[$'current-situation'.$D$7];[$'loan-parameters'.$B$31]*(1+[$'current-situation'.$C$7])^([.F225]*12)-[$'current-situation'.$B$29]/[$'current-situation'.$C$7]*((1+[$'current-situation'.$C$7])^([.F225]*12)-1);0)/[$'loan-parameters'.$B$26]" office:value-type="float" office:value="66731.6948672423" calcext:value-type="float">
            <text:p>66,731.69</text:p>
          </table:table-cell>
          <table:table-cell/>
          <table:table-cell table:style-name="ce47" office:value-type="currency" office:currency="GBP" office:value="1105" calcext:value-type="currency">
            <text:p>£1,105.00</text:p>
          </table:table-cell>
          <table:table-cell table:style-name="ce85" table:formula="of:=[.I225]/[$'loan-parameters'.$B$26]" office:value-type="float" office:value="2018.52291617193" calcext:value-type="float">
            <text:p>2,018.52</text:p>
          </table:table-cell>
          <table:table-cell table:style-name="ce31" table:formula="of:=IF([.I225]&lt;=[$'current-situation'.$E$7];[$'loan-parameters'.$B$6]-ORG.OPENOFFICE.MONTHS([$'loan-parameters'.$B$4];TODAY();1)/12;(LN([.I225])-LN([.I225]-[$'loan-parameters'.$B$31]*[$'current-situation'.$C$7]))/LN(1+[$'current-situation'.$C$7])/12)" office:value-type="float" office:value="4.09094051882258" calcext:value-type="float">
            <text:p>4.09</text:p>
          </table:table-cell>
          <table:table-cell table:formula="of:=([.I225]*[.K225]*12+[$'loan-parameters'.$B$32])/[$'loan-parameters'.$B$26]" office:value-type="float" office:value="99128.4205826999" calcext:value-type="float">
            <text:p>99,128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1" table:formula="of:=[.A226]/12" office:value-type="float" office:value="18.75" calcext:value-type="float">
            <text:p>18.75</text:p>
          </table:table-cell>
          <table:table-cell table:style-name="ce47" table:formula="of:=IF([.B226]&lt;=[$'repayment-scenarios'.$B$28];[$'loan-parameters'.$B$31]*[$'current-situation'.$C$7]*(1+[$'current-situation'.$C$7])^[.A226]/((1+[$'current-situation'.$C$7])^[.A226]-1);&quot;&quot;)" office:value-type="currency" office:currency="GBP" office:value="311.437170770094" calcext:value-type="currency">
            <text:p>£311.44</text:p>
          </table:table-cell>
          <table:table-cell table:formula="of:=IF([.C226]&lt;&gt;&quot;&quot;;[.C226]*[.A226]+[$'loan-parameters'.$B$32];&quot;&quot;)" office:value-type="currency" office:currency="GBP" office:value="70093.3634232711" calcext:value-type="currency">
            <text:p>£70,093.36</text:p>
          </table:table-cell>
          <table:table-cell/>
          <table:table-cell table:style-name="ce31" table:formula="of:=[.B225]" office:value-type="float" office:value="18.6666666666667" calcext:value-type="float">
            <text:p>18.67</text:p>
          </table:table-cell>
          <table:table-cell table:formula="of:=IF([.F226]&lt;=[$'current-situation'.$D$7];[$'loan-parameters'.$B$31]*(1+[$'current-situation'.$C$7])^([.F226]*12)-[$'current-situation'.$B$29]/[$'current-situation'.$C$7]*((1+[$'current-situation'.$C$7])^([.F226]*12)-1);0)/[$'loan-parameters'.$B$26]" office:value-type="float" office:value="66575.828820945" calcext:value-type="float">
            <text:p>66,575.83</text:p>
          </table:table-cell>
          <table:table-cell/>
          <table:table-cell table:style-name="ce47" office:value-type="currency" office:currency="GBP" office:value="1110" calcext:value-type="currency">
            <text:p>£1,110.00</text:p>
          </table:table-cell>
          <table:table-cell table:style-name="ce85" table:formula="of:=[.I226]/[$'loan-parameters'.$B$26]" office:value-type="float" office:value="2027.65650402791" calcext:value-type="float">
            <text:p>2,027.66</text:p>
          </table:table-cell>
          <table:table-cell table:style-name="ce31" table:formula="of:=IF([.I226]&lt;=[$'current-situation'.$E$7];[$'loan-parameters'.$B$6]-ORG.OPENOFFICE.MONTHS([$'loan-parameters'.$B$4];TODAY();1)/12;(LN([.I226])-LN([.I226]-[$'loan-parameters'.$B$31]*[$'current-situation'.$C$7]))/LN(1+[$'current-situation'.$C$7])/12)" office:value-type="float" office:value="4.07102707573309" calcext:value-type="float">
            <text:p>4.07</text:p>
          </table:table-cell>
          <table:table-cell table:formula="of:=([.I226]*[.K226]*12+[$'loan-parameters'.$B$32])/[$'loan-parameters'.$B$26]" office:value-type="float" office:value="99092.268689631" calcext:value-type="float">
            <text:p>99,092.2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1" table:formula="of:=[.A227]/12" office:value-type="float" office:value="18.8333333333333" calcext:value-type="float">
            <text:p>18.83</text:p>
          </table:table-cell>
          <table:table-cell table:style-name="ce47" table:formula="of:=IF([.B227]&lt;=[$'repayment-scenarios'.$B$28];[$'loan-parameters'.$B$31]*[$'current-situation'.$C$7]*(1+[$'current-situation'.$C$7])^[.A227]/((1+[$'current-situation'.$C$7])^[.A227]-1);&quot;&quot;)" office:value-type="currency" office:currency="GBP" office:value="310.488554667992" calcext:value-type="currency">
            <text:p>£310.49</text:p>
          </table:table-cell>
          <table:table-cell table:formula="of:=IF([.C227]&lt;&gt;&quot;&quot;;[.C227]*[.A227]+[$'loan-parameters'.$B$32];&quot;&quot;)" office:value-type="currency" office:currency="GBP" office:value="70190.4133549662" calcext:value-type="currency">
            <text:p>£70,190.41</text:p>
          </table:table-cell>
          <table:table-cell/>
          <table:table-cell table:style-name="ce31" table:formula="of:=[.B226]" office:value-type="float" office:value="18.75" calcext:value-type="float">
            <text:p>18.75</text:p>
          </table:table-cell>
          <table:table-cell table:formula="of:=IF([.F227]&lt;=[$'current-situation'.$D$7];[$'loan-parameters'.$B$31]*(1+[$'current-situation'.$C$7])^([.F227]*12)-[$'current-situation'.$B$29]/[$'current-situation'.$C$7]*((1+[$'current-situation'.$C$7])^([.F227]*12)-1);0)/[$'loan-parameters'.$B$26]" office:value-type="float" office:value="66419.4734955311" calcext:value-type="float">
            <text:p>66,419.47</text:p>
          </table:table-cell>
          <table:table-cell/>
          <table:table-cell table:style-name="ce47" office:value-type="currency" office:currency="GBP" office:value="1115" calcext:value-type="currency">
            <text:p>£1,115.00</text:p>
          </table:table-cell>
          <table:table-cell table:style-name="ce85" table:formula="of:=[.I227]/[$'loan-parameters'.$B$26]" office:value-type="float" office:value="2036.79009188389" calcext:value-type="float">
            <text:p>2,036.79</text:p>
          </table:table-cell>
          <table:table-cell table:style-name="ce31" table:formula="of:=IF([.I227]&lt;=[$'current-situation'.$E$7];[$'loan-parameters'.$B$6]-ORG.OPENOFFICE.MONTHS([$'loan-parameters'.$B$4];TODAY();1)/12;(LN([.I227])-LN([.I227]-[$'loan-parameters'.$B$31]*[$'current-situation'.$C$7]))/LN(1+[$'current-situation'.$C$7])/12)" office:value-type="float" office:value="4.05130693170653" calcext:value-type="float">
            <text:p>4.05</text:p>
          </table:table-cell>
          <table:table-cell table:formula="of:=([.I227]*[.K227]*12+[$'loan-parameters'.$B$32])/[$'loan-parameters'.$B$26]" office:value-type="float" office:value="99056.4761635886" calcext:value-type="float">
            <text:p>99,056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1" table:formula="of:=[.A228]/12" office:value-type="float" office:value="18.9166666666667" calcext:value-type="float">
            <text:p>18.92</text:p>
          </table:table-cell>
          <table:table-cell table:style-name="ce47" table:formula="of:=IF([.B228]&lt;=[$'repayment-scenarios'.$B$28];[$'loan-parameters'.$B$31]*[$'current-situation'.$C$7]*(1+[$'current-situation'.$C$7])^[.A228]/((1+[$'current-situation'.$C$7])^[.A228]-1);&quot;&quot;)" office:value-type="currency" office:currency="GBP" office:value="309.548641377797" calcext:value-type="currency">
            <text:p>£309.55</text:p>
          </table:table-cell>
          <table:table-cell table:formula="of:=IF([.C228]&lt;&gt;&quot;&quot;;[.C228]*[.A228]+[$'loan-parameters'.$B$32];&quot;&quot;)" office:value-type="currency" office:currency="GBP" office:value="70287.54159276" calcext:value-type="currency">
            <text:p>£70,287.54</text:p>
          </table:table-cell>
          <table:table-cell/>
          <table:table-cell table:style-name="ce31" table:formula="of:=[.B227]" office:value-type="float" office:value="18.8333333333333" calcext:value-type="float">
            <text:p>18.83</text:p>
          </table:table-cell>
          <table:table-cell table:formula="of:=IF([.F228]&lt;=[$'current-situation'.$D$7];[$'loan-parameters'.$B$31]*(1+[$'current-situation'.$C$7])^([.F228]*12)-[$'current-situation'.$B$29]/[$'current-situation'.$C$7]*((1+[$'current-situation'.$C$7])^([.F228]*12)-1);0)/[$'loan-parameters'.$B$26]" office:value-type="float" office:value="66262.6273551046" calcext:value-type="float">
            <text:p>66,262.63</text:p>
          </table:table-cell>
          <table:table-cell/>
          <table:table-cell table:style-name="ce47" office:value-type="currency" office:currency="GBP" office:value="1120" calcext:value-type="currency">
            <text:p>£1,120.00</text:p>
          </table:table-cell>
          <table:table-cell table:style-name="ce85" table:formula="of:=[.I228]/[$'loan-parameters'.$B$26]" office:value-type="float" office:value="2045.92367973988" calcext:value-type="float">
            <text:p>2,045.92</text:p>
          </table:table-cell>
          <table:table-cell table:style-name="ce31" table:formula="of:=IF([.I228]&lt;=[$'current-situation'.$E$7];[$'loan-parameters'.$B$6]-ORG.OPENOFFICE.MONTHS([$'loan-parameters'.$B$4];TODAY();1)/12;(LN([.I228])-LN([.I228]-[$'loan-parameters'.$B$31]*[$'current-situation'.$C$7]))/LN(1+[$'current-situation'.$C$7])/12)" office:value-type="float" office:value="4.03177728047096" calcext:value-type="float">
            <text:p>4.03</text:p>
          </table:table-cell>
          <table:table-cell table:formula="of:=([.I228]*[.K228]*12+[$'loan-parameters'.$B$32])/[$'loan-parameters'.$B$26]" office:value-type="float" office:value="99021.0376660572" calcext:value-type="float">
            <text:p>99,02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1" table:formula="of:=[.A229]/12" office:value-type="float" office:value="19" calcext:value-type="float">
            <text:p>19.00</text:p>
          </table:table-cell>
          <table:table-cell table:style-name="ce47" table:formula="of:=IF([.B229]&lt;=[$'repayment-scenarios'.$B$28];[$'loan-parameters'.$B$31]*[$'current-situation'.$C$7]*(1+[$'current-situation'.$C$7])^[.A229]/((1+[$'current-situation'.$C$7])^[.A229]-1);&quot;&quot;)" office:value-type="currency" office:currency="GBP" office:value="308.617316237479" calcext:value-type="currency">
            <text:p>£308.62</text:p>
          </table:table-cell>
          <table:table-cell table:formula="of:=IF([.C229]&lt;&gt;&quot;&quot;;[.C229]*[.A229]+[$'loan-parameters'.$B$32];&quot;&quot;)" office:value-type="currency" office:currency="GBP" office:value="70384.7481021452" calcext:value-type="currency">
            <text:p>£70,384.75</text:p>
          </table:table-cell>
          <table:table-cell/>
          <table:table-cell table:style-name="ce31" table:formula="of:=[.B228]" office:value-type="float" office:value="18.9166666666667" calcext:value-type="float">
            <text:p>18.92</text:p>
          </table:table-cell>
          <table:table-cell table:formula="of:=IF([.F229]&lt;=[$'current-situation'.$D$7];[$'loan-parameters'.$B$31]*(1+[$'current-situation'.$C$7])^([.F229]*12)-[$'current-situation'.$B$29]/[$'current-situation'.$C$7]*((1+[$'current-situation'.$C$7])^([.F229]*12)-1);0)/[$'loan-parameters'.$B$26]" office:value-type="float" office:value="66105.2888589476" calcext:value-type="float">
            <text:p>66,105.29</text:p>
          </table:table-cell>
          <table:table-cell/>
          <table:table-cell table:style-name="ce47" office:value-type="currency" office:currency="GBP" office:value="1125" calcext:value-type="currency">
            <text:p>£1,125.00</text:p>
          </table:table-cell>
          <table:table-cell table:style-name="ce85" table:formula="of:=[.I229]/[$'loan-parameters'.$B$26]" office:value-type="float" office:value="2055.05726759586" calcext:value-type="float">
            <text:p>2,055.06</text:p>
          </table:table-cell>
          <table:table-cell table:style-name="ce31" table:formula="of:=IF([.I229]&lt;=[$'current-situation'.$E$7];[$'loan-parameters'.$B$6]-ORG.OPENOFFICE.MONTHS([$'loan-parameters'.$B$4];TODAY();1)/12;(LN([.I229])-LN([.I229]-[$'loan-parameters'.$B$31]*[$'current-situation'.$C$7]))/LN(1+[$'current-situation'.$C$7])/12)" office:value-type="float" office:value="4.01243536991549" calcext:value-type="float">
            <text:p>4.01</text:p>
          </table:table-cell>
          <table:table-cell table:formula="of:=([.I229]*[.K229]*12+[$'loan-parameters'.$B$32])/[$'loan-parameters'.$B$26]" office:value-type="float" office:value="98985.947963866" calcext:value-type="float">
            <text:p>98,985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1" table:formula="of:=[.A230]/12" office:value-type="float" office:value="19.0833333333333" calcext:value-type="float">
            <text:p>19.08</text:p>
          </table:table-cell>
          <table:table-cell table:style-name="ce47" table:formula="of:=IF([.B230]&lt;=[$'repayment-scenarios'.$B$28];[$'loan-parameters'.$B$31]*[$'current-situation'.$C$7]*(1+[$'current-situation'.$C$7])^[.A230]/((1+[$'current-situation'.$C$7])^[.A230]-1);&quot;&quot;)" office:value-type="currency" office:currency="GBP" office:value="307.694466587251" calcext:value-type="currency">
            <text:p>£307.69</text:p>
          </table:table-cell>
          <table:table-cell table:formula="of:=IF([.C230]&lt;&gt;&quot;&quot;;[.C230]*[.A230]+[$'loan-parameters'.$B$32];&quot;&quot;)" office:value-type="currency" office:currency="GBP" office:value="70482.0328484804" calcext:value-type="currency">
            <text:p>£70,482.03</text:p>
          </table:table-cell>
          <table:table-cell/>
          <table:table-cell table:style-name="ce31" table:formula="of:=[.B229]" office:value-type="float" office:value="19" calcext:value-type="float">
            <text:p>19.00</text:p>
          </table:table-cell>
          <table:table-cell table:formula="of:=IF([.F230]&lt;=[$'current-situation'.$D$7];[$'loan-parameters'.$B$31]*(1+[$'current-situation'.$C$7])^([.F230]*12)-[$'current-situation'.$B$29]/[$'current-situation'.$C$7]*((1+[$'current-situation'.$C$7])^([.F230]*12)-1);0)/[$'loan-parameters'.$B$26]" office:value-type="float" office:value="65947.4564615068" calcext:value-type="float">
            <text:p>65,947.46</text:p>
          </table:table-cell>
          <table:table-cell/>
          <table:table-cell table:style-name="ce47" office:value-type="currency" office:currency="GBP" office:value="1130" calcext:value-type="currency">
            <text:p>£1,130.00</text:p>
          </table:table-cell>
          <table:table-cell table:style-name="ce85" table:formula="of:=[.I230]/[$'loan-parameters'.$B$26]" office:value-type="float" office:value="2064.19085545184" calcext:value-type="float">
            <text:p>2,064.19</text:p>
          </table:table-cell>
          <table:table-cell table:style-name="ce31" table:formula="of:=IF([.I230]&lt;=[$'current-situation'.$E$7];[$'loan-parameters'.$B$6]-ORG.OPENOFFICE.MONTHS([$'loan-parameters'.$B$4];TODAY();1)/12;(LN([.I230])-LN([.I230]-[$'loan-parameters'.$B$31]*[$'current-situation'.$C$7]))/LN(1+[$'current-situation'.$C$7])/12)" office:value-type="float" office:value="3.99327850078756" calcext:value-type="float">
            <text:p>3.99</text:p>
          </table:table-cell>
          <table:table-cell table:formula="of:=([.I230]*[.K230]*12+[$'loan-parameters'.$B$32])/[$'loan-parameters'.$B$26]" office:value-type="float" office:value="98951.2019266013" calcext:value-type="float">
            <text:p>98,951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1" table:formula="of:=[.A231]/12" office:value-type="float" office:value="19.1666666666667" calcext:value-type="float">
            <text:p>19.17</text:p>
          </table:table-cell>
          <table:table-cell table:style-name="ce47" table:formula="of:=IF([.B231]&lt;=[$'repayment-scenarios'.$B$28];[$'loan-parameters'.$B$31]*[$'current-situation'.$C$7]*(1+[$'current-situation'.$C$7])^[.A231]/((1+[$'current-situation'.$C$7])^[.A231]-1);&quot;&quot;)" office:value-type="currency" office:currency="GBP" office:value="306.779981726045" calcext:value-type="currency">
            <text:p>£306.78</text:p>
          </table:table-cell>
          <table:table-cell table:formula="of:=IF([.C231]&lt;&gt;&quot;&quot;;[.C231]*[.A231]+[$'loan-parameters'.$B$32];&quot;&quot;)" office:value-type="currency" office:currency="GBP" office:value="70579.3957969904" calcext:value-type="currency">
            <text:p>£70,579.40</text:p>
          </table:table-cell>
          <table:table-cell/>
          <table:table-cell table:style-name="ce31" table:formula="of:=[.B230]" office:value-type="float" office:value="19.0833333333333" calcext:value-type="float">
            <text:p>19.08</text:p>
          </table:table-cell>
          <table:table-cell table:formula="of:=IF([.F231]&lt;=[$'current-situation'.$D$7];[$'loan-parameters'.$B$31]*(1+[$'current-situation'.$C$7])^([.F231]*12)-[$'current-situation'.$B$29]/[$'current-situation'.$C$7]*((1+[$'current-situation'.$C$7])^([.F231]*12)-1);0)/[$'loan-parameters'.$B$26]" office:value-type="float" office:value="65789.1286123763" calcext:value-type="float">
            <text:p>65,789.13</text:p>
          </table:table-cell>
          <table:table-cell/>
          <table:table-cell table:style-name="ce47" office:value-type="currency" office:currency="GBP" office:value="1135" calcext:value-type="currency">
            <text:p>£1,135.00</text:p>
          </table:table-cell>
          <table:table-cell table:style-name="ce85" table:formula="of:=[.I231]/[$'loan-parameters'.$B$26]" office:value-type="float" office:value="2073.32444330782" calcext:value-type="float">
            <text:p>2,073.32</text:p>
          </table:table-cell>
          <table:table-cell table:style-name="ce31" table:formula="of:=IF([.I231]&lt;=[$'current-situation'.$E$7];[$'loan-parameters'.$B$6]-ORG.OPENOFFICE.MONTHS([$'loan-parameters'.$B$4];TODAY();1)/12;(LN([.I231])-LN([.I231]-[$'loan-parameters'.$B$31]*[$'current-situation'.$C$7]))/LN(1+[$'current-situation'.$C$7])/12)" office:value-type="float" office:value="3.9743040254277" calcext:value-type="float">
            <text:p>3.97</text:p>
          </table:table-cell>
          <table:table-cell table:formula="of:=([.I231]*[.K231]*12+[$'loan-parameters'.$B$32])/[$'loan-parameters'.$B$26]" office:value-type="float" office:value="98916.794524095" calcext:value-type="float">
            <text:p>98,916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1" table:formula="of:=[.A232]/12" office:value-type="float" office:value="19.25" calcext:value-type="float">
            <text:p>19.25</text:p>
          </table:table-cell>
          <table:table-cell table:style-name="ce47" table:formula="of:=IF([.B232]&lt;=[$'repayment-scenarios'.$B$28];[$'loan-parameters'.$B$31]*[$'current-situation'.$C$7]*(1+[$'current-situation'.$C$7])^[.A232]/((1+[$'current-situation'.$C$7])^[.A232]-1);&quot;&quot;)" office:value-type="currency" office:currency="GBP" office:value="305.873752869117" calcext:value-type="currency">
            <text:p>£305.87</text:p>
          </table:table-cell>
          <table:table-cell table:formula="of:=IF([.C232]&lt;&gt;&quot;&quot;;[.C232]*[.A232]+[$'loan-parameters'.$B$32];&quot;&quot;)" office:value-type="currency" office:currency="GBP" office:value="70676.8369127661" calcext:value-type="currency">
            <text:p>£70,676.84</text:p>
          </table:table-cell>
          <table:table-cell/>
          <table:table-cell table:style-name="ce31" table:formula="of:=[.B231]" office:value-type="float" office:value="19.1666666666667" calcext:value-type="float">
            <text:p>19.17</text:p>
          </table:table-cell>
          <table:table-cell table:formula="of:=IF([.F232]&lt;=[$'current-situation'.$D$7];[$'loan-parameters'.$B$31]*(1+[$'current-situation'.$C$7])^([.F232]*12)-[$'current-situation'.$B$29]/[$'current-situation'.$C$7]*((1+[$'current-situation'.$C$7])^([.F232]*12)-1);0)/[$'loan-parameters'.$B$26]" office:value-type="float" office:value="65630.3037562836" calcext:value-type="float">
            <text:p>65,630.30</text:p>
          </table:table-cell>
          <table:table-cell/>
          <table:table-cell table:style-name="ce47" office:value-type="currency" office:currency="GBP" office:value="1140" calcext:value-type="currency">
            <text:p>£1,140.00</text:p>
          </table:table-cell>
          <table:table-cell table:style-name="ce85" table:formula="of:=[.I232]/[$'loan-parameters'.$B$26]" office:value-type="float" office:value="2082.4580311638" calcext:value-type="float">
            <text:p>2,082.46</text:p>
          </table:table-cell>
          <table:table-cell table:style-name="ce31" table:formula="of:=IF([.I232]&lt;=[$'current-situation'.$E$7];[$'loan-parameters'.$B$6]-ORG.OPENOFFICE.MONTHS([$'loan-parameters'.$B$4];TODAY();1)/12;(LN([.I232])-LN([.I232]-[$'loan-parameters'.$B$31]*[$'current-situation'.$C$7]))/LN(1+[$'current-situation'.$C$7])/12)" office:value-type="float" office:value="3.95550934654038" calcext:value-type="float">
            <text:p>3.96</text:p>
          </table:table-cell>
          <table:table-cell table:formula="of:=([.I232]*[.K232]*12+[$'loan-parameters'.$B$32])/[$'loan-parameters'.$B$26]" office:value-type="float" office:value="98882.7208239818" calcext:value-type="float">
            <text:p>98,882.7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1" table:formula="of:=[.A233]/12" office:value-type="float" office:value="19.3333333333333" calcext:value-type="float">
            <text:p>19.33</text:p>
          </table:table-cell>
          <table:table-cell table:style-name="ce47" table:formula="of:=IF([.B233]&lt;=[$'repayment-scenarios'.$B$28];[$'loan-parameters'.$B$31]*[$'current-situation'.$C$7]*(1+[$'current-situation'.$C$7])^[.A233]/((1+[$'current-situation'.$C$7])^[.A233]-1);&quot;&quot;)" office:value-type="currency" office:currency="GBP" office:value="304.975673106747" calcext:value-type="currency">
            <text:p>£304.98</text:p>
          </table:table-cell>
          <table:table-cell table:formula="of:=IF([.C233]&lt;&gt;&quot;&quot;;[.C233]*[.A233]+[$'loan-parameters'.$B$32];&quot;&quot;)" office:value-type="currency" office:currency="GBP" office:value="70774.3561607652" calcext:value-type="currency">
            <text:p>£70,774.36</text:p>
          </table:table-cell>
          <table:table-cell/>
          <table:table-cell table:style-name="ce31" table:formula="of:=[.B232]" office:value-type="float" office:value="19.25" calcext:value-type="float">
            <text:p>19.25</text:p>
          </table:table-cell>
          <table:table-cell table:formula="of:=IF([.F233]&lt;=[$'current-situation'.$D$7];[$'loan-parameters'.$B$31]*(1+[$'current-situation'.$C$7])^([.F233]*12)-[$'current-situation'.$B$29]/[$'current-situation'.$C$7]*((1+[$'current-situation'.$C$7])^([.F233]*12)-1);0)/[$'loan-parameters'.$B$26]" office:value-type="float" office:value="65470.9803330743" calcext:value-type="float">
            <text:p>65,470.98</text:p>
          </table:table-cell>
          <table:table-cell/>
          <table:table-cell table:style-name="ce47" office:value-type="currency" office:currency="GBP" office:value="1145" calcext:value-type="currency">
            <text:p>£1,145.00</text:p>
          </table:table-cell>
          <table:table-cell table:style-name="ce85" table:formula="of:=[.I233]/[$'loan-parameters'.$B$26]" office:value-type="float" office:value="2091.59161901978" calcext:value-type="float">
            <text:p>2,091.59</text:p>
          </table:table-cell>
          <table:table-cell table:style-name="ce31" table:formula="of:=IF([.I233]&lt;=[$'current-situation'.$E$7];[$'loan-parameters'.$B$6]-ORG.OPENOFFICE.MONTHS([$'loan-parameters'.$B$4];TODAY();1)/12;(LN([.I233])-LN([.I233]-[$'loan-parameters'.$B$31]*[$'current-situation'.$C$7]))/LN(1+[$'current-situation'.$C$7])/12)" office:value-type="float" office:value="3.93689191600004" calcext:value-type="float">
            <text:p>3.94</text:p>
          </table:table-cell>
          <table:table-cell table:formula="of:=([.I233]*[.K233]*12+[$'loan-parameters'.$B$32])/[$'loan-parameters'.$B$26]" office:value-type="float" office:value="98848.975989333" calcext:value-type="float">
            <text:p>98,848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1" table:formula="of:=[.A234]/12" office:value-type="float" office:value="19.4166666666667" calcext:value-type="float">
            <text:p>19.42</text:p>
          </table:table-cell>
          <table:table-cell table:style-name="ce47" table:formula="of:=IF([.B234]&lt;=[$'repayment-scenarios'.$B$28];[$'loan-parameters'.$B$31]*[$'current-situation'.$C$7]*(1+[$'current-situation'.$C$7])^[.A234]/((1+[$'current-situation'.$C$7])^[.A234]-1);&quot;&quot;)" office:value-type="currency" office:currency="GBP" office:value="304.085637364" calcext:value-type="currency">
            <text:p>£304.09</text:p>
          </table:table-cell>
          <table:table-cell table:formula="of:=IF([.C234]&lt;&gt;&quot;&quot;;[.C234]*[.A234]+[$'loan-parameters'.$B$32];&quot;&quot;)" office:value-type="currency" office:currency="GBP" office:value="70871.953505812" calcext:value-type="currency">
            <text:p>£70,871.95</text:p>
          </table:table-cell>
          <table:table-cell/>
          <table:table-cell table:style-name="ce31" table:formula="of:=[.B233]" office:value-type="float" office:value="19.3333333333333" calcext:value-type="float">
            <text:p>19.33</text:p>
          </table:table-cell>
          <table:table-cell table:formula="of:=IF([.F234]&lt;=[$'current-situation'.$D$7];[$'loan-parameters'.$B$31]*(1+[$'current-situation'.$C$7])^([.F234]*12)-[$'current-situation'.$B$29]/[$'current-situation'.$C$7]*((1+[$'current-situation'.$C$7])^([.F234]*12)-1);0)/[$'loan-parameters'.$B$26]" office:value-type="float" office:value="65311.1567776963" calcext:value-type="float">
            <text:p>65,311.16</text:p>
          </table:table-cell>
          <table:table-cell/>
          <table:table-cell table:style-name="ce47" office:value-type="currency" office:currency="GBP" office:value="1150" calcext:value-type="currency">
            <text:p>£1,150.00</text:p>
          </table:table-cell>
          <table:table-cell table:style-name="ce85" table:formula="of:=[.I234]/[$'loan-parameters'.$B$26]" office:value-type="float" office:value="2100.72520687577" calcext:value-type="float">
            <text:p>2,100.73</text:p>
          </table:table-cell>
          <table:table-cell table:style-name="ce31" table:formula="of:=IF([.I234]&lt;=[$'current-situation'.$E$7];[$'loan-parameters'.$B$6]-ORG.OPENOFFICE.MONTHS([$'loan-parameters'.$B$4];TODAY();1)/12;(LN([.I234])-LN([.I234]-[$'loan-parameters'.$B$31]*[$'current-situation'.$C$7]))/LN(1+[$'current-situation'.$C$7])/12)" office:value-type="float" office:value="3.91844923369112" calcext:value-type="float">
            <text:p>3.92</text:p>
          </table:table-cell>
          <table:table-cell table:formula="of:=([.I234]*[.K234]*12+[$'loan-parameters'.$B$32])/[$'loan-parameters'.$B$26]" office:value-type="float" office:value="98815.5552763595" calcext:value-type="float">
            <text:p>98,815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1" table:formula="of:=[.A235]/12" office:value-type="float" office:value="19.5" calcext:value-type="float">
            <text:p>19.50</text:p>
          </table:table-cell>
          <table:table-cell table:style-name="ce47" table:formula="of:=IF([.B235]&lt;=[$'repayment-scenarios'.$B$28];[$'loan-parameters'.$B$31]*[$'current-situation'.$C$7]*(1+[$'current-situation'.$C$7])^[.A235]/((1+[$'current-situation'.$C$7])^[.A235]-1);&quot;&quot;)" office:value-type="currency" office:currency="GBP" office:value="303.203542361529" calcext:value-type="currency">
            <text:p>£303.20</text:p>
          </table:table-cell>
          <table:table-cell table:formula="of:=IF([.C235]&lt;&gt;&quot;&quot;;[.C235]*[.A235]+[$'loan-parameters'.$B$32];&quot;&quot;)" office:value-type="currency" office:currency="GBP" office:value="70969.6289125978" calcext:value-type="currency">
            <text:p>£70,969.63</text:p>
          </table:table-cell>
          <table:table-cell/>
          <table:table-cell table:style-name="ce31" table:formula="of:=[.B234]" office:value-type="float" office:value="19.4166666666667" calcext:value-type="float">
            <text:p>19.42</text:p>
          </table:table-cell>
          <table:table-cell table:formula="of:=IF([.F235]&lt;=[$'current-situation'.$D$7];[$'loan-parameters'.$B$31]*(1+[$'current-situation'.$C$7])^([.F235]*12)-[$'current-situation'.$B$29]/[$'current-situation'.$C$7]*((1+[$'current-situation'.$C$7])^([.F235]*12)-1);0)/[$'loan-parameters'.$B$26]" office:value-type="float" office:value="65150.8315201845" calcext:value-type="float">
            <text:p>65,150.83</text:p>
          </table:table-cell>
          <table:table-cell/>
          <table:table-cell table:style-name="ce47" office:value-type="currency" office:currency="GBP" office:value="1155" calcext:value-type="currency">
            <text:p>£1,155.00</text:p>
          </table:table-cell>
          <table:table-cell table:style-name="ce85" table:formula="of:=[.I235]/[$'loan-parameters'.$B$26]" office:value-type="float" office:value="2109.85879473175" calcext:value-type="float">
            <text:p>2,109.86</text:p>
          </table:table-cell>
          <table:table-cell table:style-name="ce31" table:formula="of:=IF([.I235]&lt;=[$'current-situation'.$E$7];[$'loan-parameters'.$B$6]-ORG.OPENOFFICE.MONTHS([$'loan-parameters'.$B$4];TODAY();1)/12;(LN([.I235])-LN([.I235]-[$'loan-parameters'.$B$31]*[$'current-situation'.$C$7]))/LN(1+[$'current-situation'.$C$7])/12)" office:value-type="float" office:value="3.90017884638038" calcext:value-type="float">
            <text:p>3.90</text:p>
          </table:table-cell>
          <table:table-cell table:formula="of:=([.I235]*[.K235]*12+[$'loan-parameters'.$B$32])/[$'loan-parameters'.$B$26]" office:value-type="float" office:value="98782.4540321724" calcext:value-type="float">
            <text:p>98,782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1" table:formula="of:=[.A236]/12" office:value-type="float" office:value="19.5833333333333" calcext:value-type="float">
            <text:p>19.58</text:p>
          </table:table-cell>
          <table:table-cell table:style-name="ce47" table:formula="of:=IF([.B236]&lt;=[$'repayment-scenarios'.$B$28];[$'loan-parameters'.$B$31]*[$'current-situation'.$C$7]*(1+[$'current-situation'.$C$7])^[.A236]/((1+[$'current-situation'.$C$7])^[.A236]-1);&quot;&quot;)" office:value-type="currency" office:currency="GBP" office:value="302.329286577367" calcext:value-type="currency">
            <text:p>£302.33</text:p>
          </table:table-cell>
          <table:table-cell table:formula="of:=IF([.C236]&lt;&gt;&quot;&quot;;[.C236]*[.A236]+[$'loan-parameters'.$B$32];&quot;&quot;)" office:value-type="currency" office:currency="GBP" office:value="71067.3823456812" calcext:value-type="currency">
            <text:p>£71,067.38</text:p>
          </table:table-cell>
          <table:table-cell/>
          <table:table-cell table:style-name="ce31" table:formula="of:=[.B235]" office:value-type="float" office:value="19.5" calcext:value-type="float">
            <text:p>19.50</text:p>
          </table:table-cell>
          <table:table-cell table:formula="of:=IF([.F236]&lt;=[$'current-situation'.$D$7];[$'loan-parameters'.$B$31]*(1+[$'current-situation'.$C$7])^([.F236]*12)-[$'current-situation'.$B$29]/[$'current-situation'.$C$7]*((1+[$'current-situation'.$C$7])^([.F236]*12)-1);0)/[$'loan-parameters'.$B$26]" office:value-type="float" office:value="64990.0029856459" calcext:value-type="float">
            <text:p>64,990.00</text:p>
          </table:table-cell>
          <table:table-cell/>
          <table:table-cell table:style-name="ce47" office:value-type="currency" office:currency="GBP" office:value="1160" calcext:value-type="currency">
            <text:p>£1,160.00</text:p>
          </table:table-cell>
          <table:table-cell table:style-name="ce85" table:formula="of:=[.I236]/[$'loan-parameters'.$B$26]" office:value-type="float" office:value="2118.99238258773" calcext:value-type="float">
            <text:p>2,118.99</text:p>
          </table:table-cell>
          <table:table-cell table:style-name="ce31" table:formula="of:=IF([.I236]&lt;=[$'current-situation'.$E$7];[$'loan-parameters'.$B$6]-ORG.OPENOFFICE.MONTHS([$'loan-parameters'.$B$4];TODAY();1)/12;(LN([.I236])-LN([.I236]-[$'loan-parameters'.$B$31]*[$'current-situation'.$C$7]))/LN(1+[$'current-situation'.$C$7])/12)" office:value-type="float" office:value="3.88207834662148" calcext:value-type="float">
            <text:p>3.88</text:p>
          </table:table-cell>
          <table:table-cell table:formula="of:=([.I236]*[.K236]*12+[$'loan-parameters'.$B$32])/[$'loan-parameters'.$B$26]" office:value-type="float" office:value="98749.66769262" calcext:value-type="float">
            <text:p>98,749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1" table:formula="of:=[.A237]/12" office:value-type="float" office:value="19.6666666666667" calcext:value-type="float">
            <text:p>19.67</text:p>
          </table:table-cell>
          <table:table-cell table:style-name="ce47" table:formula="of:=IF([.B237]&lt;=[$'repayment-scenarios'.$B$28];[$'loan-parameters'.$B$31]*[$'current-situation'.$C$7]*(1+[$'current-situation'.$C$7])^[.A237]/((1+[$'current-situation'.$C$7])^[.A237]-1);&quot;&quot;)" office:value-type="currency" office:currency="GBP" office:value="301.462770209696" calcext:value-type="currency">
            <text:p>£301.46</text:p>
          </table:table-cell>
          <table:table-cell table:formula="of:=IF([.C237]&lt;&gt;&quot;&quot;;[.C237]*[.A237]+[$'loan-parameters'.$B$32];&quot;&quot;)" office:value-type="currency" office:currency="GBP" office:value="71165.2137694882" calcext:value-type="currency">
            <text:p>£71,165.21</text:p>
          </table:table-cell>
          <table:table-cell/>
          <table:table-cell table:style-name="ce31" table:formula="of:=[.B236]" office:value-type="float" office:value="19.5833333333333" calcext:value-type="float">
            <text:p>19.58</text:p>
          </table:table-cell>
          <table:table-cell table:formula="of:=IF([.F237]&lt;=[$'current-situation'.$D$7];[$'loan-parameters'.$B$31]*(1+[$'current-situation'.$C$7])^([.F237]*12)-[$'current-situation'.$B$29]/[$'current-situation'.$C$7]*((1+[$'current-situation'.$C$7])^([.F237]*12)-1);0)/[$'loan-parameters'.$B$26]" office:value-type="float" office:value="64828.6695942436" calcext:value-type="float">
            <text:p>64,828.67</text:p>
          </table:table-cell>
          <table:table-cell/>
          <table:table-cell table:style-name="ce47" office:value-type="currency" office:currency="GBP" office:value="1165" calcext:value-type="currency">
            <text:p>£1,165.00</text:p>
          </table:table-cell>
          <table:table-cell table:style-name="ce85" table:formula="of:=[.I237]/[$'loan-parameters'.$B$26]" office:value-type="float" office:value="2128.12597044371" calcext:value-type="float">
            <text:p>2,128.13</text:p>
          </table:table-cell>
          <table:table-cell table:style-name="ce31" table:formula="of:=IF([.I237]&lt;=[$'current-situation'.$E$7];[$'loan-parameters'.$B$6]-ORG.OPENOFFICE.MONTHS([$'loan-parameters'.$B$4];TODAY();1)/12;(LN([.I237])-LN([.I237]-[$'loan-parameters'.$B$31]*[$'current-situation'.$C$7]))/LN(1+[$'current-situation'.$C$7])/12)" office:value-type="float" office:value="3.86414537168962" calcext:value-type="float">
            <text:p>3.86</text:p>
          </table:table-cell>
          <table:table-cell table:formula="of:=([.I237]*[.K237]*12+[$'loan-parameters'.$B$32])/[$'loan-parameters'.$B$26]" office:value-type="float" office:value="98717.1917801745" calcext:value-type="float">
            <text:p>98,717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1" table:formula="of:=[.A238]/12" office:value-type="float" office:value="19.75" calcext:value-type="float">
            <text:p>19.75</text:p>
          </table:table-cell>
          <table:table-cell table:style-name="ce47" table:formula="of:=IF([.B238]&lt;=[$'repayment-scenarios'.$B$28];[$'loan-parameters'.$B$31]*[$'current-situation'.$C$7]*(1+[$'current-situation'.$C$7])^[.A238]/((1+[$'current-situation'.$C$7])^[.A238]-1);&quot;&quot;)" office:value-type="currency" office:currency="GBP" office:value="300.60389514056" calcext:value-type="currency">
            <text:p>£300.60</text:p>
          </table:table-cell>
          <table:table-cell table:formula="of:=IF([.C238]&lt;&gt;&quot;&quot;;[.C238]*[.A238]+[$'loan-parameters'.$B$32];&quot;&quot;)" office:value-type="currency" office:currency="GBP" office:value="71263.1231483127" calcext:value-type="currency">
            <text:p>£71,263.12</text:p>
          </table:table-cell>
          <table:table-cell/>
          <table:table-cell table:style-name="ce31" table:formula="of:=[.B237]" office:value-type="float" office:value="19.6666666666667" calcext:value-type="float">
            <text:p>19.67</text:p>
          </table:table-cell>
          <table:table-cell table:formula="of:=IF([.F238]&lt;=[$'current-situation'.$D$7];[$'loan-parameters'.$B$31]*(1+[$'current-situation'.$C$7])^([.F238]*12)-[$'current-situation'.$B$29]/[$'current-situation'.$C$7]*((1+[$'current-situation'.$C$7])^([.F238]*12)-1);0)/[$'loan-parameters'.$B$26]" office:value-type="float" office:value="64666.829761181" calcext:value-type="float">
            <text:p>64,666.83</text:p>
          </table:table-cell>
          <table:table-cell/>
          <table:table-cell table:style-name="ce47" office:value-type="currency" office:currency="GBP" office:value="1170" calcext:value-type="currency">
            <text:p>£1,170.00</text:p>
          </table:table-cell>
          <table:table-cell table:style-name="ce85" table:formula="of:=[.I238]/[$'loan-parameters'.$B$26]" office:value-type="float" office:value="2137.25955829969" calcext:value-type="float">
            <text:p>2,137.26</text:p>
          </table:table-cell>
          <table:table-cell table:style-name="ce31" table:formula="of:=IF([.I238]&lt;=[$'current-situation'.$E$7];[$'loan-parameters'.$B$6]-ORG.OPENOFFICE.MONTHS([$'loan-parameters'.$B$4];TODAY();1)/12;(LN([.I238])-LN([.I238]-[$'loan-parameters'.$B$31]*[$'current-situation'.$C$7]))/LN(1+[$'current-situation'.$C$7])/12)" office:value-type="float" office:value="3.84637760254638" calcext:value-type="float">
            <text:p>3.85</text:p>
          </table:table-cell>
          <table:table-cell table:formula="of:=([.I238]*[.K238]*12+[$'loan-parameters'.$B$32])/[$'loan-parameters'.$B$26]" office:value-type="float" office:value="98685.021901889" calcext:value-type="float">
            <text:p>98,685.0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1" table:formula="of:=[.A239]/12" office:value-type="float" office:value="19.8333333333333" calcext:value-type="float">
            <text:p>19.83</text:p>
          </table:table-cell>
          <table:table-cell table:style-name="ce47" table:formula="of:=IF([.B239]&lt;=[$'repayment-scenarios'.$B$28];[$'loan-parameters'.$B$31]*[$'current-situation'.$C$7]*(1+[$'current-situation'.$C$7])^[.A239]/((1+[$'current-situation'.$C$7])^[.A239]-1);&quot;&quot;)" office:value-type="currency" office:currency="GBP" office:value="299.752564900489" calcext:value-type="currency">
            <text:p>£299.75</text:p>
          </table:table-cell>
          <table:table-cell table:formula="of:=IF([.C239]&lt;&gt;&quot;&quot;;[.C239]*[.A239]+[$'loan-parameters'.$B$32];&quot;&quot;)" office:value-type="currency" office:currency="GBP" office:value="71361.1104463163" calcext:value-type="currency">
            <text:p>£71,361.11</text:p>
          </table:table-cell>
          <table:table-cell/>
          <table:table-cell table:style-name="ce31" table:formula="of:=[.B238]" office:value-type="float" office:value="19.75" calcext:value-type="float">
            <text:p>19.75</text:p>
          </table:table-cell>
          <table:table-cell table:formula="of:=IF([.F239]&lt;=[$'current-situation'.$D$7];[$'loan-parameters'.$B$31]*(1+[$'current-situation'.$C$7])^([.F239]*12)-[$'current-situation'.$B$29]/[$'current-situation'.$C$7]*((1+[$'current-situation'.$C$7])^([.F239]*12)-1);0)/[$'loan-parameters'.$B$26]" office:value-type="float" office:value="64504.4818966876" calcext:value-type="float">
            <text:p>64,504.48</text:p>
          </table:table-cell>
          <table:table-cell/>
          <table:table-cell table:style-name="ce47" office:value-type="currency" office:currency="GBP" office:value="1175" calcext:value-type="currency">
            <text:p>£1,175.00</text:p>
          </table:table-cell>
          <table:table-cell table:style-name="ce85" table:formula="of:=[.I239]/[$'loan-parameters'.$B$26]" office:value-type="float" office:value="2146.39314615567" calcext:value-type="float">
            <text:p>2,146.39</text:p>
          </table:table-cell>
          <table:table-cell table:style-name="ce31" table:formula="of:=IF([.I239]&lt;=[$'current-situation'.$E$7];[$'loan-parameters'.$B$6]-ORG.OPENOFFICE.MONTHS([$'loan-parameters'.$B$4];TODAY();1)/12;(LN([.I239])-LN([.I239]-[$'loan-parameters'.$B$31]*[$'current-situation'.$C$7]))/LN(1+[$'current-situation'.$C$7])/12)" office:value-type="float" office:value="3.82877276283268" calcext:value-type="float">
            <text:p>3.83</text:p>
          </table:table-cell>
          <table:table-cell table:formula="of:=([.I239]*[.K239]*12+[$'loan-parameters'.$B$32])/[$'loan-parameters'.$B$26]" office:value-type="float" office:value="98653.1537474028" calcext:value-type="float">
            <text:p>98,653.1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1" table:formula="of:=[.A240]/12" office:value-type="float" office:value="19.9166666666667" calcext:value-type="float">
            <text:p>19.92</text:p>
          </table:table-cell>
          <table:table-cell table:style-name="ce47" table:formula="of:=IF([.B240]&lt;=[$'repayment-scenarios'.$B$28];[$'loan-parameters'.$B$31]*[$'current-situation'.$C$7]*(1+[$'current-situation'.$C$7])^[.A240]/((1+[$'current-situation'.$C$7])^[.A240]-1);&quot;&quot;)" office:value-type="currency" office:currency="GBP" office:value="298.908684634013" calcext:value-type="currency">
            <text:p>£298.91</text:p>
          </table:table-cell>
          <table:table-cell table:formula="of:=IF([.C240]&lt;&gt;&quot;&quot;;[.C240]*[.A240]+[$'loan-parameters'.$B$32];&quot;&quot;)" office:value-type="currency" office:currency="GBP" office:value="71459.175627529" calcext:value-type="currency">
            <text:p>£71,459.18</text:p>
          </table:table-cell>
          <table:table-cell/>
          <table:table-cell table:style-name="ce31" table:formula="of:=[.B239]" office:value-type="float" office:value="19.8333333333333" calcext:value-type="float">
            <text:p>19.83</text:p>
          </table:table-cell>
          <table:table-cell table:formula="of:=IF([.F240]&lt;=[$'current-situation'.$D$7];[$'loan-parameters'.$B$31]*(1+[$'current-situation'.$C$7])^([.F240]*12)-[$'current-situation'.$B$29]/[$'current-situation'.$C$7]*((1+[$'current-situation'.$C$7])^([.F240]*12)-1);0)/[$'loan-parameters'.$B$26]" office:value-type="float" office:value="64341.6244060016" calcext:value-type="float">
            <text:p>64,341.62</text:p>
          </table:table-cell>
          <table:table-cell/>
          <table:table-cell table:style-name="ce47" office:value-type="currency" office:currency="GBP" office:value="1180" calcext:value-type="currency">
            <text:p>£1,180.00</text:p>
          </table:table-cell>
          <table:table-cell table:style-name="ce85" table:formula="of:=[.I240]/[$'loan-parameters'.$B$26]" office:value-type="float" office:value="2155.52673401165" calcext:value-type="float">
            <text:p>2,155.53</text:p>
          </table:table-cell>
          <table:table-cell table:style-name="ce31" table:formula="of:=IF([.I240]&lt;=[$'current-situation'.$E$7];[$'loan-parameters'.$B$6]-ORG.OPENOFFICE.MONTHS([$'loan-parameters'.$B$4];TODAY();1)/12;(LN([.I240])-LN([.I240]-[$'loan-parameters'.$B$31]*[$'current-situation'.$C$7]))/LN(1+[$'current-situation'.$C$7])/12)" office:value-type="float" office:value="3.8113286178901" calcext:value-type="float">
            <text:p>3.81</text:p>
          </table:table-cell>
          <table:table-cell table:formula="of:=([.I240]*[.K240]*12+[$'loan-parameters'.$B$32])/[$'loan-parameters'.$B$26]" office:value-type="float" office:value="98621.5830870135" calcext:value-type="float">
            <text:p>98,621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1" table:formula="of:=[.A241]/12" office:value-type="float" office:value="20" calcext:value-type="float">
            <text:p>20.00</text:p>
          </table:table-cell>
          <table:table-cell table:style-name="ce47" table:formula="of:=IF([.B241]&lt;=[$'repayment-scenarios'.$B$28];[$'loan-parameters'.$B$31]*[$'current-situation'.$C$7]*(1+[$'current-situation'.$C$7])^[.A241]/((1+[$'current-situation'.$C$7])^[.A241]-1);&quot;&quot;)" office:value-type="currency" office:currency="GBP" office:value="298.072161066038" calcext:value-type="currency">
            <text:p>£298.07</text:p>
          </table:table-cell>
          <table:table-cell table:formula="of:=IF([.C241]&lt;&gt;&quot;&quot;;[.C241]*[.A241]+[$'loan-parameters'.$B$32];&quot;&quot;)" office:value-type="currency" office:currency="GBP" office:value="71557.3186558491" calcext:value-type="currency">
            <text:p>£71,557.32</text:p>
          </table:table-cell>
          <table:table-cell/>
          <table:table-cell table:style-name="ce31" table:formula="of:=[.B240]" office:value-type="float" office:value="19.9166666666667" calcext:value-type="float">
            <text:p>19.92</text:p>
          </table:table-cell>
          <table:table-cell table:formula="of:=IF([.F241]&lt;=[$'current-situation'.$D$7];[$'loan-parameters'.$B$31]*(1+[$'current-situation'.$C$7])^([.F241]*12)-[$'current-situation'.$B$29]/[$'current-situation'.$C$7]*((1+[$'current-situation'.$C$7])^([.F241]*12)-1);0)/[$'loan-parameters'.$B$26]" office:value-type="float" office:value="64178.2556893551" calcext:value-type="float">
            <text:p>64,178.26</text:p>
          </table:table-cell>
          <table:table-cell/>
          <table:table-cell table:style-name="ce47" office:value-type="currency" office:currency="GBP" office:value="1185" calcext:value-type="currency">
            <text:p>£1,185.00</text:p>
          </table:table-cell>
          <table:table-cell table:style-name="ce85" table:formula="of:=[.I241]/[$'loan-parameters'.$B$26]" office:value-type="float" office:value="2164.66032186764" calcext:value-type="float">
            <text:p>2,164.66</text:p>
          </table:table-cell>
          <table:table-cell table:style-name="ce31" table:formula="of:=IF([.I241]&lt;=[$'current-situation'.$E$7];[$'loan-parameters'.$B$6]-ORG.OPENOFFICE.MONTHS([$'loan-parameters'.$B$4];TODAY();1)/12;(LN([.I241])-LN([.I241]-[$'loan-parameters'.$B$31]*[$'current-situation'.$C$7]))/LN(1+[$'current-situation'.$C$7])/12)" office:value-type="float" office:value="3.79404297380852" calcext:value-type="float">
            <text:p>3.79</text:p>
          </table:table-cell>
          <table:table-cell table:formula="of:=([.I241]*[.K241]*12+[$'loan-parameters'.$B$32])/[$'loan-parameters'.$B$26]" office:value-type="float" office:value="98590.3057697919" calcext:value-type="float">
            <text:p>98,590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1" table:formula="of:=[.A242]/12" office:value-type="float" office:value="20.0833333333333" calcext:value-type="float">
            <text:p>20.08</text:p>
          </table:table-cell>
          <table:table-cell table:style-name="ce47" table:formula="of:=IF([.B242]&lt;=[$'repayment-scenarios'.$B$28];[$'loan-parameters'.$B$31]*[$'current-situation'.$C$7]*(1+[$'current-situation'.$C$7])^[.A242]/((1+[$'current-situation'.$C$7])^[.A242]-1);&quot;&quot;)" office:value-type="currency" office:currency="GBP" office:value="297.24290246906" calcext:value-type="currency">
            <text:p>£297.24</text:p>
          </table:table-cell>
          <table:table-cell table:formula="of:=IF([.C242]&lt;&gt;&quot;&quot;;[.C242]*[.A242]+[$'loan-parameters'.$B$32];&quot;&quot;)" office:value-type="currency" office:currency="GBP" office:value="71655.5394950435" calcext:value-type="currency">
            <text:p>£71,655.54</text:p>
          </table:table-cell>
          <table:table-cell/>
          <table:table-cell table:style-name="ce31" table:formula="of:=[.B241]" office:value-type="float" office:value="20" calcext:value-type="float">
            <text:p>20.00</text:p>
          </table:table-cell>
          <table:table-cell table:formula="of:=IF([.F242]&lt;=[$'current-situation'.$D$7];[$'loan-parameters'.$B$31]*(1+[$'current-situation'.$C$7])^([.F242]*12)-[$'current-situation'.$B$29]/[$'current-situation'.$C$7]*((1+[$'current-situation'.$C$7])^([.F242]*12)-1);0)/[$'loan-parameters'.$B$26]" office:value-type="float" office:value="64014.3741419592" calcext:value-type="float">
            <text:p>64,014.37</text:p>
          </table:table-cell>
          <table:table-cell/>
          <table:table-cell table:style-name="ce47" office:value-type="currency" office:currency="GBP" office:value="1190" calcext:value-type="currency">
            <text:p>£1,190.00</text:p>
          </table:table-cell>
          <table:table-cell table:style-name="ce85" table:formula="of:=[.I242]/[$'loan-parameters'.$B$26]" office:value-type="float" office:value="2173.79390972362" calcext:value-type="float">
            <text:p>2,173.79</text:p>
          </table:table-cell>
          <table:table-cell table:style-name="ce31" table:formula="of:=IF([.I242]&lt;=[$'current-situation'.$E$7];[$'loan-parameters'.$B$6]-ORG.OPENOFFICE.MONTHS([$'loan-parameters'.$B$4];TODAY();1)/12;(LN([.I242])-LN([.I242]-[$'loan-parameters'.$B$31]*[$'current-situation'.$C$7]))/LN(1+[$'current-situation'.$C$7])/12)" office:value-type="float" office:value="3.77691367650017" calcext:value-type="float">
            <text:p>3.78</text:p>
          </table:table-cell>
          <table:table-cell table:formula="of:=([.I242]*[.K242]*12+[$'loan-parameters'.$B$32])/[$'loan-parameters'.$B$26]" office:value-type="float" office:value="98559.3177217588" calcext:value-type="float">
            <text:p>98,559.3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1" table:formula="of:=[.A243]/12" office:value-type="float" office:value="20.1666666666667" calcext:value-type="float">
            <text:p>20.17</text:p>
          </table:table-cell>
          <table:table-cell table:style-name="ce47" table:formula="of:=IF([.B243]&lt;=[$'repayment-scenarios'.$B$28];[$'loan-parameters'.$B$31]*[$'current-situation'.$C$7]*(1+[$'current-situation'.$C$7])^[.A243]/((1+[$'current-situation'.$C$7])^[.A243]-1);&quot;&quot;)" office:value-type="currency" office:currency="GBP" office:value="296.42081863119" calcext:value-type="currency">
            <text:p>£296.42</text:p>
          </table:table-cell>
          <table:table-cell table:formula="of:=IF([.C243]&lt;&gt;&quot;&quot;;[.C243]*[.A243]+[$'loan-parameters'.$B$32];&quot;&quot;)" office:value-type="currency" office:currency="GBP" office:value="71753.8381087481" calcext:value-type="currency">
            <text:p>£71,753.84</text:p>
          </table:table-cell>
          <table:table-cell/>
          <table:table-cell table:style-name="ce31" table:formula="of:=[.B242]" office:value-type="float" office:value="20.0833333333333" calcext:value-type="float">
            <text:p>20.08</text:p>
          </table:table-cell>
          <table:table-cell table:formula="of:=IF([.F243]&lt;=[$'current-situation'.$D$7];[$'loan-parameters'.$B$31]*(1+[$'current-situation'.$C$7])^([.F243]*12)-[$'current-situation'.$B$29]/[$'current-situation'.$C$7]*((1+[$'current-situation'.$C$7])^([.F243]*12)-1);0)/[$'loan-parameters'.$B$26]" office:value-type="float" office:value="63849.9781539866" calcext:value-type="float">
            <text:p>63,849.98</text:p>
          </table:table-cell>
          <table:table-cell/>
          <table:table-cell table:style-name="ce47" office:value-type="currency" office:currency="GBP" office:value="1195" calcext:value-type="currency">
            <text:p>£1,195.00</text:p>
          </table:table-cell>
          <table:table-cell table:style-name="ce85" table:formula="of:=[.I243]/[$'loan-parameters'.$B$26]" office:value-type="float" office:value="2182.9274975796" calcext:value-type="float">
            <text:p>2,182.93</text:p>
          </table:table-cell>
          <table:table-cell table:style-name="ce31" table:formula="of:=IF([.I243]&lt;=[$'current-situation'.$E$7];[$'loan-parameters'.$B$6]-ORG.OPENOFFICE.MONTHS([$'loan-parameters'.$B$4];TODAY();1)/12;(LN([.I243])-LN([.I243]-[$'loan-parameters'.$B$31]*[$'current-situation'.$C$7]))/LN(1+[$'current-situation'.$C$7])/12)" office:value-type="float" office:value="3.75993861079857" calcext:value-type="float">
            <text:p>3.76</text:p>
          </table:table-cell>
          <table:table-cell table:formula="of:=([.I243]*[.K243]*12+[$'loan-parameters'.$B$32])/[$'loan-parameters'.$B$26]" office:value-type="float" office:value="98528.6149441051" calcext:value-type="float">
            <text:p>98,52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1" table:formula="of:=[.A244]/12" office:value-type="float" office:value="20.25" calcext:value-type="float">
            <text:p>20.25</text:p>
          </table:table-cell>
          <table:table-cell table:style-name="ce47" table:formula="of:=IF([.B244]&lt;=[$'repayment-scenarios'.$B$28];[$'loan-parameters'.$B$31]*[$'current-situation'.$C$7]*(1+[$'current-situation'.$C$7])^[.A244]/((1+[$'current-situation'.$C$7])^[.A244]-1);&quot;&quot;)" office:value-type="currency" office:currency="GBP" office:value="295.60582082497" calcext:value-type="currency">
            <text:p>£295.61</text:p>
          </table:table-cell>
          <table:table-cell table:formula="of:=IF([.C244]&lt;&gt;&quot;&quot;;[.C244]*[.A244]+[$'loan-parameters'.$B$32];&quot;&quot;)" office:value-type="currency" office:currency="GBP" office:value="71852.2144604678" calcext:value-type="currency">
            <text:p>£71,852.21</text:p>
          </table:table-cell>
          <table:table-cell/>
          <table:table-cell table:style-name="ce31" table:formula="of:=[.B243]" office:value-type="float" office:value="20.1666666666667" calcext:value-type="float">
            <text:p>20.17</text:p>
          </table:table-cell>
          <table:table-cell table:formula="of:=IF([.F244]&lt;=[$'current-situation'.$D$7];[$'loan-parameters'.$B$31]*(1+[$'current-situation'.$C$7])^([.F244]*12)-[$'current-situation'.$B$29]/[$'current-situation'.$C$7]*((1+[$'current-situation'.$C$7])^([.F244]*12)-1);0)/[$'loan-parameters'.$B$26]" office:value-type="float" office:value="63685.0661105567" calcext:value-type="float">
            <text:p>63,685.07</text:p>
          </table:table-cell>
          <table:table-cell/>
          <table:table-cell table:style-name="ce47" office:value-type="currency" office:currency="GBP" office:value="1200" calcext:value-type="currency">
            <text:p>£1,200.00</text:p>
          </table:table-cell>
          <table:table-cell table:style-name="ce85" table:formula="of:=[.I244]/[$'loan-parameters'.$B$26]" office:value-type="float" office:value="2192.06108543558" calcext:value-type="float">
            <text:p>2,192.06</text:p>
          </table:table-cell>
          <table:table-cell table:style-name="ce31" table:formula="of:=IF([.I244]&lt;=[$'current-situation'.$E$7];[$'loan-parameters'.$B$6]-ORG.OPENOFFICE.MONTHS([$'loan-parameters'.$B$4];TODAY();1)/12;(LN([.I244])-LN([.I244]-[$'loan-parameters'.$B$31]*[$'current-situation'.$C$7]))/LN(1+[$'current-situation'.$C$7])/12)" office:value-type="float" office:value="3.74311569958206" calcext:value-type="float">
            <text:p>3.74</text:p>
          </table:table-cell>
          <table:table-cell table:formula="of:=([.I244]*[.K244]*12+[$'loan-parameters'.$B$32])/[$'loan-parameters'.$B$26]" office:value-type="float" office:value="98498.1935114656" calcext:value-type="float">
            <text:p>98,498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1" table:formula="of:=[.A245]/12" office:value-type="float" office:value="20.3333333333333" calcext:value-type="float">
            <text:p>20.33</text:p>
          </table:table-cell>
          <table:table-cell table:style-name="ce47" table:formula="of:=IF([.B245]&lt;=[$'repayment-scenarios'.$B$28];[$'loan-parameters'.$B$31]*[$'current-situation'.$C$7]*(1+[$'current-situation'.$C$7])^[.A245]/((1+[$'current-situation'.$C$7])^[.A245]-1);&quot;&quot;)" office:value-type="currency" office:currency="GBP" office:value="294.797821776955" calcext:value-type="currency">
            <text:p>£294.80</text:p>
          </table:table-cell>
          <table:table-cell table:formula="of:=IF([.C245]&lt;&gt;&quot;&quot;;[.C245]*[.A245]+[$'loan-parameters'.$B$32];&quot;&quot;)" office:value-type="currency" office:currency="GBP" office:value="71950.6685135771" calcext:value-type="currency">
            <text:p>£71,950.67</text:p>
          </table:table-cell>
          <table:table-cell/>
          <table:table-cell table:style-name="ce31" table:formula="of:=[.B244]" office:value-type="float" office:value="20.25" calcext:value-type="float">
            <text:p>20.25</text:p>
          </table:table-cell>
          <table:table-cell table:formula="of:=IF([.F245]&lt;=[$'current-situation'.$D$7];[$'loan-parameters'.$B$31]*(1+[$'current-situation'.$C$7])^([.F245]*12)-[$'current-situation'.$B$29]/[$'current-situation'.$C$7]*((1+[$'current-situation'.$C$7])^([.F245]*12)-1);0)/[$'loan-parameters'.$B$26]" office:value-type="float" office:value="63519.6363917201" calcext:value-type="float">
            <text:p>63,519.64</text:p>
          </table:table-cell>
          <table:table-cell/>
          <table:table-cell table:style-name="ce47" office:value-type="currency" office:currency="GBP" office:value="1205" calcext:value-type="currency">
            <text:p>£1,205.00</text:p>
          </table:table-cell>
          <table:table-cell table:style-name="ce85" table:formula="of:=[.I245]/[$'loan-parameters'.$B$26]" office:value-type="float" office:value="2201.19467329156" calcext:value-type="float">
            <text:p>2,201.19</text:p>
          </table:table-cell>
          <table:table-cell table:style-name="ce31" table:formula="of:=IF([.I245]&lt;=[$'current-situation'.$E$7];[$'loan-parameters'.$B$6]-ORG.OPENOFFICE.MONTHS([$'loan-parameters'.$B$4];TODAY();1)/12;(LN([.I245])-LN([.I245]-[$'loan-parameters'.$B$31]*[$'current-situation'.$C$7]))/LN(1+[$'current-situation'.$C$7])/12)" office:value-type="float" office:value="3.72644290292089" calcext:value-type="float">
            <text:p>3.73</text:p>
          </table:table-cell>
          <table:table-cell table:formula="of:=([.I245]*[.K245]*12+[$'loan-parameters'.$B$32])/[$'loan-parameters'.$B$26]" office:value-type="float" office:value="98468.0495702391" calcext:value-type="float">
            <text:p>98,468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1" table:formula="of:=[.A246]/12" office:value-type="float" office:value="20.4166666666667" calcext:value-type="float">
            <text:p>20.42</text:p>
          </table:table-cell>
          <table:table-cell table:style-name="ce47" table:formula="of:=IF([.B246]&lt;=[$'repayment-scenarios'.$B$28];[$'loan-parameters'.$B$31]*[$'current-situation'.$C$7]*(1+[$'current-situation'.$C$7])^[.A246]/((1+[$'current-situation'.$C$7])^[.A246]-1);&quot;&quot;)" office:value-type="currency" office:currency="GBP" office:value="293.996735638041" calcext:value-type="currency">
            <text:p>£294.00</text:p>
          </table:table-cell>
          <table:table-cell table:formula="of:=IF([.C246]&lt;&gt;&quot;&quot;;[.C246]*[.A246]+[$'loan-parameters'.$B$32];&quot;&quot;)" office:value-type="currency" office:currency="GBP" office:value="72049.20023132" calcext:value-type="currency">
            <text:p>£72,049.20</text:p>
          </table:table-cell>
          <table:table-cell/>
          <table:table-cell table:style-name="ce31" table:formula="of:=[.B245]" office:value-type="float" office:value="20.3333333333333" calcext:value-type="float">
            <text:p>20.33</text:p>
          </table:table-cell>
          <table:table-cell table:formula="of:=IF([.F246]&lt;=[$'current-situation'.$D$7];[$'loan-parameters'.$B$31]*(1+[$'current-situation'.$C$7])^([.F246]*12)-[$'current-situation'.$B$29]/[$'current-situation'.$C$7]*((1+[$'current-situation'.$C$7])^([.F246]*12)-1);0)/[$'loan-parameters'.$B$26]" office:value-type="float" office:value="63353.6873724418" calcext:value-type="float">
            <text:p>63,353.69</text:p>
          </table:table-cell>
          <table:table-cell/>
          <table:table-cell table:style-name="ce47" office:value-type="currency" office:currency="GBP" office:value="1210" calcext:value-type="currency">
            <text:p>£1,210.00</text:p>
          </table:table-cell>
          <table:table-cell table:style-name="ce85" table:formula="of:=[.I246]/[$'loan-parameters'.$B$26]" office:value-type="float" office:value="2210.32826114754" calcext:value-type="float">
            <text:p>2,210.33</text:p>
          </table:table-cell>
          <table:table-cell table:style-name="ce31" table:formula="of:=IF([.I246]&lt;=[$'current-situation'.$E$7];[$'loan-parameters'.$B$6]-ORG.OPENOFFICE.MONTHS([$'loan-parameters'.$B$4];TODAY();1)/12;(LN([.I246])-LN([.I246]-[$'loan-parameters'.$B$31]*[$'current-situation'.$C$7]))/LN(1+[$'current-situation'.$C$7])/12)" office:value-type="float" office:value="3.70991821724714" calcext:value-type="float">
            <text:p>3.71</text:p>
          </table:table-cell>
          <table:table-cell table:formula="of:=([.I246]*[.K246]*12+[$'loan-parameters'.$B$32])/[$'loan-parameters'.$B$26]" office:value-type="float" office:value="98438.1793369535" calcext:value-type="float">
            <text:p>98,438.1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1" table:formula="of:=[.A247]/12" office:value-type="float" office:value="20.5" calcext:value-type="float">
            <text:p>20.50</text:p>
          </table:table-cell>
          <table:table-cell table:style-name="ce47" table:formula="of:=IF([.B247]&lt;=[$'repayment-scenarios'.$B$28];[$'loan-parameters'.$B$31]*[$'current-situation'.$C$7]*(1+[$'current-situation'.$C$7])^[.A247]/((1+[$'current-situation'.$C$7])^[.A247]-1);&quot;&quot;)" office:value-type="currency" office:currency="GBP" office:value="293.202477954513" calcext:value-type="currency">
            <text:p>£293.20</text:p>
          </table:table-cell>
          <table:table-cell table:formula="of:=IF([.C247]&lt;&gt;&quot;&quot;;[.C247]*[.A247]+[$'loan-parameters'.$B$32];&quot;&quot;)" office:value-type="currency" office:currency="GBP" office:value="72147.8095768101" calcext:value-type="currency">
            <text:p>£72,147.81</text:p>
          </table:table-cell>
          <table:table-cell/>
          <table:table-cell table:style-name="ce31" table:formula="of:=[.B246]" office:value-type="float" office:value="20.4166666666667" calcext:value-type="float">
            <text:p>20.42</text:p>
          </table:table-cell>
          <table:table-cell table:formula="of:=IF([.F247]&lt;=[$'current-situation'.$D$7];[$'loan-parameters'.$B$31]*(1+[$'current-situation'.$C$7])^([.F247]*12)-[$'current-situation'.$B$29]/[$'current-situation'.$C$7]*((1+[$'current-situation'.$C$7])^([.F247]*12)-1);0)/[$'loan-parameters'.$B$26]" office:value-type="float" office:value="63187.2174225854" calcext:value-type="float">
            <text:p>63,187.22</text:p>
          </table:table-cell>
          <table:table-cell/>
          <table:table-cell table:style-name="ce47" office:value-type="currency" office:currency="GBP" office:value="1215" calcext:value-type="currency">
            <text:p>£1,215.00</text:p>
          </table:table-cell>
          <table:table-cell table:style-name="ce85" table:formula="of:=[.I247]/[$'loan-parameters'.$B$26]" office:value-type="float" office:value="2219.46184900353" calcext:value-type="float">
            <text:p>2,219.46</text:p>
          </table:table-cell>
          <table:table-cell table:style-name="ce31" table:formula="of:=IF([.I247]&lt;=[$'current-situation'.$E$7];[$'loan-parameters'.$B$6]-ORG.OPENOFFICE.MONTHS([$'loan-parameters'.$B$4];TODAY();1)/12;(LN([.I247])-LN([.I247]-[$'loan-parameters'.$B$31]*[$'current-situation'.$C$7]))/LN(1+[$'current-situation'.$C$7])/12)" office:value-type="float" office:value="3.69353967454699" calcext:value-type="float">
            <text:p>3.69</text:p>
          </table:table-cell>
          <table:table-cell table:formula="of:=([.I247]*[.K247]*12+[$'loan-parameters'.$B$32])/[$'loan-parameters'.$B$26]" office:value-type="float" office:value="98408.5790966792" calcext:value-type="float">
            <text:p>98,408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1" table:formula="of:=[.A248]/12" office:value-type="float" office:value="20.5833333333333" calcext:value-type="float">
            <text:p>20.58</text:p>
          </table:table-cell>
          <table:table-cell table:style-name="ce47" table:formula="of:=IF([.B248]&lt;=[$'repayment-scenarios'.$B$28];[$'loan-parameters'.$B$31]*[$'current-situation'.$C$7]*(1+[$'current-situation'.$C$7])^[.A248]/((1+[$'current-situation'.$C$7])^[.A248]-1);&quot;&quot;)" office:value-type="currency" office:currency="GBP" office:value="292.414965639804" calcext:value-type="currency">
            <text:p>£292.41</text:p>
          </table:table-cell>
          <table:table-cell table:formula="of:=IF([.C248]&lt;&gt;&quot;&quot;;[.C248]*[.A248]+[$'loan-parameters'.$B$32];&quot;&quot;)" office:value-type="currency" office:currency="GBP" office:value="72246.4965130316" calcext:value-type="currency">
            <text:p>£72,246.50</text:p>
          </table:table-cell>
          <table:table-cell/>
          <table:table-cell table:style-name="ce31" table:formula="of:=[.B247]" office:value-type="float" office:value="20.5" calcext:value-type="float">
            <text:p>20.50</text:p>
          </table:table-cell>
          <table:table-cell table:formula="of:=IF([.F248]&lt;=[$'current-situation'.$D$7];[$'loan-parameters'.$B$31]*(1+[$'current-situation'.$C$7])^([.F248]*12)-[$'current-situation'.$B$29]/[$'current-situation'.$C$7]*((1+[$'current-situation'.$C$7])^([.F248]*12)-1);0)/[$'loan-parameters'.$B$26]" office:value-type="float" office:value="63020.2249068982" calcext:value-type="float">
            <text:p>63,020.22</text:p>
          </table:table-cell>
          <table:table-cell/>
          <table:table-cell table:style-name="ce47" office:value-type="currency" office:currency="GBP" office:value="1220" calcext:value-type="currency">
            <text:p>£1,220.00</text:p>
          </table:table-cell>
          <table:table-cell table:style-name="ce85" table:formula="of:=[.I248]/[$'loan-parameters'.$B$26]" office:value-type="float" office:value="2228.59543685951" calcext:value-type="float">
            <text:p>2,228.60</text:p>
          </table:table-cell>
          <table:table-cell table:style-name="ce31" table:formula="of:=IF([.I248]&lt;=[$'current-situation'.$E$7];[$'loan-parameters'.$B$6]-ORG.OPENOFFICE.MONTHS([$'loan-parameters'.$B$4];TODAY();1)/12;(LN([.I248])-LN([.I248]-[$'loan-parameters'.$B$31]*[$'current-situation'.$C$7]))/LN(1+[$'current-situation'.$C$7])/12)" office:value-type="float" office:value="3.67730534157405" calcext:value-type="float">
            <text:p>3.68</text:p>
          </table:table-cell>
          <table:table-cell table:formula="of:=([.I248]*[.K248]*12+[$'loan-parameters'.$B$32])/[$'loan-parameters'.$B$26]" office:value-type="float" office:value="98379.2452014762" calcext:value-type="float">
            <text:p>98,379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1" table:formula="of:=[.A249]/12" office:value-type="float" office:value="20.6666666666667" calcext:value-type="float">
            <text:p>20.67</text:p>
          </table:table-cell>
          <table:table-cell table:style-name="ce47" table:formula="of:=IF([.B249]&lt;=[$'repayment-scenarios'.$B$28];[$'loan-parameters'.$B$31]*[$'current-situation'.$C$7]*(1+[$'current-situation'.$C$7])^[.A249]/((1+[$'current-situation'.$C$7])^[.A249]-1);&quot;&quot;)" office:value-type="currency" office:currency="GBP" office:value="291.63411694693" calcext:value-type="currency">
            <text:p>£291.63</text:p>
          </table:table-cell>
          <table:table-cell table:formula="of:=IF([.C249]&lt;&gt;&quot;&quot;;[.C249]*[.A249]+[$'loan-parameters'.$B$32];&quot;&quot;)" office:value-type="currency" office:currency="GBP" office:value="72345.2610028386" calcext:value-type="currency">
            <text:p>£72,345.26</text:p>
          </table:table-cell>
          <table:table-cell/>
          <table:table-cell table:style-name="ce31" table:formula="of:=[.B248]" office:value-type="float" office:value="20.5833333333333" calcext:value-type="float">
            <text:p>20.58</text:p>
          </table:table-cell>
          <table:table-cell table:formula="of:=IF([.F249]&lt;=[$'current-situation'.$D$7];[$'loan-parameters'.$B$31]*(1+[$'current-situation'.$C$7])^([.F249]*12)-[$'current-situation'.$B$29]/[$'current-situation'.$C$7]*((1+[$'current-situation'.$C$7])^([.F249]*12)-1);0)/[$'loan-parameters'.$B$26]" office:value-type="float" office:value="62852.7081849936" calcext:value-type="float">
            <text:p>62,852.71</text:p>
          </table:table-cell>
          <table:table-cell/>
          <table:table-cell table:style-name="ce47" office:value-type="currency" office:currency="GBP" office:value="1225" calcext:value-type="currency">
            <text:p>£1,225.00</text:p>
          </table:table-cell>
          <table:table-cell table:style-name="ce85" table:formula="of:=[.I249]/[$'loan-parameters'.$B$26]" office:value-type="float" office:value="2237.72902471549" calcext:value-type="float">
            <text:p>2,237.73</text:p>
          </table:table-cell>
          <table:table-cell table:style-name="ce31" table:formula="of:=IF([.I249]&lt;=[$'current-situation'.$E$7];[$'loan-parameters'.$B$6]-ORG.OPENOFFICE.MONTHS([$'loan-parameters'.$B$4];TODAY();1)/12;(LN([.I249])-LN([.I249]-[$'loan-parameters'.$B$31]*[$'current-situation'.$C$7]))/LN(1+[$'current-situation'.$C$7])/12)" office:value-type="float" office:value="3.66121331908399" calcext:value-type="float">
            <text:p>3.66</text:p>
          </table:table-cell>
          <table:table-cell table:formula="of:=([.I249]*[.K249]*12+[$'loan-parameters'.$B$32])/[$'loan-parameters'.$B$26]" office:value-type="float" office:value="98350.1740688941" calcext:value-type="float">
            <text:p>98,350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1" table:formula="of:=[.A250]/12" office:value-type="float" office:value="20.75" calcext:value-type="float">
            <text:p>20.75</text:p>
          </table:table-cell>
          <table:table-cell table:style-name="ce47" table:formula="of:=IF([.B250]&lt;=[$'repayment-scenarios'.$B$28];[$'loan-parameters'.$B$31]*[$'current-situation'.$C$7]*(1+[$'current-situation'.$C$7])^[.A250]/((1+[$'current-situation'.$C$7])^[.A250]-1);&quot;&quot;)" office:value-type="currency" office:currency="GBP" office:value="290.85985144159" calcext:value-type="currency">
            <text:p>£290.86</text:p>
          </table:table-cell>
          <table:table-cell table:formula="of:=IF([.C250]&lt;&gt;&quot;&quot;;[.C250]*[.A250]+[$'loan-parameters'.$B$32];&quot;&quot;)" office:value-type="currency" office:currency="GBP" office:value="72444.1030089559" calcext:value-type="currency">
            <text:p>£72,444.10</text:p>
          </table:table-cell>
          <table:table-cell/>
          <table:table-cell table:style-name="ce31" table:formula="of:=[.B249]" office:value-type="float" office:value="20.6666666666667" calcext:value-type="float">
            <text:p>20.67</text:p>
          </table:table-cell>
          <table:table-cell table:formula="of:=IF([.F250]&lt;=[$'current-situation'.$D$7];[$'loan-parameters'.$B$31]*(1+[$'current-situation'.$C$7])^([.F250]*12)-[$'current-situation'.$B$29]/[$'current-situation'.$C$7]*((1+[$'current-situation'.$C$7])^([.F250]*12)-1);0)/[$'loan-parameters'.$B$26]" office:value-type="float" office:value="62684.6656113355" calcext:value-type="float">
            <text:p>62,684.67</text:p>
          </table:table-cell>
          <table:table-cell/>
          <table:table-cell table:style-name="ce47" office:value-type="currency" office:currency="GBP" office:value="1230" calcext:value-type="currency">
            <text:p>£1,230.00</text:p>
          </table:table-cell>
          <table:table-cell table:style-name="ce85" table:formula="of:=[.I250]/[$'loan-parameters'.$B$26]" office:value-type="float" office:value="2246.86261257147" calcext:value-type="float">
            <text:p>2,246.86</text:p>
          </table:table-cell>
          <table:table-cell table:style-name="ce31" table:formula="of:=IF([.I250]&lt;=[$'current-situation'.$E$7];[$'loan-parameters'.$B$6]-ORG.OPENOFFICE.MONTHS([$'loan-parameters'.$B$4];TODAY();1)/12;(LN([.I250])-LN([.I250]-[$'loan-parameters'.$B$31]*[$'current-situation'.$C$7]))/LN(1+[$'current-situation'.$C$7])/12)" office:value-type="float" office:value="3.64526174108917" calcext:value-type="float">
            <text:p>3.65</text:p>
          </table:table-cell>
          <table:table-cell table:formula="of:=([.I250]*[.K250]*12+[$'loan-parameters'.$B$32])/[$'loan-parameters'.$B$26]" office:value-type="float" office:value="98321.3621805093" calcext:value-type="float">
            <text:p>98,321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1" table:formula="of:=[.A251]/12" office:value-type="float" office:value="20.8333333333333" calcext:value-type="float">
            <text:p>20.83</text:p>
          </table:table-cell>
          <table:table-cell table:style-name="ce47" table:formula="of:=IF([.B251]&lt;=[$'repayment-scenarios'.$B$28];[$'loan-parameters'.$B$31]*[$'current-situation'.$C$7]*(1+[$'current-situation'.$C$7])^[.A251]/((1+[$'current-situation'.$C$7])^[.A251]-1);&quot;&quot;)" office:value-type="currency" office:currency="GBP" office:value="290.092089975917" calcext:value-type="currency">
            <text:p>£290.09</text:p>
          </table:table-cell>
          <table:table-cell table:formula="of:=IF([.C251]&lt;&gt;&quot;&quot;;[.C251]*[.A251]+[$'loan-parameters'.$B$32];&quot;&quot;)" office:value-type="currency" office:currency="GBP" office:value="72543.0224939793" calcext:value-type="currency">
            <text:p>£72,543.02</text:p>
          </table:table-cell>
          <table:table-cell/>
          <table:table-cell table:style-name="ce31" table:formula="of:=[.B250]" office:value-type="float" office:value="20.75" calcext:value-type="float">
            <text:p>20.75</text:p>
          </table:table-cell>
          <table:table-cell table:formula="of:=IF([.F251]&lt;=[$'current-situation'.$D$7];[$'loan-parameters'.$B$31]*(1+[$'current-situation'.$C$7])^([.F251]*12)-[$'current-situation'.$B$29]/[$'current-situation'.$C$7]*((1+[$'current-situation'.$C$7])^([.F251]*12)-1);0)/[$'loan-parameters'.$B$26]" office:value-type="float" office:value="62516.0955352231" calcext:value-type="float">
            <text:p>62,516.10</text:p>
          </table:table-cell>
          <table:table-cell/>
          <table:table-cell table:style-name="ce47" office:value-type="currency" office:currency="GBP" office:value="1235" calcext:value-type="currency">
            <text:p>£1,235.00</text:p>
          </table:table-cell>
          <table:table-cell table:style-name="ce85" table:formula="of:=[.I251]/[$'loan-parameters'.$B$26]" office:value-type="float" office:value="2255.99620042745" calcext:value-type="float">
            <text:p>2,256.00</text:p>
          </table:table-cell>
          <table:table-cell table:style-name="ce31" table:formula="of:=IF([.I251]&lt;=[$'current-situation'.$E$7];[$'loan-parameters'.$B$6]-ORG.OPENOFFICE.MONTHS([$'loan-parameters'.$B$4];TODAY();1)/12;(LN([.I251])-LN([.I251]-[$'loan-parameters'.$B$31]*[$'current-situation'.$C$7]))/LN(1+[$'current-situation'.$C$7])/12)" office:value-type="float" office:value="3.62944877413254" calcext:value-type="float">
            <text:p>3.63</text:p>
          </table:table-cell>
          <table:table-cell table:formula="of:=([.I251]*[.K251]*12+[$'loan-parameters'.$B$32])/[$'loan-parameters'.$B$26]" office:value-type="float" office:value="98292.8060804929" calcext:value-type="float">
            <text:p>98,292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1" table:formula="of:=[.A252]/12" office:value-type="float" office:value="20.9166666666667" calcext:value-type="float">
            <text:p>20.92</text:p>
          </table:table-cell>
          <table:table-cell table:style-name="ce47" table:formula="of:=IF([.B252]&lt;=[$'repayment-scenarios'.$B$28];[$'loan-parameters'.$B$31]*[$'current-situation'.$C$7]*(1+[$'current-situation'.$C$7])^[.A252]/((1+[$'current-situation'.$C$7])^[.A252]-1);&quot;&quot;)" office:value-type="currency" office:currency="GBP" office:value="289.330754662851" calcext:value-type="currency">
            <text:p>£289.33</text:p>
          </table:table-cell>
          <table:table-cell table:formula="of:=IF([.C252]&lt;&gt;&quot;&quot;;[.C252]*[.A252]+[$'loan-parameters'.$B$32];&quot;&quot;)" office:value-type="currency" office:currency="GBP" office:value="72642.0194203755" calcext:value-type="currency">
            <text:p>£72,642.02</text:p>
          </table:table-cell>
          <table:table-cell/>
          <table:table-cell table:style-name="ce31" table:formula="of:=[.B251]" office:value-type="float" office:value="20.8333333333333" calcext:value-type="float">
            <text:p>20.83</text:p>
          </table:table-cell>
          <table:table-cell table:formula="of:=IF([.F252]&lt;=[$'current-situation'.$D$7];[$'loan-parameters'.$B$31]*(1+[$'current-situation'.$C$7])^([.F252]*12)-[$'current-situation'.$B$29]/[$'current-situation'.$C$7]*((1+[$'current-situation'.$C$7])^([.F252]*12)-1);0)/[$'loan-parameters'.$B$26]" office:value-type="float" office:value="62346.9963007732" calcext:value-type="float">
            <text:p>62,347.00</text:p>
          </table:table-cell>
          <table:table-cell/>
          <table:table-cell table:style-name="ce47" office:value-type="currency" office:currency="GBP" office:value="1240" calcext:value-type="currency">
            <text:p>£1,240.00</text:p>
          </table:table-cell>
          <table:table-cell table:style-name="ce85" table:formula="of:=[.I252]/[$'loan-parameters'.$B$26]" office:value-type="float" office:value="2265.12978828343" calcext:value-type="float">
            <text:p>2,265.13</text:p>
          </table:table-cell>
          <table:table-cell table:style-name="ce31" table:formula="of:=IF([.I252]&lt;=[$'current-situation'.$E$7];[$'loan-parameters'.$B$6]-ORG.OPENOFFICE.MONTHS([$'loan-parameters'.$B$4];TODAY();1)/12;(LN([.I252])-LN([.I252]-[$'loan-parameters'.$B$31]*[$'current-situation'.$C$7]))/LN(1+[$'current-situation'.$C$7])/12)" office:value-type="float" office:value="3.61377261658098" calcext:value-type="float">
            <text:p>3.61</text:p>
          </table:table-cell>
          <table:table-cell table:formula="of:=([.I252]*[.K252]*12+[$'loan-parameters'.$B$32])/[$'loan-parameters'.$B$26]" office:value-type="float" office:value="98264.5023742304" calcext:value-type="float">
            <text:p>98,264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1" table:formula="of:=[.A253]/12" office:value-type="float" office:value="21" calcext:value-type="float">
            <text:p>21.00</text:p>
          </table:table-cell>
          <table:table-cell table:style-name="ce47" table:formula="of:=IF([.B253]&lt;=[$'repayment-scenarios'.$B$28];[$'loan-parameters'.$B$31]*[$'current-situation'.$C$7]*(1+[$'current-situation'.$C$7])^[.A253]/((1+[$'current-situation'.$C$7])^[.A253]-1);&quot;&quot;)" office:value-type="currency" office:currency="GBP" office:value="288.575768851121" calcext:value-type="currency">
            <text:p>£288.58</text:p>
          </table:table-cell>
          <table:table-cell table:formula="of:=IF([.C253]&lt;&gt;&quot;&quot;;[.C253]*[.A253]+[$'loan-parameters'.$B$32];&quot;&quot;)" office:value-type="currency" office:currency="GBP" office:value="72741.0937504825" calcext:value-type="currency">
            <text:p>£72,741.09</text:p>
          </table:table-cell>
          <table:table-cell/>
          <table:table-cell table:style-name="ce31" table:formula="of:=[.B252]" office:value-type="float" office:value="20.9166666666667" calcext:value-type="float">
            <text:p>20.92</text:p>
          </table:table-cell>
          <table:table-cell table:formula="of:=IF([.F253]&lt;=[$'current-situation'.$D$7];[$'loan-parameters'.$B$31]*(1+[$'current-situation'.$C$7])^([.F253]*12)-[$'current-situation'.$B$29]/[$'current-situation'.$C$7]*((1+[$'current-situation'.$C$7])^([.F253]*12)-1);0)/[$'loan-parameters'.$B$26]" office:value-type="float" office:value="62177.3662469046" calcext:value-type="float">
            <text:p>62,177.37</text:p>
          </table:table-cell>
          <table:table-cell/>
          <table:table-cell table:style-name="ce47" office:value-type="currency" office:currency="GBP" office:value="1245" calcext:value-type="currency">
            <text:p>£1,245.00</text:p>
          </table:table-cell>
          <table:table-cell table:style-name="ce85" table:formula="of:=[.I253]/[$'loan-parameters'.$B$26]" office:value-type="float" office:value="2274.26337613942" calcext:value-type="float">
            <text:p>2,274.26</text:p>
          </table:table-cell>
          <table:table-cell table:style-name="ce31" table:formula="of:=IF([.I253]&lt;=[$'current-situation'.$E$7];[$'loan-parameters'.$B$6]-ORG.OPENOFFICE.MONTHS([$'loan-parameters'.$B$4];TODAY();1)/12;(LN([.I253])-LN([.I253]-[$'loan-parameters'.$B$31]*[$'current-situation'.$C$7]))/LN(1+[$'current-situation'.$C$7])/12)" office:value-type="float" office:value="3.59823149793661" calcext:value-type="float">
            <text:p>3.60</text:p>
          </table:table-cell>
          <table:table-cell table:formula="of:=([.I253]*[.K253]*12+[$'loan-parameters'.$B$32])/[$'loan-parameters'.$B$26]" office:value-type="float" office:value="98236.4477269658" calcext:value-type="float">
            <text:p>98,23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1" table:formula="of:=[.A254]/12" office:value-type="float" office:value="21.0833333333333" calcext:value-type="float">
            <text:p>21.08</text:p>
          </table:table-cell>
          <table:table-cell table:style-name="ce47" table:formula="of:=IF([.B254]&lt;=[$'repayment-scenarios'.$B$28];[$'loan-parameters'.$B$31]*[$'current-situation'.$C$7]*(1+[$'current-situation'.$C$7])^[.A254]/((1+[$'current-situation'.$C$7])^[.A254]-1);&quot;&quot;)" office:value-type="currency" office:currency="GBP" office:value="287.82705710083" calcext:value-type="currency">
            <text:p>£287.83</text:p>
          </table:table-cell>
          <table:table-cell table:formula="of:=IF([.C254]&lt;&gt;&quot;&quot;;[.C254]*[.A254]+[$'loan-parameters'.$B$32];&quot;&quot;)" office:value-type="currency" office:currency="GBP" office:value="72840.2454465099" calcext:value-type="currency">
            <text:p>£72,840.25</text:p>
          </table:table-cell>
          <table:table-cell/>
          <table:table-cell table:style-name="ce31" table:formula="of:=[.B253]" office:value-type="float" office:value="21" calcext:value-type="float">
            <text:p>21.00</text:p>
          </table:table-cell>
          <table:table-cell table:formula="of:=IF([.F254]&lt;=[$'current-situation'.$D$7];[$'loan-parameters'.$B$31]*(1+[$'current-situation'.$C$7])^([.F254]*12)-[$'current-situation'.$B$29]/[$'current-situation'.$C$7]*((1+[$'current-situation'.$C$7])^([.F254]*12)-1);0)/[$'loan-parameters'.$B$26]" office:value-type="float" office:value="62007.2037073224" calcext:value-type="float">
            <text:p>62,007.20</text:p>
          </table:table-cell>
          <table:table-cell/>
          <table:table-cell table:style-name="ce47" office:value-type="currency" office:currency="GBP" office:value="1250" calcext:value-type="currency">
            <text:p>£1,250.00</text:p>
          </table:table-cell>
          <table:table-cell table:style-name="ce85" table:formula="of:=[.I254]/[$'loan-parameters'.$B$26]" office:value-type="float" office:value="2283.3969639954" calcext:value-type="float">
            <text:p>2,283.40</text:p>
          </table:table-cell>
          <table:table-cell table:style-name="ce31" table:formula="of:=IF([.I254]&lt;=[$'current-situation'.$E$7];[$'loan-parameters'.$B$6]-ORG.OPENOFFICE.MONTHS([$'loan-parameters'.$B$4];TODAY();1)/12;(LN([.I254])-LN([.I254]-[$'loan-parameters'.$B$31]*[$'current-situation'.$C$7]))/LN(1+[$'current-situation'.$C$7])/12)" office:value-type="float" office:value="3.58282367816624" calcext:value-type="float">
            <text:p>3.58</text:p>
          </table:table-cell>
          <table:table-cell table:formula="of:=([.I254]*[.K254]*12+[$'loan-parameters'.$B$32])/[$'loan-parameters'.$B$26]" office:value-type="float" office:value="98208.6388624913" calcext:value-type="float">
            <text:p>98,208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1" table:formula="of:=[.A255]/12" office:value-type="float" office:value="21.1666666666667" calcext:value-type="float">
            <text:p>21.17</text:p>
          </table:table-cell>
          <table:table-cell table:style-name="ce47" table:formula="of:=IF([.B255]&lt;=[$'repayment-scenarios'.$B$28];[$'loan-parameters'.$B$31]*[$'current-situation'.$C$7]*(1+[$'current-situation'.$C$7])^[.A255]/((1+[$'current-situation'.$C$7])^[.A255]-1);&quot;&quot;)" office:value-type="currency" office:currency="GBP" office:value="287.084545159603" calcext:value-type="currency">
            <text:p>£287.08</text:p>
          </table:table-cell>
          <table:table-cell table:formula="of:=IF([.C255]&lt;&gt;&quot;&quot;;[.C255]*[.A255]+[$'loan-parameters'.$B$32];&quot;&quot;)" office:value-type="currency" office:currency="GBP" office:value="72939.4744705392" calcext:value-type="currency">
            <text:p>£72,939.47</text:p>
          </table:table-cell>
          <table:table-cell/>
          <table:table-cell table:style-name="ce31" table:formula="of:=[.B254]" office:value-type="float" office:value="21.0833333333333" calcext:value-type="float">
            <text:p>21.08</text:p>
          </table:table-cell>
          <table:table-cell table:formula="of:=IF([.F255]&lt;=[$'current-situation'.$D$7];[$'loan-parameters'.$B$31]*(1+[$'current-situation'.$C$7])^([.F255]*12)-[$'current-situation'.$B$29]/[$'current-situation'.$C$7]*((1+[$'current-situation'.$C$7])^([.F255]*12)-1);0)/[$'loan-parameters'.$B$26]" office:value-type="float" office:value="61836.5070105006" calcext:value-type="float">
            <text:p>61,836.51</text:p>
          </table:table-cell>
          <table:table-cell/>
          <table:table-cell table:style-name="ce47" office:value-type="currency" office:currency="GBP" office:value="1255" calcext:value-type="currency">
            <text:p>£1,255.00</text:p>
          </table:table-cell>
          <table:table-cell table:style-name="ce85" table:formula="of:=[.I255]/[$'loan-parameters'.$B$26]" office:value-type="float" office:value="2292.53055185138" calcext:value-type="float">
            <text:p>2,292.53</text:p>
          </table:table-cell>
          <table:table-cell table:style-name="ce31" table:formula="of:=IF([.I255]&lt;=[$'current-situation'.$E$7];[$'loan-parameters'.$B$6]-ORG.OPENOFFICE.MONTHS([$'loan-parameters'.$B$4];TODAY();1)/12;(LN([.I255])-LN([.I255]-[$'loan-parameters'.$B$31]*[$'current-situation'.$C$7]))/LN(1+[$'current-situation'.$C$7])/12)" office:value-type="float" office:value="3.56754744704786" calcext:value-type="float">
            <text:p>3.57</text:p>
          </table:table-cell>
          <table:table-cell table:formula="of:=([.I255]*[.K255]*12+[$'loan-parameters'.$B$32])/[$'loan-parameters'.$B$26]" office:value-type="float" office:value="98181.0725618633" calcext:value-type="float">
            <text:p>98,181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1" table:formula="of:=[.A256]/12" office:value-type="float" office:value="21.25" calcext:value-type="float">
            <text:p>21.25</text:p>
          </table:table-cell>
          <table:table-cell table:style-name="ce47" table:formula="of:=IF([.B256]&lt;=[$'repayment-scenarios'.$B$28];[$'loan-parameters'.$B$31]*[$'current-situation'.$C$7]*(1+[$'current-situation'.$C$7])^[.A256]/((1+[$'current-situation'.$C$7])^[.A256]-1);&quot;&quot;)" office:value-type="currency" office:currency="GBP" office:value="286.348159939309" calcext:value-type="currency">
            <text:p>£286.35</text:p>
          </table:table-cell>
          <table:table-cell table:formula="of:=IF([.C256]&lt;&gt;&quot;&quot;;[.C256]*[.A256]+[$'loan-parameters'.$B$32];&quot;&quot;)" office:value-type="currency" office:currency="GBP" office:value="73038.7807845238" calcext:value-type="currency">
            <text:p>£73,038.78</text:p>
          </table:table-cell>
          <table:table-cell/>
          <table:table-cell table:style-name="ce31" table:formula="of:=[.B255]" office:value-type="float" office:value="21.1666666666667" calcext:value-type="float">
            <text:p>21.17</text:p>
          </table:table-cell>
          <table:table-cell table:formula="of:=IF([.F256]&lt;=[$'current-situation'.$D$7];[$'loan-parameters'.$B$31]*(1+[$'current-situation'.$C$7])^([.F256]*12)-[$'current-situation'.$B$29]/[$'current-situation'.$C$7]*((1+[$'current-situation'.$C$7])^([.F256]*12)-1);0)/[$'loan-parameters'.$B$26]" office:value-type="float" office:value="61665.2744796659" calcext:value-type="float">
            <text:p>61,665.27</text:p>
          </table:table-cell>
          <table:table-cell/>
          <table:table-cell table:style-name="ce47" office:value-type="currency" office:currency="GBP" office:value="1260" calcext:value-type="currency">
            <text:p>£1,260.00</text:p>
          </table:table-cell>
          <table:table-cell table:style-name="ce85" table:formula="of:=[.I256]/[$'loan-parameters'.$B$26]" office:value-type="float" office:value="2301.66413970736" calcext:value-type="float">
            <text:p>2,301.66</text:p>
          </table:table-cell>
          <table:table-cell table:style-name="ce31" table:formula="of:=IF([.I256]&lt;=[$'current-situation'.$E$7];[$'loan-parameters'.$B$6]-ORG.OPENOFFICE.MONTHS([$'loan-parameters'.$B$4];TODAY();1)/12;(LN([.I256])-LN([.I256]-[$'loan-parameters'.$B$31]*[$'current-situation'.$C$7]))/LN(1+[$'current-situation'.$C$7])/12)" office:value-type="float" office:value="3.55240112353406" calcext:value-type="float">
            <text:p>3.55</text:p>
          </table:table-cell>
          <table:table-cell table:formula="of:=([.I256]*[.K256]*12+[$'loan-parameters'.$B$32])/[$'loan-parameters'.$B$26]" office:value-type="float" office:value="98153.7456621576" calcext:value-type="float">
            <text:p>98,153.7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1" table:formula="of:=[.A257]/12" office:value-type="float" office:value="21.3333333333333" calcext:value-type="float">
            <text:p>21.33</text:p>
          </table:table-cell>
          <table:table-cell table:style-name="ce47" table:formula="of:=IF([.B257]&lt;=[$'repayment-scenarios'.$B$28];[$'loan-parameters'.$B$31]*[$'current-situation'.$C$7]*(1+[$'current-situation'.$C$7])^[.A257]/((1+[$'current-situation'.$C$7])^[.A257]-1);&quot;&quot;)" office:value-type="currency" office:currency="GBP" office:value="285.617829493319" calcext:value-type="currency">
            <text:p>£285.62</text:p>
          </table:table-cell>
          <table:table-cell table:formula="of:=IF([.C257]&lt;&gt;&quot;&quot;;[.C257]*[.A257]+[$'loan-parameters'.$B$32];&quot;&quot;)" office:value-type="currency" office:currency="GBP" office:value="73138.1643502896" calcext:value-type="currency">
            <text:p>£73,138.16</text:p>
          </table:table-cell>
          <table:table-cell/>
          <table:table-cell table:style-name="ce31" table:formula="of:=[.B256]" office:value-type="float" office:value="21.25" calcext:value-type="float">
            <text:p>21.25</text:p>
          </table:table-cell>
          <table:table-cell table:formula="of:=IF([.F257]&lt;=[$'current-situation'.$D$7];[$'loan-parameters'.$B$31]*(1+[$'current-situation'.$C$7])^([.F257]*12)-[$'current-situation'.$B$29]/[$'current-situation'.$C$7]*((1+[$'current-situation'.$C$7])^([.F257]*12)-1);0)/[$'loan-parameters'.$B$26]" office:value-type="float" office:value="61493.504432782" calcext:value-type="float">
            <text:p>61,493.50</text:p>
          </table:table-cell>
          <table:table-cell/>
          <table:table-cell table:style-name="ce47" office:value-type="currency" office:currency="GBP" office:value="1265" calcext:value-type="currency">
            <text:p>£1,265.00</text:p>
          </table:table-cell>
          <table:table-cell table:style-name="ce85" table:formula="of:=[.I257]/[$'loan-parameters'.$B$26]" office:value-type="float" office:value="2310.79772756334" calcext:value-type="float">
            <text:p>2,310.80</text:p>
          </table:table-cell>
          <table:table-cell table:style-name="ce31" table:formula="of:=IF([.I257]&lt;=[$'current-situation'.$E$7];[$'loan-parameters'.$B$6]-ORG.OPENOFFICE.MONTHS([$'loan-parameters'.$B$4];TODAY();1)/12;(LN([.I257])-LN([.I257]-[$'loan-parameters'.$B$31]*[$'current-situation'.$C$7]))/LN(1+[$'current-situation'.$C$7])/12)" office:value-type="float" office:value="3.53738305513158" calcext:value-type="float">
            <text:p>3.54</text:p>
          </table:table-cell>
          <table:table-cell table:formula="of:=([.I257]*[.K257]*12+[$'loan-parameters'.$B$32])/[$'loan-parameters'.$B$26]" office:value-type="float" office:value="98126.6550552535" calcext:value-type="float">
            <text:p>98,126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1" table:formula="of:=[.A258]/12" office:value-type="float" office:value="21.4166666666667" calcext:value-type="float">
            <text:p>21.42</text:p>
          </table:table-cell>
          <table:table-cell table:style-name="ce47" table:formula="of:=IF([.B258]&lt;=[$'repayment-scenarios'.$B$28];[$'loan-parameters'.$B$31]*[$'current-situation'.$C$7]*(1+[$'current-situation'.$C$7])^[.A258]/((1+[$'current-situation'.$C$7])^[.A258]-1);&quot;&quot;)" office:value-type="currency" office:currency="GBP" office:value="284.893482994298" calcext:value-type="currency">
            <text:p>£284.89</text:p>
          </table:table-cell>
          <table:table-cell table:formula="of:=IF([.C258]&lt;&gt;&quot;&quot;;[.C258]*[.A258]+[$'loan-parameters'.$B$32];&quot;&quot;)" office:value-type="currency" office:currency="GBP" office:value="73237.6251295347" calcext:value-type="currency">
            <text:p>£73,237.63</text:p>
          </table:table-cell>
          <table:table-cell/>
          <table:table-cell table:style-name="ce31" table:formula="of:=[.B257]" office:value-type="float" office:value="21.3333333333333" calcext:value-type="float">
            <text:p>21.33</text:p>
          </table:table-cell>
          <table:table-cell table:formula="of:=IF([.F258]&lt;=[$'current-situation'.$D$7];[$'loan-parameters'.$B$31]*(1+[$'current-situation'.$C$7])^([.F258]*12)-[$'current-situation'.$B$29]/[$'current-situation'.$C$7]*((1+[$'current-situation'.$C$7])^([.F258]*12)-1);0)/[$'loan-parameters'.$B$26]" office:value-type="float" office:value="61321.1951825322" calcext:value-type="float">
            <text:p>61,321.20</text:p>
          </table:table-cell>
          <table:table-cell/>
          <table:table-cell table:style-name="ce47" office:value-type="currency" office:currency="GBP" office:value="1270" calcext:value-type="currency">
            <text:p>£1,270.00</text:p>
          </table:table-cell>
          <table:table-cell table:style-name="ce85" table:formula="of:=[.I258]/[$'loan-parameters'.$B$26]" office:value-type="float" office:value="2319.93131541932" calcext:value-type="float">
            <text:p>2,319.93</text:p>
          </table:table-cell>
          <table:table-cell table:style-name="ce31" table:formula="of:=IF([.I258]&lt;=[$'current-situation'.$E$7];[$'loan-parameters'.$B$6]-ORG.OPENOFFICE.MONTHS([$'loan-parameters'.$B$4];TODAY();1)/12;(LN([.I258])-LN([.I258]-[$'loan-parameters'.$B$31]*[$'current-situation'.$C$7]))/LN(1+[$'current-situation'.$C$7])/12)" office:value-type="float" office:value="3.52249161729682" calcext:value-type="float">
            <text:p>3.52</text:p>
          </table:table-cell>
          <table:table-cell table:formula="of:=([.I258]*[.K258]*12+[$'loan-parameters'.$B$32])/[$'loan-parameters'.$B$26]" office:value-type="float" office:value="98099.7976866514" calcext:value-type="float">
            <text:p>98,099.8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1" table:formula="of:=[.A259]/12" office:value-type="float" office:value="21.5" calcext:value-type="float">
            <text:p>21.50</text:p>
          </table:table-cell>
          <table:table-cell table:style-name="ce47" table:formula="of:=IF([.B259]&lt;=[$'repayment-scenarios'.$B$28];[$'loan-parameters'.$B$31]*[$'current-situation'.$C$7]*(1+[$'current-situation'.$C$7])^[.A259]/((1+[$'current-situation'.$C$7])^[.A259]-1);&quot;&quot;)" office:value-type="currency" office:currency="GBP" office:value="284.175050712521" calcext:value-type="currency">
            <text:p>£284.18</text:p>
          </table:table-cell>
          <table:table-cell table:formula="of:=IF([.C259]&lt;&gt;&quot;&quot;;[.C259]*[.A259]+[$'loan-parameters'.$B$32];&quot;&quot;)" office:value-type="currency" office:currency="GBP" office:value="73337.1630838304" calcext:value-type="currency">
            <text:p>£73,337.16</text:p>
          </table:table-cell>
          <table:table-cell/>
          <table:table-cell table:style-name="ce31" table:formula="of:=[.B258]" office:value-type="float" office:value="21.4166666666667" calcext:value-type="float">
            <text:p>21.42</text:p>
          </table:table-cell>
          <table:table-cell table:formula="of:=IF([.F259]&lt;=[$'current-situation'.$D$7];[$'loan-parameters'.$B$31]*(1+[$'current-situation'.$C$7])^([.F259]*12)-[$'current-situation'.$B$29]/[$'current-situation'.$C$7]*((1+[$'current-situation'.$C$7])^([.F259]*12)-1);0)/[$'loan-parameters'.$B$26]" office:value-type="float" office:value="61148.3450363028" calcext:value-type="float">
            <text:p>61,148.35</text:p>
          </table:table-cell>
          <table:table-cell/>
          <table:table-cell table:style-name="ce47" office:value-type="currency" office:currency="GBP" office:value="1275" calcext:value-type="currency">
            <text:p>£1,275.00</text:p>
          </table:table-cell>
          <table:table-cell table:style-name="ce85" table:formula="of:=[.I259]/[$'loan-parameters'.$B$26]" office:value-type="float" office:value="2329.0649032753" calcext:value-type="float">
            <text:p>2,329.06</text:p>
          </table:table-cell>
          <table:table-cell table:style-name="ce31" table:formula="of:=IF([.I259]&lt;=[$'current-situation'.$E$7];[$'loan-parameters'.$B$6]-ORG.OPENOFFICE.MONTHS([$'loan-parameters'.$B$4];TODAY();1)/12;(LN([.I259])-LN([.I259]-[$'loan-parameters'.$B$31]*[$'current-situation'.$C$7]))/LN(1+[$'current-situation'.$C$7])/12)" office:value-type="float" office:value="3.50772521284651" calcext:value-type="float">
            <text:p>3.51</text:p>
          </table:table-cell>
          <table:table-cell table:formula="of:=([.I259]*[.K259]*12+[$'loan-parameters'.$B$32])/[$'loan-parameters'.$B$26]" office:value-type="float" office:value="98073.1705543204" calcext:value-type="float">
            <text:p>98,073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1" table:formula="of:=[.A260]/12" office:value-type="float" office:value="21.5833333333333" calcext:value-type="float">
            <text:p>21.58</text:p>
          </table:table-cell>
          <table:table-cell table:style-name="ce47" table:formula="of:=IF([.B260]&lt;=[$'repayment-scenarios'.$B$28];[$'loan-parameters'.$B$31]*[$'current-situation'.$C$7]*(1+[$'current-situation'.$C$7])^[.A260]/((1+[$'current-situation'.$C$7])^[.A260]-1);&quot;&quot;)" office:value-type="currency" office:currency="GBP" office:value="283.462463994675" calcext:value-type="currency">
            <text:p>£283.46</text:p>
          </table:table-cell>
          <table:table-cell table:formula="of:=IF([.C260]&lt;&gt;&quot;&quot;;[.C260]*[.A260]+[$'loan-parameters'.$B$32];&quot;&quot;)" office:value-type="currency" office:currency="GBP" office:value="73436.7781746209" calcext:value-type="currency">
            <text:p>£73,436.78</text:p>
          </table:table-cell>
          <table:table-cell/>
          <table:table-cell table:style-name="ce31" table:formula="of:=[.B259]" office:value-type="float" office:value="21.5" calcext:value-type="float">
            <text:p>21.50</text:p>
          </table:table-cell>
          <table:table-cell table:formula="of:=IF([.F260]&lt;=[$'current-situation'.$D$7];[$'loan-parameters'.$B$31]*(1+[$'current-situation'.$C$7])^([.F260]*12)-[$'current-situation'.$B$29]/[$'current-situation'.$C$7]*((1+[$'current-situation'.$C$7])^([.F260]*12)-1);0)/[$'loan-parameters'.$B$26]" office:value-type="float" office:value="60974.9522961678" calcext:value-type="float">
            <text:p>60,974.95</text:p>
          </table:table-cell>
          <table:table-cell/>
          <table:table-cell table:style-name="ce47" office:value-type="currency" office:currency="GBP" office:value="1280" calcext:value-type="currency">
            <text:p>£1,280.00</text:p>
          </table:table-cell>
          <table:table-cell table:style-name="ce85" table:formula="of:=[.I260]/[$'loan-parameters'.$B$26]" office:value-type="float" office:value="2338.19849113129" calcext:value-type="float">
            <text:p>2,338.20</text:p>
          </table:table-cell>
          <table:table-cell table:style-name="ce31" table:formula="of:=IF([.I260]&lt;=[$'current-situation'.$E$7];[$'loan-parameters'.$B$6]-ORG.OPENOFFICE.MONTHS([$'loan-parameters'.$B$4];TODAY();1)/12;(LN([.I260])-LN([.I260]-[$'loan-parameters'.$B$31]*[$'current-situation'.$C$7]))/LN(1+[$'current-situation'.$C$7])/12)" office:value-type="float" office:value="3.49308227138341" calcext:value-type="float">
            <text:p>3.49</text:p>
          </table:table-cell>
          <table:table-cell table:formula="of:=([.I260]*[.K260]*12+[$'loan-parameters'.$B$32])/[$'loan-parameters'.$B$26]" office:value-type="float" office:value="98046.7707075775" calcext:value-type="float">
            <text:p>98,04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1" table:formula="of:=[.A261]/12" office:value-type="float" office:value="21.6666666666667" calcext:value-type="float">
            <text:p>21.67</text:p>
          </table:table-cell>
          <table:table-cell table:style-name="ce47" table:formula="of:=IF([.B261]&lt;=[$'repayment-scenarios'.$B$28];[$'loan-parameters'.$B$31]*[$'current-situation'.$C$7]*(1+[$'current-situation'.$C$7])^[.A261]/((1+[$'current-situation'.$C$7])^[.A261]-1);&quot;&quot;)" office:value-type="currency" office:currency="GBP" office:value="282.755655243168" calcext:value-type="currency">
            <text:p>£282.76</text:p>
          </table:table-cell>
          <table:table-cell table:formula="of:=IF([.C261]&lt;&gt;&quot;&quot;;[.C261]*[.A261]+[$'loan-parameters'.$B$32];&quot;&quot;)" office:value-type="currency" office:currency="GBP" office:value="73536.4703632236" calcext:value-type="currency">
            <text:p>£73,536.47</text:p>
          </table:table-cell>
          <table:table-cell/>
          <table:table-cell table:style-name="ce31" table:formula="of:=[.B260]" office:value-type="float" office:value="21.5833333333333" calcext:value-type="float">
            <text:p>21.58</text:p>
          </table:table-cell>
          <table:table-cell table:formula="of:=IF([.F261]&lt;=[$'current-situation'.$D$7];[$'loan-parameters'.$B$31]*(1+[$'current-situation'.$C$7])^([.F261]*12)-[$'current-situation'.$B$29]/[$'current-situation'.$C$7]*((1+[$'current-situation'.$C$7])^([.F261]*12)-1);0)/[$'loan-parameters'.$B$26]" office:value-type="float" office:value="60801.0152588703" calcext:value-type="float">
            <text:p>60,801.02</text:p>
          </table:table-cell>
          <table:table-cell/>
          <table:table-cell table:style-name="ce47" office:value-type="currency" office:currency="GBP" office:value="1285" calcext:value-type="currency">
            <text:p>£1,285.00</text:p>
          </table:table-cell>
          <table:table-cell table:style-name="ce85" table:formula="of:=[.I261]/[$'loan-parameters'.$B$26]" office:value-type="float" office:value="2347.33207898727" calcext:value-type="float">
            <text:p>2,347.33</text:p>
          </table:table-cell>
          <table:table-cell table:style-name="ce31" table:formula="of:=IF([.I261]&lt;=[$'current-situation'.$E$7];[$'loan-parameters'.$B$6]-ORG.OPENOFFICE.MONTHS([$'loan-parameters'.$B$4];TODAY();1)/12;(LN([.I261])-LN([.I261]-[$'loan-parameters'.$B$31]*[$'current-situation'.$C$7]))/LN(1+[$'current-situation'.$C$7])/12)" office:value-type="float" office:value="3.47856124873621" calcext:value-type="float">
            <text:p>3.48</text:p>
          </table:table-cell>
          <table:table-cell table:formula="of:=([.I261]*[.K261]*12+[$'loan-parameters'.$B$32])/[$'loan-parameters'.$B$26]" office:value-type="float" office:value="98020.5952459902" calcext:value-type="float">
            <text:p>98,020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1" table:formula="of:=[.A262]/12" office:value-type="float" office:value="21.75" calcext:value-type="float">
            <text:p>21.75</text:p>
          </table:table-cell>
          <table:table-cell table:style-name="ce47" table:formula="of:=IF([.B262]&lt;=[$'repayment-scenarios'.$B$28];[$'loan-parameters'.$B$31]*[$'current-situation'.$C$7]*(1+[$'current-situation'.$C$7])^[.A262]/((1+[$'current-situation'.$C$7])^[.A262]-1);&quot;&quot;)" office:value-type="currency" office:currency="GBP" office:value="282.054557895899" calcext:value-type="currency">
            <text:p>£282.05</text:p>
          </table:table-cell>
          <table:table-cell table:formula="of:=IF([.C262]&lt;&gt;&quot;&quot;;[.C262]*[.A262]+[$'loan-parameters'.$B$32];&quot;&quot;)" office:value-type="currency" office:currency="GBP" office:value="73636.2396108296" calcext:value-type="currency">
            <text:p>£73,636.24</text:p>
          </table:table-cell>
          <table:table-cell/>
          <table:table-cell table:style-name="ce31" table:formula="of:=[.B261]" office:value-type="float" office:value="21.6666666666667" calcext:value-type="float">
            <text:p>21.67</text:p>
          </table:table-cell>
          <table:table-cell table:formula="of:=IF([.F262]&lt;=[$'current-situation'.$D$7];[$'loan-parameters'.$B$31]*(1+[$'current-situation'.$C$7])^([.F262]*12)-[$'current-situation'.$B$29]/[$'current-situation'.$C$7]*((1+[$'current-situation'.$C$7])^([.F262]*12)-1);0)/[$'loan-parameters'.$B$26]" office:value-type="float" office:value="60626.5322158069" calcext:value-type="float">
            <text:p>60,626.53</text:p>
          </table:table-cell>
          <table:table-cell/>
          <table:table-cell table:style-name="ce47" office:value-type="currency" office:currency="GBP" office:value="1290" calcext:value-type="currency">
            <text:p>£1,290.00</text:p>
          </table:table-cell>
          <table:table-cell table:style-name="ce85" table:formula="of:=[.I262]/[$'loan-parameters'.$B$26]" office:value-type="float" office:value="2356.46566684325" calcext:value-type="float">
            <text:p>2,356.47</text:p>
          </table:table-cell>
          <table:table-cell table:style-name="ce31" table:formula="of:=IF([.I262]&lt;=[$'current-situation'.$E$7];[$'loan-parameters'.$B$6]-ORG.OPENOFFICE.MONTHS([$'loan-parameters'.$B$4];TODAY();1)/12;(LN([.I262])-LN([.I262]-[$'loan-parameters'.$B$31]*[$'current-situation'.$C$7]))/LN(1+[$'current-situation'.$C$7])/12)" office:value-type="float" office:value="3.46416062641362" calcext:value-type="float">
            <text:p>3.46</text:p>
          </table:table-cell>
          <table:table-cell table:formula="of:=([.I262]*[.K262]*12+[$'loan-parameters'.$B$32])/[$'loan-parameters'.$B$26]" office:value-type="float" office:value="97994.6413183107" calcext:value-type="float">
            <text:p>97,994.6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1" table:formula="of:=[.A263]/12" office:value-type="float" office:value="21.8333333333333" calcext:value-type="float">
            <text:p>21.83</text:p>
          </table:table-cell>
          <table:table-cell table:style-name="ce47" table:formula="of:=IF([.B263]&lt;=[$'repayment-scenarios'.$B$28];[$'loan-parameters'.$B$31]*[$'current-situation'.$C$7]*(1+[$'current-situation'.$C$7])^[.A263]/((1+[$'current-situation'.$C$7])^[.A263]-1);&quot;&quot;)" office:value-type="currency" office:currency="GBP" office:value="281.359106406502" calcext:value-type="currency">
            <text:p>£281.36</text:p>
          </table:table-cell>
          <table:table-cell table:formula="of:=IF([.C263]&lt;&gt;&quot;&quot;;[.C263]*[.A263]+[$'loan-parameters'.$B$32];&quot;&quot;)" office:value-type="currency" office:currency="GBP" office:value="73736.0858785036" calcext:value-type="currency">
            <text:p>£73,736.09</text:p>
          </table:table-cell>
          <table:table-cell/>
          <table:table-cell table:style-name="ce31" table:formula="of:=[.B262]" office:value-type="float" office:value="21.75" calcext:value-type="float">
            <text:p>21.75</text:p>
          </table:table-cell>
          <table:table-cell table:formula="of:=IF([.F263]&lt;=[$'current-situation'.$D$7];[$'loan-parameters'.$B$31]*(1+[$'current-situation'.$C$7])^([.F263]*12)-[$'current-situation'.$B$29]/[$'current-situation'.$C$7]*((1+[$'current-situation'.$C$7])^([.F263]*12)-1);0)/[$'loan-parameters'.$B$26]" office:value-type="float" office:value="60451.5014530112" calcext:value-type="float">
            <text:p>60,451.50</text:p>
          </table:table-cell>
          <table:table-cell/>
          <table:table-cell table:style-name="ce47" office:value-type="currency" office:currency="GBP" office:value="1295" calcext:value-type="currency">
            <text:p>£1,295.00</text:p>
          </table:table-cell>
          <table:table-cell table:style-name="ce85" table:formula="of:=[.I263]/[$'loan-parameters'.$B$26]" office:value-type="float" office:value="2365.59925469923" calcext:value-type="float">
            <text:p>2,365.60</text:p>
          </table:table-cell>
          <table:table-cell table:style-name="ce31" table:formula="of:=IF([.I263]&lt;=[$'current-situation'.$E$7];[$'loan-parameters'.$B$6]-ORG.OPENOFFICE.MONTHS([$'loan-parameters'.$B$4];TODAY();1)/12;(LN([.I263])-LN([.I263]-[$'loan-parameters'.$B$31]*[$'current-situation'.$C$7]))/LN(1+[$'current-situation'.$C$7])/12)" office:value-type="float" office:value="3.44987891107205" calcext:value-type="float">
            <text:p>3.45</text:p>
          </table:table-cell>
          <table:table-cell table:formula="of:=([.I263]*[.K263]*12+[$'loan-parameters'.$B$32])/[$'loan-parameters'.$B$26]" office:value-type="float" office:value="97968.9061214395" calcext:value-type="float">
            <text:p>97,96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1" table:formula="of:=[.A264]/12" office:value-type="float" office:value="21.9166666666667" calcext:value-type="float">
            <text:p>21.92</text:p>
          </table:table-cell>
          <table:table-cell table:style-name="ce47" table:formula="of:=IF([.B264]&lt;=[$'repayment-scenarios'.$B$28];[$'loan-parameters'.$B$31]*[$'current-situation'.$C$7]*(1+[$'current-situation'.$C$7])^[.A264]/((1+[$'current-situation'.$C$7])^[.A264]-1);&quot;&quot;)" office:value-type="currency" office:currency="GBP" office:value="280.669236225037" calcext:value-type="currency">
            <text:p>£280.67</text:p>
          </table:table-cell>
          <table:table-cell table:formula="of:=IF([.C264]&lt;&gt;&quot;&quot;;[.C264]*[.A264]+[$'loan-parameters'.$B$32];&quot;&quot;)" office:value-type="currency" office:currency="GBP" office:value="73836.0091271847" calcext:value-type="currency">
            <text:p>£73,836.01</text:p>
          </table:table-cell>
          <table:table-cell/>
          <table:table-cell table:style-name="ce31" table:formula="of:=[.B263]" office:value-type="float" office:value="21.8333333333333" calcext:value-type="float">
            <text:p>21.83</text:p>
          </table:table-cell>
          <table:table-cell table:formula="of:=IF([.F264]&lt;=[$'current-situation'.$D$7];[$'loan-parameters'.$B$31]*(1+[$'current-situation'.$C$7])^([.F264]*12)-[$'current-situation'.$B$29]/[$'current-situation'.$C$7]*((1+[$'current-situation'.$C$7])^([.F264]*12)-1);0)/[$'loan-parameters'.$B$26]" office:value-type="float" office:value="60275.921251136" calcext:value-type="float">
            <text:p>60,275.92</text:p>
          </table:table-cell>
          <table:table-cell/>
          <table:table-cell table:style-name="ce47" office:value-type="currency" office:currency="GBP" office:value="1300" calcext:value-type="currency">
            <text:p>£1,300.00</text:p>
          </table:table-cell>
          <table:table-cell table:style-name="ce85" table:formula="of:=[.I264]/[$'loan-parameters'.$B$26]" office:value-type="float" office:value="2374.73284255521" calcext:value-type="float">
            <text:p>2,374.73</text:p>
          </table:table-cell>
          <table:table-cell table:style-name="ce31" table:formula="of:=IF([.I264]&lt;=[$'current-situation'.$E$7];[$'loan-parameters'.$B$6]-ORG.OPENOFFICE.MONTHS([$'loan-parameters'.$B$4];TODAY();1)/12;(LN([.I264])-LN([.I264]-[$'loan-parameters'.$B$31]*[$'current-situation'.$C$7]))/LN(1+[$'current-situation'.$C$7])/12)" office:value-type="float" office:value="3.43571463399646" calcext:value-type="float">
            <text:p>3.44</text:p>
          </table:table-cell>
          <table:table-cell table:formula="of:=([.I264]*[.K264]*12+[$'loan-parameters'.$B$32])/[$'loan-parameters'.$B$26]" office:value-type="float" office:value="97943.3868994114" calcext:value-type="float">
            <text:p>97,943.3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1" table:formula="of:=[.A265]/12" office:value-type="float" office:value="22" calcext:value-type="float">
            <text:p>22.00</text:p>
          </table:table-cell>
          <table:table-cell table:style-name="ce47" table:formula="of:=IF([.B265]&lt;=[$'repayment-scenarios'.$B$28];[$'loan-parameters'.$B$31]*[$'current-situation'.$C$7]*(1+[$'current-situation'.$C$7])^[.A265]/((1+[$'current-situation'.$C$7])^[.A265]-1);&quot;&quot;)" office:value-type="currency" office:currency="GBP" office:value="279.984883779114" calcext:value-type="currency">
            <text:p>£279.98</text:p>
          </table:table-cell>
          <table:table-cell table:formula="of:=IF([.C265]&lt;&gt;&quot;&quot;;[.C265]*[.A265]+[$'loan-parameters'.$B$32];&quot;&quot;)" office:value-type="currency" office:currency="GBP" office:value="73936.0093176861" calcext:value-type="currency">
            <text:p>£73,936.01</text:p>
          </table:table-cell>
          <table:table-cell/>
          <table:table-cell table:style-name="ce31" table:formula="of:=[.B264]" office:value-type="float" office:value="21.9166666666667" calcext:value-type="float">
            <text:p>21.92</text:p>
          </table:table-cell>
          <table:table-cell table:formula="of:=IF([.F265]&lt;=[$'current-situation'.$D$7];[$'loan-parameters'.$B$31]*(1+[$'current-situation'.$C$7])^([.F265]*12)-[$'current-situation'.$B$29]/[$'current-situation'.$C$7]*((1+[$'current-situation'.$C$7])^([.F265]*12)-1);0)/[$'loan-parameters'.$B$26]" office:value-type="float" office:value="60099.7898854368" calcext:value-type="float">
            <text:p>60,099.79</text:p>
          </table:table-cell>
          <table:table-cell/>
          <table:table-cell table:style-name="ce47" office:value-type="currency" office:currency="GBP" office:value="1305" calcext:value-type="currency">
            <text:p>£1,305.00</text:p>
          </table:table-cell>
          <table:table-cell table:style-name="ce85" table:formula="of:=[.I265]/[$'loan-parameters'.$B$26]" office:value-type="float" office:value="2383.86643041119" calcext:value-type="float">
            <text:p>2,383.87</text:p>
          </table:table-cell>
          <table:table-cell table:style-name="ce31" table:formula="of:=IF([.I265]&lt;=[$'current-situation'.$E$7];[$'loan-parameters'.$B$6]-ORG.OPENOFFICE.MONTHS([$'loan-parameters'.$B$4];TODAY();1)/12;(LN([.I265])-LN([.I265]-[$'loan-parameters'.$B$31]*[$'current-situation'.$C$7]))/LN(1+[$'current-situation'.$C$7])/12)" office:value-type="float" office:value="3.42166635059395" calcext:value-type="float">
            <text:p>3.42</text:p>
          </table:table-cell>
          <table:table-cell table:formula="of:=([.I265]*[.K265]*12+[$'loan-parameters'.$B$32])/[$'loan-parameters'.$B$26]" office:value-type="float" office:value="97918.0809424058" calcext:value-type="float">
            <text:p>97,918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1" table:formula="of:=[.A266]/12" office:value-type="float" office:value="22.0833333333333" calcext:value-type="float">
            <text:p>22.08</text:p>
          </table:table-cell>
          <table:table-cell table:style-name="ce47" table:formula="of:=IF([.B266]&lt;=[$'repayment-scenarios'.$B$28];[$'loan-parameters'.$B$31]*[$'current-situation'.$C$7]*(1+[$'current-situation'.$C$7])^[.A266]/((1+[$'current-situation'.$C$7])^[.A266]-1);&quot;&quot;)" office:value-type="currency" office:currency="GBP" office:value="279.305986455454" calcext:value-type="currency">
            <text:p>£279.31</text:p>
          </table:table-cell>
          <table:table-cell table:formula="of:=IF([.C266]&lt;&gt;&quot;&quot;;[.C266]*[.A266]+[$'loan-parameters'.$B$32];&quot;&quot;)" office:value-type="currency" office:currency="GBP" office:value="74036.0864106954" calcext:value-type="currency">
            <text:p>£74,036.09</text:p>
          </table:table-cell>
          <table:table-cell/>
          <table:table-cell table:style-name="ce31" table:formula="of:=[.B265]" office:value-type="float" office:value="22" calcext:value-type="float">
            <text:p>22.00</text:p>
          </table:table-cell>
          <table:table-cell table:formula="of:=IF([.F266]&lt;=[$'current-situation'.$D$7];[$'loan-parameters'.$B$31]*(1+[$'current-situation'.$C$7])^([.F266]*12)-[$'current-situation'.$B$29]/[$'current-situation'.$C$7]*((1+[$'current-situation'.$C$7])^([.F266]*12)-1);0)/[$'loan-parameters'.$B$26]" office:value-type="float" office:value="59923.1056257556" calcext:value-type="float">
            <text:p>59,923.11</text:p>
          </table:table-cell>
          <table:table-cell/>
          <table:table-cell table:style-name="ce47" office:value-type="currency" office:currency="GBP" office:value="1310" calcext:value-type="currency">
            <text:p>£1,310.00</text:p>
          </table:table-cell>
          <table:table-cell table:style-name="ce85" table:formula="of:=[.I266]/[$'loan-parameters'.$B$26]" office:value-type="float" office:value="2393.00001826718" calcext:value-type="float">
            <text:p>2,393.00</text:p>
          </table:table-cell>
          <table:table-cell table:style-name="ce31" table:formula="of:=IF([.I266]&lt;=[$'current-situation'.$E$7];[$'loan-parameters'.$B$6]-ORG.OPENOFFICE.MONTHS([$'loan-parameters'.$B$4];TODAY();1)/12;(LN([.I266])-LN([.I266]-[$'loan-parameters'.$B$31]*[$'current-situation'.$C$7]))/LN(1+[$'current-situation'.$C$7])/12)" office:value-type="float" office:value="3.40773263989995" calcext:value-type="float">
            <text:p>3.41</text:p>
          </table:table-cell>
          <table:table-cell table:formula="of:=([.I266]*[.K266]*12+[$'loan-parameters'.$B$32])/[$'loan-parameters'.$B$26]" office:value-type="float" office:value="97892.9855857866" calcext:value-type="float">
            <text:p>97,892.9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1" table:formula="of:=[.A267]/12" office:value-type="float" office:value="22.1666666666667" calcext:value-type="float">
            <text:p>22.17</text:p>
          </table:table-cell>
          <table:table-cell table:style-name="ce47" table:formula="of:=IF([.B267]&lt;=[$'repayment-scenarios'.$B$28];[$'loan-parameters'.$B$31]*[$'current-situation'.$C$7]*(1+[$'current-situation'.$C$7])^[.A267]/((1+[$'current-situation'.$C$7])^[.A267]-1);&quot;&quot;)" office:value-type="currency" office:currency="GBP" office:value="278.632482581863" calcext:value-type="currency">
            <text:p>£278.63</text:p>
          </table:table-cell>
          <table:table-cell table:formula="of:=IF([.C267]&lt;&gt;&quot;&quot;;[.C267]*[.A267]+[$'loan-parameters'.$B$32];&quot;&quot;)" office:value-type="currency" office:currency="GBP" office:value="74136.2403667754" calcext:value-type="currency">
            <text:p>£74,136.24</text:p>
          </table:table-cell>
          <table:table-cell/>
          <table:table-cell table:style-name="ce31" table:formula="of:=[.B266]" office:value-type="float" office:value="22.0833333333333" calcext:value-type="float">
            <text:p>22.08</text:p>
          </table:table-cell>
          <table:table-cell table:formula="of:=IF([.F267]&lt;=[$'current-situation'.$D$7];[$'loan-parameters'.$B$31]*(1+[$'current-situation'.$C$7])^([.F267]*12)-[$'current-situation'.$B$29]/[$'current-situation'.$C$7]*((1+[$'current-situation'.$C$7])^([.F267]*12)-1);0)/[$'loan-parameters'.$B$26]" office:value-type="float" office:value="59745.8667365028" calcext:value-type="float">
            <text:p>59,745.87</text:p>
          </table:table-cell>
          <table:table-cell/>
          <table:table-cell table:style-name="ce47" office:value-type="currency" office:currency="GBP" office:value="1315" calcext:value-type="currency">
            <text:p>£1,315.00</text:p>
          </table:table-cell>
          <table:table-cell table:style-name="ce85" table:formula="of:=[.I267]/[$'loan-parameters'.$B$26]" office:value-type="float" office:value="2402.13360612316" calcext:value-type="float">
            <text:p>2,402.13</text:p>
          </table:table-cell>
          <table:table-cell table:style-name="ce31" table:formula="of:=IF([.I267]&lt;=[$'current-situation'.$E$7];[$'loan-parameters'.$B$6]-ORG.OPENOFFICE.MONTHS([$'loan-parameters'.$B$4];TODAY();1)/12;(LN([.I267])-LN([.I267]-[$'loan-parameters'.$B$31]*[$'current-situation'.$C$7]))/LN(1+[$'current-situation'.$C$7])/12)" office:value-type="float" office:value="3.39391210409649" calcext:value-type="float">
            <text:p>3.39</text:p>
          </table:table-cell>
          <table:table-cell table:formula="of:=([.I267]*[.K267]*12+[$'loan-parameters'.$B$32])/[$'loan-parameters'.$B$26]" office:value-type="float" office:value="97868.0982091638" calcext:value-type="float">
            <text:p>97,868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1" table:formula="of:=[.A268]/12" office:value-type="float" office:value="22.25" calcext:value-type="float">
            <text:p>22.25</text:p>
          </table:table-cell>
          <table:table-cell table:style-name="ce47" table:formula="of:=IF([.B268]&lt;=[$'repayment-scenarios'.$B$28];[$'loan-parameters'.$B$31]*[$'current-situation'.$C$7]*(1+[$'current-situation'.$C$7])^[.A268]/((1+[$'current-situation'.$C$7])^[.A268]-1);&quot;&quot;)" office:value-type="currency" office:currency="GBP" office:value="277.964311409602" calcext:value-type="currency">
            <text:p>£277.96</text:p>
          </table:table-cell>
          <table:table-cell table:formula="of:=IF([.C268]&lt;&gt;&quot;&quot;;[.C268]*[.A268]+[$'loan-parameters'.$B$32];&quot;&quot;)" office:value-type="currency" office:currency="GBP" office:value="74236.4711463638" calcext:value-type="currency">
            <text:p>£74,236.47</text:p>
          </table:table-cell>
          <table:table-cell/>
          <table:table-cell table:style-name="ce31" table:formula="of:=[.B267]" office:value-type="float" office:value="22.1666666666667" calcext:value-type="float">
            <text:p>22.17</text:p>
          </table:table-cell>
          <table:table-cell table:formula="of:=IF([.F268]&lt;=[$'current-situation'.$D$7];[$'loan-parameters'.$B$31]*(1+[$'current-situation'.$C$7])^([.F268]*12)-[$'current-situation'.$B$29]/[$'current-situation'.$C$7]*((1+[$'current-situation'.$C$7])^([.F268]*12)-1);0)/[$'loan-parameters'.$B$26]" office:value-type="float" office:value="59568.0714766403" calcext:value-type="float">
            <text:p>59,568.07</text:p>
          </table:table-cell>
          <table:table-cell/>
          <table:table-cell table:style-name="ce47" office:value-type="currency" office:currency="GBP" office:value="1320" calcext:value-type="currency">
            <text:p>£1,320.00</text:p>
          </table:table-cell>
          <table:table-cell table:style-name="ce85" table:formula="of:=[.I268]/[$'loan-parameters'.$B$26]" office:value-type="float" office:value="2411.26719397914" calcext:value-type="float">
            <text:p>2,411.27</text:p>
          </table:table-cell>
          <table:table-cell table:style-name="ce31" table:formula="of:=IF([.I268]&lt;=[$'current-situation'.$E$7];[$'loan-parameters'.$B$6]-ORG.OPENOFFICE.MONTHS([$'loan-parameters'.$B$4];TODAY();1)/12;(LN([.I268])-LN([.I268]-[$'loan-parameters'.$B$31]*[$'current-situation'.$C$7]))/LN(1+[$'current-situation'.$C$7])/12)" office:value-type="float" office:value="3.38020336804204" calcext:value-type="float">
            <text:p>3.38</text:p>
          </table:table-cell>
          <table:table-cell table:formula="of:=([.I268]*[.K268]*12+[$'loan-parameters'.$B$32])/[$'loan-parameters'.$B$26]" office:value-type="float" office:value="97843.4162354747" calcext:value-type="float">
            <text:p>97,843.4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1" table:formula="of:=[.A269]/12" office:value-type="float" office:value="22.3333333333333" calcext:value-type="float">
            <text:p>22.33</text:p>
          </table:table-cell>
          <table:table-cell table:style-name="ce47" table:formula="of:=IF([.B269]&lt;=[$'repayment-scenarios'.$B$28];[$'loan-parameters'.$B$31]*[$'current-situation'.$C$7]*(1+[$'current-situation'.$C$7])^[.A269]/((1+[$'current-situation'.$C$7])^[.A269]-1);&quot;&quot;)" office:value-type="currency" office:currency="GBP" office:value="277.301413096169" calcext:value-type="currency">
            <text:p>£277.30</text:p>
          </table:table-cell>
          <table:table-cell table:formula="of:=IF([.C269]&lt;&gt;&quot;&quot;;[.C269]*[.A269]+[$'loan-parameters'.$B$32];&quot;&quot;)" office:value-type="currency" office:currency="GBP" office:value="74336.7787097734" calcext:value-type="currency">
            <text:p>£74,336.78</text:p>
          </table:table-cell>
          <table:table-cell/>
          <table:table-cell table:style-name="ce31" table:formula="of:=[.B268]" office:value-type="float" office:value="22.25" calcext:value-type="float">
            <text:p>22.25</text:p>
          </table:table-cell>
          <table:table-cell table:formula="of:=IF([.F269]&lt;=[$'current-situation'.$D$7];[$'loan-parameters'.$B$31]*(1+[$'current-situation'.$C$7])^([.F269]*12)-[$'current-situation'.$B$29]/[$'current-situation'.$C$7]*((1+[$'current-situation'.$C$7])^([.F269]*12)-1);0)/[$'loan-parameters'.$B$26]" office:value-type="float" office:value="59389.7180996656" calcext:value-type="float">
            <text:p>59,389.72</text:p>
          </table:table-cell>
          <table:table-cell/>
          <table:table-cell table:style-name="ce47" office:value-type="currency" office:currency="GBP" office:value="1325" calcext:value-type="currency">
            <text:p>£1,325.00</text:p>
          </table:table-cell>
          <table:table-cell table:style-name="ce85" table:formula="of:=[.I269]/[$'loan-parameters'.$B$26]" office:value-type="float" office:value="2420.40078183512" calcext:value-type="float">
            <text:p>2,420.40</text:p>
          </table:table-cell>
          <table:table-cell table:style-name="ce31" table:formula="of:=IF([.I269]&lt;=[$'current-situation'.$E$7];[$'loan-parameters'.$B$6]-ORG.OPENOFFICE.MONTHS([$'loan-parameters'.$B$4];TODAY();1)/12;(LN([.I269])-LN([.I269]-[$'loan-parameters'.$B$31]*[$'current-situation'.$C$7]))/LN(1+[$'current-situation'.$C$7])/12)" office:value-type="float" office:value="3.36660507881314" calcext:value-type="float">
            <text:p>3.37</text:p>
          </table:table-cell>
          <table:table-cell table:formula="of:=([.I269]*[.K269]*12+[$'loan-parameters'.$B$32])/[$'loan-parameters'.$B$26]" office:value-type="float" office:value="97818.9371300967" calcext:value-type="float">
            <text:p>97,818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1" table:formula="of:=[.A270]/12" office:value-type="float" office:value="22.4166666666667" calcext:value-type="float">
            <text:p>22.42</text:p>
          </table:table-cell>
          <table:table-cell table:style-name="ce47" table:formula="of:=IF([.B270]&lt;=[$'repayment-scenarios'.$B$28];[$'loan-parameters'.$B$31]*[$'current-situation'.$C$7]*(1+[$'current-situation'.$C$7])^[.A270]/((1+[$'current-situation'.$C$7])^[.A270]-1);&quot;&quot;)" office:value-type="currency" office:currency="GBP" office:value="276.64372868845" calcext:value-type="currency">
            <text:p>£276.64</text:p>
          </table:table-cell>
          <table:table-cell table:formula="of:=IF([.C270]&lt;&gt;&quot;&quot;;[.C270]*[.A270]+[$'loan-parameters'.$B$32];&quot;&quot;)" office:value-type="currency" office:currency="GBP" office:value="74437.163017193" calcext:value-type="currency">
            <text:p>£74,437.16</text:p>
          </table:table-cell>
          <table:table-cell/>
          <table:table-cell table:style-name="ce31" table:formula="of:=[.B269]" office:value-type="float" office:value="22.3333333333333" calcext:value-type="float">
            <text:p>22.33</text:p>
          </table:table-cell>
          <table:table-cell table:formula="of:=IF([.F270]&lt;=[$'current-situation'.$D$7];[$'loan-parameters'.$B$31]*(1+[$'current-situation'.$C$7])^([.F270]*12)-[$'current-situation'.$B$29]/[$'current-situation'.$C$7]*((1+[$'current-situation'.$C$7])^([.F270]*12)-1);0)/[$'loan-parameters'.$B$26]" office:value-type="float" office:value="59210.8048535929" calcext:value-type="float">
            <text:p>59,210.80</text:p>
          </table:table-cell>
          <table:table-cell/>
          <table:table-cell table:style-name="ce47" office:value-type="currency" office:currency="GBP" office:value="1330" calcext:value-type="currency">
            <text:p>£1,330.00</text:p>
          </table:table-cell>
          <table:table-cell table:style-name="ce85" table:formula="of:=[.I270]/[$'loan-parameters'.$B$26]" office:value-type="float" office:value="2429.5343696911" calcext:value-type="float">
            <text:p>2,429.53</text:p>
          </table:table-cell>
          <table:table-cell table:style-name="ce31" table:formula="of:=IF([.I270]&lt;=[$'current-situation'.$E$7];[$'loan-parameters'.$B$6]-ORG.OPENOFFICE.MONTHS([$'loan-parameters'.$B$4];TODAY();1)/12;(LN([.I270])-LN([.I270]-[$'loan-parameters'.$B$31]*[$'current-situation'.$C$7]))/LN(1+[$'current-situation'.$C$7])/12)" office:value-type="float" office:value="3.35311590525669" calcext:value-type="float">
            <text:p>3.35</text:p>
          </table:table-cell>
          <table:table-cell table:formula="of:=([.I270]*[.K270]*12+[$'loan-parameters'.$B$32])/[$'loan-parameters'.$B$26]" office:value-type="float" office:value="97794.6583999723" calcext:value-type="float">
            <text:p>97,794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1" table:formula="of:=[.A271]/12" office:value-type="float" office:value="22.5" calcext:value-type="float">
            <text:p>22.50</text:p>
          </table:table-cell>
          <table:table-cell table:style-name="ce47" table:formula="of:=IF([.B271]&lt;=[$'repayment-scenarios'.$B$28];[$'loan-parameters'.$B$31]*[$'current-situation'.$C$7]*(1+[$'current-situation'.$C$7])^[.A271]/((1+[$'current-situation'.$C$7])^[.A271]-1);&quot;&quot;)" office:value-type="currency" office:currency="GBP" office:value="275.991200106248" calcext:value-type="currency">
            <text:p>£275.99</text:p>
          </table:table-cell>
          <table:table-cell table:formula="of:=IF([.C271]&lt;&gt;&quot;&quot;;[.C271]*[.A271]+[$'loan-parameters'.$B$32];&quot;&quot;)" office:value-type="currency" office:currency="GBP" office:value="74537.624028687" calcext:value-type="currency">
            <text:p>£74,537.62</text:p>
          </table:table-cell>
          <table:table-cell/>
          <table:table-cell table:style-name="ce31" table:formula="of:=[.B270]" office:value-type="float" office:value="22.4166666666667" calcext:value-type="float">
            <text:p>22.42</text:p>
          </table:table-cell>
          <table:table-cell table:formula="of:=IF([.F271]&lt;=[$'current-situation'.$D$7];[$'loan-parameters'.$B$31]*(1+[$'current-situation'.$C$7])^([.F271]*12)-[$'current-situation'.$B$29]/[$'current-situation'.$C$7]*((1+[$'current-situation'.$C$7])^([.F271]*12)-1);0)/[$'loan-parameters'.$B$26]" office:value-type="float" office:value="59031.3299809371" calcext:value-type="float">
            <text:p>59,031.33</text:p>
          </table:table-cell>
          <table:table-cell/>
          <table:table-cell table:style-name="ce47" office:value-type="currency" office:currency="GBP" office:value="1335" calcext:value-type="currency">
            <text:p>£1,335.00</text:p>
          </table:table-cell>
          <table:table-cell table:style-name="ce85" table:formula="of:=[.I271]/[$'loan-parameters'.$B$26]" office:value-type="float" office:value="2438.66795754708" calcext:value-type="float">
            <text:p>2,438.67</text:p>
          </table:table-cell>
          <table:table-cell table:style-name="ce31" table:formula="of:=IF([.I271]&lt;=[$'current-situation'.$E$7];[$'loan-parameters'.$B$6]-ORG.OPENOFFICE.MONTHS([$'loan-parameters'.$B$4];TODAY();1)/12;(LN([.I271])-LN([.I271]-[$'loan-parameters'.$B$31]*[$'current-situation'.$C$7]))/LN(1+[$'current-situation'.$C$7])/12)" office:value-type="float" office:value="3.33973453755339" calcext:value-type="float">
            <text:p>3.34</text:p>
          </table:table-cell>
          <table:table-cell table:formula="of:=([.I271]*[.K271]*12+[$'loan-parameters'.$B$32])/[$'loan-parameters'.$B$26]" office:value-type="float" office:value="97770.5775927613" calcext:value-type="float">
            <text:p>97,770.5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1" table:formula="of:=[.A272]/12" office:value-type="float" office:value="22.5833333333333" calcext:value-type="float">
            <text:p>22.58</text:p>
          </table:table-cell>
          <table:table-cell table:style-name="ce47" table:formula="of:=IF([.B272]&lt;=[$'repayment-scenarios'.$B$28];[$'loan-parameters'.$B$31]*[$'current-situation'.$C$7]*(1+[$'current-situation'.$C$7])^[.A272]/((1+[$'current-situation'.$C$7])^[.A272]-1);&quot;&quot;)" office:value-type="currency" office:currency="GBP" office:value="275.343770126185" calcext:value-type="currency">
            <text:p>£275.34</text:p>
          </table:table-cell>
          <table:table-cell table:formula="of:=IF([.C272]&lt;&gt;&quot;&quot;;[.C272]*[.A272]+[$'loan-parameters'.$B$32];&quot;&quot;)" office:value-type="currency" office:currency="GBP" office:value="74638.161704196" calcext:value-type="currency">
            <text:p>£74,638.16</text:p>
          </table:table-cell>
          <table:table-cell/>
          <table:table-cell table:style-name="ce31" table:formula="of:=[.B271]" office:value-type="float" office:value="22.5" calcext:value-type="float">
            <text:p>22.50</text:p>
          </table:table-cell>
          <table:table-cell table:formula="of:=IF([.F272]&lt;=[$'current-situation'.$D$7];[$'loan-parameters'.$B$31]*(1+[$'current-situation'.$C$7])^([.F272]*12)-[$'current-situation'.$B$29]/[$'current-situation'.$C$7]*((1+[$'current-situation'.$C$7])^([.F272]*12)-1);0)/[$'loan-parameters'.$B$26]" office:value-type="float" office:value="58851.2917186963" calcext:value-type="float">
            <text:p>58,851.29</text:p>
          </table:table-cell>
          <table:table-cell/>
          <table:table-cell table:style-name="ce47" office:value-type="currency" office:currency="GBP" office:value="1340" calcext:value-type="currency">
            <text:p>£1,340.00</text:p>
          </table:table-cell>
          <table:table-cell table:style-name="ce85" table:formula="of:=[.I272]/[$'loan-parameters'.$B$26]" office:value-type="float" office:value="2447.80154540307" calcext:value-type="float">
            <text:p>2,447.80</text:p>
          </table:table-cell>
          <table:table-cell table:style-name="ce31" table:formula="of:=IF([.I272]&lt;=[$'current-situation'.$E$7];[$'loan-parameters'.$B$6]-ORG.OPENOFFICE.MONTHS([$'loan-parameters'.$B$4];TODAY();1)/12;(LN([.I272])-LN([.I272]-[$'loan-parameters'.$B$31]*[$'current-situation'.$C$7]))/LN(1+[$'current-situation'.$C$7])/12)" office:value-type="float" office:value="3.32645968679136" calcext:value-type="float">
            <text:p>3.33</text:p>
          </table:table-cell>
          <table:table-cell table:formula="of:=([.I272]*[.K272]*12+[$'loan-parameters'.$B$32])/[$'loan-parameters'.$B$26]" office:value-type="float" office:value="97746.6922960107" calcext:value-type="float">
            <text:p>97,746.6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1" table:formula="of:=[.A273]/12" office:value-type="float" office:value="22.6666666666667" calcext:value-type="float">
            <text:p>22.67</text:p>
          </table:table-cell>
          <table:table-cell table:style-name="ce47" table:formula="of:=IF([.B273]&lt;=[$'repayment-scenarios'.$B$28];[$'loan-parameters'.$B$31]*[$'current-situation'.$C$7]*(1+[$'current-situation'.$C$7])^[.A273]/((1+[$'current-situation'.$C$7])^[.A273]-1);&quot;&quot;)" office:value-type="currency" office:currency="GBP" office:value="274.701382365944" calcext:value-type="currency">
            <text:p>£274.70</text:p>
          </table:table-cell>
          <table:table-cell table:formula="of:=IF([.C273]&lt;&gt;&quot;&quot;;[.C273]*[.A273]+[$'loan-parameters'.$B$32];&quot;&quot;)" office:value-type="currency" office:currency="GBP" office:value="74738.7760035369" calcext:value-type="currency">
            <text:p>£74,738.78</text:p>
          </table:table-cell>
          <table:table-cell/>
          <table:table-cell table:style-name="ce31" table:formula="of:=[.B272]" office:value-type="float" office:value="22.5833333333333" calcext:value-type="float">
            <text:p>22.58</text:p>
          </table:table-cell>
          <table:table-cell table:formula="of:=IF([.F273]&lt;=[$'current-situation'.$D$7];[$'loan-parameters'.$B$31]*(1+[$'current-situation'.$C$7])^([.F273]*12)-[$'current-situation'.$B$29]/[$'current-situation'.$C$7]*((1+[$'current-situation'.$C$7])^([.F273]*12)-1);0)/[$'loan-parameters'.$B$26]" office:value-type="float" office:value="58670.6882983342" calcext:value-type="float">
            <text:p>58,670.69</text:p>
          </table:table-cell>
          <table:table-cell/>
          <table:table-cell table:style-name="ce47" office:value-type="currency" office:currency="GBP" office:value="1345" calcext:value-type="currency">
            <text:p>£1,345.00</text:p>
          </table:table-cell>
          <table:table-cell table:style-name="ce85" table:formula="of:=[.I273]/[$'loan-parameters'.$B$26]" office:value-type="float" office:value="2456.93513325905" calcext:value-type="float">
            <text:p>2,456.94</text:p>
          </table:table-cell>
          <table:table-cell table:style-name="ce31" table:formula="of:=IF([.I273]&lt;=[$'current-situation'.$E$7];[$'loan-parameters'.$B$6]-ORG.OPENOFFICE.MONTHS([$'loan-parameters'.$B$4];TODAY();1)/12;(LN([.I273])-LN([.I273]-[$'loan-parameters'.$B$31]*[$'current-situation'.$C$7]))/LN(1+[$'current-situation'.$C$7])/12)" office:value-type="float" office:value="3.31329008455032" calcext:value-type="float">
            <text:p>3.31</text:p>
          </table:table-cell>
          <table:table-cell table:formula="of:=([.I273]*[.K273]*12+[$'loan-parameters'.$B$32])/[$'loan-parameters'.$B$26]" office:value-type="float" office:value="97723.0001363501" calcext:value-type="float">
            <text:p>97,723.0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1" table:formula="of:=[.A274]/12" office:value-type="float" office:value="22.75" calcext:value-type="float">
            <text:p>22.75</text:p>
          </table:table-cell>
          <table:table-cell table:style-name="ce47" table:formula="of:=IF([.B274]&lt;=[$'repayment-scenarios'.$B$28];[$'loan-parameters'.$B$31]*[$'current-situation'.$C$7]*(1+[$'current-situation'.$C$7])^[.A274]/((1+[$'current-situation'.$C$7])^[.A274]-1);&quot;&quot;)" office:value-type="currency" office:currency="GBP" office:value="274.063981268876" calcext:value-type="currency">
            <text:p>£274.06</text:p>
          </table:table-cell>
          <table:table-cell table:formula="of:=IF([.C274]&lt;&gt;&quot;&quot;;[.C274]*[.A274]+[$'loan-parameters'.$B$32];&quot;&quot;)" office:value-type="currency" office:currency="GBP" office:value="74839.4668864033" calcext:value-type="currency">
            <text:p>£74,839.47</text:p>
          </table:table-cell>
          <table:table-cell/>
          <table:table-cell table:style-name="ce31" table:formula="of:=[.B273]" office:value-type="float" office:value="22.6666666666667" calcext:value-type="float">
            <text:p>22.67</text:p>
          </table:table-cell>
          <table:table-cell table:formula="of:=IF([.F274]&lt;=[$'current-situation'.$D$7];[$'loan-parameters'.$B$31]*(1+[$'current-situation'.$C$7])^([.F274]*12)-[$'current-situation'.$B$29]/[$'current-situation'.$C$7]*((1+[$'current-situation'.$C$7])^([.F274]*12)-1);0)/[$'loan-parameters'.$B$26]" office:value-type="float" office:value="58489.5179457626" calcext:value-type="float">
            <text:p>58,489.52</text:p>
          </table:table-cell>
          <table:table-cell/>
          <table:table-cell table:style-name="ce47" office:value-type="currency" office:currency="GBP" office:value="1350" calcext:value-type="currency">
            <text:p>£1,350.00</text:p>
          </table:table-cell>
          <table:table-cell table:style-name="ce85" table:formula="of:=[.I274]/[$'loan-parameters'.$B$26]" office:value-type="float" office:value="2466.06872111503" calcext:value-type="float">
            <text:p>2,466.07</text:p>
          </table:table-cell>
          <table:table-cell table:style-name="ce31" table:formula="of:=IF([.I274]&lt;=[$'current-situation'.$E$7];[$'loan-parameters'.$B$6]-ORG.OPENOFFICE.MONTHS([$'loan-parameters'.$B$4];TODAY();1)/12;(LN([.I274])-LN([.I274]-[$'loan-parameters'.$B$31]*[$'current-situation'.$C$7]))/LN(1+[$'current-situation'.$C$7])/12)" office:value-type="float" office:value="3.30022448249529" calcext:value-type="float">
            <text:p>3.30</text:p>
          </table:table-cell>
          <table:table-cell table:formula="of:=([.I274]*[.K274]*12+[$'loan-parameters'.$B$32])/[$'loan-parameters'.$B$26]" office:value-type="float" office:value="97699.4987787" calcext:value-type="float">
            <text:p>97,6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1" table:formula="of:=[.A275]/12" office:value-type="float" office:value="22.8333333333333" calcext:value-type="float">
            <text:p>22.83</text:p>
          </table:table-cell>
          <table:table-cell table:style-name="ce47" table:formula="of:=IF([.B275]&lt;=[$'repayment-scenarios'.$B$28];[$'loan-parameters'.$B$31]*[$'current-situation'.$C$7]*(1+[$'current-situation'.$C$7])^[.A275]/((1+[$'current-situation'.$C$7])^[.A275]-1);&quot;&quot;)" office:value-type="currency" office:currency="GBP" office:value="273.431512088925" calcext:value-type="currency">
            <text:p>£273.43</text:p>
          </table:table-cell>
          <table:table-cell table:formula="of:=IF([.C275]&lt;&gt;&quot;&quot;;[.C275]*[.A275]+[$'loan-parameters'.$B$32];&quot;&quot;)" office:value-type="currency" office:currency="GBP" office:value="74940.2343123655" calcext:value-type="currency">
            <text:p>£74,940.23</text:p>
          </table:table-cell>
          <table:table-cell/>
          <table:table-cell table:style-name="ce31" table:formula="of:=[.B274]" office:value-type="float" office:value="22.75" calcext:value-type="float">
            <text:p>22.75</text:p>
          </table:table-cell>
          <table:table-cell table:formula="of:=IF([.F275]&lt;=[$'current-situation'.$D$7];[$'loan-parameters'.$B$31]*(1+[$'current-situation'.$C$7])^([.F275]*12)-[$'current-situation'.$B$29]/[$'current-situation'.$C$7]*((1+[$'current-situation'.$C$7])^([.F275]*12)-1);0)/[$'loan-parameters'.$B$26]" office:value-type="float" office:value="58307.778881325" calcext:value-type="float">
            <text:p>58,307.78</text:p>
          </table:table-cell>
          <table:table-cell/>
          <table:table-cell table:style-name="ce47" office:value-type="currency" office:currency="GBP" office:value="1355" calcext:value-type="currency">
            <text:p>£1,355.00</text:p>
          </table:table-cell>
          <table:table-cell table:style-name="ce85" table:formula="of:=[.I275]/[$'loan-parameters'.$B$26]" office:value-type="float" office:value="2475.20230897101" calcext:value-type="float">
            <text:p>2,475.20</text:p>
          </table:table-cell>
          <table:table-cell table:style-name="ce31" table:formula="of:=IF([.I275]&lt;=[$'current-situation'.$E$7];[$'loan-parameters'.$B$6]-ORG.OPENOFFICE.MONTHS([$'loan-parameters'.$B$4];TODAY();1)/12;(LN([.I275])-LN([.I275]-[$'loan-parameters'.$B$31]*[$'current-situation'.$C$7]))/LN(1+[$'current-situation'.$C$7])/12)" office:value-type="float" office:value="3.28726165198014" calcext:value-type="float">
            <text:p>3.29</text:p>
          </table:table-cell>
          <table:table-cell table:formula="of:=([.I275]*[.K275]*12+[$'loan-parameters'.$B$32])/[$'loan-parameters'.$B$26]" office:value-type="float" office:value="97676.1859255011" calcext:value-type="float">
            <text:p>97,676.1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1" table:formula="of:=[.A276]/12" office:value-type="float" office:value="22.9166666666667" calcext:value-type="float">
            <text:p>22.92</text:p>
          </table:table-cell>
          <table:table-cell table:style-name="ce47" table:formula="of:=IF([.B276]&lt;=[$'repayment-scenarios'.$B$28];[$'loan-parameters'.$B$31]*[$'current-situation'.$C$7]*(1+[$'current-situation'.$C$7])^[.A276]/((1+[$'current-situation'.$C$7])^[.A276]-1);&quot;&quot;)" office:value-type="currency" office:currency="GBP" office:value="272.803920875895" calcext:value-type="currency">
            <text:p>£272.80</text:p>
          </table:table-cell>
          <table:table-cell table:formula="of:=IF([.C276]&lt;&gt;&quot;&quot;;[.C276]*[.A276]+[$'loan-parameters'.$B$32];&quot;&quot;)" office:value-type="currency" office:currency="GBP" office:value="75041.0782408713" calcext:value-type="currency">
            <text:p>£75,041.08</text:p>
          </table:table-cell>
          <table:table-cell/>
          <table:table-cell table:style-name="ce31" table:formula="of:=[.B275]" office:value-type="float" office:value="22.8333333333333" calcext:value-type="float">
            <text:p>22.83</text:p>
          </table:table-cell>
          <table:table-cell table:formula="of:=IF([.F276]&lt;=[$'current-situation'.$D$7];[$'loan-parameters'.$B$31]*(1+[$'current-situation'.$C$7])^([.F276]*12)-[$'current-situation'.$B$29]/[$'current-situation'.$C$7]*((1+[$'current-situation'.$C$7])^([.F276]*12)-1);0)/[$'loan-parameters'.$B$26]" office:value-type="float" office:value="58125.4693197777" calcext:value-type="float">
            <text:p>58,125.47</text:p>
          </table:table-cell>
          <table:table-cell/>
          <table:table-cell table:style-name="ce47" office:value-type="currency" office:currency="GBP" office:value="1360" calcext:value-type="currency">
            <text:p>£1,360.00</text:p>
          </table:table-cell>
          <table:table-cell table:style-name="ce85" table:formula="of:=[.I276]/[$'loan-parameters'.$B$26]" office:value-type="float" office:value="2484.33589682699" calcext:value-type="float">
            <text:p>2,484.34</text:p>
          </table:table-cell>
          <table:table-cell table:style-name="ce31" table:formula="of:=IF([.I276]&lt;=[$'current-situation'.$E$7];[$'loan-parameters'.$B$6]-ORG.OPENOFFICE.MONTHS([$'loan-parameters'.$B$4];TODAY();1)/12;(LN([.I276])-LN([.I276]-[$'loan-parameters'.$B$31]*[$'current-situation'.$C$7]))/LN(1+[$'current-situation'.$C$7])/12)" office:value-type="float" office:value="3.27440038366048" calcext:value-type="float">
            <text:p>3.27</text:p>
          </table:table-cell>
          <table:table-cell table:formula="of:=([.I276]*[.K276]*12+[$'loan-parameters'.$B$32])/[$'loan-parameters'.$B$26]" office:value-type="float" office:value="97653.0593159657" calcext:value-type="float">
            <text:p>97,653.0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1" table:formula="of:=[.A277]/12" office:value-type="float" office:value="23" calcext:value-type="float">
            <text:p>23.00</text:p>
          </table:table-cell>
          <table:table-cell table:style-name="ce47" table:formula="of:=IF([.B277]&lt;=[$'repayment-scenarios'.$B$28];[$'loan-parameters'.$B$31]*[$'current-situation'.$C$7]*(1+[$'current-situation'.$C$7])^[.A277]/((1+[$'current-situation'.$C$7])^[.A277]-1);&quot;&quot;)" office:value-type="currency" office:currency="GBP" office:value="272.181154461034" calcext:value-type="currency">
            <text:p>£272.18</text:p>
          </table:table-cell>
          <table:table-cell table:formula="of:=IF([.C277]&lt;&gt;&quot;&quot;;[.C277]*[.A277]+[$'loan-parameters'.$B$32];&quot;&quot;)" office:value-type="currency" office:currency="GBP" office:value="75141.9986312455" calcext:value-type="currency">
            <text:p>£75,142.00</text:p>
          </table:table-cell>
          <table:table-cell/>
          <table:table-cell table:style-name="ce31" table:formula="of:=[.B276]" office:value-type="float" office:value="22.9166666666667" calcext:value-type="float">
            <text:p>22.92</text:p>
          </table:table-cell>
          <table:table-cell table:formula="of:=IF([.F277]&lt;=[$'current-situation'.$D$7];[$'loan-parameters'.$B$31]*(1+[$'current-situation'.$C$7])^([.F277]*12)-[$'current-situation'.$B$29]/[$'current-situation'.$C$7]*((1+[$'current-situation'.$C$7])^([.F277]*12)-1);0)/[$'loan-parameters'.$B$26]" office:value-type="float" office:value="57942.5874702731" calcext:value-type="float">
            <text:p>57,942.59</text:p>
          </table:table-cell>
          <table:table-cell/>
          <table:table-cell table:style-name="ce47" office:value-type="currency" office:currency="GBP" office:value="1365" calcext:value-type="currency">
            <text:p>£1,365.00</text:p>
          </table:table-cell>
          <table:table-cell table:style-name="ce85" table:formula="of:=[.I277]/[$'loan-parameters'.$B$26]" office:value-type="float" office:value="2493.46948468297" calcext:value-type="float">
            <text:p>2,493.47</text:p>
          </table:table-cell>
          <table:table-cell table:style-name="ce31" table:formula="of:=IF([.I277]&lt;=[$'current-situation'.$E$7];[$'loan-parameters'.$B$6]-ORG.OPENOFFICE.MONTHS([$'loan-parameters'.$B$4];TODAY();1)/12;(LN([.I277])-LN([.I277]-[$'loan-parameters'.$B$31]*[$'current-situation'.$C$7]))/LN(1+[$'current-situation'.$C$7])/12)" office:value-type="float" office:value="3.26163948711572" calcext:value-type="float">
            <text:p>3.26</text:p>
          </table:table-cell>
          <table:table-cell table:formula="of:=([.I277]*[.K277]*12+[$'loan-parameters'.$B$32])/[$'loan-parameters'.$B$26]" office:value-type="float" office:value="97630.1167253449" calcext:value-type="float">
            <text:p>97,630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1" table:formula="of:=[.A278]/12" office:value-type="float" office:value="23.0833333333333" calcext:value-type="float">
            <text:p>23.08</text:p>
          </table:table-cell>
          <table:table-cell table:style-name="ce47" table:formula="of:=IF([.B278]&lt;=[$'repayment-scenarios'.$B$28];[$'loan-parameters'.$B$31]*[$'current-situation'.$C$7]*(1+[$'current-situation'.$C$7])^[.A278]/((1+[$'current-situation'.$C$7])^[.A278]-1);&quot;&quot;)" office:value-type="currency" office:currency="GBP" office:value="271.563160442927" calcext:value-type="currency">
            <text:p>£271.56</text:p>
          </table:table-cell>
          <table:table-cell table:formula="of:=IF([.C278]&lt;&gt;&quot;&quot;;[.C278]*[.A278]+[$'loan-parameters'.$B$32];&quot;&quot;)" office:value-type="currency" office:currency="GBP" office:value="75242.9954426908" calcext:value-type="currency">
            <text:p>£75,243.00</text:p>
          </table:table-cell>
          <table:table-cell/>
          <table:table-cell table:style-name="ce31" table:formula="of:=[.B277]" office:value-type="float" office:value="23" calcext:value-type="float">
            <text:p>23.00</text:p>
          </table:table-cell>
          <table:table-cell table:formula="of:=IF([.F278]&lt;=[$'current-situation'.$D$7];[$'loan-parameters'.$B$31]*(1+[$'current-situation'.$C$7])^([.F278]*12)-[$'current-situation'.$B$29]/[$'current-situation'.$C$7]*((1+[$'current-situation'.$C$7])^([.F278]*12)-1);0)/[$'loan-parameters'.$B$26]" office:value-type="float" office:value="57759.1315363423" calcext:value-type="float">
            <text:p>57,759.13</text:p>
          </table:table-cell>
          <table:table-cell/>
          <table:table-cell table:style-name="ce47" office:value-type="currency" office:currency="GBP" office:value="1370" calcext:value-type="currency">
            <text:p>£1,370.00</text:p>
          </table:table-cell>
          <table:table-cell table:style-name="ce85" table:formula="of:=[.I278]/[$'loan-parameters'.$B$26]" office:value-type="float" office:value="2502.60307253895" calcext:value-type="float">
            <text:p>2,502.60</text:p>
          </table:table-cell>
          <table:table-cell table:style-name="ce31" table:formula="of:=IF([.I278]&lt;=[$'current-situation'.$E$7];[$'loan-parameters'.$B$6]-ORG.OPENOFFICE.MONTHS([$'loan-parameters'.$B$4];TODAY();1)/12;(LN([.I278])-LN([.I278]-[$'loan-parameters'.$B$31]*[$'current-situation'.$C$7]))/LN(1+[$'current-situation'.$C$7])/12)" office:value-type="float" office:value="3.24897779047967" calcext:value-type="float">
            <text:p>3.25</text:p>
          </table:table-cell>
          <table:table-cell table:formula="of:=([.I278]*[.K278]*12+[$'loan-parameters'.$B$32])/[$'loan-parameters'.$B$26]" office:value-type="float" office:value="97607.355964207" calcext:value-type="float">
            <text:p>97,60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1" table:formula="of:=[.A279]/12" office:value-type="float" office:value="23.1666666666667" calcext:value-type="float">
            <text:p>23.17</text:p>
          </table:table-cell>
          <table:table-cell table:style-name="ce47" table:formula="of:=IF([.B279]&lt;=[$'repayment-scenarios'.$B$28];[$'loan-parameters'.$B$31]*[$'current-situation'.$C$7]*(1+[$'current-situation'.$C$7])^[.A279]/((1+[$'current-situation'.$C$7])^[.A279]-1);&quot;&quot;)" office:value-type="currency" office:currency="GBP" office:value="270.949887173698" calcext:value-type="currency">
            <text:p>£270.95</text:p>
          </table:table-cell>
          <table:table-cell table:formula="of:=IF([.C279]&lt;&gt;&quot;&quot;;[.C279]*[.A279]+[$'loan-parameters'.$B$32];&quot;&quot;)" office:value-type="currency" office:currency="GBP" office:value="75344.0686342879" calcext:value-type="currency">
            <text:p>£75,344.07</text:p>
          </table:table-cell>
          <table:table-cell/>
          <table:table-cell table:style-name="ce31" table:formula="of:=[.B278]" office:value-type="float" office:value="23.0833333333333" calcext:value-type="float">
            <text:p>23.08</text:p>
          </table:table-cell>
          <table:table-cell table:formula="of:=IF([.F279]&lt;=[$'current-situation'.$D$7];[$'loan-parameters'.$B$31]*(1+[$'current-situation'.$C$7])^([.F279]*12)-[$'current-situation'.$B$29]/[$'current-situation'.$C$7]*((1+[$'current-situation'.$C$7])^([.F279]*12)-1);0)/[$'loan-parameters'.$B$26]" office:value-type="float" office:value="57575.0997158767" calcext:value-type="float">
            <text:p>57,575.10</text:p>
          </table:table-cell>
          <table:table-cell/>
          <table:table-cell table:style-name="ce47" office:value-type="currency" office:currency="GBP" office:value="1375" calcext:value-type="currency">
            <text:p>£1,375.00</text:p>
          </table:table-cell>
          <table:table-cell table:style-name="ce85" table:formula="of:=[.I279]/[$'loan-parameters'.$B$26]" office:value-type="float" office:value="2511.73666039494" calcext:value-type="float">
            <text:p>2,511.74</text:p>
          </table:table-cell>
          <table:table-cell table:style-name="ce31" table:formula="of:=IF([.I279]&lt;=[$'current-situation'.$E$7];[$'loan-parameters'.$B$6]-ORG.OPENOFFICE.MONTHS([$'loan-parameters'.$B$4];TODAY();1)/12;(LN([.I279])-LN([.I279]-[$'loan-parameters'.$B$31]*[$'current-situation'.$C$7]))/LN(1+[$'current-situation'.$C$7])/12)" office:value-type="float" office:value="3.2364141400803" calcext:value-type="float">
            <text:p>3.24</text:p>
          </table:table-cell>
          <table:table-cell table:formula="of:=([.I279]*[.K279]*12+[$'loan-parameters'.$B$32])/[$'loan-parameters'.$B$26]" office:value-type="float" office:value="97584.774877747" calcext:value-type="float">
            <text:p>97,584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1" table:formula="of:=[.A280]/12" office:value-type="float" office:value="23.25" calcext:value-type="float">
            <text:p>23.25</text:p>
          </table:table-cell>
          <table:table-cell table:style-name="ce47" table:formula="of:=IF([.B280]&lt;=[$'repayment-scenarios'.$B$28];[$'loan-parameters'.$B$31]*[$'current-situation'.$C$7]*(1+[$'current-situation'.$C$7])^[.A280]/((1+[$'current-situation'.$C$7])^[.A280]-1);&quot;&quot;)" office:value-type="currency" office:currency="GBP" office:value="270.341283745504" calcext:value-type="currency">
            <text:p>£270.34</text:p>
          </table:table-cell>
          <table:table-cell table:formula="of:=IF([.C280]&lt;&gt;&quot;&quot;;[.C280]*[.A280]+[$'loan-parameters'.$B$32];&quot;&quot;)" office:value-type="currency" office:currency="GBP" office:value="75445.2181649956" calcext:value-type="currency">
            <text:p>£75,445.22</text:p>
          </table:table-cell>
          <table:table-cell/>
          <table:table-cell table:style-name="ce31" table:formula="of:=[.B279]" office:value-type="float" office:value="23.1666666666667" calcext:value-type="float">
            <text:p>23.17</text:p>
          </table:table-cell>
          <table:table-cell table:formula="of:=IF([.F280]&lt;=[$'current-situation'.$D$7];[$'loan-parameters'.$B$31]*(1+[$'current-situation'.$C$7])^([.F280]*12)-[$'current-situation'.$B$29]/[$'current-situation'.$C$7]*((1+[$'current-situation'.$C$7])^([.F280]*12)-1);0)/[$'loan-parameters'.$B$26]" office:value-type="float" office:value="57390.4902011106" calcext:value-type="float">
            <text:p>57,390.49</text:p>
          </table:table-cell>
          <table:table-cell/>
          <table:table-cell table:style-name="ce47" office:value-type="currency" office:currency="GBP" office:value="1380" calcext:value-type="currency">
            <text:p>£1,380.00</text:p>
          </table:table-cell>
          <table:table-cell table:style-name="ce85" table:formula="of:=[.I280]/[$'loan-parameters'.$B$26]" office:value-type="float" office:value="2520.87024825092" calcext:value-type="float">
            <text:p>2,520.87</text:p>
          </table:table-cell>
          <table:table-cell table:style-name="ce31" table:formula="of:=IF([.I280]&lt;=[$'current-situation'.$E$7];[$'loan-parameters'.$B$6]-ORG.OPENOFFICE.MONTHS([$'loan-parameters'.$B$4];TODAY();1)/12;(LN([.I280])-LN([.I280]-[$'loan-parameters'.$B$31]*[$'current-situation'.$C$7]))/LN(1+[$'current-situation'.$C$7])/12)" office:value-type="float" office:value="3.22394740008741" calcext:value-type="float">
            <text:p>3.22</text:p>
          </table:table-cell>
          <table:table-cell table:formula="of:=([.I280]*[.K280]*12+[$'loan-parameters'.$B$32])/[$'loan-parameters'.$B$26]" office:value-type="float" office:value="97562.3713450989" calcext:value-type="float">
            <text:p>97,562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1" table:formula="of:=[.A281]/12" office:value-type="float" office:value="23.3333333333333" calcext:value-type="float">
            <text:p>23.33</text:p>
          </table:table-cell>
          <table:table-cell table:style-name="ce47" table:formula="of:=IF([.B281]&lt;=[$'repayment-scenarios'.$B$28];[$'loan-parameters'.$B$31]*[$'current-situation'.$C$7]*(1+[$'current-situation'.$C$7])^[.A281]/((1+[$'current-situation'.$C$7])^[.A281]-1);&quot;&quot;)" office:value-type="currency" office:currency="GBP" office:value="269.737299977325" calcext:value-type="currency">
            <text:p>£269.74</text:p>
          </table:table-cell>
          <table:table-cell table:formula="of:=IF([.C281]&lt;&gt;&quot;&quot;;[.C281]*[.A281]+[$'loan-parameters'.$B$32];&quot;&quot;)" office:value-type="currency" office:currency="GBP" office:value="75546.443993651" calcext:value-type="currency">
            <text:p>£75,546.44</text:p>
          </table:table-cell>
          <table:table-cell/>
          <table:table-cell table:style-name="ce31" table:formula="of:=[.B280]" office:value-type="float" office:value="23.25" calcext:value-type="float">
            <text:p>23.25</text:p>
          </table:table-cell>
          <table:table-cell table:formula="of:=IF([.F281]&lt;=[$'current-situation'.$D$7];[$'loan-parameters'.$B$31]*(1+[$'current-situation'.$C$7])^([.F281]*12)-[$'current-situation'.$B$29]/[$'current-situation'.$C$7]*((1+[$'current-situation'.$C$7])^([.F281]*12)-1);0)/[$'loan-parameters'.$B$26]" office:value-type="float" office:value="57205.3011786043" calcext:value-type="float">
            <text:p>57,205.30</text:p>
          </table:table-cell>
          <table:table-cell/>
          <table:table-cell table:style-name="ce47" office:value-type="currency" office:currency="GBP" office:value="1385" calcext:value-type="currency">
            <text:p>£1,385.00</text:p>
          </table:table-cell>
          <table:table-cell table:style-name="ce85" table:formula="of:=[.I281]/[$'loan-parameters'.$B$26]" office:value-type="float" office:value="2530.0038361069" calcext:value-type="float">
            <text:p>2,530.00</text:p>
          </table:table-cell>
          <table:table-cell table:style-name="ce31" table:formula="of:=IF([.I281]&lt;=[$'current-situation'.$E$7];[$'loan-parameters'.$B$6]-ORG.OPENOFFICE.MONTHS([$'loan-parameters'.$B$4];TODAY();1)/12;(LN([.I281])-LN([.I281]-[$'loan-parameters'.$B$31]*[$'current-situation'.$C$7]))/LN(1+[$'current-situation'.$C$7])/12)" office:value-type="float" office:value="3.21157645216867" calcext:value-type="float">
            <text:p>3.21</text:p>
          </table:table-cell>
          <table:table-cell table:formula="of:=([.I281]*[.K281]*12+[$'loan-parameters'.$B$32])/[$'loan-parameters'.$B$26]" office:value-type="float" office:value="97540.1432786719" calcext:value-type="float">
            <text:p>97,540.1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1" table:formula="of:=[.A282]/12" office:value-type="float" office:value="23.4166666666667" calcext:value-type="float">
            <text:p>23.42</text:p>
          </table:table-cell>
          <table:table-cell table:style-name="ce47" table:formula="of:=IF([.B282]&lt;=[$'repayment-scenarios'.$B$28];[$'loan-parameters'.$B$31]*[$'current-situation'.$C$7]*(1+[$'current-situation'.$C$7])^[.A282]/((1+[$'current-situation'.$C$7])^[.A282]-1);&quot;&quot;)" office:value-type="currency" office:currency="GBP" office:value="269.137886402029" calcext:value-type="currency">
            <text:p>£269.14</text:p>
          </table:table-cell>
          <table:table-cell table:formula="of:=IF([.C282]&lt;&gt;&quot;&quot;;[.C282]*[.A282]+[$'loan-parameters'.$B$32];&quot;&quot;)" office:value-type="currency" office:currency="GBP" office:value="75647.7460789701" calcext:value-type="currency">
            <text:p>£75,647.75</text:p>
          </table:table-cell>
          <table:table-cell/>
          <table:table-cell table:style-name="ce31" table:formula="of:=[.B281]" office:value-type="float" office:value="23.3333333333333" calcext:value-type="float">
            <text:p>23.33</text:p>
          </table:table-cell>
          <table:table-cell table:formula="of:=IF([.F282]&lt;=[$'current-situation'.$D$7];[$'loan-parameters'.$B$31]*(1+[$'current-situation'.$C$7])^([.F282]*12)-[$'current-situation'.$B$29]/[$'current-situation'.$C$7]*((1+[$'current-situation'.$C$7])^([.F282]*12)-1);0)/[$'loan-parameters'.$B$26]" office:value-type="float" office:value="57019.5308292247" calcext:value-type="float">
            <text:p>57,019.53</text:p>
          </table:table-cell>
          <table:table-cell/>
          <table:table-cell table:style-name="ce47" office:value-type="currency" office:currency="GBP" office:value="1390" calcext:value-type="currency">
            <text:p>£1,390.00</text:p>
          </table:table-cell>
          <table:table-cell table:style-name="ce85" table:formula="of:=[.I282]/[$'loan-parameters'.$B$26]" office:value-type="float" office:value="2539.13742396288" calcext:value-type="float">
            <text:p>2,539.14</text:p>
          </table:table-cell>
          <table:table-cell table:style-name="ce31" table:formula="of:=IF([.I282]&lt;=[$'current-situation'.$E$7];[$'loan-parameters'.$B$6]-ORG.OPENOFFICE.MONTHS([$'loan-parameters'.$B$4];TODAY();1)/12;(LN([.I282])-LN([.I282]-[$'loan-parameters'.$B$31]*[$'current-situation'.$C$7]))/LN(1+[$'current-situation'.$C$7])/12)" office:value-type="float" office:value="3.19930019515355" calcext:value-type="float">
            <text:p>3.20</text:p>
          </table:table-cell>
          <table:table-cell table:formula="of:=([.I282]*[.K282]*12+[$'loan-parameters'.$B$32])/[$'loan-parameters'.$B$26]" office:value-type="float" office:value="97518.0886234974" calcext:value-type="float">
            <text:p>97,518.0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1" table:formula="of:=[.A283]/12" office:value-type="float" office:value="23.5" calcext:value-type="float">
            <text:p>23.50</text:p>
          </table:table-cell>
          <table:table-cell table:style-name="ce47" table:formula="of:=IF([.B283]&lt;=[$'repayment-scenarios'.$B$28];[$'loan-parameters'.$B$31]*[$'current-situation'.$C$7]*(1+[$'current-situation'.$C$7])^[.A283]/((1+[$'current-situation'.$C$7])^[.A283]-1);&quot;&quot;)" office:value-type="currency" office:currency="GBP" office:value="268.542994253716" calcext:value-type="currency">
            <text:p>£268.54</text:p>
          </table:table-cell>
          <table:table-cell table:formula="of:=IF([.C283]&lt;&gt;&quot;&quot;;[.C283]*[.A283]+[$'loan-parameters'.$B$32];&quot;&quot;)" office:value-type="currency" office:currency="GBP" office:value="75749.1243795479" calcext:value-type="currency">
            <text:p>£75,749.12</text:p>
          </table:table-cell>
          <table:table-cell/>
          <table:table-cell table:style-name="ce31" table:formula="of:=[.B282]" office:value-type="float" office:value="23.4166666666667" calcext:value-type="float">
            <text:p>23.42</text:p>
          </table:table-cell>
          <table:table-cell table:formula="of:=IF([.F283]&lt;=[$'current-situation'.$D$7];[$'loan-parameters'.$B$31]*(1+[$'current-situation'.$C$7])^([.F283]*12)-[$'current-situation'.$B$29]/[$'current-situation'.$C$7]*((1+[$'current-situation'.$C$7])^([.F283]*12)-1);0)/[$'loan-parameters'.$B$26]" office:value-type="float" office:value="56833.1773281284" calcext:value-type="float">
            <text:p>56,833.18</text:p>
          </table:table-cell>
          <table:table-cell/>
          <table:table-cell table:style-name="ce47" office:value-type="currency" office:currency="GBP" office:value="1395" calcext:value-type="currency">
            <text:p>£1,395.00</text:p>
          </table:table-cell>
          <table:table-cell table:style-name="ce85" table:formula="of:=[.I283]/[$'loan-parameters'.$B$26]" office:value-type="float" office:value="2548.27101181886" calcext:value-type="float">
            <text:p>2,548.27</text:p>
          </table:table-cell>
          <table:table-cell table:style-name="ce31" table:formula="of:=IF([.I283]&lt;=[$'current-situation'.$E$7];[$'loan-parameters'.$B$6]-ORG.OPENOFFICE.MONTHS([$'loan-parameters'.$B$4];TODAY();1)/12;(LN([.I283])-LN([.I283]-[$'loan-parameters'.$B$31]*[$'current-situation'.$C$7]))/LN(1+[$'current-situation'.$C$7])/12)" office:value-type="float" office:value="3.187117544705" calcext:value-type="float">
            <text:p>3.19</text:p>
          </table:table-cell>
          <table:table-cell table:formula="of:=([.I283]*[.K283]*12+[$'loan-parameters'.$B$32])/[$'loan-parameters'.$B$26]" office:value-type="float" office:value="97496.2053565966" calcext:value-type="float">
            <text:p>97,496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1" table:formula="of:=[.A284]/12" office:value-type="float" office:value="23.5833333333333" calcext:value-type="float">
            <text:p>23.58</text:p>
          </table:table-cell>
          <table:table-cell table:style-name="ce47" table:formula="of:=IF([.B284]&lt;=[$'repayment-scenarios'.$B$28];[$'loan-parameters'.$B$31]*[$'current-situation'.$C$7]*(1+[$'current-situation'.$C$7])^[.A284]/((1+[$'current-situation'.$C$7])^[.A284]-1);&quot;&quot;)" office:value-type="currency" office:currency="GBP" office:value="267.952575455331" calcext:value-type="currency">
            <text:p>£267.95</text:p>
          </table:table-cell>
          <table:table-cell table:formula="of:=IF([.C284]&lt;&gt;&quot;&quot;;[.C284]*[.A284]+[$'loan-parameters'.$B$32];&quot;&quot;)" office:value-type="currency" office:currency="GBP" office:value="75850.5788538587" calcext:value-type="currency">
            <text:p>£75,850.58</text:p>
          </table:table-cell>
          <table:table-cell/>
          <table:table-cell table:style-name="ce31" table:formula="of:=[.B283]" office:value-type="float" office:value="23.5" calcext:value-type="float">
            <text:p>23.50</text:p>
          </table:table-cell>
          <table:table-cell table:formula="of:=IF([.F284]&lt;=[$'current-situation'.$D$7];[$'loan-parameters'.$B$31]*(1+[$'current-situation'.$C$7])^([.F284]*12)-[$'current-situation'.$B$29]/[$'current-situation'.$C$7]*((1+[$'current-situation'.$C$7])^([.F284]*12)-1);0)/[$'loan-parameters'.$B$26]" office:value-type="float" office:value="56646.2388447442" calcext:value-type="float">
            <text:p>56,646.24</text:p>
          </table:table-cell>
          <table:table-cell/>
          <table:table-cell table:style-name="ce47" office:value-type="currency" office:currency="GBP" office:value="1400" calcext:value-type="currency">
            <text:p>£1,400.00</text:p>
          </table:table-cell>
          <table:table-cell table:style-name="ce85" table:formula="of:=[.I284]/[$'loan-parameters'.$B$26]" office:value-type="float" office:value="2557.40459967484" calcext:value-type="float">
            <text:p>2,557.40</text:p>
          </table:table-cell>
          <table:table-cell table:style-name="ce31" table:formula="of:=IF([.I284]&lt;=[$'current-situation'.$E$7];[$'loan-parameters'.$B$6]-ORG.OPENOFFICE.MONTHS([$'loan-parameters'.$B$4];TODAY();1)/12;(LN([.I284])-LN([.I284]-[$'loan-parameters'.$B$31]*[$'current-situation'.$C$7]))/LN(1+[$'current-situation'.$C$7])/12)" office:value-type="float" office:value="3.17502743299866" calcext:value-type="float">
            <text:p>3.18</text:p>
          </table:table-cell>
          <table:table-cell table:formula="of:=([.I284]*[.K284]*12+[$'loan-parameters'.$B$32])/[$'loan-parameters'.$B$26]" office:value-type="float" office:value="97474.4914863588" calcext:value-type="float">
            <text:p>97,474.4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1" table:formula="of:=[.A285]/12" office:value-type="float" office:value="23.6666666666667" calcext:value-type="float">
            <text:p>23.67</text:p>
          </table:table-cell>
          <table:table-cell table:style-name="ce47" table:formula="of:=IF([.B285]&lt;=[$'repayment-scenarios'.$B$28];[$'loan-parameters'.$B$31]*[$'current-situation'.$C$7]*(1+[$'current-situation'.$C$7])^[.A285]/((1+[$'current-situation'.$C$7])^[.A285]-1);&quot;&quot;)" office:value-type="currency" office:currency="GBP" office:value="267.366582606535" calcext:value-type="currency">
            <text:p>£267.37</text:p>
          </table:table-cell>
          <table:table-cell table:formula="of:=IF([.C285]&lt;&gt;&quot;&quot;;[.C285]*[.A285]+[$'loan-parameters'.$B$32];&quot;&quot;)" office:value-type="currency" office:currency="GBP" office:value="75952.1094602561" calcext:value-type="currency">
            <text:p>£75,952.11</text:p>
          </table:table-cell>
          <table:table-cell/>
          <table:table-cell table:style-name="ce31" table:formula="of:=[.B284]" office:value-type="float" office:value="23.5833333333333" calcext:value-type="float">
            <text:p>23.58</text:p>
          </table:table-cell>
          <table:table-cell table:formula="of:=IF([.F285]&lt;=[$'current-situation'.$D$7];[$'loan-parameters'.$B$31]*(1+[$'current-situation'.$C$7])^([.F285]*12)-[$'current-situation'.$B$29]/[$'current-situation'.$C$7]*((1+[$'current-situation'.$C$7])^([.F285]*12)-1);0)/[$'loan-parameters'.$B$26]" office:value-type="float" office:value="56458.713542754" calcext:value-type="float">
            <text:p>56,458.71</text:p>
          </table:table-cell>
          <table:table-cell/>
          <table:table-cell table:style-name="ce47" office:value-type="currency" office:currency="GBP" office:value="1405" calcext:value-type="currency">
            <text:p>£1,405.00</text:p>
          </table:table-cell>
          <table:table-cell table:style-name="ce85" table:formula="of:=[.I285]/[$'loan-parameters'.$B$26]" office:value-type="float" office:value="2566.53818753083" calcext:value-type="float">
            <text:p>2,566.54</text:p>
          </table:table-cell>
          <table:table-cell table:style-name="ce31" table:formula="of:=IF([.I285]&lt;=[$'current-situation'.$E$7];[$'loan-parameters'.$B$6]-ORG.OPENOFFICE.MONTHS([$'loan-parameters'.$B$4];TODAY();1)/12;(LN([.I285])-LN([.I285]-[$'loan-parameters'.$B$31]*[$'current-situation'.$C$7]))/LN(1+[$'current-situation'.$C$7])/12)" office:value-type="float" office:value="3.1630288084093" calcext:value-type="float">
            <text:p>3.16</text:p>
          </table:table-cell>
          <table:table-cell table:formula="of:=([.I285]*[.K285]*12+[$'loan-parameters'.$B$32])/[$'loan-parameters'.$B$26]" office:value-type="float" office:value="97452.945051935" calcext:value-type="float">
            <text:p>97,452.9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1" table:formula="of:=[.A286]/12" office:value-type="float" office:value="23.75" calcext:value-type="float">
            <text:p>23.75</text:p>
          </table:table-cell>
          <table:table-cell table:style-name="ce47" table:formula="of:=IF([.B286]&lt;=[$'repayment-scenarios'.$B$28];[$'loan-parameters'.$B$31]*[$'current-situation'.$C$7]*(1+[$'current-situation'.$C$7])^[.A286]/((1+[$'current-situation'.$C$7])^[.A286]-1);&quot;&quot;)" office:value-type="currency" office:currency="GBP" office:value="266.784968971837" calcext:value-type="currency">
            <text:p>£266.78</text:p>
          </table:table-cell>
          <table:table-cell table:formula="of:=IF([.C286]&lt;&gt;&quot;&quot;;[.C286]*[.A286]+[$'loan-parameters'.$B$32];&quot;&quot;)" office:value-type="currency" office:currency="GBP" office:value="76053.7161569736" calcext:value-type="currency">
            <text:p>£76,053.72</text:p>
          </table:table-cell>
          <table:table-cell/>
          <table:table-cell table:style-name="ce31" table:formula="of:=[.B285]" office:value-type="float" office:value="23.6666666666667" calcext:value-type="float">
            <text:p>23.67</text:p>
          </table:table-cell>
          <table:table-cell table:formula="of:=IF([.F286]&lt;=[$'current-situation'.$D$7];[$'loan-parameters'.$B$31]*(1+[$'current-situation'.$C$7])^([.F286]*12)-[$'current-situation'.$B$29]/[$'current-situation'.$C$7]*((1+[$'current-situation'.$C$7])^([.F286]*12)-1);0)/[$'loan-parameters'.$B$26]" office:value-type="float" office:value="56270.5995800752" calcext:value-type="float">
            <text:p>56,270.60</text:p>
          </table:table-cell>
          <table:table-cell/>
          <table:table-cell table:style-name="ce47" office:value-type="currency" office:currency="GBP" office:value="1410" calcext:value-type="currency">
            <text:p>£1,410.00</text:p>
          </table:table-cell>
          <table:table-cell table:style-name="ce85" table:formula="of:=[.I286]/[$'loan-parameters'.$B$26]" office:value-type="float" office:value="2575.67177538681" calcext:value-type="float">
            <text:p>2,575.67</text:p>
          </table:table-cell>
          <table:table-cell table:style-name="ce31" table:formula="of:=IF([.I286]&lt;=[$'current-situation'.$E$7];[$'loan-parameters'.$B$6]-ORG.OPENOFFICE.MONTHS([$'loan-parameters'.$B$4];TODAY();1)/12;(LN([.I286])-LN([.I286]-[$'loan-parameters'.$B$31]*[$'current-situation'.$C$7]))/LN(1+[$'current-situation'.$C$7])/12)" office:value-type="float" office:value="3.15112063520453" calcext:value-type="float">
            <text:p>3.15</text:p>
          </table:table-cell>
          <table:table-cell table:formula="of:=([.I286]*[.K286]*12+[$'loan-parameters'.$B$32])/[$'loan-parameters'.$B$26]" office:value-type="float" office:value="97431.564122647" calcext:value-type="float">
            <text:p>97,431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1" table:formula="of:=[.A287]/12" office:value-type="float" office:value="23.8333333333333" calcext:value-type="float">
            <text:p>23.83</text:p>
          </table:table-cell>
          <table:table-cell table:style-name="ce47" table:formula="of:=IF([.B287]&lt;=[$'repayment-scenarios'.$B$28];[$'loan-parameters'.$B$31]*[$'current-situation'.$C$7]*(1+[$'current-situation'.$C$7])^[.A287]/((1+[$'current-situation'.$C$7])^[.A287]-1);&quot;&quot;)" office:value-type="currency" office:currency="GBP" office:value="266.207688468968" calcext:value-type="currency">
            <text:p>£266.21</text:p>
          </table:table-cell>
          <table:table-cell table:formula="of:=IF([.C287]&lt;&gt;&quot;&quot;;[.C287]*[.A287]+[$'loan-parameters'.$B$32];&quot;&quot;)" office:value-type="currency" office:currency="GBP" office:value="76155.3989021248" calcext:value-type="currency">
            <text:p>£76,155.40</text:p>
          </table:table-cell>
          <table:table-cell/>
          <table:table-cell table:style-name="ce31" table:formula="of:=[.B286]" office:value-type="float" office:value="23.75" calcext:value-type="float">
            <text:p>23.75</text:p>
          </table:table-cell>
          <table:table-cell table:formula="of:=IF([.F287]&lt;=[$'current-situation'.$D$7];[$'loan-parameters'.$B$31]*(1+[$'current-situation'.$C$7])^([.F287]*12)-[$'current-situation'.$B$29]/[$'current-situation'.$C$7]*((1+[$'current-situation'.$C$7])^([.F287]*12)-1);0)/[$'loan-parameters'.$B$26]" office:value-type="float" office:value="56081.8951088434" calcext:value-type="float">
            <text:p>56,081.90</text:p>
          </table:table-cell>
          <table:table-cell/>
          <table:table-cell table:style-name="ce47" office:value-type="currency" office:currency="GBP" office:value="1415" calcext:value-type="currency">
            <text:p>£1,415.00</text:p>
          </table:table-cell>
          <table:table-cell table:style-name="ce85" table:formula="of:=[.I287]/[$'loan-parameters'.$B$26]" office:value-type="float" office:value="2584.80536324279" calcext:value-type="float">
            <text:p>2,584.81</text:p>
          </table:table-cell>
          <table:table-cell table:style-name="ce31" table:formula="of:=IF([.I287]&lt;=[$'current-situation'.$E$7];[$'loan-parameters'.$B$6]-ORG.OPENOFFICE.MONTHS([$'loan-parameters'.$B$4];TODAY();1)/12;(LN([.I287])-LN([.I287]-[$'loan-parameters'.$B$31]*[$'current-situation'.$C$7]))/LN(1+[$'current-situation'.$C$7])/12)" office:value-type="float" office:value="3.13930189324523" calcext:value-type="float">
            <text:p>3.14</text:p>
          </table:table-cell>
          <table:table-cell table:formula="of:=([.I287]*[.K287]*12+[$'loan-parameters'.$B$32])/[$'loan-parameters'.$B$26]" office:value-type="float" office:value="97410.346797406" calcext:value-type="float">
            <text:p>97,410.3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1" table:formula="of:=[.A288]/12" office:value-type="float" office:value="23.9166666666667" calcext:value-type="float">
            <text:p>23.92</text:p>
          </table:table-cell>
          <table:table-cell table:style-name="ce47" table:formula="of:=IF([.B288]&lt;=[$'repayment-scenarios'.$B$28];[$'loan-parameters'.$B$31]*[$'current-situation'.$C$7]*(1+[$'current-situation'.$C$7])^[.A288]/((1+[$'current-situation'.$C$7])^[.A288]-1);&quot;&quot;)" office:value-type="currency" office:currency="GBP" office:value="265.634695657504" calcext:value-type="currency">
            <text:p>£265.63</text:p>
          </table:table-cell>
          <table:table-cell table:formula="of:=IF([.C288]&lt;&gt;&quot;&quot;;[.C288]*[.A288]+[$'loan-parameters'.$B$32];&quot;&quot;)" office:value-type="currency" office:currency="GBP" office:value="76257.1576537037" calcext:value-type="currency">
            <text:p>£76,257.16</text:p>
          </table:table-cell>
          <table:table-cell/>
          <table:table-cell table:style-name="ce31" table:formula="of:=[.B287]" office:value-type="float" office:value="23.8333333333333" calcext:value-type="float">
            <text:p>23.83</text:p>
          </table:table-cell>
          <table:table-cell table:formula="of:=IF([.F288]&lt;=[$'current-situation'.$D$7];[$'loan-parameters'.$B$31]*(1+[$'current-situation'.$C$7])^([.F288]*12)-[$'current-situation'.$B$29]/[$'current-situation'.$C$7]*((1+[$'current-situation'.$C$7])^([.F288]*12)-1);0)/[$'loan-parameters'.$B$26]" office:value-type="float" office:value="55892.598275393" calcext:value-type="float">
            <text:p>55,892.60</text:p>
          </table:table-cell>
          <table:table-cell/>
          <table:table-cell table:style-name="ce47" office:value-type="currency" office:currency="GBP" office:value="1420" calcext:value-type="currency">
            <text:p>£1,420.00</text:p>
          </table:table-cell>
          <table:table-cell table:style-name="ce85" table:formula="of:=[.I288]/[$'loan-parameters'.$B$26]" office:value-type="float" office:value="2593.93895109877" calcext:value-type="float">
            <text:p>2,593.94</text:p>
          </table:table-cell>
          <table:table-cell table:style-name="ce31" table:formula="of:=IF([.I288]&lt;=[$'current-situation'.$E$7];[$'loan-parameters'.$B$6]-ORG.OPENOFFICE.MONTHS([$'loan-parameters'.$B$4];TODAY();1)/12;(LN([.I288])-LN([.I288]-[$'loan-parameters'.$B$31]*[$'current-situation'.$C$7]))/LN(1+[$'current-situation'.$C$7])/12)" office:value-type="float" office:value="3.12757157769302" calcext:value-type="float">
            <text:p>3.13</text:p>
          </table:table-cell>
          <table:table-cell table:formula="of:=([.I288]*[.K288]*12+[$'loan-parameters'.$B$32])/[$'loan-parameters'.$B$26]" office:value-type="float" office:value="97389.2912041521" calcext:value-type="float">
            <text:p>97,389.2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1" table:formula="of:=[.A289]/12" office:value-type="float" office:value="24" calcext:value-type="float">
            <text:p>24.00</text:p>
          </table:table-cell>
          <table:table-cell table:style-name="ce47" table:formula="of:=IF([.B289]&lt;=[$'repayment-scenarios'.$B$28];[$'loan-parameters'.$B$31]*[$'current-situation'.$C$7]*(1+[$'current-situation'.$C$7])^[.A289]/((1+[$'current-situation'.$C$7])^[.A289]-1);&quot;&quot;)" office:value-type="currency" office:currency="GBP" office:value="265.065945727725" calcext:value-type="currency">
            <text:p>£265.07</text:p>
          </table:table-cell>
          <table:table-cell table:formula="of:=IF([.C289]&lt;&gt;&quot;&quot;;[.C289]*[.A289]+[$'loan-parameters'.$B$32];&quot;&quot;)" office:value-type="currency" office:currency="GBP" office:value="76358.9923695847" calcext:value-type="currency">
            <text:p>£76,358.99</text:p>
          </table:table-cell>
          <table:table-cell/>
          <table:table-cell table:style-name="ce31" table:formula="of:=[.B288]" office:value-type="float" office:value="23.9166666666667" calcext:value-type="float">
            <text:p>23.92</text:p>
          </table:table-cell>
          <table:table-cell table:formula="of:=IF([.F289]&lt;=[$'current-situation'.$D$7];[$'loan-parameters'.$B$31]*(1+[$'current-situation'.$C$7])^([.F289]*12)-[$'current-situation'.$B$29]/[$'current-situation'.$C$7]*((1+[$'current-situation'.$C$7])^([.F289]*12)-1);0)/[$'loan-parameters'.$B$26]" office:value-type="float" office:value="55702.7072202396" calcext:value-type="float">
            <text:p>55,702.71</text:p>
          </table:table-cell>
          <table:table-cell/>
          <table:table-cell table:style-name="ce47" office:value-type="currency" office:currency="GBP" office:value="1425" calcext:value-type="currency">
            <text:p>£1,425.00</text:p>
          </table:table-cell>
          <table:table-cell table:style-name="ce85" table:formula="of:=[.I289]/[$'loan-parameters'.$B$26]" office:value-type="float" office:value="2603.07253895475" calcext:value-type="float">
            <text:p>2,603.07</text:p>
          </table:table-cell>
          <table:table-cell table:style-name="ce31" table:formula="of:=IF([.I289]&lt;=[$'current-situation'.$E$7];[$'loan-parameters'.$B$6]-ORG.OPENOFFICE.MONTHS([$'loan-parameters'.$B$4];TODAY();1)/12;(LN([.I289])-LN([.I289]-[$'loan-parameters'.$B$31]*[$'current-situation'.$C$7]))/LN(1+[$'current-situation'.$C$7])/12)" office:value-type="float" office:value="3.11592869872399" calcext:value-type="float">
            <text:p>3.12</text:p>
          </table:table-cell>
          <table:table-cell table:formula="of:=([.I289]*[.K289]*12+[$'loan-parameters'.$B$32])/[$'loan-parameters'.$B$26]" office:value-type="float" office:value="97368.3954992972" calcext:value-type="float">
            <text:p>97,368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1" table:formula="of:=[.A290]/12" office:value-type="float" office:value="24.0833333333333" calcext:value-type="float">
            <text:p>24.08</text:p>
          </table:table-cell>
          <table:table-cell table:style-name="ce47" table:formula="of:=IF([.B290]&lt;=[$'repayment-scenarios'.$B$28];[$'loan-parameters'.$B$31]*[$'current-situation'.$C$7]*(1+[$'current-situation'.$C$7])^[.A290]/((1+[$'current-situation'.$C$7])^[.A290]-1);&quot;&quot;)" office:value-type="currency" office:currency="GBP" office:value="264.501394489699" calcext:value-type="currency">
            <text:p>£264.50</text:p>
          </table:table-cell>
          <table:table-cell table:formula="of:=IF([.C290]&lt;&gt;&quot;&quot;;[.C290]*[.A290]+[$'loan-parameters'.$B$32];&quot;&quot;)" office:value-type="currency" office:currency="GBP" office:value="76460.9030075231" calcext:value-type="currency">
            <text:p>£76,460.90</text:p>
          </table:table-cell>
          <table:table-cell/>
          <table:table-cell table:style-name="ce31" table:formula="of:=[.B289]" office:value-type="float" office:value="24" calcext:value-type="float">
            <text:p>24.00</text:p>
          </table:table-cell>
          <table:table-cell table:formula="of:=IF([.F290]&lt;=[$'current-situation'.$D$7];[$'loan-parameters'.$B$31]*(1+[$'current-situation'.$C$7])^([.F290]*12)-[$'current-situation'.$B$29]/[$'current-situation'.$C$7]*((1+[$'current-situation'.$C$7])^([.F290]*12)-1);0)/[$'loan-parameters'.$B$26]" office:value-type="float" office:value="55512.220078062" calcext:value-type="float">
            <text:p>55,512.22</text:p>
          </table:table-cell>
          <table:table-cell/>
          <table:table-cell table:style-name="ce47" office:value-type="currency" office:currency="GBP" office:value="1430" calcext:value-type="currency">
            <text:p>£1,430.00</text:p>
          </table:table-cell>
          <table:table-cell table:style-name="ce85" table:formula="of:=[.I290]/[$'loan-parameters'.$B$26]" office:value-type="float" office:value="2612.20612681073" calcext:value-type="float">
            <text:p>2,612.21</text:p>
          </table:table-cell>
          <table:table-cell table:style-name="ce31" table:formula="of:=IF([.I290]&lt;=[$'current-situation'.$E$7];[$'loan-parameters'.$B$6]-ORG.OPENOFFICE.MONTHS([$'loan-parameters'.$B$4];TODAY();1)/12;(LN([.I290])-LN([.I290]-[$'loan-parameters'.$B$31]*[$'current-situation'.$C$7]))/LN(1+[$'current-situation'.$C$7])/12)" office:value-type="float" office:value="3.10437228124914" calcext:value-type="float">
            <text:p>3.10</text:p>
          </table:table-cell>
          <table:table-cell table:formula="of:=([.I290]*[.K290]*12+[$'loan-parameters'.$B$32])/[$'loan-parameters'.$B$26]" office:value-type="float" office:value="97347.6578671889" calcext:value-type="float">
            <text:p>97,347.6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1" table:formula="of:=[.A291]/12" office:value-type="float" office:value="24.1666666666667" calcext:value-type="float">
            <text:p>24.17</text:p>
          </table:table-cell>
          <table:table-cell table:style-name="ce47" table:formula="of:=IF([.B291]&lt;=[$'repayment-scenarios'.$B$28];[$'loan-parameters'.$B$31]*[$'current-situation'.$C$7]*(1+[$'current-situation'.$C$7])^[.A291]/((1+[$'current-situation'.$C$7])^[.A291]-1);&quot;&quot;)" office:value-type="currency" office:currency="GBP" office:value="263.940998362605" calcext:value-type="currency">
            <text:p>£263.94</text:p>
          </table:table-cell>
          <table:table-cell table:formula="of:=IF([.C291]&lt;&gt;&quot;&quot;;[.C291]*[.A291]+[$'loan-parameters'.$B$32];&quot;&quot;)" office:value-type="currency" office:currency="GBP" office:value="76562.8895251554" calcext:value-type="currency">
            <text:p>£76,562.89</text:p>
          </table:table-cell>
          <table:table-cell/>
          <table:table-cell table:style-name="ce31" table:formula="of:=[.B290]" office:value-type="float" office:value="24.0833333333333" calcext:value-type="float">
            <text:p>24.08</text:p>
          </table:table-cell>
          <table:table-cell table:formula="of:=IF([.F291]&lt;=[$'current-situation'.$D$7];[$'loan-parameters'.$B$31]*(1+[$'current-situation'.$C$7])^([.F291]*12)-[$'current-situation'.$B$29]/[$'current-situation'.$C$7]*((1+[$'current-situation'.$C$7])^([.F291]*12)-1);0)/[$'loan-parameters'.$B$26]" office:value-type="float" office:value="55321.1349776834" calcext:value-type="float">
            <text:p>55,321.13</text:p>
          </table:table-cell>
          <table:table-cell/>
          <table:table-cell table:style-name="ce47" office:value-type="currency" office:currency="GBP" office:value="1435" calcext:value-type="currency">
            <text:p>£1,435.00</text:p>
          </table:table-cell>
          <table:table-cell table:style-name="ce85" table:formula="of:=[.I291]/[$'loan-parameters'.$B$26]" office:value-type="float" office:value="2621.33971466672" calcext:value-type="float">
            <text:p>2,621.34</text:p>
          </table:table-cell>
          <table:table-cell table:style-name="ce31" table:formula="of:=IF([.I291]&lt;=[$'current-situation'.$E$7];[$'loan-parameters'.$B$6]-ORG.OPENOFFICE.MONTHS([$'loan-parameters'.$B$4];TODAY();1)/12;(LN([.I291])-LN([.I291]-[$'loan-parameters'.$B$31]*[$'current-situation'.$C$7]))/LN(1+[$'current-situation'.$C$7])/12)" office:value-type="float" office:value="3.09290136464081" calcext:value-type="float">
            <text:p>3.09</text:p>
          </table:table-cell>
          <table:table-cell table:formula="of:=([.I291]*[.K291]*12+[$'loan-parameters'.$B$32])/[$'loan-parameters'.$B$26]" office:value-type="float" office:value="97327.076519582" calcext:value-type="float">
            <text:p>97,327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1" table:formula="of:=[.A292]/12" office:value-type="float" office:value="24.25" calcext:value-type="float">
            <text:p>24.25</text:p>
          </table:table-cell>
          <table:table-cell table:style-name="ce47" table:formula="of:=IF([.B292]&lt;=[$'repayment-scenarios'.$B$28];[$'loan-parameters'.$B$31]*[$'current-situation'.$C$7]*(1+[$'current-situation'.$C$7])^[.A292]/((1+[$'current-situation'.$C$7])^[.A292]-1);&quot;&quot;)" office:value-type="currency" office:currency="GBP" office:value="263.38471436426" calcext:value-type="currency">
            <text:p>£263.38</text:p>
          </table:table-cell>
          <table:table-cell table:formula="of:=IF([.C292]&lt;&gt;&quot;&quot;;[.C292]*[.A292]+[$'loan-parameters'.$B$32];&quot;&quot;)" office:value-type="currency" office:currency="GBP" office:value="76664.9518799996" calcext:value-type="currency">
            <text:p>£76,664.95</text:p>
          </table:table-cell>
          <table:table-cell/>
          <table:table-cell table:style-name="ce31" table:formula="of:=[.B291]" office:value-type="float" office:value="24.1666666666667" calcext:value-type="float">
            <text:p>24.17</text:p>
          </table:table-cell>
          <table:table-cell table:formula="of:=IF([.F292]&lt;=[$'current-situation'.$D$7];[$'loan-parameters'.$B$31]*(1+[$'current-situation'.$C$7])^([.F292]*12)-[$'current-situation'.$B$29]/[$'current-situation'.$C$7]*((1+[$'current-situation'.$C$7])^([.F292]*12)-1);0)/[$'loan-parameters'.$B$26]" office:value-type="float" office:value="55129.4500420528" calcext:value-type="float">
            <text:p>55,129.45</text:p>
          </table:table-cell>
          <table:table-cell/>
          <table:table-cell table:style-name="ce47" office:value-type="currency" office:currency="GBP" office:value="1440" calcext:value-type="currency">
            <text:p>£1,440.00</text:p>
          </table:table-cell>
          <table:table-cell table:style-name="ce85" table:formula="of:=[.I292]/[$'loan-parameters'.$B$26]" office:value-type="float" office:value="2630.4733025227" calcext:value-type="float">
            <text:p>2,630.47</text:p>
          </table:table-cell>
          <table:table-cell table:style-name="ce31" table:formula="of:=IF([.I292]&lt;=[$'current-situation'.$E$7];[$'loan-parameters'.$B$6]-ORG.OPENOFFICE.MONTHS([$'loan-parameters'.$B$4];TODAY();1)/12;(LN([.I292])-LN([.I292]-[$'loan-parameters'.$B$31]*[$'current-situation'.$C$7]))/LN(1+[$'current-situation'.$C$7])/12)" office:value-type="float" office:value="3.08151500246527" calcext:value-type="float">
            <text:p>3.08</text:p>
          </table:table-cell>
          <table:table-cell table:formula="of:=([.I292]*[.K292]*12+[$'loan-parameters'.$B$32])/[$'loan-parameters'.$B$26]" office:value-type="float" office:value="97306.6496951206" calcext:value-type="float">
            <text:p>97,306.6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1" table:formula="of:=[.A293]/12" office:value-type="float" office:value="24.3333333333333" calcext:value-type="float">
            <text:p>24.33</text:p>
          </table:table-cell>
          <table:table-cell table:style-name="ce47" table:formula="of:=IF([.B293]&lt;=[$'repayment-scenarios'.$B$28];[$'loan-parameters'.$B$31]*[$'current-situation'.$C$7]*(1+[$'current-situation'.$C$7])^[.A293]/((1+[$'current-situation'.$C$7])^[.A293]-1);&quot;&quot;)" office:value-type="currency" office:currency="GBP" office:value="262.832500100873" calcext:value-type="currency">
            <text:p>£262.83</text:p>
          </table:table-cell>
          <table:table-cell table:formula="of:=IF([.C293]&lt;&gt;&quot;&quot;;[.C293]*[.A293]+[$'loan-parameters'.$B$32];&quot;&quot;)" office:value-type="currency" office:currency="GBP" office:value="76767.090029455" calcext:value-type="currency">
            <text:p>£76,767.09</text:p>
          </table:table-cell>
          <table:table-cell/>
          <table:table-cell table:style-name="ce31" table:formula="of:=[.B292]" office:value-type="float" office:value="24.25" calcext:value-type="float">
            <text:p>24.25</text:p>
          </table:table-cell>
          <table:table-cell table:formula="of:=IF([.F293]&lt;=[$'current-situation'.$D$7];[$'loan-parameters'.$B$31]*(1+[$'current-situation'.$C$7])^([.F293]*12)-[$'current-situation'.$B$29]/[$'current-situation'.$C$7]*((1+[$'current-situation'.$C$7])^([.F293]*12)-1);0)/[$'loan-parameters'.$B$26]" office:value-type="float" office:value="54937.1633882279" calcext:value-type="float">
            <text:p>54,937.16</text:p>
          </table:table-cell>
          <table:table-cell/>
          <table:table-cell table:style-name="ce47" office:value-type="currency" office:currency="GBP" office:value="1445" calcext:value-type="currency">
            <text:p>£1,445.00</text:p>
          </table:table-cell>
          <table:table-cell table:style-name="ce85" table:formula="of:=[.I293]/[$'loan-parameters'.$B$26]" office:value-type="float" office:value="2639.60689037868" calcext:value-type="float">
            <text:p>2,639.61</text:p>
          </table:table-cell>
          <table:table-cell table:style-name="ce31" table:formula="of:=IF([.I293]&lt;=[$'current-situation'.$E$7];[$'loan-parameters'.$B$6]-ORG.OPENOFFICE.MONTHS([$'loan-parameters'.$B$4];TODAY();1)/12;(LN([.I293])-LN([.I293]-[$'loan-parameters'.$B$31]*[$'current-situation'.$C$7]))/LN(1+[$'current-situation'.$C$7])/12)" office:value-type="float" office:value="3.07021226222136" calcext:value-type="float">
            <text:p>3.07</text:p>
          </table:table-cell>
          <table:table-cell table:formula="of:=([.I293]*[.K293]*12+[$'loan-parameters'.$B$32])/[$'loan-parameters'.$B$26]" office:value-type="float" office:value="97286.3756588392" calcext:value-type="float">
            <text:p>97,286.3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1" table:formula="of:=[.A294]/12" office:value-type="float" office:value="24.4166666666667" calcext:value-type="float">
            <text:p>24.42</text:p>
          </table:table-cell>
          <table:table-cell table:style-name="ce47" table:formula="of:=IF([.B294]&lt;=[$'repayment-scenarios'.$B$28];[$'loan-parameters'.$B$31]*[$'current-situation'.$C$7]*(1+[$'current-situation'.$C$7])^[.A294]/((1+[$'current-situation'.$C$7])^[.A294]-1);&quot;&quot;)" office:value-type="currency" office:currency="GBP" office:value="262.284313757008" calcext:value-type="currency">
            <text:p>£262.28</text:p>
          </table:table-cell>
          <table:table-cell table:formula="of:=IF([.C294]&lt;&gt;&quot;&quot;;[.C294]*[.A294]+[$'loan-parameters'.$B$32];&quot;&quot;)" office:value-type="currency" office:currency="GBP" office:value="76869.3039308033" calcext:value-type="currency">
            <text:p>£76,869.30</text:p>
          </table:table-cell>
          <table:table-cell/>
          <table:table-cell table:style-name="ce31" table:formula="of:=[.B293]" office:value-type="float" office:value="24.3333333333333" calcext:value-type="float">
            <text:p>24.33</text:p>
          </table:table-cell>
          <table:table-cell table:formula="of:=IF([.F294]&lt;=[$'current-situation'.$D$7];[$'loan-parameters'.$B$31]*(1+[$'current-situation'.$C$7])^([.F294]*12)-[$'current-situation'.$B$29]/[$'current-situation'.$C$7]*((1+[$'current-situation'.$C$7])^([.F294]*12)-1);0)/[$'loan-parameters'.$B$26]" office:value-type="float" office:value="54744.2731273547" calcext:value-type="float">
            <text:p>54,744.27</text:p>
          </table:table-cell>
          <table:table-cell/>
          <table:table-cell table:style-name="ce47" office:value-type="currency" office:currency="GBP" office:value="1450" calcext:value-type="currency">
            <text:p>£1,450.00</text:p>
          </table:table-cell>
          <table:table-cell table:style-name="ce85" table:formula="of:=[.I294]/[$'loan-parameters'.$B$26]" office:value-type="float" office:value="2648.74047823466" calcext:value-type="float">
            <text:p>2,648.74</text:p>
          </table:table-cell>
          <table:table-cell table:style-name="ce31" table:formula="of:=IF([.I294]&lt;=[$'current-situation'.$E$7];[$'loan-parameters'.$B$6]-ORG.OPENOFFICE.MONTHS([$'loan-parameters'.$B$4];TODAY();1)/12;(LN([.I294])-LN([.I294]-[$'loan-parameters'.$B$31]*[$'current-situation'.$C$7]))/LN(1+[$'current-situation'.$C$7])/12)" office:value-type="float" office:value="3.05899222508459" calcext:value-type="float">
            <text:p>3.06</text:p>
          </table:table-cell>
          <table:table-cell table:formula="of:=([.I294]*[.K294]*12+[$'loan-parameters'.$B$32])/[$'loan-parameters'.$B$26]" office:value-type="float" office:value="97266.252701664" calcext:value-type="float">
            <text:p>97,266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1" table:formula="of:=[.A295]/12" office:value-type="float" office:value="24.5" calcext:value-type="float">
            <text:p>24.50</text:p>
          </table:table-cell>
          <table:table-cell table:style-name="ce47" table:formula="of:=IF([.B295]&lt;=[$'repayment-scenarios'.$B$28];[$'loan-parameters'.$B$31]*[$'current-situation'.$C$7]*(1+[$'current-situation'.$C$7])^[.A295]/((1+[$'current-situation'.$C$7])^[.A295]-1);&quot;&quot;)" office:value-type="currency" office:currency="GBP" office:value="261.740114085742" calcext:value-type="currency">
            <text:p>£261.74</text:p>
          </table:table-cell>
          <table:table-cell table:formula="of:=IF([.C295]&lt;&gt;&quot;&quot;;[.C295]*[.A295]+[$'loan-parameters'.$B$32];&quot;&quot;)" office:value-type="currency" office:currency="GBP" office:value="76971.5935412081" calcext:value-type="currency">
            <text:p>£76,971.59</text:p>
          </table:table-cell>
          <table:table-cell/>
          <table:table-cell table:style-name="ce31" table:formula="of:=[.B294]" office:value-type="float" office:value="24.4166666666667" calcext:value-type="float">
            <text:p>24.42</text:p>
          </table:table-cell>
          <table:table-cell table:formula="of:=IF([.F295]&lt;=[$'current-situation'.$D$7];[$'loan-parameters'.$B$31]*(1+[$'current-situation'.$C$7])^([.F295]*12)-[$'current-situation'.$B$29]/[$'current-situation'.$C$7]*((1+[$'current-situation'.$C$7])^([.F295]*12)-1);0)/[$'loan-parameters'.$B$26]" office:value-type="float" office:value="54550.7773646501" calcext:value-type="float">
            <text:p>54,550.78</text:p>
          </table:table-cell>
          <table:table-cell/>
          <table:table-cell table:style-name="ce47" office:value-type="currency" office:currency="GBP" office:value="1455" calcext:value-type="currency">
            <text:p>£1,455.00</text:p>
          </table:table-cell>
          <table:table-cell table:style-name="ce85" table:formula="of:=[.I295]/[$'loan-parameters'.$B$26]" office:value-type="float" office:value="2657.87406609064" calcext:value-type="float">
            <text:p>2,657.87</text:p>
          </table:table-cell>
          <table:table-cell table:style-name="ce31" table:formula="of:=IF([.I295]&lt;=[$'current-situation'.$E$7];[$'loan-parameters'.$B$6]-ORG.OPENOFFICE.MONTHS([$'loan-parameters'.$B$4];TODAY();1)/12;(LN([.I295])-LN([.I295]-[$'loan-parameters'.$B$31]*[$'current-situation'.$C$7]))/LN(1+[$'current-situation'.$C$7])/12)" office:value-type="float" office:value="3.04785398565727" calcext:value-type="float">
            <text:p>3.05</text:p>
          </table:table-cell>
          <table:table-cell table:formula="of:=([.I295]*[.K295]*12+[$'loan-parameters'.$B$32])/[$'loan-parameters'.$B$26]" office:value-type="float" office:value="97246.2791399373" calcext:value-type="float">
            <text:p>97,246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1" table:formula="of:=[.A296]/12" office:value-type="float" office:value="24.5833333333333" calcext:value-type="float">
            <text:p>24.58</text:p>
          </table:table-cell>
          <table:table-cell table:style-name="ce47" table:formula="of:=IF([.B296]&lt;=[$'repayment-scenarios'.$B$28];[$'loan-parameters'.$B$31]*[$'current-situation'.$C$7]*(1+[$'current-situation'.$C$7])^[.A296]/((1+[$'current-situation'.$C$7])^[.A296]-1);&quot;&quot;)" office:value-type="currency" office:currency="GBP" office:value="261.199860399036" calcext:value-type="currency">
            <text:p>£261.20</text:p>
          </table:table-cell>
          <table:table-cell table:formula="of:=IF([.C296]&lt;&gt;&quot;&quot;;[.C296]*[.A296]+[$'loan-parameters'.$B$32];&quot;&quot;)" office:value-type="currency" office:currency="GBP" office:value="77073.9588177156" calcext:value-type="currency">
            <text:p>£77,073.96</text:p>
          </table:table-cell>
          <table:table-cell/>
          <table:table-cell table:style-name="ce31" table:formula="of:=[.B295]" office:value-type="float" office:value="24.5" calcext:value-type="float">
            <text:p>24.50</text:p>
          </table:table-cell>
          <table:table-cell table:formula="of:=IF([.F296]&lt;=[$'current-situation'.$D$7];[$'loan-parameters'.$B$31]*(1+[$'current-situation'.$C$7])^([.F296]*12)-[$'current-situation'.$B$29]/[$'current-situation'.$C$7]*((1+[$'current-situation'.$C$7])^([.F296]*12)-1);0)/[$'loan-parameters'.$B$26]" office:value-type="float" office:value="54356.6741993838" calcext:value-type="float">
            <text:p>54,356.67</text:p>
          </table:table-cell>
          <table:table-cell/>
          <table:table-cell table:style-name="ce47" office:value-type="currency" office:currency="GBP" office:value="1460" calcext:value-type="currency">
            <text:p>£1,460.00</text:p>
          </table:table-cell>
          <table:table-cell table:style-name="ce85" table:formula="of:=[.I296]/[$'loan-parameters'.$B$26]" office:value-type="float" office:value="2667.00765394662" calcext:value-type="float">
            <text:p>2,667.01</text:p>
          </table:table-cell>
          <table:table-cell table:style-name="ce31" table:formula="of:=IF([.I296]&lt;=[$'current-situation'.$E$7];[$'loan-parameters'.$B$6]-ORG.OPENOFFICE.MONTHS([$'loan-parameters'.$B$4];TODAY();1)/12;(LN([.I296])-LN([.I296]-[$'loan-parameters'.$B$31]*[$'current-situation'.$C$7]))/LN(1+[$'current-situation'.$C$7])/12)" office:value-type="float" office:value="3.03679665172364" calcext:value-type="float">
            <text:p>3.04</text:p>
          </table:table-cell>
          <table:table-cell table:formula="of:=([.I296]*[.K296]*12+[$'loan-parameters'.$B$32])/[$'loan-parameters'.$B$26]" office:value-type="float" office:value="97226.453314941" calcext:value-type="float">
            <text:p>97,226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1" table:formula="of:=[.A297]/12" office:value-type="float" office:value="24.6666666666667" calcext:value-type="float">
            <text:p>24.67</text:p>
          </table:table-cell>
          <table:table-cell table:style-name="ce47" table:formula="of:=IF([.B297]&lt;=[$'repayment-scenarios'.$B$28];[$'loan-parameters'.$B$31]*[$'current-situation'.$C$7]*(1+[$'current-situation'.$C$7])^[.A297]/((1+[$'current-situation'.$C$7])^[.A297]-1);&quot;&quot;)" office:value-type="currency" office:currency="GBP" office:value="260.663512558293" calcext:value-type="currency">
            <text:p>£260.66</text:p>
          </table:table-cell>
          <table:table-cell table:formula="of:=IF([.C297]&lt;&gt;&quot;&quot;;[.C297]*[.A297]+[$'loan-parameters'.$B$32];&quot;&quot;)" office:value-type="currency" office:currency="GBP" office:value="77176.3997172548" calcext:value-type="currency">
            <text:p>£77,176.40</text:p>
          </table:table-cell>
          <table:table-cell/>
          <table:table-cell table:style-name="ce31" table:formula="of:=[.B296]" office:value-type="float" office:value="24.5833333333333" calcext:value-type="float">
            <text:p>24.58</text:p>
          </table:table-cell>
          <table:table-cell table:formula="of:=IF([.F297]&lt;=[$'current-situation'.$D$7];[$'loan-parameters'.$B$31]*(1+[$'current-situation'.$C$7])^([.F297]*12)-[$'current-situation'.$B$29]/[$'current-situation'.$C$7]*((1+[$'current-situation'.$C$7])^([.F297]*12)-1);0)/[$'loan-parameters'.$B$26]" office:value-type="float" office:value="54161.961724858" calcext:value-type="float">
            <text:p>54,161.96</text:p>
          </table:table-cell>
          <table:table-cell/>
          <table:table-cell table:style-name="ce47" office:value-type="currency" office:currency="GBP" office:value="1465" calcext:value-type="currency">
            <text:p>£1,465.00</text:p>
          </table:table-cell>
          <table:table-cell table:style-name="ce85" table:formula="of:=[.I297]/[$'loan-parameters'.$B$26]" office:value-type="float" office:value="2676.14124180261" calcext:value-type="float">
            <text:p>2,676.14</text:p>
          </table:table-cell>
          <table:table-cell table:style-name="ce31" table:formula="of:=IF([.I297]&lt;=[$'current-situation'.$E$7];[$'loan-parameters'.$B$6]-ORG.OPENOFFICE.MONTHS([$'loan-parameters'.$B$4];TODAY();1)/12;(LN([.I297])-LN([.I297]-[$'loan-parameters'.$B$31]*[$'current-situation'.$C$7]))/LN(1+[$'current-situation'.$C$7])/12)" office:value-type="float" office:value="3.02581934401075" calcext:value-type="float">
            <text:p>3.03</text:p>
          </table:table-cell>
          <table:table-cell table:formula="of:=([.I297]*[.K297]*12+[$'loan-parameters'.$B$32])/[$'loan-parameters'.$B$26]" office:value-type="float" office:value="97206.7735924392" calcext:value-type="float">
            <text:p>97,206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1" table:formula="of:=[.A298]/12" office:value-type="float" office:value="24.75" calcext:value-type="float">
            <text:p>24.75</text:p>
          </table:table-cell>
          <table:table-cell table:style-name="ce47" table:formula="of:=IF([.B298]&lt;=[$'repayment-scenarios'.$B$28];[$'loan-parameters'.$B$31]*[$'current-situation'.$C$7]*(1+[$'current-situation'.$C$7])^[.A298]/((1+[$'current-situation'.$C$7])^[.A298]-1);&quot;&quot;)" office:value-type="currency" office:currency="GBP" office:value="260.13103096511" calcext:value-type="currency">
            <text:p>£260.13</text:p>
          </table:table-cell>
          <table:table-cell table:formula="of:=IF([.C298]&lt;&gt;&quot;&quot;;[.C298]*[.A298]+[$'loan-parameters'.$B$32];&quot;&quot;)" office:value-type="currency" office:currency="GBP" office:value="77278.9161966375" calcext:value-type="currency">
            <text:p>£77,278.92</text:p>
          </table:table-cell>
          <table:table-cell/>
          <table:table-cell table:style-name="ce31" table:formula="of:=[.B297]" office:value-type="float" office:value="24.6666666666667" calcext:value-type="float">
            <text:p>24.67</text:p>
          </table:table-cell>
          <table:table-cell table:formula="of:=IF([.F298]&lt;=[$'current-situation'.$D$7];[$'loan-parameters'.$B$31]*(1+[$'current-situation'.$C$7])^([.F298]*12)-[$'current-situation'.$B$29]/[$'current-situation'.$C$7]*((1+[$'current-situation'.$C$7])^([.F298]*12)-1);0)/[$'loan-parameters'.$B$26]" office:value-type="float" office:value="53966.6380283899" calcext:value-type="float">
            <text:p>53,966.64</text:p>
          </table:table-cell>
          <table:table-cell/>
          <table:table-cell table:style-name="ce47" office:value-type="currency" office:currency="GBP" office:value="1470" calcext:value-type="currency">
            <text:p>£1,470.00</text:p>
          </table:table-cell>
          <table:table-cell table:style-name="ce85" table:formula="of:=[.I298]/[$'loan-parameters'.$B$26]" office:value-type="float" office:value="2685.27482965859" calcext:value-type="float">
            <text:p>2,685.27</text:p>
          </table:table-cell>
          <table:table-cell table:style-name="ce31" table:formula="of:=IF([.I298]&lt;=[$'current-situation'.$E$7];[$'loan-parameters'.$B$6]-ORG.OPENOFFICE.MONTHS([$'loan-parameters'.$B$4];TODAY();1)/12;(LN([.I298])-LN([.I298]-[$'loan-parameters'.$B$31]*[$'current-situation'.$C$7]))/LN(1+[$'current-situation'.$C$7])/12)" office:value-type="float" office:value="3.01492119595437" calcext:value-type="float">
            <text:p>3.01</text:p>
          </table:table-cell>
          <table:table-cell table:formula="of:=([.I298]*[.K298]*12+[$'loan-parameters'.$B$32])/[$'loan-parameters'.$B$26]" office:value-type="float" office:value="97187.2383622291" calcext:value-type="float">
            <text:p>97,187.2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1" table:formula="of:=[.A299]/12" office:value-type="float" office:value="24.8333333333333" calcext:value-type="float">
            <text:p>24.83</text:p>
          </table:table-cell>
          <table:table-cell table:style-name="ce47" table:formula="of:=IF([.B299]&lt;=[$'repayment-scenarios'.$B$28];[$'loan-parameters'.$B$31]*[$'current-situation'.$C$7]*(1+[$'current-situation'.$C$7])^[.A299]/((1+[$'current-situation'.$C$7])^[.A299]-1);&quot;&quot;)" office:value-type="currency" office:currency="GBP" office:value="259.602376552212" calcext:value-type="currency">
            <text:p>£259.60</text:p>
          </table:table-cell>
          <table:table-cell table:formula="of:=IF([.C299]&lt;&gt;&quot;&quot;;[.C299]*[.A299]+[$'loan-parameters'.$B$32];&quot;&quot;)" office:value-type="currency" office:currency="GBP" office:value="77381.5082125592" calcext:value-type="currency">
            <text:p>£77,381.51</text:p>
          </table:table-cell>
          <table:table-cell/>
          <table:table-cell table:style-name="ce31" table:formula="of:=[.B298]" office:value-type="float" office:value="24.75" calcext:value-type="float">
            <text:p>24.75</text:p>
          </table:table-cell>
          <table:table-cell table:formula="of:=IF([.F299]&lt;=[$'current-situation'.$D$7];[$'loan-parameters'.$B$31]*(1+[$'current-situation'.$C$7])^([.F299]*12)-[$'current-situation'.$B$29]/[$'current-situation'.$C$7]*((1+[$'current-situation'.$C$7])^([.F299]*12)-1);0)/[$'loan-parameters'.$B$26]" office:value-type="float" office:value="53770.7011912929" calcext:value-type="float">
            <text:p>53,770.70</text:p>
          </table:table-cell>
          <table:table-cell/>
          <table:table-cell table:style-name="ce47" office:value-type="currency" office:currency="GBP" office:value="1475" calcext:value-type="currency">
            <text:p>£1,475.00</text:p>
          </table:table-cell>
          <table:table-cell table:style-name="ce85" table:formula="of:=[.I299]/[$'loan-parameters'.$B$26]" office:value-type="float" office:value="2694.40841751457" calcext:value-type="float">
            <text:p>2,694.41</text:p>
          </table:table-cell>
          <table:table-cell table:style-name="ce31" table:formula="of:=IF([.I299]&lt;=[$'current-situation'.$E$7];[$'loan-parameters'.$B$6]-ORG.OPENOFFICE.MONTHS([$'loan-parameters'.$B$4];TODAY();1)/12;(LN([.I299])-LN([.I299]-[$'loan-parameters'.$B$31]*[$'current-situation'.$C$7]))/LN(1+[$'current-situation'.$C$7])/12)" office:value-type="float" office:value="3.00410135346986" calcext:value-type="float">
            <text:p>3.00</text:p>
          </table:table-cell>
          <table:table-cell table:formula="of:=([.I299]*[.K299]*12+[$'loan-parameters'.$B$32])/[$'loan-parameters'.$B$26]" office:value-type="float" office:value="97167.8460376972" calcext:value-type="float">
            <text:p>97,167.8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1" table:formula="of:=[.A300]/12" office:value-type="float" office:value="24.9166666666667" calcext:value-type="float">
            <text:p>24.92</text:p>
          </table:table-cell>
          <table:table-cell table:style-name="ce47" table:formula="of:=IF([.B300]&lt;=[$'repayment-scenarios'.$B$28];[$'loan-parameters'.$B$31]*[$'current-situation'.$C$7]*(1+[$'current-situation'.$C$7])^[.A300]/((1+[$'current-situation'.$C$7])^[.A300]-1);&quot;&quot;)" office:value-type="currency" office:currency="GBP" office:value="259.077510774578" calcext:value-type="currency">
            <text:p>£259.08</text:p>
          </table:table-cell>
          <table:table-cell table:formula="of:=IF([.C300]&lt;&gt;&quot;&quot;;[.C300]*[.A300]+[$'loan-parameters'.$B$32];&quot;&quot;)" office:value-type="currency" office:currency="GBP" office:value="77484.1757215988" calcext:value-type="currency">
            <text:p>£77,484.18</text:p>
          </table:table-cell>
          <table:table-cell/>
          <table:table-cell table:style-name="ce31" table:formula="of:=[.B299]" office:value-type="float" office:value="24.8333333333333" calcext:value-type="float">
            <text:p>24.83</text:p>
          </table:table-cell>
          <table:table-cell table:formula="of:=IF([.F300]&lt;=[$'current-situation'.$D$7];[$'loan-parameters'.$B$31]*(1+[$'current-situation'.$C$7])^([.F300]*12)-[$'current-situation'.$B$29]/[$'current-situation'.$C$7]*((1+[$'current-situation'.$C$7])^([.F300]*12)-1);0)/[$'loan-parameters'.$B$26]" office:value-type="float" office:value="53574.1492888572" calcext:value-type="float">
            <text:p>53,574.15</text:p>
          </table:table-cell>
          <table:table-cell/>
          <table:table-cell table:style-name="ce47" office:value-type="currency" office:currency="GBP" office:value="1480" calcext:value-type="currency">
            <text:p>£1,480.00</text:p>
          </table:table-cell>
          <table:table-cell table:style-name="ce85" table:formula="of:=[.I300]/[$'loan-parameters'.$B$26]" office:value-type="float" office:value="2703.54200537055" calcext:value-type="float">
            <text:p>2,703.54</text:p>
          </table:table-cell>
          <table:table-cell table:style-name="ce31" table:formula="of:=IF([.I300]&lt;=[$'current-situation'.$E$7];[$'loan-parameters'.$B$6]-ORG.OPENOFFICE.MONTHS([$'loan-parameters'.$B$4];TODAY();1)/12;(LN([.I300])-LN([.I300]-[$'loan-parameters'.$B$31]*[$'current-situation'.$C$7]))/LN(1+[$'current-situation'.$C$7])/12)" office:value-type="float" office:value="2.9933589747282" calcext:value-type="float">
            <text:p>2.99</text:p>
          </table:table-cell>
          <table:table-cell table:formula="of:=([.I300]*[.K300]*12+[$'loan-parameters'.$B$32])/[$'loan-parameters'.$B$26]" office:value-type="float" office:value="97148.5950553912" calcext:value-type="float">
            <text:p>97,148.6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1" table:formula="of:=[.A301]/12" office:value-type="float" office:value="25" calcext:value-type="float">
            <text:p>25.00</text:p>
          </table:table-cell>
          <table:table-cell table:style-name="ce47" table:formula="of:=IF([.B301]&lt;=[$'repayment-scenarios'.$B$28];[$'loan-parameters'.$B$31]*[$'current-situation'.$C$7]*(1+[$'current-situation'.$C$7])^[.A301]/((1+[$'current-situation'.$C$7])^[.A301]-1);&quot;&quot;)" office:value-type="currency" office:currency="GBP" office:value="258.556395600729" calcext:value-type="currency">
            <text:p>£258.56</text:p>
          </table:table-cell>
          <table:table-cell table:formula="of:=IF([.C301]&lt;&gt;&quot;&quot;;[.C301]*[.A301]+[$'loan-parameters'.$B$32];&quot;&quot;)" office:value-type="currency" office:currency="GBP" office:value="77586.9186802188" calcext:value-type="currency">
            <text:p>£77,586.92</text:p>
          </table:table-cell>
          <table:table-cell/>
          <table:table-cell table:style-name="ce31" table:formula="of:=[.B300]" office:value-type="float" office:value="24.9166666666667" calcext:value-type="float">
            <text:p>24.92</text:p>
          </table:table-cell>
          <table:table-cell table:formula="of:=IF([.F301]&lt;=[$'current-situation'.$D$7];[$'loan-parameters'.$B$31]*(1+[$'current-situation'.$C$7])^([.F301]*12)-[$'current-situation'.$B$29]/[$'current-situation'.$C$7]*((1+[$'current-situation'.$C$7])^([.F301]*12)-1);0)/[$'loan-parameters'.$B$26]" office:value-type="float" office:value="53376.9803903308" calcext:value-type="float">
            <text:p>53,376.98</text:p>
          </table:table-cell>
          <table:table-cell/>
          <table:table-cell table:style-name="ce47" office:value-type="currency" office:currency="GBP" office:value="1485" calcext:value-type="currency">
            <text:p>£1,485.00</text:p>
          </table:table-cell>
          <table:table-cell table:style-name="ce85" table:formula="of:=[.I301]/[$'loan-parameters'.$B$26]" office:value-type="float" office:value="2712.67559322653" calcext:value-type="float">
            <text:p>2,712.68</text:p>
          </table:table-cell>
          <table:table-cell table:style-name="ce31" table:formula="of:=IF([.I301]&lt;=[$'current-situation'.$E$7];[$'loan-parameters'.$B$6]-ORG.OPENOFFICE.MONTHS([$'loan-parameters'.$B$4];TODAY();1)/12;(LN([.I301])-LN([.I301]-[$'loan-parameters'.$B$31]*[$'current-situation'.$C$7]))/LN(1+[$'current-situation'.$C$7])/12)" office:value-type="float" office:value="2.98269322993662" calcext:value-type="float">
            <text:p>2.98</text:p>
          </table:table-cell>
          <table:table-cell table:formula="of:=([.I301]*[.K301]*12+[$'loan-parameters'.$B$32])/[$'loan-parameters'.$B$26]" office:value-type="float" office:value="97129.4838745968" calcext:value-type="float">
            <text:p>97,129.4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1" table:formula="of:=[.A302]/12" office:value-type="float" office:value="25.0833333333333" calcext:value-type="float">
            <text:p>25.08</text:p>
          </table:table-cell>
          <table:table-cell table:style-name="ce47" table:formula="of:=IF([.B302]&lt;=[$'repayment-scenarios'.$B$28];[$'loan-parameters'.$B$31]*[$'current-situation'.$C$7]*(1+[$'current-situation'.$C$7])^[.A302]/((1+[$'current-situation'.$C$7])^[.A302]-1);&quot;&quot;)" office:value-type="currency" office:currency="GBP" office:value="258.038993504207" calcext:value-type="currency">
            <text:p>£258.04</text:p>
          </table:table-cell>
          <table:table-cell table:formula="of:=IF([.C302]&lt;&gt;&quot;&quot;;[.C302]*[.A302]+[$'loan-parameters'.$B$32];&quot;&quot;)" office:value-type="currency" office:currency="GBP" office:value="77689.7370447662" calcext:value-type="currency">
            <text:p>£77,689.74</text:p>
          </table:table-cell>
          <table:table-cell/>
          <table:table-cell table:style-name="ce31" table:formula="of:=[.B301]" office:value-type="float" office:value="25" calcext:value-type="float">
            <text:p>25.00</text:p>
          </table:table-cell>
          <table:table-cell table:formula="of:=IF([.F302]&lt;=[$'current-situation'.$D$7];[$'loan-parameters'.$B$31]*(1+[$'current-situation'.$C$7])^([.F302]*12)-[$'current-situation'.$B$29]/[$'current-situation'.$C$7]*((1+[$'current-situation'.$C$7])^([.F302]*12)-1);0)/[$'loan-parameters'.$B$26]" office:value-type="float" office:value="53179.1925589018" calcext:value-type="float">
            <text:p>53,179.19</text:p>
          </table:table-cell>
          <table:table-cell/>
          <table:table-cell table:style-name="ce47" office:value-type="currency" office:currency="GBP" office:value="1490" calcext:value-type="currency">
            <text:p>£1,490.00</text:p>
          </table:table-cell>
          <table:table-cell table:style-name="ce85" table:formula="of:=[.I302]/[$'loan-parameters'.$B$26]" office:value-type="float" office:value="2721.80918108251" calcext:value-type="float">
            <text:p>2,721.81</text:p>
          </table:table-cell>
          <table:table-cell table:style-name="ce31" table:formula="of:=IF([.I302]&lt;=[$'current-situation'.$E$7];[$'loan-parameters'.$B$6]-ORG.OPENOFFICE.MONTHS([$'loan-parameters'.$B$4];TODAY();1)/12;(LN([.I302])-LN([.I302]-[$'loan-parameters'.$B$31]*[$'current-situation'.$C$7]))/LN(1+[$'current-situation'.$C$7])/12)" office:value-type="float" office:value="2.97210330112414" calcext:value-type="float">
            <text:p>2.97</text:p>
          </table:table-cell>
          <table:table-cell table:formula="of:=([.I302]*[.K302]*12+[$'loan-parameters'.$B$32])/[$'loan-parameters'.$B$26]" office:value-type="float" office:value="97110.5109769279" calcext:value-type="float">
            <text:p>97,110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1" table:formula="of:=[.A303]/12" office:value-type="float" office:value="25.1666666666667" calcext:value-type="float">
            <text:p>25.17</text:p>
          </table:table-cell>
          <table:table-cell table:style-name="ce47" table:formula="of:=IF([.B303]&lt;=[$'repayment-scenarios'.$B$28];[$'loan-parameters'.$B$31]*[$'current-situation'.$C$7]*(1+[$'current-situation'.$C$7])^[.A303]/((1+[$'current-situation'.$C$7])^[.A303]-1);&quot;&quot;)" office:value-type="currency" office:currency="GBP" office:value="257.525267455206" calcext:value-type="currency">
            <text:p>£257.53</text:p>
          </table:table-cell>
          <table:table-cell table:formula="of:=IF([.C303]&lt;&gt;&quot;&quot;;[.C303]*[.A303]+[$'loan-parameters'.$B$32];&quot;&quot;)" office:value-type="currency" office:currency="GBP" office:value="77792.6307714723" calcext:value-type="currency">
            <text:p>£77,792.63</text:p>
          </table:table-cell>
          <table:table-cell/>
          <table:table-cell table:style-name="ce31" table:formula="of:=[.B302]" office:value-type="float" office:value="25.0833333333333" calcext:value-type="float">
            <text:p>25.08</text:p>
          </table:table-cell>
          <table:table-cell table:formula="of:=IF([.F303]&lt;=[$'current-situation'.$D$7];[$'loan-parameters'.$B$31]*(1+[$'current-situation'.$C$7])^([.F303]*12)-[$'current-situation'.$B$29]/[$'current-situation'.$C$7]*((1+[$'current-situation'.$C$7])^([.F303]*12)-1);0)/[$'loan-parameters'.$B$26]" office:value-type="float" office:value="52980.7838516775" calcext:value-type="float">
            <text:p>52,980.78</text:p>
          </table:table-cell>
          <table:table-cell/>
          <table:table-cell table:style-name="ce47" office:value-type="currency" office:currency="GBP" office:value="1495" calcext:value-type="currency">
            <text:p>£1,495.00</text:p>
          </table:table-cell>
          <table:table-cell table:style-name="ce85" table:formula="of:=[.I303]/[$'loan-parameters'.$B$26]" office:value-type="float" office:value="2730.94276893849" calcext:value-type="float">
            <text:p>2,730.94</text:p>
          </table:table-cell>
          <table:table-cell table:style-name="ce31" table:formula="of:=IF([.I303]&lt;=[$'current-situation'.$E$7];[$'loan-parameters'.$B$6]-ORG.OPENOFFICE.MONTHS([$'loan-parameters'.$B$4];TODAY();1)/12;(LN([.I303])-LN([.I303]-[$'loan-parameters'.$B$31]*[$'current-situation'.$C$7]))/LN(1+[$'current-situation'.$C$7])/12)" office:value-type="float" office:value="2.96158838193143" calcext:value-type="float">
            <text:p>2.96</text:p>
          </table:table-cell>
          <table:table-cell table:formula="of:=([.I303]*[.K303]*12+[$'loan-parameters'.$B$32])/[$'loan-parameters'.$B$26]" office:value-type="float" office:value="97091.6748659187" calcext:value-type="float">
            <text:p>97,091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1" table:formula="of:=[.A304]/12" office:value-type="float" office:value="25.25" calcext:value-type="float">
            <text:p>25.25</text:p>
          </table:table-cell>
          <table:table-cell table:style-name="ce47" table:formula="of:=IF([.B304]&lt;=[$'repayment-scenarios'.$B$28];[$'loan-parameters'.$B$31]*[$'current-situation'.$C$7]*(1+[$'current-situation'.$C$7])^[.A304]/((1+[$'current-situation'.$C$7])^[.A304]-1);&quot;&quot;)" office:value-type="currency" office:currency="GBP" office:value="257.015180912386" calcext:value-type="currency">
            <text:p>£257.02</text:p>
          </table:table-cell>
          <table:table-cell table:formula="of:=IF([.C304]&lt;&gt;&quot;&quot;;[.C304]*[.A304]+[$'loan-parameters'.$B$32];&quot;&quot;)" office:value-type="currency" office:currency="GBP" office:value="77895.599816453" calcext:value-type="currency">
            <text:p>£77,895.60</text:p>
          </table:table-cell>
          <table:table-cell/>
          <table:table-cell table:style-name="ce31" table:formula="of:=[.B303]" office:value-type="float" office:value="25.1666666666667" calcext:value-type="float">
            <text:p>25.17</text:p>
          </table:table-cell>
          <table:table-cell table:formula="of:=IF([.F304]&lt;=[$'current-situation'.$D$7];[$'loan-parameters'.$B$31]*(1+[$'current-situation'.$C$7])^([.F304]*12)-[$'current-situation'.$B$29]/[$'current-situation'.$C$7]*((1+[$'current-situation'.$C$7])^([.F304]*12)-1);0)/[$'loan-parameters'.$B$26]" office:value-type="float" office:value="52781.7523196665" calcext:value-type="float">
            <text:p>52,781.75</text:p>
          </table:table-cell>
          <table:table-cell/>
          <table:table-cell table:style-name="ce47" office:value-type="currency" office:currency="GBP" office:value="1500" calcext:value-type="currency">
            <text:p>£1,500.00</text:p>
          </table:table-cell>
          <table:table-cell table:style-name="ce85" table:formula="of:=[.I304]/[$'loan-parameters'.$B$26]" office:value-type="float" office:value="2740.07635679448" calcext:value-type="float">
            <text:p>2,740.08</text:p>
          </table:table-cell>
          <table:table-cell table:style-name="ce31" table:formula="of:=IF([.I304]&lt;=[$'current-situation'.$E$7];[$'loan-parameters'.$B$6]-ORG.OPENOFFICE.MONTHS([$'loan-parameters'.$B$4];TODAY();1)/12;(LN([.I304])-LN([.I304]-[$'loan-parameters'.$B$31]*[$'current-situation'.$C$7]))/LN(1+[$'current-situation'.$C$7])/12)" office:value-type="float" office:value="2.9511476774055" calcext:value-type="float">
            <text:p>2.95</text:p>
          </table:table-cell>
          <table:table-cell table:formula="of:=([.I304]*[.K304]*12+[$'loan-parameters'.$B$32])/[$'loan-parameters'.$B$26]" office:value-type="float" office:value="97072.9740666368" calcext:value-type="float">
            <text:p>97,072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1" table:formula="of:=[.A305]/12" office:value-type="float" office:value="25.3333333333333" calcext:value-type="float">
            <text:p>25.33</text:p>
          </table:table-cell>
          <table:table-cell table:style-name="ce47" table:formula="of:=IF([.B305]&lt;=[$'repayment-scenarios'.$B$28];[$'loan-parameters'.$B$31]*[$'current-situation'.$C$7]*(1+[$'current-situation'.$C$7])^[.A305]/((1+[$'current-situation'.$C$7])^[.A305]-1);&quot;&quot;)" office:value-type="currency" office:currency="GBP" office:value="256.508697814833" calcext:value-type="currency">
            <text:p>£256.51</text:p>
          </table:table-cell>
          <table:table-cell table:formula="of:=IF([.C305]&lt;&gt;&quot;&quot;;[.C305]*[.A305]+[$'loan-parameters'.$B$32];&quot;&quot;)" office:value-type="currency" office:currency="GBP" office:value="77998.6441357094" calcext:value-type="currency">
            <text:p>£77,998.64</text:p>
          </table:table-cell>
          <table:table-cell/>
          <table:table-cell table:style-name="ce31" table:formula="of:=[.B304]" office:value-type="float" office:value="25.25" calcext:value-type="float">
            <text:p>25.25</text:p>
          </table:table-cell>
          <table:table-cell table:formula="of:=IF([.F305]&lt;=[$'current-situation'.$D$7];[$'loan-parameters'.$B$31]*(1+[$'current-situation'.$C$7])^([.F305]*12)-[$'current-situation'.$B$29]/[$'current-situation'.$C$7]*((1+[$'current-situation'.$C$7])^([.F305]*12)-1);0)/[$'loan-parameters'.$B$26]" office:value-type="float" office:value="52582.0960077599" calcext:value-type="float">
            <text:p>52,582.10</text:p>
          </table:table-cell>
          <table:table-cell/>
          <table:table-cell table:style-name="ce47" office:value-type="currency" office:currency="GBP" office:value="1505" calcext:value-type="currency">
            <text:p>£1,505.00</text:p>
          </table:table-cell>
          <table:table-cell table:style-name="ce85" table:formula="of:=[.I305]/[$'loan-parameters'.$B$26]" office:value-type="float" office:value="2749.20994465046" calcext:value-type="float">
            <text:p>2,749.21</text:p>
          </table:table-cell>
          <table:table-cell table:style-name="ce31" table:formula="of:=IF([.I305]&lt;=[$'current-situation'.$E$7];[$'loan-parameters'.$B$6]-ORG.OPENOFFICE.MONTHS([$'loan-parameters'.$B$4];TODAY();1)/12;(LN([.I305])-LN([.I305]-[$'loan-parameters'.$B$31]*[$'current-situation'.$C$7]))/LN(1+[$'current-situation'.$C$7])/12)" office:value-type="float" office:value="2.94078040379829" calcext:value-type="float">
            <text:p>2.94</text:p>
          </table:table-cell>
          <table:table-cell table:formula="of:=([.I305]*[.K305]*12+[$'loan-parameters'.$B$32])/[$'loan-parameters'.$B$26]" office:value-type="float" office:value="97054.4071252894" calcext:value-type="float">
            <text:p>97,054.4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1" table:formula="of:=[.A306]/12" office:value-type="float" office:value="25.4166666666667" calcext:value-type="float">
            <text:p>25.42</text:p>
          </table:table-cell>
          <table:table-cell table:style-name="ce47" table:formula="of:=IF([.B306]&lt;=[$'repayment-scenarios'.$B$28];[$'loan-parameters'.$B$31]*[$'current-situation'.$C$7]*(1+[$'current-situation'.$C$7])^[.A306]/((1+[$'current-situation'.$C$7])^[.A306]-1);&quot;&quot;)" office:value-type="currency" office:currency="GBP" office:value="256.005782574188" calcext:value-type="currency">
            <text:p>£256.01</text:p>
          </table:table-cell>
          <table:table-cell table:formula="of:=IF([.C306]&lt;&gt;&quot;&quot;;[.C306]*[.A306]+[$'loan-parameters'.$B$32];&quot;&quot;)" office:value-type="currency" office:currency="GBP" office:value="78101.7636851274" calcext:value-type="currency">
            <text:p>£78,101.76</text:p>
          </table:table-cell>
          <table:table-cell/>
          <table:table-cell table:style-name="ce31" table:formula="of:=[.B305]" office:value-type="float" office:value="25.3333333333333" calcext:value-type="float">
            <text:p>25.33</text:p>
          </table:table-cell>
          <table:table-cell table:formula="of:=IF([.F306]&lt;=[$'current-situation'.$D$7];[$'loan-parameters'.$B$31]*(1+[$'current-situation'.$C$7])^([.F306]*12)-[$'current-situation'.$B$29]/[$'current-situation'.$C$7]*((1+[$'current-situation'.$C$7])^([.F306]*12)-1);0)/[$'loan-parameters'.$B$26]" office:value-type="float" office:value="52381.8129547109" calcext:value-type="float">
            <text:p>52,381.81</text:p>
          </table:table-cell>
          <table:table-cell/>
          <table:table-cell table:style-name="ce47" office:value-type="currency" office:currency="GBP" office:value="1510" calcext:value-type="currency">
            <text:p>£1,510.00</text:p>
          </table:table-cell>
          <table:table-cell table:style-name="ce85" table:formula="of:=[.I306]/[$'loan-parameters'.$B$26]" office:value-type="float" office:value="2758.34353250644" calcext:value-type="float">
            <text:p>2,758.34</text:p>
          </table:table-cell>
          <table:table-cell table:style-name="ce31" table:formula="of:=IF([.I306]&lt;=[$'current-situation'.$E$7];[$'loan-parameters'.$B$6]-ORG.OPENOFFICE.MONTHS([$'loan-parameters'.$B$4];TODAY();1)/12;(LN([.I306])-LN([.I306]-[$'loan-parameters'.$B$31]*[$'current-situation'.$C$7]))/LN(1+[$'current-situation'.$C$7])/12)" office:value-type="float" office:value="2.93048578836997" calcext:value-type="float">
            <text:p>2.93</text:p>
          </table:table-cell>
          <table:table-cell table:formula="of:=([.I306]*[.K306]*12+[$'loan-parameters'.$B$32])/[$'loan-parameters'.$B$26]" office:value-type="float" office:value="97035.9726088519" calcext:value-type="float">
            <text:p>97,035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1" table:formula="of:=[.A307]/12" office:value-type="float" office:value="25.5" calcext:value-type="float">
            <text:p>25.50</text:p>
          </table:table-cell>
          <table:table-cell table:style-name="ce47" table:formula="of:=IF([.B307]&lt;=[$'repayment-scenarios'.$B$28];[$'loan-parameters'.$B$31]*[$'current-situation'.$C$7]*(1+[$'current-situation'.$C$7])^[.A307]/((1+[$'current-situation'.$C$7])^[.A307]-1);&quot;&quot;)" office:value-type="currency" office:currency="GBP" office:value="255.506400066924" calcext:value-type="currency">
            <text:p>£255.51</text:p>
          </table:table-cell>
          <table:table-cell table:formula="of:=IF([.C307]&lt;&gt;&quot;&quot;;[.C307]*[.A307]+[$'loan-parameters'.$B$32];&quot;&quot;)" office:value-type="currency" office:currency="GBP" office:value="78204.9584204789" calcext:value-type="currency">
            <text:p>£78,204.96</text:p>
          </table:table-cell>
          <table:table-cell/>
          <table:table-cell table:style-name="ce31" table:formula="of:=[.B306]" office:value-type="float" office:value="25.4166666666667" calcext:value-type="float">
            <text:p>25.42</text:p>
          </table:table-cell>
          <table:table-cell table:formula="of:=IF([.F307]&lt;=[$'current-situation'.$D$7];[$'loan-parameters'.$B$31]*(1+[$'current-situation'.$C$7])^([.F307]*12)-[$'current-situation'.$B$29]/[$'current-situation'.$C$7]*((1+[$'current-situation'.$C$7])^([.F307]*12)-1);0)/[$'loan-parameters'.$B$26]" office:value-type="float" office:value="52180.9011931161" calcext:value-type="float">
            <text:p>52,180.90</text:p>
          </table:table-cell>
          <table:table-cell/>
          <table:table-cell table:style-name="ce47" office:value-type="currency" office:currency="GBP" office:value="1515" calcext:value-type="currency">
            <text:p>£1,515.00</text:p>
          </table:table-cell>
          <table:table-cell table:style-name="ce85" table:formula="of:=[.I307]/[$'loan-parameters'.$B$26]" office:value-type="float" office:value="2767.47712036242" calcext:value-type="float">
            <text:p>2,767.48</text:p>
          </table:table-cell>
          <table:table-cell table:style-name="ce31" table:formula="of:=IF([.I307]&lt;=[$'current-situation'.$E$7];[$'loan-parameters'.$B$6]-ORG.OPENOFFICE.MONTHS([$'loan-parameters'.$B$4];TODAY();1)/12;(LN([.I307])-LN([.I307]-[$'loan-parameters'.$B$31]*[$'current-situation'.$C$7]))/LN(1+[$'current-situation'.$C$7])/12)" office:value-type="float" office:value="2.92026306919585" calcext:value-type="float">
            <text:p>2.92</text:p>
          </table:table-cell>
          <table:table-cell table:formula="of:=([.I307]*[.K307]*12+[$'loan-parameters'.$B$32])/[$'loan-parameters'.$B$26]" office:value-type="float" office:value="97017.6691046903" calcext:value-type="float">
            <text:p>97,017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1" table:formula="of:=[.A308]/12" office:value-type="float" office:value="25.5833333333333" calcext:value-type="float">
            <text:p>25.58</text:p>
          </table:table-cell>
          <table:table-cell table:style-name="ce47" table:formula="of:=IF([.B308]&lt;=[$'repayment-scenarios'.$B$28];[$'loan-parameters'.$B$31]*[$'current-situation'.$C$7]*(1+[$'current-situation'.$C$7])^[.A308]/((1+[$'current-situation'.$C$7])^[.A308]-1);&quot;&quot;)" office:value-type="currency" office:currency="GBP" office:value="255.010515626779" calcext:value-type="currency">
            <text:p>£255.01</text:p>
          </table:table-cell>
          <table:table-cell table:formula="of:=IF([.C308]&lt;&gt;&quot;&quot;;[.C308]*[.A308]+[$'loan-parameters'.$B$32];&quot;&quot;)" office:value-type="currency" office:currency="GBP" office:value="78308.2282974213" calcext:value-type="currency">
            <text:p>£78,308.23</text:p>
          </table:table-cell>
          <table:table-cell/>
          <table:table-cell table:style-name="ce31" table:formula="of:=[.B307]" office:value-type="float" office:value="25.5" calcext:value-type="float">
            <text:p>25.50</text:p>
          </table:table-cell>
          <table:table-cell table:formula="of:=IF([.F308]&lt;=[$'current-situation'.$D$7];[$'loan-parameters'.$B$31]*(1+[$'current-situation'.$C$7])^([.F308]*12)-[$'current-situation'.$B$29]/[$'current-situation'.$C$7]*((1+[$'current-situation'.$C$7])^([.F308]*12)-1);0)/[$'loan-parameters'.$B$26]" office:value-type="float" office:value="51979.3587493969" calcext:value-type="float">
            <text:p>51,979.36</text:p>
          </table:table-cell>
          <table:table-cell/>
          <table:table-cell table:style-name="ce47" office:value-type="currency" office:currency="GBP" office:value="1520" calcext:value-type="currency">
            <text:p>£1,520.00</text:p>
          </table:table-cell>
          <table:table-cell table:style-name="ce85" table:formula="of:=[.I308]/[$'loan-parameters'.$B$26]" office:value-type="float" office:value="2776.6107082184" calcext:value-type="float">
            <text:p>2,776.61</text:p>
          </table:table-cell>
          <table:table-cell table:style-name="ce31" table:formula="of:=IF([.I308]&lt;=[$'current-situation'.$E$7];[$'loan-parameters'.$B$6]-ORG.OPENOFFICE.MONTHS([$'loan-parameters'.$B$4];TODAY();1)/12;(LN([.I308])-LN([.I308]-[$'loan-parameters'.$B$31]*[$'current-situation'.$C$7]))/LN(1+[$'current-situation'.$C$7])/12)" office:value-type="float" office:value="2.91011149497807" calcext:value-type="float">
            <text:p>2.91</text:p>
          </table:table-cell>
          <table:table-cell table:formula="of:=([.I308]*[.K308]*12+[$'loan-parameters'.$B$32])/[$'loan-parameters'.$B$26]" office:value-type="float" office:value="96999.4952202109" calcext:value-type="float">
            <text:p>96,999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1" table:formula="of:=[.A309]/12" office:value-type="float" office:value="25.6666666666667" calcext:value-type="float">
            <text:p>25.67</text:p>
          </table:table-cell>
          <table:table-cell table:style-name="ce47" table:formula="of:=IF([.B309]&lt;=[$'repayment-scenarios'.$B$28];[$'loan-parameters'.$B$31]*[$'current-situation'.$C$7]*(1+[$'current-situation'.$C$7])^[.A309]/((1+[$'current-situation'.$C$7])^[.A309]-1);&quot;&quot;)" office:value-type="currency" office:currency="GBP" office:value="254.518095037332" calcext:value-type="currency">
            <text:p>£254.52</text:p>
          </table:table-cell>
          <table:table-cell table:formula="of:=IF([.C309]&lt;&gt;&quot;&quot;;[.C309]*[.A309]+[$'loan-parameters'.$B$32];&quot;&quot;)" office:value-type="currency" office:currency="GBP" office:value="78411.5732714982" calcext:value-type="currency">
            <text:p>£78,411.57</text:p>
          </table:table-cell>
          <table:table-cell/>
          <table:table-cell table:style-name="ce31" table:formula="of:=[.B308]" office:value-type="float" office:value="25.5833333333333" calcext:value-type="float">
            <text:p>25.58</text:p>
          </table:table-cell>
          <table:table-cell table:formula="of:=IF([.F309]&lt;=[$'current-situation'.$D$7];[$'loan-parameters'.$B$31]*(1+[$'current-situation'.$C$7])^([.F309]*12)-[$'current-situation'.$B$29]/[$'current-situation'.$C$7]*((1+[$'current-situation'.$C$7])^([.F309]*12)-1);0)/[$'loan-parameters'.$B$26]" office:value-type="float" office:value="51777.1836437788" calcext:value-type="float">
            <text:p>51,777.18</text:p>
          </table:table-cell>
          <table:table-cell/>
          <table:table-cell table:style-name="ce47" office:value-type="currency" office:currency="GBP" office:value="1525" calcext:value-type="currency">
            <text:p>£1,525.00</text:p>
          </table:table-cell>
          <table:table-cell table:style-name="ce85" table:formula="of:=[.I309]/[$'loan-parameters'.$B$26]" office:value-type="float" office:value="2785.74429607438" calcext:value-type="float">
            <text:p>2,785.74</text:p>
          </table:table-cell>
          <table:table-cell table:style-name="ce31" table:formula="of:=IF([.I309]&lt;=[$'current-situation'.$E$7];[$'loan-parameters'.$B$6]-ORG.OPENOFFICE.MONTHS([$'loan-parameters'.$B$4];TODAY();1)/12;(LN([.I309])-LN([.I309]-[$'loan-parameters'.$B$31]*[$'current-situation'.$C$7]))/LN(1+[$'current-situation'.$C$7])/12)" office:value-type="float" office:value="2.9000303248604" calcext:value-type="float">
            <text:p>2.90</text:p>
          </table:table-cell>
          <table:table-cell table:formula="of:=([.I309]*[.K309]*12+[$'loan-parameters'.$B$32])/[$'loan-parameters'.$B$26]" office:value-type="float" office:value="96981.4495824951" calcext:value-type="float">
            <text:p>96,981.4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1" table:formula="of:=[.A310]/12" office:value-type="float" office:value="25.75" calcext:value-type="float">
            <text:p>25.75</text:p>
          </table:table-cell>
          <table:table-cell table:style-name="ce47" table:formula="of:=IF([.B310]&lt;=[$'repayment-scenarios'.$B$28];[$'loan-parameters'.$B$31]*[$'current-situation'.$C$7]*(1+[$'current-situation'.$C$7])^[.A310]/((1+[$'current-situation'.$C$7])^[.A310]-1);&quot;&quot;)" office:value-type="currency" office:currency="GBP" office:value="254.029104524724" calcext:value-type="currency">
            <text:p>£254.03</text:p>
          </table:table-cell>
          <table:table-cell table:formula="of:=IF([.C310]&lt;&gt;&quot;&quot;;[.C310]*[.A310]+[$'loan-parameters'.$B$32];&quot;&quot;)" office:value-type="currency" office:currency="GBP" office:value="78514.9932981396" calcext:value-type="currency">
            <text:p>£78,514.99</text:p>
          </table:table-cell>
          <table:table-cell/>
          <table:table-cell table:style-name="ce31" table:formula="of:=[.B309]" office:value-type="float" office:value="25.6666666666667" calcext:value-type="float">
            <text:p>25.67</text:p>
          </table:table-cell>
          <table:table-cell table:formula="of:=IF([.F310]&lt;=[$'current-situation'.$D$7];[$'loan-parameters'.$B$31]*(1+[$'current-situation'.$C$7])^([.F310]*12)-[$'current-situation'.$B$29]/[$'current-situation'.$C$7]*((1+[$'current-situation'.$C$7])^([.F310]*12)-1);0)/[$'loan-parameters'.$B$26]" office:value-type="float" office:value="51574.3738902724" calcext:value-type="float">
            <text:p>51,574.37</text:p>
          </table:table-cell>
          <table:table-cell/>
          <table:table-cell table:style-name="ce47" office:value-type="currency" office:currency="GBP" office:value="1530" calcext:value-type="currency">
            <text:p>£1,530.00</text:p>
          </table:table-cell>
          <table:table-cell table:style-name="ce85" table:formula="of:=[.I310]/[$'loan-parameters'.$B$26]" office:value-type="float" office:value="2794.87788393037" calcext:value-type="float">
            <text:p>2,794.88</text:p>
          </table:table-cell>
          <table:table-cell table:style-name="ce31" table:formula="of:=IF([.I310]&lt;=[$'current-situation'.$E$7];[$'loan-parameters'.$B$6]-ORG.OPENOFFICE.MONTHS([$'loan-parameters'.$B$4];TODAY();1)/12;(LN([.I310])-LN([.I310]-[$'loan-parameters'.$B$31]*[$'current-situation'.$C$7]))/LN(1+[$'current-situation'.$C$7])/12)" office:value-type="float" office:value="2.89001882824745" calcext:value-type="float">
            <text:p>2.89</text:p>
          </table:table-cell>
          <table:table-cell table:formula="of:=([.I310]*[.K310]*12+[$'loan-parameters'.$B$32])/[$'loan-parameters'.$B$26]" office:value-type="float" office:value="96963.5308379578" calcext:value-type="float">
            <text:p>96,963.5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1" table:formula="of:=[.A311]/12" office:value-type="float" office:value="25.8333333333333" calcext:value-type="float">
            <text:p>25.83</text:p>
          </table:table-cell>
          <table:table-cell table:style-name="ce47" table:formula="of:=IF([.B311]&lt;=[$'repayment-scenarios'.$B$28];[$'loan-parameters'.$B$31]*[$'current-situation'.$C$7]*(1+[$'current-situation'.$C$7])^[.A311]/((1+[$'current-situation'.$C$7])^[.A311]-1);&quot;&quot;)" office:value-type="currency" office:currency="GBP" office:value="253.543510750523" calcext:value-type="currency">
            <text:p>£253.54</text:p>
          </table:table-cell>
          <table:table-cell table:formula="of:=IF([.C311]&lt;&gt;&quot;&quot;;[.C311]*[.A311]+[$'loan-parameters'.$B$32];&quot;&quot;)" office:value-type="currency" office:currency="GBP" office:value="78618.488332662" calcext:value-type="currency">
            <text:p>£78,618.49</text:p>
          </table:table-cell>
          <table:table-cell/>
          <table:table-cell table:style-name="ce31" table:formula="of:=[.B310]" office:value-type="float" office:value="25.75" calcext:value-type="float">
            <text:p>25.75</text:p>
          </table:table-cell>
          <table:table-cell table:formula="of:=IF([.F311]&lt;=[$'current-situation'.$D$7];[$'loan-parameters'.$B$31]*(1+[$'current-situation'.$C$7])^([.F311]*12)-[$'current-situation'.$B$29]/[$'current-situation'.$C$7]*((1+[$'current-situation'.$C$7])^([.F311]*12)-1);0)/[$'loan-parameters'.$B$26]" office:value-type="float" office:value="51370.9274966553" calcext:value-type="float">
            <text:p>51,370.93</text:p>
          </table:table-cell>
          <table:table-cell/>
          <table:table-cell table:style-name="ce47" office:value-type="currency" office:currency="GBP" office:value="1535" calcext:value-type="currency">
            <text:p>£1,535.00</text:p>
          </table:table-cell>
          <table:table-cell table:style-name="ce85" table:formula="of:=[.I311]/[$'loan-parameters'.$B$26]" office:value-type="float" office:value="2804.01147178635" calcext:value-type="float">
            <text:p>2,804.01</text:p>
          </table:table-cell>
          <table:table-cell table:style-name="ce31" table:formula="of:=IF([.I311]&lt;=[$'current-situation'.$E$7];[$'loan-parameters'.$B$6]-ORG.OPENOFFICE.MONTHS([$'loan-parameters'.$B$4];TODAY();1)/12;(LN([.I311])-LN([.I311]-[$'loan-parameters'.$B$31]*[$'current-situation'.$C$7]))/LN(1+[$'current-situation'.$C$7])/12)" office:value-type="float" office:value="2.88007628462753" calcext:value-type="float">
            <text:p>2.88</text:p>
          </table:table-cell>
          <table:table-cell table:formula="of:=([.I311]*[.K311]*12+[$'loan-parameters'.$B$32])/[$'loan-parameters'.$B$26]" office:value-type="float" office:value="96945.7376520085" calcext:value-type="float">
            <text:p>96,945.7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1" table:formula="of:=[.A312]/12" office:value-type="float" office:value="25.9166666666667" calcext:value-type="float">
            <text:p>25.92</text:p>
          </table:table-cell>
          <table:table-cell table:style-name="ce47" table:formula="of:=IF([.B312]&lt;=[$'repayment-scenarios'.$B$28];[$'loan-parameters'.$B$31]*[$'current-situation'.$C$7]*(1+[$'current-situation'.$C$7])^[.A312]/((1+[$'current-situation'.$C$7])^[.A312]-1);&quot;&quot;)" office:value-type="currency" office:currency="GBP" office:value="253.061280804724" calcext:value-type="currency">
            <text:p>£253.06</text:p>
          </table:table-cell>
          <table:table-cell table:formula="of:=IF([.C312]&lt;&gt;&quot;&quot;;[.C312]*[.A312]+[$'loan-parameters'.$B$32];&quot;&quot;)" office:value-type="currency" office:currency="GBP" office:value="78722.058330269" calcext:value-type="currency">
            <text:p>£78,722.06</text:p>
          </table:table-cell>
          <table:table-cell/>
          <table:table-cell table:style-name="ce31" table:formula="of:=[.B311]" office:value-type="float" office:value="25.8333333333333" calcext:value-type="float">
            <text:p>25.83</text:p>
          </table:table-cell>
          <table:table-cell table:formula="of:=IF([.F312]&lt;=[$'current-situation'.$D$7];[$'loan-parameters'.$B$31]*(1+[$'current-situation'.$C$7])^([.F312]*12)-[$'current-situation'.$B$29]/[$'current-situation'.$C$7]*((1+[$'current-situation'.$C$7])^([.F312]*12)-1);0)/[$'loan-parameters'.$B$26]" office:value-type="float" office:value="51166.8424644499" calcext:value-type="float">
            <text:p>51,166.84</text:p>
          </table:table-cell>
          <table:table-cell/>
          <table:table-cell table:style-name="ce47" office:value-type="currency" office:currency="GBP" office:value="1540" calcext:value-type="currency">
            <text:p>£1,540.00</text:p>
          </table:table-cell>
          <table:table-cell table:style-name="ce85" table:formula="of:=[.I312]/[$'loan-parameters'.$B$26]" office:value-type="float" office:value="2813.14505964233" calcext:value-type="float">
            <text:p>2,813.15</text:p>
          </table:table-cell>
          <table:table-cell table:style-name="ce31" table:formula="of:=IF([.I312]&lt;=[$'current-situation'.$E$7];[$'loan-parameters'.$B$6]-ORG.OPENOFFICE.MONTHS([$'loan-parameters'.$B$4];TODAY();1)/12;(LN([.I312])-LN([.I312]-[$'loan-parameters'.$B$31]*[$'current-situation'.$C$7]))/LN(1+[$'current-situation'.$C$7])/12)" office:value-type="float" office:value="2.87020198339904" calcext:value-type="float">
            <text:p>2.87</text:p>
          </table:table-cell>
          <table:table-cell table:formula="of:=([.I312]*[.K312]*12+[$'loan-parameters'.$B$32])/[$'loan-parameters'.$B$26]" office:value-type="float" office:value="96928.0687087194" calcext:value-type="float">
            <text:p>96,928.0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1" table:formula="of:=[.A313]/12" office:value-type="float" office:value="26" calcext:value-type="float">
            <text:p>26.00</text:p>
          </table:table-cell>
          <table:table-cell table:style-name="ce47" table:formula="of:=IF([.B313]&lt;=[$'repayment-scenarios'.$B$28];[$'loan-parameters'.$B$31]*[$'current-situation'.$C$7]*(1+[$'current-situation'.$C$7])^[.A313]/((1+[$'current-situation'.$C$7])^[.A313]-1);&quot;&quot;)" office:value-type="currency" office:currency="GBP" office:value="252.582382198882" calcext:value-type="currency">
            <text:p>£252.58</text:p>
          </table:table-cell>
          <table:table-cell table:formula="of:=IF([.C313]&lt;&gt;&quot;&quot;;[.C313]*[.A313]+[$'loan-parameters'.$B$32];&quot;&quot;)" office:value-type="currency" office:currency="GBP" office:value="78825.7032460513" calcext:value-type="currency">
            <text:p>£78,825.70</text:p>
          </table:table-cell>
          <table:table-cell/>
          <table:table-cell table:style-name="ce31" table:formula="of:=[.B312]" office:value-type="float" office:value="25.9166666666667" calcext:value-type="float">
            <text:p>25.92</text:p>
          </table:table-cell>
          <table:table-cell table:formula="of:=IF([.F313]&lt;=[$'current-situation'.$D$7];[$'loan-parameters'.$B$31]*(1+[$'current-situation'.$C$7])^([.F313]*12)-[$'current-situation'.$B$29]/[$'current-situation'.$C$7]*((1+[$'current-situation'.$C$7])^([.F313]*12)-1);0)/[$'loan-parameters'.$B$26]" office:value-type="float" office:value="50962.1167889056" calcext:value-type="float">
            <text:p>50,962.12</text:p>
          </table:table-cell>
          <table:table-cell/>
          <table:table-cell table:style-name="ce47" office:value-type="currency" office:currency="GBP" office:value="1545" calcext:value-type="currency">
            <text:p>£1,545.00</text:p>
          </table:table-cell>
          <table:table-cell table:style-name="ce85" table:formula="of:=[.I313]/[$'loan-parameters'.$B$26]" office:value-type="float" office:value="2822.27864749831" calcext:value-type="float">
            <text:p>2,822.28</text:p>
          </table:table-cell>
          <table:table-cell table:style-name="ce31" table:formula="of:=IF([.I313]&lt;=[$'current-situation'.$E$7];[$'loan-parameters'.$B$6]-ORG.OPENOFFICE.MONTHS([$'loan-parameters'.$B$4];TODAY();1)/12;(LN([.I313])-LN([.I313]-[$'loan-parameters'.$B$31]*[$'current-situation'.$C$7]))/LN(1+[$'current-situation'.$C$7])/12)" office:value-type="float" office:value="2.8603952237005" calcext:value-type="float">
            <text:p>2.86</text:p>
          </table:table-cell>
          <table:table-cell table:formula="of:=([.I313]*[.K313]*12+[$'loan-parameters'.$B$32])/[$'loan-parameters'.$B$26]" office:value-type="float" office:value="96910.522710497" calcext:value-type="float">
            <text:p>96,910.5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1" table:formula="of:=[.A314]/12" office:value-type="float" office:value="26.0833333333333" calcext:value-type="float">
            <text:p>26.08</text:p>
          </table:table-cell>
          <table:table-cell table:style-name="ce47" table:formula="of:=IF([.B314]&lt;=[$'repayment-scenarios'.$B$28];[$'loan-parameters'.$B$31]*[$'current-situation'.$C$7]*(1+[$'current-situation'.$C$7])^[.A314]/((1+[$'current-situation'.$C$7])^[.A314]-1);&quot;&quot;)" office:value-type="currency" office:currency="GBP" office:value="252.106782859383" calcext:value-type="currency">
            <text:p>£252.11</text:p>
          </table:table-cell>
          <table:table-cell table:formula="of:=IF([.C314]&lt;&gt;&quot;&quot;;[.C314]*[.A314]+[$'loan-parameters'.$B$32];&quot;&quot;)" office:value-type="currency" office:currency="GBP" office:value="78929.423034987" calcext:value-type="currency">
            <text:p>£78,929.42</text:p>
          </table:table-cell>
          <table:table-cell/>
          <table:table-cell table:style-name="ce31" table:formula="of:=[.B313]" office:value-type="float" office:value="26" calcext:value-type="float">
            <text:p>26.00</text:p>
          </table:table-cell>
          <table:table-cell table:formula="of:=IF([.F314]&lt;=[$'current-situation'.$D$7];[$'loan-parameters'.$B$31]*(1+[$'current-situation'.$C$7])^([.F314]*12)-[$'current-situation'.$B$29]/[$'current-situation'.$C$7]*((1+[$'current-situation'.$C$7])^([.F314]*12)-1);0)/[$'loan-parameters'.$B$26]" office:value-type="float" office:value="50756.7484589794" calcext:value-type="float">
            <text:p>50,756.75</text:p>
          </table:table-cell>
          <table:table-cell/>
          <table:table-cell table:style-name="ce47" office:value-type="currency" office:currency="GBP" office:value="1550" calcext:value-type="currency">
            <text:p>£1,550.00</text:p>
          </table:table-cell>
          <table:table-cell table:style-name="ce85" table:formula="of:=[.I314]/[$'loan-parameters'.$B$26]" office:value-type="float" office:value="2831.41223535429" calcext:value-type="float">
            <text:p>2,831.41</text:p>
          </table:table-cell>
          <table:table-cell table:style-name="ce31" table:formula="of:=IF([.I314]&lt;=[$'current-situation'.$E$7];[$'loan-parameters'.$B$6]-ORG.OPENOFFICE.MONTHS([$'loan-parameters'.$B$4];TODAY();1)/12;(LN([.I314])-LN([.I314]-[$'loan-parameters'.$B$31]*[$'current-situation'.$C$7]))/LN(1+[$'current-situation'.$C$7])/12)" office:value-type="float" office:value="2.85065531424412" calcext:value-type="float">
            <text:p>2.85</text:p>
          </table:table-cell>
          <table:table-cell table:formula="of:=([.I314]*[.K314]*12+[$'loan-parameters'.$B$32])/[$'loan-parameters'.$B$26]" office:value-type="float" office:value="96893.0983777664" calcext:value-type="float">
            <text:p>96,893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1" table:formula="of:=[.A315]/12" office:value-type="float" office:value="26.1666666666667" calcext:value-type="float">
            <text:p>26.17</text:p>
          </table:table-cell>
          <table:table-cell table:style-name="ce47" table:formula="of:=IF([.B315]&lt;=[$'repayment-scenarios'.$B$28];[$'loan-parameters'.$B$31]*[$'current-situation'.$C$7]*(1+[$'current-situation'.$C$7])^[.A315]/((1+[$'current-situation'.$C$7])^[.A315]-1);&quot;&quot;)" office:value-type="currency" office:currency="GBP" office:value="251.634451120835" calcext:value-type="currency">
            <text:p>£251.63</text:p>
          </table:table-cell>
          <table:table-cell table:formula="of:=IF([.C315]&lt;&gt;&quot;&quot;;[.C315]*[.A315]+[$'loan-parameters'.$B$32];&quot;&quot;)" office:value-type="currency" office:currency="GBP" office:value="79033.2176519421" calcext:value-type="currency">
            <text:p>£79,033.22</text:p>
          </table:table-cell>
          <table:table-cell/>
          <table:table-cell table:style-name="ce31" table:formula="of:=[.B314]" office:value-type="float" office:value="26.0833333333333" calcext:value-type="float">
            <text:p>26.08</text:p>
          </table:table-cell>
          <table:table-cell table:formula="of:=IF([.F315]&lt;=[$'current-situation'.$D$7];[$'loan-parameters'.$B$31]*(1+[$'current-situation'.$C$7])^([.F315]*12)-[$'current-situation'.$B$29]/[$'current-situation'.$C$7]*((1+[$'current-situation'.$C$7])^([.F315]*12)-1);0)/[$'loan-parameters'.$B$26]" office:value-type="float" office:value="50550.7354573146" calcext:value-type="float">
            <text:p>50,550.74</text:p>
          </table:table-cell>
          <table:table-cell/>
          <table:table-cell table:style-name="ce47" office:value-type="currency" office:currency="GBP" office:value="1555" calcext:value-type="currency">
            <text:p>£1,555.00</text:p>
          </table:table-cell>
          <table:table-cell table:style-name="ce85" table:formula="of:=[.I315]/[$'loan-parameters'.$B$26]" office:value-type="float" office:value="2840.54582321027" calcext:value-type="float">
            <text:p>2,840.55</text:p>
          </table:table-cell>
          <table:table-cell table:style-name="ce31" table:formula="of:=IF([.I315]&lt;=[$'current-situation'.$E$7];[$'loan-parameters'.$B$6]-ORG.OPENOFFICE.MONTHS([$'loan-parameters'.$B$4];TODAY();1)/12;(LN([.I315])-LN([.I315]-[$'loan-parameters'.$B$31]*[$'current-situation'.$C$7]))/LN(1+[$'current-situation'.$C$7])/12)" office:value-type="float" office:value="2.84098157315269" calcext:value-type="float">
            <text:p>2.84</text:p>
          </table:table-cell>
          <table:table-cell table:formula="of:=([.I315]*[.K315]*12+[$'loan-parameters'.$B$32])/[$'loan-parameters'.$B$26]" office:value-type="float" office:value="96875.7944486587" calcext:value-type="float">
            <text:p>96,875.7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1" table:formula="of:=[.A316]/12" office:value-type="float" office:value="26.25" calcext:value-type="float">
            <text:p>26.25</text:p>
          </table:table-cell>
          <table:table-cell table:style-name="ce47" table:formula="of:=IF([.B316]&lt;=[$'repayment-scenarios'.$B$28];[$'loan-parameters'.$B$31]*[$'current-situation'.$C$7]*(1+[$'current-situation'.$C$7])^[.A316]/((1+[$'current-situation'.$C$7])^[.A316]-1);&quot;&quot;)" office:value-type="currency" office:currency="GBP" office:value="251.165355719589" calcext:value-type="currency">
            <text:p>£251.17</text:p>
          </table:table-cell>
          <table:table-cell table:formula="of:=IF([.C316]&lt;&gt;&quot;&quot;;[.C316]*[.A316]+[$'loan-parameters'.$B$32];&quot;&quot;)" office:value-type="currency" office:currency="GBP" office:value="79137.0870516707" calcext:value-type="currency">
            <text:p>£79,137.09</text:p>
          </table:table-cell>
          <table:table-cell/>
          <table:table-cell table:style-name="ce31" table:formula="of:=[.B315]" office:value-type="float" office:value="26.1666666666667" calcext:value-type="float">
            <text:p>26.17</text:p>
          </table:table-cell>
          <table:table-cell table:formula="of:=IF([.F316]&lt;=[$'current-situation'.$D$7];[$'loan-parameters'.$B$31]*(1+[$'current-situation'.$C$7])^([.F316]*12)-[$'current-situation'.$B$29]/[$'current-situation'.$C$7]*((1+[$'current-situation'.$C$7])^([.F316]*12)-1);0)/[$'loan-parameters'.$B$26]" office:value-type="float" office:value="50344.0757602219" calcext:value-type="float">
            <text:p>50,344.08</text:p>
          </table:table-cell>
          <table:table-cell/>
          <table:table-cell table:style-name="ce47" office:value-type="currency" office:currency="GBP" office:value="1560" calcext:value-type="currency">
            <text:p>£1,560.00</text:p>
          </table:table-cell>
          <table:table-cell table:style-name="ce85" table:formula="of:=[.I316]/[$'loan-parameters'.$B$26]" office:value-type="float" office:value="2849.67941106626" calcext:value-type="float">
            <text:p>2,849.68</text:p>
          </table:table-cell>
          <table:table-cell table:style-name="ce31" table:formula="of:=IF([.I316]&lt;=[$'current-situation'.$E$7];[$'loan-parameters'.$B$6]-ORG.OPENOFFICE.MONTHS([$'loan-parameters'.$B$4];TODAY();1)/12;(LN([.I316])-LN([.I316]-[$'loan-parameters'.$B$31]*[$'current-situation'.$C$7]))/LN(1+[$'current-situation'.$C$7])/12)" office:value-type="float" office:value="2.83137332779987" calcext:value-type="float">
            <text:p>2.83</text:p>
          </table:table-cell>
          <table:table-cell table:formula="of:=([.I316]*[.K316]*12+[$'loan-parameters'.$B$32])/[$'loan-parameters'.$B$26]" office:value-type="float" office:value="96858.6096787051" calcext:value-type="float">
            <text:p>96,858.6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1" table:formula="of:=[.A317]/12" office:value-type="float" office:value="26.3333333333333" calcext:value-type="float">
            <text:p>26.33</text:p>
          </table:table-cell>
          <table:table-cell table:style-name="ce47" table:formula="of:=IF([.B317]&lt;=[$'repayment-scenarios'.$B$28];[$'loan-parameters'.$B$31]*[$'current-situation'.$C$7]*(1+[$'current-situation'.$C$7])^[.A317]/((1+[$'current-situation'.$C$7])^[.A317]-1);&quot;&quot;)" office:value-type="currency" office:currency="GBP" office:value="250.699465787389" calcext:value-type="currency">
            <text:p>£250.70</text:p>
          </table:table-cell>
          <table:table-cell table:formula="of:=IF([.C317]&lt;&gt;&quot;&quot;;[.C317]*[.A317]+[$'loan-parameters'.$B$32];&quot;&quot;)" office:value-type="currency" office:currency="GBP" office:value="79241.0311888151" calcext:value-type="currency">
            <text:p>£79,241.03</text:p>
          </table:table-cell>
          <table:table-cell/>
          <table:table-cell table:style-name="ce31" table:formula="of:=[.B316]" office:value-type="float" office:value="26.25" calcext:value-type="float">
            <text:p>26.25</text:p>
          </table:table-cell>
          <table:table-cell table:formula="of:=IF([.F317]&lt;=[$'current-situation'.$D$7];[$'loan-parameters'.$B$31]*(1+[$'current-situation'.$C$7])^([.F317]*12)-[$'current-situation'.$B$29]/[$'current-situation'.$C$7]*((1+[$'current-situation'.$C$7])^([.F317]*12)-1);0)/[$'loan-parameters'.$B$26]" office:value-type="float" office:value="50136.7673376601" calcext:value-type="float">
            <text:p>50,136.77</text:p>
          </table:table-cell>
          <table:table-cell/>
          <table:table-cell table:style-name="ce47" office:value-type="currency" office:currency="GBP" office:value="1565" calcext:value-type="currency">
            <text:p>£1,565.00</text:p>
          </table:table-cell>
          <table:table-cell table:style-name="ce85" table:formula="of:=[.I317]/[$'loan-parameters'.$B$26]" office:value-type="float" office:value="2858.81299892224" calcext:value-type="float">
            <text:p>2,858.81</text:p>
          </table:table-cell>
          <table:table-cell table:style-name="ce31" table:formula="of:=IF([.I317]&lt;=[$'current-situation'.$E$7];[$'loan-parameters'.$B$6]-ORG.OPENOFFICE.MONTHS([$'loan-parameters'.$B$4];TODAY();1)/12;(LN([.I317])-LN([.I317]-[$'loan-parameters'.$B$31]*[$'current-situation'.$C$7]))/LN(1+[$'current-situation'.$C$7])/12)" office:value-type="float" office:value="2.82182991465369" calcext:value-type="float">
            <text:p>2.82</text:p>
          </table:table-cell>
          <table:table-cell table:formula="of:=([.I317]*[.K317]*12+[$'loan-parameters'.$B$32])/[$'loan-parameters'.$B$26]" office:value-type="float" office:value="96841.542840539" calcext:value-type="float">
            <text:p>96,841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1" table:formula="of:=[.A318]/12" office:value-type="float" office:value="26.4166666666667" calcext:value-type="float">
            <text:p>26.42</text:p>
          </table:table-cell>
          <table:table-cell table:style-name="ce47" table:formula="of:=IF([.B318]&lt;=[$'repayment-scenarios'.$B$28];[$'loan-parameters'.$B$31]*[$'current-situation'.$C$7]*(1+[$'current-situation'.$C$7])^[.A318]/((1+[$'current-situation'.$C$7])^[.A318]-1);&quot;&quot;)" office:value-type="currency" office:currency="GBP" office:value="250.23675084513" calcext:value-type="currency">
            <text:p>£250.24</text:p>
          </table:table-cell>
          <table:table-cell table:formula="of:=IF([.C318]&lt;&gt;&quot;&quot;;[.C318]*[.A318]+[$'loan-parameters'.$B$32];&quot;&quot;)" office:value-type="currency" office:currency="GBP" office:value="79345.0500179063" calcext:value-type="currency">
            <text:p>£79,345.05</text:p>
          </table:table-cell>
          <table:table-cell/>
          <table:table-cell table:style-name="ce31" table:formula="of:=[.B317]" office:value-type="float" office:value="26.3333333333333" calcext:value-type="float">
            <text:p>26.33</text:p>
          </table:table-cell>
          <table:table-cell table:formula="of:=IF([.F318]&lt;=[$'current-situation'.$D$7];[$'loan-parameters'.$B$31]*(1+[$'current-situation'.$C$7])^([.F318]*12)-[$'current-situation'.$B$29]/[$'current-situation'.$C$7]*((1+[$'current-situation'.$C$7])^([.F318]*12)-1);0)/[$'loan-parameters'.$B$26]" office:value-type="float" office:value="49928.8081532149" calcext:value-type="float">
            <text:p>49,928.81</text:p>
          </table:table-cell>
          <table:table-cell/>
          <table:table-cell table:style-name="ce47" office:value-type="currency" office:currency="GBP" office:value="1570" calcext:value-type="currency">
            <text:p>£1,570.00</text:p>
          </table:table-cell>
          <table:table-cell table:style-name="ce85" table:formula="of:=[.I318]/[$'loan-parameters'.$B$26]" office:value-type="float" office:value="2867.94658677822" calcext:value-type="float">
            <text:p>2,867.95</text:p>
          </table:table-cell>
          <table:table-cell table:style-name="ce31" table:formula="of:=IF([.I318]&lt;=[$'current-situation'.$E$7];[$'loan-parameters'.$B$6]-ORG.OPENOFFICE.MONTHS([$'loan-parameters'.$B$4];TODAY();1)/12;(LN([.I318])-LN([.I318]-[$'loan-parameters'.$B$31]*[$'current-situation'.$C$7]))/LN(1+[$'current-situation'.$C$7])/12)" office:value-type="float" office:value="2.81235067912325" calcext:value-type="float">
            <text:p>2.81</text:p>
          </table:table-cell>
          <table:table-cell table:formula="of:=([.I318]*[.K318]*12+[$'loan-parameters'.$B$32])/[$'loan-parameters'.$B$26]" office:value-type="float" office:value="96824.5927236031" calcext:value-type="float">
            <text:p>96,824.59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1" table:formula="of:=[.A319]/12" office:value-type="float" office:value="26.5" calcext:value-type="float">
            <text:p>26.50</text:p>
          </table:table-cell>
          <table:table-cell table:style-name="ce47" table:formula="of:=IF([.B319]&lt;=[$'repayment-scenarios'.$B$28];[$'loan-parameters'.$B$31]*[$'current-situation'.$C$7]*(1+[$'current-situation'.$C$7])^[.A319]/((1+[$'current-situation'.$C$7])^[.A319]-1);&quot;&quot;)" office:value-type="currency" office:currency="GBP" office:value="249.777180796743" calcext:value-type="currency">
            <text:p>£249.78</text:p>
          </table:table-cell>
          <table:table-cell table:formula="of:=IF([.C319]&lt;&gt;&quot;&quot;;[.C319]*[.A319]+[$'loan-parameters'.$B$32];&quot;&quot;)" office:value-type="currency" office:currency="GBP" office:value="79449.1434933642" calcext:value-type="currency">
            <text:p>£79,449.14</text:p>
          </table:table-cell>
          <table:table-cell/>
          <table:table-cell table:style-name="ce31" table:formula="of:=[.B318]" office:value-type="float" office:value="26.4166666666667" calcext:value-type="float">
            <text:p>26.42</text:p>
          </table:table-cell>
          <table:table-cell table:formula="of:=IF([.F319]&lt;=[$'current-situation'.$D$7];[$'loan-parameters'.$B$31]*(1+[$'current-situation'.$C$7])^([.F319]*12)-[$'current-situation'.$B$29]/[$'current-situation'.$C$7]*((1+[$'current-situation'.$C$7])^([.F319]*12)-1);0)/[$'loan-parameters'.$B$26]" office:value-type="float" office:value="49720.1961640791" calcext:value-type="float">
            <text:p>49,720.20</text:p>
          </table:table-cell>
          <table:table-cell/>
          <table:table-cell table:style-name="ce47" office:value-type="currency" office:currency="GBP" office:value="1575" calcext:value-type="currency">
            <text:p>£1,575.00</text:p>
          </table:table-cell>
          <table:table-cell table:style-name="ce85" table:formula="of:=[.I319]/[$'loan-parameters'.$B$26]" office:value-type="float" office:value="2877.0801746342" calcext:value-type="float">
            <text:p>2,877.08</text:p>
          </table:table-cell>
          <table:table-cell table:style-name="ce31" table:formula="of:=IF([.I319]&lt;=[$'current-situation'.$E$7];[$'loan-parameters'.$B$6]-ORG.OPENOFFICE.MONTHS([$'loan-parameters'.$B$4];TODAY();1)/12;(LN([.I319])-LN([.I319]-[$'loan-parameters'.$B$31]*[$'current-situation'.$C$7]))/LN(1+[$'current-situation'.$C$7])/12)" office:value-type="float" office:value="2.8029349754084" calcext:value-type="float">
            <text:p>2.80</text:p>
          </table:table-cell>
          <table:table-cell table:formula="of:=([.I319]*[.K319]*12+[$'loan-parameters'.$B$32])/[$'loan-parameters'.$B$26]" office:value-type="float" office:value="96807.7581338597" calcext:value-type="float">
            <text:p>96,807.7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1" table:formula="of:=[.A320]/12" office:value-type="float" office:value="26.5833333333333" calcext:value-type="float">
            <text:p>26.58</text:p>
          </table:table-cell>
          <table:table-cell table:style-name="ce47" table:formula="of:=IF([.B320]&lt;=[$'repayment-scenarios'.$B$28];[$'loan-parameters'.$B$31]*[$'current-situation'.$C$7]*(1+[$'current-situation'.$C$7])^[.A320]/((1+[$'current-situation'.$C$7])^[.A320]-1);&quot;&quot;)" office:value-type="currency" office:currency="GBP" office:value="249.320725923191" calcext:value-type="currency">
            <text:p>£249.32</text:p>
          </table:table-cell>
          <table:table-cell table:formula="of:=IF([.C320]&lt;&gt;&quot;&quot;;[.C320]*[.A320]+[$'loan-parameters'.$B$32];&quot;&quot;)" office:value-type="currency" office:currency="GBP" office:value="79553.3115694978" calcext:value-type="currency">
            <text:p>£79,553.31</text:p>
          </table:table-cell>
          <table:table-cell/>
          <table:table-cell table:style-name="ce31" table:formula="of:=[.B319]" office:value-type="float" office:value="26.5" calcext:value-type="float">
            <text:p>26.50</text:p>
          </table:table-cell>
          <table:table-cell table:formula="of:=IF([.F320]&lt;=[$'current-situation'.$D$7];[$'loan-parameters'.$B$31]*(1+[$'current-situation'.$C$7])^([.F320]*12)-[$'current-situation'.$B$29]/[$'current-situation'.$C$7]*((1+[$'current-situation'.$C$7])^([.F320]*12)-1);0)/[$'loan-parameters'.$B$26]" office:value-type="float" office:value="49510.9293210343" calcext:value-type="float">
            <text:p>49,510.93</text:p>
          </table:table-cell>
          <table:table-cell/>
          <table:table-cell table:style-name="ce47" office:value-type="currency" office:currency="GBP" office:value="1580" calcext:value-type="currency">
            <text:p>£1,580.00</text:p>
          </table:table-cell>
          <table:table-cell table:style-name="ce85" table:formula="of:=[.I320]/[$'loan-parameters'.$B$26]" office:value-type="float" office:value="2886.21376249018" calcext:value-type="float">
            <text:p>2,886.21</text:p>
          </table:table-cell>
          <table:table-cell table:style-name="ce31" table:formula="of:=IF([.I320]&lt;=[$'current-situation'.$E$7];[$'loan-parameters'.$B$6]-ORG.OPENOFFICE.MONTHS([$'loan-parameters'.$B$4];TODAY();1)/12;(LN([.I320])-LN([.I320]-[$'loan-parameters'.$B$31]*[$'current-situation'.$C$7]))/LN(1+[$'current-situation'.$C$7])/12)" office:value-type="float" office:value="2.79358216635264" calcext:value-type="float">
            <text:p>2.79</text:p>
          </table:table-cell>
          <table:table-cell table:formula="of:=([.I320]*[.K320]*12+[$'loan-parameters'.$B$32])/[$'loan-parameters'.$B$26]" office:value-type="float" office:value="96791.0378935135" calcext:value-type="float">
            <text:p>96,791.0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1" table:formula="of:=[.A321]/12" office:value-type="float" office:value="26.6666666666667" calcext:value-type="float">
            <text:p>26.67</text:p>
          </table:table-cell>
          <table:table-cell table:style-name="ce47" table:formula="of:=IF([.B321]&lt;=[$'repayment-scenarios'.$B$28];[$'loan-parameters'.$B$31]*[$'current-situation'.$C$7]*(1+[$'current-situation'.$C$7])^[.A321]/((1+[$'current-situation'.$C$7])^[.A321]-1);&quot;&quot;)" office:value-type="currency" office:currency="GBP" office:value="248.86735687658" calcext:value-type="currency">
            <text:p>£248.87</text:p>
          </table:table-cell>
          <table:table-cell table:formula="of:=IF([.C321]&lt;&gt;&quot;&quot;;[.C321]*[.A321]+[$'loan-parameters'.$B$32];&quot;&quot;)" office:value-type="currency" office:currency="GBP" office:value="79657.5542005058" calcext:value-type="currency">
            <text:p>£79,657.55</text:p>
          </table:table-cell>
          <table:table-cell/>
          <table:table-cell table:style-name="ce31" table:formula="of:=[.B320]" office:value-type="float" office:value="26.5833333333333" calcext:value-type="float">
            <text:p>26.58</text:p>
          </table:table-cell>
          <table:table-cell table:formula="of:=IF([.F321]&lt;=[$'current-situation'.$D$7];[$'loan-parameters'.$B$31]*(1+[$'current-situation'.$C$7])^([.F321]*12)-[$'current-situation'.$B$29]/[$'current-situation'.$C$7]*((1+[$'current-situation'.$C$7])^([.F321]*12)-1);0)/[$'loan-parameters'.$B$26]" office:value-type="float" office:value="49301.005568428" calcext:value-type="float">
            <text:p>49,301.01</text:p>
          </table:table-cell>
          <table:table-cell/>
          <table:table-cell table:style-name="ce47" office:value-type="currency" office:currency="GBP" office:value="1585" calcext:value-type="currency">
            <text:p>£1,585.00</text:p>
          </table:table-cell>
          <table:table-cell table:style-name="ce85" table:formula="of:=[.I321]/[$'loan-parameters'.$B$26]" office:value-type="float" office:value="2895.34735034616" calcext:value-type="float">
            <text:p>2,895.35</text:p>
          </table:table-cell>
          <table:table-cell table:style-name="ce31" table:formula="of:=IF([.I321]&lt;=[$'current-situation'.$E$7];[$'loan-parameters'.$B$6]-ORG.OPENOFFICE.MONTHS([$'loan-parameters'.$B$4];TODAY();1)/12;(LN([.I321])-LN([.I321]-[$'loan-parameters'.$B$31]*[$'current-situation'.$C$7]))/LN(1+[$'current-situation'.$C$7])/12)" office:value-type="float" office:value="2.78429162329877" calcext:value-type="float">
            <text:p>2.78</text:p>
          </table:table-cell>
          <table:table-cell table:formula="of:=([.I321]*[.K321]*12+[$'loan-parameters'.$B$32])/[$'loan-parameters'.$B$26]" office:value-type="float" office:value="96774.4308407332" calcext:value-type="float">
            <text:p>96,774.4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1" table:formula="of:=[.A322]/12" office:value-type="float" office:value="26.75" calcext:value-type="float">
            <text:p>26.75</text:p>
          </table:table-cell>
          <table:table-cell table:style-name="ce47" table:formula="of:=IF([.B322]&lt;=[$'repayment-scenarios'.$B$28];[$'loan-parameters'.$B$31]*[$'current-situation'.$C$7]*(1+[$'current-situation'.$C$7])^[.A322]/((1+[$'current-situation'.$C$7])^[.A322]-1);&quot;&quot;)" office:value-type="currency" office:currency="GBP" office:value="248.417044674381" calcext:value-type="currency">
            <text:p>£248.42</text:p>
          </table:table-cell>
          <table:table-cell table:formula="of:=IF([.C322]&lt;&gt;&quot;&quot;;[.C322]*[.A322]+[$'loan-parameters'.$B$32];&quot;&quot;)" office:value-type="currency" office:currency="GBP" office:value="79761.8713404764" calcext:value-type="currency">
            <text:p>£79,761.87</text:p>
          </table:table-cell>
          <table:table-cell/>
          <table:table-cell table:style-name="ce31" table:formula="of:=[.B321]" office:value-type="float" office:value="26.6666666666667" calcext:value-type="float">
            <text:p>26.67</text:p>
          </table:table-cell>
          <table:table-cell table:formula="of:=IF([.F322]&lt;=[$'current-situation'.$D$7];[$'loan-parameters'.$B$31]*(1+[$'current-situation'.$C$7])^([.F322]*12)-[$'current-situation'.$B$29]/[$'current-situation'.$C$7]*((1+[$'current-situation'.$C$7])^([.F322]*12)-1);0)/[$'loan-parameters'.$B$26]" office:value-type="float" office:value="49090.4228441552" calcext:value-type="float">
            <text:p>49,090.42</text:p>
          </table:table-cell>
          <table:table-cell/>
          <table:table-cell table:style-name="ce47" office:value-type="currency" office:currency="GBP" office:value="1590" calcext:value-type="currency">
            <text:p>£1,590.00</text:p>
          </table:table-cell>
          <table:table-cell table:style-name="ce85" table:formula="of:=[.I322]/[$'loan-parameters'.$B$26]" office:value-type="float" office:value="2904.48093820214" calcext:value-type="float">
            <text:p>2,904.48</text:p>
          </table:table-cell>
          <table:table-cell table:style-name="ce31" table:formula="of:=IF([.I322]&lt;=[$'current-situation'.$E$7];[$'loan-parameters'.$B$6]-ORG.OPENOFFICE.MONTHS([$'loan-parameters'.$B$4];TODAY();1)/12;(LN([.I322])-LN([.I322]-[$'loan-parameters'.$B$31]*[$'current-situation'.$C$7]))/LN(1+[$'current-situation'.$C$7])/12)" office:value-type="float" office:value="2.77506272594758" calcext:value-type="float">
            <text:p>2.78</text:p>
          </table:table-cell>
          <table:table-cell table:formula="of:=([.I322]*[.K322]*12+[$'loan-parameters'.$B$32])/[$'loan-parameters'.$B$26]" office:value-type="float" office:value="96757.9358293842" calcext:value-type="float">
            <text:p>96,757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1" table:formula="of:=[.A323]/12" office:value-type="float" office:value="26.8333333333333" calcext:value-type="float">
            <text:p>26.83</text:p>
          </table:table-cell>
          <table:table-cell table:style-name="ce47" table:formula="of:=IF([.B323]&lt;=[$'repayment-scenarios'.$B$28];[$'loan-parameters'.$B$31]*[$'current-situation'.$C$7]*(1+[$'current-situation'.$C$7])^[.A323]/((1+[$'current-situation'.$C$7])^[.A323]-1);&quot;&quot;)" office:value-type="currency" office:currency="GBP" office:value="247.969760693751" calcext:value-type="currency">
            <text:p>£247.97</text:p>
          </table:table-cell>
          <table:table-cell table:formula="of:=IF([.C323]&lt;&gt;&quot;&quot;;[.C323]*[.A323]+[$'loan-parameters'.$B$32];&quot;&quot;)" office:value-type="currency" office:currency="GBP" office:value="79866.262943388" calcext:value-type="currency">
            <text:p>£79,866.26</text:p>
          </table:table-cell>
          <table:table-cell/>
          <table:table-cell table:style-name="ce31" table:formula="of:=[.B322]" office:value-type="float" office:value="26.75" calcext:value-type="float">
            <text:p>26.75</text:p>
          </table:table-cell>
          <table:table-cell table:formula="of:=IF([.F323]&lt;=[$'current-situation'.$D$7];[$'loan-parameters'.$B$31]*(1+[$'current-situation'.$C$7])^([.F323]*12)-[$'current-situation'.$B$29]/[$'current-situation'.$C$7]*((1+[$'current-situation'.$C$7])^([.F323]*12)-1);0)/[$'loan-parameters'.$B$26]" office:value-type="float" office:value="48879.1790796385" calcext:value-type="float">
            <text:p>48,879.18</text:p>
          </table:table-cell>
          <table:table-cell/>
          <table:table-cell table:style-name="ce47" office:value-type="currency" office:currency="GBP" office:value="1595" calcext:value-type="currency">
            <text:p>£1,595.00</text:p>
          </table:table-cell>
          <table:table-cell table:style-name="ce85" table:formula="of:=[.I323]/[$'loan-parameters'.$B$26]" office:value-type="float" office:value="2913.61452605813" calcext:value-type="float">
            <text:p>2,913.61</text:p>
          </table:table-cell>
          <table:table-cell table:style-name="ce31" table:formula="of:=IF([.I323]&lt;=[$'current-situation'.$E$7];[$'loan-parameters'.$B$6]-ORG.OPENOFFICE.MONTHS([$'loan-parameters'.$B$4];TODAY();1)/12;(LN([.I323])-LN([.I323]-[$'loan-parameters'.$B$31]*[$'current-situation'.$C$7]))/LN(1+[$'current-situation'.$C$7])/12)" office:value-type="float" office:value="2.76589486221925" calcext:value-type="float">
            <text:p>2.77</text:p>
          </table:table-cell>
          <table:table-cell table:formula="of:=([.I323]*[.K323]*12+[$'loan-parameters'.$B$32])/[$'loan-parameters'.$B$26]" office:value-type="float" office:value="96741.5517287624" calcext:value-type="float">
            <text:p>96,741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1" table:formula="of:=[.A324]/12" office:value-type="float" office:value="26.9166666666667" calcext:value-type="float">
            <text:p>26.92</text:p>
          </table:table-cell>
          <table:table-cell table:style-name="ce47" table:formula="of:=IF([.B324]&lt;=[$'repayment-scenarios'.$B$28];[$'loan-parameters'.$B$31]*[$'current-situation'.$C$7]*(1+[$'current-situation'.$C$7])^[.A324]/((1+[$'current-situation'.$C$7])^[.A324]-1);&quot;&quot;)" office:value-type="currency" office:currency="GBP" office:value="247.525476665973" calcext:value-type="currency">
            <text:p>£247.53</text:p>
          </table:table-cell>
          <table:table-cell table:formula="of:=IF([.C324]&lt;&gt;&quot;&quot;;[.C324]*[.A324]+[$'loan-parameters'.$B$32];&quot;&quot;)" office:value-type="currency" office:currency="GBP" office:value="79970.7289631093" calcext:value-type="currency">
            <text:p>£79,970.73</text:p>
          </table:table-cell>
          <table:table-cell/>
          <table:table-cell table:style-name="ce31" table:formula="of:=[.B323]" office:value-type="float" office:value="26.8333333333333" calcext:value-type="float">
            <text:p>26.83</text:p>
          </table:table-cell>
          <table:table-cell table:formula="of:=IF([.F324]&lt;=[$'current-situation'.$D$7];[$'loan-parameters'.$B$31]*(1+[$'current-situation'.$C$7])^([.F324]*12)-[$'current-situation'.$B$29]/[$'current-situation'.$C$7]*((1+[$'current-situation'.$C$7])^([.F324]*12)-1);0)/[$'loan-parameters'.$B$26]" office:value-type="float" office:value="48667.2721998061" calcext:value-type="float">
            <text:p>48,667.27</text:p>
          </table:table-cell>
          <table:table-cell/>
          <table:table-cell table:style-name="ce47" office:value-type="currency" office:currency="GBP" office:value="1600" calcext:value-type="currency">
            <text:p>£1,600.00</text:p>
          </table:table-cell>
          <table:table-cell table:style-name="ce85" table:formula="of:=[.I324]/[$'loan-parameters'.$B$26]" office:value-type="float" office:value="2922.74811391411" calcext:value-type="float">
            <text:p>2,922.75</text:p>
          </table:table-cell>
          <table:table-cell table:style-name="ce31" table:formula="of:=IF([.I324]&lt;=[$'current-situation'.$E$7];[$'loan-parameters'.$B$6]-ORG.OPENOFFICE.MONTHS([$'loan-parameters'.$B$4];TODAY();1)/12;(LN([.I324])-LN([.I324]-[$'loan-parameters'.$B$31]*[$'current-situation'.$C$7]))/LN(1+[$'current-situation'.$C$7])/12)" office:value-type="float" office:value="2.75678742811755" calcext:value-type="float">
            <text:p>2.76</text:p>
          </table:table-cell>
          <table:table-cell table:formula="of:=([.I324]*[.K324]*12+[$'loan-parameters'.$B$32])/[$'loan-parameters'.$B$26]" office:value-type="float" office:value="96725.2774233364" calcext:value-type="float">
            <text:p>96,725.2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1" table:formula="of:=[.A325]/12" office:value-type="float" office:value="27" calcext:value-type="float">
            <text:p>27.00</text:p>
          </table:table-cell>
          <table:table-cell table:style-name="ce47" table:formula="of:=IF([.B325]&lt;=[$'repayment-scenarios'.$B$28];[$'loan-parameters'.$B$31]*[$'current-situation'.$C$7]*(1+[$'current-situation'.$C$7])^[.A325]/((1+[$'current-situation'.$C$7])^[.A325]-1);&quot;&quot;)" office:value-type="currency" office:currency="GBP" office:value="247.084164670987" calcext:value-type="currency">
            <text:p>£247.08</text:p>
          </table:table-cell>
          <table:table-cell table:formula="of:=IF([.C325]&lt;&gt;&quot;&quot;;[.C325]*[.A325]+[$'loan-parameters'.$B$32];&quot;&quot;)" office:value-type="currency" office:currency="GBP" office:value="80075.2693533997" calcext:value-type="currency">
            <text:p>£80,075.27</text:p>
          </table:table-cell>
          <table:table-cell/>
          <table:table-cell table:style-name="ce31" table:formula="of:=[.B324]" office:value-type="float" office:value="26.9166666666667" calcext:value-type="float">
            <text:p>26.92</text:p>
          </table:table-cell>
          <table:table-cell table:formula="of:=IF([.F325]&lt;=[$'current-situation'.$D$7];[$'loan-parameters'.$B$31]*(1+[$'current-situation'.$C$7])^([.F325]*12)-[$'current-situation'.$B$29]/[$'current-situation'.$C$7]*((1+[$'current-situation'.$C$7])^([.F325]*12)-1);0)/[$'loan-parameters'.$B$26]" office:value-type="float" office:value="48454.7001230723" calcext:value-type="float">
            <text:p>48,454.70</text:p>
          </table:table-cell>
          <table:table-cell/>
          <table:table-cell table:style-name="ce47" office:value-type="currency" office:currency="GBP" office:value="1605" calcext:value-type="currency">
            <text:p>£1,605.00</text:p>
          </table:table-cell>
          <table:table-cell table:style-name="ce85" table:formula="of:=[.I325]/[$'loan-parameters'.$B$26]" office:value-type="float" office:value="2931.88170177009" calcext:value-type="float">
            <text:p>2,931.88</text:p>
          </table:table-cell>
          <table:table-cell table:style-name="ce31" table:formula="of:=IF([.I325]&lt;=[$'current-situation'.$E$7];[$'loan-parameters'.$B$6]-ORG.OPENOFFICE.MONTHS([$'loan-parameters'.$B$4];TODAY();1)/12;(LN([.I325])-LN([.I325]-[$'loan-parameters'.$B$31]*[$'current-situation'.$C$7]))/LN(1+[$'current-situation'.$C$7])/12)" office:value-type="float" office:value="2.74773982759669" calcext:value-type="float">
            <text:p>2.75</text:p>
          </table:table-cell>
          <table:table-cell table:formula="of:=([.I325]*[.K325]*12+[$'loan-parameters'.$B$32])/[$'loan-parameters'.$B$26]" office:value-type="float" office:value="96709.1118124917" calcext:value-type="float">
            <text:p>96,709.1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1" table:formula="of:=[.A326]/12" office:value-type="float" office:value="27.0833333333333" calcext:value-type="float">
            <text:p>27.08</text:p>
          </table:table-cell>
          <table:table-cell table:style-name="ce47" table:formula="of:=IF([.B326]&lt;=[$'repayment-scenarios'.$B$28];[$'loan-parameters'.$B$31]*[$'current-situation'.$C$7]*(1+[$'current-situation'.$C$7])^[.A326]/((1+[$'current-situation'.$C$7])^[.A326]-1);&quot;&quot;)" office:value-type="currency" office:currency="GBP" office:value="246.645797132029" calcext:value-type="currency">
            <text:p>£246.65</text:p>
          </table:table-cell>
          <table:table-cell table:formula="of:=IF([.C326]&lt;&gt;&quot;&quot;;[.C326]*[.A326]+[$'loan-parameters'.$B$32];&quot;&quot;)" office:value-type="currency" office:currency="GBP" office:value="80179.8840679093" calcext:value-type="currency">
            <text:p>£80,179.88</text:p>
          </table:table-cell>
          <table:table-cell/>
          <table:table-cell table:style-name="ce31" table:formula="of:=[.B325]" office:value-type="float" office:value="27" calcext:value-type="float">
            <text:p>27.00</text:p>
          </table:table-cell>
          <table:table-cell table:formula="of:=IF([.F326]&lt;=[$'current-situation'.$D$7];[$'loan-parameters'.$B$31]*(1+[$'current-situation'.$C$7])^([.F326]*12)-[$'current-situation'.$B$29]/[$'current-situation'.$C$7]*((1+[$'current-situation'.$C$7])^([.F326]*12)-1);0)/[$'loan-parameters'.$B$26]" office:value-type="float" office:value="48241.4607613182" calcext:value-type="float">
            <text:p>48,241.46</text:p>
          </table:table-cell>
          <table:table-cell/>
          <table:table-cell table:style-name="ce47" office:value-type="currency" office:currency="GBP" office:value="1610" calcext:value-type="currency">
            <text:p>£1,610.00</text:p>
          </table:table-cell>
          <table:table-cell table:style-name="ce85" table:formula="of:=[.I326]/[$'loan-parameters'.$B$26]" office:value-type="float" office:value="2941.01528962607" calcext:value-type="float">
            <text:p>2,941.02</text:p>
          </table:table-cell>
          <table:table-cell table:style-name="ce31" table:formula="of:=IF([.I326]&lt;=[$'current-situation'.$E$7];[$'loan-parameters'.$B$6]-ORG.OPENOFFICE.MONTHS([$'loan-parameters'.$B$4];TODAY();1)/12;(LN([.I326])-LN([.I326]-[$'loan-parameters'.$B$31]*[$'current-situation'.$C$7]))/LN(1+[$'current-situation'.$C$7])/12)" office:value-type="float" office:value="2.73875147243091" calcext:value-type="float">
            <text:p>2.74</text:p>
          </table:table-cell>
          <table:table-cell table:formula="of:=([.I326]*[.K326]*12+[$'loan-parameters'.$B$32])/[$'loan-parameters'.$B$26]" office:value-type="float" office:value="96693.0538102865" calcext:value-type="float">
            <text:p>96,693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1" table:formula="of:=[.A327]/12" office:value-type="float" office:value="27.1666666666667" calcext:value-type="float">
            <text:p>27.17</text:p>
          </table:table-cell>
          <table:table-cell table:style-name="ce47" table:formula="of:=IF([.B327]&lt;=[$'repayment-scenarios'.$B$28];[$'loan-parameters'.$B$31]*[$'current-situation'.$C$7]*(1+[$'current-situation'.$C$7])^[.A327]/((1+[$'current-situation'.$C$7])^[.A327]-1);&quot;&quot;)" office:value-type="currency" office:currency="GBP" office:value="246.210346810367" calcext:value-type="currency">
            <text:p>£246.21</text:p>
          </table:table-cell>
          <table:table-cell table:formula="of:=IF([.C327]&lt;&gt;&quot;&quot;;[.C327]*[.A327]+[$'loan-parameters'.$B$32];&quot;&quot;)" office:value-type="currency" office:currency="GBP" office:value="80284.5730601798" calcext:value-type="currency">
            <text:p>£80,284.57</text:p>
          </table:table-cell>
          <table:table-cell/>
          <table:table-cell table:style-name="ce31" table:formula="of:=[.B326]" office:value-type="float" office:value="27.0833333333333" calcext:value-type="float">
            <text:p>27.08</text:p>
          </table:table-cell>
          <table:table-cell table:formula="of:=IF([.F327]&lt;=[$'current-situation'.$D$7];[$'loan-parameters'.$B$31]*(1+[$'current-situation'.$C$7])^([.F327]*12)-[$'current-situation'.$B$29]/[$'current-situation'.$C$7]*((1+[$'current-situation'.$C$7])^([.F327]*12)-1);0)/[$'loan-parameters'.$B$26]" office:value-type="float" office:value="48027.5520198689" calcext:value-type="float">
            <text:p>48,027.55</text:p>
          </table:table-cell>
          <table:table-cell/>
          <table:table-cell table:style-name="ce47" office:value-type="currency" office:currency="GBP" office:value="1615" calcext:value-type="currency">
            <text:p>£1,615.00</text:p>
          </table:table-cell>
          <table:table-cell table:style-name="ce85" table:formula="of:=[.I327]/[$'loan-parameters'.$B$26]" office:value-type="float" office:value="2950.14887748205" calcext:value-type="float">
            <text:p>2,950.15</text:p>
          </table:table-cell>
          <table:table-cell table:style-name="ce31" table:formula="of:=IF([.I327]&lt;=[$'current-situation'.$E$7];[$'loan-parameters'.$B$6]-ORG.OPENOFFICE.MONTHS([$'loan-parameters'.$B$4];TODAY();1)/12;(LN([.I327])-LN([.I327]-[$'loan-parameters'.$B$31]*[$'current-situation'.$C$7]))/LN(1+[$'current-situation'.$C$7])/12)" office:value-type="float" office:value="2.72982178208637" calcext:value-type="float">
            <text:p>2.73</text:p>
          </table:table-cell>
          <table:table-cell table:formula="of:=([.I327]*[.K327]*12+[$'loan-parameters'.$B$32])/[$'loan-parameters'.$B$26]" office:value-type="float" office:value="96677.102345202" calcext:value-type="float">
            <text:p>96,677.1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1" table:formula="of:=[.A328]/12" office:value-type="float" office:value="27.25" calcext:value-type="float">
            <text:p>27.25</text:p>
          </table:table-cell>
          <table:table-cell table:style-name="ce47" table:formula="of:=IF([.B328]&lt;=[$'repayment-scenarios'.$B$28];[$'loan-parameters'.$B$31]*[$'current-situation'.$C$7]*(1+[$'current-situation'.$C$7])^[.A328]/((1+[$'current-situation'.$C$7])^[.A328]-1);&quot;&quot;)" office:value-type="currency" office:currency="GBP" office:value="245.777786800134" calcext:value-type="currency">
            <text:p>£245.78</text:p>
          </table:table-cell>
          <table:table-cell table:formula="of:=IF([.C328]&lt;&gt;&quot;&quot;;[.C328]*[.A328]+[$'loan-parameters'.$B$32];&quot;&quot;)" office:value-type="currency" office:currency="GBP" office:value="80389.3362836438" calcext:value-type="currency">
            <text:p>£80,389.34</text:p>
          </table:table-cell>
          <table:table-cell/>
          <table:table-cell table:style-name="ce31" table:formula="of:=[.B327]" office:value-type="float" office:value="27.1666666666667" calcext:value-type="float">
            <text:p>27.17</text:p>
          </table:table-cell>
          <table:table-cell table:formula="of:=IF([.F328]&lt;=[$'current-situation'.$D$7];[$'loan-parameters'.$B$31]*(1+[$'current-situation'.$C$7])^([.F328]*12)-[$'current-situation'.$B$29]/[$'current-situation'.$C$7]*((1+[$'current-situation'.$C$7])^([.F328]*12)-1);0)/[$'loan-parameters'.$B$26]" office:value-type="float" office:value="47812.9717974743" calcext:value-type="float">
            <text:p>47,812.97</text:p>
          </table:table-cell>
          <table:table-cell/>
          <table:table-cell table:style-name="ce47" office:value-type="currency" office:currency="GBP" office:value="1620" calcext:value-type="currency">
            <text:p>£1,620.00</text:p>
          </table:table-cell>
          <table:table-cell table:style-name="ce85" table:formula="of:=[.I328]/[$'loan-parameters'.$B$26]" office:value-type="float" office:value="2959.28246533803" calcext:value-type="float">
            <text:p>2,959.28</text:p>
          </table:table-cell>
          <table:table-cell table:style-name="ce31" table:formula="of:=IF([.I328]&lt;=[$'current-situation'.$E$7];[$'loan-parameters'.$B$6]-ORG.OPENOFFICE.MONTHS([$'loan-parameters'.$B$4];TODAY();1)/12;(LN([.I328])-LN([.I328]-[$'loan-parameters'.$B$31]*[$'current-situation'.$C$7]))/LN(1+[$'current-situation'.$C$7])/12)" office:value-type="float" office:value="2.72095018359593" calcext:value-type="float">
            <text:p>2.72</text:p>
          </table:table-cell>
          <table:table-cell table:formula="of:=([.I328]*[.K328]*12+[$'loan-parameters'.$B$32])/[$'loan-parameters'.$B$26]" office:value-type="float" office:value="96661.2563599087" calcext:value-type="float">
            <text:p>96,661.2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1" table:formula="of:=[.A329]/12" office:value-type="float" office:value="27.3333333333333" calcext:value-type="float">
            <text:p>27.33</text:p>
          </table:table-cell>
          <table:table-cell table:style-name="ce47" table:formula="of:=IF([.B329]&lt;=[$'repayment-scenarios'.$B$28];[$'loan-parameters'.$B$31]*[$'current-situation'.$C$7]*(1+[$'current-situation'.$C$7])^[.A329]/((1+[$'current-situation'.$C$7])^[.A329]-1);&quot;&quot;)" office:value-type="currency" office:currency="GBP" office:value="245.348090523251" calcext:value-type="currency">
            <text:p>£245.35</text:p>
          </table:table-cell>
          <table:table-cell table:formula="of:=IF([.C329]&lt;&gt;&quot;&quot;;[.C329]*[.A329]+[$'loan-parameters'.$B$32];&quot;&quot;)" office:value-type="currency" office:currency="GBP" office:value="80494.1736916263" calcext:value-type="currency">
            <text:p>£80,494.17</text:p>
          </table:table-cell>
          <table:table-cell/>
          <table:table-cell table:style-name="ce31" table:formula="of:=[.B328]" office:value-type="float" office:value="27.25" calcext:value-type="float">
            <text:p>27.25</text:p>
          </table:table-cell>
          <table:table-cell table:formula="of:=IF([.F329]&lt;=[$'current-situation'.$D$7];[$'loan-parameters'.$B$31]*(1+[$'current-situation'.$C$7])^([.F329]*12)-[$'current-situation'.$B$29]/[$'current-situation'.$C$7]*((1+[$'current-situation'.$C$7])^([.F329]*12)-1);0)/[$'loan-parameters'.$B$26]" office:value-type="float" office:value="47597.7179862892" calcext:value-type="float">
            <text:p>47,597.72</text:p>
          </table:table-cell>
          <table:table-cell/>
          <table:table-cell table:style-name="ce47" office:value-type="currency" office:currency="GBP" office:value="1625" calcext:value-type="currency">
            <text:p>£1,625.00</text:p>
          </table:table-cell>
          <table:table-cell table:style-name="ce85" table:formula="of:=[.I329]/[$'loan-parameters'.$B$26]" office:value-type="float" office:value="2968.41605319402" calcext:value-type="float">
            <text:p>2,968.42</text:p>
          </table:table-cell>
          <table:table-cell table:style-name="ce31" table:formula="of:=IF([.I329]&lt;=[$'current-situation'.$E$7];[$'loan-parameters'.$B$6]-ORG.OPENOFFICE.MONTHS([$'loan-parameters'.$B$4];TODAY();1)/12;(LN([.I329])-LN([.I329]-[$'loan-parameters'.$B$31]*[$'current-situation'.$C$7]))/LN(1+[$'current-situation'.$C$7])/12)" office:value-type="float" office:value="2.71213611143597" calcext:value-type="float">
            <text:p>2.71</text:p>
          </table:table-cell>
          <table:table-cell table:formula="of:=([.I329]*[.K329]*12+[$'loan-parameters'.$B$32])/[$'loan-parameters'.$B$26]" office:value-type="float" office:value="96645.5148110287" calcext:value-type="float">
            <text:p>96,645.5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1" table:formula="of:=[.A330]/12" office:value-type="float" office:value="27.4166666666667" calcext:value-type="float">
            <text:p>27.42</text:p>
          </table:table-cell>
          <table:table-cell table:style-name="ce47" table:formula="of:=IF([.B330]&lt;=[$'repayment-scenarios'.$B$28];[$'loan-parameters'.$B$31]*[$'current-situation'.$C$7]*(1+[$'current-situation'.$C$7])^[.A330]/((1+[$'current-situation'.$C$7])^[.A330]-1);&quot;&quot;)" office:value-type="currency" office:currency="GBP" office:value="244.92123172445" calcext:value-type="currency">
            <text:p>£244.92</text:p>
          </table:table-cell>
          <table:table-cell table:formula="of:=IF([.C330]&lt;&gt;&quot;&quot;;[.C330]*[.A330]+[$'loan-parameters'.$B$32];&quot;&quot;)" office:value-type="currency" office:currency="GBP" office:value="80599.0852373439" calcext:value-type="currency">
            <text:p>£80,599.09</text:p>
          </table:table-cell>
          <table:table-cell/>
          <table:table-cell table:style-name="ce31" table:formula="of:=[.B329]" office:value-type="float" office:value="27.3333333333333" calcext:value-type="float">
            <text:p>27.33</text:p>
          </table:table-cell>
          <table:table-cell table:formula="of:=IF([.F330]&lt;=[$'current-situation'.$D$7];[$'loan-parameters'.$B$31]*(1+[$'current-situation'.$C$7])^([.F330]*12)-[$'current-situation'.$B$29]/[$'current-situation'.$C$7]*((1+[$'current-situation'.$C$7])^([.F330]*12)-1);0)/[$'loan-parameters'.$B$26]" office:value-type="float" office:value="47381.7884718506" calcext:value-type="float">
            <text:p>47,381.79</text:p>
          </table:table-cell>
          <table:table-cell/>
          <table:table-cell table:style-name="ce47" office:value-type="currency" office:currency="GBP" office:value="1630" calcext:value-type="currency">
            <text:p>£1,630.00</text:p>
          </table:table-cell>
          <table:table-cell table:style-name="ce85" table:formula="of:=[.I330]/[$'loan-parameters'.$B$26]" office:value-type="float" office:value="2977.54964105" calcext:value-type="float">
            <text:p>2,977.55</text:p>
          </table:table-cell>
          <table:table-cell table:style-name="ce31" table:formula="of:=IF([.I330]&lt;=[$'current-situation'.$E$7];[$'loan-parameters'.$B$6]-ORG.OPENOFFICE.MONTHS([$'loan-parameters'.$B$4];TODAY();1)/12;(LN([.I330])-LN([.I330]-[$'loan-parameters'.$B$31]*[$'current-situation'.$C$7]))/LN(1+[$'current-situation'.$C$7])/12)" office:value-type="float" office:value="2.70337900740596" calcext:value-type="float">
            <text:p>2.70</text:p>
          </table:table-cell>
          <table:table-cell table:formula="of:=([.I330]*[.K330]*12+[$'loan-parameters'.$B$32])/[$'loan-parameters'.$B$26]" office:value-type="float" office:value="96629.8766689084" calcext:value-type="float">
            <text:p>96,629.8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1" table:formula="of:=[.A331]/12" office:value-type="float" office:value="27.5" calcext:value-type="float">
            <text:p>27.50</text:p>
          </table:table-cell>
          <table:table-cell table:style-name="ce47" table:formula="of:=IF([.B331]&lt;=[$'repayment-scenarios'.$B$28];[$'loan-parameters'.$B$31]*[$'current-situation'.$C$7]*(1+[$'current-situation'.$C$7])^[.A331]/((1+[$'current-situation'.$C$7])^[.A331]-1);&quot;&quot;)" office:value-type="currency" office:currency="GBP" office:value="244.497184466382" calcext:value-type="currency">
            <text:p>£244.50</text:p>
          </table:table-cell>
          <table:table-cell table:formula="of:=IF([.C331]&lt;&gt;&quot;&quot;;[.C331]*[.A331]+[$'loan-parameters'.$B$32];&quot;&quot;)" office:value-type="currency" office:currency="GBP" office:value="80704.0708739059" calcext:value-type="currency">
            <text:p>£80,704.07</text:p>
          </table:table-cell>
          <table:table-cell/>
          <table:table-cell table:style-name="ce31" table:formula="of:=[.B330]" office:value-type="float" office:value="27.4166666666667" calcext:value-type="float">
            <text:p>27.42</text:p>
          </table:table-cell>
          <table:table-cell table:formula="of:=IF([.F331]&lt;=[$'current-situation'.$D$7];[$'loan-parameters'.$B$31]*(1+[$'current-situation'.$C$7])^([.F331]*12)-[$'current-situation'.$B$29]/[$'current-situation'.$C$7]*((1+[$'current-situation'.$C$7])^([.F331]*12)-1);0)/[$'loan-parameters'.$B$26]" office:value-type="float" office:value="47165.1811330582" calcext:value-type="float">
            <text:p>47,165.18</text:p>
          </table:table-cell>
          <table:table-cell/>
          <table:table-cell table:style-name="ce47" office:value-type="currency" office:currency="GBP" office:value="1635" calcext:value-type="currency">
            <text:p>£1,635.00</text:p>
          </table:table-cell>
          <table:table-cell table:style-name="ce85" table:formula="of:=[.I331]/[$'loan-parameters'.$B$26]" office:value-type="float" office:value="2986.68322890598" calcext:value-type="float">
            <text:p>2,986.68</text:p>
          </table:table-cell>
          <table:table-cell table:style-name="ce31" table:formula="of:=IF([.I331]&lt;=[$'current-situation'.$E$7];[$'loan-parameters'.$B$6]-ORG.OPENOFFICE.MONTHS([$'loan-parameters'.$B$4];TODAY();1)/12;(LN([.I331])-LN([.I331]-[$'loan-parameters'.$B$31]*[$'current-situation'.$C$7]))/LN(1+[$'current-situation'.$C$7])/12)" office:value-type="float" office:value="2.69467832051011" calcext:value-type="float">
            <text:p>2.69</text:p>
          </table:table-cell>
          <table:table-cell table:formula="of:=([.I331]*[.K331]*12+[$'loan-parameters'.$B$32])/[$'loan-parameters'.$B$26]" office:value-type="float" office:value="96614.3409173927" calcext:value-type="float">
            <text:p>96,614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1" table:formula="of:=[.A332]/12" office:value-type="float" office:value="27.5833333333333" calcext:value-type="float">
            <text:p>27.58</text:p>
          </table:table-cell>
          <table:table-cell table:style-name="ce47" table:formula="of:=IF([.B332]&lt;=[$'repayment-scenarios'.$B$28];[$'loan-parameters'.$B$31]*[$'current-situation'.$C$7]*(1+[$'current-situation'.$C$7])^[.A332]/((1+[$'current-situation'.$C$7])^[.A332]-1);&quot;&quot;)" office:value-type="currency" office:currency="GBP" office:value="244.075923124816" calcext:value-type="currency">
            <text:p>£244.08</text:p>
          </table:table-cell>
          <table:table-cell table:formula="of:=IF([.C332]&lt;&gt;&quot;&quot;;[.C332]*[.A332]+[$'loan-parameters'.$B$32];&quot;&quot;)" office:value-type="currency" office:currency="GBP" office:value="80809.130554314" calcext:value-type="currency">
            <text:p>£80,809.13</text:p>
          </table:table-cell>
          <table:table-cell/>
          <table:table-cell table:style-name="ce31" table:formula="of:=[.B331]" office:value-type="float" office:value="27.5" calcext:value-type="float">
            <text:p>27.50</text:p>
          </table:table-cell>
          <table:table-cell table:formula="of:=IF([.F332]&lt;=[$'current-situation'.$D$7];[$'loan-parameters'.$B$31]*(1+[$'current-situation'.$C$7])^([.F332]*12)-[$'current-situation'.$B$29]/[$'current-situation'.$C$7]*((1+[$'current-situation'.$C$7])^([.F332]*12)-1);0)/[$'loan-parameters'.$B$26]" office:value-type="float" office:value="46947.8938421539" calcext:value-type="float">
            <text:p>46,947.89</text:p>
          </table:table-cell>
          <table:table-cell/>
          <table:table-cell table:style-name="ce47" office:value-type="currency" office:currency="GBP" office:value="1640" calcext:value-type="currency">
            <text:p>£1,640.00</text:p>
          </table:table-cell>
          <table:table-cell table:style-name="ce85" table:formula="of:=[.I332]/[$'loan-parameters'.$B$26]" office:value-type="float" office:value="2995.81681676196" calcext:value-type="float">
            <text:p>2,995.82</text:p>
          </table:table-cell>
          <table:table-cell table:style-name="ce31" table:formula="of:=IF([.I332]&lt;=[$'current-situation'.$E$7];[$'loan-parameters'.$B$6]-ORG.OPENOFFICE.MONTHS([$'loan-parameters'.$B$4];TODAY();1)/12;(LN([.I332])-LN([.I332]-[$'loan-parameters'.$B$31]*[$'current-situation'.$C$7]))/LN(1+[$'current-situation'.$C$7])/12)" office:value-type="float" office:value="2.68603350684137" calcext:value-type="float">
            <text:p>2.69</text:p>
          </table:table-cell>
          <table:table-cell table:formula="of:=([.I332]*[.K332]*12+[$'loan-parameters'.$B$32])/[$'loan-parameters'.$B$26]" office:value-type="float" office:value="96598.9065536015" calcext:value-type="float">
            <text:p>96,59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1" table:formula="of:=[.A333]/12" office:value-type="float" office:value="27.6666666666667" calcext:value-type="float">
            <text:p>27.67</text:p>
          </table:table-cell>
          <table:table-cell table:style-name="ce47" table:formula="of:=IF([.B333]&lt;=[$'repayment-scenarios'.$B$28];[$'loan-parameters'.$B$31]*[$'current-situation'.$C$7]*(1+[$'current-situation'.$C$7])^[.A333]/((1+[$'current-situation'.$C$7])^[.A333]-1);&quot;&quot;)" office:value-type="currency" office:currency="GBP" office:value="243.657422383924" calcext:value-type="currency">
            <text:p>£243.66</text:p>
          </table:table-cell>
          <table:table-cell table:formula="of:=IF([.C333]&lt;&gt;&quot;&quot;;[.C333]*[.A333]+[$'loan-parameters'.$B$32];&quot;&quot;)" office:value-type="currency" office:currency="GBP" office:value="80914.2642314629" calcext:value-type="currency">
            <text:p>£80,914.26</text:p>
          </table:table-cell>
          <table:table-cell/>
          <table:table-cell table:style-name="ce31" table:formula="of:=[.B332]" office:value-type="float" office:value="27.5833333333333" calcext:value-type="float">
            <text:p>27.58</text:p>
          </table:table-cell>
          <table:table-cell table:formula="of:=IF([.F333]&lt;=[$'current-situation'.$D$7];[$'loan-parameters'.$B$31]*(1+[$'current-situation'.$C$7])^([.F333]*12)-[$'current-situation'.$B$29]/[$'current-situation'.$C$7]*((1+[$'current-situation'.$C$7])^([.F333]*12)-1);0)/[$'loan-parameters'.$B$26]" office:value-type="float" office:value="46729.9244646998" calcext:value-type="float">
            <text:p>46,729.92</text:p>
          </table:table-cell>
          <table:table-cell/>
          <table:table-cell table:style-name="ce47" office:value-type="currency" office:currency="GBP" office:value="1645" calcext:value-type="currency">
            <text:p>£1,645.00</text:p>
          </table:table-cell>
          <table:table-cell table:style-name="ce85" table:formula="of:=[.I333]/[$'loan-parameters'.$B$26]" office:value-type="float" office:value="3004.95040461794" calcext:value-type="float">
            <text:p>3,004.95</text:p>
          </table:table-cell>
          <table:table-cell table:style-name="ce31" table:formula="of:=IF([.I333]&lt;=[$'current-situation'.$E$7];[$'loan-parameters'.$B$6]-ORG.OPENOFFICE.MONTHS([$'loan-parameters'.$B$4];TODAY();1)/12;(LN([.I333])-LN([.I333]-[$'loan-parameters'.$B$31]*[$'current-situation'.$C$7]))/LN(1+[$'current-situation'.$C$7])/12)" office:value-type="float" office:value="2.67744402946793" calcext:value-type="float">
            <text:p>2.68</text:p>
          </table:table-cell>
          <table:table-cell table:formula="of:=([.I333]*[.K333]*12+[$'loan-parameters'.$B$32])/[$'loan-parameters'.$B$26]" office:value-type="float" office:value="96583.5725877225" calcext:value-type="float">
            <text:p>96,583.5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1" table:formula="of:=[.A334]/12" office:value-type="float" office:value="27.75" calcext:value-type="float">
            <text:p>27.75</text:p>
          </table:table-cell>
          <table:table-cell table:style-name="ce47" table:formula="of:=IF([.B334]&lt;=[$'repayment-scenarios'.$B$28];[$'loan-parameters'.$B$31]*[$'current-situation'.$C$7]*(1+[$'current-situation'.$C$7])^[.A334]/((1+[$'current-situation'.$C$7])^[.A334]-1);&quot;&quot;)" office:value-type="currency" office:currency="GBP" office:value="243.241657231654" calcext:value-type="currency">
            <text:p>£243.24</text:p>
          </table:table-cell>
          <table:table-cell table:formula="of:=IF([.C334]&lt;&gt;&quot;&quot;;[.C334]*[.A334]+[$'loan-parameters'.$B$32];&quot;&quot;)" office:value-type="currency" office:currency="GBP" office:value="81019.4718581407" calcext:value-type="currency">
            <text:p>£81,019.47</text:p>
          </table:table-cell>
          <table:table-cell/>
          <table:table-cell table:style-name="ce31" table:formula="of:=[.B333]" office:value-type="float" office:value="27.6666666666667" calcext:value-type="float">
            <text:p>27.67</text:p>
          </table:table-cell>
          <table:table-cell table:formula="of:=IF([.F334]&lt;=[$'current-situation'.$D$7];[$'loan-parameters'.$B$31]*(1+[$'current-situation'.$C$7])^([.F334]*12)-[$'current-situation'.$B$29]/[$'current-situation'.$C$7]*((1+[$'current-situation'.$C$7])^([.F334]*12)-1);0)/[$'loan-parameters'.$B$26]" office:value-type="float" office:value="46511.2708595577" calcext:value-type="float">
            <text:p>46,511.27</text:p>
          </table:table-cell>
          <table:table-cell/>
          <table:table-cell table:style-name="ce47" office:value-type="currency" office:currency="GBP" office:value="1650" calcext:value-type="currency">
            <text:p>£1,650.00</text:p>
          </table:table-cell>
          <table:table-cell table:style-name="ce85" table:formula="of:=[.I334]/[$'loan-parameters'.$B$26]" office:value-type="float" office:value="3014.08399247392" calcext:value-type="float">
            <text:p>3,014.08</text:p>
          </table:table-cell>
          <table:table-cell table:style-name="ce31" table:formula="of:=IF([.I334]&lt;=[$'current-situation'.$E$7];[$'loan-parameters'.$B$6]-ORG.OPENOFFICE.MONTHS([$'loan-parameters'.$B$4];TODAY();1)/12;(LN([.I334])-LN([.I334]-[$'loan-parameters'.$B$31]*[$'current-situation'.$C$7]))/LN(1+[$'current-situation'.$C$7])/12)" office:value-type="float" office:value="2.66890935832134" calcext:value-type="float">
            <text:p>2.67</text:p>
          </table:table-cell>
          <table:table-cell table:formula="of:=([.I334]*[.K334]*12+[$'loan-parameters'.$B$32])/[$'loan-parameters'.$B$26]" office:value-type="float" office:value="96568.3380427863" calcext:value-type="float">
            <text:p>96,568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1" table:formula="of:=[.A335]/12" office:value-type="float" office:value="27.8333333333333" calcext:value-type="float">
            <text:p>27.83</text:p>
          </table:table-cell>
          <table:table-cell table:style-name="ce47" table:formula="of:=IF([.B335]&lt;=[$'repayment-scenarios'.$B$28];[$'loan-parameters'.$B$31]*[$'current-situation'.$C$7]*(1+[$'current-situation'.$C$7])^[.A335]/((1+[$'current-situation'.$C$7])^[.A335]-1);&quot;&quot;)" office:value-type="currency" office:currency="GBP" office:value="242.828602955176" calcext:value-type="currency">
            <text:p>£242.83</text:p>
          </table:table-cell>
          <table:table-cell table:formula="of:=IF([.C335]&lt;&gt;&quot;&quot;;[.C335]*[.A335]+[$'loan-parameters'.$B$32];&quot;&quot;)" office:value-type="currency" office:currency="GBP" office:value="81124.7533870287" calcext:value-type="currency">
            <text:p>£81,124.75</text:p>
          </table:table-cell>
          <table:table-cell/>
          <table:table-cell table:style-name="ce31" table:formula="of:=[.B334]" office:value-type="float" office:value="27.75" calcext:value-type="float">
            <text:p>27.75</text:p>
          </table:table-cell>
          <table:table-cell table:formula="of:=IF([.F335]&lt;=[$'current-situation'.$D$7];[$'loan-parameters'.$B$31]*(1+[$'current-situation'.$C$7])^([.F335]*12)-[$'current-situation'.$B$29]/[$'current-situation'.$C$7]*((1+[$'current-situation'.$C$7])^([.F335]*12)-1);0)/[$'loan-parameters'.$B$26]" office:value-type="float" office:value="46291.930878869" calcext:value-type="float">
            <text:p>46,291.93</text:p>
          </table:table-cell>
          <table:table-cell/>
          <table:table-cell table:style-name="ce47" office:value-type="currency" office:currency="GBP" office:value="1655" calcext:value-type="currency">
            <text:p>£1,655.00</text:p>
          </table:table-cell>
          <table:table-cell table:style-name="ce85" table:formula="of:=[.I335]/[$'loan-parameters'.$B$26]" office:value-type="float" office:value="3023.21758032991" calcext:value-type="float">
            <text:p>3,023.22</text:p>
          </table:table-cell>
          <table:table-cell table:style-name="ce31" table:formula="of:=IF([.I335]&lt;=[$'current-situation'.$E$7];[$'loan-parameters'.$B$6]-ORG.OPENOFFICE.MONTHS([$'loan-parameters'.$B$4];TODAY();1)/12;(LN([.I335])-LN([.I335]-[$'loan-parameters'.$B$31]*[$'current-situation'.$C$7]))/LN(1+[$'current-situation'.$C$7])/12)" office:value-type="float" office:value="2.66042897008737" calcext:value-type="float">
            <text:p>2.66</text:p>
          </table:table-cell>
          <table:table-cell table:formula="of:=([.I335]*[.K335]*12+[$'loan-parameters'.$B$32])/[$'loan-parameters'.$B$26]" office:value-type="float" office:value="96553.2019544695" calcext:value-type="float">
            <text:p>96,553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1" table:formula="of:=[.A336]/12" office:value-type="float" office:value="27.9166666666667" calcext:value-type="float">
            <text:p>27.92</text:p>
          </table:table-cell>
          <table:table-cell table:style-name="ce47" table:formula="of:=IF([.B336]&lt;=[$'repayment-scenarios'.$B$28];[$'loan-parameters'.$B$31]*[$'current-situation'.$C$7]*(1+[$'current-situation'.$C$7])^[.A336]/((1+[$'current-situation'.$C$7])^[.A336]-1);&quot;&quot;)" office:value-type="currency" office:currency="GBP" office:value="242.418235136425" calcext:value-type="currency">
            <text:p>£242.42</text:p>
          </table:table-cell>
          <table:table-cell table:formula="of:=IF([.C336]&lt;&gt;&quot;&quot;;[.C336]*[.A336]+[$'loan-parameters'.$B$32];&quot;&quot;)" office:value-type="currency" office:currency="GBP" office:value="81230.1087707024" calcext:value-type="currency">
            <text:p>£81,230.11</text:p>
          </table:table-cell>
          <table:table-cell/>
          <table:table-cell table:style-name="ce31" table:formula="of:=[.B335]" office:value-type="float" office:value="27.8333333333333" calcext:value-type="float">
            <text:p>27.83</text:p>
          </table:table-cell>
          <table:table-cell table:formula="of:=IF([.F336]&lt;=[$'current-situation'.$D$7];[$'loan-parameters'.$B$31]*(1+[$'current-situation'.$C$7])^([.F336]*12)-[$'current-situation'.$B$29]/[$'current-situation'.$C$7]*((1+[$'current-situation'.$C$7])^([.F336]*12)-1);0)/[$'loan-parameters'.$B$26]" office:value-type="float" office:value="46071.9023680317" calcext:value-type="float">
            <text:p>46,071.90</text:p>
          </table:table-cell>
          <table:table-cell/>
          <table:table-cell table:style-name="ce47" office:value-type="currency" office:currency="GBP" office:value="1660" calcext:value-type="currency">
            <text:p>£1,660.00</text:p>
          </table:table-cell>
          <table:table-cell table:style-name="ce85" table:formula="of:=[.I336]/[$'loan-parameters'.$B$26]" office:value-type="float" office:value="3032.35116818589" calcext:value-type="float">
            <text:p>3,032.35</text:p>
          </table:table-cell>
          <table:table-cell table:style-name="ce31" table:formula="of:=IF([.I336]&lt;=[$'current-situation'.$E$7];[$'loan-parameters'.$B$6]-ORG.OPENOFFICE.MONTHS([$'loan-parameters'.$B$4];TODAY();1)/12;(LN([.I336])-LN([.I336]-[$'loan-parameters'.$B$31]*[$'current-situation'.$C$7]))/LN(1+[$'current-situation'.$C$7])/12)" office:value-type="float" office:value="2.65200234809853" calcext:value-type="float">
            <text:p>2.65</text:p>
          </table:table-cell>
          <table:table-cell table:formula="of:=([.I336]*[.K336]*12+[$'loan-parameters'.$B$32])/[$'loan-parameters'.$B$26]" office:value-type="float" office:value="96538.1633708836" calcext:value-type="float">
            <text:p>96,538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1" table:formula="of:=[.A337]/12" office:value-type="float" office:value="28" calcext:value-type="float">
            <text:p>28.00</text:p>
          </table:table-cell>
          <table:table-cell table:style-name="ce47" table:formula="of:=IF([.B337]&lt;=[$'repayment-scenarios'.$B$28];[$'loan-parameters'.$B$31]*[$'current-situation'.$C$7]*(1+[$'current-situation'.$C$7])^[.A337]/((1+[$'current-situation'.$C$7])^[.A337]-1);&quot;&quot;)" office:value-type="currency" office:currency="GBP" office:value="242.010529647712" calcext:value-type="currency">
            <text:p>£242.01</text:p>
          </table:table-cell>
          <table:table-cell table:formula="of:=IF([.C337]&lt;&gt;&quot;&quot;;[.C337]*[.A337]+[$'loan-parameters'.$B$32];&quot;&quot;)" office:value-type="currency" office:currency="GBP" office:value="81335.5379616312" calcext:value-type="currency">
            <text:p>£81,335.54</text:p>
          </table:table-cell>
          <table:table-cell/>
          <table:table-cell table:style-name="ce31" table:formula="of:=[.B336]" office:value-type="float" office:value="27.9166666666667" calcext:value-type="float">
            <text:p>27.92</text:p>
          </table:table-cell>
          <table:table-cell table:formula="of:=IF([.F337]&lt;=[$'current-situation'.$D$7];[$'loan-parameters'.$B$31]*(1+[$'current-situation'.$C$7])^([.F337]*12)-[$'current-situation'.$B$29]/[$'current-situation'.$C$7]*((1+[$'current-situation'.$C$7])^([.F337]*12)-1);0)/[$'loan-parameters'.$B$26]" office:value-type="float" office:value="45851.1831656808" calcext:value-type="float">
            <text:p>45,851.18</text:p>
          </table:table-cell>
          <table:table-cell/>
          <table:table-cell table:style-name="ce47" office:value-type="currency" office:currency="GBP" office:value="1665" calcext:value-type="currency">
            <text:p>£1,665.00</text:p>
          </table:table-cell>
          <table:table-cell table:style-name="ce85" table:formula="of:=[.I337]/[$'loan-parameters'.$B$26]" office:value-type="float" office:value="3041.48475604187" calcext:value-type="float">
            <text:p>3,041.48</text:p>
          </table:table-cell>
          <table:table-cell table:style-name="ce31" table:formula="of:=IF([.I337]&lt;=[$'current-situation'.$E$7];[$'loan-parameters'.$B$6]-ORG.OPENOFFICE.MONTHS([$'loan-parameters'.$B$4];TODAY();1)/12;(LN([.I337])-LN([.I337]-[$'loan-parameters'.$B$31]*[$'current-situation'.$C$7]))/LN(1+[$'current-situation'.$C$7])/12)" office:value-type="float" office:value="2.64362898222888" calcext:value-type="float">
            <text:p>2.64</text:p>
          </table:table-cell>
          <table:table-cell table:formula="of:=([.I337]*[.K337]*12+[$'loan-parameters'.$B$32])/[$'loan-parameters'.$B$26]" office:value-type="float" office:value="96523.2213523795" calcext:value-type="float">
            <text:p>96,523.2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1" table:formula="of:=[.A338]/12" office:value-type="float" office:value="28.0833333333333" calcext:value-type="float">
            <text:p>28.08</text:p>
          </table:table-cell>
          <table:table-cell table:style-name="ce47" table:formula="of:=IF([.B338]&lt;=[$'repayment-scenarios'.$B$28];[$'loan-parameters'.$B$31]*[$'current-situation'.$C$7]*(1+[$'current-situation'.$C$7])^[.A338]/((1+[$'current-situation'.$C$7])^[.A338]-1);&quot;&quot;)" office:value-type="currency" office:currency="GBP" office:value="241.605462647415" calcext:value-type="currency">
            <text:p>£241.61</text:p>
          </table:table-cell>
          <table:table-cell table:formula="of:=IF([.C338]&lt;&gt;&quot;&quot;;[.C338]*[.A338]+[$'loan-parameters'.$B$32];&quot;&quot;)" office:value-type="currency" office:currency="GBP" office:value="81441.0409121788" calcext:value-type="currency">
            <text:p>£81,441.04</text:p>
          </table:table-cell>
          <table:table-cell/>
          <table:table-cell table:style-name="ce31" table:formula="of:=[.B337]" office:value-type="float" office:value="28" calcext:value-type="float">
            <text:p>28.00</text:p>
          </table:table-cell>
          <table:table-cell table:formula="of:=IF([.F338]&lt;=[$'current-situation'.$D$7];[$'loan-parameters'.$B$31]*(1+[$'current-situation'.$C$7])^([.F338]*12)-[$'current-situation'.$B$29]/[$'current-situation'.$C$7]*((1+[$'current-situation'.$C$7])^([.F338]*12)-1);0)/[$'loan-parameters'.$B$26]" office:value-type="float" office:value="45629.7711036668" calcext:value-type="float">
            <text:p>45,629.77</text:p>
          </table:table-cell>
          <table:table-cell/>
          <table:table-cell table:style-name="ce47" office:value-type="currency" office:currency="GBP" office:value="1670" calcext:value-type="currency">
            <text:p>£1,670.00</text:p>
          </table:table-cell>
          <table:table-cell table:style-name="ce85" table:formula="of:=[.I338]/[$'loan-parameters'.$B$26]" office:value-type="float" office:value="3050.61834389785" calcext:value-type="float">
            <text:p>3,050.62</text:p>
          </table:table-cell>
          <table:table-cell table:style-name="ce31" table:formula="of:=IF([.I338]&lt;=[$'current-situation'.$E$7];[$'loan-parameters'.$B$6]-ORG.OPENOFFICE.MONTHS([$'loan-parameters'.$B$4];TODAY();1)/12;(LN([.I338])-LN([.I338]-[$'loan-parameters'.$B$31]*[$'current-situation'.$C$7]))/LN(1+[$'current-situation'.$C$7])/12)" office:value-type="float" office:value="2.63530836879066" calcext:value-type="float">
            <text:p>2.64</text:p>
          </table:table-cell>
          <table:table-cell table:formula="of:=([.I338]*[.K338]*12+[$'loan-parameters'.$B$32])/[$'loan-parameters'.$B$26]" office:value-type="float" office:value="96508.3749713476" calcext:value-type="float">
            <text:p>96,508.3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1" table:formula="of:=[.A339]/12" office:value-type="float" office:value="28.1666666666667" calcext:value-type="float">
            <text:p>28.17</text:p>
          </table:table-cell>
          <table:table-cell table:style-name="ce47" table:formula="of:=IF([.B339]&lt;=[$'repayment-scenarios'.$B$28];[$'loan-parameters'.$B$31]*[$'current-situation'.$C$7]*(1+[$'current-situation'.$C$7])^[.A339]/((1+[$'current-situation'.$C$7])^[.A339]-1);&quot;&quot;)" office:value-type="currency" office:currency="GBP" office:value="241.203010575751" calcext:value-type="currency">
            <text:p>£241.20</text:p>
          </table:table-cell>
          <table:table-cell table:formula="of:=IF([.C339]&lt;&gt;&quot;&quot;;[.C339]*[.A339]+[$'loan-parameters'.$B$32];&quot;&quot;)" office:value-type="currency" office:currency="GBP" office:value="81546.6175746039" calcext:value-type="currency">
            <text:p>£81,546.62</text:p>
          </table:table-cell>
          <table:table-cell/>
          <table:table-cell table:style-name="ce31" table:formula="of:=[.B338]" office:value-type="float" office:value="28.0833333333333" calcext:value-type="float">
            <text:p>28.08</text:p>
          </table:table-cell>
          <table:table-cell table:formula="of:=IF([.F339]&lt;=[$'current-situation'.$D$7];[$'loan-parameters'.$B$31]*(1+[$'current-situation'.$C$7])^([.F339]*12)-[$'current-situation'.$B$29]/[$'current-situation'.$C$7]*((1+[$'current-situation'.$C$7])^([.F339]*12)-1);0)/[$'loan-parameters'.$B$26]" office:value-type="float" office:value="45407.6640070338" calcext:value-type="float">
            <text:p>45,407.66</text:p>
          </table:table-cell>
          <table:table-cell/>
          <table:table-cell table:style-name="ce47" office:value-type="currency" office:currency="GBP" office:value="1675" calcext:value-type="currency">
            <text:p>£1,675.00</text:p>
          </table:table-cell>
          <table:table-cell table:style-name="ce85" table:formula="of:=[.I339]/[$'loan-parameters'.$B$26]" office:value-type="float" office:value="3059.75193175383" calcext:value-type="float">
            <text:p>3,059.75</text:p>
          </table:table-cell>
          <table:table-cell table:style-name="ce31" table:formula="of:=IF([.I339]&lt;=[$'current-situation'.$E$7];[$'loan-parameters'.$B$6]-ORG.OPENOFFICE.MONTHS([$'loan-parameters'.$B$4];TODAY();1)/12;(LN([.I339])-LN([.I339]-[$'loan-parameters'.$B$31]*[$'current-situation'.$C$7]))/LN(1+[$'current-situation'.$C$7])/12)" office:value-type="float" office:value="2.6270400104331" calcext:value-type="float">
            <text:p>2.63</text:p>
          </table:table-cell>
          <table:table-cell table:formula="of:=([.I339]*[.K339]*12+[$'loan-parameters'.$B$32])/[$'loan-parameters'.$B$26]" office:value-type="float" office:value="96493.6233120312" calcext:value-type="float">
            <text:p>96,493.6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1" table:formula="of:=[.A340]/12" office:value-type="float" office:value="28.25" calcext:value-type="float">
            <text:p>28.25</text:p>
          </table:table-cell>
          <table:table-cell table:style-name="ce47" table:formula="of:=IF([.B340]&lt;=[$'repayment-scenarios'.$B$28];[$'loan-parameters'.$B$31]*[$'current-situation'.$C$7]*(1+[$'current-situation'.$C$7])^[.A340]/((1+[$'current-situation'.$C$7])^[.A340]-1);&quot;&quot;)" office:value-type="currency" office:currency="GBP" office:value="240.803150150619" calcext:value-type="currency">
            <text:p>£240.80</text:p>
          </table:table-cell>
          <table:table-cell table:formula="of:=IF([.C340]&lt;&gt;&quot;&quot;;[.C340]*[.A340]+[$'loan-parameters'.$B$32];&quot;&quot;)" office:value-type="currency" office:currency="GBP" office:value="81652.2679010599" calcext:value-type="currency">
            <text:p>£81,652.27</text:p>
          </table:table-cell>
          <table:table-cell/>
          <table:table-cell table:style-name="ce31" table:formula="of:=[.B339]" office:value-type="float" office:value="28.1666666666667" calcext:value-type="float">
            <text:p>28.17</text:p>
          </table:table-cell>
          <table:table-cell table:formula="of:=IF([.F340]&lt;=[$'current-situation'.$D$7];[$'loan-parameters'.$B$31]*(1+[$'current-situation'.$C$7])^([.F340]*12)-[$'current-situation'.$B$29]/[$'current-situation'.$C$7]*((1+[$'current-situation'.$C$7])^([.F340]*12)-1);0)/[$'loan-parameters'.$B$26]" office:value-type="float" office:value="45184.8596939982" calcext:value-type="float">
            <text:p>45,184.86</text:p>
          </table:table-cell>
          <table:table-cell/>
          <table:table-cell table:style-name="ce47" office:value-type="currency" office:currency="GBP" office:value="1680" calcext:value-type="currency">
            <text:p>£1,680.00</text:p>
          </table:table-cell>
          <table:table-cell table:style-name="ce85" table:formula="of:=[.I340]/[$'loan-parameters'.$B$26]" office:value-type="float" office:value="3068.88551960981" calcext:value-type="float">
            <text:p>3,068.89</text:p>
          </table:table-cell>
          <table:table-cell table:style-name="ce31" table:formula="of:=IF([.I340]&lt;=[$'current-situation'.$E$7];[$'loan-parameters'.$B$6]-ORG.OPENOFFICE.MONTHS([$'loan-parameters'.$B$4];TODAY();1)/12;(LN([.I340])-LN([.I340]-[$'loan-parameters'.$B$31]*[$'current-situation'.$C$7]))/LN(1+[$'current-situation'.$C$7])/12)" office:value-type="float" office:value="2.61882341604279" calcext:value-type="float">
            <text:p>2.62</text:p>
          </table:table-cell>
          <table:table-cell table:formula="of:=([.I340]*[.K340]*12+[$'loan-parameters'.$B$32])/[$'loan-parameters'.$B$26]" office:value-type="float" office:value="96478.9654703297" calcext:value-type="float">
            <text:p>96,478.9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1" table:formula="of:=[.A341]/12" office:value-type="float" office:value="28.3333333333333" calcext:value-type="float">
            <text:p>28.33</text:p>
          </table:table-cell>
          <table:table-cell table:style-name="ce47" table:formula="of:=IF([.B341]&lt;=[$'repayment-scenarios'.$B$28];[$'loan-parameters'.$B$31]*[$'current-situation'.$C$7]*(1+[$'current-situation'.$C$7])^[.A341]/((1+[$'current-situation'.$C$7])^[.A341]-1);&quot;&quot;)" office:value-type="currency" office:currency="GBP" office:value="240.405858363516" calcext:value-type="currency">
            <text:p>£240.41</text:p>
          </table:table-cell>
          <table:table-cell table:formula="of:=IF([.C341]&lt;&gt;&quot;&quot;;[.C341]*[.A341]+[$'loan-parameters'.$B$32];&quot;&quot;)" office:value-type="currency" office:currency="GBP" office:value="81757.9918435956" calcext:value-type="currency">
            <text:p>£81,757.99</text:p>
          </table:table-cell>
          <table:table-cell/>
          <table:table-cell table:style-name="ce31" table:formula="of:=[.B340]" office:value-type="float" office:value="28.25" calcext:value-type="float">
            <text:p>28.25</text:p>
          </table:table-cell>
          <table:table-cell table:formula="of:=IF([.F341]&lt;=[$'current-situation'.$D$7];[$'loan-parameters'.$B$31]*(1+[$'current-situation'.$C$7])^([.F341]*12)-[$'current-situation'.$B$29]/[$'current-situation'.$C$7]*((1+[$'current-situation'.$C$7])^([.F341]*12)-1);0)/[$'loan-parameters'.$B$26]" office:value-type="float" office:value="44961.3559759285" calcext:value-type="float">
            <text:p>44,961.36</text:p>
          </table:table-cell>
          <table:table-cell/>
          <table:table-cell table:style-name="ce47" office:value-type="currency" office:currency="GBP" office:value="1685" calcext:value-type="currency">
            <text:p>£1,685.00</text:p>
          </table:table-cell>
          <table:table-cell table:style-name="ce85" table:formula="of:=[.I341]/[$'loan-parameters'.$B$26]" office:value-type="float" office:value="3078.0191074658" calcext:value-type="float">
            <text:p>3,078.02</text:p>
          </table:table-cell>
          <table:table-cell table:style-name="ce31" table:formula="of:=IF([.I341]&lt;=[$'current-situation'.$E$7];[$'loan-parameters'.$B$6]-ORG.OPENOFFICE.MONTHS([$'loan-parameters'.$B$4];TODAY();1)/12;(LN([.I341])-LN([.I341]-[$'loan-parameters'.$B$31]*[$'current-situation'.$C$7]))/LN(1+[$'current-situation'.$C$7])/12)" office:value-type="float" office:value="2.6106581006463" calcext:value-type="float">
            <text:p>2.61</text:p>
          </table:table-cell>
          <table:table-cell table:formula="of:=([.I341]*[.K341]*12+[$'loan-parameters'.$B$32])/[$'loan-parameters'.$B$26]" office:value-type="float" office:value="96464.4005536199" calcext:value-type="float">
            <text:p>96,464.4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1" table:formula="of:=[.A342]/12" office:value-type="float" office:value="28.4166666666667" calcext:value-type="float">
            <text:p>28.42</text:p>
          </table:table-cell>
          <table:table-cell table:style-name="ce47" table:formula="of:=IF([.B342]&lt;=[$'repayment-scenarios'.$B$28];[$'loan-parameters'.$B$31]*[$'current-situation'.$C$7]*(1+[$'current-situation'.$C$7])^[.A342]/((1+[$'current-situation'.$C$7])^[.A342]-1);&quot;&quot;)" office:value-type="currency" office:currency="GBP" office:value="240.011112475529" calcext:value-type="currency">
            <text:p>£240.01</text:p>
          </table:table-cell>
          <table:table-cell table:formula="of:=IF([.C342]&lt;&gt;&quot;&quot;;[.C342]*[.A342]+[$'loan-parameters'.$B$32];&quot;&quot;)" office:value-type="currency" office:currency="GBP" office:value="81863.7893541555" calcext:value-type="currency">
            <text:p>£81,863.79</text:p>
          </table:table-cell>
          <table:table-cell/>
          <table:table-cell table:style-name="ce31" table:formula="of:=[.B341]" office:value-type="float" office:value="28.3333333333333" calcext:value-type="float">
            <text:p>28.33</text:p>
          </table:table-cell>
          <table:table-cell table:formula="of:=IF([.F342]&lt;=[$'current-situation'.$D$7];[$'loan-parameters'.$B$31]*(1+[$'current-situation'.$C$7])^([.F342]*12)-[$'current-situation'.$B$29]/[$'current-situation'.$C$7]*((1+[$'current-situation'.$C$7])^([.F342]*12)-1);0)/[$'loan-parameters'.$B$26]" office:value-type="float" office:value="44737.1506573221" calcext:value-type="float">
            <text:p>44,737.15</text:p>
          </table:table-cell>
          <table:table-cell/>
          <table:table-cell table:style-name="ce47" office:value-type="currency" office:currency="GBP" office:value="1690" calcext:value-type="currency">
            <text:p>£1,690.00</text:p>
          </table:table-cell>
          <table:table-cell table:style-name="ce85" table:formula="of:=[.I342]/[$'loan-parameters'.$B$26]" office:value-type="float" office:value="3087.15269532178" calcext:value-type="float">
            <text:p>3,087.15</text:p>
          </table:table-cell>
          <table:table-cell table:style-name="ce31" table:formula="of:=IF([.I342]&lt;=[$'current-situation'.$E$7];[$'loan-parameters'.$B$6]-ORG.OPENOFFICE.MONTHS([$'loan-parameters'.$B$4];TODAY();1)/12;(LN([.I342])-LN([.I342]-[$'loan-parameters'.$B$31]*[$'current-situation'.$C$7]))/LN(1+[$'current-situation'.$C$7])/12)" office:value-type="float" office:value="2.6025435853144" calcext:value-type="float">
            <text:p>2.60</text:p>
          </table:table-cell>
          <table:table-cell table:formula="of:=([.I342]*[.K342]*12+[$'loan-parameters'.$B$32])/[$'loan-parameters'.$B$26]" office:value-type="float" office:value="96449.9276805728" calcext:value-type="float">
            <text:p>96,449.9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1" table:formula="of:=[.A343]/12" office:value-type="float" office:value="28.5" calcext:value-type="float">
            <text:p>28.50</text:p>
          </table:table-cell>
          <table:table-cell table:style-name="ce47" table:formula="of:=IF([.B343]&lt;=[$'repayment-scenarios'.$B$28];[$'loan-parameters'.$B$31]*[$'current-situation'.$C$7]*(1+[$'current-situation'.$C$7])^[.A343]/((1+[$'current-situation'.$C$7])^[.A343]-1);&quot;&quot;)" office:value-type="currency" office:currency="GBP" office:value="239.618890013391" calcext:value-type="currency">
            <text:p>£239.62</text:p>
          </table:table-cell>
          <table:table-cell table:formula="of:=IF([.C343]&lt;&gt;&quot;&quot;;[.C343]*[.A343]+[$'loan-parameters'.$B$32];&quot;&quot;)" office:value-type="currency" office:currency="GBP" office:value="81969.6603845798" calcext:value-type="currency">
            <text:p>£81,969.66</text:p>
          </table:table-cell>
          <table:table-cell/>
          <table:table-cell table:style-name="ce31" table:formula="of:=[.B342]" office:value-type="float" office:value="28.4166666666667" calcext:value-type="float">
            <text:p>28.42</text:p>
          </table:table-cell>
          <table:table-cell table:formula="of:=IF([.F343]&lt;=[$'current-situation'.$D$7];[$'loan-parameters'.$B$31]*(1+[$'current-situation'.$C$7])^([.F343]*12)-[$'current-situation'.$B$29]/[$'current-situation'.$C$7]*((1+[$'current-situation'.$C$7])^([.F343]*12)-1);0)/[$'loan-parameters'.$B$26]" office:value-type="float" office:value="44512.2415357844" calcext:value-type="float">
            <text:p>44,512.24</text:p>
          </table:table-cell>
          <table:table-cell/>
          <table:table-cell table:style-name="ce47" office:value-type="currency" office:currency="GBP" office:value="1695" calcext:value-type="currency">
            <text:p>£1,695.00</text:p>
          </table:table-cell>
          <table:table-cell table:style-name="ce85" table:formula="of:=[.I343]/[$'loan-parameters'.$B$26]" office:value-type="float" office:value="3096.28628317776" calcext:value-type="float">
            <text:p>3,096.29</text:p>
          </table:table-cell>
          <table:table-cell table:style-name="ce31" table:formula="of:=IF([.I343]&lt;=[$'current-situation'.$E$7];[$'loan-parameters'.$B$6]-ORG.OPENOFFICE.MONTHS([$'loan-parameters'.$B$4];TODAY();1)/12;(LN([.I343])-LN([.I343]-[$'loan-parameters'.$B$31]*[$'current-situation'.$C$7]))/LN(1+[$'current-situation'.$C$7])/12)" office:value-type="float" office:value="2.59447939706808" calcext:value-type="float">
            <text:p>2.59</text:p>
          </table:table-cell>
          <table:table-cell table:formula="of:=([.I343]*[.K343]*12+[$'loan-parameters'.$B$32])/[$'loan-parameters'.$B$26]" office:value-type="float" office:value="96435.5459809743" calcext:value-type="float">
            <text:p>96,435.5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1" table:formula="of:=[.A344]/12" office:value-type="float" office:value="28.5833333333333" calcext:value-type="float">
            <text:p>28.58</text:p>
          </table:table-cell>
          <table:table-cell table:style-name="ce47" table:formula="of:=IF([.B344]&lt;=[$'repayment-scenarios'.$B$28];[$'loan-parameters'.$B$31]*[$'current-situation'.$C$7]*(1+[$'current-situation'.$C$7])^[.A344]/((1+[$'current-situation'.$C$7])^[.A344]-1);&quot;&quot;)" office:value-type="currency" office:currency="GBP" office:value="239.229168765612" calcext:value-type="currency">
            <text:p>£239.23</text:p>
          </table:table-cell>
          <table:table-cell table:formula="of:=IF([.C344]&lt;&gt;&quot;&quot;;[.C344]*[.A344]+[$'loan-parameters'.$B$32];&quot;&quot;)" office:value-type="currency" office:currency="GBP" office:value="82075.6048866049" calcext:value-type="currency">
            <text:p>£82,075.60</text:p>
          </table:table-cell>
          <table:table-cell/>
          <table:table-cell table:style-name="ce31" table:formula="of:=[.B343]" office:value-type="float" office:value="28.5" calcext:value-type="float">
            <text:p>28.50</text:p>
          </table:table-cell>
          <table:table-cell table:formula="of:=IF([.F344]&lt;=[$'current-situation'.$D$7];[$'loan-parameters'.$B$31]*(1+[$'current-situation'.$C$7])^([.F344]*12)-[$'current-situation'.$B$29]/[$'current-situation'.$C$7]*((1+[$'current-situation'.$C$7])^([.F344]*12)-1);0)/[$'loan-parameters'.$B$26]" office:value-type="float" office:value="44286.626402008" calcext:value-type="float">
            <text:p>44,286.63</text:p>
          </table:table-cell>
          <table:table-cell/>
          <table:table-cell table:style-name="ce47" office:value-type="currency" office:currency="GBP" office:value="1700" calcext:value-type="currency">
            <text:p>£1,700.00</text:p>
          </table:table-cell>
          <table:table-cell table:style-name="ce85" table:formula="of:=[.I344]/[$'loan-parameters'.$B$26]" office:value-type="float" office:value="3105.41987103374" calcext:value-type="float">
            <text:p>3,105.42</text:p>
          </table:table-cell>
          <table:table-cell table:style-name="ce31" table:formula="of:=IF([.I344]&lt;=[$'current-situation'.$E$7];[$'loan-parameters'.$B$6]-ORG.OPENOFFICE.MONTHS([$'loan-parameters'.$B$4];TODAY();1)/12;(LN([.I344])-LN([.I344]-[$'loan-parameters'.$B$31]*[$'current-situation'.$C$7]))/LN(1+[$'current-situation'.$C$7])/12)" office:value-type="float" office:value="2.58646506878642" calcext:value-type="float">
            <text:p>2.59</text:p>
          </table:table-cell>
          <table:table-cell table:formula="of:=([.I344]*[.K344]*12+[$'loan-parameters'.$B$32])/[$'loan-parameters'.$B$26]" office:value-type="float" office:value="96421.2545955518" calcext:value-type="float">
            <text:p>96,421.2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1" table:formula="of:=[.A345]/12" office:value-type="float" office:value="28.6666666666667" calcext:value-type="float">
            <text:p>28.67</text:p>
          </table:table-cell>
          <table:table-cell table:style-name="ce47" table:formula="of:=IF([.B345]&lt;=[$'repayment-scenarios'.$B$28];[$'loan-parameters'.$B$31]*[$'current-situation'.$C$7]*(1+[$'current-situation'.$C$7])^[.A345]/((1+[$'current-situation'.$C$7])^[.A345]-1);&quot;&quot;)" office:value-type="currency" office:currency="GBP" office:value="238.841926778674" calcext:value-type="currency">
            <text:p>£238.84</text:p>
          </table:table-cell>
          <table:table-cell table:formula="of:=IF([.C345]&lt;&gt;&quot;&quot;;[.C345]*[.A345]+[$'loan-parameters'.$B$32];&quot;&quot;)" office:value-type="currency" office:currency="GBP" office:value="82181.6228118638" calcext:value-type="currency">
            <text:p>£82,181.62</text:p>
          </table:table-cell>
          <table:table-cell/>
          <table:table-cell table:style-name="ce31" table:formula="of:=[.B344]" office:value-type="float" office:value="28.5833333333333" calcext:value-type="float">
            <text:p>28.58</text:p>
          </table:table-cell>
          <table:table-cell table:formula="of:=IF([.F345]&lt;=[$'current-situation'.$D$7];[$'loan-parameters'.$B$31]*(1+[$'current-situation'.$C$7])^([.F345]*12)-[$'current-situation'.$B$29]/[$'current-situation'.$C$7]*((1+[$'current-situation'.$C$7])^([.F345]*12)-1);0)/[$'loan-parameters'.$B$26]" office:value-type="float" office:value="44060.3030397497" calcext:value-type="float">
            <text:p>44,060.30</text:p>
          </table:table-cell>
          <table:table-cell/>
          <table:table-cell table:style-name="ce47" office:value-type="currency" office:currency="GBP" office:value="1705" calcext:value-type="currency">
            <text:p>£1,705.00</text:p>
          </table:table-cell>
          <table:table-cell table:style-name="ce85" table:formula="of:=[.I345]/[$'loan-parameters'.$B$26]" office:value-type="float" office:value="3114.55345888972" calcext:value-type="float">
            <text:p>3,114.55</text:p>
          </table:table-cell>
          <table:table-cell table:style-name="ce31" table:formula="of:=IF([.I345]&lt;=[$'current-situation'.$E$7];[$'loan-parameters'.$B$6]-ORG.OPENOFFICE.MONTHS([$'loan-parameters'.$B$4];TODAY();1)/12;(LN([.I345])-LN([.I345]-[$'loan-parameters'.$B$31]*[$'current-situation'.$C$7]))/LN(1+[$'current-situation'.$C$7])/12)" office:value-type="float" office:value="2.57850013911603" calcext:value-type="float">
            <text:p>2.58</text:p>
          </table:table-cell>
          <table:table-cell table:formula="of:=([.I345]*[.K345]*12+[$'loan-parameters'.$B$32])/[$'loan-parameters'.$B$26]" office:value-type="float" office:value="96407.0526758014" calcext:value-type="float">
            <text:p>96,407.05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1" table:formula="of:=[.A346]/12" office:value-type="float" office:value="28.75" calcext:value-type="float">
            <text:p>28.75</text:p>
          </table:table-cell>
          <table:table-cell table:style-name="ce47" table:formula="of:=IF([.B346]&lt;=[$'repayment-scenarios'.$B$28];[$'loan-parameters'.$B$31]*[$'current-situation'.$C$7]*(1+[$'current-situation'.$C$7])^[.A346]/((1+[$'current-situation'.$C$7])^[.A346]-1);&quot;&quot;)" office:value-type="currency" office:currency="GBP" office:value="238.457142353293" calcext:value-type="currency">
            <text:p>£238.46</text:p>
          </table:table-cell>
          <table:table-cell table:formula="of:=IF([.C346]&lt;&gt;&quot;&quot;;[.C346]*[.A346]+[$'loan-parameters'.$B$32];&quot;&quot;)" office:value-type="currency" office:currency="GBP" office:value="82287.7141118861" calcext:value-type="currency">
            <text:p>£82,287.71</text:p>
          </table:table-cell>
          <table:table-cell/>
          <table:table-cell table:style-name="ce31" table:formula="of:=[.B345]" office:value-type="float" office:value="28.6666666666667" calcext:value-type="float">
            <text:p>28.67</text:p>
          </table:table-cell>
          <table:table-cell table:formula="of:=IF([.F346]&lt;=[$'current-situation'.$D$7];[$'loan-parameters'.$B$31]*(1+[$'current-situation'.$C$7])^([.F346]*12)-[$'current-situation'.$B$29]/[$'current-situation'.$C$7]*((1+[$'current-situation'.$C$7])^([.F346]*12)-1);0)/[$'loan-parameters'.$B$26]" office:value-type="float" office:value="43833.2692258092" calcext:value-type="float">
            <text:p>43,833.27</text:p>
          </table:table-cell>
          <table:table-cell/>
          <table:table-cell table:style-name="ce47" office:value-type="currency" office:currency="GBP" office:value="1710" calcext:value-type="currency">
            <text:p>£1,710.00</text:p>
          </table:table-cell>
          <table:table-cell table:style-name="ce85" table:formula="of:=[.I346]/[$'loan-parameters'.$B$26]" office:value-type="float" office:value="3123.6870467457" calcext:value-type="float">
            <text:p>3,123.69</text:p>
          </table:table-cell>
          <table:table-cell table:style-name="ce31" table:formula="of:=IF([.I346]&lt;=[$'current-situation'.$E$7];[$'loan-parameters'.$B$6]-ORG.OPENOFFICE.MONTHS([$'loan-parameters'.$B$4];TODAY();1)/12;(LN([.I346])-LN([.I346]-[$'loan-parameters'.$B$31]*[$'current-situation'.$C$7]))/LN(1+[$'current-situation'.$C$7])/12)" office:value-type="float" office:value="2.57058415238227" calcext:value-type="float">
            <text:p>2.57</text:p>
          </table:table-cell>
          <table:table-cell table:formula="of:=([.I346]*[.K346]*12+[$'loan-parameters'.$B$32])/[$'loan-parameters'.$B$26]" office:value-type="float" office:value="96392.9393838194" calcext:value-type="float">
            <text:p>96,392.9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1" table:formula="of:=[.A347]/12" office:value-type="float" office:value="28.8333333333333" calcext:value-type="float">
            <text:p>28.83</text:p>
          </table:table-cell>
          <table:table-cell table:style-name="ce47" table:formula="of:=IF([.B347]&lt;=[$'repayment-scenarios'.$B$28];[$'loan-parameters'.$B$31]*[$'current-situation'.$C$7]*(1+[$'current-situation'.$C$7])^[.A347]/((1+[$'current-situation'.$C$7])^[.A347]-1);&quot;&quot;)" office:value-type="currency" office:currency="GBP" office:value="238.074794040747" calcext:value-type="currency">
            <text:p>£238.07</text:p>
          </table:table-cell>
          <table:table-cell table:formula="of:=IF([.C347]&lt;&gt;&quot;&quot;;[.C347]*[.A347]+[$'loan-parameters'.$B$32];&quot;&quot;)" office:value-type="currency" office:currency="GBP" office:value="82393.8787380986" calcext:value-type="currency">
            <text:p>£82,393.88</text:p>
          </table:table-cell>
          <table:table-cell/>
          <table:table-cell table:style-name="ce31" table:formula="of:=[.B346]" office:value-type="float" office:value="28.75" calcext:value-type="float">
            <text:p>28.75</text:p>
          </table:table-cell>
          <table:table-cell table:formula="of:=IF([.F347]&lt;=[$'current-situation'.$D$7];[$'loan-parameters'.$B$31]*(1+[$'current-situation'.$C$7])^([.F347]*12)-[$'current-situation'.$B$29]/[$'current-situation'.$C$7]*((1+[$'current-situation'.$C$7])^([.F347]*12)-1);0)/[$'loan-parameters'.$B$26]" office:value-type="float" office:value="43605.5227300079" calcext:value-type="float">
            <text:p>43,605.52</text:p>
          </table:table-cell>
          <table:table-cell/>
          <table:table-cell table:style-name="ce47" office:value-type="currency" office:currency="GBP" office:value="1715" calcext:value-type="currency">
            <text:p>£1,715.00</text:p>
          </table:table-cell>
          <table:table-cell table:style-name="ce85" table:formula="of:=[.I347]/[$'loan-parameters'.$B$26]" office:value-type="float" office:value="3132.82063460168" calcext:value-type="float">
            <text:p>3,132.82</text:p>
          </table:table-cell>
          <table:table-cell table:style-name="ce31" table:formula="of:=IF([.I347]&lt;=[$'current-situation'.$E$7];[$'loan-parameters'.$B$6]-ORG.OPENOFFICE.MONTHS([$'loan-parameters'.$B$4];TODAY();1)/12;(LN([.I347])-LN([.I347]-[$'loan-parameters'.$B$31]*[$'current-situation'.$C$7]))/LN(1+[$'current-situation'.$C$7])/12)" office:value-type="float" office:value="2.56271665850214" calcext:value-type="float">
            <text:p>2.56</text:p>
          </table:table-cell>
          <table:table-cell table:formula="of:=([.I347]*[.K347]*12+[$'loan-parameters'.$B$32])/[$'loan-parameters'.$B$26]" office:value-type="float" office:value="96378.9138921397" calcext:value-type="float">
            <text:p>96,378.9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1" table:formula="of:=[.A348]/12" office:value-type="float" office:value="28.9166666666667" calcext:value-type="float">
            <text:p>28.92</text:p>
          </table:table-cell>
          <table:table-cell table:style-name="ce47" table:formula="of:=IF([.B348]&lt;=[$'repayment-scenarios'.$B$28];[$'loan-parameters'.$B$31]*[$'current-situation'.$C$7]*(1+[$'current-situation'.$C$7])^[.A348]/((1+[$'current-situation'.$C$7])^[.A348]-1);&quot;&quot;)" office:value-type="currency" office:currency="GBP" office:value="237.694860639266" calcext:value-type="currency">
            <text:p>£237.69</text:p>
          </table:table-cell>
          <table:table-cell table:formula="of:=IF([.C348]&lt;&gt;&quot;&quot;;[.C348]*[.A348]+[$'loan-parameters'.$B$32];&quot;&quot;)" office:value-type="currency" office:currency="GBP" office:value="82500.1166418254" calcext:value-type="currency">
            <text:p>£82,500.12</text:p>
          </table:table-cell>
          <table:table-cell/>
          <table:table-cell table:style-name="ce31" table:formula="of:=[.B347]" office:value-type="float" office:value="28.8333333333333" calcext:value-type="float">
            <text:p>28.83</text:p>
          </table:table-cell>
          <table:table-cell table:formula="of:=IF([.F348]&lt;=[$'current-situation'.$D$7];[$'loan-parameters'.$B$31]*(1+[$'current-situation'.$C$7])^([.F348]*12)-[$'current-situation'.$B$29]/[$'current-situation'.$C$7]*((1+[$'current-situation'.$C$7])^([.F348]*12)-1);0)/[$'loan-parameters'.$B$26]" office:value-type="float" office:value="43377.0613151661" calcext:value-type="float">
            <text:p>43,377.06</text:p>
          </table:table-cell>
          <table:table-cell/>
          <table:table-cell table:style-name="ce47" office:value-type="currency" office:currency="GBP" office:value="1720" calcext:value-type="currency">
            <text:p>£1,720.00</text:p>
          </table:table-cell>
          <table:table-cell table:style-name="ce85" table:formula="of:=[.I348]/[$'loan-parameters'.$B$26]" office:value-type="float" office:value="3141.95422245767" calcext:value-type="float">
            <text:p>3,141.95</text:p>
          </table:table-cell>
          <table:table-cell table:style-name="ce31" table:formula="of:=IF([.I348]&lt;=[$'current-situation'.$E$7];[$'loan-parameters'.$B$6]-ORG.OPENOFFICE.MONTHS([$'loan-parameters'.$B$4];TODAY();1)/12;(LN([.I348])-LN([.I348]-[$'loan-parameters'.$B$31]*[$'current-situation'.$C$7]))/LN(1+[$'current-situation'.$C$7])/12)" office:value-type="float" office:value="2.55489721289864" calcext:value-type="float">
            <text:p>2.55</text:p>
          </table:table-cell>
          <table:table-cell table:formula="of:=([.I348]*[.K348]*12+[$'loan-parameters'.$B$32])/[$'loan-parameters'.$B$26]" office:value-type="float" office:value="96364.9753835705" calcext:value-type="float">
            <text:p>96,364.9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1" table:formula="of:=[.A349]/12" office:value-type="float" office:value="29" calcext:value-type="float">
            <text:p>29.00</text:p>
          </table:table-cell>
          <table:table-cell table:style-name="ce47" table:formula="of:=IF([.B349]&lt;=[$'repayment-scenarios'.$B$28];[$'loan-parameters'.$B$31]*[$'current-situation'.$C$7]*(1+[$'current-situation'.$C$7])^[.A349]/((1+[$'current-situation'.$C$7])^[.A349]-1);&quot;&quot;)" office:value-type="currency" office:currency="GBP" office:value="237.317321190483" calcext:value-type="currency">
            <text:p>£237.32</text:p>
          </table:table-cell>
          <table:table-cell table:formula="of:=IF([.C349]&lt;&gt;&quot;&quot;;[.C349]*[.A349]+[$'loan-parameters'.$B$32];&quot;&quot;)" office:value-type="currency" office:currency="GBP" office:value="82606.4277742882" calcext:value-type="currency">
            <text:p>£82,606.43</text:p>
          </table:table-cell>
          <table:table-cell/>
          <table:table-cell table:style-name="ce31" table:formula="of:=[.B348]" office:value-type="float" office:value="28.9166666666667" calcext:value-type="float">
            <text:p>28.92</text:p>
          </table:table-cell>
          <table:table-cell table:formula="of:=IF([.F349]&lt;=[$'current-situation'.$D$7];[$'loan-parameters'.$B$31]*(1+[$'current-situation'.$C$7])^([.F349]*12)-[$'current-situation'.$B$29]/[$'current-situation'.$C$7]*((1+[$'current-situation'.$C$7])^([.F349]*12)-1);0)/[$'loan-parameters'.$B$26]" office:value-type="float" office:value="43147.882737081" calcext:value-type="float">
            <text:p>43,147.88</text:p>
          </table:table-cell>
          <table:table-cell/>
          <table:table-cell table:style-name="ce47" office:value-type="currency" office:currency="GBP" office:value="1725" calcext:value-type="currency">
            <text:p>£1,725.00</text:p>
          </table:table-cell>
          <table:table-cell table:style-name="ce85" table:formula="of:=[.I349]/[$'loan-parameters'.$B$26]" office:value-type="float" office:value="3151.08781031365" calcext:value-type="float">
            <text:p>3,151.09</text:p>
          </table:table-cell>
          <table:table-cell table:style-name="ce31" table:formula="of:=IF([.I349]&lt;=[$'current-situation'.$E$7];[$'loan-parameters'.$B$6]-ORG.OPENOFFICE.MONTHS([$'loan-parameters'.$B$4];TODAY();1)/12;(LN([.I349])-LN([.I349]-[$'loan-parameters'.$B$31]*[$'current-situation'.$C$7]))/LN(1+[$'current-situation'.$C$7])/12)" office:value-type="float" office:value="2.54712537641678" calcext:value-type="float">
            <text:p>2.55</text:p>
          </table:table-cell>
          <table:table-cell table:formula="of:=([.I349]*[.K349]*12+[$'loan-parameters'.$B$32])/[$'loan-parameters'.$B$26]" office:value-type="float" office:value="96351.1230510335" calcext:value-type="float">
            <text:p>96,351.12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1" table:formula="of:=[.A350]/12" office:value-type="float" office:value="29.0833333333333" calcext:value-type="float">
            <text:p>29.08</text:p>
          </table:table-cell>
          <table:table-cell table:style-name="ce47" table:formula="of:=IF([.B350]&lt;=[$'repayment-scenarios'.$B$28];[$'loan-parameters'.$B$31]*[$'current-situation'.$C$7]*(1+[$'current-situation'.$C$7])^[.A350]/((1+[$'current-situation'.$C$7])^[.A350]-1);&quot;&quot;)" office:value-type="currency" office:currency="GBP" office:value="236.942154975951" calcext:value-type="currency">
            <text:p>£236.94</text:p>
          </table:table-cell>
          <table:table-cell table:formula="of:=IF([.C350]&lt;&gt;&quot;&quot;;[.C350]*[.A350]+[$'loan-parameters'.$B$32];&quot;&quot;)" office:value-type="currency" office:currency="GBP" office:value="82712.8120866068" calcext:value-type="currency">
            <text:p>£82,712.81</text:p>
          </table:table-cell>
          <table:table-cell/>
          <table:table-cell table:style-name="ce31" table:formula="of:=[.B349]" office:value-type="float" office:value="29" calcext:value-type="float">
            <text:p>29.00</text:p>
          </table:table-cell>
          <table:table-cell table:formula="of:=IF([.F350]&lt;=[$'current-situation'.$D$7];[$'loan-parameters'.$B$31]*(1+[$'current-situation'.$C$7])^([.F350]*12)-[$'current-situation'.$B$29]/[$'current-situation'.$C$7]*((1+[$'current-situation'.$C$7])^([.F350]*12)-1);0)/[$'loan-parameters'.$B$26]" office:value-type="float" office:value="42917.9847445059" calcext:value-type="float">
            <text:p>42,917.98</text:p>
          </table:table-cell>
          <table:table-cell/>
          <table:table-cell table:style-name="ce47" office:value-type="currency" office:currency="GBP" office:value="1730" calcext:value-type="currency">
            <text:p>£1,730.00</text:p>
          </table:table-cell>
          <table:table-cell table:style-name="ce85" table:formula="of:=[.I350]/[$'loan-parameters'.$B$26]" office:value-type="float" office:value="3160.22139816963" calcext:value-type="float">
            <text:p>3,160.22</text:p>
          </table:table-cell>
          <table:table-cell table:style-name="ce31" table:formula="of:=IF([.I350]&lt;=[$'current-situation'.$E$7];[$'loan-parameters'.$B$6]-ORG.OPENOFFICE.MONTHS([$'loan-parameters'.$B$4];TODAY();1)/12;(LN([.I350])-LN([.I350]-[$'loan-parameters'.$B$31]*[$'current-situation'.$C$7]))/LN(1+[$'current-situation'.$C$7])/12)" office:value-type="float" office:value="2.53940071524106" calcext:value-type="float">
            <text:p>2.54</text:p>
          </table:table-cell>
          <table:table-cell table:formula="of:=([.I350]*[.K350]*12+[$'loan-parameters'.$B$32])/[$'loan-parameters'.$B$26]" office:value-type="float" office:value="96337.3560974086" calcext:value-type="float">
            <text:p>96,337.3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1" table:formula="of:=[.A351]/12" office:value-type="float" office:value="29.1666666666667" calcext:value-type="float">
            <text:p>29.17</text:p>
          </table:table-cell>
          <table:table-cell table:style-name="ce47" table:formula="of:=IF([.B351]&lt;=[$'repayment-scenarios'.$B$28];[$'loan-parameters'.$B$31]*[$'current-situation'.$C$7]*(1+[$'current-situation'.$C$7])^[.A351]/((1+[$'current-situation'.$C$7])^[.A351]-1);&quot;&quot;)" office:value-type="currency" office:currency="GBP" office:value="236.569341513712" calcext:value-type="currency">
            <text:p>£236.57</text:p>
          </table:table-cell>
          <table:table-cell table:formula="of:=IF([.C351]&lt;&gt;&quot;&quot;;[.C351]*[.A351]+[$'loan-parameters'.$B$32];&quot;&quot;)" office:value-type="currency" office:currency="GBP" office:value="82819.2695297991" calcext:value-type="currency">
            <text:p>£82,819.27</text:p>
          </table:table-cell>
          <table:table-cell/>
          <table:table-cell table:style-name="ce31" table:formula="of:=[.B350]" office:value-type="float" office:value="29.0833333333333" calcext:value-type="float">
            <text:p>29.08</text:p>
          </table:table-cell>
          <table:table-cell table:formula="of:=IF([.F351]&lt;=[$'current-situation'.$D$7];[$'loan-parameters'.$B$31]*(1+[$'current-situation'.$C$7])^([.F351]*12)-[$'current-situation'.$B$29]/[$'current-situation'.$C$7]*((1+[$'current-situation'.$C$7])^([.F351]*12)-1);0)/[$'loan-parameters'.$B$26]" office:value-type="float" office:value="42687.3650791265" calcext:value-type="float">
            <text:p>42,687.37</text:p>
          </table:table-cell>
          <table:table-cell/>
          <table:table-cell table:style-name="ce47" office:value-type="currency" office:currency="GBP" office:value="1735" calcext:value-type="currency">
            <text:p>£1,735.00</text:p>
          </table:table-cell>
          <table:table-cell table:style-name="ce85" table:formula="of:=[.I351]/[$'loan-parameters'.$B$26]" office:value-type="float" office:value="3169.35498602561" calcext:value-type="float">
            <text:p>3,169.35</text:p>
          </table:table-cell>
          <table:table-cell table:style-name="ce31" table:formula="of:=IF([.I351]&lt;=[$'current-situation'.$E$7];[$'loan-parameters'.$B$6]-ORG.OPENOFFICE.MONTHS([$'loan-parameters'.$B$4];TODAY();1)/12;(LN([.I351])-LN([.I351]-[$'loan-parameters'.$B$31]*[$'current-situation'.$C$7]))/LN(1+[$'current-situation'.$C$7])/12)" office:value-type="float" office:value="2.53172280081465" calcext:value-type="float">
            <text:p>2.53</text:p>
          </table:table-cell>
          <table:table-cell table:formula="of:=([.I351]*[.K351]*12+[$'loan-parameters'.$B$32])/[$'loan-parameters'.$B$26]" office:value-type="float" office:value="96323.6737353835" calcext:value-type="float">
            <text:p>96,323.6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1" table:formula="of:=[.A352]/12" office:value-type="float" office:value="29.25" calcext:value-type="float">
            <text:p>29.25</text:p>
          </table:table-cell>
          <table:table-cell table:style-name="ce47" table:formula="of:=IF([.B352]&lt;=[$'repayment-scenarios'.$B$28];[$'loan-parameters'.$B$31]*[$'current-situation'.$C$7]*(1+[$'current-situation'.$C$7])^[.A352]/((1+[$'current-situation'.$C$7])^[.A352]-1);&quot;&quot;)" office:value-type="currency" office:currency="GBP" office:value="236.198860554934" calcext:value-type="currency">
            <text:p>£236.20</text:p>
          </table:table-cell>
          <table:table-cell table:formula="of:=IF([.C352]&lt;&gt;&quot;&quot;;[.C352]*[.A352]+[$'loan-parameters'.$B$32];&quot;&quot;)" office:value-type="currency" office:currency="GBP" office:value="82925.8000547817" calcext:value-type="currency">
            <text:p>£82,925.80</text:p>
          </table:table-cell>
          <table:table-cell/>
          <table:table-cell table:style-name="ce31" table:formula="of:=[.B351]" office:value-type="float" office:value="29.1666666666667" calcext:value-type="float">
            <text:p>29.17</text:p>
          </table:table-cell>
          <table:table-cell table:formula="of:=IF([.F352]&lt;=[$'current-situation'.$D$7];[$'loan-parameters'.$B$31]*(1+[$'current-situation'.$C$7])^([.F352]*12)-[$'current-situation'.$B$29]/[$'current-situation'.$C$7]*((1+[$'current-situation'.$C$7])^([.F352]*12)-1);0)/[$'loan-parameters'.$B$26]" office:value-type="float" office:value="42456.0214755395" calcext:value-type="float">
            <text:p>42,456.02</text:p>
          </table:table-cell>
          <table:table-cell/>
          <table:table-cell table:style-name="ce47" office:value-type="currency" office:currency="GBP" office:value="1740" calcext:value-type="currency">
            <text:p>£1,740.00</text:p>
          </table:table-cell>
          <table:table-cell table:style-name="ce85" table:formula="of:=[.I352]/[$'loan-parameters'.$B$26]" office:value-type="float" office:value="3178.48857388159" calcext:value-type="float">
            <text:p>3,178.49</text:p>
          </table:table-cell>
          <table:table-cell table:style-name="ce31" table:formula="of:=IF([.I352]&lt;=[$'current-situation'.$E$7];[$'loan-parameters'.$B$6]-ORG.OPENOFFICE.MONTHS([$'loan-parameters'.$B$4];TODAY();1)/12;(LN([.I352])-LN([.I352]-[$'loan-parameters'.$B$31]*[$'current-situation'.$C$7]))/LN(1+[$'current-situation'.$C$7])/12)" office:value-type="float" office:value="2.52409120975975" calcext:value-type="float">
            <text:p>2.52</text:p>
          </table:table-cell>
          <table:table-cell table:formula="of:=([.I352]*[.K352]*12+[$'loan-parameters'.$B$32])/[$'loan-parameters'.$B$26]" office:value-type="float" office:value="96310.0751872998" calcext:value-type="float">
            <text:p>96,310.08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1" table:formula="of:=[.A353]/12" office:value-type="float" office:value="29.3333333333333" calcext:value-type="float">
            <text:p>29.33</text:p>
          </table:table-cell>
          <table:table-cell table:style-name="ce47" table:formula="of:=IF([.B353]&lt;=[$'repayment-scenarios'.$B$28];[$'loan-parameters'.$B$31]*[$'current-situation'.$C$7]*(1+[$'current-situation'.$C$7])^[.A353]/((1+[$'current-situation'.$C$7])^[.A353]-1);&quot;&quot;)" office:value-type="currency" office:currency="GBP" office:value="235.830692080596" calcext:value-type="currency">
            <text:p>£235.83</text:p>
          </table:table-cell>
          <table:table-cell table:formula="of:=IF([.C353]&lt;&gt;&quot;&quot;;[.C353]*[.A353]+[$'loan-parameters'.$B$32];&quot;&quot;)" office:value-type="currency" office:currency="GBP" office:value="83032.4036123699" calcext:value-type="currency">
            <text:p>£83,032.40</text:p>
          </table:table-cell>
          <table:table-cell/>
          <table:table-cell table:style-name="ce31" table:formula="of:=[.B352]" office:value-type="float" office:value="29.25" calcext:value-type="float">
            <text:p>29.25</text:p>
          </table:table-cell>
          <table:table-cell table:formula="of:=IF([.F353]&lt;=[$'current-situation'.$D$7];[$'loan-parameters'.$B$31]*(1+[$'current-situation'.$C$7])^([.F353]*12)-[$'current-situation'.$B$29]/[$'current-situation'.$C$7]*((1+[$'current-situation'.$C$7])^([.F353]*12)-1);0)/[$'loan-parameters'.$B$26]" office:value-type="float" office:value="42223.9516612308" calcext:value-type="float">
            <text:p>42,223.95</text:p>
          </table:table-cell>
          <table:table-cell/>
          <table:table-cell table:style-name="ce47" office:value-type="currency" office:currency="GBP" office:value="1745" calcext:value-type="currency">
            <text:p>£1,745.00</text:p>
          </table:table-cell>
          <table:table-cell table:style-name="ce85" table:formula="of:=[.I353]/[$'loan-parameters'.$B$26]" office:value-type="float" office:value="3187.62216173757" calcext:value-type="float">
            <text:p>3,187.62</text:p>
          </table:table-cell>
          <table:table-cell table:style-name="ce31" table:formula="of:=IF([.I353]&lt;=[$'current-situation'.$E$7];[$'loan-parameters'.$B$6]-ORG.OPENOFFICE.MONTHS([$'loan-parameters'.$B$4];TODAY();1)/12;(LN([.I353])-LN([.I353]-[$'loan-parameters'.$B$31]*[$'current-situation'.$C$7]))/LN(1+[$'current-situation'.$C$7])/12)" office:value-type="float" office:value="2.51650552379954" calcext:value-type="float">
            <text:p>2.52</text:p>
          </table:table-cell>
          <table:table-cell table:formula="of:=([.I353]*[.K353]*12+[$'loan-parameters'.$B$32])/[$'loan-parameters'.$B$26]" office:value-type="float" office:value="96296.5596850053" calcext:value-type="float">
            <text:p>96,296.5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1" table:formula="of:=[.A354]/12" office:value-type="float" office:value="29.4166666666667" calcext:value-type="float">
            <text:p>29.42</text:p>
          </table:table-cell>
          <table:table-cell table:style-name="ce47" table:formula="of:=IF([.B354]&lt;=[$'repayment-scenarios'.$B$28];[$'loan-parameters'.$B$31]*[$'current-situation'.$C$7]*(1+[$'current-situation'.$C$7])^[.A354]/((1+[$'current-situation'.$C$7])^[.A354]-1);&quot;&quot;)" office:value-type="currency" office:currency="GBP" office:value="235.464816298239" calcext:value-type="currency">
            <text:p>£235.46</text:p>
          </table:table-cell>
          <table:table-cell table:formula="of:=IF([.C354]&lt;&gt;&quot;&quot;;[.C354]*[.A354]+[$'loan-parameters'.$B$32];&quot;&quot;)" office:value-type="currency" office:currency="GBP" office:value="83139.0801532783" calcext:value-type="currency">
            <text:p>£83,139.08</text:p>
          </table:table-cell>
          <table:table-cell/>
          <table:table-cell table:style-name="ce31" table:formula="of:=[.B353]" office:value-type="float" office:value="29.3333333333333" calcext:value-type="float">
            <text:p>29.33</text:p>
          </table:table-cell>
          <table:table-cell table:formula="of:=IF([.F354]&lt;=[$'current-situation'.$D$7];[$'loan-parameters'.$B$31]*(1+[$'current-situation'.$C$7])^([.F354]*12)-[$'current-situation'.$B$29]/[$'current-situation'.$C$7]*((1+[$'current-situation'.$C$7])^([.F354]*12)-1);0)/[$'loan-parameters'.$B$26]" office:value-type="float" office:value="41991.153356552" calcext:value-type="float">
            <text:p>41,991.15</text:p>
          </table:table-cell>
          <table:table-cell/>
          <table:table-cell table:style-name="ce47" office:value-type="currency" office:currency="GBP" office:value="1750" calcext:value-type="currency">
            <text:p>£1,750.00</text:p>
          </table:table-cell>
          <table:table-cell table:style-name="ce85" table:formula="of:=[.I354]/[$'loan-parameters'.$B$26]" office:value-type="float" office:value="3196.75574959356" calcext:value-type="float">
            <text:p>3,196.76</text:p>
          </table:table-cell>
          <table:table-cell table:style-name="ce31" table:formula="of:=IF([.I354]&lt;=[$'current-situation'.$E$7];[$'loan-parameters'.$B$6]-ORG.OPENOFFICE.MONTHS([$'loan-parameters'.$B$4];TODAY();1)/12;(LN([.I354])-LN([.I354]-[$'loan-parameters'.$B$31]*[$'current-situation'.$C$7]))/LN(1+[$'current-situation'.$C$7])/12)" office:value-type="float" office:value="2.50896532968165" calcext:value-type="float">
            <text:p>2.51</text:p>
          </table:table-cell>
          <table:table-cell table:formula="of:=([.I354]*[.K354]*12+[$'loan-parameters'.$B$32])/[$'loan-parameters'.$B$26]" office:value-type="float" office:value="96283.1264697124" calcext:value-type="float">
            <text:p>96,283.13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1" table:formula="of:=[.A355]/12" office:value-type="float" office:value="29.5" calcext:value-type="float">
            <text:p>29.50</text:p>
          </table:table-cell>
          <table:table-cell table:style-name="ce47" table:formula="of:=IF([.B355]&lt;=[$'repayment-scenarios'.$B$28];[$'loan-parameters'.$B$31]*[$'current-situation'.$C$7]*(1+[$'current-situation'.$C$7])^[.A355]/((1+[$'current-situation'.$C$7])^[.A355]-1);&quot;&quot;)" office:value-type="currency" office:currency="GBP" office:value="235.101213638759" calcext:value-type="currency">
            <text:p>£235.10</text:p>
          </table:table-cell>
          <table:table-cell table:formula="of:=IF([.C355]&lt;&gt;&quot;&quot;;[.C355]*[.A355]+[$'loan-parameters'.$B$32];&quot;&quot;)" office:value-type="currency" office:currency="GBP" office:value="83245.8296281208" calcext:value-type="currency">
            <text:p>£83,245.83</text:p>
          </table:table-cell>
          <table:table-cell/>
          <table:table-cell table:style-name="ce31" table:formula="of:=[.B354]" office:value-type="float" office:value="29.4166666666667" calcext:value-type="float">
            <text:p>29.42</text:p>
          </table:table-cell>
          <table:table-cell table:formula="of:=IF([.F355]&lt;=[$'current-situation'.$D$7];[$'loan-parameters'.$B$31]*(1+[$'current-situation'.$C$7])^([.F355]*12)-[$'current-situation'.$B$29]/[$'current-situation'.$C$7]*((1+[$'current-situation'.$C$7])^([.F355]*12)-1);0)/[$'loan-parameters'.$B$26]" office:value-type="float" office:value="41757.6242746988" calcext:value-type="float">
            <text:p>41,757.62</text:p>
          </table:table-cell>
          <table:table-cell/>
          <table:table-cell table:style-name="ce47" office:value-type="currency" office:currency="GBP" office:value="1755" calcext:value-type="currency">
            <text:p>£1,755.00</text:p>
          </table:table-cell>
          <table:table-cell table:style-name="ce85" table:formula="of:=[.I355]/[$'loan-parameters'.$B$26]" office:value-type="float" office:value="3205.88933744954" calcext:value-type="float">
            <text:p>3,205.89</text:p>
          </table:table-cell>
          <table:table-cell table:style-name="ce31" table:formula="of:=IF([.I355]&lt;=[$'current-situation'.$E$7];[$'loan-parameters'.$B$6]-ORG.OPENOFFICE.MONTHS([$'loan-parameters'.$B$4];TODAY();1)/12;(LN([.I355])-LN([.I355]-[$'loan-parameters'.$B$31]*[$'current-situation'.$C$7]))/LN(1+[$'current-situation'.$C$7])/12)" office:value-type="float" office:value="2.50147021910281" calcext:value-type="float">
            <text:p>2.50</text:p>
          </table:table-cell>
          <table:table-cell table:formula="of:=([.I355]*[.K355]*12+[$'loan-parameters'.$B$32])/[$'loan-parameters'.$B$26]" office:value-type="float" office:value="96269.7747918549" calcext:value-type="float">
            <text:p>96,269.7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1" table:formula="of:=[.A356]/12" office:value-type="float" office:value="29.5833333333333" calcext:value-type="float">
            <text:p>29.58</text:p>
          </table:table-cell>
          <table:table-cell table:style-name="ce47" table:formula="of:=IF([.B356]&lt;=[$'repayment-scenarios'.$B$28];[$'loan-parameters'.$B$31]*[$'current-situation'.$C$7]*(1+[$'current-situation'.$C$7])^[.A356]/((1+[$'current-situation'.$C$7])^[.A356]-1);&quot;&quot;)" office:value-type="currency" office:currency="GBP" office:value="234.739864753271" calcext:value-type="currency">
            <text:p>£234.74</text:p>
          </table:table-cell>
          <table:table-cell table:formula="of:=IF([.C356]&lt;&gt;&quot;&quot;;[.C356]*[.A356]+[$'loan-parameters'.$B$32];&quot;&quot;)" office:value-type="currency" office:currency="GBP" office:value="83352.6519874113" calcext:value-type="currency">
            <text:p>£83,352.65</text:p>
          </table:table-cell>
          <table:table-cell/>
          <table:table-cell table:style-name="ce31" table:formula="of:=[.B355]" office:value-type="float" office:value="29.5" calcext:value-type="float">
            <text:p>29.50</text:p>
          </table:table-cell>
          <table:table-cell table:formula="of:=IF([.F356]&lt;=[$'current-situation'.$D$7];[$'loan-parameters'.$B$31]*(1+[$'current-situation'.$C$7])^([.F356]*12)-[$'current-situation'.$B$29]/[$'current-situation'.$C$7]*((1+[$'current-situation'.$C$7])^([.F356]*12)-1);0)/[$'loan-parameters'.$B$26]" office:value-type="float" office:value="41523.362121689" calcext:value-type="float">
            <text:p>41,523.36</text:p>
          </table:table-cell>
          <table:table-cell/>
          <table:table-cell table:style-name="ce47" office:value-type="currency" office:currency="GBP" office:value="1760" calcext:value-type="currency">
            <text:p>£1,760.00</text:p>
          </table:table-cell>
          <table:table-cell table:style-name="ce85" table:formula="of:=[.I356]/[$'loan-parameters'.$B$26]" office:value-type="float" office:value="3215.02292530552" calcext:value-type="float">
            <text:p>3,215.02</text:p>
          </table:table-cell>
          <table:table-cell table:style-name="ce31" table:formula="of:=IF([.I356]&lt;=[$'current-situation'.$E$7];[$'loan-parameters'.$B$6]-ORG.OPENOFFICE.MONTHS([$'loan-parameters'.$B$4];TODAY();1)/12;(LN([.I356])-LN([.I356]-[$'loan-parameters'.$B$31]*[$'current-situation'.$C$7]))/LN(1+[$'current-situation'.$C$7])/12)" office:value-type="float" office:value="2.49401978863485" calcext:value-type="float">
            <text:p>2.49</text:p>
          </table:table-cell>
          <table:table-cell table:formula="of:=([.I356]*[.K356]*12+[$'loan-parameters'.$B$32])/[$'loan-parameters'.$B$26]" office:value-type="float" office:value="96256.5039109439" calcext:value-type="float">
            <text:p>96,256.5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1" table:formula="of:=[.A357]/12" office:value-type="float" office:value="29.6666666666667" calcext:value-type="float">
            <text:p>29.67</text:p>
          </table:table-cell>
          <table:table-cell table:style-name="ce47" table:formula="of:=IF([.B357]&lt;=[$'repayment-scenarios'.$B$28];[$'loan-parameters'.$B$31]*[$'current-situation'.$C$7]*(1+[$'current-situation'.$C$7])^[.A357]/((1+[$'current-situation'.$C$7])^[.A357]-1);&quot;&quot;)" office:value-type="currency" office:currency="GBP" office:value="234.38075051001" calcext:value-type="currency">
            <text:p>£234.38</text:p>
          </table:table-cell>
          <table:table-cell table:formula="of:=IF([.C357]&lt;&gt;&quot;&quot;;[.C357]*[.A357]+[$'loan-parameters'.$B$32];&quot;&quot;)" office:value-type="currency" office:currency="GBP" office:value="83459.5471815634" calcext:value-type="currency">
            <text:p>£83,459.55</text:p>
          </table:table-cell>
          <table:table-cell/>
          <table:table-cell table:style-name="ce31" table:formula="of:=[.B356]" office:value-type="float" office:value="29.5833333333333" calcext:value-type="float">
            <text:p>29.58</text:p>
          </table:table-cell>
          <table:table-cell table:formula="of:=IF([.F357]&lt;=[$'current-situation'.$D$7];[$'loan-parameters'.$B$31]*(1+[$'current-situation'.$C$7])^([.F357]*12)-[$'current-situation'.$B$29]/[$'current-situation'.$C$7]*((1+[$'current-situation'.$C$7])^([.F357]*12)-1);0)/[$'loan-parameters'.$B$26]" office:value-type="float" office:value="41288.3645963385" calcext:value-type="float">
            <text:p>41,288.36</text:p>
          </table:table-cell>
          <table:table-cell/>
          <table:table-cell table:style-name="ce47" office:value-type="currency" office:currency="GBP" office:value="1765" calcext:value-type="currency">
            <text:p>£1,765.00</text:p>
          </table:table-cell>
          <table:table-cell table:style-name="ce85" table:formula="of:=[.I357]/[$'loan-parameters'.$B$26]" office:value-type="float" office:value="3224.1565131615" calcext:value-type="float">
            <text:p>3,224.16</text:p>
          </table:table-cell>
          <table:table-cell table:style-name="ce31" table:formula="of:=IF([.I357]&lt;=[$'current-situation'.$E$7];[$'loan-parameters'.$B$6]-ORG.OPENOFFICE.MONTHS([$'loan-parameters'.$B$4];TODAY();1)/12;(LN([.I357])-LN([.I357]-[$'loan-parameters'.$B$31]*[$'current-situation'.$C$7]))/LN(1+[$'current-situation'.$C$7])/12)" office:value-type="float" office:value="2.48661363965228" calcext:value-type="float">
            <text:p>2.49</text:p>
          </table:table-cell>
          <table:table-cell table:formula="of:=([.I357]*[.K357]*12+[$'loan-parameters'.$B$32])/[$'loan-parameters'.$B$26]" office:value-type="float" office:value="96243.3130954373" calcext:value-type="float">
            <text:p>96,243.3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1" table:formula="of:=[.A358]/12" office:value-type="float" office:value="29.75" calcext:value-type="float">
            <text:p>29.75</text:p>
          </table:table-cell>
          <table:table-cell table:style-name="ce47" table:formula="of:=IF([.B358]&lt;=[$'repayment-scenarios'.$B$28];[$'loan-parameters'.$B$31]*[$'current-situation'.$C$7]*(1+[$'current-situation'.$C$7])^[.A358]/((1+[$'current-situation'.$C$7])^[.A358]-1);&quot;&quot;)" office:value-type="currency" office:currency="GBP" office:value="234.023851991293" calcext:value-type="currency">
            <text:p>£234.02</text:p>
          </table:table-cell>
          <table:table-cell table:formula="of:=IF([.C358]&lt;&gt;&quot;&quot;;[.C358]*[.A358]+[$'loan-parameters'.$B$32];&quot;&quot;)" office:value-type="currency" office:currency="GBP" office:value="83566.5151608915" calcext:value-type="currency">
            <text:p>£83,566.52</text:p>
          </table:table-cell>
          <table:table-cell/>
          <table:table-cell table:style-name="ce31" table:formula="of:=[.B357]" office:value-type="float" office:value="29.6666666666667" calcext:value-type="float">
            <text:p>29.67</text:p>
          </table:table-cell>
          <table:table-cell table:formula="of:=IF([.F358]&lt;=[$'current-situation'.$D$7];[$'loan-parameters'.$B$31]*(1+[$'current-situation'.$C$7])^([.F358]*12)-[$'current-situation'.$B$29]/[$'current-situation'.$C$7]*((1+[$'current-situation'.$C$7])^([.F358]*12)-1);0)/[$'loan-parameters'.$B$26]" office:value-type="float" office:value="41052.6293902398" calcext:value-type="float">
            <text:p>41,052.63</text:p>
          </table:table-cell>
          <table:table-cell/>
          <table:table-cell table:style-name="ce47" office:value-type="currency" office:currency="GBP" office:value="1770" calcext:value-type="currency">
            <text:p>£1,770.00</text:p>
          </table:table-cell>
          <table:table-cell table:style-name="ce85" table:formula="of:=[.I358]/[$'loan-parameters'.$B$26]" office:value-type="float" office:value="3233.29010101748" calcext:value-type="float">
            <text:p>3,233.29</text:p>
          </table:table-cell>
          <table:table-cell table:style-name="ce31" table:formula="of:=IF([.I358]&lt;=[$'current-situation'.$E$7];[$'loan-parameters'.$B$6]-ORG.OPENOFFICE.MONTHS([$'loan-parameters'.$B$4];TODAY();1)/12;(LN([.I358])-LN([.I358]-[$'loan-parameters'.$B$31]*[$'current-situation'.$C$7]))/LN(1+[$'current-situation'.$C$7])/12)" office:value-type="float" office:value="2.47925137826081" calcext:value-type="float">
            <text:p>2.48</text:p>
          </table:table-cell>
          <table:table-cell table:formula="of:=([.I358]*[.K358]*12+[$'loan-parameters'.$B$32])/[$'loan-parameters'.$B$26]" office:value-type="float" office:value="96230.2016225993" calcext:value-type="float">
            <text:p>96,230.20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1" table:formula="of:=[.A359]/12" office:value-type="float" office:value="29.8333333333333" calcext:value-type="float">
            <text:p>29.83</text:p>
          </table:table-cell>
          <table:table-cell table:style-name="ce47" table:formula="of:=IF([.B359]&lt;=[$'repayment-scenarios'.$B$28];[$'loan-parameters'.$B$31]*[$'current-situation'.$C$7]*(1+[$'current-situation'.$C$7])^[.A359]/((1+[$'current-situation'.$C$7])^[.A359]-1);&quot;&quot;)" office:value-type="currency" office:currency="GBP" office:value="233.669150490531" calcext:value-type="currency">
            <text:p>£233.67</text:p>
          </table:table-cell>
          <table:table-cell table:formula="of:=IF([.C359]&lt;&gt;&quot;&quot;;[.C359]*[.A359]+[$'loan-parameters'.$B$32];&quot;&quot;)" office:value-type="currency" office:currency="GBP" office:value="83673.5558756102" calcext:value-type="currency">
            <text:p>£83,673.56</text:p>
          </table:table-cell>
          <table:table-cell/>
          <table:table-cell table:style-name="ce31" table:formula="of:=[.B358]" office:value-type="float" office:value="29.75" calcext:value-type="float">
            <text:p>29.75</text:p>
          </table:table-cell>
          <table:table-cell table:formula="of:=IF([.F359]&lt;=[$'current-situation'.$D$7];[$'loan-parameters'.$B$31]*(1+[$'current-situation'.$C$7])^([.F359]*12)-[$'current-situation'.$B$29]/[$'current-situation'.$C$7]*((1+[$'current-situation'.$C$7])^([.F359]*12)-1);0)/[$'loan-parameters'.$B$26]" office:value-type="float" office:value="40816.1541877398" calcext:value-type="float">
            <text:p>40,816.15</text:p>
          </table:table-cell>
          <table:table-cell/>
          <table:table-cell table:style-name="ce47" office:value-type="currency" office:currency="GBP" office:value="1775" calcext:value-type="currency">
            <text:p>£1,775.00</text:p>
          </table:table-cell>
          <table:table-cell table:style-name="ce85" table:formula="of:=[.I359]/[$'loan-parameters'.$B$26]" office:value-type="float" office:value="3242.42368887346" calcext:value-type="float">
            <text:p>3,242.42</text:p>
          </table:table-cell>
          <table:table-cell table:style-name="ce31" table:formula="of:=IF([.I359]&lt;=[$'current-situation'.$E$7];[$'loan-parameters'.$B$6]-ORG.OPENOFFICE.MONTHS([$'loan-parameters'.$B$4];TODAY();1)/12;(LN([.I359])-LN([.I359]-[$'loan-parameters'.$B$31]*[$'current-situation'.$C$7]))/LN(1+[$'current-situation'.$C$7])/12)" office:value-type="float" office:value="2.47193261522742" calcext:value-type="float">
            <text:p>2.47</text:p>
          </table:table-cell>
          <table:table-cell table:formula="of:=([.I359]*[.K359]*12+[$'loan-parameters'.$B$32])/[$'loan-parameters'.$B$26]" office:value-type="float" office:value="96217.1687783719" calcext:value-type="float">
            <text:p>96,217.17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1" table:formula="of:=[.A360]/12" office:value-type="float" office:value="29.9166666666667" calcext:value-type="float">
            <text:p>29.92</text:p>
          </table:table-cell>
          <table:table-cell table:style-name="ce47" table:formula="of:=IF([.B360]&lt;=[$'repayment-scenarios'.$B$28];[$'loan-parameters'.$B$31]*[$'current-situation'.$C$7]*(1+[$'current-situation'.$C$7])^[.A360]/((1+[$'current-situation'.$C$7])^[.A360]-1);&quot;&quot;)">
            <text:p/>
          </table:table-cell>
          <table:table-cell table:formula="of:=IF([.C360]&lt;&gt;&quot;&quot;;[.C360]*[.A360]+[$'loan-parameters'.$B$32];&quot;&quot;)">
            <text:p/>
          </table:table-cell>
          <table:table-cell/>
          <table:table-cell table:style-name="ce31" table:formula="of:=[.B359]" office:value-type="float" office:value="29.8333333333333" calcext:value-type="float">
            <text:p>29.83</text:p>
          </table:table-cell>
          <table:table-cell table:formula="of:=IF([.F360]&lt;=[$'current-situation'.$D$7];[$'loan-parameters'.$B$31]*(1+[$'current-situation'.$C$7])^([.F360]*12)-[$'current-situation'.$B$29]/[$'current-situation'.$C$7]*((1+[$'current-situation'.$C$7])^([.F360]*12)-1);0)/[$'loan-parameters'.$B$26]" office:value-type="float" office:value="40578.9366659153" calcext:value-type="float">
            <text:p>40,578.94</text:p>
          </table:table-cell>
          <table:table-cell/>
          <table:table-cell table:style-name="ce47" office:value-type="currency" office:currency="GBP" office:value="1780" calcext:value-type="currency">
            <text:p>£1,780.00</text:p>
          </table:table-cell>
          <table:table-cell table:style-name="ce85" table:formula="of:=[.I360]/[$'loan-parameters'.$B$26]" office:value-type="float" office:value="3251.55727672945" calcext:value-type="float">
            <text:p>3,251.56</text:p>
          </table:table-cell>
          <table:table-cell table:style-name="ce31" table:formula="of:=IF([.I360]&lt;=[$'current-situation'.$E$7];[$'loan-parameters'.$B$6]-ORG.OPENOFFICE.MONTHS([$'loan-parameters'.$B$4];TODAY();1)/12;(LN([.I360])-LN([.I360]-[$'loan-parameters'.$B$31]*[$'current-situation'.$C$7]))/LN(1+[$'current-situation'.$C$7])/12)" office:value-type="float" office:value="2.46465696591155" calcext:value-type="float">
            <text:p>2.46</text:p>
          </table:table-cell>
          <table:table-cell table:formula="of:=([.I360]*[.K360]*12+[$'loan-parameters'.$B$32])/[$'loan-parameters'.$B$26]" office:value-type="float" office:value="96204.2138572434" calcext:value-type="float">
            <text:p>96,204.2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1" table:formula="of:=[.A361]/12" office:value-type="float" office:value="30" calcext:value-type="float">
            <text:p>30.00</text:p>
          </table:table-cell>
          <table:table-cell table:style-name="ce47" table:formula="of:=IF([.B361]&lt;=[$'repayment-scenarios'.$B$28];[$'loan-parameters'.$B$31]*[$'current-situation'.$C$7]*(1+[$'current-situation'.$C$7])^[.A361]/((1+[$'current-situation'.$C$7])^[.A361]-1);&quot;&quot;)">
            <text:p/>
          </table:table-cell>
          <table:table-cell table:formula="of:=IF([.C361]&lt;&gt;&quot;&quot;;[.C361]*[.A361]+[$'loan-parameters'.$B$32];&quot;&quot;)">
            <text:p/>
          </table:table-cell>
          <table:table-cell/>
          <table:table-cell table:style-name="ce31" table:formula="of:=[.B360]" office:value-type="float" office:value="29.9166666666667" calcext:value-type="float">
            <text:p>29.92</text:p>
          </table:table-cell>
          <table:table-cell table:formula="of:=IF([.F361]&lt;=[$'current-situation'.$D$7];[$'loan-parameters'.$B$31]*(1+[$'current-situation'.$C$7])^([.F361]*12)-[$'current-situation'.$B$29]/[$'current-situation'.$C$7]*((1+[$'current-situation'.$C$7])^([.F361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85" calcext:value-type="currency">
            <text:p>£1,785.00</text:p>
          </table:table-cell>
          <table:table-cell table:style-name="ce85" table:formula="of:=[.I361]/[$'loan-parameters'.$B$26]" office:value-type="float" office:value="3260.69086458543" calcext:value-type="float">
            <text:p>3,260.69</text:p>
          </table:table-cell>
          <table:table-cell table:style-name="ce31" table:formula="of:=IF([.I361]&lt;=[$'current-situation'.$E$7];[$'loan-parameters'.$B$6]-ORG.OPENOFFICE.MONTHS([$'loan-parameters'.$B$4];TODAY();1)/12;(LN([.I361])-LN([.I361]-[$'loan-parameters'.$B$31]*[$'current-situation'.$C$7]))/LN(1+[$'current-situation'.$C$7])/12)" office:value-type="float" office:value="2.45742405019749" calcext:value-type="float">
            <text:p>2.46</text:p>
          </table:table-cell>
          <table:table-cell table:formula="of:=([.I361]*[.K361]*12+[$'loan-parameters'.$B$32])/[$'loan-parameters'.$B$26]" office:value-type="float" office:value="96191.3361621218" calcext:value-type="float">
            <text:p>96,191.3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[.B361]" office:value-type="float" office:value="30" calcext:value-type="float">
            <text:p>30.00</text:p>
          </table:table-cell>
          <table:table-cell table:formula="of:=IF([.F362]&lt;=[$'current-situation'.$D$7];[$'loan-parameters'.$B$31]*(1+[$'current-situation'.$C$7])^([.F362]*12)-[$'current-situation'.$B$29]/[$'current-situation'.$C$7]*((1+[$'current-situation'.$C$7])^([.F362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90" calcext:value-type="currency">
            <text:p>£1,790.00</text:p>
          </table:table-cell>
          <table:table-cell table:style-name="ce85" table:formula="of:=[.I362]/[$'loan-parameters'.$B$26]" office:value-type="float" office:value="3269.82445244141" calcext:value-type="float">
            <text:p>3,269.82</text:p>
          </table:table-cell>
          <table:table-cell table:style-name="ce31" table:formula="of:=IF([.I362]&lt;=[$'current-situation'.$E$7];[$'loan-parameters'.$B$6]-ORG.OPENOFFICE.MONTHS([$'loan-parameters'.$B$4];TODAY();1)/12;(LN([.I362])-LN([.I362]-[$'loan-parameters'.$B$31]*[$'current-situation'.$C$7]))/LN(1+[$'current-situation'.$C$7])/12)" office:value-type="float" office:value="2.45023349242805" calcext:value-type="float">
            <text:p>2.45</text:p>
          </table:table-cell>
          <table:table-cell table:formula="of:=([.I362]*[.K362]*12+[$'loan-parameters'.$B$32])/[$'loan-parameters'.$B$26]" office:value-type="float" office:value="96178.5350042099" calcext:value-type="float">
            <text:p>96,178.54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1" table:formula="of:=1/12+[.F362]" office:value-type="float" office:value="30.0833333333333" calcext:value-type="float">
            <text:p>30.08</text:p>
          </table:table-cell>
          <table:table-cell table:formula="of:=IF([.F363]&lt;=[$'current-situation'.$D$7];[$'loan-parameters'.$B$31]*(1+[$'current-situation'.$C$7])^([.F363]*12)-[$'current-situation'.$B$29]/[$'current-situation'.$C$7]*((1+[$'current-situation'.$C$7])^([.F363]*12)-1);0)/[$'loan-parameters'.$B$26]" office:value-type="float" office:value="0" calcext:value-type="float">
            <text:p>0.00</text:p>
          </table:table-cell>
          <table:table-cell/>
          <table:table-cell table:style-name="ce47" office:value-type="currency" office:currency="GBP" office:value="1795" calcext:value-type="currency">
            <text:p>£1,795.00</text:p>
          </table:table-cell>
          <table:table-cell table:style-name="ce85" table:formula="of:=[.I363]/[$'loan-parameters'.$B$26]" office:value-type="float" office:value="3278.95804029739" calcext:value-type="float">
            <text:p>3,278.96</text:p>
          </table:table-cell>
          <table:table-cell table:style-name="ce31" table:formula="of:=IF([.I363]&lt;=[$'current-situation'.$E$7];[$'loan-parameters'.$B$6]-ORG.OPENOFFICE.MONTHS([$'loan-parameters'.$B$4];TODAY();1)/12;(LN([.I363])-LN([.I363]-[$'loan-parameters'.$B$31]*[$'current-situation'.$C$7]))/LN(1+[$'current-situation'.$C$7])/12)" office:value-type="float" office:value="2.44308492133921" calcext:value-type="float">
            <text:p>2.44</text:p>
          </table:table-cell>
          <table:table-cell table:formula="of:=([.I363]*[.K363]*12+[$'loan-parameters'.$B$32])/[$'loan-parameters'.$B$26]" office:value-type="float" office:value="96165.8097028782" calcext:value-type="float">
            <text:p>96,165.81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47" office:value-type="currency" office:currency="GBP" office:value="1800" calcext:value-type="currency">
            <text:p>£1,800.00</text:p>
          </table:table-cell>
          <table:table-cell table:style-name="ce85" table:formula="of:=[.I364]/[$'loan-parameters'.$B$26]" office:value-type="float" office:value="3288.09162815337" calcext:value-type="float">
            <text:p>3,288.09</text:p>
          </table:table-cell>
          <table:table-cell table:style-name="ce31" table:formula="of:=IF([.I364]&lt;=[$'current-situation'.$E$7];[$'loan-parameters'.$B$6]-ORG.OPENOFFICE.MONTHS([$'loan-parameters'.$B$4];TODAY();1)/12;(LN([.I364])-LN([.I364]-[$'loan-parameters'.$B$31]*[$'current-situation'.$C$7]))/LN(1+[$'current-situation'.$C$7])/12)" office:value-type="float" office:value="2.43597796999619" calcext:value-type="float">
            <text:p>2.44</text:p>
          </table:table-cell>
          <table:table-cell table:formula="of:=([.I364]*[.K364]*12+[$'loan-parameters'.$B$32])/[$'loan-parameters'.$B$26]" office:value-type="float" office:value="96153.1595855502" calcext:value-type="float">
            <text:p>96,153.16</text:p>
          </table:table-cell>
          <table:table-cell table:formula="of:=([$'loan-parameters'.$B$31]+[$'loan-parameters'.$B$32])/[$'loan-parameters'.$B$26]" office:value-type="float" office:value="91737.7564254791" calcext:value-type="float">
            <text:p>91,737.76</text:p>
          </table:table-cell>
          <table:table-cell table:number-columns-repeated="2"/>
        </table:table-row>
        <table:table-row table:style-name="ro1" table:number-rows-repeated="104821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month number:textual="true"/>
      <number:text> </number:text>
      <number:year number:style="long"/>
    </number:date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">
      <number:number number:decimal-places="15" number:min-decimal-places="15" number:min-integer-digits="1"/>
    </number:number-style>
    <number:number-style style:name="N10109P0" style:volatile="true" number:language="en" number:country="AU">
      <number:number number:decimal-places="2" number:min-decimal-places="2" number:min-integer-digits="1" number:grouping="true"/>
    </number:number-style>
    <number:currency-style style:name="N10109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09P0"/>
    </number:currency-style>
    <number:number-style style:name="N10110P0" style:volatile="true" number:language="en" number:country="AU">
      <number:number number:decimal-places="2" number:min-decimal-places="2" number:min-integer-digits="1" number:grouping="true"/>
    </number:number-style>
    <number:currency-style style:name="N10110" number:language="en" number:country="AU">
      <style:text-properties fo:color="#ff0000"/>
      <number:text>-</number:text>
      <number:currency-symbol>-C09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number-style style:name="N10111P0" style:volatile="true" number:language="en" number:country="AU">
      <number:number number:decimal-places="2" number:min-decimal-places="2" number:min-integer-digits="1" number:grouping="true"/>
    </number:number-style>
    <number:number-style style:name="N10111" number:language="en" number:country="AU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9:56:53.98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7T20:14:18.929000000</dc:date>
    <meta:editing-duration>PT22H1M27S</meta:editing-duration>
    <meta:editing-cycles>97</meta:editing-cycles>
    <meta:generator>LibreOffice/7.2.1.2$Windows_X86_64 LibreOffice_project/87b77fad49947c1441b67c559c339af8f3517e22</meta:generator>
    <meta:document-statistic meta:table-count="4" meta:cell-count="4304" meta:object-count="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" svg:stroke-width="0.02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800080" draw:fill-color="#8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6cm" svg:height="11.793cm" xlink:href=".." xlink:type="simple" chart:class="chart:scatter" chart:style-name="ch1">
        <chart:legend chart:legend-position="top" svg:x="4.593cm" svg:y="0.185cm" style:legend-expansion="wide" chart:style-name="ch2"/>
        <chart:plot-area chart:style-name="ch3" table:cell-range-address="'data-tables'.J2:'data-tables'.J204 'data-tables'.L1:'data-tables'.O204" chart:data-source-has-labels="row" svg:x="1.43cm" svg:y="1.516cm" svg:width="19.117cm" svg:height="9.061cm">
          <chart:coordinate-region svg:x="3.189cm" svg:y="1.715cm" svg:width="16.51cm" svg:height="8.215cm"/>
          <chart:axis chart:dimension="x" chart:name="primary-x" chart:style-name="ch4">
            <chart:title svg:x="9.409cm" svg:y="10.812cm" chart:style-name="ch5">
              <text:p>Monthly Repayments</text:p>
            </chart:title>
          </chart:axis>
          <chart:axis chart:dimension="y" chart:name="primary-y" chart:style-name="ch6">
            <chart:title svg:x="0.451cm" svg:y="7.492cm" chart:style-name="ch7">
              <text:p>Total Repaid Value</text:p>
            </chart:title>
            <chart:grid chart:style-name="ch8" chart:class="major"/>
          </chart:axis>
          <chart:series chart:style-name="ch9" chart:values-cell-range-address="'data-tables'.L2:'data-tables'.L204" chart:label-cell-address="'data-tables'.L1:'data-tables'.L1" chart:class="chart:scatter">
            <chart:domain table:cell-range-address="'data-tables'.J2:'data-tables'.J204"/>
            <chart:data-point chart:repeated="203"/>
          </chart:series>
          <chart:series chart:style-name="ch10" chart:values-cell-range-address="'data-tables'.M2:'data-tables'.M204" chart:label-cell-address="'data-tables'.M1:'data-tables'.M1" chart:class="chart:scatter">
            <chart:data-point chart:repeated="203"/>
          </chart:series>
          <chart:series chart:style-name="ch11" chart:values-cell-range-address="'data-tables'.N2:'data-tables'.N204" chart:label-cell-address="'data-tables'.N1:'data-tables'.N1" chart:class="chart:scatter">
            <chart:data-point chart:repeated="203"/>
          </chart:series>
          <chart:series chart:style-name="ch12" chart:values-cell-range-address="'data-tables'.O2:'data-tables'.O204" chart:label-cell-address="'data-tables'.O1:'data-tables'.O1" chart:class="chart:scatter">
            <chart:data-point chart:repeated="20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Total Repaid Value (AUD)</text:p>
                <draw:g>
                  <svg:desc>'data-tables'.L1:'data-tables'.L1</svg:desc>
                </draw:g>
              </table:table-cell>
              <table:table-cell office:value-type="string">
                <text:p>Current Loan Value (AUD)</text:p>
                <draw:g>
                  <svg:desc>'data-tables'.M1:'data-tables'.M1</svg:desc>
                </draw:g>
              </table:table-cell>
              <table:table-cell office:value-type="string">
                <text:p>@Minimum Repayments</text:p>
                <draw:g>
                  <svg:desc>'data-tables'.N1:'data-tables'.N1</svg:desc>
                </draw:g>
              </table:table-cell>
              <table:table-cell office:value-type="string">
                <text:p>@Planned Repayments</text:p>
                <draw:g>
                  <svg:desc>'data-tables'.O1:'data-table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6.048079206474">
                <text:p>226.048079206474</text:p>
                <draw:g>
                  <svg:desc>'data-tables'.J2:'data-tables'.J204</svg:desc>
                </draw:g>
              </table:table-cell>
              <table:table-cell office:value-type="float" office:value="NaN">
                <text:p>NaN</text:p>
                <draw:g>
                  <svg:desc>'data-tables'.L2:'data-tables'.L204</svg:desc>
                </draw:g>
              </table:table-cell>
              <table:table-cell office:value-type="float" office:value="NaN">
                <text:p>NaN</text:p>
                <draw:g>
                  <svg:desc>'data-tables'.M2:'data-tables'.M204</svg:desc>
                </draw:g>
              </table:table-cell>
              <table:table-cell office:value-type="float" office:value="80961.7467073416">
                <text:p>80961.7467073416</text:p>
                <draw:g>
                  <svg:desc>'data-tables'.N2:'data-tables'.N204</svg:desc>
                </draw:g>
              </table:table-cell>
              <table:table-cell office:value-type="float" office:value="NaN">
                <text:p>NaN</text:p>
                <draw:g>
                  <svg:desc>'data-tables'.O2:'data-tables'.O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829.51244908">
                <text:p>130829.51244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358785598159">
                <text:p>9.13358785598159</text:p>
              </table:table-cell>
              <table:table-cell office:value-type="float" office:value="3306.35880386533">
                <text:p>3306.358803865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671757119632">
                <text:p>18.2671757119632</text:p>
              </table:table-cell>
              <table:table-cell office:value-type="float" office:value="6576.18325630674">
                <text:p>6576.183256306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4007635679448">
                <text:p>27.4007635679448</text:p>
              </table:table-cell>
              <table:table-cell office:value-type="float" office:value="9846.00770874815">
                <text:p>9846.007708748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5343514239263">
                <text:p>36.5343514239263</text:p>
              </table:table-cell>
              <table:table-cell office:value-type="float" office:value="13115.8321611896">
                <text:p>13115.83216118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.6679392799079">
                <text:p>45.6679392799079</text:p>
              </table:table-cell>
              <table:table-cell office:value-type="float" office:value="16385.656613631">
                <text:p>16385.65661363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015271358895">
                <text:p>54.8015271358895</text:p>
              </table:table-cell>
              <table:table-cell office:value-type="float" office:value="19655.4810660724">
                <text:p>19655.481066072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.9351149918711">
                <text:p>63.9351149918711</text:p>
              </table:table-cell>
              <table:table-cell office:value-type="float" office:value="22925.3055185138">
                <text:p>22925.30551851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0687028478527">
                <text:p>73.0687028478527</text:p>
              </table:table-cell>
              <table:table-cell office:value-type="float" office:value="26195.1299709552">
                <text:p>26195.1299709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2022907038343">
                <text:p>82.2022907038343</text:p>
              </table:table-cell>
              <table:table-cell office:value-type="float" office:value="29464.9544233966">
                <text:p>29464.95442339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1.3358785598159">
                <text:p>91.3358785598159</text:p>
              </table:table-cell>
              <table:table-cell office:value-type="float" office:value="32734.778875838">
                <text:p>32734.7788758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469466415797">
                <text:p>100.469466415797</text:p>
              </table:table-cell>
              <table:table-cell office:value-type="float" office:value="36004.6033282794">
                <text:p>36004.60332827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9.603054271779">
                <text:p>109.603054271779</text:p>
              </table:table-cell>
              <table:table-cell office:value-type="float" office:value="39274.4277807208">
                <text:p>39274.42778072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8.736642127761">
                <text:p>118.736642127761</text:p>
              </table:table-cell>
              <table:table-cell office:value-type="float" office:value="42544.2522331622">
                <text:p>42544.25223316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870229983742">
                <text:p>127.870229983742</text:p>
              </table:table-cell>
              <table:table-cell office:value-type="float" office:value="45814.0766856036">
                <text:p>45814.0766856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.003817839724">
                <text:p>137.003817839724</text:p>
              </table:table-cell>
              <table:table-cell office:value-type="float" office:value="49083.901138045">
                <text:p>49083.90113804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137405695705">
                <text:p>146.137405695705</text:p>
              </table:table-cell>
              <table:table-cell office:value-type="float" office:value="52353.7255904865">
                <text:p>52353.72559048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.270993551687">
                <text:p>155.270993551687</text:p>
              </table:table-cell>
              <table:table-cell office:value-type="float" office:value="55623.5500429279">
                <text:p>55623.55004292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4.404581407669">
                <text:p>164.404581407669</text:p>
              </table:table-cell>
              <table:table-cell office:value-type="float" office:value="58893.3744953693">
                <text:p>58893.37449536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.53816926365">
                <text:p>173.53816926365</text:p>
              </table:table-cell>
              <table:table-cell office:value-type="float" office:value="62163.1989478107">
                <text:p>62163.19894781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.671757119632">
                <text:p>182.671757119632</text:p>
              </table:table-cell>
              <table:table-cell office:value-type="float" office:value="65433.0234002521">
                <text:p>65433.0234002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1.805344975613">
                <text:p>191.805344975613</text:p>
              </table:table-cell>
              <table:table-cell office:value-type="float" office:value="68702.8478526935">
                <text:p>68702.84785269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.938932831595">
                <text:p>200.938932831595</text:p>
              </table:table-cell>
              <table:table-cell office:value-type="float" office:value="71972.6723051349">
                <text:p>71972.67230513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.072520687577">
                <text:p>210.072520687577</text:p>
              </table:table-cell>
              <table:table-cell office:value-type="float" office:value="75242.4967575763">
                <text:p>75242.49675757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9.206108543558">
                <text:p>219.206108543558</text:p>
              </table:table-cell>
              <table:table-cell office:value-type="float" office:value="78512.3212100177">
                <text:p>78512.32121001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.33969639954">
                <text:p>228.33969639954</text:p>
              </table:table-cell>
              <table:table-cell office:value-type="float" office:value="81782.1456624591">
                <text:p>81782.14566245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7.473284255521">
                <text:p>237.473284255521</text:p>
              </table:table-cell>
              <table:table-cell office:value-type="float" office:value="85051.9701149005">
                <text:p>85051.97011490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6.606872111503">
                <text:p>246.606872111503</text:p>
              </table:table-cell>
              <table:table-cell office:value-type="float" office:value="88321.794567342">
                <text:p>88321.79456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.740459967484">
                <text:p>255.740459967484</text:p>
              </table:table-cell>
              <table:table-cell office:value-type="float" office:value="91591.6190197834">
                <text:p>91591.61901978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4.874047823466">
                <text:p>264.874047823466</text:p>
              </table:table-cell>
              <table:table-cell office:value-type="float" office:value="94861.4434722248">
                <text:p>94861.44347222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.007635679448">
                <text:p>274.007635679448</text:p>
              </table:table-cell>
              <table:table-cell office:value-type="float" office:value="98131.2679246662">
                <text:p>98131.26792466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.141223535429">
                <text:p>283.141223535429</text:p>
              </table:table-cell>
              <table:table-cell office:value-type="float" office:value="101401.092377108">
                <text:p>101401.0923771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.274811391411">
                <text:p>292.274811391411</text:p>
              </table:table-cell>
              <table:table-cell office:value-type="float" office:value="104670.916829549">
                <text:p>104670.916829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1.408399247392">
                <text:p>301.408399247392</text:p>
              </table:table-cell>
              <table:table-cell office:value-type="float" office:value="107940.74128199">
                <text:p>107940.741281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0.541987103374">
                <text:p>310.541987103374</text:p>
              </table:table-cell>
              <table:table-cell office:value-type="float" office:value="111210.565734432">
                <text:p>111210.5657344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.675574959356">
                <text:p>319.675574959356</text:p>
              </table:table-cell>
              <table:table-cell office:value-type="float" office:value="114480.390186873">
                <text:p>114480.3901868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8.809162815337">
                <text:p>328.809162815337</text:p>
              </table:table-cell>
              <table:table-cell office:value-type="float" office:value="117750.214639315">
                <text:p>117750.2146393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7.942750671319">
                <text:p>337.942750671319</text:p>
              </table:table-cell>
              <table:table-cell office:value-type="float" office:value="121020.039091756">
                <text:p>121020.039091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.0763385273">
                <text:p>347.0763385273</text:p>
              </table:table-cell>
              <table:table-cell office:value-type="float" office:value="124289.863544197">
                <text:p>124289.8635441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.209926383282">
                <text:p>356.209926383282</text:p>
              </table:table-cell>
              <table:table-cell office:value-type="float" office:value="127559.687996639">
                <text:p>127559.68799663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5.343514239263">
                <text:p>365.343514239263</text:p>
              </table:table-cell>
              <table:table-cell office:value-type="float" office:value="130829.51244908">
                <text:p>130829.512449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477102095245">
                <text:p>374.477102095245</text:p>
              </table:table-cell>
              <table:table-cell office:value-type="float" office:value="134099.336901522">
                <text:p>134099.3369015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3.610689951227">
                <text:p>383.610689951227</text:p>
              </table:table-cell>
              <table:table-cell office:value-type="float" office:value="137369.161353963">
                <text:p>137369.1613539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.744277807208">
                <text:p>392.744277807208</text:p>
              </table:table-cell>
              <table:table-cell office:value-type="float" office:value="140638.985806404">
                <text:p>140638.9858064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.87786566319">
                <text:p>401.87786566319</text:p>
              </table:table-cell>
              <table:table-cell office:value-type="float" office:value="143908.810258846">
                <text:p>143908.8102588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1.011453519171">
                <text:p>411.011453519171</text:p>
              </table:table-cell>
              <table:table-cell office:value-type="float" office:value="147178.634711287">
                <text:p>147178.6347112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.145041375153">
                <text:p>420.145041375153</text:p>
              </table:table-cell>
              <table:table-cell office:value-type="float" office:value="150448.459163729">
                <text:p>150448.4591637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9.278629231135">
                <text:p>429.278629231135</text:p>
              </table:table-cell>
              <table:table-cell office:value-type="float" office:value="152121.141227741">
                <text:p>152121.1412277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8.412217087116">
                <text:p>438.412217087116</text:p>
              </table:table-cell>
              <table:table-cell office:value-type="float" office:value="149547.482915149">
                <text:p>149547.4829151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.545804943098">
                <text:p>447.545804943098</text:p>
              </table:table-cell>
              <table:table-cell office:value-type="float" office:value="147196.295468929">
                <text:p>147196.2954689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6.679392799079">
                <text:p>456.679392799079</text:p>
              </table:table-cell>
              <table:table-cell office:value-type="float" office:value="145038.77512293">
                <text:p>145038.775122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5.812980655061">
                <text:p>465.812980655061</text:p>
              </table:table-cell>
              <table:table-cell office:value-type="float" office:value="143051.032823548">
                <text:p>143051.032823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4.946568511043">
                <text:p>474.946568511043</text:p>
              </table:table-cell>
              <table:table-cell office:value-type="float" office:value="141213.065704477">
                <text:p>141213.0657044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84.080156367024">
                <text:p>484.080156367024</text:p>
              </table:table-cell>
              <table:table-cell office:value-type="float" office:value="139507.980750972">
                <text:p>139507.98075097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3.213744223006">
                <text:p>493.213744223006</text:p>
              </table:table-cell>
              <table:table-cell office:value-type="float" office:value="137921.400439764">
                <text:p>137921.40043976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2.347332078987">
                <text:p>502.347332078987</text:p>
              </table:table-cell>
              <table:table-cell office:value-type="float" office:value="136441.001843323">
                <text:p>136441.00184332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1.480919934969">
                <text:p>511.480919934969</text:p>
              </table:table-cell>
              <table:table-cell office:value-type="float" office:value="135056.155066784">
                <text:p>135056.1550667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0.614507790951">
                <text:p>520.614507790951</text:p>
              </table:table-cell>
              <table:table-cell office:value-type="float" office:value="133757.636605316">
                <text:p>133757.6366053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9.748095646932">
                <text:p>529.748095646932</text:p>
              </table:table-cell>
              <table:table-cell office:value-type="float" office:value="132537.399898909">
                <text:p>132537.3998989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8.881683502914">
                <text:p>538.881683502914</text:p>
              </table:table-cell>
              <table:table-cell office:value-type="float" office:value="131388.390041462">
                <text:p>131388.3900414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8.015271358895">
                <text:p>548.015271358895</text:p>
              </table:table-cell>
              <table:table-cell office:value-type="float" office:value="130304.39292469">
                <text:p>130304.392924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7.148859214877">
                <text:p>557.148859214877</text:p>
              </table:table-cell>
              <table:table-cell office:value-type="float" office:value="129279.911490496">
                <text:p>129279.911490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6.282447070858">
                <text:p>566.282447070858</text:p>
              </table:table-cell>
              <table:table-cell office:value-type="float" office:value="128310.063510549">
                <text:p>128310.0635105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5.41603492684">
                <text:p>575.41603492684</text:p>
              </table:table-cell>
              <table:table-cell office:value-type="float" office:value="127390.496599367">
                <text:p>127390.4965993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84.549622782822">
                <text:p>584.549622782822</text:p>
              </table:table-cell>
              <table:table-cell office:value-type="float" office:value="126517.317127496">
                <text:p>126517.3171274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.683210638803">
                <text:p>593.683210638803</text:p>
              </table:table-cell>
              <table:table-cell office:value-type="float" office:value="125687.0304249">
                <text:p>125687.03042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2.816798494785">
                <text:p>602.816798494785</text:p>
              </table:table-cell>
              <table:table-cell office:value-type="float" office:value="124896.490214888">
                <text:p>124896.49021488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11.950386350766">
                <text:p>611.950386350766</text:p>
              </table:table-cell>
              <table:table-cell office:value-type="float" office:value="124142.855641103">
                <text:p>124142.8556411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1.083974206748">
                <text:p>621.083974206748</text:p>
              </table:table-cell>
              <table:table-cell office:value-type="float" office:value="123423.554576611">
                <text:p>123423.5545766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0.217562062729">
                <text:p>630.217562062729</text:p>
              </table:table-cell>
              <table:table-cell office:value-type="float" office:value="122736.252158737">
                <text:p>122736.2521587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39.351149918711">
                <text:p>639.351149918711</text:p>
              </table:table-cell>
              <table:table-cell office:value-type="float" office:value="122078.823693169">
                <text:p>122078.82369316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48.484737774693">
                <text:p>648.484737774693</text:p>
              </table:table-cell>
              <table:table-cell office:value-type="float" office:value="121449.331228881">
                <text:p>121449.3312288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57.618325630674">
                <text:p>657.618325630674</text:p>
              </table:table-cell>
              <table:table-cell office:value-type="float" office:value="120846.003231187">
                <text:p>120846.0032311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66.751913486656">
                <text:p>666.751913486656</text:p>
              </table:table-cell>
              <table:table-cell office:value-type="float" office:value="120267.216880912">
                <text:p>120267.2168809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5.885501342637">
                <text:p>675.885501342637</text:p>
              </table:table-cell>
              <table:table-cell office:value-type="float" office:value="119711.482608703">
                <text:p>119711.482608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5.019089198619">
                <text:p>685.019089198619</text:p>
              </table:table-cell>
              <table:table-cell office:value-type="float" office:value="119177.430539163">
                <text:p>119177.430539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4.152677054601">
                <text:p>694.152677054601</text:p>
              </table:table-cell>
              <table:table-cell office:value-type="float" office:value="118663.798572892">
                <text:p>118663.79857289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3.286264910582">
                <text:p>703.286264910582</text:p>
              </table:table-cell>
              <table:table-cell office:value-type="float" office:value="118169.421878181">
                <text:p>118169.4218781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2.419852766564">
                <text:p>712.419852766564</text:p>
              </table:table-cell>
              <table:table-cell office:value-type="float" office:value="117693.223600033">
                <text:p>117693.2236000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1.553440622545">
                <text:p>721.553440622545</text:p>
              </table:table-cell>
              <table:table-cell office:value-type="float" office:value="117234.206623798">
                <text:p>117234.2066237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30.687028478527">
                <text:p>730.687028478527</text:p>
              </table:table-cell>
              <table:table-cell office:value-type="float" office:value="116791.446255256">
                <text:p>116791.4462552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9.820616334509">
                <text:p>739.820616334509</text:p>
              </table:table-cell>
              <table:table-cell office:value-type="float" office:value="116364.083699454">
                <text:p>116364.0836994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8.95420419049">
                <text:p>748.95420419049</text:p>
              </table:table-cell>
              <table:table-cell office:value-type="float" office:value="115951.320237654">
                <text:p>115951.3202376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8.087792046472">
                <text:p>758.087792046472</text:p>
              </table:table-cell>
              <table:table-cell office:value-type="float" office:value="115552.412016097">
                <text:p>115552.41201609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67.221379902453">
                <text:p>767.221379902453</text:p>
              </table:table-cell>
              <table:table-cell office:value-type="float" office:value="115166.665372338">
                <text:p>115166.6653723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6.354967758435">
                <text:p>776.354967758435</text:p>
              </table:table-cell>
              <table:table-cell office:value-type="float" office:value="114793.432635096">
                <text:p>114793.43263509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5.488555614417">
                <text:p>785.488555614417</text:p>
              </table:table-cell>
              <table:table-cell office:value-type="float" office:value="114432.108342179">
                <text:p>114432.1083421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4.622143470398">
                <text:p>794.622143470398</text:p>
              </table:table-cell>
              <table:table-cell office:value-type="float" office:value="114082.125828422">
                <text:p>114082.1258284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3.75573132638">
                <text:p>803.75573132638</text:p>
              </table:table-cell>
              <table:table-cell office:value-type="float" office:value="113742.954141774">
                <text:p>113742.9541417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2.889319182361">
                <text:p>812.889319182361</text:p>
              </table:table-cell>
              <table:table-cell office:value-type="float" office:value="113414.095251081">
                <text:p>113414.09525108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22.022907038343">
                <text:p>822.022907038343</text:p>
              </table:table-cell>
              <table:table-cell office:value-type="float" office:value="113095.081513649">
                <text:p>113095.08151364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31.156494894324">
                <text:p>831.156494894324</text:p>
              </table:table-cell>
              <table:table-cell office:value-type="float" office:value="112785.473374663">
                <text:p>112785.4733746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40.290082750306">
                <text:p>840.290082750306</text:p>
              </table:table-cell>
              <table:table-cell office:value-type="float" office:value="112484.857273898">
                <text:p>112484.85727389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.423670606288">
                <text:p>849.423670606288</text:p>
              </table:table-cell>
              <table:table-cell office:value-type="float" office:value="112192.843738137">
                <text:p>112192.8437381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8.557258462269">
                <text:p>858.557258462269</text:p>
              </table:table-cell>
              <table:table-cell office:value-type="float" office:value="111909.065640234">
                <text:p>111909.0656402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7.690846318251">
                <text:p>867.690846318251</text:p>
              </table:table-cell>
              <table:table-cell office:value-type="float" office:value="111633.176607984">
                <text:p>111633.1766079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6.824434174232">
                <text:p>876.824434174232</text:p>
              </table:table-cell>
              <table:table-cell office:value-type="float" office:value="111364.849567885">
                <text:p>111364.84956788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5.958022030214">
                <text:p>885.958022030214</text:p>
              </table:table-cell>
              <table:table-cell office:value-type="float" office:value="111103.775410568">
                <text:p>111103.7754105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95.091609886196">
                <text:p>895.091609886196</text:p>
              </table:table-cell>
              <table:table-cell office:value-type="float" office:value="110849.66176613">
                <text:p>110849.661766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4.225197742177">
                <text:p>904.225197742177</text:p>
              </table:table-cell>
              <table:table-cell office:value-type="float" office:value="110602.231878891">
                <text:p>110602.2318788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3.358785598159">
                <text:p>913.358785598159</text:p>
              </table:table-cell>
              <table:table-cell office:value-type="float" office:value="110361.223572242">
                <text:p>110361.2235722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2.49237345414">
                <text:p>922.49237345414</text:p>
              </table:table-cell>
              <table:table-cell office:value-type="float" office:value="110126.388295236">
                <text:p>110126.3882952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1.625961310122">
                <text:p>931.625961310122</text:p>
              </table:table-cell>
              <table:table-cell office:value-type="float" office:value="109897.49024344">
                <text:p>109897.490243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0.759549166103">
                <text:p>940.759549166103</text:p>
              </table:table-cell>
              <table:table-cell office:value-type="float" office:value="109674.30554737">
                <text:p>109674.3055473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9.893137022085">
                <text:p>949.893137022085</text:p>
              </table:table-cell>
              <table:table-cell office:value-type="float" office:value="109456.621522474">
                <text:p>109456.62152247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9.026724878067">
                <text:p>959.026724878067</text:p>
              </table:table-cell>
              <table:table-cell office:value-type="float" office:value="109244.235975273">
                <text:p>109244.2359752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8.160312734048">
                <text:p>968.160312734048</text:p>
              </table:table-cell>
              <table:table-cell office:value-type="float" office:value="109036.956560791">
                <text:p>109036.9565607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77.29390059003">
                <text:p>977.29390059003</text:p>
              </table:table-cell>
              <table:table-cell office:value-type="float" office:value="108834.600186877">
                <text:p>108834.6001868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86.427488446011">
                <text:p>986.427488446011</text:p>
              </table:table-cell>
              <table:table-cell office:value-type="float" office:value="108636.99246146">
                <text:p>108636.9924614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5.561076301993">
                <text:p>995.561076301993</text:p>
              </table:table-cell>
              <table:table-cell office:value-type="float" office:value="108443.967179154">
                <text:p>108443.96717915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4.69466415797">
                <text:p>1004.69466415797</text:p>
              </table:table-cell>
              <table:table-cell office:value-type="float" office:value="108255.365843968">
                <text:p>108255.365843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3.82825201396">
                <text:p>1013.82825201396</text:p>
              </table:table-cell>
              <table:table-cell office:value-type="float" office:value="108071.03722518">
                <text:p>108071.0372251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22.96183986994">
                <text:p>1022.96183986994</text:p>
              </table:table-cell>
              <table:table-cell office:value-type="float" office:value="107890.836943707">
                <text:p>107890.8369437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32.09542772592">
                <text:p>1032.09542772592</text:p>
              </table:table-cell>
              <table:table-cell office:value-type="float" office:value="107714.627086538">
                <text:p>107714.62708653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41.2290155819">
                <text:p>1041.2290155819</text:p>
              </table:table-cell>
              <table:table-cell office:value-type="float" office:value="107542.27584704">
                <text:p>107542.2758470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50.36260343788">
                <text:p>1050.36260343788</text:p>
              </table:table-cell>
              <table:table-cell office:value-type="float" office:value="107373.657189109">
                <text:p>107373.6571891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59.49619129386">
                <text:p>1059.49619129386</text:p>
              </table:table-cell>
              <table:table-cell office:value-type="float" office:value="107208.65053334">
                <text:p>107208.650533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68.62977914985">
                <text:p>1068.62977914985</text:p>
              </table:table-cell>
              <table:table-cell office:value-type="float" office:value="107047.140463552">
                <text:p>107047.14046355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7.76336700583">
                <text:p>1077.76336700583</text:p>
              </table:table-cell>
              <table:table-cell office:value-type="float" office:value="106889.016452124">
                <text:p>106889.01645212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86.89695486181">
                <text:p>1086.89695486181</text:p>
              </table:table-cell>
              <table:table-cell office:value-type="float" office:value="106734.172602758">
                <text:p>106734.17260275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96.03054271779">
                <text:p>1096.03054271779</text:p>
              </table:table-cell>
              <table:table-cell office:value-type="float" office:value="106582.507409371">
                <text:p>106582.5074093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5.16413057377">
                <text:p>1105.16413057377</text:p>
              </table:table-cell>
              <table:table-cell office:value-type="float" office:value="106433.923529968">
                <text:p>106433.92352996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4.29771842975">
                <text:p>1114.29771842975</text:p>
              </table:table-cell>
              <table:table-cell office:value-type="float" office:value="106288.327574391">
                <text:p>106288.3275743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23.43130628574">
                <text:p>1123.43130628574</text:p>
              </table:table-cell>
              <table:table-cell office:value-type="float" office:value="106145.629904978">
                <text:p>106145.629904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2.56489414172">
                <text:p>1132.56489414172</text:p>
              </table:table-cell>
              <table:table-cell office:value-type="float" office:value="106005.744449208">
                <text:p>106005.7444492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41.6984819977">
                <text:p>1141.6984819977</text:p>
              </table:table-cell>
              <table:table-cell office:value-type="float" office:value="105868.588523508">
                <text:p>105868.5885235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50.83206985368">
                <text:p>1150.83206985368</text:p>
              </table:table-cell>
              <table:table-cell office:value-type="float" office:value="105734.082667434">
                <text:p>105734.0826674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59.96565770966">
                <text:p>1159.96565770966</text:p>
              </table:table-cell>
              <table:table-cell office:value-type="float" office:value="105602.150487544">
                <text:p>105602.15048754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9.09924556564">
                <text:p>1169.09924556564</text:p>
              </table:table-cell>
              <table:table-cell office:value-type="float" office:value="105472.718510277">
                <text:p>105472.7185102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78.23283342162">
                <text:p>1178.23283342162</text:p>
              </table:table-cell>
              <table:table-cell office:value-type="float" office:value="105345.716043261">
                <text:p>105345.71604326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7.36642127761">
                <text:p>1187.36642127761</text:p>
              </table:table-cell>
              <table:table-cell office:value-type="float" office:value="105221.075044471">
                <text:p>105221.0750444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6.50000913359">
                <text:p>1196.50000913359</text:p>
              </table:table-cell>
              <table:table-cell office:value-type="float" office:value="105098.729998733">
                <text:p>105098.72999873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05.63359698957">
                <text:p>1205.63359698957</text:p>
              </table:table-cell>
              <table:table-cell office:value-type="float" office:value="104978.617801094">
                <text:p>104978.6178010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14.76718484555">
                <text:p>1214.76718484555</text:p>
              </table:table-cell>
              <table:table-cell office:value-type="float" office:value="104860.677646613">
                <text:p>104860.6776466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23.90077270153">
                <text:p>1223.90077270153</text:p>
              </table:table-cell>
              <table:table-cell office:value-type="float" office:value="104744.850926163">
                <text:p>104744.85092616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3.03436055751">
                <text:p>1233.03436055751</text:p>
              </table:table-cell>
              <table:table-cell office:value-type="float" office:value="104631.081127862">
                <text:p>104631.08112786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2.1679484135">
                <text:p>1242.1679484135</text:p>
              </table:table-cell>
              <table:table-cell office:value-type="float" office:value="104519.313743792">
                <text:p>104519.31374379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1.30153626948">
                <text:p>1251.30153626948</text:p>
              </table:table-cell>
              <table:table-cell office:value-type="float" office:value="104409.49618166">
                <text:p>104409.4961816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0.43512412546">
                <text:p>1260.43512412546</text:p>
              </table:table-cell>
              <table:table-cell office:value-type="float" office:value="104301.577681105">
                <text:p>104301.5776811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9.56871198144">
                <text:p>1269.56871198144</text:p>
              </table:table-cell>
              <table:table-cell office:value-type="float" office:value="104195.509234378">
                <text:p>104195.5092343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8.70229983742">
                <text:p>1278.70229983742</text:p>
              </table:table-cell>
              <table:table-cell office:value-type="float" office:value="104091.243511108">
                <text:p>104091.2435111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87.8358876934">
                <text:p>1287.8358876934</text:p>
              </table:table-cell>
              <table:table-cell office:value-type="float" office:value="103988.734786928">
                <text:p>103988.7347869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96.96947554939">
                <text:p>1296.96947554939</text:p>
              </table:table-cell>
              <table:table-cell office:value-type="float" office:value="103887.938875722">
                <text:p>103887.93887572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6.10306340537">
                <text:p>1306.10306340537</text:p>
              </table:table-cell>
              <table:table-cell office:value-type="float" office:value="103788.813065293">
                <text:p>103788.81306529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15.23665126135">
                <text:p>1315.23665126135</text:p>
              </table:table-cell>
              <table:table-cell office:value-type="float" office:value="103691.316056225">
                <text:p>103691.3160562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4.37023911733">
                <text:p>1324.37023911733</text:p>
              </table:table-cell>
              <table:table-cell office:value-type="float" office:value="103595.407903786">
                <text:p>103595.40790378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3.50382697331">
                <text:p>1333.50382697331</text:p>
              </table:table-cell>
              <table:table-cell office:value-type="float" office:value="103501.049962673">
                <text:p>103501.04996267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42.63741482929">
                <text:p>1342.63741482929</text:p>
              </table:table-cell>
              <table:table-cell office:value-type="float" office:value="103408.204834456">
                <text:p>103408.2048344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51.77100268528">
                <text:p>1351.77100268528</text:p>
              </table:table-cell>
              <table:table-cell office:value-type="float" office:value="103316.836317548">
                <text:p>103316.83631754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0.90459054126">
                <text:p>1360.90459054126</text:p>
              </table:table-cell>
              <table:table-cell office:value-type="float" office:value="103226.909359582">
                <text:p>103226.90935958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70.03817839724">
                <text:p>1370.03817839724</text:p>
              </table:table-cell>
              <table:table-cell office:value-type="float" office:value="103138.390012041">
                <text:p>103138.3900120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79.17176625322">
                <text:p>1379.17176625322</text:p>
              </table:table-cell>
              <table:table-cell office:value-type="float" office:value="103051.245387032">
                <text:p>103051.2453870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88.3053541092">
                <text:p>1388.3053541092</text:p>
              </table:table-cell>
              <table:table-cell office:value-type="float" office:value="102965.443616076">
                <text:p>102965.44361607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97.43894196518">
                <text:p>1397.43894196518</text:p>
              </table:table-cell>
              <table:table-cell office:value-type="float" office:value="102880.953810816">
                <text:p>102880.95381081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06.57252982116">
                <text:p>1406.57252982116</text:p>
              </table:table-cell>
              <table:table-cell office:value-type="float" office:value="102797.746025521">
                <text:p>102797.7460255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15.70611767715">
                <text:p>1415.70611767715</text:p>
              </table:table-cell>
              <table:table-cell office:value-type="float" office:value="102715.79122132">
                <text:p>102715.791221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24.83970553313">
                <text:p>1424.83970553313</text:p>
              </table:table-cell>
              <table:table-cell office:value-type="float" office:value="102635.061232036">
                <text:p>102635.0612320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33.97329338911">
                <text:p>1433.97329338911</text:p>
              </table:table-cell>
              <table:table-cell office:value-type="float" office:value="102555.528731575">
                <text:p>102555.52873157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3.10688124509">
                <text:p>1443.10688124509</text:p>
              </table:table-cell>
              <table:table-cell office:value-type="float" office:value="102477.167202756">
                <text:p>102477.16720275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2.24046910107">
                <text:p>1452.24046910107</text:p>
              </table:table-cell>
              <table:table-cell office:value-type="float" office:value="102399.95090753">
                <text:p>102399.9509075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1.37405695705">
                <text:p>1461.37405695705</text:p>
              </table:table-cell>
              <table:table-cell office:value-type="float" office:value="102323.854858507">
                <text:p>102323.85485850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0.50764481304">
                <text:p>1470.50764481304</text:p>
              </table:table-cell>
              <table:table-cell office:value-type="float" office:value="102248.854791721">
                <text:p>102248.85479172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79.64123266902">
                <text:p>1479.64123266902</text:p>
              </table:table-cell>
              <table:table-cell office:value-type="float" office:value="102174.927140577">
                <text:p>102174.92714057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88.774820525">
                <text:p>1488.774820525</text:p>
              </table:table-cell>
              <table:table-cell office:value-type="float" office:value="102102.049010925">
                <text:p>102102.04901092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97.90840838098">
                <text:p>1497.90840838098</text:p>
              </table:table-cell>
              <table:table-cell office:value-type="float" office:value="102030.198157183">
                <text:p>102030.19815718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7.04199623696">
                <text:p>1507.04199623696</text:p>
              </table:table-cell>
              <table:table-cell office:value-type="float" office:value="101959.352959491">
                <text:p>101959.35295949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16.17558409294">
                <text:p>1516.17558409294</text:p>
              </table:table-cell>
              <table:table-cell office:value-type="float" office:value="101889.492401808">
                <text:p>101889.49240180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5.30917194893">
                <text:p>1525.30917194893</text:p>
              </table:table-cell>
              <table:table-cell office:value-type="float" office:value="101820.596050936">
                <text:p>101820.59605093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34.44275980491">
                <text:p>1534.44275980491</text:p>
              </table:table-cell>
              <table:table-cell office:value-type="float" office:value="101752.644036412">
                <text:p>101752.6440364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43.57634766089">
                <text:p>1543.57634766089</text:p>
              </table:table-cell>
              <table:table-cell office:value-type="float" office:value="101685.617031228">
                <text:p>101685.61703122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52.70993551687">
                <text:p>1552.70993551687</text:p>
              </table:table-cell>
              <table:table-cell office:value-type="float" office:value="101619.496233335">
                <text:p>101619.49623333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61.84352337285">
                <text:p>1561.84352337285</text:p>
              </table:table-cell>
              <table:table-cell office:value-type="float" office:value="101554.263347905">
                <text:p>101554.26334790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70.97711122883">
                <text:p>1570.97711122883</text:p>
              </table:table-cell>
              <table:table-cell office:value-type="float" office:value="101489.900570311">
                <text:p>101489.9005703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0.11069908481">
                <text:p>1580.11069908481</text:p>
              </table:table-cell>
              <table:table-cell office:value-type="float" office:value="101426.39056978">
                <text:p>101426.390569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9.2442869408">
                <text:p>1589.2442869408</text:p>
              </table:table-cell>
              <table:table-cell office:value-type="float" office:value="101363.716473703">
                <text:p>101363.71647370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98.37787479678">
                <text:p>1598.37787479678</text:p>
              </table:table-cell>
              <table:table-cell office:value-type="float" office:value="101301.861852565">
                <text:p>101301.86185256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07.51146265276">
                <text:p>1607.51146265276</text:p>
              </table:table-cell>
              <table:table-cell office:value-type="float" office:value="101240.810705467">
                <text:p>101240.81070546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16.64505050874">
                <text:p>1616.64505050874</text:p>
              </table:table-cell>
              <table:table-cell office:value-type="float" office:value="101180.547446213">
                <text:p>101180.547446213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25.77863836472">
                <text:p>1625.77863836472</text:p>
              </table:table-cell>
              <table:table-cell office:value-type="float" office:value="101121.056889934">
                <text:p>101121.05688993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34.9122262207">
                <text:p>1634.9122262207</text:p>
              </table:table-cell>
              <table:table-cell office:value-type="float" office:value="101062.324240232">
                <text:p>101062.32424023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4.04581407669">
                <text:p>1644.04581407669</text:p>
              </table:table-cell>
              <table:table-cell office:value-type="float" office:value="101004.335076809">
                <text:p>101004.3350768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53.17940193267">
                <text:p>1653.17940193267</text:p>
              </table:table-cell>
              <table:table-cell office:value-type="float" office:value="100947.075343578">
                <text:p>100947.075343578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62.31298978865">
                <text:p>1662.31298978865</text:p>
              </table:table-cell>
              <table:table-cell office:value-type="float" office:value="100890.531337209">
                <text:p>100890.53133720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71.44657764463">
                <text:p>1671.44657764463</text:p>
              </table:table-cell>
              <table:table-cell office:value-type="float" office:value="100834.689696115">
                <text:p>100834.689696115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80.58016550061">
                <text:p>1680.58016550061</text:p>
              </table:table-cell>
              <table:table-cell office:value-type="float" office:value="100779.537389847">
                <text:p>100779.53738984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89.71375335659">
                <text:p>1689.71375335659</text:p>
              </table:table-cell>
              <table:table-cell office:value-type="float" office:value="100725.061708879">
                <text:p>100725.06170887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8.84734121258">
                <text:p>1698.84734121258</text:p>
              </table:table-cell>
              <table:table-cell office:value-type="float" office:value="100671.250254771">
                <text:p>100671.25025477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07.98092906856">
                <text:p>1707.98092906856</text:p>
              </table:table-cell>
              <table:table-cell office:value-type="float" office:value="100618.090930699">
                <text:p>100618.09093069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17.11451692454">
                <text:p>1717.11451692454</text:p>
              </table:table-cell>
              <table:table-cell office:value-type="float" office:value="100565.571932311">
                <text:p>100565.5719323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26.24810478052">
                <text:p>1726.24810478052</text:p>
              </table:table-cell>
              <table:table-cell office:value-type="float" office:value="100513.681738941">
                <text:p>100513.68173894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35.3816926365">
                <text:p>1735.3816926365</text:p>
              </table:table-cell>
              <table:table-cell office:value-type="float" office:value="100462.409105111">
                <text:p>100462.409105111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44.51528049248">
                <text:p>1744.51528049248</text:p>
              </table:table-cell>
              <table:table-cell office:value-type="float" office:value="100411.743052359">
                <text:p>100411.74305235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3.64886834846">
                <text:p>1753.64886834846</text:p>
              </table:table-cell>
              <table:table-cell office:value-type="float" office:value="100361.672861342">
                <text:p>100361.672861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62.78245620445">
                <text:p>1762.78245620445</text:p>
              </table:table-cell>
              <table:table-cell office:value-type="float" office:value="100312.188064226">
                <text:p>100312.188064226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1.91604406043">
                <text:p>1771.91604406043</text:p>
              </table:table-cell>
              <table:table-cell office:value-type="float" office:value="100263.278437342">
                <text:p>100263.27843734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81.04963191641">
                <text:p>1781.04963191641</text:p>
              </table:table-cell>
              <table:table-cell office:value-type="float" office:value="100214.933994094">
                <text:p>100214.93399409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90.18321977239">
                <text:p>1790.18321977239</text:p>
              </table:table-cell>
              <table:table-cell office:value-type="float" office:value="100167.14497812">
                <text:p>100167.14497812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99.31680762837">
                <text:p>1799.31680762837</text:p>
              </table:table-cell>
              <table:table-cell office:value-type="float" office:value="100119.901856684">
                <text:p>100119.901856684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08.45039548435">
                <text:p>1808.45039548435</text:p>
              </table:table-cell>
              <table:table-cell office:value-type="float" office:value="100073.19531429">
                <text:p>100073.195314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7.58398334034">
                <text:p>1817.58398334034</text:p>
              </table:table-cell>
              <table:table-cell office:value-type="float" office:value="100027.016246529">
                <text:p>100027.016246529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26.71757119632">
                <text:p>1826.71757119632</text:p>
              </table:table-cell>
              <table:table-cell office:value-type="float" office:value="99981.3557541187">
                <text:p>99981.3557541187</text:p>
              </table:table-cell>
              <table:table-cell office:value-type="float" office:value="91737.7564254791">
                <text:p>91737.756425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56cm" svg:height="11.565cm" xlink:href=".." xlink:type="simple" chart:class="chart:scatter" chart:style-name="ch1">
        <chart:legend chart:legend-position="top" svg:x="8.853cm" svg:y="0.184cm" style:legend-expansion="wide" chart:style-name="ch2"/>
        <chart:plot-area chart:style-name="ch3" table:cell-range-address="'data-tables'.F1:'data-tables'.G363" chart:data-source-has-labels="row" svg:x="1.422cm" svg:y="1.014cm" svg:width="18.727cm" svg:height="9.339cm">
          <chart:coordinate-region svg:x="3.181cm" svg:y="1.214cm" svg:width="16.358cm" svg:height="8.492cm"/>
          <chart:axis chart:dimension="x" chart:name="primary-x" chart:style-name="ch4">
            <chart:title svg:x="9.511cm" svg:y="10.584cm" chart:style-name="ch5">
              <text:p>Years from today</text:p>
            </chart:title>
          </chart:axis>
          <chart:axis chart:dimension="y" chart:name="primary-y" chart:style-name="ch6">
            <chart:title svg:x="0.451cm" svg:y="6.574cm" chart:style-name="ch7">
              <text:p>Loan Value</text:p>
            </chart:title>
            <chart:grid chart:style-name="ch8" chart:class="major"/>
          </chart:axis>
          <chart:series chart:style-name="ch9" chart:values-cell-range-address="'data-tables'.G2:'data-tables'.G363" chart:label-cell-address="'data-tables'.G1:'data-tables'.G1" chart:class="chart:scatter">
            <chart:domain table:cell-range-address="'data-tables'.F2:'data-tables'.F363"/>
            <chart:data-point chart:repeated="3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oan Value</text:p>
                <draw:g>
                  <svg:desc>'data-tables'.G1:'data-table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tables'.F2:'data-tables'.F363</svg:desc>
                </draw:g>
              </table:table-cell>
              <table:table-cell office:value-type="float" office:value="91701.2220740551">
                <text:p>91701.2220740551</text:p>
                <draw:g>
                  <svg:desc>'data-tables'.G2:'data-tables'.G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1623.7378723281">
                <text:p>91623.7378723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91546.0104399382">
                <text:p>91546.0104399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91468.0390133599">
                <text:p>91468.0390133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91389.822826671">
                <text:p>91389.822826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91311.3611115452">
                <text:p>91311.361111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91232.653097244">
                <text:p>91232.653097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91153.6980106097">
                <text:p>91153.6980106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1074.4950760575">
                <text:p>91074.49507605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">
                <text:p>0.75</text:p>
              </table:table-cell>
              <table:table-cell office:value-type="float" office:value="90995.043515568">
                <text:p>90995.0435155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0915.3425486796">
                <text:p>90915.3425486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90835.3913924805">
                <text:p>90835.3913924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90755.1892616015">
                <text:p>90755.1892616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90674.7353682079">
                <text:p>90674.7353682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90594.0289219921">
                <text:p>90594.0289219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90513.0691301654">
                <text:p>90513.0691301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90431.8551974506">
                <text:p>90431.8551974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90350.3863260741">
                <text:p>90350.386326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90268.6617157578">
                <text:p>90268.6617157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90186.6805637117">
                <text:p>90186.6805637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90104.4420646255">
                <text:p>90104.4420646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5">
                <text:p>1.75</text:p>
              </table:table-cell>
              <table:table-cell office:value-type="float" office:value="90021.9454106612">
                <text:p>90021.94541066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89939.1897914448">
                <text:p>89939.1897914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9856.1743940584">
                <text:p>89856.1743940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89772.8984030324">
                <text:p>89772.8984030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89689.3610003372">
                <text:p>89689.3610003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89605.5613653755">
                <text:p>89605.56136537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5">
                <text:p>2.25</text:p>
              </table:table-cell>
              <table:table-cell office:value-type="float" office:value="89521.4986749739">
                <text:p>89521.4986749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89437.1721033751">
                <text:p>89437.1721033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89352.5808222296">
                <text:p>89352.5808222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5">
                <text:p>2.5</text:p>
              </table:table-cell>
              <table:table-cell office:value-type="float" office:value="89267.7240005877">
                <text:p>89267.7240005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89182.6008048911">
                <text:p>89182.6008048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89097.210398965">
                <text:p>89097.2103989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5">
                <text:p>2.75</text:p>
              </table:table-cell>
              <table:table-cell office:value-type="float" office:value="89011.5519440099">
                <text:p>89011.5519440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88925.6245985929">
                <text:p>88925.6245985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8839.42751864">
                <text:p>88839.427518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88752.9598574275">
                <text:p>88752.95985742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88666.2207655737">
                <text:p>88666.2207655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8579.2093910308">
                <text:p>88579.20939103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25">
                <text:p>3.25</text:p>
              </table:table-cell>
              <table:table-cell office:value-type="float" office:value="88491.924879076">
                <text:p>88491.924879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88404.3663723038">
                <text:p>88404.3663723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88316.533010617">
                <text:p>88316.5330106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5">
                <text:p>3.5</text:p>
              </table:table-cell>
              <table:table-cell office:value-type="float" office:value="88228.4239312184">
                <text:p>88228.4239312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88140.0382686027">
                <text:p>88140.03826860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88051.3751545473">
                <text:p>88051.37515454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5">
                <text:p>3.75</text:p>
              </table:table-cell>
              <table:table-cell office:value-type="float" office:value="87962.4337181046">
                <text:p>87962.4337181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87873.2130855926">
                <text:p>87873.21308559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87783.7123805869">
                <text:p>87783.7123805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87693.930723912">
                <text:p>87693.9307239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87603.8672336325">
                <text:p>87603.8672336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87513.5210250445">
                <text:p>87513.52102504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25">
                <text:p>4.25</text:p>
              </table:table-cell>
              <table:table-cell office:value-type="float" office:value="87422.8912106669">
                <text:p>87422.8912106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87331.9769002327">
                <text:p>87331.97690023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87240.7772006804">
                <text:p>87240.7772006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5">
                <text:p>4.5</text:p>
              </table:table-cell>
              <table:table-cell office:value-type="float" office:value="87149.2912161449">
                <text:p>87149.2912161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87057.5180479492">
                <text:p>87057.51804794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86965.4567945948">
                <text:p>86965.4567945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75">
                <text:p>4.75</text:p>
              </table:table-cell>
              <table:table-cell office:value-type="float" office:value="86873.1065517537">
                <text:p>86873.1065517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86780.466412259">
                <text:p>86780.4664122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86687.535466096">
                <text:p>86687.535466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86594.3128003936">
                <text:p>86594.31280039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6500.7974994148">
                <text:p>86500.7974994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86406.9886445483">
                <text:p>86406.9886445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25">
                <text:p>5.25</text:p>
              </table:table-cell>
              <table:table-cell office:value-type="float" office:value="86312.885314299">
                <text:p>86312.885314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6218.4865842793">
                <text:p>86218.48658427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86123.7915271997">
                <text:p>86123.79152719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5">
                <text:p>5.5</text:p>
              </table:table-cell>
              <table:table-cell office:value-type="float" office:value="86028.7992128599">
                <text:p>86028.7992128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85933.5087081397">
                <text:p>85933.50870813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85837.9190769895">
                <text:p>85837.9190769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75">
                <text:p>5.75</text:p>
              </table:table-cell>
              <table:table-cell office:value-type="float" office:value="85742.0293804216">
                <text:p>85742.02938042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85645.8386765007">
                <text:p>85645.83867650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85549.3460203344">
                <text:p>85549.34602033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  <table:table-cell office:value-type="float" office:value="85452.5504640646">
                <text:p>85452.5504640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85355.4510568574">
                <text:p>85355.45105685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85258.0468448944">
                <text:p>85258.04684489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25">
                <text:p>6.25</text:p>
              </table:table-cell>
              <table:table-cell office:value-type="float" office:value="85160.3368713629">
                <text:p>85160.33687136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85062.3201764468">
                <text:p>85062.3201764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84963.9957973169">
                <text:p>84963.99579731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5">
                <text:p>6.5</text:p>
              </table:table-cell>
              <table:table-cell office:value-type="float" office:value="84865.3627681218">
                <text:p>84865.36276812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84766.420119978">
                <text:p>84766.4201199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4667.1668809605">
                <text:p>84667.16688096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5">
                <text:p>6.75</text:p>
              </table:table-cell>
              <table:table-cell office:value-type="float" office:value="84567.6020760936">
                <text:p>84567.6020760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84467.724727341">
                <text:p>84467.7247273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84367.533853596">
                <text:p>84367.5338535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84267.0284706724">
                <text:p>84267.02847067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84166.2075912943">
                <text:p>84166.20759129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4065.0702250868">
                <text:p>84065.07022508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25">
                <text:p>7.25</text:p>
              </table:table-cell>
              <table:table-cell office:value-type="float" office:value="83963.6153785662">
                <text:p>83963.61537856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3861.8420551298">
                <text:p>83861.84205512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83759.7492550468">
                <text:p>83759.7492550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5">
                <text:p>7.5</text:p>
              </table:table-cell>
              <table:table-cell office:value-type="float" office:value="83657.3359754481">
                <text:p>83657.33597544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83554.6012103164">
                <text:p>83554.60121031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3451.5439504764">
                <text:p>83451.5439504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5">
                <text:p>7.75</text:p>
              </table:table-cell>
              <table:table-cell office:value-type="float" office:value="83348.163183585">
                <text:p>83348.163183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83244.4578941211">
                <text:p>83244.45789412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83140.4270633759">
                <text:p>83140.42706337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83036.0696694427">
                <text:p>83036.0696694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82931.3846872072">
                <text:p>82931.3846872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82826.3710883366">
                <text:p>82826.37108833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25">
                <text:p>8.25</text:p>
              </table:table-cell>
              <table:table-cell office:value-type="float" office:value="82721.0278412707">
                <text:p>82721.02784127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2615.3539112106">
                <text:p>82615.3539112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82509.3482601095">
                <text:p>82509.34826010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5">
                <text:p>8.5</text:p>
              </table:table-cell>
              <table:table-cell office:value-type="float" office:value="82403.0098466617">
                <text:p>82403.00984666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82296.3376262929">
                <text:p>82296.33762629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82189.3305511499">
                <text:p>82189.33055114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5">
                <text:p>8.75</text:p>
              </table:table-cell>
              <table:table-cell office:value-type="float" office:value="82081.9875700899">
                <text:p>82081.98757008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81974.3076286707">
                <text:p>81974.30762867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81866.28966914">
                <text:p>81866.289669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81757.9326304251">
                <text:p>81757.93263042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1649.2354481225">
                <text:p>81649.2354481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1540.1970544875">
                <text:p>81540.1970544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25">
                <text:p>9.25</text:p>
              </table:table-cell>
              <table:table-cell office:value-type="float" office:value="81430.8163784235">
                <text:p>81430.81637842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1321.0923454719">
                <text:p>81321.0923454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81211.0238778008">
                <text:p>81211.02387780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5">
                <text:p>9.5</text:p>
              </table:table-cell>
              <table:table-cell office:value-type="float" office:value="81100.6098941953">
                <text:p>81100.60989419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80989.8493100462">
                <text:p>80989.8493100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80878.7410373399">
                <text:p>80878.74103733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75">
                <text:p>9.75</text:p>
              </table:table-cell>
              <table:table-cell office:value-type="float" office:value="80767.2839846471">
                <text:p>80767.28398464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80655.4770571125">
                <text:p>80655.4770571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80543.319156444">
                <text:p>80543.3191564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80430.8091809018">
                <text:p>80430.8091809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80317.9460252877">
                <text:p>80317.94602528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80204.728580934">
                <text:p>80204.7285809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25">
                <text:p>10.25</text:p>
              </table:table-cell>
              <table:table-cell office:value-type="float" office:value="80091.155735693">
                <text:p>80091.1557356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79977.2263739257">
                <text:p>79977.22637392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79862.9393764909">
                <text:p>79862.93937649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5">
                <text:p>10.5</text:p>
              </table:table-cell>
              <table:table-cell office:value-type="float" office:value="79748.2936207348">
                <text:p>79748.29362073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79633.2879804789">
                <text:p>79633.28798047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79517.9213260096">
                <text:p>79517.9213260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75">
                <text:p>10.75</text:p>
              </table:table-cell>
              <table:table-cell office:value-type="float" office:value="79402.1925240675">
                <text:p>79402.19252406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79286.1004378353">
                <text:p>79286.10043783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79169.6439269271">
                <text:p>79169.64392692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">
                <text:p>11</text:p>
              </table:table-cell>
              <table:table-cell office:value-type="float" office:value="79052.8218473776">
                <text:p>79052.82184737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0833333333333">
                <text:p>11.0833333333333</text:p>
              </table:table-cell>
              <table:table-cell office:value-type="float" office:value="78935.6330516302">
                <text:p>78935.63305163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78818.0763885258">
                <text:p>78818.07638852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25">
                <text:p>11.25</text:p>
              </table:table-cell>
              <table:table-cell office:value-type="float" office:value="78700.1507032924">
                <text:p>78700.15070329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78581.8548375324">
                <text:p>78581.85483753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78463.1876292118">
                <text:p>78463.18762921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5">
                <text:p>11.5</text:p>
              </table:table-cell>
              <table:table-cell office:value-type="float" office:value="78344.1479126497">
                <text:p>78344.1479126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78224.734518505">
                <text:p>78224.7345185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78104.9462737665">
                <text:p>78104.94627376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75">
                <text:p>11.75</text:p>
              </table:table-cell>
              <table:table-cell office:value-type="float" office:value="77984.7820017409">
                <text:p>77984.7820017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77864.2405220406">
                <text:p>77864.24052204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77743.3206505731">
                <text:p>77743.32065057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">
                <text:p>12</text:p>
              </table:table-cell>
              <table:table-cell office:value-type="float" office:value="77622.0211995288">
                <text:p>77622.02119952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77500.3409773694">
                <text:p>77500.34097736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77378.2787888161">
                <text:p>77378.27878881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25">
                <text:p>12.25</text:p>
              </table:table-cell>
              <table:table-cell office:value-type="float" office:value="77255.8334348386">
                <text:p>77255.83343483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77133.0037126419">
                <text:p>77133.00371264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77009.7884156557">
                <text:p>77009.7884156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5">
                <text:p>12.5</text:p>
              </table:table-cell>
              <table:table-cell office:value-type="float" office:value="76886.1863335224">
                <text:p>76886.1863335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76762.1962520846">
                <text:p>76762.19625208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76637.8169533735">
                <text:p>76637.81695337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75">
                <text:p>12.75</text:p>
              </table:table-cell>
              <table:table-cell office:value-type="float" office:value="76513.0472155974">
                <text:p>76513.0472155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76387.8858131289">
                <text:p>76387.88581312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9166666666667">
                <text:p>12.9166666666667</text:p>
              </table:table-cell>
              <table:table-cell office:value-type="float" office:value="76262.3315164931">
                <text:p>76262.33151649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">
                <text:p>13</text:p>
              </table:table-cell>
              <table:table-cell office:value-type="float" office:value="76136.3830923563">
                <text:p>76136.38309235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0833333333333">
                <text:p>13.0833333333333</text:p>
              </table:table-cell>
              <table:table-cell office:value-type="float" office:value="76010.0393035127">
                <text:p>76010.03930351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75883.2989088726">
                <text:p>75883.29890887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25">
                <text:p>13.25</text:p>
              </table:table-cell>
              <table:table-cell office:value-type="float" office:value="75756.1606634512">
                <text:p>75756.16066345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75628.6233183549">
                <text:p>75628.62331835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75500.6856207696">
                <text:p>75500.68562076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5">
                <text:p>13.5</text:p>
              </table:table-cell>
              <table:table-cell office:value-type="float" office:value="75372.3463139492">
                <text:p>75372.3463139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75243.604137202">
                <text:p>75243.604137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75114.4578258787">
                <text:p>75114.45782587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75">
                <text:p>13.75</text:p>
              </table:table-cell>
              <table:table-cell office:value-type="float" office:value="74984.9061113609">
                <text:p>74984.90611136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74854.9477210471">
                <text:p>74854.947721047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74724.5813783412">
                <text:p>74724.5813783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">
                <text:p>14</text:p>
              </table:table-cell>
              <table:table-cell office:value-type="float" office:value="74593.8058026401">
                <text:p>74593.80580264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74462.6197093203">
                <text:p>74462.6197093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74331.0218097258">
                <text:p>74331.02180972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25">
                <text:p>14.25</text:p>
              </table:table-cell>
              <table:table-cell office:value-type="float" office:value="74199.0108111558">
                <text:p>74199.01081115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74066.5854168512">
                <text:p>74066.58541685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73933.744325982">
                <text:p>73933.7443259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5">
                <text:p>14.5</text:p>
              </table:table-cell>
              <table:table-cell office:value-type="float" office:value="73800.4862336355">
                <text:p>73800.48623363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73666.8098308021">
                <text:p>73666.8098308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73532.7138043633">
                <text:p>73532.7138043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75">
                <text:p>14.75</text:p>
              </table:table-cell>
              <table:table-cell office:value-type="float" office:value="73398.1968370789">
                <text:p>73398.19683707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73263.2576075732">
                <text:p>73263.25760757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73127.8947903227">
                <text:p>73127.89479032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">
                <text:p>15</text:p>
              </table:table-cell>
              <table:table-cell office:value-type="float" office:value="72992.1070556435">
                <text:p>72992.1070556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72855.893069677">
                <text:p>72855.8930696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72719.2514943776">
                <text:p>72719.2514943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.25">
                <text:p>15.25</text:p>
              </table:table-cell>
              <table:table-cell office:value-type="float" office:value="72582.1809875">
                <text:p>72582.1809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72444.6802025848">
                <text:p>72444.68020258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72306.7477889461">
                <text:p>72306.74778894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.5">
                <text:p>15.5</text:p>
              </table:table-cell>
              <table:table-cell office:value-type="float" office:value="72168.3823916584">
                <text:p>72168.38239165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72029.5826515426">
                <text:p>72029.58265154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71890.3472051529">
                <text:p>71890.34720515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.75">
                <text:p>15.75</text:p>
              </table:table-cell>
              <table:table-cell office:value-type="float" office:value="71750.6746847641">
                <text:p>71750.6746847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71610.5637183568">
                <text:p>71610.5637183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71470.0129296052">
                <text:p>71470.0129296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">
                <text:p>16</text:p>
              </table:table-cell>
              <table:table-cell office:value-type="float" office:value="71329.0209378631">
                <text:p>71329.02093786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71187.58635815">
                <text:p>71187.586358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71045.7078011379">
                <text:p>71045.70780113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.25">
                <text:p>16.25</text:p>
              </table:table-cell>
              <table:table-cell office:value-type="float" office:value="70903.3838731378">
                <text:p>70903.38387313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70760.6131760857">
                <text:p>70760.61317608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70617.3943075284">
                <text:p>70617.39430752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70473.7258606112">
                <text:p>70473.72586061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70329.6064240623">
                <text:p>70329.60642406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70185.0345821801">
                <text:p>70185.03458218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6.75">
                <text:p>16.75</text:p>
              </table:table-cell>
              <table:table-cell office:value-type="float" office:value="70040.0089148194">
                <text:p>70040.00891481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69894.5279973762">
                <text:p>69894.52799737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69748.5904007749">
                <text:p>69748.59040077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">
                <text:p>17</text:p>
              </table:table-cell>
              <table:table-cell office:value-type="float" office:value="69602.1946914543">
                <text:p>69602.19469145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69455.3394313525">
                <text:p>69455.33943135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69308.0231778935">
                <text:p>69308.02317789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25">
                <text:p>17.25</text:p>
              </table:table-cell>
              <table:table-cell office:value-type="float" office:value="69160.2444839733">
                <text:p>69160.24448397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69012.0018979448">
                <text:p>69012.0018979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68863.2939636042">
                <text:p>68863.2939636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.5">
                <text:p>17.5</text:p>
              </table:table-cell>
              <table:table-cell office:value-type="float" office:value="68714.1192201768">
                <text:p>68714.11922017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68564.4762023021">
                <text:p>68564.47620230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68414.3634400196">
                <text:p>68414.36344001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75">
                <text:p>17.75</text:p>
              </table:table-cell>
              <table:table-cell office:value-type="float" office:value="68263.7794587548">
                <text:p>68263.77945875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68112.7227793041">
                <text:p>68112.72277930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67961.1919178203">
                <text:p>67961.19191782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">
                <text:p>18</text:p>
              </table:table-cell>
              <table:table-cell office:value-type="float" office:value="67809.1853857991">
                <text:p>67809.1853857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67656.7016900627">
                <text:p>67656.70169006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67503.7393327464">
                <text:p>67503.73933274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25">
                <text:p>18.25</text:p>
              </table:table-cell>
              <table:table-cell office:value-type="float" office:value="67350.296811284">
                <text:p>67350.2968112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67196.3726183918">
                <text:p>67196.37261839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67041.965242055">
                <text:p>67041.965242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5">
                <text:p>18.5</text:p>
              </table:table-cell>
              <table:table-cell office:value-type="float" office:value="66887.0731655127">
                <text:p>66887.073165512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66731.6948672423">
                <text:p>66731.69486724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66575.828820945">
                <text:p>66575.8288209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75">
                <text:p>18.75</text:p>
              </table:table-cell>
              <table:table-cell office:value-type="float" office:value="66419.4734955311">
                <text:p>66419.47349553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66262.6273551046">
                <text:p>66262.62735510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66105.2888589476">
                <text:p>66105.28885894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">
                <text:p>19</text:p>
              </table:table-cell>
              <table:table-cell office:value-type="float" office:value="65947.4564615068">
                <text:p>65947.456461506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65789.1286123763">
                <text:p>65789.12861237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5630.3037562836">
                <text:p>65630.3037562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25">
                <text:p>19.25</text:p>
              </table:table-cell>
              <table:table-cell office:value-type="float" office:value="65470.9803330743">
                <text:p>65470.98033307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65311.1567776963">
                <text:p>65311.156777696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65150.8315201845">
                <text:p>65150.83152018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5">
                <text:p>19.5</text:p>
              </table:table-cell>
              <table:table-cell office:value-type="float" office:value="64990.0029856459">
                <text:p>64990.0029856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64828.6695942436">
                <text:p>64828.66959424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64666.829761181">
                <text:p>64666.8297611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75">
                <text:p>19.75</text:p>
              </table:table-cell>
              <table:table-cell office:value-type="float" office:value="64504.4818966876">
                <text:p>64504.48189668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64341.6244060016">
                <text:p>64341.62440600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64178.2556893551">
                <text:p>64178.25568935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">
                <text:p>20</text:p>
              </table:table-cell>
              <table:table-cell office:value-type="float" office:value="64014.3741419592">
                <text:p>64014.37414195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63849.9781539866">
                <text:p>63849.97815398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63685.0661105567">
                <text:p>63685.06611055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.25">
                <text:p>20.25</text:p>
              </table:table-cell>
              <table:table-cell office:value-type="float" office:value="63519.6363917201">
                <text:p>63519.636391720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63353.6873724418">
                <text:p>63353.6873724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63187.2174225854">
                <text:p>63187.21742258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.5">
                <text:p>20.5</text:p>
              </table:table-cell>
              <table:table-cell office:value-type="float" office:value="63020.2249068982">
                <text:p>63020.22490689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62852.7081849936">
                <text:p>62852.70818499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62684.6656113355">
                <text:p>62684.66561133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.75">
                <text:p>20.75</text:p>
              </table:table-cell>
              <table:table-cell office:value-type="float" office:value="62516.0955352231">
                <text:p>62516.0955352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62346.9963007732">
                <text:p>62346.996300773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62177.3662469046">
                <text:p>62177.36624690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">
                <text:p>21</text:p>
              </table:table-cell>
              <table:table-cell office:value-type="float" office:value="62007.2037073224">
                <text:p>62007.2037073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61836.5070105006">
                <text:p>61836.50701050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61665.2744796659">
                <text:p>61665.27447966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25">
                <text:p>21.25</text:p>
              </table:table-cell>
              <table:table-cell office:value-type="float" office:value="61493.504432782">
                <text:p>61493.50443278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61321.1951825322">
                <text:p>61321.19518253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61148.3450363028">
                <text:p>61148.34503630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5">
                <text:p>21.5</text:p>
              </table:table-cell>
              <table:table-cell office:value-type="float" office:value="60974.9522961678">
                <text:p>60974.95229616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60801.0152588703">
                <text:p>60801.01525887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60626.5322158069">
                <text:p>60626.53221580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75">
                <text:p>21.75</text:p>
              </table:table-cell>
              <table:table-cell office:value-type="float" office:value="60451.5014530112">
                <text:p>60451.5014530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60275.921251136">
                <text:p>60275.9212511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60099.7898854368">
                <text:p>60099.78988543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2">
                <text:p>22</text:p>
              </table:table-cell>
              <table:table-cell office:value-type="float" office:value="59923.1056257556">
                <text:p>59923.10562575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59745.8667365028">
                <text:p>59745.86673650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59568.0714766403">
                <text:p>59568.07147664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.25">
                <text:p>22.25</text:p>
              </table:table-cell>
              <table:table-cell office:value-type="float" office:value="59389.7180996656">
                <text:p>59389.71809966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59210.8048535929">
                <text:p>59210.80485359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59031.3299809371">
                <text:p>59031.32998093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.5">
                <text:p>22.5</text:p>
              </table:table-cell>
              <table:table-cell office:value-type="float" office:value="58851.2917186963">
                <text:p>58851.29171869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58670.6882983342">
                <text:p>58670.68829833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8489.5179457626">
                <text:p>58489.51794576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.75">
                <text:p>22.75</text:p>
              </table:table-cell>
              <table:table-cell office:value-type="float" office:value="58307.778881325">
                <text:p>58307.7788813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58125.4693197777">
                <text:p>58125.46931977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57942.5874702731">
                <text:p>57942.58747027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3">
                <text:p>23</text:p>
              </table:table-cell>
              <table:table-cell office:value-type="float" office:value="57759.1315363423">
                <text:p>57759.13153634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57575.0997158767">
                <text:p>57575.09971587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57390.4902011106">
                <text:p>57390.49020111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.25">
                <text:p>23.25</text:p>
              </table:table-cell>
              <table:table-cell office:value-type="float" office:value="57205.3011786043">
                <text:p>57205.301178604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57019.5308292247">
                <text:p>57019.530829224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56833.1773281284">
                <text:p>56833.17732812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5">
                <text:p>23.5</text:p>
              </table:table-cell>
              <table:table-cell office:value-type="float" office:value="56646.2388447442">
                <text:p>56646.23884474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56458.713542754">
                <text:p>56458.7135427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56270.5995800752">
                <text:p>56270.59958007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.75">
                <text:p>23.75</text:p>
              </table:table-cell>
              <table:table-cell office:value-type="float" office:value="56081.8951088434">
                <text:p>56081.89510884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55892.598275393">
                <text:p>55892.5982753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55702.7072202396">
                <text:p>55702.707220239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">
                <text:p>24</text:p>
              </table:table-cell>
              <table:table-cell office:value-type="float" office:value="55512.220078062">
                <text:p>55512.2200780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55321.1349776834">
                <text:p>55321.13497768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55129.4500420528">
                <text:p>55129.45004205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.25">
                <text:p>24.25</text:p>
              </table:table-cell>
              <table:table-cell office:value-type="float" office:value="54937.1633882279">
                <text:p>54937.16338822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54744.2731273547">
                <text:p>54744.27312735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54550.7773646501">
                <text:p>54550.77736465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.5">
                <text:p>24.5</text:p>
              </table:table-cell>
              <table:table-cell office:value-type="float" office:value="54356.6741993838">
                <text:p>54356.67419938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54161.961724858">
                <text:p>54161.9617248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53966.6380283899">
                <text:p>53966.63802838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.75">
                <text:p>24.75</text:p>
              </table:table-cell>
              <table:table-cell office:value-type="float" office:value="53770.7011912929">
                <text:p>53770.70119129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53574.1492888572">
                <text:p>53574.14928885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53376.9803903308">
                <text:p>53376.98039033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5">
                <text:p>25</text:p>
              </table:table-cell>
              <table:table-cell office:value-type="float" office:value="53179.1925589018">
                <text:p>53179.1925589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52980.7838516775">
                <text:p>52980.78385167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52781.7523196665">
                <text:p>52781.75231966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5.25">
                <text:p>25.25</text:p>
              </table:table-cell>
              <table:table-cell office:value-type="float" office:value="52582.0960077599">
                <text:p>52582.09600775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52381.8129547109">
                <text:p>52381.81295471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52180.9011931161">
                <text:p>52180.9011931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5.5">
                <text:p>25.5</text:p>
              </table:table-cell>
              <table:table-cell office:value-type="float" office:value="51979.3587493969">
                <text:p>51979.35874939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51777.1836437788">
                <text:p>51777.1836437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51574.3738902724">
                <text:p>51574.37389027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.75">
                <text:p>25.75</text:p>
              </table:table-cell>
              <table:table-cell office:value-type="float" office:value="51370.9274966553">
                <text:p>51370.92749665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51166.8424644499">
                <text:p>51166.84246444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50962.1167889056">
                <text:p>50962.11678890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6">
                <text:p>26</text:p>
              </table:table-cell>
              <table:table-cell office:value-type="float" office:value="50756.7484589794">
                <text:p>50756.74845897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50550.7354573146">
                <text:p>50550.73545731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50344.0757602219">
                <text:p>50344.075760221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.25">
                <text:p>26.25</text:p>
              </table:table-cell>
              <table:table-cell office:value-type="float" office:value="50136.7673376601">
                <text:p>50136.7673376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49928.8081532149">
                <text:p>49928.80815321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49720.1961640791">
                <text:p>49720.19616407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.5">
                <text:p>26.5</text:p>
              </table:table-cell>
              <table:table-cell office:value-type="float" office:value="49510.9293210343">
                <text:p>49510.9293210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49301.005568428">
                <text:p>49301.0055684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49090.4228441552">
                <text:p>49090.42284415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.75">
                <text:p>26.75</text:p>
              </table:table-cell>
              <table:table-cell office:value-type="float" office:value="48879.1790796385">
                <text:p>48879.17907963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48667.2721998061">
                <text:p>48667.27219980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48454.7001230723">
                <text:p>48454.70012307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7">
                <text:p>27</text:p>
              </table:table-cell>
              <table:table-cell office:value-type="float" office:value="48241.4607613182">
                <text:p>48241.46076131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48027.5520198689">
                <text:p>48027.55201986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47812.9717974743">
                <text:p>47812.97179747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.25">
                <text:p>27.25</text:p>
              </table:table-cell>
              <table:table-cell office:value-type="float" office:value="47597.7179862892">
                <text:p>47597.717986289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47381.7884718506">
                <text:p>47381.788471850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47165.1811330582">
                <text:p>47165.18113305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7.5">
                <text:p>27.5</text:p>
              </table:table-cell>
              <table:table-cell office:value-type="float" office:value="46947.8938421539">
                <text:p>46947.89384215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7.5833333333333">
                <text:p>27.5833333333333</text:p>
              </table:table-cell>
              <table:table-cell office:value-type="float" office:value="46729.9244646998">
                <text:p>46729.92446469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46511.2708595577">
                <text:p>46511.27085955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7.75">
                <text:p>27.75</text:p>
              </table:table-cell>
              <table:table-cell office:value-type="float" office:value="46291.930878869">
                <text:p>46291.9308788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46071.9023680317">
                <text:p>46071.9023680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45851.1831656808">
                <text:p>45851.1831656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">
                <text:p>28</text:p>
              </table:table-cell>
              <table:table-cell office:value-type="float" office:value="45629.7711036668">
                <text:p>45629.771103666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45407.6640070338">
                <text:p>45407.66400703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45184.8596939982">
                <text:p>45184.85969399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.25">
                <text:p>28.25</text:p>
              </table:table-cell>
              <table:table-cell office:value-type="float" office:value="44961.3559759285">
                <text:p>44961.35597592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44737.1506573221">
                <text:p>44737.15065732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.4166666666667">
                <text:p>28.4166666666667</text:p>
              </table:table-cell>
              <table:table-cell office:value-type="float" office:value="44512.2415357844">
                <text:p>44512.2415357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.5">
                <text:p>28.5</text:p>
              </table:table-cell>
              <table:table-cell office:value-type="float" office:value="44286.626402008">
                <text:p>44286.6264020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44060.3030397497">
                <text:p>44060.30303974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43833.2692258092">
                <text:p>43833.26922580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.75">
                <text:p>28.75</text:p>
              </table:table-cell>
              <table:table-cell office:value-type="float" office:value="43605.5227300079">
                <text:p>43605.522730007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43377.0613151661">
                <text:p>43377.06131516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43147.882737081">
                <text:p>43147.882737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">
                <text:p>29</text:p>
              </table:table-cell>
              <table:table-cell office:value-type="float" office:value="42917.9847445059">
                <text:p>42917.984744505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42687.3650791265">
                <text:p>42687.36507912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42456.0214755395">
                <text:p>42456.02147553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25">
                <text:p>29.25</text:p>
              </table:table-cell>
              <table:table-cell office:value-type="float" office:value="42223.9516612308">
                <text:p>42223.95166123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41991.153356552">
                <text:p>41991.1533565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41757.6242746988">
                <text:p>41757.62427469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5">
                <text:p>29.5</text:p>
              </table:table-cell>
              <table:table-cell office:value-type="float" office:value="41523.362121689">
                <text:p>41523.3621216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41288.3645963385">
                <text:p>41288.36459633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41052.6293902398">
                <text:p>41052.62939023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75">
                <text:p>29.75</text:p>
              </table:table-cell>
              <table:table-cell office:value-type="float" office:value="40816.1541877398">
                <text:p>40816.15418773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40578.9366659153">
                <text:p>40578.93666591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ash" draw:style="rect" draw:dots1="1" draw:dots1-length="300%" draw:distance="100%"/>
  </office:styles>
</office:document-styles>
</file>